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2.65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7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ion" table:style-name="ta1">
        <table:shapes>
          <draw:frame draw:z-index="0" draw:style-name="gr1" draw:text-style-name="P1" svg:width="956.24pt" svg:height="481.29pt" svg:x="463.92pt" svg:y="12.84pt">
            <draw:object draw:notify-on-update-of-ranges="insertion.A2:insertion.A1001 insertion.B1:insertion.B1 insertion.B2:insertion.B1001 insertion.A2:insertion.A1001 insertion.C1:insertion.C1 insertion.C2:insertion.C1001 insertion.A2:insertion.A1001 insertion.D1:insertion.D1 insertion.D2:insertion.D1001 insertion.A2:insertion.A1001 insertion.E1:insertion.E1 insertion.E2:insertion.E1001 insertion.A2:insertion.A1001 insertion.F1:insertion.F1 insertion.F2:insertion.F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0888601" calcext:value-type="float">
            <text:p>0.000888601</text:p>
          </table:table-cell>
          <table:table-cell office:value-type="float" office:value="0.000664378" calcext:value-type="float">
            <text:p>0.000664378</text:p>
          </table:table-cell>
          <table:table-cell office:value-type="float" office:value="0.00136942" calcext:value-type="float">
            <text:p>0.00136942</text:p>
          </table:table-cell>
          <table:table-cell office:value-type="float" office:value="0.00129323" calcext:value-type="float">
            <text:p>0.001293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68088" calcext:value-type="float">
            <text:p>0.00168088</text:p>
          </table:table-cell>
          <table:table-cell office:value-type="float" office:value="0.000915444" calcext:value-type="float">
            <text:p>0.000915444</text:p>
          </table:table-cell>
          <table:table-cell office:value-type="float" office:value="0.000654509" calcext:value-type="float">
            <text:p>0.000654509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00135007" calcext:value-type="float">
            <text:p>0.00135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37802" calcext:value-type="float">
            <text:p>0.00237802</text:p>
          </table:table-cell>
          <table:table-cell office:value-type="float" office:value="0.00103269" calcext:value-type="float">
            <text:p>0.00103269</text:p>
          </table:table-cell>
          <table:table-cell office:value-type="float" office:value="0.000669905" calcext:value-type="float">
            <text:p>0.000669905</text:p>
          </table:table-cell>
          <table:table-cell office:value-type="float" office:value="0.00154745" calcext:value-type="float">
            <text:p>0.00154745</text:p>
          </table:table-cell>
          <table:table-cell office:value-type="float" office:value="0.001371" calcext:value-type="float">
            <text:p>0.0013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25873" calcext:value-type="float">
            <text:p>0.00325873</text:p>
          </table:table-cell>
          <table:table-cell office:value-type="float" office:value="0.00104019" calcext:value-type="float">
            <text:p>0.00104019</text:p>
          </table:table-cell>
          <table:table-cell office:value-type="float" office:value="0.000718855" calcext:value-type="float">
            <text:p>0.000718855</text:p>
          </table:table-cell>
          <table:table-cell office:value-type="float" office:value="0.00166785" calcext:value-type="float">
            <text:p>0.00166785</text:p>
          </table:table-cell>
          <table:table-cell office:value-type="float" office:value="0.00142508" calcext:value-type="float">
            <text:p>0.001425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427602" calcext:value-type="float">
            <text:p>0.00427602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0670694" calcext:value-type="float">
            <text:p>0.000670694</text:p>
          </table:table-cell>
          <table:table-cell office:value-type="float" office:value="0.00180562" calcext:value-type="float">
            <text:p>0.00180562</text:p>
          </table:table-cell>
          <table:table-cell office:value-type="float" office:value="0.00156443" calcext:value-type="float">
            <text:p>0.001564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627863" calcext:value-type="float">
            <text:p>0.00627863</text:p>
          </table:table-cell>
          <table:table-cell office:value-type="float" office:value="0.00114954" calcext:value-type="float">
            <text:p>0.00114954</text:p>
          </table:table-cell>
          <table:table-cell office:value-type="float" office:value="0.00069438" calcext:value-type="float">
            <text:p>0.00069438</text:p>
          </table:table-cell>
          <table:table-cell office:value-type="float" office:value="0.00168325" calcext:value-type="float">
            <text:p>0.00168325</text:p>
          </table:table-cell>
          <table:table-cell office:value-type="float" office:value="0.00139547" calcext:value-type="float">
            <text:p>0.0013954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598493" calcext:value-type="float">
            <text:p>0.00598493</text:p>
          </table:table-cell>
          <table:table-cell office:value-type="float" office:value="0.00120401" calcext:value-type="float">
            <text:p>0.00120401</text:p>
          </table:table-cell>
          <table:table-cell office:value-type="float" office:value="0.000707012" calcext:value-type="float">
            <text:p>0.000707012</text:p>
          </table:table-cell>
          <table:table-cell office:value-type="float" office:value="0.00174602" calcext:value-type="float">
            <text:p>0.00174602</text:p>
          </table:table-cell>
          <table:table-cell office:value-type="float" office:value="0.00144205" calcext:value-type="float">
            <text:p>0.001442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673221" calcext:value-type="float">
            <text:p>0.00673221</text:p>
          </table:table-cell>
          <table:table-cell office:value-type="float" office:value="0.0012727" calcext:value-type="float">
            <text:p>0.0012727</text:p>
          </table:table-cell>
          <table:table-cell office:value-type="float" office:value="0.000714512" calcext:value-type="float">
            <text:p>0.000714512</text:p>
          </table:table-cell>
          <table:table-cell office:value-type="float" office:value="0.00181155" calcext:value-type="float">
            <text:p>0.00181155</text:p>
          </table:table-cell>
          <table:table-cell office:value-type="float" office:value="0.00148903" calcext:value-type="float">
            <text:p>0.001489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778424" calcext:value-type="float">
            <text:p>0.00778424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00742935" calcext:value-type="float">
            <text:p>0.000742935</text:p>
          </table:table-cell>
          <table:table-cell office:value-type="float" office:value="0.00185023" calcext:value-type="float">
            <text:p>0.00185023</text:p>
          </table:table-cell>
          <table:table-cell office:value-type="float" office:value="0.00151863" calcext:value-type="float">
            <text:p>0.0015186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840914" calcext:value-type="float">
            <text:p>0.00840914</text:p>
          </table:table-cell>
          <table:table-cell office:value-type="float" office:value="0.00144758" calcext:value-type="float">
            <text:p>0.00144758</text:p>
          </table:table-cell>
          <table:table-cell office:value-type="float" office:value="0.000711749" calcext:value-type="float">
            <text:p>0.000711749</text:p>
          </table:table-cell>
          <table:table-cell office:value-type="float" office:value="0.00194497" calcext:value-type="float">
            <text:p>0.00194497</text:p>
          </table:table-cell>
          <table:table-cell office:value-type="float" office:value="0.00157666" calcext:value-type="float">
            <text:p>0.001576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941419" calcext:value-type="float">
            <text:p>0.00941419</text:p>
          </table:table-cell>
          <table:table-cell office:value-type="float" office:value="0.00153285" calcext:value-type="float">
            <text:p>0.00153285</text:p>
          </table:table-cell>
          <table:table-cell office:value-type="float" office:value="0.000746883" calcext:value-type="float">
            <text:p>0.000746883</text:p>
          </table:table-cell>
          <table:table-cell office:value-type="float" office:value="0.00197142" calcext:value-type="float">
            <text:p>0.00197142</text:p>
          </table:table-cell>
          <table:table-cell office:value-type="float" office:value="0.00160074" calcext:value-type="float">
            <text:p>0.0016007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26291" calcext:value-type="float">
            <text:p>0.0126291</text:p>
          </table:table-cell>
          <table:table-cell office:value-type="float" office:value="0.00163667" calcext:value-type="float">
            <text:p>0.00163667</text:p>
          </table:table-cell>
          <table:table-cell office:value-type="float" office:value="0.00071767" calcext:value-type="float">
            <text:p>0.00071767</text:p>
          </table:table-cell>
          <table:table-cell office:value-type="float" office:value="0.00207051" calcext:value-type="float">
            <text:p>0.00207051</text:p>
          </table:table-cell>
          <table:table-cell office:value-type="float" office:value="0.00164772" calcext:value-type="float">
            <text:p>0.0016477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67804" calcext:value-type="float">
            <text:p>0.0167804</text:p>
          </table:table-cell>
          <table:table-cell office:value-type="float" office:value="0.00186721" calcext:value-type="float">
            <text:p>0.00186721</text:p>
          </table:table-cell>
          <table:table-cell office:value-type="float" office:value="0.000763857" calcext:value-type="float">
            <text:p>0.000763857</text:p>
          </table:table-cell>
          <table:table-cell office:value-type="float" office:value="0.00218104" calcext:value-type="float">
            <text:p>0.00218104</text:p>
          </table:table-cell>
          <table:table-cell office:value-type="float" office:value="0.00172628" calcext:value-type="float">
            <text:p>0.0017262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34684" calcext:value-type="float">
            <text:p>0.0134684</text:p>
          </table:table-cell>
          <table:table-cell office:value-type="float" office:value="0.00192405" calcext:value-type="float">
            <text:p>0.00192405</text:p>
          </table:table-cell>
          <table:table-cell office:value-type="float" office:value="0.000729908" calcext:value-type="float">
            <text:p>0.000729908</text:p>
          </table:table-cell>
          <table:table-cell office:value-type="float" office:value="0.00231013" calcext:value-type="float">
            <text:p>0.00231013</text:p>
          </table:table-cell>
          <table:table-cell office:value-type="float" office:value="0.00179299" calcext:value-type="float">
            <text:p>0.001792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129524" calcext:value-type="float">
            <text:p>0.0129524</text:p>
          </table:table-cell>
          <table:table-cell office:value-type="float" office:value="0.00200537" calcext:value-type="float">
            <text:p>0.00200537</text:p>
          </table:table-cell>
          <table:table-cell office:value-type="float" office:value="0.000729118" calcext:value-type="float">
            <text:p>0.000729118</text:p>
          </table:table-cell>
          <table:table-cell office:value-type="float" office:value="0.00230855" calcext:value-type="float">
            <text:p>0.00230855</text:p>
          </table:table-cell>
          <table:table-cell office:value-type="float" office:value="0.00180168" calcext:value-type="float">
            <text:p>0.0018016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55089" calcext:value-type="float">
            <text:p>0.0155089</text:p>
          </table:table-cell>
          <table:table-cell office:value-type="float" office:value="0.00208038" calcext:value-type="float">
            <text:p>0.00208038</text:p>
          </table:table-cell>
          <table:table-cell office:value-type="float" office:value="0.000787148" calcext:value-type="float">
            <text:p>0.000787148</text:p>
          </table:table-cell>
          <table:table-cell office:value-type="float" office:value="0.0023346" calcext:value-type="float">
            <text:p>0.0023346</text:p>
          </table:table-cell>
          <table:table-cell office:value-type="float" office:value="0.00183326" calcext:value-type="float">
            <text:p>0.0018332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49744" calcext:value-type="float">
            <text:p>0.0149744</text:p>
          </table:table-cell>
          <table:table-cell office:value-type="float" office:value="0.00209182" calcext:value-type="float">
            <text:p>0.00209182</text:p>
          </table:table-cell>
          <table:table-cell office:value-type="float" office:value="0.000744909" calcext:value-type="float">
            <text:p>0.000744909</text:p>
          </table:table-cell>
          <table:table-cell office:value-type="float" office:value="0.00278305" calcext:value-type="float">
            <text:p>0.00278305</text:p>
          </table:table-cell>
          <table:table-cell office:value-type="float" office:value="0.00212577" calcext:value-type="float">
            <text:p>0.002125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67741" calcext:value-type="float">
            <text:p>0.0167741</text:p>
          </table:table-cell>
          <table:table-cell office:value-type="float" office:value="0.00216091" calcext:value-type="float">
            <text:p>0.00216091</text:p>
          </table:table-cell>
          <table:table-cell office:value-type="float" office:value="0.00080886" calcext:value-type="float">
            <text:p>0.00080886</text:p>
          </table:table-cell>
          <table:table-cell office:value-type="float" office:value="0.00208867" calcext:value-type="float">
            <text:p>0.00208867</text:p>
          </table:table-cell>
          <table:table-cell office:value-type="float" office:value="0.00157311" calcext:value-type="float">
            <text:p>0.0015731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210718" calcext:value-type="float">
            <text:p>0.0210718</text:p>
          </table:table-cell>
          <table:table-cell office:value-type="float" office:value="0.00250316" calcext:value-type="float">
            <text:p>0.00250316</text:p>
          </table:table-cell>
          <table:table-cell office:value-type="float" office:value="0.000806491" calcext:value-type="float">
            <text:p>0.000806491</text:p>
          </table:table-cell>
          <table:table-cell office:value-type="float" office:value="0.00222328" calcext:value-type="float">
            <text:p>0.00222328</text:p>
          </table:table-cell>
          <table:table-cell office:value-type="float" office:value="0.00163667" calcext:value-type="float">
            <text:p>0.0016366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69892" calcext:value-type="float">
            <text:p>0.0169892</text:p>
          </table:table-cell>
          <table:table-cell office:value-type="float" office:value="0.00255724" calcext:value-type="float">
            <text:p>0.00255724</text:p>
          </table:table-cell>
          <table:table-cell office:value-type="float" office:value="0.000926892" calcext:value-type="float">
            <text:p>0.000926892</text:p>
          </table:table-cell>
          <table:table-cell office:value-type="float" office:value="0.00225762" calcext:value-type="float">
            <text:p>0.00225762</text:p>
          </table:table-cell>
          <table:table-cell office:value-type="float" office:value="0.00165562" calcext:value-type="float">
            <text:p>0.001655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99752" calcext:value-type="float">
            <text:p>0.0199752</text:p>
          </table:table-cell>
          <table:table-cell office:value-type="float" office:value="0.00262909" calcext:value-type="float">
            <text:p>0.00262909</text:p>
          </table:table-cell>
          <table:table-cell office:value-type="float" office:value="0.000862941" calcext:value-type="float">
            <text:p>0.000862941</text:p>
          </table:table-cell>
          <table:table-cell office:value-type="float" office:value="0.00235315" calcext:value-type="float">
            <text:p>0.00235315</text:p>
          </table:table-cell>
          <table:table-cell office:value-type="float" office:value="0.00167141" calcext:value-type="float">
            <text:p>0.0016714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218171" calcext:value-type="float">
            <text:p>0.0218171</text:p>
          </table:table-cell>
          <table:table-cell office:value-type="float" office:value="0.0028395" calcext:value-type="float">
            <text:p>0.0028395</text:p>
          </table:table-cell>
          <table:table-cell office:value-type="float" office:value="0.000861362" calcext:value-type="float">
            <text:p>0.000861362</text:p>
          </table:table-cell>
          <table:table-cell office:value-type="float" office:value="0.00233618" calcext:value-type="float">
            <text:p>0.00233618</text:p>
          </table:table-cell>
          <table:table-cell office:value-type="float" office:value="0.0017322" calcext:value-type="float">
            <text:p>0.001732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222182" calcext:value-type="float">
            <text:p>0.0222182</text:p>
          </table:table-cell>
          <table:table-cell office:value-type="float" office:value="0.00291963" calcext:value-type="float">
            <text:p>0.00291963</text:p>
          </table:table-cell>
          <table:table-cell office:value-type="float" office:value="0.000793859" calcext:value-type="float">
            <text:p>0.000793859</text:p>
          </table:table-cell>
          <table:table-cell office:value-type="float" office:value="0.0023496" calcext:value-type="float">
            <text:p>0.0023496</text:p>
          </table:table-cell>
          <table:table-cell office:value-type="float" office:value="0.00175707" calcext:value-type="float">
            <text:p>0.0017570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98267" calcext:value-type="float">
            <text:p>0.0198267</text:p>
          </table:table-cell>
          <table:table-cell office:value-type="float" office:value="0.00305819" calcext:value-type="float">
            <text:p>0.00305819</text:p>
          </table:table-cell>
          <table:table-cell office:value-type="float" office:value="0.000847941" calcext:value-type="float">
            <text:p>0.000847941</text:p>
          </table:table-cell>
          <table:table-cell office:value-type="float" office:value="0.00237921" calcext:value-type="float">
            <text:p>0.00237921</text:p>
          </table:table-cell>
          <table:table-cell office:value-type="float" office:value="0.0017772" calcext:value-type="float">
            <text:p>0.001777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258882" calcext:value-type="float">
            <text:p>0.0258882</text:p>
          </table:table-cell>
          <table:table-cell office:value-type="float" office:value="0.00312885" calcext:value-type="float">
            <text:p>0.00312885</text:p>
          </table:table-cell>
          <table:table-cell office:value-type="float" office:value="0.000793464" calcext:value-type="float">
            <text:p>0.000793464</text:p>
          </table:table-cell>
          <table:table-cell office:value-type="float" office:value="0.00242658" calcext:value-type="float">
            <text:p>0.00242658</text:p>
          </table:table-cell>
          <table:table-cell office:value-type="float" office:value="0.00180444" calcext:value-type="float">
            <text:p>0.0018044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331159" calcext:value-type="float">
            <text:p>0.0331159</text:p>
          </table:table-cell>
          <table:table-cell office:value-type="float" office:value="0.00325478" calcext:value-type="float">
            <text:p>0.00325478</text:p>
          </table:table-cell>
          <table:table-cell office:value-type="float" office:value="0.000831361" calcext:value-type="float">
            <text:p>0.000831361</text:p>
          </table:table-cell>
          <table:table-cell office:value-type="float" office:value="0.0024929" calcext:value-type="float">
            <text:p>0.0024929</text:p>
          </table:table-cell>
          <table:table-cell office:value-type="float" office:value="0.00182655" calcext:value-type="float">
            <text:p>0.0018265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242259" calcext:value-type="float">
            <text:p>0.0242259</text:p>
          </table:table-cell>
          <table:table-cell office:value-type="float" office:value="0.00325004" calcext:value-type="float">
            <text:p>0.00325004</text:p>
          </table:table-cell>
          <table:table-cell office:value-type="float" office:value="0.000779647" calcext:value-type="float">
            <text:p>0.000779647</text:p>
          </table:table-cell>
          <table:table-cell office:value-type="float" office:value="0.00243882" calcext:value-type="float">
            <text:p>0.00243882</text:p>
          </table:table-cell>
          <table:table-cell office:value-type="float" office:value="0.00181549" calcext:value-type="float">
            <text:p>0.0018154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287676" calcext:value-type="float">
            <text:p>0.0287676</text:p>
          </table:table-cell>
          <table:table-cell office:value-type="float" office:value="0.00337479" calcext:value-type="float">
            <text:p>0.00337479</text:p>
          </table:table-cell>
          <table:table-cell office:value-type="float" office:value="0.000820702" calcext:value-type="float">
            <text:p>0.000820702</text:p>
          </table:table-cell>
          <table:table-cell office:value-type="float" office:value="0.00250158" calcext:value-type="float">
            <text:p>0.00250158</text:p>
          </table:table-cell>
          <table:table-cell office:value-type="float" office:value="0.00185734" calcext:value-type="float">
            <text:p>0.0018573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00333808" calcext:value-type="float">
            <text:p>0.00333808</text:p>
          </table:table-cell>
          <table:table-cell office:value-type="float" office:value="0.000780437" calcext:value-type="float">
            <text:p>0.000780437</text:p>
          </table:table-cell>
          <table:table-cell office:value-type="float" office:value="0.00247632" calcext:value-type="float">
            <text:p>0.00247632</text:p>
          </table:table-cell>
          <table:table-cell office:value-type="float" office:value="0.00184668" calcext:value-type="float">
            <text:p>0.0018466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296921" calcext:value-type="float">
            <text:p>0.0296921</text:p>
          </table:table-cell>
          <table:table-cell office:value-type="float" office:value="0.00344979" calcext:value-type="float">
            <text:p>0.00344979</text:p>
          </table:table-cell>
          <table:table-cell office:value-type="float" office:value="0.000821492" calcext:value-type="float">
            <text:p>0.000821492</text:p>
          </table:table-cell>
          <table:table-cell office:value-type="float" office:value="0.00253237" calcext:value-type="float">
            <text:p>0.00253237</text:p>
          </table:table-cell>
          <table:table-cell office:value-type="float" office:value="0.00187905" calcext:value-type="float">
            <text:p>0.001879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309009" calcext:value-type="float">
            <text:p>0.0309009</text:p>
          </table:table-cell>
          <table:table-cell office:value-type="float" office:value="0.00342769" calcext:value-type="float">
            <text:p>0.00342769</text:p>
          </table:table-cell>
          <table:table-cell office:value-type="float" office:value="0.000771752" calcext:value-type="float">
            <text:p>0.000771752</text:p>
          </table:table-cell>
          <table:table-cell office:value-type="float" office:value="0.00252014" calcext:value-type="float">
            <text:p>0.00252014</text:p>
          </table:table-cell>
          <table:table-cell office:value-type="float" office:value="0.00186444" calcext:value-type="float">
            <text:p>0.0018644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383334" calcext:value-type="float">
            <text:p>0.0383334</text:p>
          </table:table-cell>
          <table:table-cell office:value-type="float" office:value="0.00347861" calcext:value-type="float">
            <text:p>0.00347861</text:p>
          </table:table-cell>
          <table:table-cell office:value-type="float" office:value="0.000813202" calcext:value-type="float">
            <text:p>0.000813202</text:p>
          </table:table-cell>
          <table:table-cell office:value-type="float" office:value="0.00255566" calcext:value-type="float">
            <text:p>0.00255566</text:p>
          </table:table-cell>
          <table:table-cell office:value-type="float" office:value="0.00187905" calcext:value-type="float">
            <text:p>0.0018790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362376" calcext:value-type="float">
            <text:p>0.0362376</text:p>
          </table:table-cell>
          <table:table-cell office:value-type="float" office:value="0.0033886" calcext:value-type="float">
            <text:p>0.0033886</text:p>
          </table:table-cell>
          <table:table-cell office:value-type="float" office:value="0.000773331" calcext:value-type="float">
            <text:p>0.000773331</text:p>
          </table:table-cell>
          <table:table-cell office:value-type="float" office:value="0.00252014" calcext:value-type="float">
            <text:p>0.00252014</text:p>
          </table:table-cell>
          <table:table-cell office:value-type="float" office:value="0.00186089" calcext:value-type="float">
            <text:p>0.00186089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371929" calcext:value-type="float">
            <text:p>0.0371929</text:p>
          </table:table-cell>
          <table:table-cell office:value-type="float" office:value="0.00364322" calcext:value-type="float">
            <text:p>0.00364322</text:p>
          </table:table-cell>
          <table:table-cell office:value-type="float" office:value="0.000773726" calcext:value-type="float">
            <text:p>0.000773726</text:p>
          </table:table-cell>
          <table:table-cell office:value-type="float" office:value="0.00259593" calcext:value-type="float">
            <text:p>0.00259593</text:p>
          </table:table-cell>
          <table:table-cell office:value-type="float" office:value="0.001913" calcext:value-type="float">
            <text:p>0.00191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418748" calcext:value-type="float">
            <text:p>0.0418748</text:p>
          </table:table-cell>
          <table:table-cell office:value-type="float" office:value="0.00374389" calcext:value-type="float">
            <text:p>0.00374389</text:p>
          </table:table-cell>
          <table:table-cell office:value-type="float" office:value="0.000827019" calcext:value-type="float">
            <text:p>0.000827019</text:p>
          </table:table-cell>
          <table:table-cell office:value-type="float" office:value="0.00264014" calcext:value-type="float">
            <text:p>0.00264014</text:p>
          </table:table-cell>
          <table:table-cell office:value-type="float" office:value="0.00194142" calcext:value-type="float">
            <text:p>0.0019414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321783" calcext:value-type="float">
            <text:p>0.0321783</text:p>
          </table:table-cell>
          <table:table-cell office:value-type="float" office:value="0.00392311" calcext:value-type="float">
            <text:p>0.00392311</text:p>
          </table:table-cell>
          <table:table-cell office:value-type="float" office:value="0.000777674" calcext:value-type="float">
            <text:p>0.000777674</text:p>
          </table:table-cell>
          <table:table-cell office:value-type="float" office:value="0.00270725" calcext:value-type="float">
            <text:p>0.00270725</text:p>
          </table:table-cell>
          <table:table-cell office:value-type="float" office:value="0.00198248" calcext:value-type="float">
            <text:p>0.0019824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455705" calcext:value-type="float">
            <text:p>0.0455705</text:p>
          </table:table-cell>
          <table:table-cell office:value-type="float" office:value="0.00403246" calcext:value-type="float">
            <text:p>0.00403246</text:p>
          </table:table-cell>
          <table:table-cell office:value-type="float" office:value="0.000826229" calcext:value-type="float">
            <text:p>0.000826229</text:p>
          </table:table-cell>
          <table:table-cell office:value-type="float" office:value="0.00275699" calcext:value-type="float">
            <text:p>0.00275699</text:p>
          </table:table-cell>
          <table:table-cell office:value-type="float" office:value="0.00200892" calcext:value-type="float">
            <text:p>0.0020089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389737" calcext:value-type="float">
            <text:p>0.0389737</text:p>
          </table:table-cell>
          <table:table-cell office:value-type="float" office:value="0.00417457" calcext:value-type="float">
            <text:p>0.00417457</text:p>
          </table:table-cell>
          <table:table-cell office:value-type="float" office:value="0.000776095" calcext:value-type="float">
            <text:p>0.000776095</text:p>
          </table:table-cell>
          <table:table-cell office:value-type="float" office:value="0.00277476" calcext:value-type="float">
            <text:p>0.00277476</text:p>
          </table:table-cell>
          <table:table-cell office:value-type="float" office:value="0.00204485" calcext:value-type="float">
            <text:p>0.0020448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348887" calcext:value-type="float">
            <text:p>0.0348887</text:p>
          </table:table-cell>
          <table:table-cell office:value-type="float" office:value="0.00463604" calcext:value-type="float">
            <text:p>0.00463604</text:p>
          </table:table-cell>
          <table:table-cell office:value-type="float" office:value="0.000826624" calcext:value-type="float">
            <text:p>0.000826624</text:p>
          </table:table-cell>
          <table:table-cell office:value-type="float" office:value="0.00288845" calcext:value-type="float">
            <text:p>0.00288845</text:p>
          </table:table-cell>
          <table:table-cell office:value-type="float" office:value="0.00211196" calcext:value-type="float">
            <text:p>0.0021119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357568" calcext:value-type="float">
            <text:p>0.0357568</text:p>
          </table:table-cell>
          <table:table-cell office:value-type="float" office:value="0.00468736" calcext:value-type="float">
            <text:p>0.00468736</text:p>
          </table:table-cell>
          <table:table-cell office:value-type="float" office:value="0.000777279" calcext:value-type="float">
            <text:p>0.000777279</text:p>
          </table:table-cell>
          <table:table-cell office:value-type="float" office:value="0.00292674" calcext:value-type="float">
            <text:p>0.00292674</text:p>
          </table:table-cell>
          <table:table-cell office:value-type="float" office:value="0.00213485" calcext:value-type="float">
            <text:p>0.002134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62787" calcext:value-type="float">
            <text:p>0.0362787</text:p>
          </table:table-cell>
          <table:table-cell office:value-type="float" office:value="0.0048725" calcext:value-type="float">
            <text:p>0.0048725</text:p>
          </table:table-cell>
          <table:table-cell office:value-type="float" office:value="0.00083215" calcext:value-type="float">
            <text:p>0.00083215</text:p>
          </table:table-cell>
          <table:table-cell office:value-type="float" office:value="0.00299582" calcext:value-type="float">
            <text:p>0.00299582</text:p>
          </table:table-cell>
          <table:table-cell office:value-type="float" office:value="0.00218341" calcext:value-type="float">
            <text:p>0.00218341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372344" calcext:value-type="float">
            <text:p>0.0372344</text:p>
          </table:table-cell>
          <table:table-cell office:value-type="float" office:value="0.00508212" calcext:value-type="float">
            <text:p>0.00508212</text:p>
          </table:table-cell>
          <table:table-cell office:value-type="float" office:value="0.000785174" calcext:value-type="float">
            <text:p>0.000785174</text:p>
          </table:table-cell>
          <table:table-cell office:value-type="float" office:value="0.00304595" calcext:value-type="float">
            <text:p>0.00304595</text:p>
          </table:table-cell>
          <table:table-cell office:value-type="float" office:value="0.00223117" calcext:value-type="float">
            <text:p>0.00223117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387435" calcext:value-type="float">
            <text:p>0.0387435</text:p>
          </table:table-cell>
          <table:table-cell office:value-type="float" office:value="0.00513857" calcext:value-type="float">
            <text:p>0.00513857</text:p>
          </table:table-cell>
          <table:table-cell office:value-type="float" office:value="0.000834124" calcext:value-type="float">
            <text:p>0.000834124</text:p>
          </table:table-cell>
          <table:table-cell office:value-type="float" office:value="0.00312609" calcext:value-type="float">
            <text:p>0.00312609</text:p>
          </table:table-cell>
          <table:table-cell office:value-type="float" office:value="0.00226947" calcext:value-type="float">
            <text:p>0.0022694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403269" calcext:value-type="float">
            <text:p>0.0403269</text:p>
          </table:table-cell>
          <table:table-cell office:value-type="float" office:value="0.00531858" calcext:value-type="float">
            <text:p>0.00531858</text:p>
          </table:table-cell>
          <table:table-cell office:value-type="float" office:value="0.000794254" calcext:value-type="float">
            <text:p>0.000794254</text:p>
          </table:table-cell>
          <table:table-cell office:value-type="float" office:value="0.00319557" calcext:value-type="float">
            <text:p>0.00319557</text:p>
          </table:table-cell>
          <table:table-cell office:value-type="float" office:value="0.00234684" calcext:value-type="float">
            <text:p>0.0023468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410872" calcext:value-type="float">
            <text:p>0.0410872</text:p>
          </table:table-cell>
          <table:table-cell office:value-type="float" office:value="0.00548517" calcext:value-type="float">
            <text:p>0.00548517</text:p>
          </table:table-cell>
          <table:table-cell office:value-type="float" office:value="0.000842019" calcext:value-type="float">
            <text:p>0.000842019</text:p>
          </table:table-cell>
          <table:table-cell office:value-type="float" office:value="0.00324412" calcext:value-type="float">
            <text:p>0.00324412</text:p>
          </table:table-cell>
          <table:table-cell office:value-type="float" office:value="0.00238" calcext:value-type="float">
            <text:p>0.0023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412739" calcext:value-type="float">
            <text:p>0.0412739</text:p>
          </table:table-cell>
          <table:table-cell office:value-type="float" office:value="0.00560873" calcext:value-type="float">
            <text:p>0.00560873</text:p>
          </table:table-cell>
          <table:table-cell office:value-type="float" office:value="0.000790306" calcext:value-type="float">
            <text:p>0.000790306</text:p>
          </table:table-cell>
          <table:table-cell office:value-type="float" office:value="0.00331044" calcext:value-type="float">
            <text:p>0.00331044</text:p>
          </table:table-cell>
          <table:table-cell office:value-type="float" office:value="0.00241789" calcext:value-type="float">
            <text:p>0.0024178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413411" calcext:value-type="float">
            <text:p>0.0413411</text:p>
          </table:table-cell>
          <table:table-cell office:value-type="float" office:value="0.00574768" calcext:value-type="float">
            <text:p>0.00574768</text:p>
          </table:table-cell>
          <table:table-cell office:value-type="float" office:value="0.000836493" calcext:value-type="float">
            <text:p>0.000836493</text:p>
          </table:table-cell>
          <table:table-cell office:value-type="float" office:value="0.00336571" calcext:value-type="float">
            <text:p>0.00336571</text:p>
          </table:table-cell>
          <table:table-cell office:value-type="float" office:value="0.00244987" calcext:value-type="float">
            <text:p>0.0024498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422162" calcext:value-type="float">
            <text:p>0.0422162</text:p>
          </table:table-cell>
          <table:table-cell office:value-type="float" office:value="0.00593282" calcext:value-type="float">
            <text:p>0.00593282</text:p>
          </table:table-cell>
          <table:table-cell office:value-type="float" office:value="0.00079228" calcext:value-type="float">
            <text:p>0.00079228</text:p>
          </table:table-cell>
          <table:table-cell office:value-type="float" office:value="0.00342492" calcext:value-type="float">
            <text:p>0.00342492</text:p>
          </table:table-cell>
          <table:table-cell office:value-type="float" office:value="0.00250316" calcext:value-type="float">
            <text:p>0.0025031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43119" calcext:value-type="float">
            <text:p>0.043119</text:p>
          </table:table-cell>
          <table:table-cell office:value-type="float" office:value="0.00603506" calcext:value-type="float">
            <text:p>0.00603506</text:p>
          </table:table-cell>
          <table:table-cell office:value-type="float" office:value="0.00084123" calcext:value-type="float">
            <text:p>0.00084123</text:p>
          </table:table-cell>
          <table:table-cell office:value-type="float" office:value="0.00344229" calcext:value-type="float">
            <text:p>0.00344229</text:p>
          </table:table-cell>
          <table:table-cell office:value-type="float" office:value="0.00252172" calcext:value-type="float">
            <text:p>0.0025217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442299" calcext:value-type="float">
            <text:p>0.0442299</text:p>
          </table:table-cell>
          <table:table-cell office:value-type="float" office:value="0.0062281" calcext:value-type="float">
            <text:p>0.0062281</text:p>
          </table:table-cell>
          <table:table-cell office:value-type="float" office:value="0.000792675" calcext:value-type="float">
            <text:p>0.000792675</text:p>
          </table:table-cell>
          <table:table-cell office:value-type="float" office:value="0.00353032" calcext:value-type="float">
            <text:p>0.00353032</text:p>
          </table:table-cell>
          <table:table-cell office:value-type="float" office:value="0.00257224" calcext:value-type="float">
            <text:p>0.002572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62905" calcext:value-type="float">
            <text:p>0.0462905</text:p>
          </table:table-cell>
          <table:table-cell office:value-type="float" office:value="0.00632679" calcext:value-type="float">
            <text:p>0.00632679</text:p>
          </table:table-cell>
          <table:table-cell office:value-type="float" office:value="0.000845967" calcext:value-type="float">
            <text:p>0.000845967</text:p>
          </table:table-cell>
          <table:table-cell office:value-type="float" office:value="0.00357296" calcext:value-type="float">
            <text:p>0.00357296</text:p>
          </table:table-cell>
          <table:table-cell office:value-type="float" office:value="0.00261646" calcext:value-type="float">
            <text:p>0.0026164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460391" calcext:value-type="float">
            <text:p>0.0460391</text:p>
          </table:table-cell>
          <table:table-cell office:value-type="float" office:value="0.00658694" calcext:value-type="float">
            <text:p>0.00658694</text:p>
          </table:table-cell>
          <table:table-cell office:value-type="float" office:value="0.000800964" calcext:value-type="float">
            <text:p>0.000800964</text:p>
          </table:table-cell>
          <table:table-cell office:value-type="float" office:value="0.00364757" calcext:value-type="float">
            <text:p>0.00364757</text:p>
          </table:table-cell>
          <table:table-cell office:value-type="float" office:value="0.00265751" calcext:value-type="float">
            <text:p>0.0026575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474203" calcext:value-type="float">
            <text:p>0.0474203</text:p>
          </table:table-cell>
          <table:table-cell office:value-type="float" office:value="0.00673142" calcext:value-type="float">
            <text:p>0.00673142</text:p>
          </table:table-cell>
          <table:table-cell office:value-type="float" office:value="0.000851099" calcext:value-type="float">
            <text:p>0.000851099</text:p>
          </table:table-cell>
          <table:table-cell office:value-type="float" office:value="0.00374033" calcext:value-type="float">
            <text:p>0.00374033</text:p>
          </table:table-cell>
          <table:table-cell office:value-type="float" office:value="0.00269896" calcext:value-type="float">
            <text:p>0.00269896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481984" calcext:value-type="float">
            <text:p>0.0481984</text:p>
          </table:table-cell>
          <table:table-cell office:value-type="float" office:value="0.00702551" calcext:value-type="float">
            <text:p>0.00702551</text:p>
          </table:table-cell>
          <table:table-cell office:value-type="float" office:value="0.000802543" calcext:value-type="float">
            <text:p>0.000802543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277555" calcext:value-type="float">
            <text:p>0.0027755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50711" calcext:value-type="float">
            <text:p>0.050711</text:p>
          </table:table-cell>
          <table:table-cell office:value-type="float" office:value="0.00702235" calcext:value-type="float">
            <text:p>0.00702235</text:p>
          </table:table-cell>
          <table:table-cell office:value-type="float" office:value="0.00080807" calcext:value-type="float">
            <text:p>0.00080807</text:p>
          </table:table-cell>
          <table:table-cell office:value-type="float" office:value="0.00383942" calcext:value-type="float">
            <text:p>0.00383942</text:p>
          </table:table-cell>
          <table:table-cell office:value-type="float" office:value="0.00278344" calcext:value-type="float">
            <text:p>0.0027834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514342" calcext:value-type="float">
            <text:p>0.0514342</text:p>
          </table:table-cell>
          <table:table-cell office:value-type="float" office:value="0.00722408" calcext:value-type="float">
            <text:p>0.00722408</text:p>
          </table:table-cell>
          <table:table-cell office:value-type="float" office:value="0.000864126" calcext:value-type="float">
            <text:p>0.000864126</text:p>
          </table:table-cell>
          <table:table-cell office:value-type="float" office:value="0.00387889" calcext:value-type="float">
            <text:p>0.00387889</text:p>
          </table:table-cell>
          <table:table-cell office:value-type="float" office:value="0.00283713" calcext:value-type="float">
            <text:p>0.0028371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498418" calcext:value-type="float">
            <text:p>0.0498418</text:p>
          </table:table-cell>
          <table:table-cell office:value-type="float" office:value="0.00748935" calcext:value-type="float">
            <text:p>0.00748935</text:p>
          </table:table-cell>
          <table:table-cell office:value-type="float" office:value="0.000813991" calcext:value-type="float">
            <text:p>0.000813991</text:p>
          </table:table-cell>
          <table:table-cell office:value-type="float" office:value="0.00398035" calcext:value-type="float">
            <text:p>0.00398035</text:p>
          </table:table-cell>
          <table:table-cell office:value-type="float" office:value="0.00289516" calcext:value-type="float">
            <text:p>0.00289516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509293" calcext:value-type="float">
            <text:p>0.0509293</text:p>
          </table:table-cell>
          <table:table-cell office:value-type="float" office:value="0.00752409" calcext:value-type="float">
            <text:p>0.00752409</text:p>
          </table:table-cell>
          <table:table-cell office:value-type="float" office:value="0.000883469" calcext:value-type="float">
            <text:p>0.000883469</text:p>
          </table:table-cell>
          <table:table-cell office:value-type="float" office:value="0.00400916" calcext:value-type="float">
            <text:p>0.00400916</text:p>
          </table:table-cell>
          <table:table-cell office:value-type="float" office:value="0.00290424" calcext:value-type="float">
            <text:p>0.0029042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524555" calcext:value-type="float">
            <text:p>0.0524555</text:p>
          </table:table-cell>
          <table:table-cell office:value-type="float" office:value="0.00782016" calcext:value-type="float">
            <text:p>0.00782016</text:p>
          </table:table-cell>
          <table:table-cell office:value-type="float" office:value="0.000810439" calcext:value-type="float">
            <text:p>0.000810439</text:p>
          </table:table-cell>
          <table:table-cell office:value-type="float" office:value="0.00409285" calcext:value-type="float">
            <text:p>0.00409285</text:p>
          </table:table-cell>
          <table:table-cell office:value-type="float" office:value="0.00298793" calcext:value-type="float">
            <text:p>0.0029879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525123" calcext:value-type="float">
            <text:p>0.0525123</text:p>
          </table:table-cell>
          <table:table-cell office:value-type="float" office:value="0.00800767" calcext:value-type="float">
            <text:p>0.00800767</text:p>
          </table:table-cell>
          <table:table-cell office:value-type="float" office:value="0.000858599" calcext:value-type="float">
            <text:p>0.000858599</text:p>
          </table:table-cell>
          <table:table-cell office:value-type="float" office:value="0.00416825" calcext:value-type="float">
            <text:p>0.00416825</text:p>
          </table:table-cell>
          <table:table-cell office:value-type="float" office:value="0.00302227" calcext:value-type="float">
            <text:p>0.003022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530942" calcext:value-type="float">
            <text:p>0.0530942</text:p>
          </table:table-cell>
          <table:table-cell office:value-type="float" office:value="0.00802622" calcext:value-type="float">
            <text:p>0.00802622</text:p>
          </table:table-cell>
          <table:table-cell office:value-type="float" office:value="0.000814781" calcext:value-type="float">
            <text:p>0.000814781</text:p>
          </table:table-cell>
          <table:table-cell office:value-type="float" office:value="0.00419075" calcext:value-type="float">
            <text:p>0.00419075</text:p>
          </table:table-cell>
          <table:table-cell office:value-type="float" office:value="0.00304793" calcext:value-type="float">
            <text:p>0.00304793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539635" calcext:value-type="float">
            <text:p>0.0539635</text:p>
          </table:table-cell>
          <table:table-cell office:value-type="float" office:value="0.00845335" calcext:value-type="float">
            <text:p>0.00845335</text:p>
          </table:table-cell>
          <table:table-cell office:value-type="float" office:value="0.000867679" calcext:value-type="float">
            <text:p>0.000867679</text:p>
          </table:table-cell>
          <table:table-cell office:value-type="float" office:value="0.00428115" calcext:value-type="float">
            <text:p>0.00428115</text:p>
          </table:table-cell>
          <table:table-cell office:value-type="float" office:value="0.00310122" calcext:value-type="float">
            <text:p>0.00310122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559266" calcext:value-type="float">
            <text:p>0.0559266</text:p>
          </table:table-cell>
          <table:table-cell office:value-type="float" office:value="0.0083673" calcext:value-type="float">
            <text:p>0.0083673</text:p>
          </table:table-cell>
          <table:table-cell office:value-type="float" office:value="0.000820702" calcext:value-type="float">
            <text:p>0.000820702</text:p>
          </table:table-cell>
          <table:table-cell office:value-type="float" office:value="0.0043376" calcext:value-type="float">
            <text:p>0.0043376</text:p>
          </table:table-cell>
          <table:table-cell office:value-type="float" office:value="0.00311622" calcext:value-type="float">
            <text:p>0.00311622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556641" calcext:value-type="float">
            <text:p>0.0556641</text:p>
          </table:table-cell>
          <table:table-cell office:value-type="float" office:value="0.00855481" calcext:value-type="float">
            <text:p>0.00855481</text:p>
          </table:table-cell>
          <table:table-cell office:value-type="float" office:value="0.000894917" calcext:value-type="float">
            <text:p>0.000894917</text:p>
          </table:table-cell>
          <table:table-cell office:value-type="float" office:value="0.00435616" calcext:value-type="float">
            <text:p>0.00435616</text:p>
          </table:table-cell>
          <table:table-cell office:value-type="float" office:value="0.00315846" calcext:value-type="float">
            <text:p>0.00315846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566277" calcext:value-type="float">
            <text:p>0.0566277</text:p>
          </table:table-cell>
          <table:table-cell office:value-type="float" office:value="0.00888956" calcext:value-type="float">
            <text:p>0.00888956</text:p>
          </table:table-cell>
          <table:table-cell office:value-type="float" office:value="0.000822281" calcext:value-type="float">
            <text:p>0.000822281</text:p>
          </table:table-cell>
          <table:table-cell office:value-type="float" office:value="0.00448682" calcext:value-type="float">
            <text:p>0.00448682</text:p>
          </table:table-cell>
          <table:table-cell office:value-type="float" office:value="0.00324175" calcext:value-type="float">
            <text:p>0.003241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573671" calcext:value-type="float">
            <text:p>0.0573671</text:p>
          </table:table-cell>
          <table:table-cell office:value-type="float" office:value="0.00890417" calcext:value-type="float">
            <text:p>0.00890417</text:p>
          </table:table-cell>
          <table:table-cell office:value-type="float" office:value="0.000903207" calcext:value-type="float">
            <text:p>0.000903207</text:p>
          </table:table-cell>
          <table:table-cell office:value-type="float" office:value="0.00582071" calcext:value-type="float">
            <text:p>0.00582071</text:p>
          </table:table-cell>
          <table:table-cell office:value-type="float" office:value="0.00433208" calcext:value-type="float">
            <text:p>0.00433208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667591" calcext:value-type="float">
            <text:p>0.0667591</text:p>
          </table:table-cell>
          <table:table-cell office:value-type="float" office:value="0.0091655" calcext:value-type="float">
            <text:p>0.0091655</text:p>
          </table:table-cell>
          <table:table-cell office:value-type="float" office:value="0.000825439" calcext:value-type="float">
            <text:p>0.000825439</text:p>
          </table:table-cell>
          <table:table-cell office:value-type="float" office:value="0.00352243" calcext:value-type="float">
            <text:p>0.00352243</text:p>
          </table:table-cell>
          <table:table-cell office:value-type="float" office:value="0.00234802" calcext:value-type="float">
            <text:p>0.00234802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589875" calcext:value-type="float">
            <text:p>0.0589875</text:p>
          </table:table-cell>
          <table:table-cell office:value-type="float" office:value="0.00957012" calcext:value-type="float">
            <text:p>0.00957012</text:p>
          </table:table-cell>
          <table:table-cell office:value-type="float" office:value="0.000911102" calcext:value-type="float">
            <text:p>0.000911102</text:p>
          </table:table-cell>
          <table:table-cell office:value-type="float" office:value="0.00356032" calcext:value-type="float">
            <text:p>0.00356032</text:p>
          </table:table-cell>
          <table:table-cell office:value-type="float" office:value="0.00236223" calcext:value-type="float">
            <text:p>0.00236223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598935" calcext:value-type="float">
            <text:p>0.0598935</text:p>
          </table:table-cell>
          <table:table-cell office:value-type="float" office:value="0.00957802" calcext:value-type="float">
            <text:p>0.00957802</text:p>
          </table:table-cell>
          <table:table-cell office:value-type="float" office:value="0.000834124" calcext:value-type="float">
            <text:p>0.000834124</text:p>
          </table:table-cell>
          <table:table-cell office:value-type="float" office:value="0.00359269" calcext:value-type="float">
            <text:p>0.00359269</text:p>
          </table:table-cell>
          <table:table-cell office:value-type="float" office:value="0.00241355" calcext:value-type="float">
            <text:p>0.0024135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617098" calcext:value-type="float">
            <text:p>0.0617098</text:p>
          </table:table-cell>
          <table:table-cell office:value-type="float" office:value="0.00990685" calcext:value-type="float">
            <text:p>0.00990685</text:p>
          </table:table-cell>
          <table:table-cell office:value-type="float" office:value="0.000900838" calcext:value-type="float">
            <text:p>0.000900838</text:p>
          </table:table-cell>
          <table:table-cell office:value-type="float" office:value="0.00355282" calcext:value-type="float">
            <text:p>0.00355282</text:p>
          </table:table-cell>
          <table:table-cell office:value-type="float" office:value="0.00238473" calcext:value-type="float">
            <text:p>0.0023847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61435" calcext:value-type="float">
            <text:p>0.061435</text:p>
          </table:table-cell>
          <table:table-cell office:value-type="float" office:value="0.0100154" calcext:value-type="float">
            <text:p>0.0100154</text:p>
          </table:table-cell>
          <table:table-cell office:value-type="float" office:value="0.000843993" calcext:value-type="float">
            <text:p>0.000843993</text:p>
          </table:table-cell>
          <table:table-cell office:value-type="float" office:value="0.0036227" calcext:value-type="float">
            <text:p>0.0036227</text:p>
          </table:table-cell>
          <table:table-cell office:value-type="float" office:value="0.00242658" calcext:value-type="float">
            <text:p>0.0024265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629758" calcext:value-type="float">
            <text:p>0.0629758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.000907154" calcext:value-type="float">
            <text:p>0.000907154</text:p>
          </table:table-cell>
          <table:table-cell office:value-type="float" office:value="0.00367125" calcext:value-type="float">
            <text:p>0.00367125</text:p>
          </table:table-cell>
          <table:table-cell office:value-type="float" office:value="0.00247119" calcext:value-type="float">
            <text:p>0.00247119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668638" calcext:value-type="float">
            <text:p>0.0668638</text:p>
          </table:table-cell>
          <table:table-cell office:value-type="float" office:value="0.0106218" calcext:value-type="float">
            <text:p>0.0106218</text:p>
          </table:table-cell>
          <table:table-cell office:value-type="float" office:value="0.000865705" calcext:value-type="float">
            <text:p>0.000865705</text:p>
          </table:table-cell>
          <table:table-cell office:value-type="float" office:value="0.00367638" calcext:value-type="float">
            <text:p>0.00367638</text:p>
          </table:table-cell>
          <table:table-cell office:value-type="float" office:value="0.00247829" calcext:value-type="float">
            <text:p>0.00247829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760798" calcext:value-type="float">
            <text:p>0.0760798</text:p>
          </table:table-cell>
          <table:table-cell office:value-type="float" office:value="0.0106604" calcext:value-type="float">
            <text:p>0.0106604</text:p>
          </table:table-cell>
          <table:table-cell office:value-type="float" office:value="0.000863336" calcext:value-type="float">
            <text:p>0.000863336</text:p>
          </table:table-cell>
          <table:table-cell office:value-type="float" office:value="0.00374665" calcext:value-type="float">
            <text:p>0.00374665</text:p>
          </table:table-cell>
          <table:table-cell office:value-type="float" office:value="0.00247987" calcext:value-type="float">
            <text:p>0.00247987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651067" calcext:value-type="float">
            <text:p>0.0651067</text:p>
          </table:table-cell>
          <table:table-cell office:value-type="float" office:value="0.0109822" calcext:value-type="float">
            <text:p>0.0109822</text:p>
          </table:table-cell>
          <table:table-cell office:value-type="float" office:value="0.000945051" calcext:value-type="float">
            <text:p>0.000945051</text:p>
          </table:table-cell>
          <table:table-cell office:value-type="float" office:value="0.00383626" calcext:value-type="float">
            <text:p>0.00383626</text:p>
          </table:table-cell>
          <table:table-cell office:value-type="float" office:value="0.00251619" calcext:value-type="float">
            <text:p>0.0025161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662116" calcext:value-type="float">
            <text:p>0.0662116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000865705" calcext:value-type="float">
            <text:p>0.000865705</text:p>
          </table:table-cell>
          <table:table-cell office:value-type="float" office:value="0.00379797" calcext:value-type="float">
            <text:p>0.00379797</text:p>
          </table:table-cell>
          <table:table-cell office:value-type="float" office:value="0.00254145" calcext:value-type="float">
            <text:p>0.0025414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672518" calcext:value-type="float">
            <text:p>0.0672518</text:p>
          </table:table-cell>
          <table:table-cell office:value-type="float" office:value="0.0113963" calcext:value-type="float">
            <text:p>0.0113963</text:p>
          </table:table-cell>
          <table:table-cell office:value-type="float" office:value="0.000947025" calcext:value-type="float">
            <text:p>0.000947025</text:p>
          </table:table-cell>
          <table:table-cell office:value-type="float" office:value="0.00398587" calcext:value-type="float">
            <text:p>0.00398587</text:p>
          </table:table-cell>
          <table:table-cell office:value-type="float" office:value="0.00255251" calcext:value-type="float">
            <text:p>0.0025525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677981" calcext:value-type="float">
            <text:p>0.0677981</text:p>
          </table:table-cell>
          <table:table-cell office:value-type="float" office:value="0.0117287" calcext:value-type="float">
            <text:p>0.0117287</text:p>
          </table:table-cell>
          <table:table-cell office:value-type="float" office:value="0.000867679" calcext:value-type="float">
            <text:p>0.000867679</text:p>
          </table:table-cell>
          <table:table-cell office:value-type="float" office:value="0.00390416" calcext:value-type="float">
            <text:p>0.00390416</text:p>
          </table:table-cell>
          <table:table-cell office:value-type="float" office:value="0.00257303" calcext:value-type="float">
            <text:p>0.00257303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686212" calcext:value-type="float">
            <text:p>0.0686212</text:p>
          </table:table-cell>
          <table:table-cell office:value-type="float" office:value="0.0119643" calcext:value-type="float">
            <text:p>0.0119643</text:p>
          </table:table-cell>
          <table:table-cell office:value-type="float" office:value="0.000939919" calcext:value-type="float">
            <text:p>0.000939919</text:p>
          </table:table-cell>
          <table:table-cell office:value-type="float" office:value="0.00386508" calcext:value-type="float">
            <text:p>0.00386508</text:p>
          </table:table-cell>
          <table:table-cell office:value-type="float" office:value="0.00259514" calcext:value-type="float">
            <text:p>0.0025951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765823" calcext:value-type="float">
            <text:p>0.0765823</text:p>
          </table:table-cell>
          <table:table-cell office:value-type="float" office:value="0.0123469" calcext:value-type="float">
            <text:p>0.0123469</text:p>
          </table:table-cell>
          <table:table-cell office:value-type="float" office:value="0.000871231" calcext:value-type="float">
            <text:p>0.000871231</text:p>
          </table:table-cell>
          <table:table-cell office:value-type="float" office:value="0.00388995" calcext:value-type="float">
            <text:p>0.00388995</text:p>
          </table:table-cell>
          <table:table-cell office:value-type="float" office:value="0.00262277" calcext:value-type="float">
            <text:p>0.0026227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702674" calcext:value-type="float">
            <text:p>0.0702674</text:p>
          </table:table-cell>
          <table:table-cell office:value-type="float" office:value="0.0126275" calcext:value-type="float">
            <text:p>0.0126275</text:p>
          </table:table-cell>
          <table:table-cell office:value-type="float" office:value="0.000934393" calcext:value-type="float">
            <text:p>0.000934393</text:p>
          </table:table-cell>
          <table:table-cell office:value-type="float" office:value="0.00419391" calcext:value-type="float">
            <text:p>0.00419391</text:p>
          </table:table-cell>
          <table:table-cell office:value-type="float" office:value="0.0026512" calcext:value-type="float">
            <text:p>0.0026512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713016" calcext:value-type="float">
            <text:p>0.0713016</text:p>
          </table:table-cell>
          <table:table-cell office:value-type="float" office:value="0.0128352" calcext:value-type="float">
            <text:p>0.0128352</text:p>
          </table:table-cell>
          <table:table-cell office:value-type="float" office:value="0.000876758" calcext:value-type="float">
            <text:p>0.000876758</text:p>
          </table:table-cell>
          <table:table-cell office:value-type="float" office:value="0.00421325" calcext:value-type="float">
            <text:p>0.00421325</text:p>
          </table:table-cell>
          <table:table-cell office:value-type="float" office:value="0.00266975" calcext:value-type="float">
            <text:p>0.0026697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723876" calcext:value-type="float">
            <text:p>0.0723876</text:p>
          </table:table-cell>
          <table:table-cell office:value-type="float" office:value="0.0131344" calcext:value-type="float">
            <text:p>0.0131344</text:p>
          </table:table-cell>
          <table:table-cell office:value-type="float" office:value="0.000937551" calcext:value-type="float">
            <text:p>0.000937551</text:p>
          </table:table-cell>
          <table:table-cell office:value-type="float" office:value="0.00399495" calcext:value-type="float">
            <text:p>0.00399495</text:p>
          </table:table-cell>
          <table:table-cell office:value-type="float" office:value="0.00269778" calcext:value-type="float">
            <text:p>0.0026977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72855" calcext:value-type="float">
            <text:p>0.072855</text:p>
          </table:table-cell>
          <table:table-cell office:value-type="float" office:value="0.0132931" calcext:value-type="float">
            <text:p>0.0132931</text:p>
          </table:table-cell>
          <table:table-cell office:value-type="float" office:value="0.000882679" calcext:value-type="float">
            <text:p>0.000882679</text:p>
          </table:table-cell>
          <table:table-cell office:value-type="float" office:value="0.00398508" calcext:value-type="float">
            <text:p>0.00398508</text:p>
          </table:table-cell>
          <table:table-cell office:value-type="float" office:value="0.00269738" calcext:value-type="float">
            <text:p>0.0026973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738648" calcext:value-type="float">
            <text:p>0.0738648</text:p>
          </table:table-cell>
          <table:table-cell office:value-type="float" office:value="0.0134853" calcext:value-type="float">
            <text:p>0.0134853</text:p>
          </table:table-cell>
          <table:table-cell office:value-type="float" office:value="0.000928866" calcext:value-type="float">
            <text:p>0.000928866</text:p>
          </table:table-cell>
          <table:table-cell office:value-type="float" office:value="0.00405851" calcext:value-type="float">
            <text:p>0.00405851</text:p>
          </table:table-cell>
          <table:table-cell office:value-type="float" office:value="0.00271988" calcext:value-type="float">
            <text:p>0.0027198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748043" calcext:value-type="float">
            <text:p>0.0748043</text:p>
          </table:table-cell>
          <table:table-cell office:value-type="float" office:value="0.0139879" calcext:value-type="float">
            <text:p>0.0139879</text:p>
          </table:table-cell>
          <table:table-cell office:value-type="float" office:value="0.000876363" calcext:value-type="float">
            <text:p>0.000876363</text:p>
          </table:table-cell>
          <table:table-cell office:value-type="float" office:value="0.00408219" calcext:value-type="float">
            <text:p>0.00408219</text:p>
          </table:table-cell>
          <table:table-cell office:value-type="float" office:value="0.00275107" calcext:value-type="float">
            <text:p>0.00275107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754904" calcext:value-type="float">
            <text:p>0.0754904</text:p>
          </table:table-cell>
          <table:table-cell office:value-type="float" office:value="0.0142796" calcext:value-type="float">
            <text:p>0.0142796</text:p>
          </table:table-cell>
          <table:table-cell office:value-type="float" office:value="0.000933603" calcext:value-type="float">
            <text:p>0.000933603</text:p>
          </table:table-cell>
          <table:table-cell office:value-type="float" office:value="0.00409246" calcext:value-type="float">
            <text:p>0.00409246</text:p>
          </table:table-cell>
          <table:table-cell office:value-type="float" office:value="0.00290976" calcext:value-type="float">
            <text:p>0.00290976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767169" calcext:value-type="float">
            <text:p>0.0767169</text:p>
          </table:table-cell>
          <table:table-cell office:value-type="float" office:value="0.0149838" calcext:value-type="float">
            <text:p>0.0149838</text:p>
          </table:table-cell>
          <table:table-cell office:value-type="float" office:value="0.000882679" calcext:value-type="float">
            <text:p>0.000882679</text:p>
          </table:table-cell>
          <table:table-cell office:value-type="float" office:value="0.00412957" calcext:value-type="float">
            <text:p>0.00412957</text:p>
          </table:table-cell>
          <table:table-cell office:value-type="float" office:value="0.00300095" calcext:value-type="float">
            <text:p>0.0030009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774022" calcext:value-type="float">
            <text:p>0.0774022</text:p>
          </table:table-cell>
          <table:table-cell office:value-type="float" office:value="0.0147884" calcext:value-type="float">
            <text:p>0.0147884</text:p>
          </table:table-cell>
          <table:table-cell office:value-type="float" office:value="0.000948999" calcext:value-type="float">
            <text:p>0.000948999</text:p>
          </table:table-cell>
          <table:table-cell office:value-type="float" office:value="0.00415207" calcext:value-type="float">
            <text:p>0.00415207</text:p>
          </table:table-cell>
          <table:table-cell office:value-type="float" office:value="0.00281226" calcext:value-type="float">
            <text:p>0.00281226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783883" calcext:value-type="float">
            <text:p>0.0783883</text:p>
          </table:table-cell>
          <table:table-cell office:value-type="float" office:value="0.0151769" calcext:value-type="float">
            <text:p>0.0151769</text:p>
          </table:table-cell>
          <table:table-cell office:value-type="float" office:value="0.00089847" calcext:value-type="float">
            <text:p>0.00089847</text:p>
          </table:table-cell>
          <table:table-cell office:value-type="float" office:value="0.00421089" calcext:value-type="float">
            <text:p>0.00421089</text:p>
          </table:table-cell>
          <table:table-cell office:value-type="float" office:value="0.00284029" calcext:value-type="float">
            <text:p>0.0028402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860857" calcext:value-type="float">
            <text:p>0.0860857</text:p>
          </table:table-cell>
          <table:table-cell office:value-type="float" office:value="0.0154157" calcext:value-type="float">
            <text:p>0.0154157</text:p>
          </table:table-cell>
          <table:table-cell office:value-type="float" office:value="0.000940314" calcext:value-type="float">
            <text:p>0.000940314</text:p>
          </table:table-cell>
          <table:table-cell office:value-type="float" office:value="0.00419865" calcext:value-type="float">
            <text:p>0.00419865</text:p>
          </table:table-cell>
          <table:table-cell office:value-type="float" office:value="0.00285608" calcext:value-type="float">
            <text:p>0.0028560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797577" calcext:value-type="float">
            <text:p>0.0797577</text:p>
          </table:table-cell>
          <table:table-cell office:value-type="float" office:value="0.0158811" calcext:value-type="float">
            <text:p>0.0158811</text:p>
          </table:table-cell>
          <table:table-cell office:value-type="float" office:value="0.000914655" calcext:value-type="float">
            <text:p>0.000914655</text:p>
          </table:table-cell>
          <table:table-cell office:value-type="float" office:value="0.00427128" calcext:value-type="float">
            <text:p>0.00427128</text:p>
          </table:table-cell>
          <table:table-cell office:value-type="float" office:value="0.00289476" calcext:value-type="float">
            <text:p>0.0028947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816948" calcext:value-type="float">
            <text:p>0.0816948</text:p>
          </table:table-cell>
          <table:table-cell office:value-type="float" office:value="0.0164089" calcext:value-type="float">
            <text:p>0.0164089</text:p>
          </table:table-cell>
          <table:table-cell office:value-type="float" office:value="0.000940314" calcext:value-type="float">
            <text:p>0.000940314</text:p>
          </table:table-cell>
          <table:table-cell office:value-type="float" office:value="0.00427602" calcext:value-type="float">
            <text:p>0.00427602</text:p>
          </table:table-cell>
          <table:table-cell office:value-type="float" office:value="0.00290226" calcext:value-type="float">
            <text:p>0.0029022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0167026" calcext:value-type="float">
            <text:p>0.0167026</text:p>
          </table:table-cell>
          <table:table-cell office:value-type="float" office:value="0.000907549" calcext:value-type="float">
            <text:p>0.000907549</text:p>
          </table:table-cell>
          <table:table-cell office:value-type="float" office:value="0.00434392" calcext:value-type="float">
            <text:p>0.00434392</text:p>
          </table:table-cell>
          <table:table-cell office:value-type="float" office:value="0.00297845" calcext:value-type="float">
            <text:p>0.0029784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827551" calcext:value-type="float">
            <text:p>0.0827551</text:p>
          </table:table-cell>
          <table:table-cell office:value-type="float" office:value="0.0165672" calcext:value-type="float">
            <text:p>0.0165672</text:p>
          </table:table-cell>
          <table:table-cell office:value-type="float" office:value="0.000900838" calcext:value-type="float">
            <text:p>0.000900838</text:p>
          </table:table-cell>
          <table:table-cell office:value-type="float" office:value="0.00434629" calcext:value-type="float">
            <text:p>0.00434629</text:p>
          </table:table-cell>
          <table:table-cell office:value-type="float" office:value="0.00343242" calcext:value-type="float">
            <text:p>0.0034324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839564" calcext:value-type="float">
            <text:p>0.0839564</text:p>
          </table:table-cell>
          <table:table-cell office:value-type="float" office:value="0.017063" calcext:value-type="float">
            <text:p>0.017063</text:p>
          </table:table-cell>
          <table:table-cell office:value-type="float" office:value="0.000952157" calcext:value-type="float">
            <text:p>0.000952157</text:p>
          </table:table-cell>
          <table:table-cell office:value-type="float" office:value="0.00439563" calcext:value-type="float">
            <text:p>0.00439563</text:p>
          </table:table-cell>
          <table:table-cell office:value-type="float" office:value="0.00421325" calcext:value-type="float">
            <text:p>0.004213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841814" calcext:value-type="float">
            <text:p>0.0841814</text:p>
          </table:table-cell>
          <table:table-cell office:value-type="float" office:value="0.0174223" calcext:value-type="float">
            <text:p>0.0174223</text:p>
          </table:table-cell>
          <table:table-cell office:value-type="float" office:value="0.000896101" calcext:value-type="float">
            <text:p>0.000896101</text:p>
          </table:table-cell>
          <table:table-cell office:value-type="float" office:value="0.00444379" calcext:value-type="float">
            <text:p>0.00444379</text:p>
          </table:table-cell>
          <table:table-cell office:value-type="float" office:value="0.00301793" calcext:value-type="float">
            <text:p>0.00301793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856925" calcext:value-type="float">
            <text:p>0.0856925</text:p>
          </table:table-cell>
          <table:table-cell office:value-type="float" office:value="0.0177104" calcext:value-type="float">
            <text:p>0.0177104</text:p>
          </table:table-cell>
          <table:table-cell office:value-type="float" office:value="0.000952157" calcext:value-type="float">
            <text:p>0.000952157</text:p>
          </table:table-cell>
          <table:table-cell office:value-type="float" office:value="0.00446866" calcext:value-type="float">
            <text:p>0.00446866</text:p>
          </table:table-cell>
          <table:table-cell office:value-type="float" office:value="0.00302424" calcext:value-type="float">
            <text:p>0.00302424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863526" calcext:value-type="float">
            <text:p>0.0863526</text:p>
          </table:table-cell>
          <table:table-cell office:value-type="float" office:value="0.0182422" calcext:value-type="float">
            <text:p>0.0182422</text:p>
          </table:table-cell>
          <table:table-cell office:value-type="float" office:value="0.000913865" calcext:value-type="float">
            <text:p>0.000913865</text:p>
          </table:table-cell>
          <table:table-cell office:value-type="float" office:value="0.00450774" calcext:value-type="float">
            <text:p>0.00450774</text:p>
          </table:table-cell>
          <table:table-cell office:value-type="float" office:value="0.00304872" calcext:value-type="float">
            <text:p>0.0030487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871808" calcext:value-type="float">
            <text:p>0.0871808</text:p>
          </table:table-cell>
          <table:table-cell office:value-type="float" office:value="0.0193534" calcext:value-type="float">
            <text:p>0.0193534</text:p>
          </table:table-cell>
          <table:table-cell office:value-type="float" office:value="0.000958473" calcext:value-type="float">
            <text:p>0.000958473</text:p>
          </table:table-cell>
          <table:table-cell office:value-type="float" office:value="0.00452827" calcext:value-type="float">
            <text:p>0.00452827</text:p>
          </table:table-cell>
          <table:table-cell office:value-type="float" office:value="0.00307003" calcext:value-type="float">
            <text:p>0.003070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881081" calcext:value-type="float">
            <text:p>0.0881081</text:p>
          </table:table-cell>
          <table:table-cell office:value-type="float" office:value="0.0190913" calcext:value-type="float">
            <text:p>0.0190913</text:p>
          </table:table-cell>
          <table:table-cell office:value-type="float" office:value="0.000904391" calcext:value-type="float">
            <text:p>0.000904391</text:p>
          </table:table-cell>
          <table:table-cell office:value-type="float" office:value="0.00456025" calcext:value-type="float">
            <text:p>0.00456025</text:p>
          </table:table-cell>
          <table:table-cell office:value-type="float" office:value="0.00308661" calcext:value-type="float">
            <text:p>0.00308661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886461" calcext:value-type="float">
            <text:p>0.0886461</text:p>
          </table:table-cell>
          <table:table-cell office:value-type="float" office:value="0.0189338" calcext:value-type="float">
            <text:p>0.0189338</text:p>
          </table:table-cell>
          <table:table-cell office:value-type="float" office:value="0.000948999" calcext:value-type="float">
            <text:p>0.000948999</text:p>
          </table:table-cell>
          <table:table-cell office:value-type="float" office:value="0.00457643" calcext:value-type="float">
            <text:p>0.00457643</text:p>
          </table:table-cell>
          <table:table-cell office:value-type="float" office:value="0.00309727" calcext:value-type="float">
            <text:p>0.00309727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903333" calcext:value-type="float">
            <text:p>0.0903333</text:p>
          </table:table-cell>
          <table:table-cell office:value-type="float" office:value="0.0191249" calcext:value-type="float">
            <text:p>0.0191249</text:p>
          </table:table-cell>
          <table:table-cell office:value-type="float" office:value="0.000903207" calcext:value-type="float">
            <text:p>0.000903207</text:p>
          </table:table-cell>
          <table:table-cell office:value-type="float" office:value="0.00459222" calcext:value-type="float">
            <text:p>0.00459222</text:p>
          </table:table-cell>
          <table:table-cell office:value-type="float" office:value="0.00313556" calcext:value-type="float">
            <text:p>0.00313556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905058" calcext:value-type="float">
            <text:p>0.0905058</text:p>
          </table:table-cell>
          <table:table-cell office:value-type="float" office:value="0.0195318" calcext:value-type="float">
            <text:p>0.0195318</text:p>
          </table:table-cell>
          <table:table-cell office:value-type="float" office:value="0.000952552" calcext:value-type="float">
            <text:p>0.000952552</text:p>
          </table:table-cell>
          <table:table-cell office:value-type="float" office:value="0.00465775" calcext:value-type="float">
            <text:p>0.00465775</text:p>
          </table:table-cell>
          <table:table-cell office:value-type="float" office:value="0.00315767" calcext:value-type="float">
            <text:p>0.0031576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918062" calcext:value-type="float">
            <text:p>0.0918062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00908734" calcext:value-type="float">
            <text:p>0.000908734</text:p>
          </table:table-cell>
          <table:table-cell office:value-type="float" office:value="0.00466802" calcext:value-type="float">
            <text:p>0.00466802</text:p>
          </table:table-cell>
          <table:table-cell office:value-type="float" office:value="0.00317899" calcext:value-type="float">
            <text:p>0.00317899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925665" calcext:value-type="float">
            <text:p>0.0925665</text:p>
          </table:table-cell>
          <table:table-cell office:value-type="float" office:value="0.0199933" calcext:value-type="float">
            <text:p>0.0199933</text:p>
          </table:table-cell>
          <table:table-cell office:value-type="float" office:value="0.000965579" calcext:value-type="float">
            <text:p>0.000965579</text:p>
          </table:table-cell>
          <table:table-cell office:value-type="float" office:value="0.00470749" calcext:value-type="float">
            <text:p>0.00470749</text:p>
          </table:table-cell>
          <table:table-cell office:value-type="float" office:value="0.00319241" calcext:value-type="float">
            <text:p>0.00319241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933524" calcext:value-type="float">
            <text:p>0.0933524</text:p>
          </table:table-cell>
          <table:table-cell office:value-type="float" office:value="0.0201891" calcext:value-type="float">
            <text:p>0.0201891</text:p>
          </table:table-cell>
          <table:table-cell office:value-type="float" office:value="0.000978606" calcext:value-type="float">
            <text:p>0.000978606</text:p>
          </table:table-cell>
          <table:table-cell office:value-type="float" office:value="0.00473078" calcext:value-type="float">
            <text:p>0.00473078</text:p>
          </table:table-cell>
          <table:table-cell office:value-type="float" office:value="0.00320899" calcext:value-type="float">
            <text:p>0.00320899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97585" calcext:value-type="float">
            <text:p>0.097585</text:p>
          </table:table-cell>
          <table:table-cell office:value-type="float" office:value="0.0204437" calcext:value-type="float">
            <text:p>0.0204437</text:p>
          </table:table-cell>
          <table:table-cell office:value-type="float" office:value="0.00102637" calcext:value-type="float">
            <text:p>0.00102637</text:p>
          </table:table-cell>
          <table:table-cell office:value-type="float" office:value="0.00474855" calcext:value-type="float">
            <text:p>0.00474855</text:p>
          </table:table-cell>
          <table:table-cell office:value-type="float" office:value="0.00322675" calcext:value-type="float">
            <text:p>0.00322675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998174" calcext:value-type="float">
            <text:p>0.0998174</text:p>
          </table:table-cell>
          <table:table-cell office:value-type="float" office:value="0.0206735" calcext:value-type="float">
            <text:p>0.0206735</text:p>
          </table:table-cell>
          <table:table-cell office:value-type="float" office:value="0.000967552" calcext:value-type="float">
            <text:p>0.000967552</text:p>
          </table:table-cell>
          <table:table-cell office:value-type="float" office:value="0.00480184" calcext:value-type="float">
            <text:p>0.00480184</text:p>
          </table:table-cell>
          <table:table-cell office:value-type="float" office:value="0.00324649" calcext:value-type="float">
            <text:p>0.00324649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102116" calcext:value-type="float">
            <text:p>0.102116</text:p>
          </table:table-cell>
          <table:table-cell office:value-type="float" office:value="0.0214563" calcext:value-type="float">
            <text:p>0.0214563</text:p>
          </table:table-cell>
          <table:table-cell office:value-type="float" office:value="0.00101492" calcext:value-type="float">
            <text:p>0.00101492</text:p>
          </table:table-cell>
          <table:table-cell office:value-type="float" office:value="0.0048729" calcext:value-type="float">
            <text:p>0.0048729</text:p>
          </table:table-cell>
          <table:table-cell office:value-type="float" office:value="0.00328676" calcext:value-type="float">
            <text:p>0.0032867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102671" calcext:value-type="float">
            <text:p>0.102671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00977421" calcext:value-type="float">
            <text:p>0.000977421</text:p>
          </table:table-cell>
          <table:table-cell office:value-type="float" office:value="0.0048725" calcext:value-type="float">
            <text:p>0.0048725</text:p>
          </table:table-cell>
          <table:table-cell office:value-type="float" office:value="0.00331321" calcext:value-type="float">
            <text:p>0.00331321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104027" calcext:value-type="float">
            <text:p>0.104027</text:p>
          </table:table-cell>
          <table:table-cell office:value-type="float" office:value="0.021994" calcext:value-type="float">
            <text:p>0.021994</text:p>
          </table:table-cell>
          <table:table-cell office:value-type="float" office:value="0.00109901" calcext:value-type="float">
            <text:p>0.00109901</text:p>
          </table:table-cell>
          <table:table-cell office:value-type="float" office:value="0.00488908" calcext:value-type="float">
            <text:p>0.00488908</text:p>
          </table:table-cell>
          <table:table-cell office:value-type="float" office:value="0.00333492" calcext:value-type="float">
            <text:p>0.00333492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104791" calcext:value-type="float">
            <text:p>0.104791</text:p>
          </table:table-cell>
          <table:table-cell office:value-type="float" office:value="0.0219959" calcext:value-type="float">
            <text:p>0.0219959</text:p>
          </table:table-cell>
          <table:table-cell office:value-type="float" office:value="0.00104216" calcext:value-type="float">
            <text:p>0.00104216</text:p>
          </table:table-cell>
          <table:table-cell office:value-type="float" office:value="0.0048954" calcext:value-type="float">
            <text:p>0.0048954</text:p>
          </table:table-cell>
          <table:table-cell office:value-type="float" office:value="0.00334281" calcext:value-type="float">
            <text:p>0.00334281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106777" calcext:value-type="float">
            <text:p>0.106777</text:p>
          </table:table-cell>
          <table:table-cell office:value-type="float" office:value="0.0222869" calcext:value-type="float">
            <text:p>0.0222869</text:p>
          </table:table-cell>
          <table:table-cell office:value-type="float" office:value="0.00107414" calcext:value-type="float">
            <text:p>0.00107414</text:p>
          </table:table-cell>
          <table:table-cell office:value-type="float" office:value="0.00495579" calcext:value-type="float">
            <text:p>0.00495579</text:p>
          </table:table-cell>
          <table:table-cell office:value-type="float" office:value="0.00336176" calcext:value-type="float">
            <text:p>0.00336176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107236" calcext:value-type="float">
            <text:p>0.107236</text:p>
          </table:table-cell>
          <table:table-cell office:value-type="float" office:value="0.0224554" calcext:value-type="float">
            <text:p>0.0224554</text:p>
          </table:table-cell>
          <table:table-cell office:value-type="float" office:value="0.00111519" calcext:value-type="float">
            <text:p>0.00111519</text:p>
          </table:table-cell>
          <table:table-cell office:value-type="float" office:value="0.00495935" calcext:value-type="float">
            <text:p>0.00495935</text:p>
          </table:table-cell>
          <table:table-cell office:value-type="float" office:value="0.00337637" calcext:value-type="float">
            <text:p>0.00337637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109377" calcext:value-type="float">
            <text:p>0.109377</text:p>
          </table:table-cell>
          <table:table-cell office:value-type="float" office:value="0.0226907" calcext:value-type="float">
            <text:p>0.0226907</text:p>
          </table:table-cell>
          <table:table-cell office:value-type="float" office:value="0.00103308" calcext:value-type="float">
            <text:p>0.00103308</text:p>
          </table:table-cell>
          <table:table-cell office:value-type="float" office:value="0.0050008" calcext:value-type="float">
            <text:p>0.0050008</text:p>
          </table:table-cell>
          <table:table-cell office:value-type="float" office:value="0.00340203" calcext:value-type="float">
            <text:p>0.00340203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108199" calcext:value-type="float">
            <text:p>0.108199</text:p>
          </table:table-cell>
          <table:table-cell office:value-type="float" office:value="0.0229532" calcext:value-type="float">
            <text:p>0.0229532</text:p>
          </table:table-cell>
          <table:table-cell office:value-type="float" office:value="0.00107887" calcext:value-type="float">
            <text:p>0.00107887</text:p>
          </table:table-cell>
          <table:table-cell office:value-type="float" office:value="0.00501225" calcext:value-type="float">
            <text:p>0.00501225</text:p>
          </table:table-cell>
          <table:table-cell office:value-type="float" office:value="0.00341584" calcext:value-type="float">
            <text:p>0.00341584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109872" calcext:value-type="float">
            <text:p>0.109872</text:p>
          </table:table-cell>
          <table:table-cell office:value-type="float" office:value="0.0232615" calcext:value-type="float">
            <text:p>0.0232615</text:p>
          </table:table-cell>
          <table:table-cell office:value-type="float" office:value="0.00100111" calcext:value-type="float">
            <text:p>0.00100111</text:p>
          </table:table-cell>
          <table:table-cell office:value-type="float" office:value="0.00510422" calcext:value-type="float">
            <text:p>0.00510422</text:p>
          </table:table-cell>
          <table:table-cell office:value-type="float" office:value="0.00345492" calcext:value-type="float">
            <text:p>0.00345492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111006" calcext:value-type="float">
            <text:p>0.111006</text:p>
          </table:table-cell>
          <table:table-cell office:value-type="float" office:value="0.0235465" calcext:value-type="float">
            <text:p>0.0235465</text:p>
          </table:table-cell>
          <table:table-cell office:value-type="float" office:value="0.00105637" calcext:value-type="float">
            <text:p>0.00105637</text:p>
          </table:table-cell>
          <table:table-cell office:value-type="float" office:value="0.00510659" calcext:value-type="float">
            <text:p>0.00510659</text:p>
          </table:table-cell>
          <table:table-cell office:value-type="float" office:value="0.00347032" calcext:value-type="float">
            <text:p>0.00347032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111173" calcext:value-type="float">
            <text:p>0.111173</text:p>
          </table:table-cell>
          <table:table-cell office:value-type="float" office:value="0.0236472" calcext:value-type="float">
            <text:p>0.0236472</text:p>
          </table:table-cell>
          <table:table-cell office:value-type="float" office:value="0.000983738" calcext:value-type="float">
            <text:p>0.000983738</text:p>
          </table:table-cell>
          <table:table-cell office:value-type="float" office:value="0.00512988" calcext:value-type="float">
            <text:p>0.00512988</text:p>
          </table:table-cell>
          <table:table-cell office:value-type="float" office:value="0.00348256" calcext:value-type="float">
            <text:p>0.0034825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12289" calcext:value-type="float">
            <text:p>0.112289</text:p>
          </table:table-cell>
          <table:table-cell office:value-type="float" office:value="0.023725" calcext:value-type="float">
            <text:p>0.023725</text:p>
          </table:table-cell>
          <table:table-cell office:value-type="float" office:value="0.00103071" calcext:value-type="float">
            <text:p>0.00103071</text:p>
          </table:table-cell>
          <table:table-cell office:value-type="float" office:value="0.00513028" calcext:value-type="float">
            <text:p>0.00513028</text:p>
          </table:table-cell>
          <table:table-cell office:value-type="float" office:value="0.00350348" calcext:value-type="float">
            <text:p>0.00350348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113096" calcext:value-type="float">
            <text:p>0.113096</text:p>
          </table:table-cell>
          <table:table-cell office:value-type="float" office:value="0.0240929" calcext:value-type="float">
            <text:p>0.0240929</text:p>
          </table:table-cell>
          <table:table-cell office:value-type="float" office:value="0.00097979" calcext:value-type="float">
            <text:p>0.00097979</text:p>
          </table:table-cell>
          <table:table-cell office:value-type="float" office:value="0.00552859" calcext:value-type="float">
            <text:p>0.00552859</text:p>
          </table:table-cell>
          <table:table-cell office:value-type="float" office:value="0.00353703" calcext:value-type="float">
            <text:p>0.00353703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114142" calcext:value-type="float">
            <text:p>0.114142</text:p>
          </table:table-cell>
          <table:table-cell office:value-type="float" office:value="0.0244415" calcext:value-type="float">
            <text:p>0.0244415</text:p>
          </table:table-cell>
          <table:table-cell office:value-type="float" office:value="0.00105006" calcext:value-type="float">
            <text:p>0.00105006</text:p>
          </table:table-cell>
          <table:table-cell office:value-type="float" office:value="0.00558583" calcext:value-type="float">
            <text:p>0.00558583</text:p>
          </table:table-cell>
          <table:table-cell office:value-type="float" office:value="0.00358559" calcext:value-type="float">
            <text:p>0.00358559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114589" calcext:value-type="float">
            <text:p>0.114589</text:p>
          </table:table-cell>
          <table:table-cell office:value-type="float" office:value="0.0245871" calcext:value-type="float">
            <text:p>0.0245871</text:p>
          </table:table-cell>
          <table:table-cell office:value-type="float" office:value="0.00097229" calcext:value-type="float">
            <text:p>0.00097229</text:p>
          </table:table-cell>
          <table:table-cell office:value-type="float" office:value="0.00529766" calcext:value-type="float">
            <text:p>0.00529766</text:p>
          </table:table-cell>
          <table:table-cell office:value-type="float" office:value="0.0035848" calcext:value-type="float">
            <text:p>0.0035848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115888" calcext:value-type="float">
            <text:p>0.115888</text:p>
          </table:table-cell>
          <table:table-cell office:value-type="float" office:value="0.0247509" calcext:value-type="float">
            <text:p>0.0247509</text:p>
          </table:table-cell>
          <table:table-cell office:value-type="float" office:value="0.0010319" calcext:value-type="float">
            <text:p>0.0010319</text:p>
          </table:table-cell>
          <table:table-cell office:value-type="float" office:value="0.00569952" calcext:value-type="float">
            <text:p>0.00569952</text:p>
          </table:table-cell>
          <table:table-cell office:value-type="float" office:value="0.00359783" calcext:value-type="float">
            <text:p>0.0035978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116446" calcext:value-type="float">
            <text:p>0.116446</text:p>
          </table:table-cell>
          <table:table-cell office:value-type="float" office:value="0.0248366" calcext:value-type="float">
            <text:p>0.0248366</text:p>
          </table:table-cell>
          <table:table-cell office:value-type="float" office:value="0.000973079" calcext:value-type="float">
            <text:p>0.000973079</text:p>
          </table:table-cell>
          <table:table-cell office:value-type="float" office:value="0.00561465" calcext:value-type="float">
            <text:p>0.00561465</text:p>
          </table:table-cell>
          <table:table-cell office:value-type="float" office:value="0.00361046" calcext:value-type="float">
            <text:p>0.00361046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118472" calcext:value-type="float">
            <text:p>0.118472</text:p>
          </table:table-cell>
          <table:table-cell office:value-type="float" office:value="0.0252973" calcext:value-type="float">
            <text:p>0.0252973</text:p>
          </table:table-cell>
          <table:table-cell office:value-type="float" office:value="0.0010165" calcext:value-type="float">
            <text:p>0.0010165</text:p>
          </table:table-cell>
          <table:table-cell office:value-type="float" office:value="0.00551517" calcext:value-type="float">
            <text:p>0.00551517</text:p>
          </table:table-cell>
          <table:table-cell office:value-type="float" office:value="0.00364559" calcext:value-type="float">
            <text:p>0.00364559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118354" calcext:value-type="float">
            <text:p>0.118354</text:p>
          </table:table-cell>
          <table:table-cell office:value-type="float" office:value="0.0258184" calcext:value-type="float">
            <text:p>0.0258184</text:p>
          </table:table-cell>
          <table:table-cell office:value-type="float" office:value="0.00097229" calcext:value-type="float">
            <text:p>0.00097229</text:p>
          </table:table-cell>
          <table:table-cell office:value-type="float" office:value="0.00540503" calcext:value-type="float">
            <text:p>0.00540503</text:p>
          </table:table-cell>
          <table:table-cell office:value-type="float" office:value="0.00366651" calcext:value-type="float">
            <text:p>0.0036665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119669" calcext:value-type="float">
            <text:p>0.119669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0102519" calcext:value-type="float">
            <text:p>0.00102519</text:p>
          </table:table-cell>
          <table:table-cell office:value-type="float" office:value="0.00538569" calcext:value-type="float">
            <text:p>0.00538569</text:p>
          </table:table-cell>
          <table:table-cell office:value-type="float" office:value="0.00368625" calcext:value-type="float">
            <text:p>0.00368625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119468" calcext:value-type="float">
            <text:p>0.119468</text:p>
          </table:table-cell>
          <table:table-cell office:value-type="float" office:value="0.0257892" calcext:value-type="float">
            <text:p>0.0257892</text:p>
          </table:table-cell>
          <table:table-cell office:value-type="float" office:value="0.00097979" calcext:value-type="float">
            <text:p>0.00097979</text:p>
          </table:table-cell>
          <table:table-cell office:value-type="float" office:value="0.00544174" calcext:value-type="float">
            <text:p>0.00544174</text:p>
          </table:table-cell>
          <table:table-cell office:value-type="float" office:value="0.00371428" calcext:value-type="float">
            <text:p>0.0037142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28786" calcext:value-type="float">
            <text:p>0.28786</text:p>
          </table:table-cell>
          <table:table-cell office:value-type="float" office:value="0.0259427" calcext:value-type="float">
            <text:p>0.0259427</text:p>
          </table:table-cell>
          <table:table-cell office:value-type="float" office:value="0.00102124" calcext:value-type="float">
            <text:p>0.00102124</text:p>
          </table:table-cell>
          <table:table-cell office:value-type="float" office:value="0.0054674" calcext:value-type="float">
            <text:p>0.0054674</text:p>
          </table:table-cell>
          <table:table-cell office:value-type="float" office:value="0.00373125" calcext:value-type="float">
            <text:p>0.00373125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289795" calcext:value-type="float">
            <text:p>0.289795</text:p>
          </table:table-cell>
          <table:table-cell office:value-type="float" office:value="0.0261287" calcext:value-type="float">
            <text:p>0.0261287</text:p>
          </table:table-cell>
          <table:table-cell office:value-type="float" office:value="0.000966368" calcext:value-type="float">
            <text:p>0.000966368</text:p>
          </table:table-cell>
          <table:table-cell office:value-type="float" office:value="0.00546977" calcext:value-type="float">
            <text:p>0.00546977</text:p>
          </table:table-cell>
          <table:table-cell office:value-type="float" office:value="0.00374389" calcext:value-type="float">
            <text:p>0.00374389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91967" calcext:value-type="float">
            <text:p>0.291967</text:p>
          </table:table-cell>
          <table:table-cell office:value-type="float" office:value="0.0264974" calcext:value-type="float">
            <text:p>0.0264974</text:p>
          </table:table-cell>
          <table:table-cell office:value-type="float" office:value="0.000967947" calcext:value-type="float">
            <text:p>0.000967947</text:p>
          </table:table-cell>
          <table:table-cell office:value-type="float" office:value="0.00551004" calcext:value-type="float">
            <text:p>0.00551004</text:p>
          </table:table-cell>
          <table:table-cell office:value-type="float" office:value="0.00377428" calcext:value-type="float">
            <text:p>0.00377428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295224" calcext:value-type="float">
            <text:p>0.295224</text:p>
          </table:table-cell>
          <table:table-cell office:value-type="float" office:value="0.0265645" calcext:value-type="float">
            <text:p>0.0265645</text:p>
          </table:table-cell>
          <table:table-cell office:value-type="float" office:value="0.00102321" calcext:value-type="float">
            <text:p>0.00102321</text:p>
          </table:table-cell>
          <table:table-cell office:value-type="float" office:value="0.0055582" calcext:value-type="float">
            <text:p>0.0055582</text:p>
          </table:table-cell>
          <table:table-cell office:value-type="float" office:value="0.0038035" calcext:value-type="float">
            <text:p>0.0038035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300081" calcext:value-type="float">
            <text:p>0.300081</text:p>
          </table:table-cell>
          <table:table-cell office:value-type="float" office:value="0.0269276" calcext:value-type="float">
            <text:p>0.0269276</text:p>
          </table:table-cell>
          <table:table-cell office:value-type="float" office:value="0.000967552" calcext:value-type="float">
            <text:p>0.000967552</text:p>
          </table:table-cell>
          <table:table-cell office:value-type="float" office:value="0.00558741" calcext:value-type="float">
            <text:p>0.00558741</text:p>
          </table:table-cell>
          <table:table-cell office:value-type="float" office:value="0.00383389" calcext:value-type="float">
            <text:p>0.00383389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30237" calcext:value-type="float">
            <text:p>0.30237</text:p>
          </table:table-cell>
          <table:table-cell office:value-type="float" office:value="0.0279098" calcext:value-type="float">
            <text:p>0.0279098</text:p>
          </table:table-cell>
          <table:table-cell office:value-type="float" office:value="0.00102006" calcext:value-type="float">
            <text:p>0.00102006</text:p>
          </table:table-cell>
          <table:table-cell office:value-type="float" office:value="0.00561899" calcext:value-type="float">
            <text:p>0.00561899</text:p>
          </table:table-cell>
          <table:table-cell office:value-type="float" office:value="0.0038406" calcext:value-type="float">
            <text:p>0.0038406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303722" calcext:value-type="float">
            <text:p>0.303722</text:p>
          </table:table-cell>
          <table:table-cell office:value-type="float" office:value="0.0273532" calcext:value-type="float">
            <text:p>0.0273532</text:p>
          </table:table-cell>
          <table:table-cell office:value-type="float" office:value="0.000962026" calcext:value-type="float">
            <text:p>0.000962026</text:p>
          </table:table-cell>
          <table:table-cell office:value-type="float" office:value="0.00562688" calcext:value-type="float">
            <text:p>0.00562688</text:p>
          </table:table-cell>
          <table:table-cell office:value-type="float" office:value="0.00387179" calcext:value-type="float">
            <text:p>0.00387179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303635" calcext:value-type="float">
            <text:p>0.303635</text:p>
          </table:table-cell>
          <table:table-cell office:value-type="float" office:value="0.0274175" calcext:value-type="float">
            <text:p>0.0274175</text:p>
          </table:table-cell>
          <table:table-cell office:value-type="float" office:value="0.00101413" calcext:value-type="float">
            <text:p>0.00101413</text:p>
          </table:table-cell>
          <table:table-cell office:value-type="float" office:value="0.00565373" calcext:value-type="float">
            <text:p>0.00565373</text:p>
          </table:table-cell>
          <table:table-cell office:value-type="float" office:value="0.00386468" calcext:value-type="float">
            <text:p>0.00386468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306924" calcext:value-type="float">
            <text:p>0.306924</text:p>
          </table:table-cell>
          <table:table-cell office:value-type="float" office:value="0.0281624" calcext:value-type="float">
            <text:p>0.0281624</text:p>
          </table:table-cell>
          <table:table-cell office:value-type="float" office:value="0.00097229" calcext:value-type="float">
            <text:p>0.00097229</text:p>
          </table:table-cell>
          <table:table-cell office:value-type="float" office:value="0.00570228" calcext:value-type="float">
            <text:p>0.00570228</text:p>
          </table:table-cell>
          <table:table-cell office:value-type="float" office:value="0.00389942" calcext:value-type="float">
            <text:p>0.00389942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311401" calcext:value-type="float">
            <text:p>0.311401</text:p>
          </table:table-cell>
          <table:table-cell office:value-type="float" office:value="0.027969" calcext:value-type="float">
            <text:p>0.027969</text:p>
          </table:table-cell>
          <table:table-cell office:value-type="float" office:value="0.0010244" calcext:value-type="float">
            <text:p>0.0010244</text:p>
          </table:table-cell>
          <table:table-cell office:value-type="float" office:value="0.00574097" calcext:value-type="float">
            <text:p>0.00574097</text:p>
          </table:table-cell>
          <table:table-cell office:value-type="float" office:value="0.00391916" calcext:value-type="float">
            <text:p>0.0039191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310269" calcext:value-type="float">
            <text:p>0.310269</text:p>
          </table:table-cell>
          <table:table-cell office:value-type="float" office:value="0.0282343" calcext:value-type="float">
            <text:p>0.0282343</text:p>
          </table:table-cell>
          <table:table-cell office:value-type="float" office:value="0.000977421" calcext:value-type="float">
            <text:p>0.000977421</text:p>
          </table:table-cell>
          <table:table-cell office:value-type="float" office:value="0.00575755" calcext:value-type="float">
            <text:p>0.00575755</text:p>
          </table:table-cell>
          <table:table-cell office:value-type="float" office:value="0.00394324" calcext:value-type="float">
            <text:p>0.00394324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313036" calcext:value-type="float">
            <text:p>0.313036</text:p>
          </table:table-cell>
          <table:table-cell office:value-type="float" office:value="0.0284984" calcext:value-type="float">
            <text:p>0.0284984</text:p>
          </table:table-cell>
          <table:table-cell office:value-type="float" office:value="0.00103111" calcext:value-type="float">
            <text:p>0.00103111</text:p>
          </table:table-cell>
          <table:table-cell office:value-type="float" office:value="0.00582229" calcext:value-type="float">
            <text:p>0.00582229</text:p>
          </table:table-cell>
          <table:table-cell office:value-type="float" office:value="0.00397403" calcext:value-type="float">
            <text:p>0.00397403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312918" calcext:value-type="float">
            <text:p>0.312918</text:p>
          </table:table-cell>
          <table:table-cell office:value-type="float" office:value="0.0289346" calcext:value-type="float">
            <text:p>0.0289346</text:p>
          </table:table-cell>
          <table:table-cell office:value-type="float" office:value="0.00098729" calcext:value-type="float">
            <text:p>0.00098729</text:p>
          </table:table-cell>
          <table:table-cell office:value-type="float" office:value="0.00582939" calcext:value-type="float">
            <text:p>0.00582939</text:p>
          </table:table-cell>
          <table:table-cell office:value-type="float" office:value="0.00398469" calcext:value-type="float">
            <text:p>0.00398469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316656" calcext:value-type="float">
            <text:p>0.316656</text:p>
          </table:table-cell>
          <table:table-cell office:value-type="float" office:value="0.030094" calcext:value-type="float">
            <text:p>0.030094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599519" calcext:value-type="float">
            <text:p>0.00599519</text:p>
          </table:table-cell>
          <table:table-cell office:value-type="float" office:value="0.00400285" calcext:value-type="float">
            <text:p>0.0040028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319252" calcext:value-type="float">
            <text:p>0.319252</text:p>
          </table:table-cell>
          <table:table-cell office:value-type="float" office:value="0.0291276" calcext:value-type="float">
            <text:p>0.0291276</text:p>
          </table:table-cell>
          <table:table-cell office:value-type="float" office:value="0.000990448" calcext:value-type="float">
            <text:p>0.000990448</text:p>
          </table:table-cell>
          <table:table-cell office:value-type="float" office:value="0.00631574" calcext:value-type="float">
            <text:p>0.00631574</text:p>
          </table:table-cell>
          <table:table-cell office:value-type="float" office:value="0.00404627" calcext:value-type="float">
            <text:p>0.00404627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325779" calcext:value-type="float">
            <text:p>0.325779</text:p>
          </table:table-cell>
          <table:table-cell office:value-type="float" office:value="0.0291367" calcext:value-type="float">
            <text:p>0.0291367</text:p>
          </table:table-cell>
          <table:table-cell office:value-type="float" office:value="0.00103466" calcext:value-type="float">
            <text:p>0.00103466</text:p>
          </table:table-cell>
          <table:table-cell office:value-type="float" office:value="0.00589019" calcext:value-type="float">
            <text:p>0.00589019</text:p>
          </table:table-cell>
          <table:table-cell office:value-type="float" office:value="0.00403403" calcext:value-type="float">
            <text:p>0.00403403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322186" calcext:value-type="float">
            <text:p>0.322186</text:p>
          </table:table-cell>
          <table:table-cell office:value-type="float" office:value="0.0294328" calcext:value-type="float">
            <text:p>0.0294328</text:p>
          </table:table-cell>
          <table:table-cell office:value-type="float" office:value="0.000982159" calcext:value-type="float">
            <text:p>0.000982159</text:p>
          </table:table-cell>
          <table:table-cell office:value-type="float" office:value="0.00592532" calcext:value-type="float">
            <text:p>0.00592532</text:p>
          </table:table-cell>
          <table:table-cell office:value-type="float" office:value="0.0040593" calcext:value-type="float">
            <text:p>0.0040593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328962" calcext:value-type="float">
            <text:p>0.328962</text:p>
          </table:table-cell>
          <table:table-cell office:value-type="float" office:value="0.0297245" calcext:value-type="float">
            <text:p>0.0297245</text:p>
          </table:table-cell>
          <table:table-cell office:value-type="float" office:value="0.00104927" calcext:value-type="float">
            <text:p>0.00104927</text:p>
          </table:table-cell>
          <table:table-cell office:value-type="float" office:value="0.00598256" calcext:value-type="float">
            <text:p>0.00598256</text:p>
          </table:table-cell>
          <table:table-cell office:value-type="float" office:value="0.00409246" calcext:value-type="float">
            <text:p>0.00409246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326683" calcext:value-type="float">
            <text:p>0.326683</text:p>
          </table:table-cell>
          <table:table-cell office:value-type="float" office:value="0.0299535" calcext:value-type="float">
            <text:p>0.0299535</text:p>
          </table:table-cell>
          <table:table-cell office:value-type="float" office:value="0.00098729" calcext:value-type="float">
            <text:p>0.00098729</text:p>
          </table:table-cell>
          <table:table-cell office:value-type="float" office:value="0.00602954" calcext:value-type="float">
            <text:p>0.00602954</text:p>
          </table:table-cell>
          <table:table-cell office:value-type="float" office:value="0.00414338" calcext:value-type="float">
            <text:p>0.00414338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327917" calcext:value-type="float">
            <text:p>0.327917</text:p>
          </table:table-cell>
          <table:table-cell office:value-type="float" office:value="0.030015" calcext:value-type="float">
            <text:p>0.030015</text:p>
          </table:table-cell>
          <table:table-cell office:value-type="float" office:value="0.00103742" calcext:value-type="float">
            <text:p>0.00103742</text:p>
          </table:table-cell>
          <table:table-cell office:value-type="float" office:value="0.00604375" calcext:value-type="float">
            <text:p>0.00604375</text:p>
          </table:table-cell>
          <table:table-cell office:value-type="float" office:value="0.00461117" calcext:value-type="float">
            <text:p>0.0046111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330963" calcext:value-type="float">
            <text:p>0.330963</text:p>
          </table:table-cell>
          <table:table-cell office:value-type="float" office:value="0.0306123" calcext:value-type="float">
            <text:p>0.0306123</text:p>
          </table:table-cell>
          <table:table-cell office:value-type="float" office:value="0.000996765" calcext:value-type="float">
            <text:p>0.000996765</text:p>
          </table:table-cell>
          <table:table-cell office:value-type="float" office:value="0.00606546" calcext:value-type="float">
            <text:p>0.00606546</text:p>
          </table:table-cell>
          <table:table-cell office:value-type="float" office:value="0.00417694" calcext:value-type="float">
            <text:p>0.00417694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332362" calcext:value-type="float">
            <text:p>0.332362</text:p>
          </table:table-cell>
          <table:table-cell office:value-type="float" office:value="0.030739" calcext:value-type="float">
            <text:p>0.030739</text:p>
          </table:table-cell>
          <table:table-cell office:value-type="float" office:value="0.00105519" calcext:value-type="float">
            <text:p>0.00105519</text:p>
          </table:table-cell>
          <table:table-cell office:value-type="float" office:value="0.00610415" calcext:value-type="float">
            <text:p>0.00610415</text:p>
          </table:table-cell>
          <table:table-cell office:value-type="float" office:value="0.00420023" calcext:value-type="float">
            <text:p>0.00420023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33346" calcext:value-type="float">
            <text:p>0.33346</text:p>
          </table:table-cell>
          <table:table-cell office:value-type="float" office:value="0.0309183" calcext:value-type="float">
            <text:p>0.0309183</text:p>
          </table:table-cell>
          <table:table-cell office:value-type="float" office:value="0.00101098" calcext:value-type="float">
            <text:p>0.00101098</text:p>
          </table:table-cell>
          <table:table-cell office:value-type="float" office:value="0.00614402" calcext:value-type="float">
            <text:p>0.00614402</text:p>
          </table:table-cell>
          <table:table-cell office:value-type="float" office:value="0.00421286" calcext:value-type="float">
            <text:p>0.00421286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33661" calcext:value-type="float">
            <text:p>0.33661</text:p>
          </table:table-cell>
          <table:table-cell office:value-type="float" office:value="0.0310663" calcext:value-type="float">
            <text:p>0.0310663</text:p>
          </table:table-cell>
          <table:table-cell office:value-type="float" office:value="0.00100663" calcext:value-type="float">
            <text:p>0.00100663</text:p>
          </table:table-cell>
          <table:table-cell office:value-type="float" office:value="0.00618507" calcext:value-type="float">
            <text:p>0.00618507</text:p>
          </table:table-cell>
          <table:table-cell office:value-type="float" office:value="0.00432142" calcext:value-type="float">
            <text:p>0.0043214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312901" calcext:value-type="float">
            <text:p>0.0312901</text:p>
          </table:table-cell>
          <table:table-cell office:value-type="float" office:value="0.00104887" calcext:value-type="float">
            <text:p>0.00104887</text:p>
          </table:table-cell>
          <table:table-cell office:value-type="float" office:value="0.00617876" calcext:value-type="float">
            <text:p>0.00617876</text:p>
          </table:table-cell>
          <table:table-cell office:value-type="float" office:value="0.00526055" calcext:value-type="float">
            <text:p>0.00526055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339621" calcext:value-type="float">
            <text:p>0.339621</text:p>
          </table:table-cell>
          <table:table-cell office:value-type="float" office:value="0.0313714" calcext:value-type="float">
            <text:p>0.0313714</text:p>
          </table:table-cell>
          <table:table-cell office:value-type="float" office:value="0.00100348" calcext:value-type="float">
            <text:p>0.00100348</text:p>
          </table:table-cell>
          <table:table-cell office:value-type="float" office:value="0.00624152" calcext:value-type="float">
            <text:p>0.00624152</text:p>
          </table:table-cell>
          <table:table-cell office:value-type="float" office:value="0.0042855" calcext:value-type="float">
            <text:p>0.0042855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341261" calcext:value-type="float">
            <text:p>0.341261</text:p>
          </table:table-cell>
          <table:table-cell office:value-type="float" office:value="0.031647" calcext:value-type="float">
            <text:p>0.031647</text:p>
          </table:table-cell>
          <table:table-cell office:value-type="float" office:value="0.00104295" calcext:value-type="float">
            <text:p>0.00104295</text:p>
          </table:table-cell>
          <table:table-cell office:value-type="float" office:value="0.00641166" calcext:value-type="float">
            <text:p>0.00641166</text:p>
          </table:table-cell>
          <table:table-cell office:value-type="float" office:value="0.0042851" calcext:value-type="float">
            <text:p>0.0042851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344988" calcext:value-type="float">
            <text:p>0.344988</text:p>
          </table:table-cell>
          <table:table-cell office:value-type="float" office:value="0.0320749" calcext:value-type="float">
            <text:p>0.0320749</text:p>
          </table:table-cell>
          <table:table-cell office:value-type="float" office:value="0.000996765" calcext:value-type="float">
            <text:p>0.000996765</text:p>
          </table:table-cell>
          <table:table-cell office:value-type="float" office:value="0.00720473" calcext:value-type="float">
            <text:p>0.00720473</text:p>
          </table:table-cell>
          <table:table-cell office:value-type="float" office:value="0.00431589" calcext:value-type="float">
            <text:p>0.00431589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343236" calcext:value-type="float">
            <text:p>0.343236</text:p>
          </table:table-cell>
          <table:table-cell office:value-type="float" office:value="0.0321061" calcext:value-type="float">
            <text:p>0.0321061</text:p>
          </table:table-cell>
          <table:table-cell office:value-type="float" office:value="0.00105716" calcext:value-type="float">
            <text:p>0.00105716</text:p>
          </table:table-cell>
          <table:table-cell office:value-type="float" office:value="0.00672115" calcext:value-type="float">
            <text:p>0.00672115</text:p>
          </table:table-cell>
          <table:table-cell office:value-type="float" office:value="0.00435024" calcext:value-type="float">
            <text:p>0.00435024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348665" calcext:value-type="float">
            <text:p>0.348665</text:p>
          </table:table-cell>
          <table:table-cell office:value-type="float" office:value="0.0322352" calcext:value-type="float">
            <text:p>0.0322352</text:p>
          </table:table-cell>
          <table:table-cell office:value-type="float" office:value="0.00100426" calcext:value-type="float">
            <text:p>0.00100426</text:p>
          </table:table-cell>
          <table:table-cell office:value-type="float" office:value="0.00715578" calcext:value-type="float">
            <text:p>0.00715578</text:p>
          </table:table-cell>
          <table:table-cell office:value-type="float" office:value="0.00434392" calcext:value-type="float">
            <text:p>0.0043439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349699" calcext:value-type="float">
            <text:p>0.349699</text:p>
          </table:table-cell>
          <table:table-cell office:value-type="float" office:value="0.0325158" calcext:value-type="float">
            <text:p>0.0325158</text:p>
          </table:table-cell>
          <table:table-cell office:value-type="float" office:value="0.00105322" calcext:value-type="float">
            <text:p>0.00105322</text:p>
          </table:table-cell>
          <table:table-cell office:value-type="float" office:value="0.00640732" calcext:value-type="float">
            <text:p>0.00640732</text:p>
          </table:table-cell>
          <table:table-cell office:value-type="float" office:value="0.00437945" calcext:value-type="float">
            <text:p>0.00437945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352582" calcext:value-type="float">
            <text:p>0.352582</text:p>
          </table:table-cell>
          <table:table-cell office:value-type="float" office:value="0.0329007" calcext:value-type="float">
            <text:p>0.0329007</text:p>
          </table:table-cell>
          <table:table-cell office:value-type="float" office:value="0.00100466" calcext:value-type="float">
            <text:p>0.00100466</text:p>
          </table:table-cell>
          <table:table-cell office:value-type="float" office:value="0.00773687" calcext:value-type="float">
            <text:p>0.00773687</text:p>
          </table:table-cell>
          <table:table-cell office:value-type="float" office:value="0.00440945" calcext:value-type="float">
            <text:p>0.00440945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357924" calcext:value-type="float">
            <text:p>0.357924</text:p>
          </table:table-cell>
          <table:table-cell office:value-type="float" office:value="0.0330097" calcext:value-type="float">
            <text:p>0.0330097</text:p>
          </table:table-cell>
          <table:table-cell office:value-type="float" office:value="0.0010465" calcext:value-type="float">
            <text:p>0.0010465</text:p>
          </table:table-cell>
          <table:table-cell office:value-type="float" office:value="0.00643851" calcext:value-type="float">
            <text:p>0.00643851</text:p>
          </table:table-cell>
          <table:table-cell office:value-type="float" office:value="0.00442406" calcext:value-type="float">
            <text:p>0.00442406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362681" calcext:value-type="float">
            <text:p>0.362681</text:p>
          </table:table-cell>
          <table:table-cell office:value-type="float" office:value="0.0334076" calcext:value-type="float">
            <text:p>0.0334076</text:p>
          </table:table-cell>
          <table:table-cell office:value-type="float" office:value="0.00100663" calcext:value-type="float">
            <text:p>0.00100663</text:p>
          </table:table-cell>
          <table:table-cell office:value-type="float" office:value="0.0064614" calcext:value-type="float">
            <text:p>0.0064614</text:p>
          </table:table-cell>
          <table:table-cell office:value-type="float" office:value="0.00443274" calcext:value-type="float">
            <text:p>0.00443274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35848" calcext:value-type="float">
            <text:p>0.35848</text:p>
          </table:table-cell>
          <table:table-cell office:value-type="float" office:value="0.0333034" calcext:value-type="float">
            <text:p>0.0333034</text:p>
          </table:table-cell>
          <table:table-cell office:value-type="float" office:value="0.00106743" calcext:value-type="float">
            <text:p>0.00106743</text:p>
          </table:table-cell>
          <table:table-cell office:value-type="float" office:value="0.00651154" calcext:value-type="float">
            <text:p>0.00651154</text:p>
          </table:table-cell>
          <table:table-cell office:value-type="float" office:value="0.00447419" calcext:value-type="float">
            <text:p>0.00447419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362594" calcext:value-type="float">
            <text:p>0.362594</text:p>
          </table:table-cell>
          <table:table-cell office:value-type="float" office:value="0.033245" calcext:value-type="float">
            <text:p>0.033245</text:p>
          </table:table-cell>
          <table:table-cell office:value-type="float" office:value="0.00101177" calcext:value-type="float">
            <text:p>0.00101177</text:p>
          </table:table-cell>
          <table:table-cell office:value-type="float" office:value="0.0072525" calcext:value-type="float">
            <text:p>0.0072525</text:p>
          </table:table-cell>
          <table:table-cell office:value-type="float" office:value="0.00450024" calcext:value-type="float">
            <text:p>0.00450024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362534" calcext:value-type="float">
            <text:p>0.362534</text:p>
          </table:table-cell>
          <table:table-cell office:value-type="float" office:value="0.0336358" calcext:value-type="float">
            <text:p>0.0336358</text:p>
          </table:table-cell>
          <table:table-cell office:value-type="float" office:value="0.00106427" calcext:value-type="float">
            <text:p>0.00106427</text:p>
          </table:table-cell>
          <table:table-cell office:value-type="float" office:value="0.00677524" calcext:value-type="float">
            <text:p>0.00677524</text:p>
          </table:table-cell>
          <table:table-cell office:value-type="float" office:value="0.00451722" calcext:value-type="float">
            <text:p>0.00451722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366621" calcext:value-type="float">
            <text:p>0.366621</text:p>
          </table:table-cell>
          <table:table-cell office:value-type="float" office:value="0.0339757" calcext:value-type="float">
            <text:p>0.0339757</text:p>
          </table:table-cell>
          <table:table-cell office:value-type="float" office:value="0.00101769" calcext:value-type="float">
            <text:p>0.00101769</text:p>
          </table:table-cell>
          <table:table-cell office:value-type="float" office:value="0.0065597" calcext:value-type="float">
            <text:p>0.0065597</text:p>
          </table:table-cell>
          <table:table-cell office:value-type="float" office:value="0.00450774" calcext:value-type="float">
            <text:p>0.00450774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0343827" calcext:value-type="float">
            <text:p>0.0343827</text:p>
          </table:table-cell>
          <table:table-cell office:value-type="float" office:value="0.00106624" calcext:value-type="float">
            <text:p>0.00106624</text:p>
          </table:table-cell>
          <table:table-cell office:value-type="float" office:value="0.00703143" calcext:value-type="float">
            <text:p>0.00703143</text:p>
          </table:table-cell>
          <table:table-cell office:value-type="float" office:value="0.0045488" calcext:value-type="float">
            <text:p>0.0045488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373289" calcext:value-type="float">
            <text:p>0.373289</text:p>
          </table:table-cell>
          <table:table-cell office:value-type="float" office:value="0.0349416" calcext:value-type="float">
            <text:p>0.0349416</text:p>
          </table:table-cell>
          <table:table-cell office:value-type="float" office:value="0.00100861" calcext:value-type="float">
            <text:p>0.00100861</text:p>
          </table:table-cell>
          <table:table-cell office:value-type="float" office:value="0.00697696" calcext:value-type="float">
            <text:p>0.00697696</text:p>
          </table:table-cell>
          <table:table-cell office:value-type="float" office:value="0.00458235" calcext:value-type="float">
            <text:p>0.0045823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370872" calcext:value-type="float">
            <text:p>0.370872</text:p>
          </table:table-cell>
          <table:table-cell office:value-type="float" office:value="0.0348177" calcext:value-type="float">
            <text:p>0.0348177</text:p>
          </table:table-cell>
          <table:table-cell office:value-type="float" office:value="0.00107414" calcext:value-type="float">
            <text:p>0.00107414</text:p>
          </table:table-cell>
          <table:table-cell office:value-type="float" office:value="0.00668326" calcext:value-type="float">
            <text:p>0.00668326</text:p>
          </table:table-cell>
          <table:table-cell office:value-type="float" office:value="0.00459499" calcext:value-type="float">
            <text:p>0.00459499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377593" calcext:value-type="float">
            <text:p>0.377593</text:p>
          </table:table-cell>
          <table:table-cell office:value-type="float" office:value="0.0350506" calcext:value-type="float">
            <text:p>0.0350506</text:p>
          </table:table-cell>
          <table:table-cell office:value-type="float" office:value="0.00106743" calcext:value-type="float">
            <text:p>0.00106743</text:p>
          </table:table-cell>
          <table:table-cell office:value-type="float" office:value="0.0067476" calcext:value-type="float">
            <text:p>0.0067476</text:p>
          </table:table-cell>
          <table:table-cell office:value-type="float" office:value="0.0046392" calcext:value-type="float">
            <text:p>0.0046392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376056" calcext:value-type="float">
            <text:p>0.376056</text:p>
          </table:table-cell>
          <table:table-cell office:value-type="float" office:value="0.0352251" calcext:value-type="float">
            <text:p>0.0352251</text:p>
          </table:table-cell>
          <table:table-cell office:value-type="float" office:value="0.00104808" calcext:value-type="float">
            <text:p>0.00104808</text:p>
          </table:table-cell>
          <table:table-cell office:value-type="float" office:value="0.00675945" calcext:value-type="float">
            <text:p>0.00675945</text:p>
          </table:table-cell>
          <table:table-cell office:value-type="float" office:value="0.00465499" calcext:value-type="float">
            <text:p>0.00465499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377225" calcext:value-type="float">
            <text:p>0.377225</text:p>
          </table:table-cell>
          <table:table-cell office:value-type="float" office:value="0.0353569" calcext:value-type="float">
            <text:p>0.0353569</text:p>
          </table:table-cell>
          <table:table-cell office:value-type="float" office:value="0.00109585" calcext:value-type="float">
            <text:p>0.00109585</text:p>
          </table:table-cell>
          <table:table-cell office:value-type="float" office:value="0.00676931" calcext:value-type="float">
            <text:p>0.00676931</text:p>
          </table:table-cell>
          <table:table-cell office:value-type="float" office:value="0.00465223" calcext:value-type="float">
            <text:p>0.00465223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37952" calcext:value-type="float">
            <text:p>0.37952</text:p>
          </table:table-cell>
          <table:table-cell office:value-type="float" office:value="0.035634" calcext:value-type="float">
            <text:p>0.035634</text:p>
          </table:table-cell>
          <table:table-cell office:value-type="float" office:value="0.00107216" calcext:value-type="float">
            <text:p>0.00107216</text:p>
          </table:table-cell>
          <table:table-cell office:value-type="float" office:value="0.00679221" calcext:value-type="float">
            <text:p>0.00679221</text:p>
          </table:table-cell>
          <table:table-cell office:value-type="float" office:value="0.0046842" calcext:value-type="float">
            <text:p>0.0046842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382315" calcext:value-type="float">
            <text:p>0.382315</text:p>
          </table:table-cell>
          <table:table-cell office:value-type="float" office:value="0.0360391" calcext:value-type="float">
            <text:p>0.0360391</text:p>
          </table:table-cell>
          <table:table-cell office:value-type="float" office:value="0.00112467" calcext:value-type="float">
            <text:p>0.00112467</text:p>
          </table:table-cell>
          <table:table-cell office:value-type="float" office:value="0.00683761" calcext:value-type="float">
            <text:p>0.00683761</text:p>
          </table:table-cell>
          <table:table-cell office:value-type="float" office:value="0.00470828" calcext:value-type="float">
            <text:p>0.00470828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385646" calcext:value-type="float">
            <text:p>0.385646</text:p>
          </table:table-cell>
          <table:table-cell office:value-type="float" office:value="0.0364895" calcext:value-type="float">
            <text:p>0.0364895</text:p>
          </table:table-cell>
          <table:table-cell office:value-type="float" office:value="0.00105756" calcext:value-type="float">
            <text:p>0.00105756</text:p>
          </table:table-cell>
          <table:table-cell office:value-type="float" office:value="0.00691182" calcext:value-type="float">
            <text:p>0.00691182</text:p>
          </table:table-cell>
          <table:table-cell office:value-type="float" office:value="0.00473986" calcext:value-type="float">
            <text:p>0.00473986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388604" calcext:value-type="float">
            <text:p>0.388604</text:p>
          </table:table-cell>
          <table:table-cell office:value-type="float" office:value="0.0363553" calcext:value-type="float">
            <text:p>0.0363553</text:p>
          </table:table-cell>
          <table:table-cell office:value-type="float" office:value="0.00113375" calcext:value-type="float">
            <text:p>0.00113375</text:p>
          </table:table-cell>
          <table:table-cell office:value-type="float" office:value="0.00689169" calcext:value-type="float">
            <text:p>0.00689169</text:p>
          </table:table-cell>
          <table:table-cell office:value-type="float" office:value="0.00475605" calcext:value-type="float">
            <text:p>0.00475605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393456" calcext:value-type="float">
            <text:p>0.393456</text:p>
          </table:table-cell>
          <table:table-cell office:value-type="float" office:value="0.0364776" calcext:value-type="float">
            <text:p>0.0364776</text:p>
          </table:table-cell>
          <table:table-cell office:value-type="float" office:value="0.00105164" calcext:value-type="float">
            <text:p>0.00105164</text:p>
          </table:table-cell>
          <table:table-cell office:value-type="float" office:value="0.00688064" calcext:value-type="float">
            <text:p>0.00688064</text:p>
          </table:table-cell>
          <table:table-cell office:value-type="float" office:value="0.00476434" calcext:value-type="float">
            <text:p>0.00476434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394386" calcext:value-type="float">
            <text:p>0.394386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0112269" calcext:value-type="float">
            <text:p>0.00112269</text:p>
          </table:table-cell>
          <table:table-cell office:value-type="float" office:value="0.0069509" calcext:value-type="float">
            <text:p>0.0069509</text:p>
          </table:table-cell>
          <table:table-cell office:value-type="float" office:value="0.0047896" calcext:value-type="float">
            <text:p>0.004789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0369671" calcext:value-type="float">
            <text:p>0.0369671</text:p>
          </table:table-cell>
          <table:table-cell office:value-type="float" office:value="0.00105874" calcext:value-type="float">
            <text:p>0.00105874</text:p>
          </table:table-cell>
          <table:table-cell office:value-type="float" office:value="0.00699748" calcext:value-type="float">
            <text:p>0.00699748</text:p>
          </table:table-cell>
          <table:table-cell office:value-type="float" office:value="0.00482237" calcext:value-type="float">
            <text:p>0.00482237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39831" calcext:value-type="float">
            <text:p>0.39831</text:p>
          </table:table-cell>
          <table:table-cell office:value-type="float" office:value="0.037442" calcext:value-type="float">
            <text:p>0.037442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00700143" calcext:value-type="float">
            <text:p>0.00700143</text:p>
          </table:table-cell>
          <table:table-cell office:value-type="float" office:value="0.00483224" calcext:value-type="float">
            <text:p>0.00483224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402741" calcext:value-type="float">
            <text:p>0.402741</text:p>
          </table:table-cell>
          <table:table-cell office:value-type="float" office:value="0.0381617" calcext:value-type="float">
            <text:p>0.0381617</text:p>
          </table:table-cell>
          <table:table-cell office:value-type="float" office:value="0.00111638" calcext:value-type="float">
            <text:p>0.00111638</text:p>
          </table:table-cell>
          <table:table-cell office:value-type="float" office:value="0.00702433" calcext:value-type="float">
            <text:p>0.00702433</text:p>
          </table:table-cell>
          <table:table-cell office:value-type="float" office:value="0.00486421" calcext:value-type="float">
            <text:p>0.00486421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401641" calcext:value-type="float">
            <text:p>0.401641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0.00145824" calcext:value-type="float">
            <text:p>0.00145824</text:p>
          </table:table-cell>
          <table:table-cell office:value-type="float" office:value="0.00708591" calcext:value-type="float">
            <text:p>0.00708591</text:p>
          </table:table-cell>
          <table:table-cell office:value-type="float" office:value="0.00502014" calcext:value-type="float">
            <text:p>0.00502014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403429" calcext:value-type="float">
            <text:p>0.403429</text:p>
          </table:table-cell>
          <table:table-cell office:value-type="float" office:value="0.0381455" calcext:value-type="float">
            <text:p>0.0381455</text:p>
          </table:table-cell>
          <table:table-cell office:value-type="float" office:value="0.00137652" calcext:value-type="float">
            <text:p>0.00137652</text:p>
          </table:table-cell>
          <table:table-cell office:value-type="float" office:value="0.00715657" calcext:value-type="float">
            <text:p>0.00715657</text:p>
          </table:table-cell>
          <table:table-cell office:value-type="float" office:value="0.00493645" calcext:value-type="float">
            <text:p>0.00493645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409354" calcext:value-type="float">
            <text:p>0.409354</text:p>
          </table:table-cell>
          <table:table-cell office:value-type="float" office:value="0.0382383" calcext:value-type="float">
            <text:p>0.0382383</text:p>
          </table:table-cell>
          <table:table-cell office:value-type="float" office:value="0.0015593" calcext:value-type="float">
            <text:p>0.0015593</text:p>
          </table:table-cell>
          <table:table-cell office:value-type="float" office:value="0.00714433" calcext:value-type="float">
            <text:p>0.00714433</text:p>
          </table:table-cell>
          <table:table-cell office:value-type="float" office:value="0.00491908" calcext:value-type="float">
            <text:p>0.0049190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417299" calcext:value-type="float">
            <text:p>0.417299</text:p>
          </table:table-cell>
          <table:table-cell office:value-type="float" office:value="0.0385545" calcext:value-type="float">
            <text:p>0.0385545</text:p>
          </table:table-cell>
          <table:table-cell office:value-type="float" office:value="0.00127586" calcext:value-type="float">
            <text:p>0.00127586</text:p>
          </table:table-cell>
          <table:table-cell office:value-type="float" office:value="0.00716684" calcext:value-type="float">
            <text:p>0.00716684</text:p>
          </table:table-cell>
          <table:table-cell office:value-type="float" office:value="0.00494435" calcext:value-type="float">
            <text:p>0.0049443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411691" calcext:value-type="float">
            <text:p>0.411691</text:p>
          </table:table-cell>
          <table:table-cell office:value-type="float" office:value="0.0389409" calcext:value-type="float">
            <text:p>0.0389409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0721421" calcext:value-type="float">
            <text:p>0.00721421</text:p>
          </table:table-cell>
          <table:table-cell office:value-type="float" office:value="0.00496961" calcext:value-type="float">
            <text:p>0.00496961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412933" calcext:value-type="float">
            <text:p>0.412933</text:p>
          </table:table-cell>
          <table:table-cell office:value-type="float" office:value="0.0389007" calcext:value-type="float">
            <text:p>0.0389007</text:p>
          </table:table-cell>
          <table:table-cell office:value-type="float" office:value="0.00116138" calcext:value-type="float">
            <text:p>0.00116138</text:p>
          </table:table-cell>
          <table:table-cell office:value-type="float" office:value="0.00881021" calcext:value-type="float">
            <text:p>0.00881021</text:p>
          </table:table-cell>
          <table:table-cell office:value-type="float" office:value="0.00497711" calcext:value-type="float">
            <text:p>0.00497711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415285" calcext:value-type="float">
            <text:p>0.415285</text:p>
          </table:table-cell>
          <table:table-cell office:value-type="float" office:value="0.0390823" calcext:value-type="float">
            <text:p>0.0390823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00877271" calcext:value-type="float">
            <text:p>0.00877271</text:p>
          </table:table-cell>
          <table:table-cell office:value-type="float" office:value="0.00502843" calcext:value-type="float">
            <text:p>0.0050284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418651" calcext:value-type="float">
            <text:p>0.418651</text:p>
          </table:table-cell>
          <table:table-cell office:value-type="float" office:value="0.0392792" calcext:value-type="float">
            <text:p>0.0392792</text:p>
          </table:table-cell>
          <table:table-cell office:value-type="float" office:value="0.00110572" calcext:value-type="float">
            <text:p>0.00110572</text:p>
          </table:table-cell>
          <table:table-cell office:value-type="float" office:value="0.00869337" calcext:value-type="float">
            <text:p>0.00869337</text:p>
          </table:table-cell>
          <table:table-cell office:value-type="float" office:value="0.00503119" calcext:value-type="float">
            <text:p>0.00503119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421619" calcext:value-type="float">
            <text:p>0.421619</text:p>
          </table:table-cell>
          <table:table-cell office:value-type="float" office:value="0.0395915" calcext:value-type="float">
            <text:p>0.0395915</text:p>
          </table:table-cell>
          <table:table-cell office:value-type="float" office:value="0.00109624" calcext:value-type="float">
            <text:p>0.00109624</text:p>
          </table:table-cell>
          <table:table-cell office:value-type="float" office:value="0.00824768" calcext:value-type="float">
            <text:p>0.00824768</text:p>
          </table:table-cell>
          <table:table-cell office:value-type="float" office:value="0.00504698" calcext:value-type="float">
            <text:p>0.00504698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425216" calcext:value-type="float">
            <text:p>0.425216</text:p>
          </table:table-cell>
          <table:table-cell office:value-type="float" office:value="0.0401382" calcext:value-type="float">
            <text:p>0.0401382</text:p>
          </table:table-cell>
          <table:table-cell office:value-type="float" office:value="0.00112822" calcext:value-type="float">
            <text:p>0.00112822</text:p>
          </table:table-cell>
          <table:table-cell office:value-type="float" office:value="0.00737882" calcext:value-type="float">
            <text:p>0.00737882</text:p>
          </table:table-cell>
          <table:table-cell office:value-type="float" office:value="0.00509159" calcext:value-type="float">
            <text:p>0.00509159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426897" calcext:value-type="float">
            <text:p>0.426897</text:p>
          </table:table-cell>
          <table:table-cell office:value-type="float" office:value="0.0400984" calcext:value-type="float">
            <text:p>0.0400984</text:p>
          </table:table-cell>
          <table:table-cell office:value-type="float" office:value="0.0011294" calcext:value-type="float">
            <text:p>0.0011294</text:p>
          </table:table-cell>
          <table:table-cell office:value-type="float" office:value="0.00753199" calcext:value-type="float">
            <text:p>0.00753199</text:p>
          </table:table-cell>
          <table:table-cell office:value-type="float" office:value="0.0059269" calcext:value-type="float">
            <text:p>0.0059269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431211" calcext:value-type="float">
            <text:p>0.431211</text:p>
          </table:table-cell>
          <table:table-cell office:value-type="float" office:value="0.0402902" calcext:value-type="float">
            <text:p>0.0402902</text:p>
          </table:table-cell>
          <table:table-cell office:value-type="float" office:value="0.00127704" calcext:value-type="float">
            <text:p>0.00127704</text:p>
          </table:table-cell>
          <table:table-cell office:value-type="float" office:value="0.00866376" calcext:value-type="float">
            <text:p>0.00866376</text:p>
          </table:table-cell>
          <table:table-cell office:value-type="float" office:value="0.00512475" calcext:value-type="float">
            <text:p>0.00512475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432565" calcext:value-type="float">
            <text:p>0.432565</text:p>
          </table:table-cell>
          <table:table-cell office:value-type="float" office:value="0.0405468" calcext:value-type="float">
            <text:p>0.0405468</text:p>
          </table:table-cell>
          <table:table-cell office:value-type="float" office:value="0.00155969" calcext:value-type="float">
            <text:p>0.00155969</text:p>
          </table:table-cell>
          <table:table-cell office:value-type="float" office:value="0.00747948" calcext:value-type="float">
            <text:p>0.00747948</text:p>
          </table:table-cell>
          <table:table-cell office:value-type="float" office:value="0.00545951" calcext:value-type="float">
            <text:p>0.00545951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436973" calcext:value-type="float">
            <text:p>0.436973</text:p>
          </table:table-cell>
          <table:table-cell office:value-type="float" office:value="0.0407489" calcext:value-type="float">
            <text:p>0.0407489</text:p>
          </table:table-cell>
          <table:table-cell office:value-type="float" office:value="0.00149495" calcext:value-type="float">
            <text:p>0.00149495</text:p>
          </table:table-cell>
          <table:table-cell office:value-type="float" office:value="0.00753278" calcext:value-type="float">
            <text:p>0.00753278</text:p>
          </table:table-cell>
          <table:table-cell office:value-type="float" office:value="0.00635995" calcext:value-type="float">
            <text:p>0.00635995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436121" calcext:value-type="float">
            <text:p>0.436121</text:p>
          </table:table-cell>
          <table:table-cell office:value-type="float" office:value="0.0424026" calcext:value-type="float">
            <text:p>0.0424026</text:p>
          </table:table-cell>
          <table:table-cell office:value-type="float" office:value="0.00129441" calcext:value-type="float">
            <text:p>0.00129441</text:p>
          </table:table-cell>
          <table:table-cell office:value-type="float" office:value="0.00753396" calcext:value-type="float">
            <text:p>0.00753396</text:p>
          </table:table-cell>
          <table:table-cell office:value-type="float" office:value="0.00518673" calcext:value-type="float">
            <text:p>0.00518673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041017" calcext:value-type="float">
            <text:p>0.041017</text:p>
          </table:table-cell>
          <table:table-cell office:value-type="float" office:value="0.00131415" calcext:value-type="float">
            <text:p>0.00131415</text:p>
          </table:table-cell>
          <table:table-cell office:value-type="float" office:value="0.00755804" calcext:value-type="float">
            <text:p>0.00755804</text:p>
          </table:table-cell>
          <table:table-cell office:value-type="float" office:value="0.00521318" calcext:value-type="float">
            <text:p>0.00521318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441788" calcext:value-type="float">
            <text:p>0.441788</text:p>
          </table:table-cell>
          <table:table-cell office:value-type="float" office:value="0.0411018" calcext:value-type="float">
            <text:p>0.0411018</text:p>
          </table:table-cell>
          <table:table-cell office:value-type="float" office:value="0.00123204" calcext:value-type="float">
            <text:p>0.00123204</text:p>
          </table:table-cell>
          <table:table-cell office:value-type="float" office:value="0.00759752" calcext:value-type="float">
            <text:p>0.00759752</text:p>
          </table:table-cell>
          <table:table-cell office:value-type="float" office:value="0.00521357" calcext:value-type="float">
            <text:p>0.0052135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0.0416079" calcext:value-type="float">
            <text:p>0.0416079</text:p>
          </table:table-cell>
          <table:table-cell office:value-type="float" office:value="0.00129836" calcext:value-type="float">
            <text:p>0.00129836</text:p>
          </table:table-cell>
          <table:table-cell office:value-type="float" office:value="0.00762752" calcext:value-type="float">
            <text:p>0.00762752</text:p>
          </table:table-cell>
          <table:table-cell office:value-type="float" office:value="0.00525107" calcext:value-type="float">
            <text:p>0.00525107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415629" calcext:value-type="float">
            <text:p>0.0415629</text:p>
          </table:table-cell>
          <table:table-cell office:value-type="float" office:value="0.00118072" calcext:value-type="float">
            <text:p>0.00118072</text:p>
          </table:table-cell>
          <table:table-cell office:value-type="float" office:value="0.00773845" calcext:value-type="float">
            <text:p>0.00773845</text:p>
          </table:table-cell>
          <table:table-cell office:value-type="float" office:value="0.00528463" calcext:value-type="float">
            <text:p>0.00528463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419861" calcext:value-type="float">
            <text:p>0.0419861</text:p>
          </table:table-cell>
          <table:table-cell office:value-type="float" office:value="0.00121191" calcext:value-type="float">
            <text:p>0.00121191</text:p>
          </table:table-cell>
          <table:table-cell office:value-type="float" office:value="0.00808741" calcext:value-type="float">
            <text:p>0.00808741</text:p>
          </table:table-cell>
          <table:table-cell office:value-type="float" office:value="0.00528779" calcext:value-type="float">
            <text:p>0.00528779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421341" calcext:value-type="float">
            <text:p>0.0421341</text:p>
          </table:table-cell>
          <table:table-cell office:value-type="float" office:value="0.00113848" calcext:value-type="float">
            <text:p>0.00113848</text:p>
          </table:table-cell>
          <table:table-cell office:value-type="float" office:value="0.00769186" calcext:value-type="float">
            <text:p>0.00769186</text:p>
          </table:table-cell>
          <table:table-cell office:value-type="float" office:value="0.00530437" calcext:value-type="float">
            <text:p>0.00530437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422139" calcext:value-type="float">
            <text:p>0.0422139</text:p>
          </table:table-cell>
          <table:table-cell office:value-type="float" office:value="0.00118941" calcext:value-type="float">
            <text:p>0.00118941</text:p>
          </table:table-cell>
          <table:table-cell office:value-type="float" office:value="0.00777555" calcext:value-type="float">
            <text:p>0.00777555</text:p>
          </table:table-cell>
          <table:table-cell office:value-type="float" office:value="0.00538055" calcext:value-type="float">
            <text:p>0.00538055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426122" calcext:value-type="float">
            <text:p>0.0426122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779134" calcext:value-type="float">
            <text:p>0.00779134</text:p>
          </table:table-cell>
          <table:table-cell office:value-type="float" office:value="0.00535884" calcext:value-type="float">
            <text:p>0.00535884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426651" calcext:value-type="float">
            <text:p>0.0426651</text:p>
          </table:table-cell>
          <table:table-cell office:value-type="float" office:value="0.00119533" calcext:value-type="float">
            <text:p>0.00119533</text:p>
          </table:table-cell>
          <table:table-cell office:value-type="float" office:value="0.00780437" calcext:value-type="float">
            <text:p>0.00780437</text:p>
          </table:table-cell>
          <table:table-cell office:value-type="float" office:value="0.00538134" calcext:value-type="float">
            <text:p>0.00538134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438494" calcext:value-type="float">
            <text:p>0.0438494</text:p>
          </table:table-cell>
          <table:table-cell office:value-type="float" office:value="0.00113572" calcext:value-type="float">
            <text:p>0.00113572</text:p>
          </table:table-cell>
          <table:table-cell office:value-type="float" office:value="0.00784503" calcext:value-type="float">
            <text:p>0.00784503</text:p>
          </table:table-cell>
          <table:table-cell office:value-type="float" office:value="0.00541016" calcext:value-type="float">
            <text:p>0.00541016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436701" calcext:value-type="float">
            <text:p>0.0436701</text:p>
          </table:table-cell>
          <table:table-cell office:value-type="float" office:value="0.00119967" calcext:value-type="float">
            <text:p>0.00119967</text:p>
          </table:table-cell>
          <table:table-cell office:value-type="float" office:value="0.00791569" calcext:value-type="float">
            <text:p>0.00791569</text:p>
          </table:table-cell>
          <table:table-cell office:value-type="float" office:value="0.00543385" calcext:value-type="float">
            <text:p>0.00543385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434349" calcext:value-type="float">
            <text:p>0.0434349</text:p>
          </table:table-cell>
          <table:table-cell office:value-type="float" office:value="0.00112585" calcext:value-type="float">
            <text:p>0.00112585</text:p>
          </table:table-cell>
          <table:table-cell office:value-type="float" office:value="0.00793188" calcext:value-type="float">
            <text:p>0.00793188</text:p>
          </table:table-cell>
          <table:table-cell office:value-type="float" office:value="0.00546188" calcext:value-type="float">
            <text:p>0.0054618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436721" calcext:value-type="float">
            <text:p>0.0436721</text:p>
          </table:table-cell>
          <table:table-cell office:value-type="float" office:value="0.00116927" calcext:value-type="float">
            <text:p>0.00116927</text:p>
          </table:table-cell>
          <table:table-cell office:value-type="float" office:value="0.0079524" calcext:value-type="float">
            <text:p>0.0079524</text:p>
          </table:table-cell>
          <table:table-cell office:value-type="float" office:value="0.00548122" calcext:value-type="float">
            <text:p>0.00548122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437562" calcext:value-type="float">
            <text:p>0.0437562</text:p>
          </table:table-cell>
          <table:table-cell office:value-type="float" office:value="0.00111874" calcext:value-type="float">
            <text:p>0.00111874</text:p>
          </table:table-cell>
          <table:table-cell office:value-type="float" office:value="0.0079224" calcext:value-type="float">
            <text:p>0.0079224</text:p>
          </table:table-cell>
          <table:table-cell office:value-type="float" office:value="0.00547964" calcext:value-type="float">
            <text:p>0.00547964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4443" calcext:value-type="float">
            <text:p>0.04443</text:p>
          </table:table-cell>
          <table:table-cell office:value-type="float" office:value="0.00110967" calcext:value-type="float">
            <text:p>0.00110967</text:p>
          </table:table-cell>
          <table:table-cell office:value-type="float" office:value="0.0079828" calcext:value-type="float">
            <text:p>0.0079828</text:p>
          </table:table-cell>
          <table:table-cell office:value-type="float" office:value="0.00552148" calcext:value-type="float">
            <text:p>0.00552148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443175" calcext:value-type="float">
            <text:p>0.0443175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0829663" calcext:value-type="float">
            <text:p>0.00829663</text:p>
          </table:table-cell>
          <table:table-cell office:value-type="float" office:value="0.00553648" calcext:value-type="float">
            <text:p>0.00553648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444245" calcext:value-type="float">
            <text:p>0.0444245</text:p>
          </table:table-cell>
          <table:table-cell office:value-type="float" office:value="0.00108716" calcext:value-type="float">
            <text:p>0.00108716</text:p>
          </table:table-cell>
          <table:table-cell office:value-type="float" office:value="0.00885127" calcext:value-type="float">
            <text:p>0.00885127</text:p>
          </table:table-cell>
          <table:table-cell office:value-type="float" office:value="0.00555464" calcext:value-type="float">
            <text:p>0.00555464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448055" calcext:value-type="float">
            <text:p>0.0448055</text:p>
          </table:table-cell>
          <table:table-cell office:value-type="float" office:value="0.00114164" calcext:value-type="float">
            <text:p>0.00114164</text:p>
          </table:table-cell>
          <table:table-cell office:value-type="float" office:value="0.00899733" calcext:value-type="float">
            <text:p>0.00899733</text:p>
          </table:table-cell>
          <table:table-cell office:value-type="float" office:value="0.0055803" calcext:value-type="float">
            <text:p>0.0055803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449657" calcext:value-type="float">
            <text:p>0.0449657</text:p>
          </table:table-cell>
          <table:table-cell office:value-type="float" office:value="0.00108322" calcext:value-type="float">
            <text:p>0.00108322</text:p>
          </table:table-cell>
          <table:table-cell office:value-type="float" office:value="0.00843598" calcext:value-type="float">
            <text:p>0.00843598</text:p>
          </table:table-cell>
          <table:table-cell office:value-type="float" office:value="0.0056032" calcext:value-type="float">
            <text:p>0.0056032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4555" calcext:value-type="float">
            <text:p>0.04555</text:p>
          </table:table-cell>
          <table:table-cell office:value-type="float" office:value="0.00113532" calcext:value-type="float">
            <text:p>0.00113532</text:p>
          </table:table-cell>
          <table:table-cell office:value-type="float" office:value="0.00814544" calcext:value-type="float">
            <text:p>0.00814544</text:p>
          </table:table-cell>
          <table:table-cell office:value-type="float" office:value="0.00563162" calcext:value-type="float">
            <text:p>0.00563162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453305" calcext:value-type="float">
            <text:p>0.0453305</text:p>
          </table:table-cell>
          <table:table-cell office:value-type="float" office:value="0.0010769" calcext:value-type="float">
            <text:p>0.0010769</text:p>
          </table:table-cell>
          <table:table-cell office:value-type="float" office:value="0.00819676" calcext:value-type="float">
            <text:p>0.00819676</text:p>
          </table:table-cell>
          <table:table-cell office:value-type="float" office:value="0.00567386" calcext:value-type="float">
            <text:p>0.00567386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454852" calcext:value-type="float">
            <text:p>0.0454852</text:p>
          </table:table-cell>
          <table:table-cell office:value-type="float" office:value="0.0011223" calcext:value-type="float">
            <text:p>0.0011223</text:p>
          </table:table-cell>
          <table:table-cell office:value-type="float" office:value="0.00824689" calcext:value-type="float">
            <text:p>0.00824689</text:p>
          </table:table-cell>
          <table:table-cell office:value-type="float" office:value="0.00566636" calcext:value-type="float">
            <text:p>0.0056663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457588" calcext:value-type="float">
            <text:p>0.0457588</text:p>
          </table:table-cell>
          <table:table-cell office:value-type="float" office:value="0.00106664" calcext:value-type="float">
            <text:p>0.00106664</text:p>
          </table:table-cell>
          <table:table-cell office:value-type="float" office:value="0.00819044" calcext:value-type="float">
            <text:p>0.00819044</text:p>
          </table:table-cell>
          <table:table-cell office:value-type="float" office:value="0.0056857" calcext:value-type="float">
            <text:p>0.0056857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46268" calcext:value-type="float">
            <text:p>0.046268</text:p>
          </table:table-cell>
          <table:table-cell office:value-type="float" office:value="0.00117125" calcext:value-type="float">
            <text:p>0.00117125</text:p>
          </table:table-cell>
          <table:table-cell office:value-type="float" office:value="0.00827808" calcext:value-type="float">
            <text:p>0.00827808</text:p>
          </table:table-cell>
          <table:table-cell office:value-type="float" office:value="0.00572439" calcext:value-type="float">
            <text:p>0.00572439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464161" calcext:value-type="float">
            <text:p>0.0464161</text:p>
          </table:table-cell>
          <table:table-cell office:value-type="float" office:value="0.00109743" calcext:value-type="float">
            <text:p>0.00109743</text:p>
          </table:table-cell>
          <table:table-cell office:value-type="float" office:value="0.00829782" calcext:value-type="float">
            <text:p>0.00829782</text:p>
          </table:table-cell>
          <table:table-cell office:value-type="float" office:value="0.00574176" calcext:value-type="float">
            <text:p>0.00574176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46407" calcext:value-type="float">
            <text:p>0.046407</text:p>
          </table:table-cell>
          <table:table-cell office:value-type="float" office:value="0.00116177" calcext:value-type="float">
            <text:p>0.00116177</text:p>
          </table:table-cell>
          <table:table-cell office:value-type="float" office:value="0.008299" calcext:value-type="float">
            <text:p>0.008299</text:p>
          </table:table-cell>
          <table:table-cell office:value-type="float" office:value="0.00578597" calcext:value-type="float">
            <text:p>0.00578597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466241" calcext:value-type="float">
            <text:p>0.0466241</text:p>
          </table:table-cell>
          <table:table-cell office:value-type="float" office:value="0.00110295" calcext:value-type="float">
            <text:p>0.00110295</text:p>
          </table:table-cell>
          <table:table-cell office:value-type="float" office:value="0.00833335" calcext:value-type="float">
            <text:p>0.00833335</text:p>
          </table:table-cell>
          <table:table-cell office:value-type="float" office:value="0.00584558" calcext:value-type="float">
            <text:p>0.0058455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468491" calcext:value-type="float">
            <text:p>0.0468491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0835664" calcext:value-type="float">
            <text:p>0.00835664</text:p>
          </table:table-cell>
          <table:table-cell office:value-type="float" office:value="0.00580571" calcext:value-type="float">
            <text:p>0.00580571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474819" calcext:value-type="float">
            <text:p>0.0474819</text:p>
          </table:table-cell>
          <table:table-cell office:value-type="float" office:value="0.00109269" calcext:value-type="float">
            <text:p>0.00109269</text:p>
          </table:table-cell>
          <table:table-cell office:value-type="float" office:value="0.00842493" calcext:value-type="float">
            <text:p>0.00842493</text:p>
          </table:table-cell>
          <table:table-cell office:value-type="float" office:value="0.00584676" calcext:value-type="float">
            <text:p>0.00584676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466162" calcext:value-type="float">
            <text:p>0.0466162</text:p>
          </table:table-cell>
          <table:table-cell office:value-type="float" office:value="0.00116217" calcext:value-type="float">
            <text:p>0.00116217</text:p>
          </table:table-cell>
          <table:table-cell office:value-type="float" office:value="0.00838427" calcext:value-type="float">
            <text:p>0.00838427</text:p>
          </table:table-cell>
          <table:table-cell office:value-type="float" office:value="0.00585071" calcext:value-type="float">
            <text:p>0.00585071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470607" calcext:value-type="float">
            <text:p>0.0470607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0.00847546" calcext:value-type="float">
            <text:p>0.00847546</text:p>
          </table:table-cell>
          <table:table-cell office:value-type="float" office:value="0.00589414" calcext:value-type="float">
            <text:p>0.00589414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477346" calcext:value-type="float">
            <text:p>0.0477346</text:p>
          </table:table-cell>
          <table:table-cell office:value-type="float" office:value="0.00114559" calcext:value-type="float">
            <text:p>0.00114559</text:p>
          </table:table-cell>
          <table:table-cell office:value-type="float" office:value="0.00850309" calcext:value-type="float">
            <text:p>0.00850309</text:p>
          </table:table-cell>
          <table:table-cell office:value-type="float" office:value="0.00590045" calcext:value-type="float">
            <text:p>0.0059004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483176" calcext:value-type="float">
            <text:p>0.0483176</text:p>
          </table:table-cell>
          <table:table-cell office:value-type="float" office:value="0.00111914" calcext:value-type="float">
            <text:p>0.00111914</text:p>
          </table:table-cell>
          <table:table-cell office:value-type="float" office:value="0.00891996" calcext:value-type="float">
            <text:p>0.00891996</text:p>
          </table:table-cell>
          <table:table-cell office:value-type="float" office:value="0.00592848" calcext:value-type="float">
            <text:p>0.00592848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486236" calcext:value-type="float">
            <text:p>0.0486236</text:p>
          </table:table-cell>
          <table:table-cell office:value-type="float" office:value="0.00109032" calcext:value-type="float">
            <text:p>0.00109032</text:p>
          </table:table-cell>
          <table:table-cell office:value-type="float" office:value="0.00854533" calcext:value-type="float">
            <text:p>0.00854533</text:p>
          </table:table-cell>
          <table:table-cell office:value-type="float" office:value="0.00641877" calcext:value-type="float">
            <text:p>0.00641877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486374" calcext:value-type="float">
            <text:p>0.0486374</text:p>
          </table:table-cell>
          <table:table-cell office:value-type="float" office:value="0.00113572" calcext:value-type="float">
            <text:p>0.00113572</text:p>
          </table:table-cell>
          <table:table-cell office:value-type="float" office:value="0.00856665" calcext:value-type="float">
            <text:p>0.00856665</text:p>
          </table:table-cell>
          <table:table-cell office:value-type="float" office:value="0.0065822" calcext:value-type="float">
            <text:p>0.0065822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488075" calcext:value-type="float">
            <text:p>0.0488075</text:p>
          </table:table-cell>
          <table:table-cell office:value-type="float" office:value="0.00110927" calcext:value-type="float">
            <text:p>0.00110927</text:p>
          </table:table-cell>
          <table:table-cell office:value-type="float" office:value="0.0086006" calcext:value-type="float">
            <text:p>0.0086006</text:p>
          </table:table-cell>
          <table:table-cell office:value-type="float" office:value="0.0059948" calcext:value-type="float">
            <text:p>0.0059948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49074" calcext:value-type="float">
            <text:p>0.049074</text:p>
          </table:table-cell>
          <table:table-cell office:value-type="float" office:value="0.00114519" calcext:value-type="float">
            <text:p>0.00114519</text:p>
          </table:table-cell>
          <table:table-cell office:value-type="float" office:value="0.00863455" calcext:value-type="float">
            <text:p>0.00863455</text:p>
          </table:table-cell>
          <table:table-cell office:value-type="float" office:value="0.00738237" calcext:value-type="float">
            <text:p>0.00738237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498126" calcext:value-type="float">
            <text:p>0.0498126</text:p>
          </table:table-cell>
          <table:table-cell office:value-type="float" office:value="0.00115862" calcext:value-type="float">
            <text:p>0.00115862</text:p>
          </table:table-cell>
          <table:table-cell office:value-type="float" office:value="0.00867758" calcext:value-type="float">
            <text:p>0.00867758</text:p>
          </table:table-cell>
          <table:table-cell office:value-type="float" office:value="0.00662523" calcext:value-type="float">
            <text:p>0.00662523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496724" calcext:value-type="float">
            <text:p>0.0496724</text:p>
          </table:table-cell>
          <table:table-cell office:value-type="float" office:value="0.00123717" calcext:value-type="float">
            <text:p>0.00123717</text:p>
          </table:table-cell>
          <table:table-cell office:value-type="float" office:value="0.00868942" calcext:value-type="float">
            <text:p>0.00868942</text:p>
          </table:table-cell>
          <table:table-cell office:value-type="float" office:value="0.00607454" calcext:value-type="float">
            <text:p>0.00607454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49869" calcext:value-type="float">
            <text:p>0.049869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00885482" calcext:value-type="float">
            <text:p>0.00885482</text:p>
          </table:table-cell>
          <table:table-cell office:value-type="float" office:value="0.00610296" calcext:value-type="float">
            <text:p>0.00610296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500332" calcext:value-type="float">
            <text:p>0.0500332</text:p>
          </table:table-cell>
          <table:table-cell office:value-type="float" office:value="0.00122296" calcext:value-type="float">
            <text:p>0.00122296</text:p>
          </table:table-cell>
          <table:table-cell office:value-type="float" office:value="0.00936919" calcext:value-type="float">
            <text:p>0.00936919</text:p>
          </table:table-cell>
          <table:table-cell office:value-type="float" office:value="0.00613138" calcext:value-type="float">
            <text:p>0.00613138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509822" calcext:value-type="float">
            <text:p>0.0509822</text:p>
          </table:table-cell>
          <table:table-cell office:value-type="float" office:value="0.00114085" calcext:value-type="float">
            <text:p>0.00114085</text:p>
          </table:table-cell>
          <table:table-cell office:value-type="float" office:value="0.00970237" calcext:value-type="float">
            <text:p>0.00970237</text:p>
          </table:table-cell>
          <table:table-cell office:value-type="float" office:value="0.00614481" calcext:value-type="float">
            <text:p>0.0061448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503388" calcext:value-type="float">
            <text:p>0.0503388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00944972" calcext:value-type="float">
            <text:p>0.00944972</text:p>
          </table:table-cell>
          <table:table-cell office:value-type="float" office:value="0.00616257" calcext:value-type="float">
            <text:p>0.00616257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507252" calcext:value-type="float">
            <text:p>0.0507252</text:p>
          </table:table-cell>
          <table:table-cell office:value-type="float" office:value="0.00113967" calcext:value-type="float">
            <text:p>0.00113967</text:p>
          </table:table-cell>
          <table:table-cell office:value-type="float" office:value="0.00993251" calcext:value-type="float">
            <text:p>0.00993251</text:p>
          </table:table-cell>
          <table:table-cell office:value-type="float" office:value="0.00617639" calcext:value-type="float">
            <text:p>0.00617639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508685" calcext:value-type="float">
            <text:p>0.0508685</text:p>
          </table:table-cell>
          <table:table-cell office:value-type="float" office:value="0.0011673" calcext:value-type="float">
            <text:p>0.0011673</text:p>
          </table:table-cell>
          <table:table-cell office:value-type="float" office:value="0.00891285" calcext:value-type="float">
            <text:p>0.00891285</text:p>
          </table:table-cell>
          <table:table-cell office:value-type="float" office:value="0.00625218" calcext:value-type="float">
            <text:p>0.00625218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514244" calcext:value-type="float">
            <text:p>0.0514244</text:p>
          </table:table-cell>
          <table:table-cell office:value-type="float" office:value="0.00111638" calcext:value-type="float">
            <text:p>0.00111638</text:p>
          </table:table-cell>
          <table:table-cell office:value-type="float" office:value="0.00893141" calcext:value-type="float">
            <text:p>0.00893141</text:p>
          </table:table-cell>
          <table:table-cell office:value-type="float" office:value="0.00621744" calcext:value-type="float">
            <text:p>0.00621744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515732" calcext:value-type="float">
            <text:p>0.0515732</text:p>
          </table:table-cell>
          <table:table-cell office:value-type="float" office:value="0.0011598" calcext:value-type="float">
            <text:p>0.0011598</text:p>
          </table:table-cell>
          <table:table-cell office:value-type="float" office:value="0.00896338" calcext:value-type="float">
            <text:p>0.00896338</text:p>
          </table:table-cell>
          <table:table-cell office:value-type="float" office:value="0.0062356" calcext:value-type="float">
            <text:p>0.0062356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514003" calcext:value-type="float">
            <text:p>0.0514003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899733" calcext:value-type="float">
            <text:p>0.00899733</text:p>
          </table:table-cell>
          <table:table-cell office:value-type="float" office:value="0.006266" calcext:value-type="float">
            <text:p>0.00626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518393" calcext:value-type="float">
            <text:p>0.0518393</text:p>
          </table:table-cell>
          <table:table-cell office:value-type="float" office:value="0.00115546" calcext:value-type="float">
            <text:p>0.00115546</text:p>
          </table:table-cell>
          <table:table-cell office:value-type="float" office:value="0.00899536" calcext:value-type="float">
            <text:p>0.00899536</text:p>
          </table:table-cell>
          <table:table-cell office:value-type="float" office:value="0.00626481" calcext:value-type="float">
            <text:p>0.00626481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520161" calcext:value-type="float">
            <text:p>0.0520161</text:p>
          </table:table-cell>
          <table:table-cell office:value-type="float" office:value="0.00113375" calcext:value-type="float">
            <text:p>0.00113375</text:p>
          </table:table-cell>
          <table:table-cell office:value-type="float" office:value="0.00903088" calcext:value-type="float">
            <text:p>0.00903088</text:p>
          </table:table-cell>
          <table:table-cell office:value-type="float" office:value="0.00631771" calcext:value-type="float">
            <text:p>0.00631771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519747" calcext:value-type="float">
            <text:p>0.0519747</text:p>
          </table:table-cell>
          <table:table-cell office:value-type="float" office:value="0.00116533" calcext:value-type="float">
            <text:p>0.00116533</text:p>
          </table:table-cell>
          <table:table-cell office:value-type="float" office:value="0.00909523" calcext:value-type="float">
            <text:p>0.00909523</text:p>
          </table:table-cell>
          <table:table-cell office:value-type="float" office:value="0.00632876" calcext:value-type="float">
            <text:p>0.00632876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521511" calcext:value-type="float">
            <text:p>0.0521511</text:p>
          </table:table-cell>
          <table:table-cell office:value-type="float" office:value="0.00112348" calcext:value-type="float">
            <text:p>0.00112348</text:p>
          </table:table-cell>
          <table:table-cell office:value-type="float" office:value="0.00915879" calcext:value-type="float">
            <text:p>0.00915879</text:p>
          </table:table-cell>
          <table:table-cell office:value-type="float" office:value="0.00635205" calcext:value-type="float">
            <text:p>0.0063520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523663" calcext:value-type="float">
            <text:p>0.0523663</text:p>
          </table:table-cell>
          <table:table-cell office:value-type="float" office:value="0.00113256" calcext:value-type="float">
            <text:p>0.00113256</text:p>
          </table:table-cell>
          <table:table-cell office:value-type="float" office:value="0.00942722" calcext:value-type="float">
            <text:p>0.00942722</text:p>
          </table:table-cell>
          <table:table-cell office:value-type="float" office:value="0.00637969" calcext:value-type="float">
            <text:p>0.00637969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527563" calcext:value-type="float">
            <text:p>0.0527563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0091951" calcext:value-type="float">
            <text:p>0.0091951</text:p>
          </table:table-cell>
          <table:table-cell office:value-type="float" office:value="0.0064314" calcext:value-type="float">
            <text:p>0.0064314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529651" calcext:value-type="float">
            <text:p>0.0529651</text:p>
          </table:table-cell>
          <table:table-cell office:value-type="float" office:value="0.0011148" calcext:value-type="float">
            <text:p>0.0011148</text:p>
          </table:table-cell>
          <table:table-cell office:value-type="float" office:value="0.00920142" calcext:value-type="float">
            <text:p>0.00920142</text:p>
          </table:table-cell>
          <table:table-cell office:value-type="float" office:value="0.0064764" calcext:value-type="float">
            <text:p>0.0064764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534175" calcext:value-type="float">
            <text:p>0.0534175</text:p>
          </table:table-cell>
          <table:table-cell office:value-type="float" office:value="0.00117046" calcext:value-type="float">
            <text:p>0.00117046</text:p>
          </table:table-cell>
          <table:table-cell office:value-type="float" office:value="0.00924208" calcext:value-type="float">
            <text:p>0.00924208</text:p>
          </table:table-cell>
          <table:table-cell office:value-type="float" office:value="0.0064314" calcext:value-type="float">
            <text:p>0.0064314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535426" calcext:value-type="float">
            <text:p>0.0535426</text:p>
          </table:table-cell>
          <table:table-cell office:value-type="float" office:value="0.00111085" calcext:value-type="float">
            <text:p>0.00111085</text:p>
          </table:table-cell>
          <table:table-cell office:value-type="float" office:value="0.00929221" calcext:value-type="float">
            <text:p>0.00929221</text:p>
          </table:table-cell>
          <table:table-cell office:value-type="float" office:value="0.00644719" calcext:value-type="float">
            <text:p>0.00644719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538644" calcext:value-type="float">
            <text:p>0.0538644</text:p>
          </table:table-cell>
          <table:table-cell office:value-type="float" office:value="0.00115783" calcext:value-type="float">
            <text:p>0.00115783</text:p>
          </table:table-cell>
          <table:table-cell office:value-type="float" office:value="0.00930682" calcext:value-type="float">
            <text:p>0.00930682</text:p>
          </table:table-cell>
          <table:table-cell office:value-type="float" office:value="0.00647009" calcext:value-type="float">
            <text:p>0.00647009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539054" calcext:value-type="float">
            <text:p>0.0539054</text:p>
          </table:table-cell>
          <table:table-cell office:value-type="float" office:value="0.00113138" calcext:value-type="float">
            <text:p>0.00113138</text:p>
          </table:table-cell>
          <table:table-cell office:value-type="float" office:value="0.00936959" calcext:value-type="float">
            <text:p>0.00936959</text:p>
          </table:table-cell>
          <table:table-cell office:value-type="float" office:value="0.00650483" calcext:value-type="float">
            <text:p>0.00650483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537984" calcext:value-type="float">
            <text:p>0.0537984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00935261" calcext:value-type="float">
            <text:p>0.00935261</text:p>
          </table:table-cell>
          <table:table-cell office:value-type="float" office:value="0.00650404" calcext:value-type="float">
            <text:p>0.00650404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54507" calcext:value-type="float">
            <text:p>0.054507</text:p>
          </table:table-cell>
          <table:table-cell office:value-type="float" office:value="0.00111835" calcext:value-type="float">
            <text:p>0.00111835</text:p>
          </table:table-cell>
          <table:table-cell office:value-type="float" office:value="0.00939604" calcext:value-type="float">
            <text:p>0.00939604</text:p>
          </table:table-cell>
          <table:table-cell office:value-type="float" office:value="0.0065372" calcext:value-type="float">
            <text:p>0.0065372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551288" calcext:value-type="float">
            <text:p>0.0551288</text:p>
          </table:table-cell>
          <table:table-cell office:value-type="float" office:value="0.00118941" calcext:value-type="float">
            <text:p>0.00118941</text:p>
          </table:table-cell>
          <table:table-cell office:value-type="float" office:value="0.00942643" calcext:value-type="float">
            <text:p>0.00942643</text:p>
          </table:table-cell>
          <table:table-cell office:value-type="float" office:value="0.00659483" calcext:value-type="float">
            <text:p>0.0065948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548611" calcext:value-type="float">
            <text:p>0.0548611</text:p>
          </table:table-cell>
          <table:table-cell office:value-type="float" office:value="0.0011223" calcext:value-type="float">
            <text:p>0.0011223</text:p>
          </table:table-cell>
          <table:table-cell office:value-type="float" office:value="0.00946907" calcext:value-type="float">
            <text:p>0.00946907</text:p>
          </table:table-cell>
          <table:table-cell office:value-type="float" office:value="0.0065672" calcext:value-type="float">
            <text:p>0.0065672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550901" calcext:value-type="float">
            <text:p>0.0550901</text:p>
          </table:table-cell>
          <table:table-cell office:value-type="float" office:value="0.00118033" calcext:value-type="float">
            <text:p>0.00118033</text:p>
          </table:table-cell>
          <table:table-cell office:value-type="float" office:value="0.00947222" calcext:value-type="float">
            <text:p>0.00947222</text:p>
          </table:table-cell>
          <table:table-cell office:value-type="float" office:value="0.00660391" calcext:value-type="float">
            <text:p>0.00660391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553609" calcext:value-type="float">
            <text:p>0.0553609</text:p>
          </table:table-cell>
          <table:table-cell office:value-type="float" office:value="0.00112822" calcext:value-type="float">
            <text:p>0.00112822</text:p>
          </table:table-cell>
          <table:table-cell office:value-type="float" office:value="0.0145682" calcext:value-type="float">
            <text:p>0.0145682</text:p>
          </table:table-cell>
          <table:table-cell office:value-type="float" office:value="0.00957091" calcext:value-type="float">
            <text:p>0.00957091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5573" calcext:value-type="float">
            <text:p>0.05573</text:p>
          </table:table-cell>
          <table:table-cell office:value-type="float" office:value="0.00117993" calcext:value-type="float">
            <text:p>0.00117993</text:p>
          </table:table-cell>
          <table:table-cell office:value-type="float" office:value="0.00695959" calcext:value-type="float">
            <text:p>0.00695959</text:p>
          </table:table-cell>
          <table:table-cell office:value-type="float" office:value="0.0050683" calcext:value-type="float">
            <text:p>0.0050683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558757" calcext:value-type="float">
            <text:p>0.0558757</text:p>
          </table:table-cell>
          <table:table-cell office:value-type="float" office:value="0.00113138" calcext:value-type="float">
            <text:p>0.00113138</text:p>
          </table:table-cell>
          <table:table-cell office:value-type="float" office:value="0.00670536" calcext:value-type="float">
            <text:p>0.00670536</text:p>
          </table:table-cell>
          <table:table-cell office:value-type="float" office:value="0.00471539" calcext:value-type="float">
            <text:p>0.00471539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559775" calcext:value-type="float">
            <text:p>0.0559775</text:p>
          </table:table-cell>
          <table:table-cell office:value-type="float" office:value="0.0012577" calcext:value-type="float">
            <text:p>0.0012577</text:p>
          </table:table-cell>
          <table:table-cell office:value-type="float" office:value="0.00819479" calcext:value-type="float">
            <text:p>0.00819479</text:p>
          </table:table-cell>
          <table:table-cell office:value-type="float" office:value="0.00418878" calcext:value-type="float">
            <text:p>0.00418878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567789" calcext:value-type="float">
            <text:p>0.0567789</text:p>
          </table:table-cell>
          <table:table-cell office:value-type="float" office:value="0.00135797" calcext:value-type="float">
            <text:p>0.00135797</text:p>
          </table:table-cell>
          <table:table-cell office:value-type="float" office:value="0.00707723" calcext:value-type="float">
            <text:p>0.00707723</text:p>
          </table:table-cell>
          <table:table-cell office:value-type="float" office:value="0.00430642" calcext:value-type="float">
            <text:p>0.00430642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579379" calcext:value-type="float">
            <text:p>0.0579379</text:p>
          </table:table-cell>
          <table:table-cell office:value-type="float" office:value="0.0014156" calcext:value-type="float">
            <text:p>0.0014156</text:p>
          </table:table-cell>
          <table:table-cell office:value-type="float" office:value="0.00665286" calcext:value-type="float">
            <text:p>0.00665286</text:p>
          </table:table-cell>
          <table:table-cell office:value-type="float" office:value="0.00545319" calcext:value-type="float">
            <text:p>0.00545319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565661" calcext:value-type="float">
            <text:p>0.0565661</text:p>
          </table:table-cell>
          <table:table-cell office:value-type="float" office:value="0.00123046" calcext:value-type="float">
            <text:p>0.00123046</text:p>
          </table:table-cell>
          <table:table-cell office:value-type="float" office:value="0.0067105" calcext:value-type="float">
            <text:p>0.0067105</text:p>
          </table:table-cell>
          <table:table-cell office:value-type="float" office:value="0.00468025" calcext:value-type="float">
            <text:p>0.00468025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568353" calcext:value-type="float">
            <text:p>0.0568353</text:p>
          </table:table-cell>
          <table:table-cell office:value-type="float" office:value="0.00125494" calcext:value-type="float">
            <text:p>0.00125494</text:p>
          </table:table-cell>
          <table:table-cell office:value-type="float" office:value="0.00662404" calcext:value-type="float">
            <text:p>0.00662404</text:p>
          </table:table-cell>
          <table:table-cell office:value-type="float" office:value="0.00427207" calcext:value-type="float">
            <text:p>0.0042720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571488" calcext:value-type="float">
            <text:p>0.0571488</text:p>
          </table:table-cell>
          <table:table-cell office:value-type="float" office:value="0.00118704" calcext:value-type="float">
            <text:p>0.00118704</text:p>
          </table:table-cell>
          <table:table-cell office:value-type="float" office:value="0.0067326" calcext:value-type="float">
            <text:p>0.0067326</text:p>
          </table:table-cell>
          <table:table-cell office:value-type="float" office:value="0.0045713" calcext:value-type="float">
            <text:p>0.0045713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574207" calcext:value-type="float">
            <text:p>0.0574207</text:p>
          </table:table-cell>
          <table:table-cell office:value-type="float" office:value="0.0011752" calcext:value-type="float">
            <text:p>0.0011752</text:p>
          </table:table-cell>
          <table:table-cell office:value-type="float" office:value="0.00668247" calcext:value-type="float">
            <text:p>0.00668247</text:p>
          </table:table-cell>
          <table:table-cell office:value-type="float" office:value="0.00431194" calcext:value-type="float">
            <text:p>0.00431194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576829" calcext:value-type="float">
            <text:p>0.0576829</text:p>
          </table:table-cell>
          <table:table-cell office:value-type="float" office:value="0.00120283" calcext:value-type="float">
            <text:p>0.00120283</text:p>
          </table:table-cell>
          <table:table-cell office:value-type="float" office:value="0.00672313" calcext:value-type="float">
            <text:p>0.00672313</text:p>
          </table:table-cell>
          <table:table-cell office:value-type="float" office:value="0.00431471" calcext:value-type="float">
            <text:p>0.00431471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577444" calcext:value-type="float">
            <text:p>0.0577444</text:p>
          </table:table-cell>
          <table:table-cell office:value-type="float" office:value="0.00115625" calcext:value-type="float">
            <text:p>0.00115625</text:p>
          </table:table-cell>
          <table:table-cell office:value-type="float" office:value="0.00674405" calcext:value-type="float">
            <text:p>0.00674405</text:p>
          </table:table-cell>
          <table:table-cell office:value-type="float" office:value="0.00436287" calcext:value-type="float">
            <text:p>0.00436287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583804" calcext:value-type="float">
            <text:p>0.0583804</text:p>
          </table:table-cell>
          <table:table-cell office:value-type="float" office:value="0.00119454" calcext:value-type="float">
            <text:p>0.00119454</text:p>
          </table:table-cell>
          <table:table-cell office:value-type="float" office:value="0.00677681" calcext:value-type="float">
            <text:p>0.00677681</text:p>
          </table:table-cell>
          <table:table-cell office:value-type="float" office:value="0.00433958" calcext:value-type="float">
            <text:p>0.0043395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581064" calcext:value-type="float">
            <text:p>0.0581064</text:p>
          </table:table-cell>
          <table:table-cell office:value-type="float" office:value="0.00113927" calcext:value-type="float">
            <text:p>0.00113927</text:p>
          </table:table-cell>
          <table:table-cell office:value-type="float" office:value="0.0068305" calcext:value-type="float">
            <text:p>0.0068305</text:p>
          </table:table-cell>
          <table:table-cell office:value-type="float" office:value="0.00434155" calcext:value-type="float">
            <text:p>0.00434155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585648" calcext:value-type="float">
            <text:p>0.0585648</text:p>
          </table:table-cell>
          <table:table-cell office:value-type="float" office:value="0.00119414" calcext:value-type="float">
            <text:p>0.00119414</text:p>
          </table:table-cell>
          <table:table-cell office:value-type="float" office:value="0.0070567" calcext:value-type="float">
            <text:p>0.0070567</text:p>
          </table:table-cell>
          <table:table-cell office:value-type="float" office:value="0.00437432" calcext:value-type="float">
            <text:p>0.00437432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586453" calcext:value-type="float">
            <text:p>0.0586453</text:p>
          </table:table-cell>
          <table:table-cell office:value-type="float" office:value="0.00112861" calcext:value-type="float">
            <text:p>0.00112861</text:p>
          </table:table-cell>
          <table:table-cell office:value-type="float" office:value="0.00677484" calcext:value-type="float">
            <text:p>0.00677484</text:p>
          </table:table-cell>
          <table:table-cell office:value-type="float" office:value="0.00437353" calcext:value-type="float">
            <text:p>0.00437353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592015" calcext:value-type="float">
            <text:p>0.0592015</text:p>
          </table:table-cell>
          <table:table-cell office:value-type="float" office:value="0.00120125" calcext:value-type="float">
            <text:p>0.00120125</text:p>
          </table:table-cell>
          <table:table-cell office:value-type="float" office:value="0.00682419" calcext:value-type="float">
            <text:p>0.00682419</text:p>
          </table:table-cell>
          <table:table-cell office:value-type="float" office:value="0.00439445" calcext:value-type="float">
            <text:p>0.00439445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591545" calcext:value-type="float">
            <text:p>0.0591545</text:p>
          </table:table-cell>
          <table:table-cell office:value-type="float" office:value="0.00113454" calcext:value-type="float">
            <text:p>0.00113454</text:p>
          </table:table-cell>
          <table:table-cell office:value-type="float" office:value="0.00686327" calcext:value-type="float">
            <text:p>0.00686327</text:p>
          </table:table-cell>
          <table:table-cell office:value-type="float" office:value="0.00441261" calcext:value-type="float">
            <text:p>0.0044126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592824" calcext:value-type="float">
            <text:p>0.0592824</text:p>
          </table:table-cell>
          <table:table-cell office:value-type="float" office:value="0.00118625" calcext:value-type="float">
            <text:p>0.00118625</text:p>
          </table:table-cell>
          <table:table-cell office:value-type="float" office:value="0.00683721" calcext:value-type="float">
            <text:p>0.00683721</text:p>
          </table:table-cell>
          <table:table-cell office:value-type="float" office:value="0.00446116" calcext:value-type="float">
            <text:p>0.00446116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597767" calcext:value-type="float">
            <text:p>0.0597767</text:p>
          </table:table-cell>
          <table:table-cell office:value-type="float" office:value="0.00112467" calcext:value-type="float">
            <text:p>0.00112467</text:p>
          </table:table-cell>
          <table:table-cell office:value-type="float" office:value="0.00684866" calcext:value-type="float">
            <text:p>0.00684866</text:p>
          </table:table-cell>
          <table:table-cell office:value-type="float" office:value="0.00444971" calcext:value-type="float">
            <text:p>0.00444971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597407" calcext:value-type="float">
            <text:p>0.0597407</text:p>
          </table:table-cell>
          <table:table-cell office:value-type="float" office:value="0.00122691" calcext:value-type="float">
            <text:p>0.00122691</text:p>
          </table:table-cell>
          <table:table-cell office:value-type="float" office:value="0.0068759" calcext:value-type="float">
            <text:p>0.0068759</text:p>
          </table:table-cell>
          <table:table-cell office:value-type="float" office:value="0.00445129" calcext:value-type="float">
            <text:p>0.00445129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599132" calcext:value-type="float">
            <text:p>0.0599132</text:p>
          </table:table-cell>
          <table:table-cell office:value-type="float" office:value="0.00113414" calcext:value-type="float">
            <text:p>0.00113414</text:p>
          </table:table-cell>
          <table:table-cell office:value-type="float" office:value="0.00680563" calcext:value-type="float">
            <text:p>0.00680563</text:p>
          </table:table-cell>
          <table:table-cell office:value-type="float" office:value="0.00443866" calcext:value-type="float">
            <text:p>0.00443866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603712" calcext:value-type="float">
            <text:p>0.0603712</text:p>
          </table:table-cell>
          <table:table-cell office:value-type="float" office:value="0.00119533" calcext:value-type="float">
            <text:p>0.00119533</text:p>
          </table:table-cell>
          <table:table-cell office:value-type="float" office:value="0.00695643" calcext:value-type="float">
            <text:p>0.00695643</text:p>
          </table:table-cell>
          <table:table-cell office:value-type="float" office:value="0.00448722" calcext:value-type="float">
            <text:p>0.00448722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60833" calcext:value-type="float">
            <text:p>0.060833</text:p>
          </table:table-cell>
          <table:table-cell office:value-type="float" office:value="0.00112822" calcext:value-type="float">
            <text:p>0.00112822</text:p>
          </table:table-cell>
          <table:table-cell office:value-type="float" office:value="0.00686642" calcext:value-type="float">
            <text:p>0.00686642</text:p>
          </table:table-cell>
          <table:table-cell office:value-type="float" office:value="0.00448643" calcext:value-type="float">
            <text:p>0.00448643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606708" calcext:value-type="float">
            <text:p>0.0606708</text:p>
          </table:table-cell>
          <table:table-cell office:value-type="float" office:value="0.00119928" calcext:value-type="float">
            <text:p>0.00119928</text:p>
          </table:table-cell>
          <table:table-cell office:value-type="float" office:value="0.00695643" calcext:value-type="float">
            <text:p>0.00695643</text:p>
          </table:table-cell>
          <table:table-cell office:value-type="float" office:value="0.00452472" calcext:value-type="float">
            <text:p>0.00452472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609049" calcext:value-type="float">
            <text:p>0.0609049</text:p>
          </table:table-cell>
          <table:table-cell office:value-type="float" office:value="0.0011373" calcext:value-type="float">
            <text:p>0.0011373</text:p>
          </table:table-cell>
          <table:table-cell office:value-type="float" office:value="0.00693117" calcext:value-type="float">
            <text:p>0.00693117</text:p>
          </table:table-cell>
          <table:table-cell office:value-type="float" office:value="0.00452511" calcext:value-type="float">
            <text:p>0.00452511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612941" calcext:value-type="float">
            <text:p>0.0612941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00694577" calcext:value-type="float">
            <text:p>0.00694577</text:p>
          </table:table-cell>
          <table:table-cell office:value-type="float" office:value="0.00518949" calcext:value-type="float">
            <text:p>0.00518949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614248" calcext:value-type="float">
            <text:p>0.0614248</text:p>
          </table:table-cell>
          <table:table-cell office:value-type="float" office:value="0.00113019" calcext:value-type="float">
            <text:p>0.00113019</text:p>
          </table:table-cell>
          <table:table-cell office:value-type="float" office:value="0.00701564" calcext:value-type="float">
            <text:p>0.00701564</text:p>
          </table:table-cell>
          <table:table-cell office:value-type="float" office:value="0.00474302" calcext:value-type="float">
            <text:p>0.00474302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614824" calcext:value-type="float">
            <text:p>0.0614824</text:p>
          </table:table-cell>
          <table:table-cell office:value-type="float" office:value="0.0011298" calcext:value-type="float">
            <text:p>0.0011298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0459893" calcext:value-type="float">
            <text:p>0.00459893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616751" calcext:value-type="float">
            <text:p>0.0616751</text:p>
          </table:table-cell>
          <table:table-cell office:value-type="float" office:value="0.00119572" calcext:value-type="float">
            <text:p>0.00119572</text:p>
          </table:table-cell>
          <table:table-cell office:value-type="float" office:value="0.00709183" calcext:value-type="float">
            <text:p>0.00709183</text:p>
          </table:table-cell>
          <table:table-cell office:value-type="float" office:value="0.00458038" calcext:value-type="float">
            <text:p>0.00458038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623998" calcext:value-type="float">
            <text:p>0.0623998</text:p>
          </table:table-cell>
          <table:table-cell office:value-type="float" office:value="0.00114638" calcext:value-type="float">
            <text:p>0.00114638</text:p>
          </table:table-cell>
          <table:table-cell office:value-type="float" office:value="0.00796109" calcext:value-type="float">
            <text:p>0.00796109</text:p>
          </table:table-cell>
          <table:table-cell office:value-type="float" office:value="0.00459025" calcext:value-type="float">
            <text:p>0.00459025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619328" calcext:value-type="float">
            <text:p>0.0619328</text:p>
          </table:table-cell>
          <table:table-cell office:value-type="float" office:value="0.00122493" calcext:value-type="float">
            <text:p>0.0012249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0.00463288" calcext:value-type="float">
            <text:p>0.00463288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619597" calcext:value-type="float">
            <text:p>0.0619597</text:p>
          </table:table-cell>
          <table:table-cell office:value-type="float" office:value="0.00114401" calcext:value-type="float">
            <text:p>0.00114401</text:p>
          </table:table-cell>
          <table:table-cell office:value-type="float" office:value="0.00795675" calcext:value-type="float">
            <text:p>0.00795675</text:p>
          </table:table-cell>
          <table:table-cell office:value-type="float" office:value="0.00460722" calcext:value-type="float">
            <text:p>0.00460722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626706" calcext:value-type="float">
            <text:p>0.0626706</text:p>
          </table:table-cell>
          <table:table-cell office:value-type="float" office:value="0.00123401" calcext:value-type="float">
            <text:p>0.00123401</text:p>
          </table:table-cell>
          <table:table-cell office:value-type="float" office:value="0.00735514" calcext:value-type="float">
            <text:p>0.00735514</text:p>
          </table:table-cell>
          <table:table-cell office:value-type="float" office:value="0.00463328" calcext:value-type="float">
            <text:p>0.0046332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625984" calcext:value-type="float">
            <text:p>0.0625984</text:p>
          </table:table-cell>
          <table:table-cell office:value-type="float" office:value="0.00116848" calcext:value-type="float">
            <text:p>0.00116848</text:p>
          </table:table-cell>
          <table:table-cell office:value-type="float" office:value="0.00708512" calcext:value-type="float">
            <text:p>0.00708512</text:p>
          </table:table-cell>
          <table:table-cell office:value-type="float" office:value="0.00464828" calcext:value-type="float">
            <text:p>0.00464828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627342" calcext:value-type="float">
            <text:p>0.0627342</text:p>
          </table:table-cell>
          <table:table-cell office:value-type="float" office:value="0.00123678" calcext:value-type="float">
            <text:p>0.00123678</text:p>
          </table:table-cell>
          <table:table-cell office:value-type="float" office:value="0.00707959" calcext:value-type="float">
            <text:p>0.00707959</text:p>
          </table:table-cell>
          <table:table-cell office:value-type="float" office:value="0.00464433" calcext:value-type="float">
            <text:p>0.00464433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637294" calcext:value-type="float">
            <text:p>0.0637294</text:p>
          </table:table-cell>
          <table:table-cell office:value-type="float" office:value="0.00116098" calcext:value-type="float">
            <text:p>0.00116098</text:p>
          </table:table-cell>
          <table:table-cell office:value-type="float" office:value="0.00713368" calcext:value-type="float">
            <text:p>0.00713368</text:p>
          </table:table-cell>
          <table:table-cell office:value-type="float" office:value="0.00467196" calcext:value-type="float">
            <text:p>0.00467196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638016" calcext:value-type="float">
            <text:p>0.0638016</text:p>
          </table:table-cell>
          <table:table-cell office:value-type="float" office:value="0.00122691" calcext:value-type="float">
            <text:p>0.00122691</text:p>
          </table:table-cell>
          <table:table-cell office:value-type="float" office:value="0.00735671" calcext:value-type="float">
            <text:p>0.00735671</text:p>
          </table:table-cell>
          <table:table-cell office:value-type="float" office:value="0.00471855" calcext:value-type="float">
            <text:p>0.0047185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633974" calcext:value-type="float">
            <text:p>0.0633974</text:p>
          </table:table-cell>
          <table:table-cell office:value-type="float" office:value="0.00116296" calcext:value-type="float">
            <text:p>0.00116296</text:p>
          </table:table-cell>
          <table:table-cell office:value-type="float" office:value="0.00739343" calcext:value-type="float">
            <text:p>0.00739343</text:p>
          </table:table-cell>
          <table:table-cell office:value-type="float" office:value="0.0047296" calcext:value-type="float">
            <text:p>0.0047296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635371" calcext:value-type="float">
            <text:p>0.0635371</text:p>
          </table:table-cell>
          <table:table-cell office:value-type="float" office:value="0.00121546" calcext:value-type="float">
            <text:p>0.00121546</text:p>
          </table:table-cell>
          <table:table-cell office:value-type="float" office:value="0.008269" calcext:value-type="float">
            <text:p>0.008269</text:p>
          </table:table-cell>
          <table:table-cell office:value-type="float" office:value="0.00474065" calcext:value-type="float">
            <text:p>0.00474065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638127" calcext:value-type="float">
            <text:p>0.0638127</text:p>
          </table:table-cell>
          <table:table-cell office:value-type="float" office:value="0.00114717" calcext:value-type="float">
            <text:p>0.00114717</text:p>
          </table:table-cell>
          <table:table-cell office:value-type="float" office:value="0.00742264" calcext:value-type="float">
            <text:p>0.00742264</text:p>
          </table:table-cell>
          <table:table-cell office:value-type="float" office:value="0.0047446" calcext:value-type="float">
            <text:p>0.0047446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639473" calcext:value-type="float">
            <text:p>0.0639473</text:p>
          </table:table-cell>
          <table:table-cell office:value-type="float" office:value="0.00120875" calcext:value-type="float">
            <text:p>0.00120875</text:p>
          </table:table-cell>
          <table:table-cell office:value-type="float" office:value="0.00737527" calcext:value-type="float">
            <text:p>0.00737527</text:p>
          </table:table-cell>
          <table:table-cell office:value-type="float" office:value="0.00476157" calcext:value-type="float">
            <text:p>0.00476157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64333" calcext:value-type="float">
            <text:p>0.064333</text:p>
          </table:table-cell>
          <table:table-cell office:value-type="float" office:value="0.00115348" calcext:value-type="float">
            <text:p>0.00115348</text:p>
          </table:table-cell>
          <table:table-cell office:value-type="float" office:value="0.00738711" calcext:value-type="float">
            <text:p>0.00738711</text:p>
          </table:table-cell>
          <table:table-cell office:value-type="float" office:value="0.00475407" calcext:value-type="float">
            <text:p>0.00475407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652527" calcext:value-type="float">
            <text:p>0.0652527</text:p>
          </table:table-cell>
          <table:table-cell office:value-type="float" office:value="0.00120125" calcext:value-type="float">
            <text:p>0.00120125</text:p>
          </table:table-cell>
          <table:table-cell office:value-type="float" office:value="0.00729276" calcext:value-type="float">
            <text:p>0.00729276</text:p>
          </table:table-cell>
          <table:table-cell office:value-type="float" office:value="0.00478921" calcext:value-type="float">
            <text:p>0.00478921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649942" calcext:value-type="float">
            <text:p>0.0649942</text:p>
          </table:table-cell>
          <table:table-cell office:value-type="float" office:value="0.00114993" calcext:value-type="float">
            <text:p>0.00114993</text:p>
          </table:table-cell>
          <table:table-cell office:value-type="float" office:value="0.00724737" calcext:value-type="float">
            <text:p>0.00724737</text:p>
          </table:table-cell>
          <table:table-cell office:value-type="float" office:value="0.00479631" calcext:value-type="float">
            <text:p>0.00479631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652591" calcext:value-type="float">
            <text:p>0.0652591</text:p>
          </table:table-cell>
          <table:table-cell office:value-type="float" office:value="0.00120599" calcext:value-type="float">
            <text:p>0.00120599</text:p>
          </table:table-cell>
          <table:table-cell office:value-type="float" office:value="0.0072221" calcext:value-type="float">
            <text:p>0.0072221</text:p>
          </table:table-cell>
          <table:table-cell office:value-type="float" office:value="0.00535529" calcext:value-type="float">
            <text:p>0.00535529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658011" calcext:value-type="float">
            <text:p>0.0658011</text:p>
          </table:table-cell>
          <table:table-cell office:value-type="float" office:value="0.00114835" calcext:value-type="float">
            <text:p>0.00114835</text:p>
          </table:table-cell>
          <table:table-cell office:value-type="float" office:value="0.00723513" calcext:value-type="float">
            <text:p>0.00723513</text:p>
          </table:table-cell>
          <table:table-cell office:value-type="float" office:value="0.00579781" calcext:value-type="float">
            <text:p>0.00579781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66004" calcext:value-type="float">
            <text:p>0.066004</text:p>
          </table:table-cell>
          <table:table-cell office:value-type="float" office:value="0.00115388" calcext:value-type="float">
            <text:p>0.00115388</text:p>
          </table:table-cell>
          <table:table-cell office:value-type="float" office:value="0.0072975" calcext:value-type="float">
            <text:p>0.0072975</text:p>
          </table:table-cell>
          <table:table-cell office:value-type="float" office:value="0.00492027" calcext:value-type="float">
            <text:p>0.0049202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66848" calcext:value-type="float">
            <text:p>0.066848</text:p>
          </table:table-cell>
          <table:table-cell office:value-type="float" office:value="0.00122849" calcext:value-type="float">
            <text:p>0.00122849</text:p>
          </table:table-cell>
          <table:table-cell office:value-type="float" office:value="0.00731211" calcext:value-type="float">
            <text:p>0.00731211</text:p>
          </table:table-cell>
          <table:table-cell office:value-type="float" office:value="0.00577137" calcext:value-type="float">
            <text:p>0.00577137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669814" calcext:value-type="float">
            <text:p>0.0669814</text:p>
          </table:table-cell>
          <table:table-cell office:value-type="float" office:value="0.00114283" calcext:value-type="float">
            <text:p>0.00114283</text:p>
          </table:table-cell>
          <table:table-cell office:value-type="float" office:value="0.00725487" calcext:value-type="float">
            <text:p>0.00725487</text:p>
          </table:table-cell>
          <table:table-cell office:value-type="float" office:value="0.00549898" calcext:value-type="float">
            <text:p>0.00549898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667327" calcext:value-type="float">
            <text:p>0.0667327</text:p>
          </table:table-cell>
          <table:table-cell office:value-type="float" office:value="0.00119691" calcext:value-type="float">
            <text:p>0.00119691</text:p>
          </table:table-cell>
          <table:table-cell office:value-type="float" office:value="0.00732198" calcext:value-type="float">
            <text:p>0.00732198</text:p>
          </table:table-cell>
          <table:table-cell office:value-type="float" office:value="0.004835" calcext:value-type="float">
            <text:p>0.004835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663332" calcext:value-type="float">
            <text:p>0.0663332</text:p>
          </table:table-cell>
          <table:table-cell office:value-type="float" office:value="0.00116059" calcext:value-type="float">
            <text:p>0.00116059</text:p>
          </table:table-cell>
          <table:table-cell office:value-type="float" office:value="0.00738514" calcext:value-type="float">
            <text:p>0.00738514</text:p>
          </table:table-cell>
          <table:table-cell office:value-type="float" office:value="0.00485789" calcext:value-type="float">
            <text:p>0.00485789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664591" calcext:value-type="float">
            <text:p>0.0664591</text:p>
          </table:table-cell>
          <table:table-cell office:value-type="float" office:value="0.00122493" calcext:value-type="float">
            <text:p>0.00122493</text:p>
          </table:table-cell>
          <table:table-cell office:value-type="float" office:value="0.00736145" calcext:value-type="float">
            <text:p>0.00736145</text:p>
          </table:table-cell>
          <table:table-cell office:value-type="float" office:value="0.00484724" calcext:value-type="float">
            <text:p>0.00484724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674417" calcext:value-type="float">
            <text:p>0.0674417</text:p>
          </table:table-cell>
          <table:table-cell office:value-type="float" office:value="0.00116454" calcext:value-type="float">
            <text:p>0.00116454</text:p>
          </table:table-cell>
          <table:table-cell office:value-type="float" office:value="0.00729197" calcext:value-type="float">
            <text:p>0.00729197</text:p>
          </table:table-cell>
          <table:table-cell office:value-type="float" office:value="0.00483658" calcext:value-type="float">
            <text:p>0.00483658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669368" calcext:value-type="float">
            <text:p>0.0669368</text:p>
          </table:table-cell>
          <table:table-cell office:value-type="float" office:value="0.0012198" calcext:value-type="float">
            <text:p>0.0012198</text:p>
          </table:table-cell>
          <table:table-cell office:value-type="float" office:value="0.00740724" calcext:value-type="float">
            <text:p>0.00740724</text:p>
          </table:table-cell>
          <table:table-cell office:value-type="float" office:value="0.00497632" calcext:value-type="float">
            <text:p>0.00497632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671626" calcext:value-type="float">
            <text:p>0.0671626</text:p>
          </table:table-cell>
          <table:table-cell office:value-type="float" office:value="0.00117954" calcext:value-type="float">
            <text:p>0.00117954</text:p>
          </table:table-cell>
          <table:table-cell office:value-type="float" office:value="0.00742974" calcext:value-type="float">
            <text:p>0.00742974</text:p>
          </table:table-cell>
          <table:table-cell office:value-type="float" office:value="0.00491237" calcext:value-type="float">
            <text:p>0.00491237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682351" calcext:value-type="float">
            <text:p>0.0682351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00738593" calcext:value-type="float">
            <text:p>0.00738593</text:p>
          </table:table-cell>
          <table:table-cell office:value-type="float" office:value="0.00488513" calcext:value-type="float">
            <text:p>0.00488513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67557" calcext:value-type="float">
            <text:p>0.067557</text:p>
          </table:table-cell>
          <table:table-cell office:value-type="float" office:value="0.00116296" calcext:value-type="float">
            <text:p>0.00116296</text:p>
          </table:table-cell>
          <table:table-cell office:value-type="float" office:value="0.00998383" calcext:value-type="float">
            <text:p>0.00998383</text:p>
          </table:table-cell>
          <table:table-cell office:value-type="float" office:value="0.0049029" calcext:value-type="float">
            <text:p>0.0049029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677366" calcext:value-type="float">
            <text:p>0.0677366</text:p>
          </table:table-cell>
          <table:table-cell office:value-type="float" office:value="0.00120599" calcext:value-type="float">
            <text:p>0.00120599</text:p>
          </table:table-cell>
          <table:table-cell office:value-type="float" office:value="0.0137854" calcext:value-type="float">
            <text:p>0.0137854</text:p>
          </table:table-cell>
          <table:table-cell office:value-type="float" office:value="0.00491277" calcext:value-type="float">
            <text:p>0.00491277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689445" calcext:value-type="float">
            <text:p>0.0689445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010439" calcext:value-type="float">
            <text:p>0.010439</text:p>
          </table:table-cell>
          <table:table-cell office:value-type="float" office:value="0.00517173" calcext:value-type="float">
            <text:p>0.00517173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688202" calcext:value-type="float">
            <text:p>0.0688202</text:p>
          </table:table-cell>
          <table:table-cell office:value-type="float" office:value="0.00121862" calcext:value-type="float">
            <text:p>0.00121862</text:p>
          </table:table-cell>
          <table:table-cell office:value-type="float" office:value="0.00825005" calcext:value-type="float">
            <text:p>0.00825005</text:p>
          </table:table-cell>
          <table:table-cell office:value-type="float" office:value="0.00557122" calcext:value-type="float">
            <text:p>0.00557122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686425" calcext:value-type="float">
            <text:p>0.0686425</text:p>
          </table:table-cell>
          <table:table-cell office:value-type="float" office:value="0.00116059" calcext:value-type="float">
            <text:p>0.00116059</text:p>
          </table:table-cell>
          <table:table-cell office:value-type="float" office:value="0.00772976" calcext:value-type="float">
            <text:p>0.00772976</text:p>
          </table:table-cell>
          <table:table-cell office:value-type="float" office:value="0.00504896" calcext:value-type="float">
            <text:p>0.00504896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70533" calcext:value-type="float">
            <text:p>0.070533</text:p>
          </table:table-cell>
          <table:table-cell office:value-type="float" office:value="0.00120875" calcext:value-type="float">
            <text:p>0.00120875</text:p>
          </table:table-cell>
          <table:table-cell office:value-type="float" office:value="0.00768555" calcext:value-type="float">
            <text:p>0.00768555</text:p>
          </table:table-cell>
          <table:table-cell office:value-type="float" office:value="0.00495579" calcext:value-type="float">
            <text:p>0.00495579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695248" calcext:value-type="float">
            <text:p>0.0695248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00755133" calcext:value-type="float">
            <text:p>0.00755133</text:p>
          </table:table-cell>
          <table:table-cell office:value-type="float" office:value="0.00495698" calcext:value-type="float">
            <text:p>0.00495698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701264" calcext:value-type="float">
            <text:p>0.0701264</text:p>
          </table:table-cell>
          <table:table-cell office:value-type="float" office:value="0.00120243" calcext:value-type="float">
            <text:p>0.00120243</text:p>
          </table:table-cell>
          <table:table-cell office:value-type="float" office:value="0.00751817" calcext:value-type="float">
            <text:p>0.00751817</text:p>
          </table:table-cell>
          <table:table-cell office:value-type="float" office:value="0.00499961" calcext:value-type="float">
            <text:p>0.00499961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698848" calcext:value-type="float">
            <text:p>0.0698848</text:p>
          </table:table-cell>
          <table:table-cell office:value-type="float" office:value="0.00116493" calcext:value-type="float">
            <text:p>0.00116493</text:p>
          </table:table-cell>
          <table:table-cell office:value-type="float" office:value="0.00755844" calcext:value-type="float">
            <text:p>0.00755844</text:p>
          </table:table-cell>
          <table:table-cell office:value-type="float" office:value="0.0049858" calcext:value-type="float">
            <text:p>0.0049858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695884" calcext:value-type="float">
            <text:p>0.0695884</text:p>
          </table:table-cell>
          <table:table-cell office:value-type="float" office:value="0.00120046" calcext:value-type="float">
            <text:p>0.00120046</text:p>
          </table:table-cell>
          <table:table-cell office:value-type="float" office:value="0.00760344" calcext:value-type="float">
            <text:p>0.00760344</text:p>
          </table:table-cell>
          <table:table-cell office:value-type="float" office:value="0.00501698" calcext:value-type="float">
            <text:p>0.00501698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697956" calcext:value-type="float">
            <text:p>0.0697956</text:p>
          </table:table-cell>
          <table:table-cell office:value-type="float" office:value="0.00117362" calcext:value-type="float">
            <text:p>0.00117362</text:p>
          </table:table-cell>
          <table:table-cell office:value-type="float" office:value="0.00752843" calcext:value-type="float">
            <text:p>0.00752843</text:p>
          </table:table-cell>
          <table:table-cell office:value-type="float" office:value="0.00507935" calcext:value-type="float">
            <text:p>0.0050793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701778" calcext:value-type="float">
            <text:p>0.0701778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00765397" calcext:value-type="float">
            <text:p>0.00765397</text:p>
          </table:table-cell>
          <table:table-cell office:value-type="float" office:value="0.0050158" calcext:value-type="float">
            <text:p>0.0050158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700735" calcext:value-type="float">
            <text:p>0.0700735</text:p>
          </table:table-cell>
          <table:table-cell office:value-type="float" office:value="0.00121822" calcext:value-type="float">
            <text:p>0.00121822</text:p>
          </table:table-cell>
          <table:table-cell office:value-type="float" office:value="0.00775582" calcext:value-type="float">
            <text:p>0.00775582</text:p>
          </table:table-cell>
          <table:table-cell office:value-type="float" office:value="0.00501896" calcext:value-type="float">
            <text:p>0.00501896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705903" calcext:value-type="float">
            <text:p>0.0705903</text:p>
          </table:table-cell>
          <table:table-cell office:value-type="float" office:value="0.00118151" calcext:value-type="float">
            <text:p>0.00118151</text:p>
          </table:table-cell>
          <table:table-cell office:value-type="float" office:value="0.00827334" calcext:value-type="float">
            <text:p>0.00827334</text:p>
          </table:table-cell>
          <table:table-cell office:value-type="float" office:value="0.00505488" calcext:value-type="float">
            <text:p>0.00505488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711121" calcext:value-type="float">
            <text:p>0.0711121</text:p>
          </table:table-cell>
          <table:table-cell office:value-type="float" office:value="0.00121586" calcext:value-type="float">
            <text:p>0.00121586</text:p>
          </table:table-cell>
          <table:table-cell office:value-type="float" office:value="0.00773292" calcext:value-type="float">
            <text:p>0.00773292</text:p>
          </table:table-cell>
          <table:table-cell office:value-type="float" office:value="0.00504383" calcext:value-type="float">
            <text:p>0.00504383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708121" calcext:value-type="float">
            <text:p>0.0708121</text:p>
          </table:table-cell>
          <table:table-cell office:value-type="float" office:value="0.00118625" calcext:value-type="float">
            <text:p>0.00118625</text:p>
          </table:table-cell>
          <table:table-cell office:value-type="float" office:value="0.00764765" calcext:value-type="float">
            <text:p>0.00764765</text:p>
          </table:table-cell>
          <table:table-cell office:value-type="float" office:value="0.00504225" calcext:value-type="float">
            <text:p>0.00504225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710549" calcext:value-type="float">
            <text:p>0.0710549</text:p>
          </table:table-cell>
          <table:table-cell office:value-type="float" office:value="0.00122099" calcext:value-type="float">
            <text:p>0.00122099</text:p>
          </table:table-cell>
          <table:table-cell office:value-type="float" office:value="0.00770094" calcext:value-type="float">
            <text:p>0.00770094</text:p>
          </table:table-cell>
          <table:table-cell office:value-type="float" office:value="0.00509475" calcext:value-type="float">
            <text:p>0.00509475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716356" calcext:value-type="float">
            <text:p>0.0716356</text:p>
          </table:table-cell>
          <table:table-cell office:value-type="float" office:value="0.00117085" calcext:value-type="float">
            <text:p>0.00117085</text:p>
          </table:table-cell>
          <table:table-cell office:value-type="float" office:value="0.00768673" calcext:value-type="float">
            <text:p>0.00768673</text:p>
          </table:table-cell>
          <table:table-cell office:value-type="float" office:value="0.00508962" calcext:value-type="float">
            <text:p>0.00508962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714647" calcext:value-type="float">
            <text:p>0.0714647</text:p>
          </table:table-cell>
          <table:table-cell office:value-type="float" office:value="0.00120914" calcext:value-type="float">
            <text:p>0.00120914</text:p>
          </table:table-cell>
          <table:table-cell office:value-type="float" office:value="0.00768634" calcext:value-type="float">
            <text:p>0.00768634</text:p>
          </table:table-cell>
          <table:table-cell office:value-type="float" office:value="0.00510541" calcext:value-type="float">
            <text:p>0.00510541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718124" calcext:value-type="float">
            <text:p>0.0718124</text:p>
          </table:table-cell>
          <table:table-cell office:value-type="float" office:value="0.00117401" calcext:value-type="float">
            <text:p>0.00117401</text:p>
          </table:table-cell>
          <table:table-cell office:value-type="float" office:value="0.00775897" calcext:value-type="float">
            <text:p>0.00775897</text:p>
          </table:table-cell>
          <table:table-cell office:value-type="float" office:value="0.00589492" calcext:value-type="float">
            <text:p>0.00589492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724559" calcext:value-type="float">
            <text:p>0.0724559</text:p>
          </table:table-cell>
          <table:table-cell office:value-type="float" office:value="0.00122178" calcext:value-type="float">
            <text:p>0.00122178</text:p>
          </table:table-cell>
          <table:table-cell office:value-type="float" office:value="0.0077345" calcext:value-type="float">
            <text:p>0.0077345</text:p>
          </table:table-cell>
          <table:table-cell office:value-type="float" office:value="0.00529134" calcext:value-type="float">
            <text:p>0.005291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722013" calcext:value-type="float">
            <text:p>0.0722013</text:p>
          </table:table-cell>
          <table:table-cell office:value-type="float" office:value="0.00116296" calcext:value-type="float">
            <text:p>0.00116296</text:p>
          </table:table-cell>
          <table:table-cell office:value-type="float" office:value="0.00771476" calcext:value-type="float">
            <text:p>0.00771476</text:p>
          </table:table-cell>
          <table:table-cell office:value-type="float" office:value="0.00512515" calcext:value-type="float">
            <text:p>0.00512515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723576" calcext:value-type="float">
            <text:p>0.0723576</text:p>
          </table:table-cell>
          <table:table-cell office:value-type="float" office:value="0.00124902" calcext:value-type="float">
            <text:p>0.00124902</text:p>
          </table:table-cell>
          <table:table-cell office:value-type="float" office:value="0.00774437" calcext:value-type="float">
            <text:p>0.00774437</text:p>
          </table:table-cell>
          <table:table-cell office:value-type="float" office:value="0.00515831" calcext:value-type="float">
            <text:p>0.00515831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739797" calcext:value-type="float">
            <text:p>0.0739797</text:p>
          </table:table-cell>
          <table:table-cell office:value-type="float" office:value="0.00119967" calcext:value-type="float">
            <text:p>0.00119967</text:p>
          </table:table-cell>
          <table:table-cell office:value-type="float" office:value="0.00771081" calcext:value-type="float">
            <text:p>0.00771081</text:p>
          </table:table-cell>
          <table:table-cell office:value-type="float" office:value="0.00513659" calcext:value-type="float">
            <text:p>0.00513659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733863" calcext:value-type="float">
            <text:p>0.0733863</text:p>
          </table:table-cell>
          <table:table-cell office:value-type="float" office:value="0.00133389" calcext:value-type="float">
            <text:p>0.00133389</text:p>
          </table:table-cell>
          <table:table-cell office:value-type="float" office:value="0.00776647" calcext:value-type="float">
            <text:p>0.00776647</text:p>
          </table:table-cell>
          <table:table-cell office:value-type="float" office:value="0.00516778" calcext:value-type="float">
            <text:p>0.00516778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735494" calcext:value-type="float">
            <text:p>0.0735494</text:p>
          </table:table-cell>
          <table:table-cell office:value-type="float" office:value="0.00119099" calcext:value-type="float">
            <text:p>0.00119099</text:p>
          </table:table-cell>
          <table:table-cell office:value-type="float" office:value="0.00779253" calcext:value-type="float">
            <text:p>0.00779253</text:p>
          </table:table-cell>
          <table:table-cell office:value-type="float" office:value="0.00517489" calcext:value-type="float">
            <text:p>0.00517489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740559" calcext:value-type="float">
            <text:p>0.0740559</text:p>
          </table:table-cell>
          <table:table-cell office:value-type="float" office:value="0.00126086" calcext:value-type="float">
            <text:p>0.00126086</text:p>
          </table:table-cell>
          <table:table-cell office:value-type="float" office:value="0.00944775" calcext:value-type="float">
            <text:p>0.00944775</text:p>
          </table:table-cell>
          <table:table-cell office:value-type="float" office:value="0.0051962" calcext:value-type="float">
            <text:p>0.0051962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740341" calcext:value-type="float">
            <text:p>0.0740341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0.0126054" calcext:value-type="float">
            <text:p>0.0126054</text:p>
          </table:table-cell>
          <table:table-cell office:value-type="float" office:value="0.00520094" calcext:value-type="float">
            <text:p>0.00520094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740413" calcext:value-type="float">
            <text:p>0.0740413</text:p>
          </table:table-cell>
          <table:table-cell office:value-type="float" office:value="0.00123796" calcext:value-type="float">
            <text:p>0.00123796</text:p>
          </table:table-cell>
          <table:table-cell office:value-type="float" office:value="0.0134755" calcext:value-type="float">
            <text:p>0.0134755</text:p>
          </table:table-cell>
          <table:table-cell office:value-type="float" office:value="0.00602322" calcext:value-type="float">
            <text:p>0.00602322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745659" calcext:value-type="float">
            <text:p>0.0745659</text:p>
          </table:table-cell>
          <table:table-cell office:value-type="float" office:value="0.00119888" calcext:value-type="float">
            <text:p>0.00119888</text:p>
          </table:table-cell>
          <table:table-cell office:value-type="float" office:value="0.0118431" calcext:value-type="float">
            <text:p>0.0118431</text:p>
          </table:table-cell>
          <table:table-cell office:value-type="float" office:value="0.00649733" calcext:value-type="float">
            <text:p>0.00649733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744336" calcext:value-type="float">
            <text:p>0.0744336</text:p>
          </table:table-cell>
          <table:table-cell office:value-type="float" office:value="0.00119691" calcext:value-type="float">
            <text:p>0.00119691</text:p>
          </table:table-cell>
          <table:table-cell office:value-type="float" office:value="0.00912405" calcext:value-type="float">
            <text:p>0.00912405</text:p>
          </table:table-cell>
          <table:table-cell office:value-type="float" office:value="0.00656088" calcext:value-type="float">
            <text:p>0.0065608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75087" calcext:value-type="float">
            <text:p>0.075087</text:p>
          </table:table-cell>
          <table:table-cell office:value-type="float" office:value="0.00128731" calcext:value-type="float">
            <text:p>0.00128731</text:p>
          </table:table-cell>
          <table:table-cell office:value-type="float" office:value="0.00816834" calcext:value-type="float">
            <text:p>0.00816834</text:p>
          </table:table-cell>
          <table:table-cell office:value-type="float" office:value="0.00769542" calcext:value-type="float">
            <text:p>0.00769542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750526" calcext:value-type="float">
            <text:p>0.0750526</text:p>
          </table:table-cell>
          <table:table-cell office:value-type="float" office:value="0.00118585" calcext:value-type="float">
            <text:p>0.00118585</text:p>
          </table:table-cell>
          <table:table-cell office:value-type="float" office:value="0.00795912" calcext:value-type="float">
            <text:p>0.00795912</text:p>
          </table:table-cell>
          <table:table-cell office:value-type="float" office:value="0.00638087" calcext:value-type="float">
            <text:p>0.00638087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75372" calcext:value-type="float">
            <text:p>0.075372</text:p>
          </table:table-cell>
          <table:table-cell office:value-type="float" office:value="0.00126915" calcext:value-type="float">
            <text:p>0.00126915</text:p>
          </table:table-cell>
          <table:table-cell office:value-type="float" office:value="0.00796543" calcext:value-type="float">
            <text:p>0.00796543</text:p>
          </table:table-cell>
          <table:table-cell office:value-type="float" office:value="0.00541371" calcext:value-type="float">
            <text:p>0.00541371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756337" calcext:value-type="float">
            <text:p>0.0756337</text:p>
          </table:table-cell>
          <table:table-cell office:value-type="float" office:value="0.00117796" calcext:value-type="float">
            <text:p>0.00117796</text:p>
          </table:table-cell>
          <table:table-cell office:value-type="float" office:value="0.00856704" calcext:value-type="float">
            <text:p>0.00856704</text:p>
          </table:table-cell>
          <table:table-cell office:value-type="float" office:value="0.00537108" calcext:value-type="float">
            <text:p>0.00537108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756838" calcext:value-type="float">
            <text:p>0.0756838</text:p>
          </table:table-cell>
          <table:table-cell office:value-type="float" office:value="0.00125454" calcext:value-type="float">
            <text:p>0.00125454</text:p>
          </table:table-cell>
          <table:table-cell office:value-type="float" office:value="0.00833927" calcext:value-type="float">
            <text:p>0.00833927</text:p>
          </table:table-cell>
          <table:table-cell office:value-type="float" office:value="0.00539319" calcext:value-type="float">
            <text:p>0.00539319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759183" calcext:value-type="float">
            <text:p>0.0759183</text:p>
          </table:table-cell>
          <table:table-cell office:value-type="float" office:value="0.00118901" calcext:value-type="float">
            <text:p>0.00118901</text:p>
          </table:table-cell>
          <table:table-cell office:value-type="float" office:value="0.00798122" calcext:value-type="float">
            <text:p>0.00798122</text:p>
          </table:table-cell>
          <table:table-cell office:value-type="float" office:value="0.00535569" calcext:value-type="float">
            <text:p>0.00535569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767781" calcext:value-type="float">
            <text:p>0.0767781</text:p>
          </table:table-cell>
          <table:table-cell office:value-type="float" office:value="0.00126007" calcext:value-type="float">
            <text:p>0.00126007</text:p>
          </table:table-cell>
          <table:table-cell office:value-type="float" office:value="0.00798043" calcext:value-type="float">
            <text:p>0.00798043</text:p>
          </table:table-cell>
          <table:table-cell office:value-type="float" office:value="0.00535963" calcext:value-type="float">
            <text:p>0.00535963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762835" calcext:value-type="float">
            <text:p>0.0762835</text:p>
          </table:table-cell>
          <table:table-cell office:value-type="float" office:value="0.00120599" calcext:value-type="float">
            <text:p>0.00120599</text:p>
          </table:table-cell>
          <table:table-cell office:value-type="float" office:value="0.00794096" calcext:value-type="float">
            <text:p>0.00794096</text:p>
          </table:table-cell>
          <table:table-cell office:value-type="float" office:value="0.00537384" calcext:value-type="float">
            <text:p>0.00537384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767517" calcext:value-type="float">
            <text:p>0.0767517</text:p>
          </table:table-cell>
          <table:table-cell office:value-type="float" office:value="0.00122572" calcext:value-type="float">
            <text:p>0.00122572</text:p>
          </table:table-cell>
          <table:table-cell office:value-type="float" office:value="0.00800096" calcext:value-type="float">
            <text:p>0.00800096</text:p>
          </table:table-cell>
          <table:table-cell office:value-type="float" office:value="0.00536871" calcext:value-type="float">
            <text:p>0.00536871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774764" calcext:value-type="float">
            <text:p>0.0774764</text:p>
          </table:table-cell>
          <table:table-cell office:value-type="float" office:value="0.0011902" calcext:value-type="float">
            <text:p>0.0011902</text:p>
          </table:table-cell>
          <table:table-cell office:value-type="float" office:value="0.00801162" calcext:value-type="float">
            <text:p>0.00801162</text:p>
          </table:table-cell>
          <table:table-cell office:value-type="float" office:value="0.0053845" calcext:value-type="float">
            <text:p>0.005384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770829" calcext:value-type="float">
            <text:p>0.0770829</text:p>
          </table:table-cell>
          <table:table-cell office:value-type="float" office:value="0.00127981" calcext:value-type="float">
            <text:p>0.00127981</text:p>
          </table:table-cell>
          <table:table-cell office:value-type="float" office:value="0.00807557" calcext:value-type="float">
            <text:p>0.00807557</text:p>
          </table:table-cell>
          <table:table-cell office:value-type="float" office:value="0.00540503" calcext:value-type="float">
            <text:p>0.00540503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77225" calcext:value-type="float">
            <text:p>0.077225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00803728" calcext:value-type="float">
            <text:p>0.00803728</text:p>
          </table:table-cell>
          <table:table-cell office:value-type="float" office:value="0.00539871" calcext:value-type="float">
            <text:p>0.00539871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776095" calcext:value-type="float">
            <text:p>0.0776095</text:p>
          </table:table-cell>
          <table:table-cell office:value-type="float" office:value="0.00123796" calcext:value-type="float">
            <text:p>0.00123796</text:p>
          </table:table-cell>
          <table:table-cell office:value-type="float" office:value="0.00805938" calcext:value-type="float">
            <text:p>0.00805938</text:p>
          </table:table-cell>
          <table:table-cell office:value-type="float" office:value="0.00540898" calcext:value-type="float">
            <text:p>0.00540898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772688" calcext:value-type="float">
            <text:p>0.0772688</text:p>
          </table:table-cell>
          <table:table-cell office:value-type="float" office:value="0.00117638" calcext:value-type="float">
            <text:p>0.00117638</text:p>
          </table:table-cell>
          <table:table-cell office:value-type="float" office:value="0.00806096" calcext:value-type="float">
            <text:p>0.00806096</text:p>
          </table:table-cell>
          <table:table-cell office:value-type="float" office:value="0.00545437" calcext:value-type="float">
            <text:p>0.00545437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777705" calcext:value-type="float">
            <text:p>0.0777705</text:p>
          </table:table-cell>
          <table:table-cell office:value-type="float" office:value="0.00123204" calcext:value-type="float">
            <text:p>0.00123204</text:p>
          </table:table-cell>
          <table:table-cell office:value-type="float" office:value="0.00815255" calcext:value-type="float">
            <text:p>0.00815255</text:p>
          </table:table-cell>
          <table:table-cell office:value-type="float" office:value="0.00545201" calcext:value-type="float">
            <text:p>0.00545201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776979" calcext:value-type="float">
            <text:p>0.0776979</text:p>
          </table:table-cell>
          <table:table-cell office:value-type="float" office:value="0.00117085" calcext:value-type="float">
            <text:p>0.00117085</text:p>
          </table:table-cell>
          <table:table-cell office:value-type="float" office:value="0.00814663" calcext:value-type="float">
            <text:p>0.00814663</text:p>
          </table:table-cell>
          <table:table-cell office:value-type="float" office:value="0.00550767" calcext:value-type="float">
            <text:p>0.00550767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780662" calcext:value-type="float">
            <text:p>0.0780662</text:p>
          </table:table-cell>
          <table:table-cell office:value-type="float" office:value="0.00131257" calcext:value-type="float">
            <text:p>0.00131257</text:p>
          </table:table-cell>
          <table:table-cell office:value-type="float" office:value="0.00811662" calcext:value-type="float">
            <text:p>0.00811662</text:p>
          </table:table-cell>
          <table:table-cell office:value-type="float" office:value="0.00604375" calcext:value-type="float">
            <text:p>0.00604375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784696" calcext:value-type="float">
            <text:p>0.0784696</text:p>
          </table:table-cell>
          <table:table-cell office:value-type="float" office:value="0.00159088" calcext:value-type="float">
            <text:p>0.00159088</text:p>
          </table:table-cell>
          <table:table-cell office:value-type="float" office:value="0.0082161" calcext:value-type="float">
            <text:p>0.0082161</text:p>
          </table:table-cell>
          <table:table-cell office:value-type="float" office:value="0.00583808" calcext:value-type="float">
            <text:p>0.00583808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788423" calcext:value-type="float">
            <text:p>0.0788423</text:p>
          </table:table-cell>
          <table:table-cell office:value-type="float" office:value="0.00148548" calcext:value-type="float">
            <text:p>0.00148548</text:p>
          </table:table-cell>
          <table:table-cell office:value-type="float" office:value="0.00887417" calcext:value-type="float">
            <text:p>0.00887417</text:p>
          </table:table-cell>
          <table:table-cell office:value-type="float" office:value="0.00565412" calcext:value-type="float">
            <text:p>0.00565412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793373" calcext:value-type="float">
            <text:p>0.0793373</text:p>
          </table:table-cell>
          <table:table-cell office:value-type="float" office:value="0.00156758" calcext:value-type="float">
            <text:p>0.00156758</text:p>
          </table:table-cell>
          <table:table-cell office:value-type="float" office:value="0.00953933" calcext:value-type="float">
            <text:p>0.00953933</text:p>
          </table:table-cell>
          <table:table-cell office:value-type="float" office:value="0.00586611" calcext:value-type="float">
            <text:p>0.0058661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802224" calcext:value-type="float">
            <text:p>0.0802224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0952433" calcext:value-type="float">
            <text:p>0.00952433</text:p>
          </table:table-cell>
          <table:table-cell office:value-type="float" office:value="0.00552109" calcext:value-type="float">
            <text:p>0.00552109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790302" calcext:value-type="float">
            <text:p>0.0790302</text:p>
          </table:table-cell>
          <table:table-cell office:value-type="float" office:value="0.00134415" calcext:value-type="float">
            <text:p>0.00134415</text:p>
          </table:table-cell>
          <table:table-cell office:value-type="float" office:value="0.00931314" calcext:value-type="float">
            <text:p>0.00931314</text:p>
          </table:table-cell>
          <table:table-cell office:value-type="float" office:value="0.00551872" calcext:value-type="float">
            <text:p>0.00551872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794447" calcext:value-type="float">
            <text:p>0.0794447</text:p>
          </table:table-cell>
          <table:table-cell office:value-type="float" office:value="0.00125217" calcext:value-type="float">
            <text:p>0.00125217</text:p>
          </table:table-cell>
          <table:table-cell office:value-type="float" office:value="0.00840124" calcext:value-type="float">
            <text:p>0.00840124</text:p>
          </table:table-cell>
          <table:table-cell office:value-type="float" office:value="0.00552306" calcext:value-type="float">
            <text:p>0.00552306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795031" calcext:value-type="float">
            <text:p>0.0795031</text:p>
          </table:table-cell>
          <table:table-cell office:value-type="float" office:value="0.0013031" calcext:value-type="float">
            <text:p>0.0013031</text:p>
          </table:table-cell>
          <table:table-cell office:value-type="float" office:value="0.00828479" calcext:value-type="float">
            <text:p>0.00828479</text:p>
          </table:table-cell>
          <table:table-cell office:value-type="float" office:value="0.00553727" calcext:value-type="float">
            <text:p>0.00553727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797123" calcext:value-type="float">
            <text:p>0.0797123</text:p>
          </table:table-cell>
          <table:table-cell office:value-type="float" office:value="0.00124073" calcext:value-type="float">
            <text:p>0.00124073</text:p>
          </table:table-cell>
          <table:table-cell office:value-type="float" office:value="0.0083215" calcext:value-type="float">
            <text:p>0.0083215</text:p>
          </table:table-cell>
          <table:table-cell office:value-type="float" office:value="0.00555464" calcext:value-type="float">
            <text:p>0.00555464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808654" calcext:value-type="float">
            <text:p>0.0808654</text:p>
          </table:table-cell>
          <table:table-cell office:value-type="float" office:value="0.00132165" calcext:value-type="float">
            <text:p>0.00132165</text:p>
          </table:table-cell>
          <table:table-cell office:value-type="float" office:value="0.00826308" calcext:value-type="float">
            <text:p>0.00826308</text:p>
          </table:table-cell>
          <table:table-cell office:value-type="float" office:value="0.00556056" calcext:value-type="float">
            <text:p>0.00556056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801963" calcext:value-type="float">
            <text:p>0.0801963</text:p>
          </table:table-cell>
          <table:table-cell office:value-type="float" office:value="0.00121586" calcext:value-type="float">
            <text:p>0.00121586</text:p>
          </table:table-cell>
          <table:table-cell office:value-type="float" office:value="0.00827926" calcext:value-type="float">
            <text:p>0.00827926</text:p>
          </table:table-cell>
          <table:table-cell office:value-type="float" office:value="0.00555899" calcext:value-type="float">
            <text:p>0.00555899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804782" calcext:value-type="float">
            <text:p>0.0804782</text:p>
          </table:table-cell>
          <table:table-cell office:value-type="float" office:value="0.00132047" calcext:value-type="float">
            <text:p>0.00132047</text:p>
          </table:table-cell>
          <table:table-cell office:value-type="float" office:value="0.008284" calcext:value-type="float">
            <text:p>0.008284</text:p>
          </table:table-cell>
          <table:table-cell office:value-type="float" office:value="0.00558425" calcext:value-type="float">
            <text:p>0.00558425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810253" calcext:value-type="float">
            <text:p>0.0810253</text:p>
          </table:table-cell>
          <table:table-cell office:value-type="float" office:value="0.00120757" calcext:value-type="float">
            <text:p>0.00120757</text:p>
          </table:table-cell>
          <table:table-cell office:value-type="float" office:value="0.00833611" calcext:value-type="float">
            <text:p>0.00833611</text:p>
          </table:table-cell>
          <table:table-cell office:value-type="float" office:value="0.00559649" calcext:value-type="float">
            <text:p>0.00559649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81906" calcext:value-type="float">
            <text:p>0.081906</text:p>
          </table:table-cell>
          <table:table-cell office:value-type="float" office:value="0.0013252" calcext:value-type="float">
            <text:p>0.0013252</text:p>
          </table:table-cell>
          <table:table-cell office:value-type="float" office:value="0.00833532" calcext:value-type="float">
            <text:p>0.00833532</text:p>
          </table:table-cell>
          <table:table-cell office:value-type="float" office:value="0.00560162" calcext:value-type="float">
            <text:p>0.00560162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820012" calcext:value-type="float">
            <text:p>0.0820012</text:p>
          </table:table-cell>
          <table:table-cell office:value-type="float" office:value="0.00148034" calcext:value-type="float">
            <text:p>0.00148034</text:p>
          </table:table-cell>
          <table:table-cell office:value-type="float" office:value="0.00830887" calcext:value-type="float">
            <text:p>0.00830887</text:p>
          </table:table-cell>
          <table:table-cell office:value-type="float" office:value="0.00560044" calcext:value-type="float">
            <text:p>0.00560044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816932" calcext:value-type="float">
            <text:p>0.0816932</text:p>
          </table:table-cell>
          <table:table-cell office:value-type="float" office:value="0.00163075" calcext:value-type="float">
            <text:p>0.00163075</text:p>
          </table:table-cell>
          <table:table-cell office:value-type="float" office:value="0.00835151" calcext:value-type="float">
            <text:p>0.00835151</text:p>
          </table:table-cell>
          <table:table-cell office:value-type="float" office:value="0.00564781" calcext:value-type="float">
            <text:p>0.00564781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820485" calcext:value-type="float">
            <text:p>0.0820485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0084273" calcext:value-type="float">
            <text:p>0.0084273</text:p>
          </table:table-cell>
          <table:table-cell office:value-type="float" office:value="0.00565768" calcext:value-type="float">
            <text:p>0.0056576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815961" calcext:value-type="float">
            <text:p>0.0815961</text:p>
          </table:table-cell>
          <table:table-cell office:value-type="float" office:value="0.00161614" calcext:value-type="float">
            <text:p>0.00161614</text:p>
          </table:table-cell>
          <table:table-cell office:value-type="float" office:value="0.00840085" calcext:value-type="float">
            <text:p>0.00840085</text:p>
          </table:table-cell>
          <table:table-cell office:value-type="float" office:value="0.00726987" calcext:value-type="float">
            <text:p>0.00726987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824133" calcext:value-type="float">
            <text:p>0.0824133</text:p>
          </table:table-cell>
          <table:table-cell office:value-type="float" office:value="0.0014535" calcext:value-type="float">
            <text:p>0.0014535</text:p>
          </table:table-cell>
          <table:table-cell office:value-type="float" office:value="0.00840717" calcext:value-type="float">
            <text:p>0.00840717</text:p>
          </table:table-cell>
          <table:table-cell office:value-type="float" office:value="0.00727855" calcext:value-type="float">
            <text:p>0.00727855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831179" calcext:value-type="float">
            <text:p>0.0831179</text:p>
          </table:table-cell>
          <table:table-cell office:value-type="float" office:value="0.00145508" calcext:value-type="float">
            <text:p>0.00145508</text:p>
          </table:table-cell>
          <table:table-cell office:value-type="float" office:value="0.00842414" calcext:value-type="float">
            <text:p>0.00842414</text:p>
          </table:table-cell>
          <table:table-cell office:value-type="float" office:value="0.00724539" calcext:value-type="float">
            <text:p>0.00724539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829442" calcext:value-type="float">
            <text:p>0.0829442</text:p>
          </table:table-cell>
          <table:table-cell office:value-type="float" office:value="0.00140218" calcext:value-type="float">
            <text:p>0.00140218</text:p>
          </table:table-cell>
          <table:table-cell office:value-type="float" office:value="0.00844427" calcext:value-type="float">
            <text:p>0.00844427</text:p>
          </table:table-cell>
          <table:table-cell office:value-type="float" office:value="0.00625494" calcext:value-type="float">
            <text:p>0.00625494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831207" calcext:value-type="float">
            <text:p>0.0831207</text:p>
          </table:table-cell>
          <table:table-cell office:value-type="float" office:value="0.0014385" calcext:value-type="float">
            <text:p>0.0014385</text:p>
          </table:table-cell>
          <table:table-cell office:value-type="float" office:value="0.00845138" calcext:value-type="float">
            <text:p>0.00845138</text:p>
          </table:table-cell>
          <table:table-cell office:value-type="float" office:value="0.00564031" calcext:value-type="float">
            <text:p>0.00564031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839615" calcext:value-type="float">
            <text:p>0.0839615</text:p>
          </table:table-cell>
          <table:table-cell office:value-type="float" office:value="0.00137415" calcext:value-type="float">
            <text:p>0.00137415</text:p>
          </table:table-cell>
          <table:table-cell office:value-type="float" office:value="0.00849362" calcext:value-type="float">
            <text:p>0.00849362</text:p>
          </table:table-cell>
          <table:table-cell office:value-type="float" office:value="0.00568333" calcext:value-type="float">
            <text:p>0.00568333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836884" calcext:value-type="float">
            <text:p>0.0836884</text:p>
          </table:table-cell>
          <table:table-cell office:value-type="float" office:value="0.00133507" calcext:value-type="float">
            <text:p>0.00133507</text:p>
          </table:table-cell>
          <table:table-cell office:value-type="float" office:value="0.00849164" calcext:value-type="float">
            <text:p>0.00849164</text:p>
          </table:table-cell>
          <table:table-cell office:value-type="float" office:value="0.00587084" calcext:value-type="float">
            <text:p>0.00587084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847806" calcext:value-type="float">
            <text:p>0.0847806</text:p>
          </table:table-cell>
          <table:table-cell office:value-type="float" office:value="0.00139073" calcext:value-type="float">
            <text:p>0.00139073</text:p>
          </table:table-cell>
          <table:table-cell office:value-type="float" office:value="0.00848138" calcext:value-type="float">
            <text:p>0.00848138</text:p>
          </table:table-cell>
          <table:table-cell office:value-type="float" office:value="0.00575755" calcext:value-type="float">
            <text:p>0.00575755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839682" calcext:value-type="float">
            <text:p>0.0839682</text:p>
          </table:table-cell>
          <table:table-cell office:value-type="float" office:value="0.00132757" calcext:value-type="float">
            <text:p>0.00132757</text:p>
          </table:table-cell>
          <table:table-cell office:value-type="float" office:value="0.00859744" calcext:value-type="float">
            <text:p>0.00859744</text:p>
          </table:table-cell>
          <table:table-cell office:value-type="float" office:value="0.00570702" calcext:value-type="float">
            <text:p>0.00570702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846484" calcext:value-type="float">
            <text:p>0.0846484</text:p>
          </table:table-cell>
          <table:table-cell office:value-type="float" office:value="0.00142547" calcext:value-type="float">
            <text:p>0.00142547</text:p>
          </table:table-cell>
          <table:table-cell office:value-type="float" office:value="0.00854928" calcext:value-type="float">
            <text:p>0.00854928</text:p>
          </table:table-cell>
          <table:table-cell office:value-type="float" office:value="0.00570544" calcext:value-type="float">
            <text:p>0.00570544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84935" calcext:value-type="float">
            <text:p>0.084935</text:p>
          </table:table-cell>
          <table:table-cell office:value-type="float" office:value="0.00130507" calcext:value-type="float">
            <text:p>0.00130507</text:p>
          </table:table-cell>
          <table:table-cell office:value-type="float" office:value="0.00855757" calcext:value-type="float">
            <text:p>0.00855757</text:p>
          </table:table-cell>
          <table:table-cell office:value-type="float" office:value="0.00573663" calcext:value-type="float">
            <text:p>0.00573663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84637" calcext:value-type="float">
            <text:p>0.084637</text:p>
          </table:table-cell>
          <table:table-cell office:value-type="float" office:value="0.00136507" calcext:value-type="float">
            <text:p>0.00136507</text:p>
          </table:table-cell>
          <table:table-cell office:value-type="float" office:value="0.00945012" calcext:value-type="float">
            <text:p>0.00945012</text:p>
          </table:table-cell>
          <table:table-cell office:value-type="float" office:value="0.00574215" calcext:value-type="float">
            <text:p>0.00574215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853388" calcext:value-type="float">
            <text:p>0.0853388</text:p>
          </table:table-cell>
          <table:table-cell office:value-type="float" office:value="0.00129836" calcext:value-type="float">
            <text:p>0.00129836</text:p>
          </table:table-cell>
          <table:table-cell office:value-type="float" office:value="0.00953775" calcext:value-type="float">
            <text:p>0.00953775</text:p>
          </table:table-cell>
          <table:table-cell office:value-type="float" office:value="0.00572952" calcext:value-type="float">
            <text:p>0.00572952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849583" calcext:value-type="float">
            <text:p>0.0849583</text:p>
          </table:table-cell>
          <table:table-cell office:value-type="float" office:value="0.00134652" calcext:value-type="float">
            <text:p>0.00134652</text:p>
          </table:table-cell>
          <table:table-cell office:value-type="float" office:value="0.00958986" calcext:value-type="float">
            <text:p>0.00958986</text:p>
          </table:table-cell>
          <table:table-cell office:value-type="float" office:value="0.00577452" calcext:value-type="float">
            <text:p>0.00577452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855228" calcext:value-type="float">
            <text:p>0.0855228</text:p>
          </table:table-cell>
          <table:table-cell office:value-type="float" office:value="0.00127704" calcext:value-type="float">
            <text:p>0.00127704</text:p>
          </table:table-cell>
          <table:table-cell office:value-type="float" office:value="0.0101859" calcext:value-type="float">
            <text:p>0.0101859</text:p>
          </table:table-cell>
          <table:table-cell office:value-type="float" office:value="0.00574255" calcext:value-type="float">
            <text:p>0.00574255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854944" calcext:value-type="float">
            <text:p>0.0854944</text:p>
          </table:table-cell>
          <table:table-cell office:value-type="float" office:value="0.00138363" calcext:value-type="float">
            <text:p>0.00138363</text:p>
          </table:table-cell>
          <table:table-cell office:value-type="float" office:value="0.00925116" calcext:value-type="float">
            <text:p>0.00925116</text:p>
          </table:table-cell>
          <table:table-cell office:value-type="float" office:value="0.00583255" calcext:value-type="float">
            <text:p>0.00583255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854628" calcext:value-type="float">
            <text:p>0.0854628</text:p>
          </table:table-cell>
          <table:table-cell office:value-type="float" office:value="0.00128889" calcext:value-type="float">
            <text:p>0.00128889</text:p>
          </table:table-cell>
          <table:table-cell office:value-type="float" office:value="0.00883272" calcext:value-type="float">
            <text:p>0.00883272</text:p>
          </table:table-cell>
          <table:table-cell office:value-type="float" office:value="0.00579979" calcext:value-type="float">
            <text:p>0.0057997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865097" calcext:value-type="float">
            <text:p>0.0865097</text:p>
          </table:table-cell>
          <table:table-cell office:value-type="float" office:value="0.00135481" calcext:value-type="float">
            <text:p>0.00135481</text:p>
          </table:table-cell>
          <table:table-cell office:value-type="float" office:value="0.00878653" calcext:value-type="float">
            <text:p>0.00878653</text:p>
          </table:table-cell>
          <table:table-cell office:value-type="float" office:value="0.00582821" calcext:value-type="float">
            <text:p>0.00582821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85734" calcext:value-type="float">
            <text:p>0.085734</text:p>
          </table:table-cell>
          <table:table-cell office:value-type="float" office:value="0.00127823" calcext:value-type="float">
            <text:p>0.00127823</text:p>
          </table:table-cell>
          <table:table-cell office:value-type="float" office:value="0.00869139" calcext:value-type="float">
            <text:p>0.00869139</text:p>
          </table:table-cell>
          <table:table-cell office:value-type="float" office:value="0.00582782" calcext:value-type="float">
            <text:p>0.00582782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860478" calcext:value-type="float">
            <text:p>0.0860478</text:p>
          </table:table-cell>
          <table:table-cell office:value-type="float" office:value="0.00139113" calcext:value-type="float">
            <text:p>0.00139113</text:p>
          </table:table-cell>
          <table:table-cell office:value-type="float" office:value="0.00865271" calcext:value-type="float">
            <text:p>0.00865271</text:p>
          </table:table-cell>
          <table:table-cell office:value-type="float" office:value="0.00581597" calcext:value-type="float">
            <text:p>0.00581597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861706" calcext:value-type="float">
            <text:p>0.0861706</text:p>
          </table:table-cell>
          <table:table-cell office:value-type="float" office:value="0.00126481" calcext:value-type="float">
            <text:p>0.00126481</text:p>
          </table:table-cell>
          <table:table-cell office:value-type="float" office:value="0.00874192" calcext:value-type="float">
            <text:p>0.00874192</text:p>
          </table:table-cell>
          <table:table-cell office:value-type="float" office:value="0.00585624" calcext:value-type="float">
            <text:p>0.00585624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864252" calcext:value-type="float">
            <text:p>0.0864252</text:p>
          </table:table-cell>
          <table:table-cell office:value-type="float" office:value="0.00132047" calcext:value-type="float">
            <text:p>0.00132047</text:p>
          </table:table-cell>
          <table:table-cell office:value-type="float" office:value="0.00871705" calcext:value-type="float">
            <text:p>0.00871705</text:p>
          </table:table-cell>
          <table:table-cell office:value-type="float" office:value="0.00584676" calcext:value-type="float">
            <text:p>0.00584676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869968" calcext:value-type="float">
            <text:p>0.0869968</text:p>
          </table:table-cell>
          <table:table-cell office:value-type="float" office:value="0.00125888" calcext:value-type="float">
            <text:p>0.00125888</text:p>
          </table:table-cell>
          <table:table-cell office:value-type="float" office:value="0.00866968" calcext:value-type="float">
            <text:p>0.00866968</text:p>
          </table:table-cell>
          <table:table-cell office:value-type="float" office:value="0.00584558" calcext:value-type="float">
            <text:p>0.00584558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86936" calcext:value-type="float">
            <text:p>0.086936</text:p>
          </table:table-cell>
          <table:table-cell office:value-type="float" office:value="0.00136626" calcext:value-type="float">
            <text:p>0.00136626</text:p>
          </table:table-cell>
          <table:table-cell office:value-type="float" office:value="0.00868902" calcext:value-type="float">
            <text:p>0.00868902</text:p>
          </table:table-cell>
          <table:table-cell office:value-type="float" office:value="0.00587163" calcext:value-type="float">
            <text:p>0.00587163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874693" calcext:value-type="float">
            <text:p>0.0874693</text:p>
          </table:table-cell>
          <table:table-cell office:value-type="float" office:value="0.00126638" calcext:value-type="float">
            <text:p>0.00126638</text:p>
          </table:table-cell>
          <table:table-cell office:value-type="float" office:value="0.00871271" calcext:value-type="float">
            <text:p>0.00871271</text:p>
          </table:table-cell>
          <table:table-cell office:value-type="float" office:value="0.005889" calcext:value-type="float">
            <text:p>0.005889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865271" calcext:value-type="float">
            <text:p>0.0865271</text:p>
          </table:table-cell>
          <table:table-cell office:value-type="float" office:value="0.00126046" calcext:value-type="float">
            <text:p>0.00126046</text:p>
          </table:table-cell>
          <table:table-cell office:value-type="float" office:value="0.00878771" calcext:value-type="float">
            <text:p>0.00878771</text:p>
          </table:table-cell>
          <table:table-cell office:value-type="float" office:value="0.00597624" calcext:value-type="float">
            <text:p>0.00597624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873087" calcext:value-type="float">
            <text:p>0.0873087</text:p>
          </table:table-cell>
          <table:table-cell office:value-type="float" office:value="0.00133073" calcext:value-type="float">
            <text:p>0.00133073</text:p>
          </table:table-cell>
          <table:table-cell office:value-type="float" office:value="0.00873718" calcext:value-type="float">
            <text:p>0.00873718</text:p>
          </table:table-cell>
          <table:table-cell office:value-type="float" office:value="0.00599204" calcext:value-type="float">
            <text:p>0.00599204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870983" calcext:value-type="float">
            <text:p>0.0870983</text:p>
          </table:table-cell>
          <table:table-cell office:value-type="float" office:value="0.00126007" calcext:value-type="float">
            <text:p>0.00126007</text:p>
          </table:table-cell>
          <table:table-cell office:value-type="float" office:value="0.00880035" calcext:value-type="float">
            <text:p>0.00880035</text:p>
          </table:table-cell>
          <table:table-cell office:value-type="float" office:value="0.00590716" calcext:value-type="float">
            <text:p>0.00590716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877374" calcext:value-type="float">
            <text:p>0.0877374</text:p>
          </table:table-cell>
          <table:table-cell office:value-type="float" office:value="0.00132915" calcext:value-type="float">
            <text:p>0.00132915</text:p>
          </table:table-cell>
          <table:table-cell office:value-type="float" office:value="0.00881653" calcext:value-type="float">
            <text:p>0.00881653</text:p>
          </table:table-cell>
          <table:table-cell office:value-type="float" office:value="0.00598532" calcext:value-type="float">
            <text:p>0.00598532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885155" calcext:value-type="float">
            <text:p>0.0885155</text:p>
          </table:table-cell>
          <table:table-cell office:value-type="float" office:value="0.0012577" calcext:value-type="float">
            <text:p>0.0012577</text:p>
          </table:table-cell>
          <table:table-cell office:value-type="float" office:value="0.00881929" calcext:value-type="float">
            <text:p>0.00881929</text:p>
          </table:table-cell>
          <table:table-cell office:value-type="float" office:value="0.00597111" calcext:value-type="float">
            <text:p>0.00597111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883003" calcext:value-type="float">
            <text:p>0.0883003</text:p>
          </table:table-cell>
          <table:table-cell office:value-type="float" office:value="0.00136507" calcext:value-type="float">
            <text:p>0.00136507</text:p>
          </table:table-cell>
          <table:table-cell office:value-type="float" office:value="0.00882166" calcext:value-type="float">
            <text:p>0.00882166</text:p>
          </table:table-cell>
          <table:table-cell office:value-type="float" office:value="0.00593874" calcext:value-type="float">
            <text:p>0.00593874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887357" calcext:value-type="float">
            <text:p>0.0887357</text:p>
          </table:table-cell>
          <table:table-cell office:value-type="float" office:value="0.00124862" calcext:value-type="float">
            <text:p>0.00124862</text:p>
          </table:table-cell>
          <table:table-cell office:value-type="float" office:value="0.00880232" calcext:value-type="float">
            <text:p>0.00880232</text:p>
          </table:table-cell>
          <table:table-cell office:value-type="float" office:value="0.00604809" calcext:value-type="float">
            <text:p>0.00604809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891234" calcext:value-type="float">
            <text:p>0.0891234</text:p>
          </table:table-cell>
          <table:table-cell office:value-type="float" office:value="0.00136034" calcext:value-type="float">
            <text:p>0.00136034</text:p>
          </table:table-cell>
          <table:table-cell office:value-type="float" office:value="0.00880706" calcext:value-type="float">
            <text:p>0.00880706</text:p>
          </table:table-cell>
          <table:table-cell office:value-type="float" office:value="0.00609665" calcext:value-type="float">
            <text:p>0.00609665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890602" calcext:value-type="float">
            <text:p>0.0890602</text:p>
          </table:table-cell>
          <table:table-cell office:value-type="float" office:value="0.00124349" calcext:value-type="float">
            <text:p>0.00124349</text:p>
          </table:table-cell>
          <table:table-cell office:value-type="float" office:value="0.00891167" calcext:value-type="float">
            <text:p>0.00891167</text:p>
          </table:table-cell>
          <table:table-cell office:value-type="float" office:value="0.00599322" calcext:value-type="float">
            <text:p>0.00599322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899113" calcext:value-type="float">
            <text:p>0.0899113</text:p>
          </table:table-cell>
          <table:table-cell office:value-type="float" office:value="0.00133507" calcext:value-type="float">
            <text:p>0.00133507</text:p>
          </table:table-cell>
          <table:table-cell office:value-type="float" office:value="0.0103221" calcext:value-type="float">
            <text:p>0.0103221</text:p>
          </table:table-cell>
          <table:table-cell office:value-type="float" office:value="0.0060019" calcext:value-type="float">
            <text:p>0.0060019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898268" calcext:value-type="float">
            <text:p>0.0898268</text:p>
          </table:table-cell>
          <table:table-cell office:value-type="float" office:value="0.00123954" calcext:value-type="float">
            <text:p>0.00123954</text:p>
          </table:table-cell>
          <table:table-cell office:value-type="float" office:value="0.0107433" calcext:value-type="float">
            <text:p>0.0107433</text:p>
          </table:table-cell>
          <table:table-cell office:value-type="float" office:value="0.00603743" calcext:value-type="float">
            <text:p>0.00603743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90421" calcext:value-type="float">
            <text:p>0.090421</text:p>
          </table:table-cell>
          <table:table-cell office:value-type="float" office:value="0.00131297" calcext:value-type="float">
            <text:p>0.00131297</text:p>
          </table:table-cell>
          <table:table-cell office:value-type="float" office:value="0.0102203" calcext:value-type="float">
            <text:p>0.0102203</text:p>
          </table:table-cell>
          <table:table-cell office:value-type="float" office:value="0.00620165" calcext:value-type="float">
            <text:p>0.0062016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903112" calcext:value-type="float">
            <text:p>0.0903112</text:p>
          </table:table-cell>
          <table:table-cell office:value-type="float" office:value="0.00126125" calcext:value-type="float">
            <text:p>0.00126125</text:p>
          </table:table-cell>
          <table:table-cell office:value-type="float" office:value="0.00909168" calcext:value-type="float">
            <text:p>0.00909168</text:p>
          </table:table-cell>
          <table:table-cell office:value-type="float" office:value="0.00778621" calcext:value-type="float">
            <text:p>0.00778621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906708" calcext:value-type="float">
            <text:p>0.0906708</text:p>
          </table:table-cell>
          <table:table-cell office:value-type="float" office:value="0.00129086" calcext:value-type="float">
            <text:p>0.00129086</text:p>
          </table:table-cell>
          <table:table-cell office:value-type="float" office:value="0.00911378" calcext:value-type="float">
            <text:p>0.00911378</text:p>
          </table:table-cell>
          <table:table-cell office:value-type="float" office:value="0.00645272" calcext:value-type="float">
            <text:p>0.00645272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913628" calcext:value-type="float">
            <text:p>0.0913628</text:p>
          </table:table-cell>
          <table:table-cell office:value-type="float" office:value="0.00126125" calcext:value-type="float">
            <text:p>0.00126125</text:p>
          </table:table-cell>
          <table:table-cell office:value-type="float" office:value="0.00908299" calcext:value-type="float">
            <text:p>0.00908299</text:p>
          </table:table-cell>
          <table:table-cell office:value-type="float" office:value="0.00751422" calcext:value-type="float">
            <text:p>0.00751422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90916" calcext:value-type="float">
            <text:p>0.090916</text:p>
          </table:table-cell>
          <table:table-cell office:value-type="float" office:value="0.0013031" calcext:value-type="float">
            <text:p>0.0013031</text:p>
          </table:table-cell>
          <table:table-cell office:value-type="float" office:value="0.00923616" calcext:value-type="float">
            <text:p>0.00923616</text:p>
          </table:table-cell>
          <table:table-cell office:value-type="float" office:value="0.00691853" calcext:value-type="float">
            <text:p>0.00691853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92373" calcext:value-type="float">
            <text:p>0.092373</text:p>
          </table:table-cell>
          <table:table-cell office:value-type="float" office:value="0.00126481" calcext:value-type="float">
            <text:p>0.00126481</text:p>
          </table:table-cell>
          <table:table-cell office:value-type="float" office:value="0.00928077" calcext:value-type="float">
            <text:p>0.00928077</text:p>
          </table:table-cell>
          <table:table-cell office:value-type="float" office:value="0.00698169" calcext:value-type="float">
            <text:p>0.00698169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914998" calcext:value-type="float">
            <text:p>0.0914998</text:p>
          </table:table-cell>
          <table:table-cell office:value-type="float" office:value="0.00138165" calcext:value-type="float">
            <text:p>0.00138165</text:p>
          </table:table-cell>
          <table:table-cell office:value-type="float" office:value="0.0091726" calcext:value-type="float">
            <text:p>0.0091726</text:p>
          </table:table-cell>
          <table:table-cell office:value-type="float" office:value="0.006778" calcext:value-type="float">
            <text:p>0.006778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920268" calcext:value-type="float">
            <text:p>0.0920268</text:p>
          </table:table-cell>
          <table:table-cell office:value-type="float" office:value="0.00126441" calcext:value-type="float">
            <text:p>0.00126441</text:p>
          </table:table-cell>
          <table:table-cell office:value-type="float" office:value="0.00912721" calcext:value-type="float">
            <text:p>0.00912721</text:p>
          </table:table-cell>
          <table:table-cell office:value-type="float" office:value="0.00610454" calcext:value-type="float">
            <text:p>0.00610454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918689" calcext:value-type="float">
            <text:p>0.0918689</text:p>
          </table:table-cell>
          <table:table-cell office:value-type="float" office:value="0.00129678" calcext:value-type="float">
            <text:p>0.00129678</text:p>
          </table:table-cell>
          <table:table-cell office:value-type="float" office:value="0.00916076" calcext:value-type="float">
            <text:p>0.00916076</text:p>
          </table:table-cell>
          <table:table-cell office:value-type="float" office:value="0.00615981" calcext:value-type="float">
            <text:p>0.00615981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925313" calcext:value-type="float">
            <text:p>0.0925313</text:p>
          </table:table-cell>
          <table:table-cell office:value-type="float" office:value="0.00126046" calcext:value-type="float">
            <text:p>0.00126046</text:p>
          </table:table-cell>
          <table:table-cell office:value-type="float" office:value="0.00921563" calcext:value-type="float">
            <text:p>0.00921563</text:p>
          </table:table-cell>
          <table:table-cell office:value-type="float" office:value="0.00613217" calcext:value-type="float">
            <text:p>0.00613217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923876" calcext:value-type="float">
            <text:p>0.0923876</text:p>
          </table:table-cell>
          <table:table-cell office:value-type="float" office:value="0.00125533" calcext:value-type="float">
            <text:p>0.00125533</text:p>
          </table:table-cell>
          <table:table-cell office:value-type="float" office:value="0.00925471" calcext:value-type="float">
            <text:p>0.00925471</text:p>
          </table:table-cell>
          <table:table-cell office:value-type="float" office:value="0.00612823" calcext:value-type="float">
            <text:p>0.0061282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928025" calcext:value-type="float">
            <text:p>0.0928025</text:p>
          </table:table-cell>
          <table:table-cell office:value-type="float" office:value="0.0013102" calcext:value-type="float">
            <text:p>0.0013102</text:p>
          </table:table-cell>
          <table:table-cell office:value-type="float" office:value="0.00919037" calcext:value-type="float">
            <text:p>0.00919037</text:p>
          </table:table-cell>
          <table:table-cell office:value-type="float" office:value="0.00614046" calcext:value-type="float">
            <text:p>0.00614046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929928" calcext:value-type="float">
            <text:p>0.0929928</text:p>
          </table:table-cell>
          <table:table-cell office:value-type="float" office:value="0.00124862" calcext:value-type="float">
            <text:p>0.00124862</text:p>
          </table:table-cell>
          <table:table-cell office:value-type="float" office:value="0.00917023" calcext:value-type="float">
            <text:p>0.00917023</text:p>
          </table:table-cell>
          <table:table-cell office:value-type="float" office:value="0.00618705" calcext:value-type="float">
            <text:p>0.00618705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931389" calcext:value-type="float">
            <text:p>0.0931389</text:p>
          </table:table-cell>
          <table:table-cell office:value-type="float" office:value="0.00136823" calcext:value-type="float">
            <text:p>0.00136823</text:p>
          </table:table-cell>
          <table:table-cell office:value-type="float" office:value="0.00916036" calcext:value-type="float">
            <text:p>0.00916036</text:p>
          </table:table-cell>
          <table:table-cell office:value-type="float" office:value="0.00621034" calcext:value-type="float">
            <text:p>0.00621034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934878" calcext:value-type="float">
            <text:p>0.0934878</text:p>
          </table:table-cell>
          <table:table-cell office:value-type="float" office:value="0.00125336" calcext:value-type="float">
            <text:p>0.00125336</text:p>
          </table:table-cell>
          <table:table-cell office:value-type="float" office:value="0.00920497" calcext:value-type="float">
            <text:p>0.00920497</text:p>
          </table:table-cell>
          <table:table-cell office:value-type="float" office:value="0.00638679" calcext:value-type="float">
            <text:p>0.00638679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935549" calcext:value-type="float">
            <text:p>0.0935549</text:p>
          </table:table-cell>
          <table:table-cell office:value-type="float" office:value="0.00133112" calcext:value-type="float">
            <text:p>0.00133112</text:p>
          </table:table-cell>
          <table:table-cell office:value-type="float" office:value="0.00930327" calcext:value-type="float">
            <text:p>0.00930327</text:p>
          </table:table-cell>
          <table:table-cell office:value-type="float" office:value="0.00648864" calcext:value-type="float">
            <text:p>0.00648864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942714" calcext:value-type="float">
            <text:p>0.0942714</text:p>
          </table:table-cell>
          <table:table-cell office:value-type="float" office:value="0.00125888" calcext:value-type="float">
            <text:p>0.00125888</text:p>
          </table:table-cell>
          <table:table-cell office:value-type="float" office:value="0.00954565" calcext:value-type="float">
            <text:p>0.00954565</text:p>
          </table:table-cell>
          <table:table-cell office:value-type="float" office:value="0.0062506" calcext:value-type="float">
            <text:p>0.0062506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938771" calcext:value-type="float">
            <text:p>0.0938771</text:p>
          </table:table-cell>
          <table:table-cell office:value-type="float" office:value="0.00130862" calcext:value-type="float">
            <text:p>0.00130862</text:p>
          </table:table-cell>
          <table:table-cell office:value-type="float" office:value="0.00926537" calcext:value-type="float">
            <text:p>0.00926537</text:p>
          </table:table-cell>
          <table:table-cell office:value-type="float" office:value="0.00623442" calcext:value-type="float">
            <text:p>0.00623442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944763" calcext:value-type="float">
            <text:p>0.0944763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0929419" calcext:value-type="float">
            <text:p>0.00929419</text:p>
          </table:table-cell>
          <table:table-cell office:value-type="float" office:value="0.00622534" calcext:value-type="float">
            <text:p>0.00622534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941933" calcext:value-type="float">
            <text:p>0.0941933</text:p>
          </table:table-cell>
          <table:table-cell office:value-type="float" office:value="0.00130665" calcext:value-type="float">
            <text:p>0.00130665</text:p>
          </table:table-cell>
          <table:table-cell office:value-type="float" office:value="0.00929893" calcext:value-type="float">
            <text:p>0.00929893</text:p>
          </table:table-cell>
          <table:table-cell office:value-type="float" office:value="0.00627152" calcext:value-type="float">
            <text:p>0.00627152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95552" calcext:value-type="float">
            <text:p>0.095552</text:p>
          </table:table-cell>
          <table:table-cell office:value-type="float" office:value="0.00124744" calcext:value-type="float">
            <text:p>0.00124744</text:p>
          </table:table-cell>
          <table:table-cell office:value-type="float" office:value="0.00931353" calcext:value-type="float">
            <text:p>0.00931353</text:p>
          </table:table-cell>
          <table:table-cell office:value-type="float" office:value="0.00629916" calcext:value-type="float">
            <text:p>0.0062991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948865" calcext:value-type="float">
            <text:p>0.0948865</text:p>
          </table:table-cell>
          <table:table-cell office:value-type="float" office:value="0.00132244" calcext:value-type="float">
            <text:p>0.00132244</text:p>
          </table:table-cell>
          <table:table-cell office:value-type="float" office:value="0.0101848" calcext:value-type="float">
            <text:p>0.0101848</text:p>
          </table:table-cell>
          <table:table-cell office:value-type="float" office:value="0.00626047" calcext:value-type="float">
            <text:p>0.00626047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94905" calcext:value-type="float">
            <text:p>0.094905</text:p>
          </table:table-cell>
          <table:table-cell office:value-type="float" office:value="0.00124586" calcext:value-type="float">
            <text:p>0.00124586</text:p>
          </table:table-cell>
          <table:table-cell office:value-type="float" office:value="0.0105069" calcext:value-type="float">
            <text:p>0.0105069</text:p>
          </table:table-cell>
          <table:table-cell office:value-type="float" office:value="0.00626008" calcext:value-type="float">
            <text:p>0.00626008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959357" calcext:value-type="float">
            <text:p>0.0959357</text:p>
          </table:table-cell>
          <table:table-cell office:value-type="float" office:value="0.00131533" calcext:value-type="float">
            <text:p>0.00131533</text:p>
          </table:table-cell>
          <table:table-cell office:value-type="float" office:value="0.0108306" calcext:value-type="float">
            <text:p>0.0108306</text:p>
          </table:table-cell>
          <table:table-cell office:value-type="float" office:value="0.00627981" calcext:value-type="float">
            <text:p>0.00627981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953156" calcext:value-type="float">
            <text:p>0.0953156</text:p>
          </table:table-cell>
          <table:table-cell office:value-type="float" office:value="0.00126323" calcext:value-type="float">
            <text:p>0.00126323</text:p>
          </table:table-cell>
          <table:table-cell office:value-type="float" office:value="0.0099333" calcext:value-type="float">
            <text:p>0.0099333</text:p>
          </table:table-cell>
          <table:table-cell office:value-type="float" office:value="0.00628337" calcext:value-type="float">
            <text:p>0.00628337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959164" calcext:value-type="float">
            <text:p>0.0959164</text:p>
          </table:table-cell>
          <table:table-cell office:value-type="float" office:value="0.00132876" calcext:value-type="float">
            <text:p>0.00132876</text:p>
          </table:table-cell>
          <table:table-cell office:value-type="float" office:value="0.00940117" calcext:value-type="float">
            <text:p>0.00940117</text:p>
          </table:table-cell>
          <table:table-cell office:value-type="float" office:value="0.00629916" calcext:value-type="float">
            <text:p>0.00629916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961789" calcext:value-type="float">
            <text:p>0.0961789</text:p>
          </table:table-cell>
          <table:table-cell office:value-type="float" office:value="0.00125296" calcext:value-type="float">
            <text:p>0.00125296</text:p>
          </table:table-cell>
          <table:table-cell office:value-type="float" office:value="0.00943709" calcext:value-type="float">
            <text:p>0.00943709</text:p>
          </table:table-cell>
          <table:table-cell office:value-type="float" office:value="0.00632916" calcext:value-type="float">
            <text:p>0.00632916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95897" calcext:value-type="float">
            <text:p>0.095897</text:p>
          </table:table-cell>
          <table:table-cell office:value-type="float" office:value="0.00132599" calcext:value-type="float">
            <text:p>0.00132599</text:p>
          </table:table-cell>
          <table:table-cell office:value-type="float" office:value="0.00942209" calcext:value-type="float">
            <text:p>0.00942209</text:p>
          </table:table-cell>
          <table:table-cell office:value-type="float" office:value="0.00634455" calcext:value-type="float">
            <text:p>0.00634455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96261" calcext:value-type="float">
            <text:p>0.096261</text:p>
          </table:table-cell>
          <table:table-cell office:value-type="float" office:value="0.00124191" calcext:value-type="float">
            <text:p>0.00124191</text:p>
          </table:table-cell>
          <table:table-cell office:value-type="float" office:value="0.0094513" calcext:value-type="float">
            <text:p>0.0094513</text:p>
          </table:table-cell>
          <table:table-cell office:value-type="float" office:value="0.00638206" calcext:value-type="float">
            <text:p>0.00638206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971283" calcext:value-type="float">
            <text:p>0.0971283</text:p>
          </table:table-cell>
          <table:table-cell office:value-type="float" office:value="0.00127073" calcext:value-type="float">
            <text:p>0.00127073</text:p>
          </table:table-cell>
          <table:table-cell office:value-type="float" office:value="0.0094663" calcext:value-type="float">
            <text:p>0.0094663</text:p>
          </table:table-cell>
          <table:table-cell office:value-type="float" office:value="0.00638916" calcext:value-type="float">
            <text:p>0.00638916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966605" calcext:value-type="float">
            <text:p>0.0966605</text:p>
          </table:table-cell>
          <table:table-cell office:value-type="float" office:value="0.00133705" calcext:value-type="float">
            <text:p>0.00133705</text:p>
          </table:table-cell>
          <table:table-cell office:value-type="float" office:value="0.00950815" calcext:value-type="float">
            <text:p>0.00950815</text:p>
          </table:table-cell>
          <table:table-cell office:value-type="float" office:value="0.00637929" calcext:value-type="float">
            <text:p>0.00637929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971978" calcext:value-type="float">
            <text:p>0.0971978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10184" calcext:value-type="float">
            <text:p>0.010184</text:p>
          </table:table-cell>
          <table:table-cell office:value-type="float" office:value="0.00638521" calcext:value-type="float">
            <text:p>0.00638521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974299" calcext:value-type="float">
            <text:p>0.0974299</text:p>
          </table:table-cell>
          <table:table-cell office:value-type="float" office:value="0.00131849" calcext:value-type="float">
            <text:p>0.00131849</text:p>
          </table:table-cell>
          <table:table-cell office:value-type="float" office:value="0.0095717" calcext:value-type="float">
            <text:p>0.0095717</text:p>
          </table:table-cell>
          <table:table-cell office:value-type="float" office:value="0.00640219" calcext:value-type="float">
            <text:p>0.00640219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978108" calcext:value-type="float">
            <text:p>0.0978108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0956933" calcext:value-type="float">
            <text:p>0.00956933</text:p>
          </table:table-cell>
          <table:table-cell office:value-type="float" office:value="0.00650562" calcext:value-type="float">
            <text:p>0.00650562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99183" calcext:value-type="float">
            <text:p>0.099183</text:p>
          </table:table-cell>
          <table:table-cell office:value-type="float" office:value="0.00131139" calcext:value-type="float">
            <text:p>0.00131139</text:p>
          </table:table-cell>
          <table:table-cell office:value-type="float" office:value="0.00959736" calcext:value-type="float">
            <text:p>0.00959736</text:p>
          </table:table-cell>
          <table:table-cell office:value-type="float" office:value="0.00750593" calcext:value-type="float">
            <text:p>0.00750593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97771" calcext:value-type="float">
            <text:p>0.097771</text:p>
          </table:table-cell>
          <table:table-cell office:value-type="float" office:value="0.00125809" calcext:value-type="float">
            <text:p>0.00125809</text:p>
          </table:table-cell>
          <table:table-cell office:value-type="float" office:value="0.00957723" calcext:value-type="float">
            <text:p>0.00957723</text:p>
          </table:table-cell>
          <table:table-cell office:value-type="float" office:value="0.00765081" calcext:value-type="float">
            <text:p>0.00765081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97921" calcext:value-type="float">
            <text:p>0.097921</text:p>
          </table:table-cell>
          <table:table-cell office:value-type="float" office:value="0.00130033" calcext:value-type="float">
            <text:p>0.00130033</text:p>
          </table:table-cell>
          <table:table-cell office:value-type="float" office:value="0.011941" calcext:value-type="float">
            <text:p>0.011941</text:p>
          </table:table-cell>
          <table:table-cell office:value-type="float" office:value="0.00761094" calcext:value-type="float">
            <text:p>0.00761094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977552" calcext:value-type="float">
            <text:p>0.0977552</text:p>
          </table:table-cell>
          <table:table-cell office:value-type="float" office:value="0.00124428" calcext:value-type="float">
            <text:p>0.00124428</text:p>
          </table:table-cell>
          <table:table-cell office:value-type="float" office:value="0.00975882" calcext:value-type="float">
            <text:p>0.00975882</text:p>
          </table:table-cell>
          <table:table-cell office:value-type="float" office:value="0.00776766" calcext:value-type="float">
            <text:p>0.00776766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989118" calcext:value-type="float">
            <text:p>0.0989118</text:p>
          </table:table-cell>
          <table:table-cell office:value-type="float" office:value="0.00134731" calcext:value-type="float">
            <text:p>0.00134731</text:p>
          </table:table-cell>
          <table:table-cell office:value-type="float" office:value="0.00972961" calcext:value-type="float">
            <text:p>0.00972961</text:p>
          </table:table-cell>
          <table:table-cell office:value-type="float" office:value="0.00652654" calcext:value-type="float">
            <text:p>0.00652654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989631" calcext:value-type="float">
            <text:p>0.0989631</text:p>
          </table:table-cell>
          <table:table-cell office:value-type="float" office:value="0.00124151" calcext:value-type="float">
            <text:p>0.00124151</text:p>
          </table:table-cell>
          <table:table-cell office:value-type="float" office:value="0.00984132" calcext:value-type="float">
            <text:p>0.00984132</text:p>
          </table:table-cell>
          <table:table-cell office:value-type="float" office:value="0.00654114" calcext:value-type="float">
            <text:p>0.00654114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100109" calcext:value-type="float">
            <text:p>0.100109</text:p>
          </table:table-cell>
          <table:table-cell office:value-type="float" office:value="0.00128928" calcext:value-type="float">
            <text:p>0.00128928</text:p>
          </table:table-cell>
          <table:table-cell office:value-type="float" office:value="0.00957526" calcext:value-type="float">
            <text:p>0.00957526</text:p>
          </table:table-cell>
          <table:table-cell office:value-type="float" office:value="0.0064764" calcext:value-type="float">
            <text:p>0.006476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992533" calcext:value-type="float">
            <text:p>0.0992533</text:p>
          </table:table-cell>
          <table:table-cell office:value-type="float" office:value="0.00127744" calcext:value-type="float">
            <text:p>0.00127744</text:p>
          </table:table-cell>
          <table:table-cell office:value-type="float" office:value="0.00964987" calcext:value-type="float">
            <text:p>0.00964987</text:p>
          </table:table-cell>
          <table:table-cell office:value-type="float" office:value="0.00656443" calcext:value-type="float">
            <text:p>0.00656443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997451" calcext:value-type="float">
            <text:p>0.0997451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00964118" calcext:value-type="float">
            <text:p>0.00964118</text:p>
          </table:table-cell>
          <table:table-cell office:value-type="float" office:value="0.00660825" calcext:value-type="float">
            <text:p>0.00660825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996137" calcext:value-type="float">
            <text:p>0.0996137</text:p>
          </table:table-cell>
          <table:table-cell office:value-type="float" office:value="0.00154627" calcext:value-type="float">
            <text:p>0.00154627</text:p>
          </table:table-cell>
          <table:table-cell office:value-type="float" office:value="0.0106786" calcext:value-type="float">
            <text:p>0.0106786</text:p>
          </table:table-cell>
          <table:table-cell office:value-type="float" office:value="0.00655772" calcext:value-type="float">
            <text:p>0.00655772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100111" calcext:value-type="float">
            <text:p>0.100111</text:p>
          </table:table-cell>
          <table:table-cell office:value-type="float" office:value="0.00145982" calcext:value-type="float">
            <text:p>0.00145982</text:p>
          </table:table-cell>
          <table:table-cell office:value-type="float" office:value="0.0146917" calcext:value-type="float">
            <text:p>0.0146917</text:p>
          </table:table-cell>
          <table:table-cell office:value-type="float" office:value="0.00655536" calcext:value-type="float">
            <text:p>0.00655536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100351" calcext:value-type="float">
            <text:p>0.100351</text:p>
          </table:table-cell>
          <table:table-cell office:value-type="float" office:value="0.00138086" calcext:value-type="float">
            <text:p>0.00138086</text:p>
          </table:table-cell>
          <table:table-cell office:value-type="float" office:value="0.0150659" calcext:value-type="float">
            <text:p>0.0150659</text:p>
          </table:table-cell>
          <table:table-cell office:value-type="float" office:value="0.00658615" calcext:value-type="float">
            <text:p>0.00658615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100293" calcext:value-type="float">
            <text:p>0.100293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122837" calcext:value-type="float">
            <text:p>0.0122837</text:p>
          </table:table-cell>
          <table:table-cell office:value-type="float" office:value="0.00654154" calcext:value-type="float">
            <text:p>0.00654154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102154" calcext:value-type="float">
            <text:p>0.102154</text:p>
          </table:table-cell>
          <table:table-cell office:value-type="float" office:value="0.00136271" calcext:value-type="float">
            <text:p>0.00136271</text:p>
          </table:table-cell>
          <table:table-cell office:value-type="float" office:value="0.0103036" calcext:value-type="float">
            <text:p>0.0103036</text:p>
          </table:table-cell>
          <table:table-cell office:value-type="float" office:value="0.00654707" calcext:value-type="float">
            <text:p>0.00654707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100469" calcext:value-type="float">
            <text:p>0.100469</text:p>
          </table:table-cell>
          <table:table-cell office:value-type="float" office:value="0.00134455" calcext:value-type="float">
            <text:p>0.00134455</text:p>
          </table:table-cell>
          <table:table-cell office:value-type="float" office:value="0.0100201" calcext:value-type="float">
            <text:p>0.0100201</text:p>
          </table:table-cell>
          <table:table-cell office:value-type="float" office:value="0.00658496" calcext:value-type="float">
            <text:p>0.00658496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1004" calcext:value-type="float">
            <text:p>0.1004</text:p>
          </table:table-cell>
          <table:table-cell office:value-type="float" office:value="0.00138758" calcext:value-type="float">
            <text:p>0.00138758</text:p>
          </table:table-cell>
          <table:table-cell office:value-type="float" office:value="0.00985435" calcext:value-type="float">
            <text:p>0.00985435</text:p>
          </table:table-cell>
          <table:table-cell office:value-type="float" office:value="0.0065822" calcext:value-type="float">
            <text:p>0.0065822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992963" calcext:value-type="float">
            <text:p>0.0992963</text:p>
          </table:table-cell>
          <table:table-cell office:value-type="float" office:value="0.00132994" calcext:value-type="float">
            <text:p>0.00132994</text:p>
          </table:table-cell>
          <table:table-cell office:value-type="float" office:value="0.00982237" calcext:value-type="float">
            <text:p>0.00982237</text:p>
          </table:table-cell>
          <table:table-cell office:value-type="float" office:value="0.0066501" calcext:value-type="float">
            <text:p>0.006650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101864" calcext:value-type="float">
            <text:p>0.101864</text:p>
          </table:table-cell>
          <table:table-cell office:value-type="float" office:value="0.0013931" calcext:value-type="float">
            <text:p>0.0013931</text:p>
          </table:table-cell>
          <table:table-cell office:value-type="float" office:value="0.00988909" calcext:value-type="float">
            <text:p>0.00988909</text:p>
          </table:table-cell>
          <table:table-cell office:value-type="float" office:value="0.00792754" calcext:value-type="float">
            <text:p>0.00792754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101452" calcext:value-type="float">
            <text:p>0.101452</text:p>
          </table:table-cell>
          <table:table-cell office:value-type="float" office:value="0.00134257" calcext:value-type="float">
            <text:p>0.00134257</text:p>
          </table:table-cell>
          <table:table-cell office:value-type="float" office:value="0.00979672" calcext:value-type="float">
            <text:p>0.00979672</text:p>
          </table:table-cell>
          <table:table-cell office:value-type="float" office:value="0.00684116" calcext:value-type="float">
            <text:p>0.00684116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101906" calcext:value-type="float">
            <text:p>0.101906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98204" calcext:value-type="float">
            <text:p>0.0098204</text:p>
          </table:table-cell>
          <table:table-cell office:value-type="float" office:value="0.00668997" calcext:value-type="float">
            <text:p>0.00668997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101751" calcext:value-type="float">
            <text:p>0.101751</text:p>
          </table:table-cell>
          <table:table-cell office:value-type="float" office:value="0.00130389" calcext:value-type="float">
            <text:p>0.00130389</text:p>
          </table:table-cell>
          <table:table-cell office:value-type="float" office:value="0.00989738" calcext:value-type="float">
            <text:p>0.00989738</text:p>
          </table:table-cell>
          <table:table-cell office:value-type="float" office:value="0.00667891" calcext:value-type="float">
            <text:p>0.00667891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102743" calcext:value-type="float">
            <text:p>0.102743</text:p>
          </table:table-cell>
          <table:table-cell office:value-type="float" office:value="0.00137534" calcext:value-type="float">
            <text:p>0.00137534</text:p>
          </table:table-cell>
          <table:table-cell office:value-type="float" office:value="0.00991396" calcext:value-type="float">
            <text:p>0.00991396</text:p>
          </table:table-cell>
          <table:table-cell office:value-type="float" office:value="0.00665957" calcext:value-type="float">
            <text:p>0.00665957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101908" calcext:value-type="float">
            <text:p>0.101908</text:p>
          </table:table-cell>
          <table:table-cell office:value-type="float" office:value="0.0013031" calcext:value-type="float">
            <text:p>0.0013031</text:p>
          </table:table-cell>
          <table:table-cell office:value-type="float" office:value="0.00991672" calcext:value-type="float">
            <text:p>0.00991672</text:p>
          </table:table-cell>
          <table:table-cell office:value-type="float" office:value="0.00665483" calcext:value-type="float">
            <text:p>0.00665483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102852" calcext:value-type="float">
            <text:p>0.102852</text:p>
          </table:table-cell>
          <table:table-cell office:value-type="float" office:value="0.00135363" calcext:value-type="float">
            <text:p>0.00135363</text:p>
          </table:table-cell>
          <table:table-cell office:value-type="float" office:value="0.0100205" calcext:value-type="float">
            <text:p>0.0100205</text:p>
          </table:table-cell>
          <table:table-cell office:value-type="float" office:value="0.00673181" calcext:value-type="float">
            <text:p>0.00673181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102377" calcext:value-type="float">
            <text:p>0.102377</text:p>
          </table:table-cell>
          <table:table-cell office:value-type="float" office:value="0.00129283" calcext:value-type="float">
            <text:p>0.00129283</text:p>
          </table:table-cell>
          <table:table-cell office:value-type="float" office:value="0.0100284" calcext:value-type="float">
            <text:p>0.0100284</text:p>
          </table:table-cell>
          <table:table-cell office:value-type="float" office:value="0.00670655" calcext:value-type="float">
            <text:p>0.00670655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103486" calcext:value-type="float">
            <text:p>0.103486</text:p>
          </table:table-cell>
          <table:table-cell office:value-type="float" office:value="0.0013406" calcext:value-type="float">
            <text:p>0.0013406</text:p>
          </table:table-cell>
          <table:table-cell office:value-type="float" office:value="0.00993883" calcext:value-type="float">
            <text:p>0.00993883</text:p>
          </table:table-cell>
          <table:table-cell office:value-type="float" office:value="0.00670536" calcext:value-type="float">
            <text:p>0.00670536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103124" calcext:value-type="float">
            <text:p>0.103124</text:p>
          </table:table-cell>
          <table:table-cell office:value-type="float" office:value="0.0012881" calcext:value-type="float">
            <text:p>0.0012881</text:p>
          </table:table-cell>
          <table:table-cell office:value-type="float" office:value="0.0132323" calcext:value-type="float">
            <text:p>0.0132323</text:p>
          </table:table-cell>
          <table:table-cell office:value-type="float" office:value="0.00669549" calcext:value-type="float">
            <text:p>0.00669549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104586" calcext:value-type="float">
            <text:p>0.104586</text:p>
          </table:table-cell>
          <table:table-cell office:value-type="float" office:value="0.00134297" calcext:value-type="float">
            <text:p>0.00134297</text:p>
          </table:table-cell>
          <table:table-cell office:value-type="float" office:value="0.0147801" calcext:value-type="float">
            <text:p>0.0147801</text:p>
          </table:table-cell>
          <table:table-cell office:value-type="float" office:value="0.00672076" calcext:value-type="float">
            <text:p>0.00672076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109802" calcext:value-type="float">
            <text:p>0.109802</text:p>
          </table:table-cell>
          <table:table-cell office:value-type="float" office:value="0.00128217" calcext:value-type="float">
            <text:p>0.00128217</text:p>
          </table:table-cell>
          <table:table-cell office:value-type="float" office:value="0.0139247" calcext:value-type="float">
            <text:p>0.0139247</text:p>
          </table:table-cell>
          <table:table-cell office:value-type="float" office:value="0.00671405" calcext:value-type="float">
            <text:p>0.00671405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1042" calcext:value-type="float">
            <text:p>0.1042</text:p>
          </table:table-cell>
          <table:table-cell office:value-type="float" office:value="0.00137257" calcext:value-type="float">
            <text:p>0.00137257</text:p>
          </table:table-cell>
          <table:table-cell office:value-type="float" office:value="0.0128328" calcext:value-type="float">
            <text:p>0.0128328</text:p>
          </table:table-cell>
          <table:table-cell office:value-type="float" office:value="0.00674563" calcext:value-type="float">
            <text:p>0.00674563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103917" calcext:value-type="float">
            <text:p>0.103917</text:p>
          </table:table-cell>
          <table:table-cell office:value-type="float" office:value="0.00143021" calcext:value-type="float">
            <text:p>0.00143021</text:p>
          </table:table-cell>
          <table:table-cell office:value-type="float" office:value="0.0148737" calcext:value-type="float">
            <text:p>0.0148737</text:p>
          </table:table-cell>
          <table:table-cell office:value-type="float" office:value="0.0078699" calcext:value-type="float">
            <text:p>0.0078699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104958" calcext:value-type="float">
            <text:p>0.104958</text:p>
          </table:table-cell>
          <table:table-cell office:value-type="float" office:value="0.00153443" calcext:value-type="float">
            <text:p>0.00153443</text:p>
          </table:table-cell>
          <table:table-cell office:value-type="float" office:value="0.0115119" calcext:value-type="float">
            <text:p>0.0115119</text:p>
          </table:table-cell>
          <table:table-cell office:value-type="float" office:value="0.0080732" calcext:value-type="float">
            <text:p>0.0080732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104178" calcext:value-type="float">
            <text:p>0.104178</text:p>
          </table:table-cell>
          <table:table-cell office:value-type="float" office:value="0.00133389" calcext:value-type="float">
            <text:p>0.00133389</text:p>
          </table:table-cell>
          <table:table-cell office:value-type="float" office:value="0.011429" calcext:value-type="float">
            <text:p>0.011429</text:p>
          </table:table-cell>
          <table:table-cell office:value-type="float" office:value="0.00848809" calcext:value-type="float">
            <text:p>0.00848809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105355" calcext:value-type="float">
            <text:p>0.105355</text:p>
          </table:table-cell>
          <table:table-cell office:value-type="float" office:value="0.00140139" calcext:value-type="float">
            <text:p>0.00140139</text:p>
          </table:table-cell>
          <table:table-cell office:value-type="float" office:value="0.0119035" calcext:value-type="float">
            <text:p>0.0119035</text:p>
          </table:table-cell>
          <table:table-cell office:value-type="float" office:value="0.008179" calcext:value-type="float">
            <text:p>0.008179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105451" calcext:value-type="float">
            <text:p>0.105451</text:p>
          </table:table-cell>
          <table:table-cell office:value-type="float" office:value="0.00129283" calcext:value-type="float">
            <text:p>0.00129283</text:p>
          </table:table-cell>
          <table:table-cell office:value-type="float" office:value="0.0108949" calcext:value-type="float">
            <text:p>0.0108949</text:p>
          </table:table-cell>
          <table:table-cell office:value-type="float" office:value="0.00782529" calcext:value-type="float">
            <text:p>0.00782529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106858" calcext:value-type="float">
            <text:p>0.106858</text:p>
          </table:table-cell>
          <table:table-cell office:value-type="float" office:value="0.00126283" calcext:value-type="float">
            <text:p>0.00126283</text:p>
          </table:table-cell>
          <table:table-cell office:value-type="float" office:value="0.011118" calcext:value-type="float">
            <text:p>0.011118</text:p>
          </table:table-cell>
          <table:table-cell office:value-type="float" office:value="0.00685498" calcext:value-type="float">
            <text:p>0.00685498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105695" calcext:value-type="float">
            <text:p>0.105695</text:p>
          </table:table-cell>
          <table:table-cell office:value-type="float" office:value="0.0013785" calcext:value-type="float">
            <text:p>0.0013785</text:p>
          </table:table-cell>
          <table:table-cell office:value-type="float" office:value="0.0106845" calcext:value-type="float">
            <text:p>0.0106845</text:p>
          </table:table-cell>
          <table:table-cell office:value-type="float" office:value="0.00690116" calcext:value-type="float">
            <text:p>0.00690116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109391" calcext:value-type="float">
            <text:p>0.109391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107903" calcext:value-type="float">
            <text:p>0.0107903</text:p>
          </table:table-cell>
          <table:table-cell office:value-type="float" office:value="0.00691853" calcext:value-type="float">
            <text:p>0.00691853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106757" calcext:value-type="float">
            <text:p>0.106757</text:p>
          </table:table-cell>
          <table:table-cell office:value-type="float" office:value="0.00130112" calcext:value-type="float">
            <text:p>0.00130112</text:p>
          </table:table-cell>
          <table:table-cell office:value-type="float" office:value="0.0111432" calcext:value-type="float">
            <text:p>0.0111432</text:p>
          </table:table-cell>
          <table:table-cell office:value-type="float" office:value="0.00694301" calcext:value-type="float">
            <text:p>0.00694301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106513" calcext:value-type="float">
            <text:p>0.106513</text:p>
          </table:table-cell>
          <table:table-cell office:value-type="float" office:value="0.00124033" calcext:value-type="float">
            <text:p>0.00124033</text:p>
          </table:table-cell>
          <table:table-cell office:value-type="float" office:value="0.0115644" calcext:value-type="float">
            <text:p>0.0115644</text:p>
          </table:table-cell>
          <table:table-cell office:value-type="float" office:value="0.00694538" calcext:value-type="float">
            <text:p>0.00694538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105905" calcext:value-type="float">
            <text:p>0.105905</text:p>
          </table:table-cell>
          <table:table-cell office:value-type="float" office:value="0.00130783" calcext:value-type="float">
            <text:p>0.00130783</text:p>
          </table:table-cell>
          <table:table-cell office:value-type="float" office:value="0.0116856" calcext:value-type="float">
            <text:p>0.0116856</text:p>
          </table:table-cell>
          <table:table-cell office:value-type="float" office:value="0.00690866" calcext:value-type="float">
            <text:p>0.00690866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108226" calcext:value-type="float">
            <text:p>0.108226</text:p>
          </table:table-cell>
          <table:table-cell office:value-type="float" office:value="0.00126046" calcext:value-type="float">
            <text:p>0.00126046</text:p>
          </table:table-cell>
          <table:table-cell office:value-type="float" office:value="0.0116955" calcext:value-type="float">
            <text:p>0.0116955</text:p>
          </table:table-cell>
          <table:table-cell office:value-type="float" office:value="0.00719407" calcext:value-type="float">
            <text:p>0.00719407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10624" calcext:value-type="float">
            <text:p>0.10624</text:p>
          </table:table-cell>
          <table:table-cell office:value-type="float" office:value="0.00135521" calcext:value-type="float">
            <text:p>0.00135521</text:p>
          </table:table-cell>
          <table:table-cell office:value-type="float" office:value="0.0116979" calcext:value-type="float">
            <text:p>0.0116979</text:p>
          </table:table-cell>
          <table:table-cell office:value-type="float" office:value="0.00706696" calcext:value-type="float">
            <text:p>0.00706696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110652" calcext:value-type="float">
            <text:p>0.110652</text:p>
          </table:table-cell>
          <table:table-cell office:value-type="float" office:value="0.00126559" calcext:value-type="float">
            <text:p>0.00126559</text:p>
          </table:table-cell>
          <table:table-cell office:value-type="float" office:value="0.0116608" calcext:value-type="float">
            <text:p>0.0116608</text:p>
          </table:table-cell>
          <table:table-cell office:value-type="float" office:value="0.00694498" calcext:value-type="float">
            <text:p>0.00694498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108104" calcext:value-type="float">
            <text:p>0.108104</text:p>
          </table:table-cell>
          <table:table-cell office:value-type="float" office:value="0.0013252" calcext:value-type="float">
            <text:p>0.0013252</text:p>
          </table:table-cell>
          <table:table-cell office:value-type="float" office:value="0.0117322" calcext:value-type="float">
            <text:p>0.0117322</text:p>
          </table:table-cell>
          <table:table-cell office:value-type="float" office:value="0.00696472" calcext:value-type="float">
            <text:p>0.00696472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107811" calcext:value-type="float">
            <text:p>0.107811</text:p>
          </table:table-cell>
          <table:table-cell office:value-type="float" office:value="0.00127941" calcext:value-type="float">
            <text:p>0.00127941</text:p>
          </table:table-cell>
          <table:table-cell office:value-type="float" office:value="0.0120658" calcext:value-type="float">
            <text:p>0.0120658</text:p>
          </table:table-cell>
          <table:table-cell office:value-type="float" office:value="0.00694498" calcext:value-type="float">
            <text:p>0.00694498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107155" calcext:value-type="float">
            <text:p>0.107155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129449" calcext:value-type="float">
            <text:p>0.0129449</text:p>
          </table:table-cell>
          <table:table-cell office:value-type="float" office:value="0.00697814" calcext:value-type="float">
            <text:p>0.0069781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107484" calcext:value-type="float">
            <text:p>0.107484</text:p>
          </table:table-cell>
          <table:table-cell office:value-type="float" office:value="0.0012652" calcext:value-type="float">
            <text:p>0.0012652</text:p>
          </table:table-cell>
          <table:table-cell office:value-type="float" office:value="0.0129086" calcext:value-type="float">
            <text:p>0.0129086</text:p>
          </table:table-cell>
          <table:table-cell office:value-type="float" office:value="0.0069588" calcext:value-type="float">
            <text:p>0.0069588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107664" calcext:value-type="float">
            <text:p>0.107664</text:p>
          </table:table-cell>
          <table:table-cell office:value-type="float" office:value="0.00134849" calcext:value-type="float">
            <text:p>0.00134849</text:p>
          </table:table-cell>
          <table:table-cell office:value-type="float" office:value="0.0135603" calcext:value-type="float">
            <text:p>0.0135603</text:p>
          </table:table-cell>
          <table:table-cell office:value-type="float" office:value="0.00695406" calcext:value-type="float">
            <text:p>0.00695406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108954" calcext:value-type="float">
            <text:p>0.108954</text:p>
          </table:table-cell>
          <table:table-cell office:value-type="float" office:value="0.00126796" calcext:value-type="float">
            <text:p>0.00126796</text:p>
          </table:table-cell>
          <table:table-cell office:value-type="float" office:value="0.0111093" calcext:value-type="float">
            <text:p>0.0111093</text:p>
          </table:table-cell>
          <table:table-cell office:value-type="float" office:value="0.00697498" calcext:value-type="float">
            <text:p>0.00697498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108543" calcext:value-type="float">
            <text:p>0.108543</text:p>
          </table:table-cell>
          <table:table-cell office:value-type="float" office:value="0.0013256" calcext:value-type="float">
            <text:p>0.0013256</text:p>
          </table:table-cell>
          <table:table-cell office:value-type="float" office:value="0.010919" calcext:value-type="float">
            <text:p>0.010919</text:p>
          </table:table-cell>
          <table:table-cell office:value-type="float" office:value="0.00702788" calcext:value-type="float">
            <text:p>0.00702788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110038" calcext:value-type="float">
            <text:p>0.110038</text:p>
          </table:table-cell>
          <table:table-cell office:value-type="float" office:value="0.00125217" calcext:value-type="float">
            <text:p>0.00125217</text:p>
          </table:table-cell>
          <table:table-cell office:value-type="float" office:value="0.0110568" calcext:value-type="float">
            <text:p>0.0110568</text:p>
          </table:table-cell>
          <table:table-cell office:value-type="float" office:value="0.00730974" calcext:value-type="float">
            <text:p>0.00730974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108947" calcext:value-type="float">
            <text:p>0.108947</text:p>
          </table:table-cell>
          <table:table-cell office:value-type="float" office:value="0.00131928" calcext:value-type="float">
            <text:p>0.00131928</text:p>
          </table:table-cell>
          <table:table-cell office:value-type="float" office:value="0.0110824" calcext:value-type="float">
            <text:p>0.0110824</text:p>
          </table:table-cell>
          <table:table-cell office:value-type="float" office:value="0.00838545" calcext:value-type="float">
            <text:p>0.00838545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109779" calcext:value-type="float">
            <text:p>0.109779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116446" calcext:value-type="float">
            <text:p>0.0116446</text:p>
          </table:table-cell>
          <table:table-cell office:value-type="float" office:value="0.0070488" calcext:value-type="float">
            <text:p>0.0070488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1102" calcext:value-type="float">
            <text:p>0.1102</text:p>
          </table:table-cell>
          <table:table-cell office:value-type="float" office:value="0.00125809" calcext:value-type="float">
            <text:p>0.00125809</text:p>
          </table:table-cell>
          <table:table-cell office:value-type="float" office:value="0.0115068" calcext:value-type="float">
            <text:p>0.0115068</text:p>
          </table:table-cell>
          <table:table-cell office:value-type="float" office:value="0.00704762" calcext:value-type="float">
            <text:p>0.00704762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111966" calcext:value-type="float">
            <text:p>0.111966</text:p>
          </table:table-cell>
          <table:table-cell office:value-type="float" office:value="0.0013106" calcext:value-type="float">
            <text:p>0.0013106</text:p>
          </table:table-cell>
          <table:table-cell office:value-type="float" office:value="0.0109388" calcext:value-type="float">
            <text:p>0.0109388</text:p>
          </table:table-cell>
          <table:table-cell office:value-type="float" office:value="0.00703972" calcext:value-type="float">
            <text:p>0.00703972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111472" calcext:value-type="float">
            <text:p>0.111472</text:p>
          </table:table-cell>
          <table:table-cell office:value-type="float" office:value="0.00124309" calcext:value-type="float">
            <text:p>0.00124309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0.00706065" calcext:value-type="float">
            <text:p>0.0070606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109704" calcext:value-type="float">
            <text:p>0.109704</text:p>
          </table:table-cell>
          <table:table-cell office:value-type="float" office:value="0.00134455" calcext:value-type="float">
            <text:p>0.00134455</text:p>
          </table:table-cell>
          <table:table-cell office:value-type="float" office:value="0.0109364" calcext:value-type="float">
            <text:p>0.0109364</text:p>
          </table:table-cell>
          <table:table-cell office:value-type="float" office:value="0.00705907" calcext:value-type="float">
            <text:p>0.00705907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110595" calcext:value-type="float">
            <text:p>0.110595</text:p>
          </table:table-cell>
          <table:table-cell office:value-type="float" office:value="0.00124191" calcext:value-type="float">
            <text:p>0.00124191</text:p>
          </table:table-cell>
          <table:table-cell office:value-type="float" office:value="0.0118763" calcext:value-type="float">
            <text:p>0.0118763</text:p>
          </table:table-cell>
          <table:table-cell office:value-type="float" office:value="0.00820466" calcext:value-type="float">
            <text:p>0.00820466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110178" calcext:value-type="float">
            <text:p>0.110178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118005" calcext:value-type="float">
            <text:p>0.0118005</text:p>
          </table:table-cell>
          <table:table-cell office:value-type="float" office:value="0.00900601" calcext:value-type="float">
            <text:p>0.00900601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111113" calcext:value-type="float">
            <text:p>0.111113</text:p>
          </table:table-cell>
          <table:table-cell office:value-type="float" office:value="0.00124507" calcext:value-type="float">
            <text:p>0.00124507</text:p>
          </table:table-cell>
          <table:table-cell office:value-type="float" office:value="0.0114322" calcext:value-type="float">
            <text:p>0.0114322</text:p>
          </table:table-cell>
          <table:table-cell office:value-type="float" office:value="0.00912878" calcext:value-type="float">
            <text:p>0.00912878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110409" calcext:value-type="float">
            <text:p>0.110409</text:p>
          </table:table-cell>
          <table:table-cell office:value-type="float" office:value="0.0013781" calcext:value-type="float">
            <text:p>0.0013781</text:p>
          </table:table-cell>
          <table:table-cell office:value-type="float" office:value="0.0115597" calcext:value-type="float">
            <text:p>0.0115597</text:p>
          </table:table-cell>
          <table:table-cell office:value-type="float" office:value="0.00955433" calcext:value-type="float">
            <text:p>0.00955433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112318" calcext:value-type="float">
            <text:p>0.112318</text:p>
          </table:table-cell>
          <table:table-cell office:value-type="float" office:value="0.00125099" calcext:value-type="float">
            <text:p>0.00125099</text:p>
          </table:table-cell>
          <table:table-cell office:value-type="float" office:value="0.0115104" calcext:value-type="float">
            <text:p>0.0115104</text:p>
          </table:table-cell>
          <table:table-cell office:value-type="float" office:value="0.00876205" calcext:value-type="float">
            <text:p>0.00876205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111684" calcext:value-type="float">
            <text:p>0.111684</text:p>
          </table:table-cell>
          <table:table-cell office:value-type="float" office:value="0.00134139" calcext:value-type="float">
            <text:p>0.00134139</text:p>
          </table:table-cell>
          <table:table-cell office:value-type="float" office:value="0.0115668" calcext:value-type="float">
            <text:p>0.0115668</text:p>
          </table:table-cell>
          <table:table-cell office:value-type="float" office:value="0.0074629" calcext:value-type="float">
            <text:p>0.0074629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11273" calcext:value-type="float">
            <text:p>0.11273</text:p>
          </table:table-cell>
          <table:table-cell office:value-type="float" office:value="0.00124309" calcext:value-type="float">
            <text:p>0.00124309</text:p>
          </table:table-cell>
          <table:table-cell office:value-type="float" office:value="0.0125774" calcext:value-type="float">
            <text:p>0.0125774</text:p>
          </table:table-cell>
          <table:table-cell office:value-type="float" office:value="0.00719842" calcext:value-type="float">
            <text:p>0.00719842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111996" calcext:value-type="float">
            <text:p>0.111996</text:p>
          </table:table-cell>
          <table:table-cell office:value-type="float" office:value="0.00132836" calcext:value-type="float">
            <text:p>0.00132836</text:p>
          </table:table-cell>
          <table:table-cell office:value-type="float" office:value="0.0183349" calcext:value-type="float">
            <text:p>0.0183349</text:p>
          </table:table-cell>
          <table:table-cell office:value-type="float" office:value="0.00723434" calcext:value-type="float">
            <text:p>0.00723434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112734" calcext:value-type="float">
            <text:p>0.112734</text:p>
          </table:table-cell>
          <table:table-cell office:value-type="float" office:value="0.00125494" calcext:value-type="float">
            <text:p>0.00125494</text:p>
          </table:table-cell>
          <table:table-cell office:value-type="float" office:value="0.0159767" calcext:value-type="float">
            <text:p>0.0159767</text:p>
          </table:table-cell>
          <table:table-cell office:value-type="float" office:value="0.00729079" calcext:value-type="float">
            <text:p>0.0072907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112548" calcext:value-type="float">
            <text:p>0.112548</text:p>
          </table:table-cell>
          <table:table-cell office:value-type="float" office:value="0.00130112" calcext:value-type="float">
            <text:p>0.00130112</text:p>
          </table:table-cell>
          <table:table-cell office:value-type="float" office:value="0.0156597" calcext:value-type="float">
            <text:p>0.0156597</text:p>
          </table:table-cell>
          <table:table-cell office:value-type="float" office:value="0.0075087" calcext:value-type="float">
            <text:p>0.0075087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113728" calcext:value-type="float">
            <text:p>0.113728</text:p>
          </table:table-cell>
          <table:table-cell office:value-type="float" office:value="0.00125375" calcext:value-type="float">
            <text:p>0.00125375</text:p>
          </table:table-cell>
          <table:table-cell office:value-type="float" office:value="0.0155045" calcext:value-type="float">
            <text:p>0.0155045</text:p>
          </table:table-cell>
          <table:table-cell office:value-type="float" office:value="0.00800688" calcext:value-type="float">
            <text:p>0.00800688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113633" calcext:value-type="float">
            <text:p>0.113633</text:p>
          </table:table-cell>
          <table:table-cell office:value-type="float" office:value="0.00133626" calcext:value-type="float">
            <text:p>0.00133626</text:p>
          </table:table-cell>
          <table:table-cell office:value-type="float" office:value="0.0138347" calcext:value-type="float">
            <text:p>0.0138347</text:p>
          </table:table-cell>
          <table:table-cell office:value-type="float" office:value="0.00723908" calcext:value-type="float">
            <text:p>0.00723908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113721" calcext:value-type="float">
            <text:p>0.113721</text:p>
          </table:table-cell>
          <table:table-cell office:value-type="float" office:value="0.00125888" calcext:value-type="float">
            <text:p>0.00125888</text:p>
          </table:table-cell>
          <table:table-cell office:value-type="float" office:value="0.0117579" calcext:value-type="float">
            <text:p>0.0117579</text:p>
          </table:table-cell>
          <table:table-cell office:value-type="float" office:value="0.00725052" calcext:value-type="float">
            <text:p>0.00725052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113826" calcext:value-type="float">
            <text:p>0.113826</text:p>
          </table:table-cell>
          <table:table-cell office:value-type="float" office:value="0.00132007" calcext:value-type="float">
            <text:p>0.00132007</text:p>
          </table:table-cell>
          <table:table-cell office:value-type="float" office:value="0.0129931" calcext:value-type="float">
            <text:p>0.0129931</text:p>
          </table:table-cell>
          <table:table-cell office:value-type="float" office:value="0.0072375" calcext:value-type="float">
            <text:p>0.0072375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113424" calcext:value-type="float">
            <text:p>0.113424</text:p>
          </table:table-cell>
          <table:table-cell office:value-type="float" office:value="0.00125178" calcext:value-type="float">
            <text:p>0.00125178</text:p>
          </table:table-cell>
          <table:table-cell office:value-type="float" office:value="0.0116537" calcext:value-type="float">
            <text:p>0.0116537</text:p>
          </table:table-cell>
          <table:table-cell office:value-type="float" office:value="0.00733935" calcext:value-type="float">
            <text:p>0.00733935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114087" calcext:value-type="float">
            <text:p>0.114087</text:p>
          </table:table-cell>
          <table:table-cell office:value-type="float" office:value="0.0012652" calcext:value-type="float">
            <text:p>0.0012652</text:p>
          </table:table-cell>
          <table:table-cell office:value-type="float" office:value="0.0109135" calcext:value-type="float">
            <text:p>0.0109135</text:p>
          </table:table-cell>
          <table:table-cell office:value-type="float" office:value="0.00726908" calcext:value-type="float">
            <text:p>0.00726908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113319" calcext:value-type="float">
            <text:p>0.113319</text:p>
          </table:table-cell>
          <table:table-cell office:value-type="float" office:value="0.00134849" calcext:value-type="float">
            <text:p>0.00134849</text:p>
          </table:table-cell>
          <table:table-cell office:value-type="float" office:value="0.0108128" calcext:value-type="float">
            <text:p>0.0108128</text:p>
          </table:table-cell>
          <table:table-cell office:value-type="float" office:value="0.00726" calcext:value-type="float">
            <text:p>0.00726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116053" calcext:value-type="float">
            <text:p>0.116053</text:p>
          </table:table-cell>
          <table:table-cell office:value-type="float" office:value="0.00125809" calcext:value-type="float">
            <text:p>0.00125809</text:p>
          </table:table-cell>
          <table:table-cell office:value-type="float" office:value="0.0106395" calcext:value-type="float">
            <text:p>0.0106395</text:p>
          </table:table-cell>
          <table:table-cell office:value-type="float" office:value="0.00726908" calcext:value-type="float">
            <text:p>0.00726908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114498" calcext:value-type="float">
            <text:p>0.114498</text:p>
          </table:table-cell>
          <table:table-cell office:value-type="float" office:value="0.00137021" calcext:value-type="float">
            <text:p>0.00137021</text:p>
          </table:table-cell>
          <table:table-cell office:value-type="float" office:value="0.0107086" calcext:value-type="float">
            <text:p>0.0107086</text:p>
          </table:table-cell>
          <table:table-cell office:value-type="float" office:value="0.00735237" calcext:value-type="float">
            <text:p>0.0073523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115959" calcext:value-type="float">
            <text:p>0.115959</text:p>
          </table:table-cell>
          <table:table-cell office:value-type="float" office:value="0.0012502" calcext:value-type="float">
            <text:p>0.0012502</text:p>
          </table:table-cell>
          <table:table-cell office:value-type="float" office:value="0.0107726" calcext:value-type="float">
            <text:p>0.0107726</text:p>
          </table:table-cell>
          <table:table-cell office:value-type="float" office:value="0.00733145" calcext:value-type="float">
            <text:p>0.00733145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115628" calcext:value-type="float">
            <text:p>0.115628</text:p>
          </table:table-cell>
          <table:table-cell office:value-type="float" office:value="0.00153679" calcext:value-type="float">
            <text:p>0.00153679</text:p>
          </table:table-cell>
          <table:table-cell office:value-type="float" office:value="0.0107394" calcext:value-type="float">
            <text:p>0.0107394</text:p>
          </table:table-cell>
          <table:table-cell office:value-type="float" office:value="0.00740527" calcext:value-type="float">
            <text:p>0.00740527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116951" calcext:value-type="float">
            <text:p>0.116951</text:p>
          </table:table-cell>
          <table:table-cell office:value-type="float" office:value="0.0016793" calcext:value-type="float">
            <text:p>0.0016793</text:p>
          </table:table-cell>
          <table:table-cell office:value-type="float" office:value="0.0107295" calcext:value-type="float">
            <text:p>0.0107295</text:p>
          </table:table-cell>
          <table:table-cell office:value-type="float" office:value="0.00744711" calcext:value-type="float">
            <text:p>0.00744711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116044" calcext:value-type="float">
            <text:p>0.116044</text:p>
          </table:table-cell>
          <table:table-cell office:value-type="float" office:value="0.00157272" calcext:value-type="float">
            <text:p>0.00157272</text:p>
          </table:table-cell>
          <table:table-cell office:value-type="float" office:value="0.0106711" calcext:value-type="float">
            <text:p>0.0106711</text:p>
          </table:table-cell>
          <table:table-cell office:value-type="float" office:value="0.00737487" calcext:value-type="float">
            <text:p>0.00737487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116783" calcext:value-type="float">
            <text:p>0.116783</text:p>
          </table:table-cell>
          <table:table-cell office:value-type="float" office:value="0.00147324" calcext:value-type="float">
            <text:p>0.00147324</text:p>
          </table:table-cell>
          <table:table-cell office:value-type="float" office:value="0.0146968" calcext:value-type="float">
            <text:p>0.0146968</text:p>
          </table:table-cell>
          <table:table-cell office:value-type="float" office:value="0.00738119" calcext:value-type="float">
            <text:p>0.00738119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116228" calcext:value-type="float">
            <text:p>0.116228</text:p>
          </table:table-cell>
          <table:table-cell office:value-type="float" office:value="0.00143771" calcext:value-type="float">
            <text:p>0.00143771</text:p>
          </table:table-cell>
          <table:table-cell office:value-type="float" office:value="0.0164914" calcext:value-type="float">
            <text:p>0.0164914</text:p>
          </table:table-cell>
          <table:table-cell office:value-type="float" office:value="0.00740251" calcext:value-type="float">
            <text:p>0.00740251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115897" calcext:value-type="float">
            <text:p>0.115897</text:p>
          </table:table-cell>
          <table:table-cell office:value-type="float" office:value="0.00134494" calcext:value-type="float">
            <text:p>0.00134494</text:p>
          </table:table-cell>
          <table:table-cell office:value-type="float" office:value="0.0157177" calcext:value-type="float">
            <text:p>0.0157177</text:p>
          </table:table-cell>
          <table:table-cell office:value-type="float" office:value="0.00748935" calcext:value-type="float">
            <text:p>0.00748935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116246" calcext:value-type="float">
            <text:p>0.116246</text:p>
          </table:table-cell>
          <table:table-cell office:value-type="float" office:value="0.0013856" calcext:value-type="float">
            <text:p>0.0013856</text:p>
          </table:table-cell>
          <table:table-cell office:value-type="float" office:value="0.0128478" calcext:value-type="float">
            <text:p>0.0128478</text:p>
          </table:table-cell>
          <table:table-cell office:value-type="float" office:value="0.0082236" calcext:value-type="float">
            <text:p>0.0082236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116076" calcext:value-type="float">
            <text:p>0.116076</text:p>
          </table:table-cell>
          <table:table-cell office:value-type="float" office:value="0.00135086" calcext:value-type="float">
            <text:p>0.00135086</text:p>
          </table:table-cell>
          <table:table-cell office:value-type="float" office:value="0.0114381" calcext:value-type="float">
            <text:p>0.0114381</text:p>
          </table:table-cell>
          <table:table-cell office:value-type="float" office:value="0.00832466" calcext:value-type="float">
            <text:p>0.00832466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117083" calcext:value-type="float">
            <text:p>0.117083</text:p>
          </table:table-cell>
          <table:table-cell office:value-type="float" office:value="0.00140218" calcext:value-type="float">
            <text:p>0.00140218</text:p>
          </table:table-cell>
          <table:table-cell office:value-type="float" office:value="0.0109522" calcext:value-type="float">
            <text:p>0.0109522</text:p>
          </table:table-cell>
          <table:table-cell office:value-type="float" office:value="0.00769186" calcext:value-type="float">
            <text:p>0.00769186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116346" calcext:value-type="float">
            <text:p>0.116346</text:p>
          </table:table-cell>
          <table:table-cell office:value-type="float" office:value="0.00131139" calcext:value-type="float">
            <text:p>0.00131139</text:p>
          </table:table-cell>
          <table:table-cell office:value-type="float" office:value="0.0127373" calcext:value-type="float">
            <text:p>0.0127373</text:p>
          </table:table-cell>
          <table:table-cell office:value-type="float" office:value="0.00938932" calcext:value-type="float">
            <text:p>0.00938932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117861" calcext:value-type="float">
            <text:p>0.117861</text:p>
          </table:table-cell>
          <table:table-cell office:value-type="float" office:value="0.00140139" calcext:value-type="float">
            <text:p>0.00140139</text:p>
          </table:table-cell>
          <table:table-cell office:value-type="float" office:value="0.0162265" calcext:value-type="float">
            <text:p>0.0162265</text:p>
          </table:table-cell>
          <table:table-cell office:value-type="float" office:value="0.00989777" calcext:value-type="float">
            <text:p>0.00989777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116871" calcext:value-type="float">
            <text:p>0.116871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166505" calcext:value-type="float">
            <text:p>0.0166505</text:p>
          </table:table-cell>
          <table:table-cell office:value-type="float" office:value="0.00951841" calcext:value-type="float">
            <text:p>0.00951841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118922" calcext:value-type="float">
            <text:p>0.118922</text:p>
          </table:table-cell>
          <table:table-cell office:value-type="float" office:value="0.00141679" calcext:value-type="float">
            <text:p>0.00141679</text:p>
          </table:table-cell>
          <table:table-cell office:value-type="float" office:value="0.0152756" calcext:value-type="float">
            <text:p>0.0152756</text:p>
          </table:table-cell>
          <table:table-cell office:value-type="float" office:value="0.00858481" calcext:value-type="float">
            <text:p>0.00858481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119363" calcext:value-type="float">
            <text:p>0.119363</text:p>
          </table:table-cell>
          <table:table-cell office:value-type="float" office:value="0.00153798" calcext:value-type="float">
            <text:p>0.00153798</text:p>
          </table:table-cell>
          <table:table-cell office:value-type="float" office:value="0.0129121" calcext:value-type="float">
            <text:p>0.0129121</text:p>
          </table:table-cell>
          <table:table-cell office:value-type="float" office:value="0.00779766" calcext:value-type="float">
            <text:p>0.00779766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118957" calcext:value-type="float">
            <text:p>0.118957</text:p>
          </table:table-cell>
          <table:table-cell office:value-type="float" office:value="0.00165641" calcext:value-type="float">
            <text:p>0.00165641</text:p>
          </table:table-cell>
          <table:table-cell office:value-type="float" office:value="0.012037" calcext:value-type="float">
            <text:p>0.012037</text:p>
          </table:table-cell>
          <table:table-cell office:value-type="float" office:value="0.00778897" calcext:value-type="float">
            <text:p>0.00778897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119288" calcext:value-type="float">
            <text:p>0.119288</text:p>
          </table:table-cell>
          <table:table-cell office:value-type="float" office:value="0.00151429" calcext:value-type="float">
            <text:p>0.00151429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00756396" calcext:value-type="float">
            <text:p>0.00756396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119174" calcext:value-type="float">
            <text:p>0.119174</text:p>
          </table:table-cell>
          <table:table-cell office:value-type="float" office:value="0.00146811" calcext:value-type="float">
            <text:p>0.00146811</text:p>
          </table:table-cell>
          <table:table-cell office:value-type="float" office:value="0.0132943" calcext:value-type="float">
            <text:p>0.0132943</text:p>
          </table:table-cell>
          <table:table-cell office:value-type="float" office:value="0.00756357" calcext:value-type="float">
            <text:p>0.00756357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119126" calcext:value-type="float">
            <text:p>0.119126</text:p>
          </table:table-cell>
          <table:table-cell office:value-type="float" office:value="0.00149298" calcext:value-type="float">
            <text:p>0.00149298</text:p>
          </table:table-cell>
          <table:table-cell office:value-type="float" office:value="0.0113706" calcext:value-type="float">
            <text:p>0.0113706</text:p>
          </table:table-cell>
          <table:table-cell office:value-type="float" office:value="0.00760383" calcext:value-type="float">
            <text:p>0.00760383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119532" calcext:value-type="float">
            <text:p>0.119532</text:p>
          </table:table-cell>
          <table:table-cell office:value-type="float" office:value="0.00148548" calcext:value-type="float">
            <text:p>0.00148548</text:p>
          </table:table-cell>
          <table:table-cell office:value-type="float" office:value="0.0152211" calcext:value-type="float">
            <text:p>0.0152211</text:p>
          </table:table-cell>
          <table:table-cell office:value-type="float" office:value="0.00762397" calcext:value-type="float">
            <text:p>0.0076239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120053" calcext:value-type="float">
            <text:p>0.120053</text:p>
          </table:table-cell>
          <table:table-cell office:value-type="float" office:value="0.00147126" calcext:value-type="float">
            <text:p>0.00147126</text:p>
          </table:table-cell>
          <table:table-cell office:value-type="float" office:value="0.016761" calcext:value-type="float">
            <text:p>0.016761</text:p>
          </table:table-cell>
          <table:table-cell office:value-type="float" office:value="0.00769265" calcext:value-type="float">
            <text:p>0.00769265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120553" calcext:value-type="float">
            <text:p>0.120553</text:p>
          </table:table-cell>
          <table:table-cell office:value-type="float" office:value="0.00134573" calcext:value-type="float">
            <text:p>0.00134573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0.00762476" calcext:value-type="float">
            <text:p>0.00762476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119569" calcext:value-type="float">
            <text:p>0.119569</text:p>
          </table:table-cell>
          <table:table-cell office:value-type="float" office:value="0.00137297" calcext:value-type="float">
            <text:p>0.00137297</text:p>
          </table:table-cell>
          <table:table-cell office:value-type="float" office:value="0.012108" calcext:value-type="float">
            <text:p>0.012108</text:p>
          </table:table-cell>
          <table:table-cell office:value-type="float" office:value="0.00762239" calcext:value-type="float">
            <text:p>0.00762239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120089" calcext:value-type="float">
            <text:p>0.120089</text:p>
          </table:table-cell>
          <table:table-cell office:value-type="float" office:value="0.00129797" calcext:value-type="float">
            <text:p>0.00129797</text:p>
          </table:table-cell>
          <table:table-cell office:value-type="float" office:value="0.0116316" calcext:value-type="float">
            <text:p>0.0116316</text:p>
          </table:table-cell>
          <table:table-cell office:value-type="float" office:value="0.00769858" calcext:value-type="float">
            <text:p>0.00769858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119396" calcext:value-type="float">
            <text:p>0.119396</text:p>
          </table:table-cell>
          <table:table-cell office:value-type="float" office:value="0.00135876" calcext:value-type="float">
            <text:p>0.00135876</text:p>
          </table:table-cell>
          <table:table-cell office:value-type="float" office:value="0.0112573" calcext:value-type="float">
            <text:p>0.0112573</text:p>
          </table:table-cell>
          <table:table-cell office:value-type="float" office:value="0.00761133" calcext:value-type="float">
            <text:p>0.00761133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122194" calcext:value-type="float">
            <text:p>0.122194</text:p>
          </table:table-cell>
          <table:table-cell office:value-type="float" office:value="0.00128889" calcext:value-type="float">
            <text:p>0.00128889</text:p>
          </table:table-cell>
          <table:table-cell office:value-type="float" office:value="0.0112167" calcext:value-type="float">
            <text:p>0.0112167</text:p>
          </table:table-cell>
          <table:table-cell office:value-type="float" office:value="0.00763581" calcext:value-type="float">
            <text:p>0.00763581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121029" calcext:value-type="float">
            <text:p>0.121029</text:p>
          </table:table-cell>
          <table:table-cell office:value-type="float" office:value="0.00136823" calcext:value-type="float">
            <text:p>0.00136823</text:p>
          </table:table-cell>
          <table:table-cell office:value-type="float" office:value="0.0111294" calcext:value-type="float">
            <text:p>0.0111294</text:p>
          </table:table-cell>
          <table:table-cell office:value-type="float" office:value="0.00766739" calcext:value-type="float">
            <text:p>0.00766739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120877" calcext:value-type="float">
            <text:p>0.120877</text:p>
          </table:table-cell>
          <table:table-cell office:value-type="float" office:value="0.00128415" calcext:value-type="float">
            <text:p>0.00128415</text:p>
          </table:table-cell>
          <table:table-cell office:value-type="float" office:value="0.0111602" calcext:value-type="float">
            <text:p>0.0111602</text:p>
          </table:table-cell>
          <table:table-cell office:value-type="float" office:value="0.0077345" calcext:value-type="float">
            <text:p>0.0077345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121134" calcext:value-type="float">
            <text:p>0.121134</text:p>
          </table:table-cell>
          <table:table-cell office:value-type="float" office:value="0.00135284" calcext:value-type="float">
            <text:p>0.00135284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.00764647" calcext:value-type="float">
            <text:p>0.00764647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120674" calcext:value-type="float">
            <text:p>0.120674</text:p>
          </table:table-cell>
          <table:table-cell office:value-type="float" office:value="0.00126875" calcext:value-type="float">
            <text:p>0.00126875</text:p>
          </table:table-cell>
          <table:table-cell office:value-type="float" office:value="0.0112242" calcext:value-type="float">
            <text:p>0.0112242</text:p>
          </table:table-cell>
          <table:table-cell office:value-type="float" office:value="0.0076441" calcext:value-type="float">
            <text:p>0.007644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122856" calcext:value-type="float">
            <text:p>0.122856</text:p>
          </table:table-cell>
          <table:table-cell office:value-type="float" office:value="0.00135639" calcext:value-type="float">
            <text:p>0.00135639</text:p>
          </table:table-cell>
          <table:table-cell office:value-type="float" office:value="0.0110623" calcext:value-type="float">
            <text:p>0.0110623</text:p>
          </table:table-cell>
          <table:table-cell office:value-type="float" office:value="0.00764015" calcext:value-type="float">
            <text:p>0.00764015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122122" calcext:value-type="float">
            <text:p>0.122122</text:p>
          </table:table-cell>
          <table:table-cell office:value-type="float" office:value="0.00129639" calcext:value-type="float">
            <text:p>0.00129639</text:p>
          </table:table-cell>
          <table:table-cell office:value-type="float" office:value="0.0114231" calcext:value-type="float">
            <text:p>0.0114231</text:p>
          </table:table-cell>
          <table:table-cell office:value-type="float" office:value="0.0077645" calcext:value-type="float">
            <text:p>0.0077645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122711" calcext:value-type="float">
            <text:p>0.122711</text:p>
          </table:table-cell>
          <table:table-cell office:value-type="float" office:value="0.00139863" calcext:value-type="float">
            <text:p>0.00139863</text:p>
          </table:table-cell>
          <table:table-cell office:value-type="float" office:value="0.0114859" calcext:value-type="float">
            <text:p>0.0114859</text:p>
          </table:table-cell>
          <table:table-cell office:value-type="float" office:value="0.00769305" calcext:value-type="float">
            <text:p>0.00769305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123349" calcext:value-type="float">
            <text:p>0.123349</text:p>
          </table:table-cell>
          <table:table-cell office:value-type="float" office:value="0.00128257" calcext:value-type="float">
            <text:p>0.00128257</text:p>
          </table:table-cell>
          <table:table-cell office:value-type="float" office:value="0.0123141" calcext:value-type="float">
            <text:p>0.0123141</text:p>
          </table:table-cell>
          <table:table-cell office:value-type="float" office:value="0.00777437" calcext:value-type="float">
            <text:p>0.00777437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122493" calcext:value-type="float">
            <text:p>0.122493</text:p>
          </table:table-cell>
          <table:table-cell office:value-type="float" office:value="0.00138481" calcext:value-type="float">
            <text:p>0.00138481</text:p>
          </table:table-cell>
          <table:table-cell office:value-type="float" office:value="0.0125004" calcext:value-type="float">
            <text:p>0.0125004</text:p>
          </table:table-cell>
          <table:table-cell office:value-type="float" office:value="0.00796977" calcext:value-type="float">
            <text:p>0.00796977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122826" calcext:value-type="float">
            <text:p>0.122826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115368" calcext:value-type="float">
            <text:p>0.0115368</text:p>
          </table:table-cell>
          <table:table-cell office:value-type="float" office:value="0.00779332" calcext:value-type="float">
            <text:p>0.00779332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122262" calcext:value-type="float">
            <text:p>0.122262</text:p>
          </table:table-cell>
          <table:table-cell office:value-type="float" office:value="0.00127862" calcext:value-type="float">
            <text:p>0.00127862</text:p>
          </table:table-cell>
          <table:table-cell office:value-type="float" office:value="0.0118506" calcext:value-type="float">
            <text:p>0.0118506</text:p>
          </table:table-cell>
          <table:table-cell office:value-type="float" office:value="0.00778147" calcext:value-type="float">
            <text:p>0.00778147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123399" calcext:value-type="float">
            <text:p>0.123399</text:p>
          </table:table-cell>
          <table:table-cell office:value-type="float" office:value="0.00135521" calcext:value-type="float">
            <text:p>0.00135521</text:p>
          </table:table-cell>
          <table:table-cell office:value-type="float" office:value="0.0168396" calcext:value-type="float">
            <text:p>0.0168396</text:p>
          </table:table-cell>
          <table:table-cell office:value-type="float" office:value="0.00990685" calcext:value-type="float">
            <text:p>0.00990685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123588" calcext:value-type="float">
            <text:p>0.123588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173007" calcext:value-type="float">
            <text:p>0.0173007</text:p>
          </table:table-cell>
          <table:table-cell office:value-type="float" office:value="0.010094" calcext:value-type="float">
            <text:p>0.010094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125182" calcext:value-type="float">
            <text:p>0.125182</text:p>
          </table:table-cell>
          <table:table-cell office:value-type="float" office:value="0.0013256" calcext:value-type="float">
            <text:p>0.0013256</text:p>
          </table:table-cell>
          <table:table-cell office:value-type="float" office:value="0.0151031" calcext:value-type="float">
            <text:p>0.0151031</text:p>
          </table:table-cell>
          <table:table-cell office:value-type="float" office:value="0.00991988" calcext:value-type="float">
            <text:p>0.00991988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123851" calcext:value-type="float">
            <text:p>0.123851</text:p>
          </table:table-cell>
          <table:table-cell office:value-type="float" office:value="0.00127388" calcext:value-type="float">
            <text:p>0.00127388</text:p>
          </table:table-cell>
          <table:table-cell office:value-type="float" office:value="0.0121029" calcext:value-type="float">
            <text:p>0.0121029</text:p>
          </table:table-cell>
          <table:table-cell office:value-type="float" office:value="0.0096021" calcext:value-type="float">
            <text:p>0.0096021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123194" calcext:value-type="float">
            <text:p>0.123194</text:p>
          </table:table-cell>
          <table:table-cell office:value-type="float" office:value="0.00133823" calcext:value-type="float">
            <text:p>0.00133823</text:p>
          </table:table-cell>
          <table:table-cell office:value-type="float" office:value="0.0113726" calcext:value-type="float">
            <text:p>0.0113726</text:p>
          </table:table-cell>
          <table:table-cell office:value-type="float" office:value="0.00857257" calcext:value-type="float">
            <text:p>0.00857257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126894" calcext:value-type="float">
            <text:p>0.126894</text:p>
          </table:table-cell>
          <table:table-cell office:value-type="float" office:value="0.00126954" calcext:value-type="float">
            <text:p>0.00126954</text:p>
          </table:table-cell>
          <table:table-cell office:value-type="float" office:value="0.0113256" calcext:value-type="float">
            <text:p>0.0113256</text:p>
          </table:table-cell>
          <table:table-cell office:value-type="float" office:value="0.00793582" calcext:value-type="float">
            <text:p>0.00793582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124392" calcext:value-type="float">
            <text:p>0.124392</text:p>
          </table:table-cell>
          <table:table-cell office:value-type="float" office:value="0.00136271" calcext:value-type="float">
            <text:p>0.00136271</text:p>
          </table:table-cell>
          <table:table-cell office:value-type="float" office:value="0.0123962" calcext:value-type="float">
            <text:p>0.0123962</text:p>
          </table:table-cell>
          <table:table-cell office:value-type="float" office:value="0.00789043" calcext:value-type="float">
            <text:p>0.00789043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126246" calcext:value-type="float">
            <text:p>0.126246</text:p>
          </table:table-cell>
          <table:table-cell office:value-type="float" office:value="0.00131494" calcext:value-type="float">
            <text:p>0.00131494</text:p>
          </table:table-cell>
          <table:table-cell office:value-type="float" office:value="0.0121546" calcext:value-type="float">
            <text:p>0.0121546</text:p>
          </table:table-cell>
          <table:table-cell office:value-type="float" office:value="0.00803096" calcext:value-type="float">
            <text:p>0.00803096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125788" calcext:value-type="float">
            <text:p>0.125788</text:p>
          </table:table-cell>
          <table:table-cell office:value-type="float" office:value="0.00138086" calcext:value-type="float">
            <text:p>0.00138086</text:p>
          </table:table-cell>
          <table:table-cell office:value-type="float" office:value="0.0114543" calcext:value-type="float">
            <text:p>0.0114543</text:p>
          </table:table-cell>
          <table:table-cell office:value-type="float" office:value="0.00784424" calcext:value-type="float">
            <text:p>0.00784424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124267" calcext:value-type="float">
            <text:p>0.124267</text:p>
          </table:table-cell>
          <table:table-cell office:value-type="float" office:value="0.00129915" calcext:value-type="float">
            <text:p>0.00129915</text:p>
          </table:table-cell>
          <table:table-cell office:value-type="float" office:value="0.0113789" calcext:value-type="float">
            <text:p>0.0113789</text:p>
          </table:table-cell>
          <table:table-cell office:value-type="float" office:value="0.00784503" calcext:value-type="float">
            <text:p>0.00784503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125481" calcext:value-type="float">
            <text:p>0.125481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119699" calcext:value-type="float">
            <text:p>0.0119699</text:p>
          </table:table-cell>
          <table:table-cell office:value-type="float" office:value="0.00783042" calcext:value-type="float">
            <text:p>0.00783042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124584" calcext:value-type="float">
            <text:p>0.124584</text:p>
          </table:table-cell>
          <table:table-cell office:value-type="float" office:value="0.0012952" calcext:value-type="float">
            <text:p>0.0012952</text:p>
          </table:table-cell>
          <table:table-cell office:value-type="float" office:value="0.0139606" calcext:value-type="float">
            <text:p>0.0139606</text:p>
          </table:table-cell>
          <table:table-cell office:value-type="float" office:value="0.00794214" calcext:value-type="float">
            <text:p>0.00794214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127284" calcext:value-type="float">
            <text:p>0.127284</text:p>
          </table:table-cell>
          <table:table-cell office:value-type="float" office:value="0.00139665" calcext:value-type="float">
            <text:p>0.00139665</text:p>
          </table:table-cell>
          <table:table-cell office:value-type="float" office:value="0.0120595" calcext:value-type="float">
            <text:p>0.0120595</text:p>
          </table:table-cell>
          <table:table-cell office:value-type="float" office:value="0.00791253" calcext:value-type="float">
            <text:p>0.00791253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127159" calcext:value-type="float">
            <text:p>0.127159</text:p>
          </table:table-cell>
          <table:table-cell office:value-type="float" office:value="0.00128296" calcext:value-type="float">
            <text:p>0.00128296</text:p>
          </table:table-cell>
          <table:table-cell office:value-type="float" office:value="0.0117942" calcext:value-type="float">
            <text:p>0.0117942</text:p>
          </table:table-cell>
          <table:table-cell office:value-type="float" office:value="0.00787819" calcext:value-type="float">
            <text:p>0.00787819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124929" calcext:value-type="float">
            <text:p>0.124929</text:p>
          </table:table-cell>
          <table:table-cell office:value-type="float" office:value="0.00133547" calcext:value-type="float">
            <text:p>0.00133547</text:p>
          </table:table-cell>
          <table:table-cell office:value-type="float" office:value="0.0115455" calcext:value-type="float">
            <text:p>0.0115455</text:p>
          </table:table-cell>
          <table:table-cell office:value-type="float" office:value="0.00793385" calcext:value-type="float">
            <text:p>0.00793385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12636" calcext:value-type="float">
            <text:p>0.12636</text:p>
          </table:table-cell>
          <table:table-cell office:value-type="float" office:value="0.00126599" calcext:value-type="float">
            <text:p>0.00126599</text:p>
          </table:table-cell>
          <table:table-cell office:value-type="float" office:value="0.0115858" calcext:value-type="float">
            <text:p>0.0115858</text:p>
          </table:table-cell>
          <table:table-cell office:value-type="float" office:value="0.00798635" calcext:value-type="float">
            <text:p>0.00798635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125889" calcext:value-type="float">
            <text:p>0.125889</text:p>
          </table:table-cell>
          <table:table-cell office:value-type="float" office:value="0.00136073" calcext:value-type="float">
            <text:p>0.00136073</text:p>
          </table:table-cell>
          <table:table-cell office:value-type="float" office:value="0.0172115" calcext:value-type="float">
            <text:p>0.0172115</text:p>
          </table:table-cell>
          <table:table-cell office:value-type="float" office:value="0.00788766" calcext:value-type="float">
            <text:p>0.00788766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129187" calcext:value-type="float">
            <text:p>0.129187</text:p>
          </table:table-cell>
          <table:table-cell office:value-type="float" office:value="0.0012806" calcext:value-type="float">
            <text:p>0.0012806</text:p>
          </table:table-cell>
          <table:table-cell office:value-type="float" office:value="0.0171554" calcext:value-type="float">
            <text:p>0.0171554</text:p>
          </table:table-cell>
          <table:table-cell office:value-type="float" office:value="0.00805346" calcext:value-type="float">
            <text:p>0.00805346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127428" calcext:value-type="float">
            <text:p>0.127428</text:p>
          </table:table-cell>
          <table:table-cell office:value-type="float" office:value="0.00126757" calcext:value-type="float">
            <text:p>0.00126757</text:p>
          </table:table-cell>
          <table:table-cell office:value-type="float" office:value="0.0137952" calcext:value-type="float">
            <text:p>0.0137952</text:p>
          </table:table-cell>
          <table:table-cell office:value-type="float" office:value="0.00798635" calcext:value-type="float">
            <text:p>0.00798635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127067" calcext:value-type="float">
            <text:p>0.127067</text:p>
          </table:table-cell>
          <table:table-cell office:value-type="float" office:value="0.00131573" calcext:value-type="float">
            <text:p>0.00131573</text:p>
          </table:table-cell>
          <table:table-cell office:value-type="float" office:value="0.0127416" calcext:value-type="float">
            <text:p>0.0127416</text:p>
          </table:table-cell>
          <table:table-cell office:value-type="float" office:value="0.00794293" calcext:value-type="float">
            <text:p>0.00794293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12917" calcext:value-type="float">
            <text:p>0.12917</text:p>
          </table:table-cell>
          <table:table-cell office:value-type="float" office:value="0.00129007" calcext:value-type="float">
            <text:p>0.00129007</text:p>
          </table:table-cell>
          <table:table-cell office:value-type="float" office:value="0.0118017" calcext:value-type="float">
            <text:p>0.0118017</text:p>
          </table:table-cell>
          <table:table-cell office:value-type="float" office:value="0.0081332" calcext:value-type="float">
            <text:p>0.0081332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126902" calcext:value-type="float">
            <text:p>0.126902</text:p>
          </table:table-cell>
          <table:table-cell office:value-type="float" office:value="0.0013402" calcext:value-type="float">
            <text:p>0.0013402</text:p>
          </table:table-cell>
          <table:table-cell office:value-type="float" office:value="0.0117425" calcext:value-type="float">
            <text:p>0.0117425</text:p>
          </table:table-cell>
          <table:table-cell office:value-type="float" office:value="0.00832111" calcext:value-type="float">
            <text:p>0.00832111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128466" calcext:value-type="float">
            <text:p>0.128466</text:p>
          </table:table-cell>
          <table:table-cell office:value-type="float" office:value="0.00127665" calcext:value-type="float">
            <text:p>0.00127665</text:p>
          </table:table-cell>
          <table:table-cell office:value-type="float" office:value="0.0121834" calcext:value-type="float">
            <text:p>0.0121834</text:p>
          </table:table-cell>
          <table:table-cell office:value-type="float" office:value="0.00809807" calcext:value-type="float">
            <text:p>0.00809807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12814" calcext:value-type="float">
            <text:p>0.12814</text:p>
          </table:table-cell>
          <table:table-cell office:value-type="float" office:value="0.00135915" calcext:value-type="float">
            <text:p>0.00135915</text:p>
          </table:table-cell>
          <table:table-cell office:value-type="float" office:value="0.0116848" calcext:value-type="float">
            <text:p>0.0116848</text:p>
          </table:table-cell>
          <table:table-cell office:value-type="float" office:value="0.00806175" calcext:value-type="float">
            <text:p>0.00806175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127884" calcext:value-type="float">
            <text:p>0.127884</text:p>
          </table:table-cell>
          <table:table-cell office:value-type="float" office:value="0.00126007" calcext:value-type="float">
            <text:p>0.00126007</text:p>
          </table:table-cell>
          <table:table-cell office:value-type="float" office:value="0.0116852" calcext:value-type="float">
            <text:p>0.0116852</text:p>
          </table:table-cell>
          <table:table-cell office:value-type="float" office:value="0.0088789" calcext:value-type="float">
            <text:p>0.0088789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128595" calcext:value-type="float">
            <text:p>0.128595</text:p>
          </table:table-cell>
          <table:table-cell office:value-type="float" office:value="0.00134139" calcext:value-type="float">
            <text:p>0.00134139</text:p>
          </table:table-cell>
          <table:table-cell office:value-type="float" office:value="0.0118791" calcext:value-type="float">
            <text:p>0.0118791</text:p>
          </table:table-cell>
          <table:table-cell office:value-type="float" office:value="0.00982395" calcext:value-type="float">
            <text:p>0.00982395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129119" calcext:value-type="float">
            <text:p>0.129119</text:p>
          </table:table-cell>
          <table:table-cell office:value-type="float" office:value="0.00126362" calcext:value-type="float">
            <text:p>0.00126362</text:p>
          </table:table-cell>
          <table:table-cell office:value-type="float" office:value="0.0120326" calcext:value-type="float">
            <text:p>0.0120326</text:p>
          </table:table-cell>
          <table:table-cell office:value-type="float" office:value="0.00963644" calcext:value-type="float">
            <text:p>0.00963644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129759" calcext:value-type="float">
            <text:p>0.129759</text:p>
          </table:table-cell>
          <table:table-cell office:value-type="float" office:value="0.00135915" calcext:value-type="float">
            <text:p>0.00135915</text:p>
          </table:table-cell>
          <table:table-cell office:value-type="float" office:value="0.0117168" calcext:value-type="float">
            <text:p>0.0117168</text:p>
          </table:table-cell>
          <table:table-cell office:value-type="float" office:value="0.00981251" calcext:value-type="float">
            <text:p>0.00981251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129968" calcext:value-type="float">
            <text:p>0.129968</text:p>
          </table:table-cell>
          <table:table-cell office:value-type="float" office:value="0.0012731" calcext:value-type="float">
            <text:p>0.0012731</text:p>
          </table:table-cell>
          <table:table-cell office:value-type="float" office:value="0.0119663" calcext:value-type="float">
            <text:p>0.0119663</text:p>
          </table:table-cell>
          <table:table-cell office:value-type="float" office:value="0.00839888" calcext:value-type="float">
            <text:p>0.00839888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128826" calcext:value-type="float">
            <text:p>0.128826</text:p>
          </table:table-cell>
          <table:table-cell office:value-type="float" office:value="0.0013556" calcext:value-type="float">
            <text:p>0.0013556</text:p>
          </table:table-cell>
          <table:table-cell office:value-type="float" office:value="0.0122095" calcext:value-type="float">
            <text:p>0.0122095</text:p>
          </table:table-cell>
          <table:table-cell office:value-type="float" office:value="0.00814978" calcext:value-type="float">
            <text:p>0.00814978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130751" calcext:value-type="float">
            <text:p>0.130751</text:p>
          </table:table-cell>
          <table:table-cell office:value-type="float" office:value="0.00127546" calcext:value-type="float">
            <text:p>0.00127546</text:p>
          </table:table-cell>
          <table:table-cell office:value-type="float" office:value="0.0118045" calcext:value-type="float">
            <text:p>0.0118045</text:p>
          </table:table-cell>
          <table:table-cell office:value-type="float" office:value="0.00812334" calcext:value-type="float">
            <text:p>0.00812334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130839" calcext:value-type="float">
            <text:p>0.130839</text:p>
          </table:table-cell>
          <table:table-cell office:value-type="float" office:value="0.00134849" calcext:value-type="float">
            <text:p>0.00134849</text:p>
          </table:table-cell>
          <table:table-cell office:value-type="float" office:value="0.011855" calcext:value-type="float">
            <text:p>0.011855</text:p>
          </table:table-cell>
          <table:table-cell office:value-type="float" office:value="0.00812334" calcext:value-type="float">
            <text:p>0.00812334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130494" calcext:value-type="float">
            <text:p>0.130494</text:p>
          </table:table-cell>
          <table:table-cell office:value-type="float" office:value="0.00127823" calcext:value-type="float">
            <text:p>0.00127823</text:p>
          </table:table-cell>
          <table:table-cell office:value-type="float" office:value="0.0180483" calcext:value-type="float">
            <text:p>0.0180483</text:p>
          </table:table-cell>
          <table:table-cell office:value-type="float" office:value="0.00813439" calcext:value-type="float">
            <text:p>0.0081343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131685" calcext:value-type="float">
            <text:p>0.131685</text:p>
          </table:table-cell>
          <table:table-cell office:value-type="float" office:value="0.00134692" calcext:value-type="float">
            <text:p>0.00134692</text:p>
          </table:table-cell>
          <table:table-cell office:value-type="float" office:value="0.0182181" calcext:value-type="float">
            <text:p>0.0182181</text:p>
          </table:table-cell>
          <table:table-cell office:value-type="float" office:value="0.0080961" calcext:value-type="float">
            <text:p>0.0080961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129879" calcext:value-type="float">
            <text:p>0.129879</text:p>
          </table:table-cell>
          <table:table-cell office:value-type="float" office:value="0.00127349" calcext:value-type="float">
            <text:p>0.00127349</text:p>
          </table:table-cell>
          <table:table-cell office:value-type="float" office:value="0.0140384" calcext:value-type="float">
            <text:p>0.0140384</text:p>
          </table:table-cell>
          <table:table-cell office:value-type="float" office:value="0.00836966" calcext:value-type="float">
            <text:p>0.00836966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13202" calcext:value-type="float">
            <text:p>0.13202</text:p>
          </table:table-cell>
          <table:table-cell office:value-type="float" office:value="0.00133073" calcext:value-type="float">
            <text:p>0.00133073</text:p>
          </table:table-cell>
          <table:table-cell office:value-type="float" office:value="0.0153979" calcext:value-type="float">
            <text:p>0.0153979</text:p>
          </table:table-cell>
          <table:table-cell office:value-type="float" office:value="0.00983145" calcext:value-type="float">
            <text:p>0.00983145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132906" calcext:value-type="float">
            <text:p>0.132906</text:p>
          </table:table-cell>
          <table:table-cell office:value-type="float" office:value="0.00127862" calcext:value-type="float">
            <text:p>0.00127862</text:p>
          </table:table-cell>
          <table:table-cell office:value-type="float" office:value="0.0137052" calcext:value-type="float">
            <text:p>0.0137052</text:p>
          </table:table-cell>
          <table:table-cell office:value-type="float" office:value="0.00883785" calcext:value-type="float">
            <text:p>0.00883785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130454" calcext:value-type="float">
            <text:p>0.130454</text:p>
          </table:table-cell>
          <table:table-cell office:value-type="float" office:value="0.00134415" calcext:value-type="float">
            <text:p>0.00134415</text:p>
          </table:table-cell>
          <table:table-cell office:value-type="float" office:value="0.0125703" calcext:value-type="float">
            <text:p>0.0125703</text:p>
          </table:table-cell>
          <table:table-cell office:value-type="float" office:value="0.00866929" calcext:value-type="float">
            <text:p>0.00866929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132793" calcext:value-type="float">
            <text:p>0.132793</text:p>
          </table:table-cell>
          <table:table-cell office:value-type="float" office:value="0.00130073" calcext:value-type="float">
            <text:p>0.00130073</text:p>
          </table:table-cell>
          <table:table-cell office:value-type="float" office:value="0.0128289" calcext:value-type="float">
            <text:p>0.0128289</text:p>
          </table:table-cell>
          <table:table-cell office:value-type="float" office:value="0.00968579" calcext:value-type="float">
            <text:p>0.00968579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13285" calcext:value-type="float">
            <text:p>0.13285</text:p>
          </table:table-cell>
          <table:table-cell office:value-type="float" office:value="0.00127665" calcext:value-type="float">
            <text:p>0.00127665</text:p>
          </table:table-cell>
          <table:table-cell office:value-type="float" office:value="0.016238" calcext:value-type="float">
            <text:p>0.016238</text:p>
          </table:table-cell>
          <table:table-cell office:value-type="float" office:value="0.00830137" calcext:value-type="float">
            <text:p>0.00830137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132674" calcext:value-type="float">
            <text:p>0.132674</text:p>
          </table:table-cell>
          <table:table-cell office:value-type="float" office:value="0.00135442" calcext:value-type="float">
            <text:p>0.00135442</text:p>
          </table:table-cell>
          <table:table-cell office:value-type="float" office:value="0.013721" calcext:value-type="float">
            <text:p>0.013721</text:p>
          </table:table-cell>
          <table:table-cell office:value-type="float" office:value="0.00825558" calcext:value-type="float">
            <text:p>0.00825558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132824" calcext:value-type="float">
            <text:p>0.132824</text:p>
          </table:table-cell>
          <table:table-cell office:value-type="float" office:value="0.00127625" calcext:value-type="float">
            <text:p>0.00127625</text:p>
          </table:table-cell>
          <table:table-cell office:value-type="float" office:value="0.0136334" calcext:value-type="float">
            <text:p>0.0136334</text:p>
          </table:table-cell>
          <table:table-cell office:value-type="float" office:value="0.00822045" calcext:value-type="float">
            <text:p>0.00822045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132985" calcext:value-type="float">
            <text:p>0.132985</text:p>
          </table:table-cell>
          <table:table-cell office:value-type="float" office:value="0.00135047" calcext:value-type="float">
            <text:p>0.00135047</text:p>
          </table:table-cell>
          <table:table-cell office:value-type="float" office:value="0.0124155" calcext:value-type="float">
            <text:p>0.0124155</text:p>
          </table:table-cell>
          <table:table-cell office:value-type="float" office:value="0.00824926" calcext:value-type="float">
            <text:p>0.00824926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133922" calcext:value-type="float">
            <text:p>0.133922</text:p>
          </table:table-cell>
          <table:table-cell office:value-type="float" office:value="0.00126994" calcext:value-type="float">
            <text:p>0.00126994</text:p>
          </table:table-cell>
          <table:table-cell office:value-type="float" office:value="0.0121246" calcext:value-type="float">
            <text:p>0.0121246</text:p>
          </table:table-cell>
          <table:table-cell office:value-type="float" office:value="0.0082086" calcext:value-type="float">
            <text:p>0.0082086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134551" calcext:value-type="float">
            <text:p>0.134551</text:p>
          </table:table-cell>
          <table:table-cell office:value-type="float" office:value="0.00135639" calcext:value-type="float">
            <text:p>0.00135639</text:p>
          </table:table-cell>
          <table:table-cell office:value-type="float" office:value="0.0119209" calcext:value-type="float">
            <text:p>0.0119209</text:p>
          </table:table-cell>
          <table:table-cell office:value-type="float" office:value="0.00831637" calcext:value-type="float">
            <text:p>0.00831637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133437" calcext:value-type="float">
            <text:p>0.133437</text:p>
          </table:table-cell>
          <table:table-cell office:value-type="float" office:value="0.00130191" calcext:value-type="float">
            <text:p>0.00130191</text:p>
          </table:table-cell>
          <table:table-cell office:value-type="float" office:value="0.0119075" calcext:value-type="float">
            <text:p>0.0119075</text:p>
          </table:table-cell>
          <table:table-cell office:value-type="float" office:value="0.00824216" calcext:value-type="float">
            <text:p>0.00824216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133241" calcext:value-type="float">
            <text:p>0.133241</text:p>
          </table:table-cell>
          <table:table-cell office:value-type="float" office:value="0.00138047" calcext:value-type="float">
            <text:p>0.00138047</text:p>
          </table:table-cell>
          <table:table-cell office:value-type="float" office:value="0.0119947" calcext:value-type="float">
            <text:p>0.0119947</text:p>
          </table:table-cell>
          <table:table-cell office:value-type="float" office:value="0.00988514" calcext:value-type="float">
            <text:p>0.00988514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134446" calcext:value-type="float">
            <text:p>0.134446</text:p>
          </table:table-cell>
          <table:table-cell office:value-type="float" office:value="0.0013031" calcext:value-type="float">
            <text:p>0.0013031</text:p>
          </table:table-cell>
          <table:table-cell office:value-type="float" office:value="0.0137688" calcext:value-type="float">
            <text:p>0.0137688</text:p>
          </table:table-cell>
          <table:table-cell office:value-type="float" office:value="0.0102136" calcext:value-type="float">
            <text:p>0.0102136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132929" calcext:value-type="float">
            <text:p>0.132929</text:p>
          </table:table-cell>
          <table:table-cell office:value-type="float" office:value="0.00137889" calcext:value-type="float">
            <text:p>0.00137889</text:p>
          </table:table-cell>
          <table:table-cell office:value-type="float" office:value="0.0186279" calcext:value-type="float">
            <text:p>0.0186279</text:p>
          </table:table-cell>
          <table:table-cell office:value-type="float" office:value="0.0100644" calcext:value-type="float">
            <text:p>0.0100644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134824" calcext:value-type="float">
            <text:p>0.134824</text:p>
          </table:table-cell>
          <table:table-cell office:value-type="float" office:value="0.00129678" calcext:value-type="float">
            <text:p>0.00129678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1388" calcext:value-type="float">
            <text:p>0.011388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135425" calcext:value-type="float">
            <text:p>0.135425</text:p>
          </table:table-cell>
          <table:table-cell office:value-type="float" office:value="0.00134336" calcext:value-type="float">
            <text:p>0.00134336</text:p>
          </table:table-cell>
          <table:table-cell office:value-type="float" office:value="0.0139705" calcext:value-type="float">
            <text:p>0.0139705</text:p>
          </table:table-cell>
          <table:table-cell office:value-type="float" office:value="0.0104864" calcext:value-type="float">
            <text:p>0.0104864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134216" calcext:value-type="float">
            <text:p>0.134216</text:p>
          </table:table-cell>
          <table:table-cell office:value-type="float" office:value="0.00129086" calcext:value-type="float">
            <text:p>0.00129086</text:p>
          </table:table-cell>
          <table:table-cell office:value-type="float" office:value="0.0125849" calcext:value-type="float">
            <text:p>0.0125849</text:p>
          </table:table-cell>
          <table:table-cell office:value-type="float" office:value="0.0102519" calcext:value-type="float">
            <text:p>0.0102519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136038" calcext:value-type="float">
            <text:p>0.136038</text:p>
          </table:table-cell>
          <table:table-cell office:value-type="float" office:value="0.00135165" calcext:value-type="float">
            <text:p>0.00135165</text:p>
          </table:table-cell>
          <table:table-cell office:value-type="float" office:value="0.0124365" calcext:value-type="float">
            <text:p>0.0124365</text:p>
          </table:table-cell>
          <table:table-cell office:value-type="float" office:value="0.0088868" calcext:value-type="float">
            <text:p>0.008886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137953" calcext:value-type="float">
            <text:p>0.137953</text:p>
          </table:table-cell>
          <table:table-cell office:value-type="float" office:value="0.00127823" calcext:value-type="float">
            <text:p>0.00127823</text:p>
          </table:table-cell>
          <table:table-cell office:value-type="float" office:value="0.014518" calcext:value-type="float">
            <text:p>0.014518</text:p>
          </table:table-cell>
          <table:table-cell office:value-type="float" office:value="0.00846204" calcext:value-type="float">
            <text:p>0.00846204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13472" calcext:value-type="float">
            <text:p>0.13472</text:p>
          </table:table-cell>
          <table:table-cell office:value-type="float" office:value="0.00135836" calcext:value-type="float">
            <text:p>0.00135836</text:p>
          </table:table-cell>
          <table:table-cell office:value-type="float" office:value="0.0128762" calcext:value-type="float">
            <text:p>0.0128762</text:p>
          </table:table-cell>
          <table:table-cell office:value-type="float" office:value="0.00838111" calcext:value-type="float">
            <text:p>0.00838111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35778" calcext:value-type="float">
            <text:p>0.135778</text:p>
          </table:table-cell>
          <table:table-cell office:value-type="float" office:value="0.00130112" calcext:value-type="float">
            <text:p>0.0013011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0845375" calcext:value-type="float">
            <text:p>0.00845375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36979" calcext:value-type="float">
            <text:p>0.136979</text:p>
          </table:table-cell>
          <table:table-cell office:value-type="float" office:value="0.00136902" calcext:value-type="float">
            <text:p>0.00136902</text:p>
          </table:table-cell>
          <table:table-cell office:value-type="float" office:value="0.0150971" calcext:value-type="float">
            <text:p>0.0150971</text:p>
          </table:table-cell>
          <table:table-cell office:value-type="float" office:value="0.00851967" calcext:value-type="float">
            <text:p>0.00851967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134881" calcext:value-type="float">
            <text:p>0.134881</text:p>
          </table:table-cell>
          <table:table-cell office:value-type="float" office:value="0.00129639" calcext:value-type="float">
            <text:p>0.00129639</text:p>
          </table:table-cell>
          <table:table-cell office:value-type="float" office:value="0.0142587" calcext:value-type="float">
            <text:p>0.0142587</text:p>
          </table:table-cell>
          <table:table-cell office:value-type="float" office:value="0.00845493" calcext:value-type="float">
            <text:p>0.00845493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135746" calcext:value-type="float">
            <text:p>0.135746</text:p>
          </table:table-cell>
          <table:table-cell office:value-type="float" office:value="0.00130349" calcext:value-type="float">
            <text:p>0.00130349</text:p>
          </table:table-cell>
          <table:table-cell office:value-type="float" office:value="0.0125158" calcext:value-type="float">
            <text:p>0.0125158</text:p>
          </table:table-cell>
          <table:table-cell office:value-type="float" office:value="0.00881377" calcext:value-type="float">
            <text:p>0.00881377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136286" calcext:value-type="float">
            <text:p>0.136286</text:p>
          </table:table-cell>
          <table:table-cell office:value-type="float" office:value="0.00137968" calcext:value-type="float">
            <text:p>0.00137968</text:p>
          </table:table-cell>
          <table:table-cell office:value-type="float" office:value="0.0122718" calcext:value-type="float">
            <text:p>0.0122718</text:p>
          </table:table-cell>
          <table:table-cell office:value-type="float" office:value="0.00887456" calcext:value-type="float">
            <text:p>0.00887456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135907" calcext:value-type="float">
            <text:p>0.135907</text:p>
          </table:table-cell>
          <table:table-cell office:value-type="float" office:value="0.00130231" calcext:value-type="float">
            <text:p>0.00130231</text:p>
          </table:table-cell>
          <table:table-cell office:value-type="float" office:value="0.0122782" calcext:value-type="float">
            <text:p>0.0122782</text:p>
          </table:table-cell>
          <table:table-cell office:value-type="float" office:value="0.00854849" calcext:value-type="float">
            <text:p>0.00854849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13752" calcext:value-type="float">
            <text:p>0.13752</text:p>
          </table:table-cell>
          <table:table-cell office:value-type="float" office:value="0.00145113" calcext:value-type="float">
            <text:p>0.00145113</text:p>
          </table:table-cell>
          <table:table-cell office:value-type="float" office:value="0.0122533" calcext:value-type="float">
            <text:p>0.0122533</text:p>
          </table:table-cell>
          <table:table-cell office:value-type="float" office:value="0.00875258" calcext:value-type="float">
            <text:p>0.00875258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37021" calcext:value-type="float">
            <text:p>0.137021</text:p>
          </table:table-cell>
          <table:table-cell office:value-type="float" office:value="0.00128415" calcext:value-type="float">
            <text:p>0.00128415</text:p>
          </table:table-cell>
          <table:table-cell office:value-type="float" office:value="0.0144821" calcext:value-type="float">
            <text:p>0.0144821</text:p>
          </table:table-cell>
          <table:table-cell office:value-type="float" office:value="0.00850467" calcext:value-type="float">
            <text:p>0.0085046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13666" calcext:value-type="float">
            <text:p>0.13666</text:p>
          </table:table-cell>
          <table:table-cell office:value-type="float" office:value="0.0013631" calcext:value-type="float">
            <text:p>0.0013631</text:p>
          </table:table-cell>
          <table:table-cell office:value-type="float" office:value="0.0184628" calcext:value-type="float">
            <text:p>0.0184628</text:p>
          </table:table-cell>
          <table:table-cell office:value-type="float" office:value="0.00851849" calcext:value-type="float">
            <text:p>0.00851849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38738" calcext:value-type="float">
            <text:p>0.138738</text:p>
          </table:table-cell>
          <table:table-cell office:value-type="float" office:value="0.00128178" calcext:value-type="float">
            <text:p>0.00128178</text:p>
          </table:table-cell>
          <table:table-cell office:value-type="float" office:value="0.0168025" calcext:value-type="float">
            <text:p>0.0168025</text:p>
          </table:table-cell>
          <table:table-cell office:value-type="float" office:value="0.00850822" calcext:value-type="float">
            <text:p>0.00850822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39412" calcext:value-type="float">
            <text:p>0.139412</text:p>
          </table:table-cell>
          <table:table-cell office:value-type="float" office:value="0.00138955" calcext:value-type="float">
            <text:p>0.00138955</text:p>
          </table:table-cell>
          <table:table-cell office:value-type="float" office:value="0.0135209" calcext:value-type="float">
            <text:p>0.0135209</text:p>
          </table:table-cell>
          <table:table-cell office:value-type="float" office:value="0.00978014" calcext:value-type="float">
            <text:p>0.00978014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402" calcext:value-type="float">
            <text:p>0.1402</text:p>
          </table:table-cell>
          <table:table-cell office:value-type="float" office:value="0.00128612" calcext:value-type="float">
            <text:p>0.00128612</text:p>
          </table:table-cell>
          <table:table-cell office:value-type="float" office:value="0.0126512" calcext:value-type="float">
            <text:p>0.0126512</text:p>
          </table:table-cell>
          <table:table-cell office:value-type="float" office:value="0.00923379" calcext:value-type="float">
            <text:p>0.00923379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39407" calcext:value-type="float">
            <text:p>0.139407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126413" calcext:value-type="float">
            <text:p>0.0126413</text:p>
          </table:table-cell>
          <table:table-cell office:value-type="float" office:value="0.00856467" calcext:value-type="float">
            <text:p>0.00856467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138464" calcext:value-type="float">
            <text:p>0.138464</text:p>
          </table:table-cell>
          <table:table-cell office:value-type="float" office:value="0.00131494" calcext:value-type="float">
            <text:p>0.00131494</text:p>
          </table:table-cell>
          <table:table-cell office:value-type="float" office:value="0.0124384" calcext:value-type="float">
            <text:p>0.0124384</text:p>
          </table:table-cell>
          <table:table-cell office:value-type="float" office:value="0.00854612" calcext:value-type="float">
            <text:p>0.00854612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38825" calcext:value-type="float">
            <text:p>0.138825</text:p>
          </table:table-cell>
          <table:table-cell office:value-type="float" office:value="0.00141363" calcext:value-type="float">
            <text:p>0.00141363</text:p>
          </table:table-cell>
          <table:table-cell office:value-type="float" office:value="0.0122588" calcext:value-type="float">
            <text:p>0.0122588</text:p>
          </table:table-cell>
          <table:table-cell office:value-type="float" office:value="0.0085173" calcext:value-type="float">
            <text:p>0.0085173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39895" calcext:value-type="float">
            <text:p>0.139895</text:p>
          </table:table-cell>
          <table:table-cell office:value-type="float" office:value="0.00133665" calcext:value-type="float">
            <text:p>0.00133665</text:p>
          </table:table-cell>
          <table:table-cell office:value-type="float" office:value="0.0125107" calcext:value-type="float">
            <text:p>0.0125107</text:p>
          </table:table-cell>
          <table:table-cell office:value-type="float" office:value="0.00859112" calcext:value-type="float">
            <text:p>0.00859112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13872" calcext:value-type="float">
            <text:p>0.13872</text:p>
          </table:table-cell>
          <table:table-cell office:value-type="float" office:value="0.00137613" calcext:value-type="float">
            <text:p>0.00137613</text:p>
          </table:table-cell>
          <table:table-cell office:value-type="float" office:value="0.0126402" calcext:value-type="float">
            <text:p>0.0126402</text:p>
          </table:table-cell>
          <table:table-cell office:value-type="float" office:value="0.0085777" calcext:value-type="float">
            <text:p>0.0085777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140196" calcext:value-type="float">
            <text:p>0.140196</text:p>
          </table:table-cell>
          <table:table-cell office:value-type="float" office:value="0.00129797" calcext:value-type="float">
            <text:p>0.00129797</text:p>
          </table:table-cell>
          <table:table-cell office:value-type="float" office:value="0.0125237" calcext:value-type="float">
            <text:p>0.0125237</text:p>
          </table:table-cell>
          <table:table-cell office:value-type="float" office:value="0.0102452" calcext:value-type="float">
            <text:p>0.010245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139871" calcext:value-type="float">
            <text:p>0.139871</text:p>
          </table:table-cell>
          <table:table-cell office:value-type="float" office:value="0.00140652" calcext:value-type="float">
            <text:p>0.00140652</text:p>
          </table:table-cell>
          <table:table-cell office:value-type="float" office:value="0.0124566" calcext:value-type="float">
            <text:p>0.0124566</text:p>
          </table:table-cell>
          <table:table-cell office:value-type="float" office:value="0.0107935" calcext:value-type="float">
            <text:p>0.0107935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138705" calcext:value-type="float">
            <text:p>0.138705</text:p>
          </table:table-cell>
          <table:table-cell office:value-type="float" office:value="0.00130428" calcext:value-type="float">
            <text:p>0.00130428</text:p>
          </table:table-cell>
          <table:table-cell office:value-type="float" office:value="0.0124854" calcext:value-type="float">
            <text:p>0.0124854</text:p>
          </table:table-cell>
          <table:table-cell office:value-type="float" office:value="0.010769" calcext:value-type="float">
            <text:p>0.010769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40473" calcext:value-type="float">
            <text:p>0.140473</text:p>
          </table:table-cell>
          <table:table-cell office:value-type="float" office:value="0.00136942" calcext:value-type="float">
            <text:p>0.00136942</text:p>
          </table:table-cell>
          <table:table-cell office:value-type="float" office:value="0.0126109" calcext:value-type="float">
            <text:p>0.0126109</text:p>
          </table:table-cell>
          <table:table-cell office:value-type="float" office:value="0.00955631" calcext:value-type="float">
            <text:p>0.00955631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42252" calcext:value-type="float">
            <text:p>0.142252</text:p>
          </table:table-cell>
          <table:table-cell office:value-type="float" office:value="0.00129204" calcext:value-type="float">
            <text:p>0.00129204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0989027" calcext:value-type="float">
            <text:p>0.00989027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39624" calcext:value-type="float">
            <text:p>0.139624</text:p>
          </table:table-cell>
          <table:table-cell office:value-type="float" office:value="0.00130389" calcext:value-type="float">
            <text:p>0.00130389</text:p>
          </table:table-cell>
          <table:table-cell office:value-type="float" office:value="0.0126054" calcext:value-type="float">
            <text:p>0.0126054</text:p>
          </table:table-cell>
          <table:table-cell office:value-type="float" office:value="0.0102574" calcext:value-type="float">
            <text:p>0.0102574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14144" calcext:value-type="float">
            <text:p>0.14144</text:p>
          </table:table-cell>
          <table:table-cell office:value-type="float" office:value="0.00142942" calcext:value-type="float">
            <text:p>0.00142942</text:p>
          </table:table-cell>
          <table:table-cell office:value-type="float" office:value="0.0134999" calcext:value-type="float">
            <text:p>0.0134999</text:p>
          </table:table-cell>
          <table:table-cell office:value-type="float" office:value="0.00890535" calcext:value-type="float">
            <text:p>0.00890535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41515" calcext:value-type="float">
            <text:p>0.141515</text:p>
          </table:table-cell>
          <table:table-cell office:value-type="float" office:value="0.00131336" calcext:value-type="float">
            <text:p>0.00131336</text:p>
          </table:table-cell>
          <table:table-cell office:value-type="float" office:value="0.0185793" calcext:value-type="float">
            <text:p>0.0185793</text:p>
          </table:table-cell>
          <table:table-cell office:value-type="float" office:value="0.00870955" calcext:value-type="float">
            <text:p>0.0087095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40198" calcext:value-type="float">
            <text:p>0.140198</text:p>
          </table:table-cell>
          <table:table-cell office:value-type="float" office:value="0.00139942" calcext:value-type="float">
            <text:p>0.00139942</text:p>
          </table:table-cell>
          <table:table-cell office:value-type="float" office:value="0.0191888" calcext:value-type="float">
            <text:p>0.0191888</text:p>
          </table:table-cell>
          <table:table-cell office:value-type="float" office:value="0.00869179" calcext:value-type="float">
            <text:p>0.00869179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14155" calcext:value-type="float">
            <text:p>0.14155</text:p>
          </table:table-cell>
          <table:table-cell office:value-type="float" office:value="0.00130902" calcext:value-type="float">
            <text:p>0.00130902</text:p>
          </table:table-cell>
          <table:table-cell office:value-type="float" office:value="0.0183807" calcext:value-type="float">
            <text:p>0.0183807</text:p>
          </table:table-cell>
          <table:table-cell office:value-type="float" office:value="0.00877863" calcext:value-type="float">
            <text:p>0.00877863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41935" calcext:value-type="float">
            <text:p>0.141935</text:p>
          </table:table-cell>
          <table:table-cell office:value-type="float" office:value="0.00139942" calcext:value-type="float">
            <text:p>0.00139942</text:p>
          </table:table-cell>
          <table:table-cell office:value-type="float" office:value="0.0182548" calcext:value-type="float">
            <text:p>0.0182548</text:p>
          </table:table-cell>
          <table:table-cell office:value-type="float" office:value="0.00883232" calcext:value-type="float">
            <text:p>0.0088323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141471" calcext:value-type="float">
            <text:p>0.141471</text:p>
          </table:table-cell>
          <table:table-cell office:value-type="float" office:value="0.0015668" calcext:value-type="float">
            <text:p>0.0015668</text:p>
          </table:table-cell>
          <table:table-cell office:value-type="float" office:value="0.0148176" calcext:value-type="float">
            <text:p>0.0148176</text:p>
          </table:table-cell>
          <table:table-cell office:value-type="float" office:value="0.00883193" calcext:value-type="float">
            <text:p>0.00883193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42918" calcext:value-type="float">
            <text:p>0.142918</text:p>
          </table:table-cell>
          <table:table-cell office:value-type="float" office:value="0.00172509" calcext:value-type="float">
            <text:p>0.00172509</text:p>
          </table:table-cell>
          <table:table-cell office:value-type="float" office:value="0.0138323" calcext:value-type="float">
            <text:p>0.0138323</text:p>
          </table:table-cell>
          <table:table-cell office:value-type="float" office:value="0.00870837" calcext:value-type="float">
            <text:p>0.00870837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45409" calcext:value-type="float">
            <text:p>0.145409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.00876126" calcext:value-type="float">
            <text:p>0.00876126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142278" calcext:value-type="float">
            <text:p>0.142278</text:p>
          </table:table-cell>
          <table:table-cell office:value-type="float" office:value="0.00149219" calcext:value-type="float">
            <text:p>0.00149219</text:p>
          </table:table-cell>
          <table:table-cell office:value-type="float" office:value="0.0146353" calcext:value-type="float">
            <text:p>0.0146353</text:p>
          </table:table-cell>
          <table:table-cell office:value-type="float" office:value="0.00874271" calcext:value-type="float">
            <text:p>0.00874271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146537" calcext:value-type="float">
            <text:p>0.146537</text:p>
          </table:table-cell>
          <table:table-cell office:value-type="float" office:value="0.00152416" calcext:value-type="float">
            <text:p>0.00152416</text:p>
          </table:table-cell>
          <table:table-cell office:value-type="float" office:value="0.0132351" calcext:value-type="float">
            <text:p>0.0132351</text:p>
          </table:table-cell>
          <table:table-cell office:value-type="float" office:value="0.00882048" calcext:value-type="float">
            <text:p>0.00882048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144751" calcext:value-type="float">
            <text:p>0.144751</text:p>
          </table:table-cell>
          <table:table-cell office:value-type="float" office:value="0.00171838" calcext:value-type="float">
            <text:p>0.00171838</text:p>
          </table:table-cell>
          <table:table-cell office:value-type="float" office:value="0.0127227" calcext:value-type="float">
            <text:p>0.0127227</text:p>
          </table:table-cell>
          <table:table-cell office:value-type="float" office:value="0.00871152" calcext:value-type="float">
            <text:p>0.00871152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42821" calcext:value-type="float">
            <text:p>0.142821</text:p>
          </table:table-cell>
          <table:table-cell office:value-type="float" office:value="0.00144876" calcext:value-type="float">
            <text:p>0.00144876</text:p>
          </table:table-cell>
          <table:table-cell office:value-type="float" office:value="0.0127203" calcext:value-type="float">
            <text:p>0.0127203</text:p>
          </table:table-cell>
          <table:table-cell office:value-type="float" office:value="0.00879758" calcext:value-type="float">
            <text:p>0.00879758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44776" calcext:value-type="float">
            <text:p>0.144776</text:p>
          </table:table-cell>
          <table:table-cell office:value-type="float" office:value="0.00151469" calcext:value-type="float">
            <text:p>0.00151469</text:p>
          </table:table-cell>
          <table:table-cell office:value-type="float" office:value="0.0126658" calcext:value-type="float">
            <text:p>0.0126658</text:p>
          </table:table-cell>
          <table:table-cell office:value-type="float" office:value="0.00881693" calcext:value-type="float">
            <text:p>0.00881693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44444" calcext:value-type="float">
            <text:p>0.144444</text:p>
          </table:table-cell>
          <table:table-cell office:value-type="float" office:value="0.00159285" calcext:value-type="float">
            <text:p>0.00159285</text:p>
          </table:table-cell>
          <table:table-cell office:value-type="float" office:value="0.0127752" calcext:value-type="float">
            <text:p>0.0127752</text:p>
          </table:table-cell>
          <table:table-cell office:value-type="float" office:value="0.0087664" calcext:value-type="float">
            <text:p>0.0087664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44375" calcext:value-type="float">
            <text:p>0.144375</text:p>
          </table:table-cell>
          <table:table-cell office:value-type="float" office:value="0.00159522" calcext:value-type="float">
            <text:p>0.00159522</text:p>
          </table:table-cell>
          <table:table-cell office:value-type="float" office:value="0.0146187" calcext:value-type="float">
            <text:p>0.0146187</text:p>
          </table:table-cell>
          <table:table-cell office:value-type="float" office:value="0.0099637" calcext:value-type="float">
            <text:p>0.009963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144652" calcext:value-type="float">
            <text:p>0.144652</text:p>
          </table:table-cell>
          <table:table-cell office:value-type="float" office:value="0.00142192" calcext:value-type="float">
            <text:p>0.00142192</text:p>
          </table:table-cell>
          <table:table-cell office:value-type="float" office:value="0.018033" calcext:value-type="float">
            <text:p>0.018033</text:p>
          </table:table-cell>
          <table:table-cell office:value-type="float" office:value="0.0097154" calcext:value-type="float">
            <text:p>0.0097154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45397" calcext:value-type="float">
            <text:p>0.145397</text:p>
          </table:table-cell>
          <table:table-cell office:value-type="float" office:value="0.00153206" calcext:value-type="float">
            <text:p>0.00153206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90672" calcext:value-type="float">
            <text:p>0.0090672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48036" calcext:value-type="float">
            <text:p>0.148036</text:p>
          </table:table-cell>
          <table:table-cell office:value-type="float" office:value="0.00166272" calcext:value-type="float">
            <text:p>0.00166272</text:p>
          </table:table-cell>
          <table:table-cell office:value-type="float" office:value="0.0158701" calcext:value-type="float">
            <text:p>0.0158701</text:p>
          </table:table-cell>
          <table:table-cell office:value-type="float" office:value="0.00958552" calcext:value-type="float">
            <text:p>0.00958552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146005" calcext:value-type="float">
            <text:p>0.146005</text:p>
          </table:table-cell>
          <table:table-cell office:value-type="float" office:value="0.00150837" calcext:value-type="float">
            <text:p>0.00150837</text:p>
          </table:table-cell>
          <table:table-cell office:value-type="float" office:value="0.0138477" calcext:value-type="float">
            <text:p>0.0138477</text:p>
          </table:table-cell>
          <table:table-cell office:value-type="float" office:value="0.0109695" calcext:value-type="float">
            <text:p>0.0109695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47242" calcext:value-type="float">
            <text:p>0.147242</text:p>
          </table:table-cell>
          <table:table-cell office:value-type="float" office:value="0.00142073" calcext:value-type="float">
            <text:p>0.00142073</text:p>
          </table:table-cell>
          <table:table-cell office:value-type="float" office:value="0.0128798" calcext:value-type="float">
            <text:p>0.0128798</text:p>
          </table:table-cell>
          <table:table-cell office:value-type="float" office:value="0.0114855" calcext:value-type="float">
            <text:p>0.0114855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47107" calcext:value-type="float">
            <text:p>0.147107</text:p>
          </table:table-cell>
          <table:table-cell office:value-type="float" office:value="0.00153285" calcext:value-type="float">
            <text:p>0.00153285</text:p>
          </table:table-cell>
          <table:table-cell office:value-type="float" office:value="0.0127929" calcext:value-type="float">
            <text:p>0.0127929</text:p>
          </table:table-cell>
          <table:table-cell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44206" calcext:value-type="float">
            <text:p>0.144206</text:p>
          </table:table-cell>
          <table:table-cell office:value-type="float" office:value="0.00163864" calcext:value-type="float">
            <text:p>0.00163864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0910352" calcext:value-type="float">
            <text:p>0.00910352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46252" calcext:value-type="float">
            <text:p>0.146252</text:p>
          </table:table-cell>
          <table:table-cell office:value-type="float" office:value="0.00147047" calcext:value-type="float">
            <text:p>0.00147047</text:p>
          </table:table-cell>
          <table:table-cell office:value-type="float" office:value="0.0127925" calcext:value-type="float">
            <text:p>0.0127925</text:p>
          </table:table-cell>
          <table:table-cell office:value-type="float" office:value="0.0106119" calcext:value-type="float">
            <text:p>0.0106119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46173" calcext:value-type="float">
            <text:p>0.146173</text:p>
          </table:table-cell>
          <table:table-cell office:value-type="float" office:value="0.00155693" calcext:value-type="float">
            <text:p>0.00155693</text:p>
          </table:table-cell>
          <table:table-cell office:value-type="float" office:value="0.0128332" calcext:value-type="float">
            <text:p>0.0128332</text:p>
          </table:table-cell>
          <table:table-cell office:value-type="float" office:value="0.0108673" calcext:value-type="float">
            <text:p>0.0108673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45168" calcext:value-type="float">
            <text:p>0.145168</text:p>
          </table:table-cell>
          <table:table-cell office:value-type="float" office:value="0.00175904" calcext:value-type="float">
            <text:p>0.00175904</text:p>
          </table:table-cell>
          <table:table-cell office:value-type="float" office:value="0.0127775" calcext:value-type="float">
            <text:p>0.0127775</text:p>
          </table:table-cell>
          <table:table-cell office:value-type="float" office:value="0.0100217" calcext:value-type="float">
            <text:p>0.010021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4706" calcext:value-type="float">
            <text:p>0.14706</text:p>
          </table:table-cell>
          <table:table-cell office:value-type="float" office:value="0.00171483" calcext:value-type="float">
            <text:p>0.00171483</text:p>
          </table:table-cell>
          <table:table-cell office:value-type="float" office:value="0.0128135" calcext:value-type="float">
            <text:p>0.0128135</text:p>
          </table:table-cell>
          <table:table-cell office:value-type="float" office:value="0.00912839" calcext:value-type="float">
            <text:p>0.00912839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4744" calcext:value-type="float">
            <text:p>0.14744</text:p>
          </table:table-cell>
          <table:table-cell office:value-type="float" office:value="0.00148982" calcext:value-type="float">
            <text:p>0.00148982</text:p>
          </table:table-cell>
          <table:table-cell office:value-type="float" office:value="0.0129015" calcext:value-type="float">
            <text:p>0.0129015</text:p>
          </table:table-cell>
          <table:table-cell office:value-type="float" office:value="0.00925116" calcext:value-type="float">
            <text:p>0.00925116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148201" calcext:value-type="float">
            <text:p>0.148201</text:p>
          </table:table-cell>
          <table:table-cell office:value-type="float" office:value="0.00156087" calcext:value-type="float">
            <text:p>0.001560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0903286" calcext:value-type="float">
            <text:p>0.00903286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495" calcext:value-type="float">
            <text:p>0.1495</text:p>
          </table:table-cell>
          <table:table-cell office:value-type="float" office:value="0.00148508" calcext:value-type="float">
            <text:p>0.00148508</text:p>
          </table:table-cell>
          <table:table-cell office:value-type="float" office:value="0.0129425" calcext:value-type="float">
            <text:p>0.0129425</text:p>
          </table:table-cell>
          <table:table-cell office:value-type="float" office:value="0.00899496" calcext:value-type="float">
            <text:p>0.00899496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48814" calcext:value-type="float">
            <text:p>0.148814</text:p>
          </table:table-cell>
          <table:table-cell office:value-type="float" office:value="0.00150363" calcext:value-type="float">
            <text:p>0.00150363</text:p>
          </table:table-cell>
          <table:table-cell office:value-type="float" office:value="0.0149988" calcext:value-type="float">
            <text:p>0.0149988</text:p>
          </table:table-cell>
          <table:table-cell office:value-type="float" office:value="0.00894562" calcext:value-type="float">
            <text:p>0.00894562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47932" calcext:value-type="float">
            <text:p>0.147932</text:p>
          </table:table-cell>
          <table:table-cell office:value-type="float" office:value="0.00144245" calcext:value-type="float">
            <text:p>0.00144245</text:p>
          </table:table-cell>
          <table:table-cell office:value-type="float" office:value="0.0166568" calcext:value-type="float">
            <text:p>0.0166568</text:p>
          </table:table-cell>
          <table:table-cell office:value-type="float" office:value="0.00890811" calcext:value-type="float">
            <text:p>0.00890811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47858" calcext:value-type="float">
            <text:p>0.147858</text:p>
          </table:table-cell>
          <table:table-cell office:value-type="float" office:value="0.00150521" calcext:value-type="float">
            <text:p>0.00150521</text:p>
          </table:table-cell>
          <table:table-cell office:value-type="float" office:value="0.0136756" calcext:value-type="float">
            <text:p>0.0136756</text:p>
          </table:table-cell>
          <table:table-cell office:value-type="float" office:value="0.00893733" calcext:value-type="float">
            <text:p>0.00893733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49421" calcext:value-type="float">
            <text:p>0.149421</text:p>
          </table:table-cell>
          <table:table-cell office:value-type="float" office:value="0.00145745" calcext:value-type="float">
            <text:p>0.00145745</text:p>
          </table:table-cell>
          <table:table-cell office:value-type="float" office:value="0.0135923" calcext:value-type="float">
            <text:p>0.0135923</text:p>
          </table:table-cell>
          <table:table-cell office:value-type="float" office:value="0.00899615" calcext:value-type="float">
            <text:p>0.00899615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150205" calcext:value-type="float">
            <text:p>0.150205</text:p>
          </table:table-cell>
          <table:table-cell office:value-type="float" office:value="0.00151745" calcext:value-type="float">
            <text:p>0.00151745</text:p>
          </table:table-cell>
          <table:table-cell office:value-type="float" office:value="0.0135572" calcext:value-type="float">
            <text:p>0.0135572</text:p>
          </table:table-cell>
          <table:table-cell office:value-type="float" office:value="0.0106427" calcext:value-type="float">
            <text:p>0.0106427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48617" calcext:value-type="float">
            <text:p>0.148617</text:p>
          </table:table-cell>
          <table:table-cell office:value-type="float" office:value="0.00201643" calcext:value-type="float">
            <text:p>0.00201643</text:p>
          </table:table-cell>
          <table:table-cell office:value-type="float" office:value="0.0139733" calcext:value-type="float">
            <text:p>0.0139733</text:p>
          </table:table-cell>
          <table:table-cell office:value-type="float" office:value="0.0125454" calcext:value-type="float">
            <text:p>0.012545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55071" calcext:value-type="float">
            <text:p>0.155071</text:p>
          </table:table-cell>
          <table:table-cell office:value-type="float" office:value="0.00186839" calcext:value-type="float">
            <text:p>0.00186839</text:p>
          </table:table-cell>
          <table:table-cell office:value-type="float" office:value="0.0136294" calcext:value-type="float">
            <text:p>0.0136294</text:p>
          </table:table-cell>
          <table:table-cell office:value-type="float" office:value="0.00961473" calcext:value-type="float">
            <text:p>0.00961473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56584" calcext:value-type="float">
            <text:p>0.156584</text:p>
          </table:table-cell>
          <table:table-cell office:value-type="float" office:value="0.00175115" calcext:value-type="float">
            <text:p>0.00175115</text:p>
          </table:table-cell>
          <table:table-cell office:value-type="float" office:value="0.0141766" calcext:value-type="float">
            <text:p>0.0141766</text:p>
          </table:table-cell>
          <table:table-cell office:value-type="float" office:value="0.00997238" calcext:value-type="float">
            <text:p>0.00997238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49031" calcext:value-type="float">
            <text:p>0.149031</text:p>
          </table:table-cell>
          <table:table-cell office:value-type="float" office:value="0.00171522" calcext:value-type="float">
            <text:p>0.00171522</text:p>
          </table:table-cell>
          <table:table-cell office:value-type="float" office:value="0.0132619" calcext:value-type="float">
            <text:p>0.0132619</text:p>
          </table:table-cell>
          <table:table-cell office:value-type="float" office:value="0.0115348" calcext:value-type="float">
            <text:p>0.0115348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49789" calcext:value-type="float">
            <text:p>0.149789</text:p>
          </table:table-cell>
          <table:table-cell office:value-type="float" office:value="0.00166193" calcext:value-type="float">
            <text:p>0.00166193</text:p>
          </table:table-cell>
          <table:table-cell office:value-type="float" office:value="0.0134238" calcext:value-type="float">
            <text:p>0.0134238</text:p>
          </table:table-cell>
          <table:table-cell office:value-type="float" office:value="0.0119805" calcext:value-type="float">
            <text:p>0.0119805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150481" calcext:value-type="float">
            <text:p>0.150481</text:p>
          </table:table-cell>
          <table:table-cell office:value-type="float" office:value="0.00150956" calcext:value-type="float">
            <text:p>0.00150956</text:p>
          </table:table-cell>
          <table:table-cell office:value-type="float" office:value="0.0132801" calcext:value-type="float">
            <text:p>0.0132801</text:p>
          </table:table-cell>
          <table:table-cell office:value-type="float" office:value="0.014927" calcext:value-type="float">
            <text:p>0.014927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50101" calcext:value-type="float">
            <text:p>0.150101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134585" calcext:value-type="float">
            <text:p>0.0134585</text:p>
          </table:table-cell>
          <table:table-cell office:value-type="float" office:value="0.0110951" calcext:value-type="float">
            <text:p>0.0110951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48758" calcext:value-type="float">
            <text:p>0.148758</text:p>
          </table:table-cell>
          <table:table-cell office:value-type="float" office:value="0.00144995" calcext:value-type="float">
            <text:p>0.00144995</text:p>
          </table:table-cell>
          <table:table-cell office:value-type="float" office:value="0.0133748" calcext:value-type="float">
            <text:p>0.0133748</text:p>
          </table:table-cell>
          <table:table-cell office:value-type="float" office:value="0.00935735" calcext:value-type="float">
            <text:p>0.00935735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50932" calcext:value-type="float">
            <text:p>0.150932</text:p>
          </table:table-cell>
          <table:table-cell office:value-type="float" office:value="0.0015135" calcext:value-type="float">
            <text:p>0.0015135</text:p>
          </table:table-cell>
          <table:table-cell office:value-type="float" office:value="0.0132682" calcext:value-type="float">
            <text:p>0.0132682</text:p>
          </table:table-cell>
          <table:table-cell office:value-type="float" office:value="0.00935459" calcext:value-type="float">
            <text:p>0.00935459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53767" calcext:value-type="float">
            <text:p>0.153767</text:p>
          </table:table-cell>
          <table:table-cell office:value-type="float" office:value="0.00145745" calcext:value-type="float">
            <text:p>0.00145745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00917497" calcext:value-type="float">
            <text:p>0.00917497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5025" calcext:value-type="float">
            <text:p>0.15025</text:p>
          </table:table-cell>
          <table:table-cell office:value-type="float" office:value="0.00150679" calcext:value-type="float">
            <text:p>0.00150679</text:p>
          </table:table-cell>
          <table:table-cell office:value-type="float" office:value="0.0157256" calcext:value-type="float">
            <text:p>0.0157256</text:p>
          </table:table-cell>
          <table:table-cell office:value-type="float" office:value="0.00913234" calcext:value-type="float">
            <text:p>0.00913234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152818" calcext:value-type="float">
            <text:p>0.152818</text:p>
          </table:table-cell>
          <table:table-cell office:value-type="float" office:value="0.00161851" calcext:value-type="float">
            <text:p>0.00161851</text:p>
          </table:table-cell>
          <table:table-cell office:value-type="float" office:value="0.0152756" calcext:value-type="float">
            <text:p>0.0152756</text:p>
          </table:table-cell>
          <table:table-cell office:value-type="float" office:value="0.00925905" calcext:value-type="float">
            <text:p>0.00925905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53309" calcext:value-type="float">
            <text:p>0.153309</text:p>
          </table:table-cell>
          <table:table-cell office:value-type="float" office:value="0.00196116" calcext:value-type="float">
            <text:p>0.00196116</text:p>
          </table:table-cell>
          <table:table-cell office:value-type="float" office:value="0.0136547" calcext:value-type="float">
            <text:p>0.0136547</text:p>
          </table:table-cell>
          <table:table-cell office:value-type="float" office:value="0.00971421" calcext:value-type="float">
            <text:p>0.00971421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53779" calcext:value-type="float">
            <text:p>0.153779</text:p>
          </table:table-cell>
          <table:table-cell office:value-type="float" office:value="0.00188892" calcext:value-type="float">
            <text:p>0.00188892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00948407" calcext:value-type="float">
            <text:p>0.00948407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5216" calcext:value-type="float">
            <text:p>0.15216</text:p>
          </table:table-cell>
          <table:table-cell office:value-type="float" office:value="0.0016118" calcext:value-type="float">
            <text:p>0.0016118</text:p>
          </table:table-cell>
          <table:table-cell office:value-type="float" office:value="0.0131897" calcext:value-type="float">
            <text:p>0.0131897</text:p>
          </table:table-cell>
          <table:table-cell office:value-type="float" office:value="0.00927129" calcext:value-type="float">
            <text:p>0.00927129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539" calcext:value-type="float">
            <text:p>0.1539</text:p>
          </table:table-cell>
          <table:table-cell office:value-type="float" office:value="0.00146376" calcext:value-type="float">
            <text:p>0.00146376</text:p>
          </table:table-cell>
          <table:table-cell office:value-type="float" office:value="0.0133689" calcext:value-type="float">
            <text:p>0.0133689</text:p>
          </table:table-cell>
          <table:table-cell office:value-type="float" office:value="0.00932103" calcext:value-type="float">
            <text:p>0.00932103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53799" calcext:value-type="float">
            <text:p>0.153799</text:p>
          </table:table-cell>
          <table:table-cell office:value-type="float" office:value="0.00156482" calcext:value-type="float">
            <text:p>0.00156482</text:p>
          </table:table-cell>
          <table:table-cell office:value-type="float" office:value="0.0148682" calcext:value-type="float">
            <text:p>0.0148682</text:p>
          </table:table-cell>
          <table:table-cell office:value-type="float" office:value="0.0093009" calcext:value-type="float">
            <text:p>0.0093009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152451" calcext:value-type="float">
            <text:p>0.152451</text:p>
          </table:table-cell>
          <table:table-cell office:value-type="float" office:value="0.00148784" calcext:value-type="float">
            <text:p>0.00148784</text:p>
          </table:table-cell>
          <table:table-cell office:value-type="float" office:value="0.0140893" calcext:value-type="float">
            <text:p>0.0140893</text:p>
          </table:table-cell>
          <table:table-cell office:value-type="float" office:value="0.0093234" calcext:value-type="float">
            <text:p>0.0093234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56057" calcext:value-type="float">
            <text:p>0.156057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0101461" calcext:value-type="float">
            <text:p>0.0101461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55124" calcext:value-type="float">
            <text:p>0.155124</text:p>
          </table:table-cell>
          <table:table-cell office:value-type="float" office:value="0.00142981" calcext:value-type="float">
            <text:p>0.00142981</text:p>
          </table:table-cell>
          <table:table-cell office:value-type="float" office:value="0.0133997" calcext:value-type="float">
            <text:p>0.0133997</text:p>
          </table:table-cell>
          <table:table-cell office:value-type="float" office:value="0.00961197" calcext:value-type="float">
            <text:p>0.00961197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58155" calcext:value-type="float">
            <text:p>0.158155</text:p>
          </table:table-cell>
          <table:table-cell office:value-type="float" office:value="0.00140534" calcext:value-type="float">
            <text:p>0.00140534</text:p>
          </table:table-cell>
          <table:table-cell office:value-type="float" office:value="0.0133349" calcext:value-type="float">
            <text:p>0.0133349</text:p>
          </table:table-cell>
          <table:table-cell office:value-type="float" office:value="0.00940117" calcext:value-type="float">
            <text:p>0.0094011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52273" calcext:value-type="float">
            <text:p>0.152273</text:p>
          </table:table-cell>
          <table:table-cell office:value-type="float" office:value="0.00133191" calcext:value-type="float">
            <text:p>0.00133191</text:p>
          </table:table-cell>
          <table:table-cell office:value-type="float" office:value="0.0137084" calcext:value-type="float">
            <text:p>0.0137084</text:p>
          </table:table-cell>
          <table:table-cell office:value-type="float" office:value="0.0111815" calcext:value-type="float">
            <text:p>0.0111815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155392" calcext:value-type="float">
            <text:p>0.155392</text:p>
          </table:table-cell>
          <table:table-cell office:value-type="float" office:value="0.00138165" calcext:value-type="float">
            <text:p>0.00138165</text:p>
          </table:table-cell>
          <table:table-cell office:value-type="float" office:value="0.0135292" calcext:value-type="float">
            <text:p>0.0135292</text:p>
          </table:table-cell>
          <table:table-cell office:value-type="float" office:value="0.010709" calcext:value-type="float">
            <text:p>0.010709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54152" calcext:value-type="float">
            <text:p>0.154152</text:p>
          </table:table-cell>
          <table:table-cell office:value-type="float" office:value="0.00132955" calcext:value-type="float">
            <text:p>0.00132955</text:p>
          </table:table-cell>
          <table:table-cell office:value-type="float" office:value="0.0134995" calcext:value-type="float">
            <text:p>0.0134995</text:p>
          </table:table-cell>
          <table:table-cell office:value-type="float" office:value="0.00985948" calcext:value-type="float">
            <text:p>0.00985948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53336" calcext:value-type="float">
            <text:p>0.153336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133606" calcext:value-type="float">
            <text:p>0.0133606</text:p>
          </table:table-cell>
          <table:table-cell office:value-type="float" office:value="0.00944696" calcext:value-type="float">
            <text:p>0.00944696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55331" calcext:value-type="float">
            <text:p>0.155331</text:p>
          </table:table-cell>
          <table:table-cell office:value-type="float" office:value="0.00135284" calcext:value-type="float">
            <text:p>0.00135284</text:p>
          </table:table-cell>
          <table:table-cell office:value-type="float" office:value="0.0154086" calcext:value-type="float">
            <text:p>0.0154086</text:p>
          </table:table-cell>
          <table:table-cell office:value-type="float" office:value="0.0101484" calcext:value-type="float">
            <text:p>0.0101484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54868" calcext:value-type="float">
            <text:p>0.154868</text:p>
          </table:table-cell>
          <table:table-cell office:value-type="float" office:value="0.00134336" calcext:value-type="float">
            <text:p>0.00134336</text:p>
          </table:table-cell>
          <table:table-cell office:value-type="float" office:value="0.0164425" calcext:value-type="float">
            <text:p>0.0164425</text:p>
          </table:table-cell>
          <table:table-cell office:value-type="float" office:value="0.0116766" calcext:value-type="float">
            <text:p>0.0116766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155786" calcext:value-type="float">
            <text:p>0.155786</text:p>
          </table:table-cell>
          <table:table-cell office:value-type="float" office:value="0.00140771" calcext:value-type="float">
            <text:p>0.00140771</text:p>
          </table:table-cell>
          <table:table-cell office:value-type="float" office:value="0.0156155" calcext:value-type="float">
            <text:p>0.0156155</text:p>
          </table:table-cell>
          <table:table-cell office:value-type="float" office:value="0.0118696" calcext:value-type="float">
            <text:p>0.0118696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54324" calcext:value-type="float">
            <text:p>0.154324</text:p>
          </table:table-cell>
          <table:table-cell office:value-type="float" office:value="0.00132718" calcext:value-type="float">
            <text:p>0.00132718</text:p>
          </table:table-cell>
          <table:table-cell office:value-type="float" office:value="0.0140423" calcext:value-type="float">
            <text:p>0.0140423</text:p>
          </table:table-cell>
          <table:table-cell office:value-type="float" office:value="0.0106281" calcext:value-type="float">
            <text:p>0.0106281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55323" calcext:value-type="float">
            <text:p>0.155323</text:p>
          </table:table-cell>
          <table:table-cell office:value-type="float" office:value="0.00141916" calcext:value-type="float">
            <text:p>0.00141916</text:p>
          </table:table-cell>
          <table:table-cell office:value-type="float" office:value="0.0134913" calcext:value-type="float">
            <text:p>0.0134913</text:p>
          </table:table-cell>
          <table:table-cell office:value-type="float" office:value="0.00964473" calcext:value-type="float">
            <text:p>0.00964473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57595" calcext:value-type="float">
            <text:p>0.157595</text:p>
          </table:table-cell>
          <table:table-cell office:value-type="float" office:value="0.00130981" calcext:value-type="float">
            <text:p>0.00130981</text:p>
          </table:table-cell>
          <table:table-cell office:value-type="float" office:value="0.0136409" calcext:value-type="float">
            <text:p>0.0136409</text:p>
          </table:table-cell>
          <table:table-cell office:value-type="float" office:value="0.00986343" calcext:value-type="float">
            <text:p>0.0098634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56979" calcext:value-type="float">
            <text:p>0.156979</text:p>
          </table:table-cell>
          <table:table-cell office:value-type="float" office:value="0.00142508" calcext:value-type="float">
            <text:p>0.00142508</text:p>
          </table:table-cell>
          <table:table-cell office:value-type="float" office:value="0.0137463" calcext:value-type="float">
            <text:p>0.0137463</text:p>
          </table:table-cell>
          <table:table-cell office:value-type="float" office:value="0.00982593" calcext:value-type="float">
            <text:p>0.00982593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155265" calcext:value-type="float">
            <text:p>0.155265</text:p>
          </table:table-cell>
          <table:table-cell office:value-type="float" office:value="0.00131336" calcext:value-type="float">
            <text:p>0.00131336</text:p>
          </table:table-cell>
          <table:table-cell office:value-type="float" office:value="0.0135797" calcext:value-type="float">
            <text:p>0.0135797</text:p>
          </table:table-cell>
          <table:table-cell office:value-type="float" office:value="0.00981882" calcext:value-type="float">
            <text:p>0.00981882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57014" calcext:value-type="float">
            <text:p>0.157014</text:p>
          </table:table-cell>
          <table:table-cell office:value-type="float" office:value="0.0013706" calcext:value-type="float">
            <text:p>0.0013706</text:p>
          </table:table-cell>
          <table:table-cell office:value-type="float" office:value="0.0135671" calcext:value-type="float">
            <text:p>0.0135671</text:p>
          </table:table-cell>
          <table:table-cell office:value-type="float" office:value="0.00953065" calcext:value-type="float">
            <text:p>0.00953065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56636" calcext:value-type="float">
            <text:p>0.156636</text:p>
          </table:table-cell>
          <table:table-cell office:value-type="float" office:value="0.0013102" calcext:value-type="float">
            <text:p>0.0013102</text:p>
          </table:table-cell>
          <table:table-cell office:value-type="float" office:value="0.013753" calcext:value-type="float">
            <text:p>0.013753</text:p>
          </table:table-cell>
          <table:table-cell office:value-type="float" office:value="0.00947104" calcext:value-type="float">
            <text:p>0.00947104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56919" calcext:value-type="float">
            <text:p>0.156919</text:p>
          </table:table-cell>
          <table:table-cell office:value-type="float" office:value="0.00138205" calcext:value-type="float">
            <text:p>0.00138205</text:p>
          </table:table-cell>
          <table:table-cell office:value-type="float" office:value="0.0136397" calcext:value-type="float">
            <text:p>0.0136397</text:p>
          </table:table-cell>
          <table:table-cell office:value-type="float" office:value="0.011174" calcext:value-type="float">
            <text:p>0.011174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56047" calcext:value-type="float">
            <text:p>0.156047</text:p>
          </table:table-cell>
          <table:table-cell office:value-type="float" office:value="0.00135165" calcext:value-type="float">
            <text:p>0.00135165</text:p>
          </table:table-cell>
          <table:table-cell office:value-type="float" office:value="0.0135757" calcext:value-type="float">
            <text:p>0.0135757</text:p>
          </table:table-cell>
          <table:table-cell office:value-type="float" office:value="0.0107043" calcext:value-type="float">
            <text:p>0.0107043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156704" calcext:value-type="float">
            <text:p>0.156704</text:p>
          </table:table-cell>
          <table:table-cell office:value-type="float" office:value="0.00139271" calcext:value-type="float">
            <text:p>0.00139271</text:p>
          </table:table-cell>
          <table:table-cell office:value-type="float" office:value="0.0137723" calcext:value-type="float">
            <text:p>0.0137723</text:p>
          </table:table-cell>
          <table:table-cell office:value-type="float" office:value="0.00968855" calcext:value-type="float">
            <text:p>0.00968855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58589" calcext:value-type="float">
            <text:p>0.158589</text:p>
          </table:table-cell>
          <table:table-cell office:value-type="float" office:value="0.00134415" calcext:value-type="float">
            <text:p>0.00134415</text:p>
          </table:table-cell>
          <table:table-cell office:value-type="float" office:value="0.0149598" calcext:value-type="float">
            <text:p>0.0149598</text:p>
          </table:table-cell>
          <table:table-cell office:value-type="float" office:value="0.0099483" calcext:value-type="float">
            <text:p>0.0099483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57941" calcext:value-type="float">
            <text:p>0.157941</text:p>
          </table:table-cell>
          <table:table-cell office:value-type="float" office:value="0.00139429" calcext:value-type="float">
            <text:p>0.00139429</text:p>
          </table:table-cell>
          <table:table-cell office:value-type="float" office:value="0.0139985" calcext:value-type="float">
            <text:p>0.0139985</text:p>
          </table:table-cell>
          <table:table-cell office:value-type="float" office:value="0.00960999" calcext:value-type="float">
            <text:p>0.00960999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57022" calcext:value-type="float">
            <text:p>0.157022</text:p>
          </table:table-cell>
          <table:table-cell office:value-type="float" office:value="0.00132126" calcext:value-type="float">
            <text:p>0.00132126</text:p>
          </table:table-cell>
          <table:table-cell office:value-type="float" office:value="0.0186468" calcext:value-type="float">
            <text:p>0.0186468</text:p>
          </table:table-cell>
          <table:table-cell office:value-type="float" office:value="0.00966763" calcext:value-type="float">
            <text:p>0.0096676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58291" calcext:value-type="float">
            <text:p>0.158291</text:p>
          </table:table-cell>
          <table:table-cell office:value-type="float" office:value="0.00138758" calcext:value-type="float">
            <text:p>0.00138758</text:p>
          </table:table-cell>
          <table:table-cell office:value-type="float" office:value="0.0190029" calcext:value-type="float">
            <text:p>0.0190029</text:p>
          </table:table-cell>
          <table:table-cell office:value-type="float" office:value="0.0103592" calcext:value-type="float">
            <text:p>0.0103592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59294" calcext:value-type="float">
            <text:p>0.159294</text:p>
          </table:table-cell>
          <table:table-cell office:value-type="float" office:value="0.00132283" calcext:value-type="float">
            <text:p>0.00132283</text:p>
          </table:table-cell>
          <table:table-cell office:value-type="float" office:value="0.0188683" calcext:value-type="float">
            <text:p>0.0188683</text:p>
          </table:table-cell>
          <table:table-cell office:value-type="float" office:value="0.0119051" calcext:value-type="float">
            <text:p>0.0119051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58396" calcext:value-type="float">
            <text:p>0.158396</text:p>
          </table:table-cell>
          <table:table-cell office:value-type="float" office:value="0.0013931" calcext:value-type="float">
            <text:p>0.0013931</text:p>
          </table:table-cell>
          <table:table-cell office:value-type="float" office:value="0.0223417" calcext:value-type="float">
            <text:p>0.0223417</text:p>
          </table:table-cell>
          <table:table-cell office:value-type="float" office:value="0.0120989" calcext:value-type="float">
            <text:p>0.0120989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57994" calcext:value-type="float">
            <text:p>0.157994</text:p>
          </table:table-cell>
          <table:table-cell office:value-type="float" office:value="0.00131139" calcext:value-type="float">
            <text:p>0.00131139</text:p>
          </table:table-cell>
          <table:table-cell office:value-type="float" office:value="0.0164393" calcext:value-type="float">
            <text:p>0.0164393</text:p>
          </table:table-cell>
          <table:table-cell office:value-type="float" office:value="0.0117397" calcext:value-type="float">
            <text:p>0.0117397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1586" calcext:value-type="float">
            <text:p>0.1586</text:p>
          </table:table-cell>
          <table:table-cell office:value-type="float" office:value="0.00131218" calcext:value-type="float">
            <text:p>0.00131218</text:p>
          </table:table-cell>
          <table:table-cell office:value-type="float" office:value="0.0152037" calcext:value-type="float">
            <text:p>0.0152037</text:p>
          </table:table-cell>
          <table:table-cell office:value-type="float" office:value="0.0116083" calcext:value-type="float">
            <text:p>0.0116083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5967" calcext:value-type="float">
            <text:p>0.15967</text:p>
          </table:table-cell>
          <table:table-cell office:value-type="float" office:value="0.00139271" calcext:value-type="float">
            <text:p>0.00139271</text:p>
          </table:table-cell>
          <table:table-cell office:value-type="float" office:value="0.0148283" calcext:value-type="float">
            <text:p>0.0148283</text:p>
          </table:table-cell>
          <table:table-cell office:value-type="float" office:value="0.0130977" calcext:value-type="float">
            <text:p>0.0130977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16002" calcext:value-type="float">
            <text:p>0.16002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0141876" calcext:value-type="float">
            <text:p>0.0141876</text:p>
          </table:table-cell>
          <table:table-cell office:value-type="float" office:value="0.0115494" calcext:value-type="float">
            <text:p>0.0115494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158257" calcext:value-type="float">
            <text:p>0.158257</text:p>
          </table:table-cell>
          <table:table-cell office:value-type="float" office:value="0.00136705" calcext:value-type="float">
            <text:p>0.00136705</text:p>
          </table:table-cell>
          <table:table-cell office:value-type="float" office:value="0.0140889" calcext:value-type="float">
            <text:p>0.0140889</text:p>
          </table:table-cell>
          <table:table-cell office:value-type="float" office:value="0.010304" calcext:value-type="float">
            <text:p>0.010304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58623" calcext:value-type="float">
            <text:p>0.158623</text:p>
          </table:table-cell>
          <table:table-cell office:value-type="float" office:value="0.00132836" calcext:value-type="float">
            <text:p>0.00132836</text:p>
          </table:table-cell>
          <table:table-cell office:value-type="float" office:value="0.0145843" calcext:value-type="float">
            <text:p>0.0145843</text:p>
          </table:table-cell>
          <table:table-cell office:value-type="float" office:value="0.0100182" calcext:value-type="float">
            <text:p>0.0100182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61293" calcext:value-type="float">
            <text:p>0.161293</text:p>
          </table:table-cell>
          <table:table-cell office:value-type="float" office:value="0.00136902" calcext:value-type="float">
            <text:p>0.00136902</text:p>
          </table:table-cell>
          <table:table-cell office:value-type="float" office:value="0.0152246" calcext:value-type="float">
            <text:p>0.0152246</text:p>
          </table:table-cell>
          <table:table-cell office:value-type="float" office:value="0.0100265" calcext:value-type="float">
            <text:p>0.010026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6029" calcext:value-type="float">
            <text:p>0.16029</text:p>
          </table:table-cell>
          <table:table-cell office:value-type="float" office:value="0.00133468" calcext:value-type="float">
            <text:p>0.00133468</text:p>
          </table:table-cell>
          <table:table-cell office:value-type="float" office:value="0.0143783" calcext:value-type="float">
            <text:p>0.0143783</text:p>
          </table:table-cell>
          <table:table-cell office:value-type="float" office:value="0.010214" calcext:value-type="float">
            <text:p>0.010214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59082" calcext:value-type="float">
            <text:p>0.159082</text:p>
          </table:table-cell>
          <table:table-cell office:value-type="float" office:value="0.00138442" calcext:value-type="float">
            <text:p>0.00138442</text:p>
          </table:table-cell>
          <table:table-cell office:value-type="float" office:value="0.0144343" calcext:value-type="float">
            <text:p>0.0144343</text:p>
          </table:table-cell>
          <table:table-cell office:value-type="float" office:value="0.0103845" calcext:value-type="float">
            <text:p>0.0103845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159539" calcext:value-type="float">
            <text:p>0.159539</text:p>
          </table:table-cell>
          <table:table-cell office:value-type="float" office:value="0.00131691" calcext:value-type="float">
            <text:p>0.00131691</text:p>
          </table:table-cell>
          <table:table-cell office:value-type="float" office:value="0.0190842" calcext:value-type="float">
            <text:p>0.0190842</text:p>
          </table:table-cell>
          <table:table-cell office:value-type="float" office:value="0.0100825" calcext:value-type="float">
            <text:p>0.0100825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5933" calcext:value-type="float">
            <text:p>0.15933</text:p>
          </table:table-cell>
          <table:table-cell office:value-type="float" office:value="0.00137494" calcext:value-type="float">
            <text:p>0.00137494</text:p>
          </table:table-cell>
          <table:table-cell office:value-type="float" office:value="0.0216406" calcext:value-type="float">
            <text:p>0.0216406</text:p>
          </table:table-cell>
          <table:table-cell office:value-type="float" office:value="0.0101429" calcext:value-type="float">
            <text:p>0.0101429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62666" calcext:value-type="float">
            <text:p>0.162666</text:p>
          </table:table-cell>
          <table:table-cell office:value-type="float" office:value="0.00132007" calcext:value-type="float">
            <text:p>0.00132007</text:p>
          </table:table-cell>
          <table:table-cell office:value-type="float" office:value="0.0169892" calcext:value-type="float">
            <text:p>0.0169892</text:p>
          </table:table-cell>
          <table:table-cell office:value-type="float" office:value="0.0106285" calcext:value-type="float">
            <text:p>0.0106285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6171" calcext:value-type="float">
            <text:p>0.16171</text:p>
          </table:table-cell>
          <table:table-cell office:value-type="float" office:value="0.00140297" calcext:value-type="float">
            <text:p>0.00140297</text:p>
          </table:table-cell>
          <table:table-cell office:value-type="float" office:value="0.0159988" calcext:value-type="float">
            <text:p>0.0159988</text:p>
          </table:table-cell>
          <table:table-cell office:value-type="float" office:value="0.00996725" calcext:value-type="float">
            <text:p>0.00996725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60493" calcext:value-type="float">
            <text:p>0.160493</text:p>
          </table:table-cell>
          <table:table-cell office:value-type="float" office:value="0.00133349" calcext:value-type="float">
            <text:p>0.00133349</text:p>
          </table:table-cell>
          <table:table-cell office:value-type="float" office:value="0.0145733" calcext:value-type="float">
            <text:p>0.0145733</text:p>
          </table:table-cell>
          <table:table-cell office:value-type="float" office:value="0.0100375" calcext:value-type="float">
            <text:p>0.0100375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64353" calcext:value-type="float">
            <text:p>0.164353</text:p>
          </table:table-cell>
          <table:table-cell office:value-type="float" office:value="0.00138126" calcext:value-type="float">
            <text:p>0.00138126</text:p>
          </table:table-cell>
          <table:table-cell office:value-type="float" office:value="0.0146968" calcext:value-type="float">
            <text:p>0.0146968</text:p>
          </table:table-cell>
          <table:table-cell office:value-type="float" office:value="0.0115826" calcext:value-type="float">
            <text:p>0.0115826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163092" calcext:value-type="float">
            <text:p>0.163092</text:p>
          </table:table-cell>
          <table:table-cell office:value-type="float" office:value="0.00131691" calcext:value-type="float">
            <text:p>0.00131691</text:p>
          </table:table-cell>
          <table:table-cell office:value-type="float" office:value="0.0144928" calcext:value-type="float">
            <text:p>0.0144928</text:p>
          </table:table-cell>
          <table:table-cell office:value-type="float" office:value="0.0108468" calcext:value-type="float">
            <text:p>0.0108468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63973" calcext:value-type="float">
            <text:p>0.163973</text:p>
          </table:table-cell>
          <table:table-cell office:value-type="float" office:value="0.00141166" calcext:value-type="float">
            <text:p>0.00141166</text:p>
          </table:table-cell>
          <table:table-cell office:value-type="float" office:value="0.0143412" calcext:value-type="float">
            <text:p>0.0143412</text:p>
          </table:table-cell>
          <table:table-cell office:value-type="float" office:value="0.0101931" calcext:value-type="float">
            <text:p>0.0101931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63004" calcext:value-type="float">
            <text:p>0.163004</text:p>
          </table:table-cell>
          <table:table-cell office:value-type="float" office:value="0.0013327" calcext:value-type="float">
            <text:p>0.0013327</text:p>
          </table:table-cell>
          <table:table-cell office:value-type="float" office:value="0.0142843" calcext:value-type="float">
            <text:p>0.0142843</text:p>
          </table:table-cell>
          <table:table-cell office:value-type="float" office:value="0.0113094" calcext:value-type="float">
            <text:p>0.0113094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63182" calcext:value-type="float">
            <text:p>0.163182</text:p>
          </table:table-cell>
          <table:table-cell office:value-type="float" office:value="0.00142784" calcext:value-type="float">
            <text:p>0.00142784</text:p>
          </table:table-cell>
          <table:table-cell office:value-type="float" office:value="0.0142685" calcext:value-type="float">
            <text:p>0.0142685</text:p>
          </table:table-cell>
          <table:table-cell office:value-type="float" office:value="0.0101654" calcext:value-type="float">
            <text:p>0.0101654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65848" calcext:value-type="float">
            <text:p>0.165848</text:p>
          </table:table-cell>
          <table:table-cell office:value-type="float" office:value="0.00132481" calcext:value-type="float">
            <text:p>0.00132481</text:p>
          </table:table-cell>
          <table:table-cell office:value-type="float" office:value="0.0151299" calcext:value-type="float">
            <text:p>0.0151299</text:p>
          </table:table-cell>
          <table:table-cell office:value-type="float" office:value="0.0100446" calcext:value-type="float">
            <text:p>0.0100446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66829" calcext:value-type="float">
            <text:p>0.166829</text:p>
          </table:table-cell>
          <table:table-cell office:value-type="float" office:value="0.00131494" calcext:value-type="float">
            <text:p>0.00131494</text:p>
          </table:table-cell>
          <table:table-cell office:value-type="float" office:value="0.0163718" calcext:value-type="float">
            <text:p>0.0163718</text:p>
          </table:table-cell>
          <table:table-cell office:value-type="float" office:value="0.0114342" calcext:value-type="float">
            <text:p>0.0114342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163687" calcext:value-type="float">
            <text:p>0.163687</text:p>
          </table:table-cell>
          <table:table-cell office:value-type="float" office:value="0.00139863" calcext:value-type="float">
            <text:p>0.00139863</text:p>
          </table:table-cell>
          <table:table-cell office:value-type="float" office:value="0.0154347" calcext:value-type="float">
            <text:p>0.0154347</text:p>
          </table:table-cell>
          <table:table-cell office:value-type="float" office:value="0.0124605" calcext:value-type="float">
            <text:p>0.0124605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162399" calcext:value-type="float">
            <text:p>0.162399</text:p>
          </table:table-cell>
          <table:table-cell office:value-type="float" office:value="0.00132047" calcext:value-type="float">
            <text:p>0.00132047</text:p>
          </table:table-cell>
          <table:table-cell office:value-type="float" office:value="0.0165759" calcext:value-type="float">
            <text:p>0.0165759</text:p>
          </table:table-cell>
          <table:table-cell office:value-type="float" office:value="0.0123595" calcext:value-type="float">
            <text:p>0.0123595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164009" calcext:value-type="float">
            <text:p>0.164009</text:p>
          </table:table-cell>
          <table:table-cell office:value-type="float" office:value="0.00139665" calcext:value-type="float">
            <text:p>0.00139665</text:p>
          </table:table-cell>
          <table:table-cell office:value-type="float" office:value="0.0204876" calcext:value-type="float">
            <text:p>0.0204876</text:p>
          </table:table-cell>
          <table:table-cell office:value-type="float" office:value="0.0111819" calcext:value-type="float">
            <text:p>0.0111819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164105" calcext:value-type="float">
            <text:p>0.164105</text:p>
          </table:table-cell>
          <table:table-cell office:value-type="float" office:value="0.00133823" calcext:value-type="float">
            <text:p>0.00133823</text:p>
          </table:table-cell>
          <table:table-cell office:value-type="float" office:value="0.0189705" calcext:value-type="float">
            <text:p>0.0189705</text:p>
          </table:table-cell>
          <table:table-cell office:value-type="float" office:value="0.0103664" calcext:value-type="float">
            <text:p>0.0103664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65072" calcext:value-type="float">
            <text:p>0.165072</text:p>
          </table:table-cell>
          <table:table-cell office:value-type="float" office:value="0.00136428" calcext:value-type="float">
            <text:p>0.00136428</text:p>
          </table:table-cell>
          <table:table-cell office:value-type="float" office:value="0.0182813" calcext:value-type="float">
            <text:p>0.0182813</text:p>
          </table:table-cell>
          <table:table-cell office:value-type="float" office:value="0.0102862" calcext:value-type="float">
            <text:p>0.0102862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63195" calcext:value-type="float">
            <text:p>0.163195</text:p>
          </table:table-cell>
          <table:table-cell office:value-type="float" office:value="0.00133665" calcext:value-type="float">
            <text:p>0.00133665</text:p>
          </table:table-cell>
          <table:table-cell office:value-type="float" office:value="0.0154678" calcext:value-type="float">
            <text:p>0.0154678</text:p>
          </table:table-cell>
          <table:table-cell office:value-type="float" office:value="0.0110145" calcext:value-type="float">
            <text:p>0.011014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166211" calcext:value-type="float">
            <text:p>0.166211</text:p>
          </table:table-cell>
          <table:table-cell office:value-type="float" office:value="0.00138244" calcext:value-type="float">
            <text:p>0.00138244</text:p>
          </table:table-cell>
          <table:table-cell office:value-type="float" office:value="0.0148915" calcext:value-type="float">
            <text:p>0.0148915</text:p>
          </table:table-cell>
          <table:table-cell office:value-type="float" office:value="0.0104319" calcext:value-type="float">
            <text:p>0.0104319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167614" calcext:value-type="float">
            <text:p>0.167614</text:p>
          </table:table-cell>
          <table:table-cell office:value-type="float" office:value="0.00133744" calcext:value-type="float">
            <text:p>0.00133744</text:p>
          </table:table-cell>
          <table:table-cell office:value-type="float" office:value="0.0144478" calcext:value-type="float">
            <text:p>0.0144478</text:p>
          </table:table-cell>
          <table:table-cell office:value-type="float" office:value="0.0101682" calcext:value-type="float">
            <text:p>0.0101682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165451" calcext:value-type="float">
            <text:p>0.165451</text:p>
          </table:table-cell>
          <table:table-cell office:value-type="float" office:value="0.00139508" calcext:value-type="float">
            <text:p>0.00139508</text:p>
          </table:table-cell>
          <table:table-cell office:value-type="float" office:value="0.0147525" calcext:value-type="float">
            <text:p>0.0147525</text:p>
          </table:table-cell>
          <table:table-cell office:value-type="float" office:value="0.0101638" calcext:value-type="float">
            <text:p>0.0101638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164747" calcext:value-type="float">
            <text:p>0.164747</text:p>
          </table:table-cell>
          <table:table-cell office:value-type="float" office:value="0.00134218" calcext:value-type="float">
            <text:p>0.00134218</text:p>
          </table:table-cell>
          <table:table-cell office:value-type="float" office:value="0.0149132" calcext:value-type="float">
            <text:p>0.0149132</text:p>
          </table:table-cell>
          <table:table-cell office:value-type="float" office:value="0.01036" calcext:value-type="float">
            <text:p>0.01036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165817" calcext:value-type="float">
            <text:p>0.165817</text:p>
          </table:table-cell>
          <table:table-cell office:value-type="float" office:value="0.00138402" calcext:value-type="float">
            <text:p>0.00138402</text:p>
          </table:table-cell>
          <table:table-cell office:value-type="float" office:value="0.0165921" calcext:value-type="float">
            <text:p>0.0165921</text:p>
          </table:table-cell>
          <table:table-cell office:value-type="float" office:value="0.0102736" calcext:value-type="float">
            <text:p>0.0102736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165644" calcext:value-type="float">
            <text:p>0.165644</text:p>
          </table:table-cell>
          <table:table-cell office:value-type="float" office:value="0.00131731" calcext:value-type="float">
            <text:p>0.00131731</text:p>
          </table:table-cell>
          <table:table-cell office:value-type="float" office:value="0.0161523" calcext:value-type="float">
            <text:p>0.0161523</text:p>
          </table:table-cell>
          <table:table-cell office:value-type="float" office:value="0.0101927" calcext:value-type="float">
            <text:p>0.0101927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165331" calcext:value-type="float">
            <text:p>0.165331</text:p>
          </table:table-cell>
          <table:table-cell office:value-type="float" office:value="0.00141995" calcext:value-type="float">
            <text:p>0.00141995</text:p>
          </table:table-cell>
          <table:table-cell office:value-type="float" office:value="0.0147257" calcext:value-type="float">
            <text:p>0.0147257</text:p>
          </table:table-cell>
          <table:table-cell office:value-type="float" office:value="0.0102084" calcext:value-type="float">
            <text:p>0.0102084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16751" calcext:value-type="float">
            <text:p>0.16751</text:p>
          </table:table-cell>
          <table:table-cell office:value-type="float" office:value="0.00131494" calcext:value-type="float">
            <text:p>0.00131494</text:p>
          </table:table-cell>
          <table:table-cell office:value-type="float" office:value="0.0146337" calcext:value-type="float">
            <text:p>0.0146337</text:p>
          </table:table-cell>
          <table:table-cell office:value-type="float" office:value="0.0102187" calcext:value-type="float">
            <text:p>0.0102187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16453" calcext:value-type="float">
            <text:p>0.16453</text:p>
          </table:table-cell>
          <table:table-cell office:value-type="float" office:value="0.00136468" calcext:value-type="float">
            <text:p>0.00136468</text:p>
          </table:table-cell>
          <table:table-cell office:value-type="float" office:value="0.0179118" calcext:value-type="float">
            <text:p>0.0179118</text:p>
          </table:table-cell>
          <table:table-cell office:value-type="float" office:value="0.0102163" calcext:value-type="float">
            <text:p>0.0102163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166587" calcext:value-type="float">
            <text:p>0.166587</text:p>
          </table:table-cell>
          <table:table-cell office:value-type="float" office:value="0.0013177" calcext:value-type="float">
            <text:p>0.0013177</text:p>
          </table:table-cell>
          <table:table-cell office:value-type="float" office:value="0.0209703" calcext:value-type="float">
            <text:p>0.0209703</text:p>
          </table:table-cell>
          <table:table-cell office:value-type="float" office:value="0.0109277" calcext:value-type="float">
            <text:p>0.010927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167242" calcext:value-type="float">
            <text:p>0.167242</text:p>
          </table:table-cell>
          <table:table-cell office:value-type="float" office:value="0.00138284" calcext:value-type="float">
            <text:p>0.00138284</text:p>
          </table:table-cell>
          <table:table-cell office:value-type="float" office:value="0.0194249" calcext:value-type="float">
            <text:p>0.0194249</text:p>
          </table:table-cell>
          <table:table-cell office:value-type="float" office:value="0.010998" calcext:value-type="float">
            <text:p>0.010998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166852" calcext:value-type="float">
            <text:p>0.166852</text:p>
          </table:table-cell>
          <table:table-cell office:value-type="float" office:value="0.00132639" calcext:value-type="float">
            <text:p>0.00132639</text:p>
          </table:table-cell>
          <table:table-cell office:value-type="float" office:value="0.0161353" calcext:value-type="float">
            <text:p>0.0161353</text:p>
          </table:table-cell>
          <table:table-cell office:value-type="float" office:value="0.0120472" calcext:value-type="float">
            <text:p>0.0120472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167191" calcext:value-type="float">
            <text:p>0.167191</text:p>
          </table:table-cell>
          <table:table-cell office:value-type="float" office:value="0.00138679" calcext:value-type="float">
            <text:p>0.00138679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0105069" calcext:value-type="float">
            <text:p>0.0105069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16562" calcext:value-type="float">
            <text:p>0.16562</text:p>
          </table:table-cell>
          <table:table-cell office:value-type="float" office:value="0.00132481" calcext:value-type="float">
            <text:p>0.00132481</text:p>
          </table:table-cell>
          <table:table-cell office:value-type="float" office:value="0.0163552" calcext:value-type="float">
            <text:p>0.0163552</text:p>
          </table:table-cell>
          <table:table-cell office:value-type="float" office:value="0.0119553" calcext:value-type="float">
            <text:p>0.0119553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168214" calcext:value-type="float">
            <text:p>0.168214</text:p>
          </table:table-cell>
          <table:table-cell office:value-type="float" office:value="0.00134218" calcext:value-type="float">
            <text:p>0.00134218</text:p>
          </table:table-cell>
          <table:table-cell office:value-type="float" office:value="0.0166955" calcext:value-type="float">
            <text:p>0.0166955</text:p>
          </table:table-cell>
          <table:table-cell office:value-type="float" office:value="0.0124661" calcext:value-type="float">
            <text:p>0.0124661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167447" calcext:value-type="float">
            <text:p>0.167447</text:p>
          </table:table-cell>
          <table:table-cell office:value-type="float" office:value="0.00137692" calcext:value-type="float">
            <text:p>0.00137692</text:p>
          </table:table-cell>
          <table:table-cell office:value-type="float" office:value="0.0152546" calcext:value-type="float">
            <text:p>0.0152546</text:p>
          </table:table-cell>
          <table:table-cell office:value-type="float" office:value="0.0126745" calcext:value-type="float">
            <text:p>0.0126745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170294" calcext:value-type="float">
            <text:p>0.170294</text:p>
          </table:table-cell>
          <table:table-cell office:value-type="float" office:value="0.00132678" calcext:value-type="float">
            <text:p>0.00132678</text:p>
          </table:table-cell>
          <table:table-cell office:value-type="float" office:value="0.0151571" calcext:value-type="float">
            <text:p>0.0151571</text:p>
          </table:table-cell>
          <table:table-cell office:value-type="float" office:value="0.0114034" calcext:value-type="float">
            <text:p>0.0114034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169117" calcext:value-type="float">
            <text:p>0.169117</text:p>
          </table:table-cell>
          <table:table-cell office:value-type="float" office:value="0.00139271" calcext:value-type="float">
            <text:p>0.00139271</text:p>
          </table:table-cell>
          <table:table-cell office:value-type="float" office:value="0.0153371" calcext:value-type="float">
            <text:p>0.0153371</text:p>
          </table:table-cell>
          <table:table-cell office:value-type="float" office:value="0.0109162" calcext:value-type="float">
            <text:p>0.0109162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16745" calcext:value-type="float">
            <text:p>0.16745</text:p>
          </table:table-cell>
          <table:table-cell office:value-type="float" office:value="0.00133112" calcext:value-type="float">
            <text:p>0.00133112</text:p>
          </table:table-cell>
          <table:table-cell office:value-type="float" office:value="0.0150427" calcext:value-type="float">
            <text:p>0.0150427</text:p>
          </table:table-cell>
          <table:table-cell office:value-type="float" office:value="0.010964" calcext:value-type="float">
            <text:p>0.010964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70161" calcext:value-type="float">
            <text:p>0.170161</text:p>
          </table:table-cell>
          <table:table-cell office:value-type="float" office:value="0.00139981" calcext:value-type="float">
            <text:p>0.00139981</text:p>
          </table:table-cell>
          <table:table-cell office:value-type="float" office:value="0.0153293" calcext:value-type="float">
            <text:p>0.0153293</text:p>
          </table:table-cell>
          <table:table-cell office:value-type="float" office:value="0.0106668" calcext:value-type="float">
            <text:p>0.010666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170534" calcext:value-type="float">
            <text:p>0.170534</text:p>
          </table:table-cell>
          <table:table-cell office:value-type="float" office:value="0.00132757" calcext:value-type="float">
            <text:p>0.00132757</text:p>
          </table:table-cell>
          <table:table-cell office:value-type="float" office:value="0.0150052" calcext:value-type="float">
            <text:p>0.0150052</text:p>
          </table:table-cell>
          <table:table-cell office:value-type="float" office:value="0.0104516" calcext:value-type="float">
            <text:p>0.0104516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16895" calcext:value-type="float">
            <text:p>0.16895</text:p>
          </table:table-cell>
          <table:table-cell office:value-type="float" office:value="0.00141679" calcext:value-type="float">
            <text:p>0.00141679</text:p>
          </table:table-cell>
          <table:table-cell office:value-type="float" office:value="0.0181837" calcext:value-type="float">
            <text:p>0.0181837</text:p>
          </table:table-cell>
          <table:table-cell office:value-type="float" office:value="0.0104256" calcext:value-type="float">
            <text:p>0.0104256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169601" calcext:value-type="float">
            <text:p>0.169601</text:p>
          </table:table-cell>
          <table:table-cell office:value-type="float" office:value="0.00133823" calcext:value-type="float">
            <text:p>0.00133823</text:p>
          </table:table-cell>
          <table:table-cell office:value-type="float" office:value="0.0214433" calcext:value-type="float">
            <text:p>0.0214433</text:p>
          </table:table-cell>
          <table:table-cell office:value-type="float" office:value="0.0104599" calcext:value-type="float">
            <text:p>0.0104599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67769" calcext:value-type="float">
            <text:p>0.167769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189389" calcext:value-type="float">
            <text:p>0.0189389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169962" calcext:value-type="float">
            <text:p>0.169962</text:p>
          </table:table-cell>
          <table:table-cell office:value-type="float" office:value="0.0013252" calcext:value-type="float">
            <text:p>0.0013252</text:p>
          </table:table-cell>
          <table:table-cell office:value-type="float" office:value="0.0166774" calcext:value-type="float">
            <text:p>0.0166774</text:p>
          </table:table-cell>
          <table:table-cell office:value-type="float" office:value="0.0105282" calcext:value-type="float">
            <text:p>0.0105282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172818" calcext:value-type="float">
            <text:p>0.172818</text:p>
          </table:table-cell>
          <table:table-cell office:value-type="float" office:value="0.00143218" calcext:value-type="float">
            <text:p>0.00143218</text:p>
          </table:table-cell>
          <table:table-cell office:value-type="float" office:value="0.0156087" calcext:value-type="float">
            <text:p>0.0156087</text:p>
          </table:table-cell>
          <table:table-cell office:value-type="float" office:value="0.0107201" calcext:value-type="float">
            <text:p>0.010720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71305" calcext:value-type="float">
            <text:p>0.171305</text:p>
          </table:table-cell>
          <table:table-cell office:value-type="float" office:value="0.00132757" calcext:value-type="float">
            <text:p>0.00132757</text:p>
          </table:table-cell>
          <table:table-cell office:value-type="float" office:value="0.0153814" calcext:value-type="float">
            <text:p>0.0153814</text:p>
          </table:table-cell>
          <table:table-cell office:value-type="float" office:value="0.0115214" calcext:value-type="float">
            <text:p>0.0115214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74068" calcext:value-type="float">
            <text:p>0.174068</text:p>
          </table:table-cell>
          <table:table-cell office:value-type="float" office:value="0.00137494" calcext:value-type="float">
            <text:p>0.00137494</text:p>
          </table:table-cell>
          <table:table-cell office:value-type="float" office:value="0.0152152" calcext:value-type="float">
            <text:p>0.0152152</text:p>
          </table:table-cell>
          <table:table-cell office:value-type="float" office:value="0.0114271" calcext:value-type="float">
            <text:p>0.0114271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169627" calcext:value-type="float">
            <text:p>0.169627</text:p>
          </table:table-cell>
          <table:table-cell office:value-type="float" office:value="0.00135284" calcext:value-type="float">
            <text:p>0.00135284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.0105993" calcext:value-type="float">
            <text:p>0.0105993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71744" calcext:value-type="float">
            <text:p>0.171744</text:p>
          </table:table-cell>
          <table:table-cell office:value-type="float" office:value="0.00139863" calcext:value-type="float">
            <text:p>0.00139863</text:p>
          </table:table-cell>
          <table:table-cell office:value-type="float" office:value="0.0158882" calcext:value-type="float">
            <text:p>0.0158882</text:p>
          </table:table-cell>
          <table:table-cell office:value-type="float" office:value="0.0108112" calcext:value-type="float">
            <text:p>0.010811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7264" calcext:value-type="float">
            <text:p>0.17264</text:p>
          </table:table-cell>
          <table:table-cell office:value-type="float" office:value="0.0013481" calcext:value-type="float">
            <text:p>0.0013481</text:p>
          </table:table-cell>
          <table:table-cell office:value-type="float" office:value="0.0154268" calcext:value-type="float">
            <text:p>0.0154268</text:p>
          </table:table-cell>
          <table:table-cell office:value-type="float" office:value="0.0107145" calcext:value-type="float">
            <text:p>0.0107145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72511" calcext:value-type="float">
            <text:p>0.172511</text:p>
          </table:table-cell>
          <table:table-cell office:value-type="float" office:value="0.00141047" calcext:value-type="float">
            <text:p>0.00141047</text:p>
          </table:table-cell>
          <table:table-cell office:value-type="float" office:value="0.0179125" calcext:value-type="float">
            <text:p>0.0179125</text:p>
          </table:table-cell>
          <table:table-cell office:value-type="float" office:value="0.0112171" calcext:value-type="float">
            <text:p>0.0112171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73705" calcext:value-type="float">
            <text:p>0.173705</text:p>
          </table:table-cell>
          <table:table-cell office:value-type="float" office:value="0.00133152" calcext:value-type="float">
            <text:p>0.00133152</text:p>
          </table:table-cell>
          <table:table-cell office:value-type="float" office:value="0.0160446" calcext:value-type="float">
            <text:p>0.0160446</text:p>
          </table:table-cell>
          <table:table-cell office:value-type="float" office:value="0.0129477" calcext:value-type="float">
            <text:p>0.0129477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171037" calcext:value-type="float">
            <text:p>0.171037</text:p>
          </table:table-cell>
          <table:table-cell office:value-type="float" office:value="0.00133389" calcext:value-type="float">
            <text:p>0.00133389</text:p>
          </table:table-cell>
          <table:table-cell office:value-type="float" office:value="0.0213122" calcext:value-type="float">
            <text:p>0.0213122</text:p>
          </table:table-cell>
          <table:table-cell office:value-type="float" office:value="0.0138651" calcext:value-type="float">
            <text:p>0.0138651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172866" calcext:value-type="float">
            <text:p>0.172866</text:p>
          </table:table-cell>
          <table:table-cell office:value-type="float" office:value="0.00141323" calcext:value-type="float">
            <text:p>0.00141323</text:p>
          </table:table-cell>
          <table:table-cell office:value-type="float" office:value="0.0189512" calcext:value-type="float">
            <text:p>0.0189512</text:p>
          </table:table-cell>
          <table:table-cell office:value-type="float" office:value="0.0120133" calcext:value-type="float">
            <text:p>0.0120133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172254" calcext:value-type="float">
            <text:p>0.172254</text:p>
          </table:table-cell>
          <table:table-cell office:value-type="float" office:value="0.0013481" calcext:value-type="float">
            <text:p>0.0013481</text:p>
          </table:table-cell>
          <table:table-cell office:value-type="float" office:value="0.0173208" calcext:value-type="float">
            <text:p>0.0173208</text:p>
          </table:table-cell>
          <table:table-cell office:value-type="float" office:value="0.0111732" calcext:value-type="float">
            <text:p>0.0111732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7502" calcext:value-type="float">
            <text:p>0.17502</text:p>
          </table:table-cell>
          <table:table-cell office:value-type="float" office:value="0.0013931" calcext:value-type="float">
            <text:p>0.0013931</text:p>
          </table:table-cell>
          <table:table-cell office:value-type="float" office:value="0.0158022" calcext:value-type="float">
            <text:p>0.0158022</text:p>
          </table:table-cell>
          <table:table-cell office:value-type="float" office:value="0.0113098" calcext:value-type="float">
            <text:p>0.0113098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173869" calcext:value-type="float">
            <text:p>0.173869</text:p>
          </table:table-cell>
          <table:table-cell office:value-type="float" office:value="0.00132994" calcext:value-type="float">
            <text:p>0.00132994</text:p>
          </table:table-cell>
          <table:table-cell office:value-type="float" office:value="0.0160552" calcext:value-type="float">
            <text:p>0.0160552</text:p>
          </table:table-cell>
          <table:table-cell office:value-type="float" office:value="0.0108957" calcext:value-type="float">
            <text:p>0.0108957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1744" calcext:value-type="float">
            <text:p>0.1744</text:p>
          </table:table-cell>
          <table:table-cell office:value-type="float" office:value="0.0014231" calcext:value-type="float">
            <text:p>0.0014231</text:p>
          </table:table-cell>
          <table:table-cell office:value-type="float" office:value="0.015497" calcext:value-type="float">
            <text:p>0.015497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73057" calcext:value-type="float">
            <text:p>0.173057</text:p>
          </table:table-cell>
          <table:table-cell office:value-type="float" office:value="0.00133665" calcext:value-type="float">
            <text:p>0.00133665</text:p>
          </table:table-cell>
          <table:table-cell office:value-type="float" office:value="0.0150545" calcext:value-type="float">
            <text:p>0.0150545</text:p>
          </table:table-cell>
          <table:table-cell office:value-type="float" office:value="0.0106747" calcext:value-type="float">
            <text:p>0.010674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73523" calcext:value-type="float">
            <text:p>0.173523</text:p>
          </table:table-cell>
          <table:table-cell office:value-type="float" office:value="0.00142429" calcext:value-type="float">
            <text:p>0.00142429</text:p>
          </table:table-cell>
          <table:table-cell office:value-type="float" office:value="0.0152775" calcext:value-type="float">
            <text:p>0.0152775</text:p>
          </table:table-cell>
          <table:table-cell office:value-type="float" office:value="0.0106814" calcext:value-type="float">
            <text:p>0.0106814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75507" calcext:value-type="float">
            <text:p>0.175507</text:p>
          </table:table-cell>
          <table:table-cell office:value-type="float" office:value="0.00134455" calcext:value-type="float">
            <text:p>0.00134455</text:p>
          </table:table-cell>
          <table:table-cell office:value-type="float" office:value="0.0154686" calcext:value-type="float">
            <text:p>0.0154686</text:p>
          </table:table-cell>
          <table:table-cell office:value-type="float" office:value="0.0109249" calcext:value-type="float">
            <text:p>0.0109249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75605" calcext:value-type="float">
            <text:p>0.175605</text:p>
          </table:table-cell>
          <table:table-cell office:value-type="float" office:value="0.00139705" calcext:value-type="float">
            <text:p>0.00139705</text:p>
          </table:table-cell>
          <table:table-cell office:value-type="float" office:value="0.0151883" calcext:value-type="float">
            <text:p>0.0151883</text:p>
          </table:table-cell>
          <table:table-cell office:value-type="float" office:value="0.011585" calcext:value-type="float">
            <text:p>0.011585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175111" calcext:value-type="float">
            <text:p>0.175111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157974" calcext:value-type="float">
            <text:p>0.0157974</text:p>
          </table:table-cell>
          <table:table-cell office:value-type="float" office:value="0.0110588" calcext:value-type="float">
            <text:p>0.0110588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172843" calcext:value-type="float">
            <text:p>0.172843</text:p>
          </table:table-cell>
          <table:table-cell office:value-type="float" office:value="0.00140692" calcext:value-type="float">
            <text:p>0.00140692</text:p>
          </table:table-cell>
          <table:table-cell office:value-type="float" office:value="0.0154591" calcext:value-type="float">
            <text:p>0.0154591</text:p>
          </table:table-cell>
          <table:table-cell office:value-type="float" office:value="0.010861" calcext:value-type="float">
            <text:p>0.010861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74114" calcext:value-type="float">
            <text:p>0.174114</text:p>
          </table:table-cell>
          <table:table-cell office:value-type="float" office:value="0.00133823" calcext:value-type="float">
            <text:p>0.00133823</text:p>
          </table:table-cell>
          <table:table-cell office:value-type="float" office:value="0.0152712" calcext:value-type="float">
            <text:p>0.0152712</text:p>
          </table:table-cell>
          <table:table-cell office:value-type="float" office:value="0.0111077" calcext:value-type="float">
            <text:p>0.0111077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17566" calcext:value-type="float">
            <text:p>0.17566</text:p>
          </table:table-cell>
          <table:table-cell office:value-type="float" office:value="0.00138284" calcext:value-type="float">
            <text:p>0.00138284</text:p>
          </table:table-cell>
          <table:table-cell office:value-type="float" office:value="0.0180555" calcext:value-type="float">
            <text:p>0.0180555</text:p>
          </table:table-cell>
          <table:table-cell office:value-type="float" office:value="0.0109786" calcext:value-type="float">
            <text:p>0.0109786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177162" calcext:value-type="float">
            <text:p>0.177162</text:p>
          </table:table-cell>
          <table:table-cell office:value-type="float" office:value="0.00133349" calcext:value-type="float">
            <text:p>0.00133349</text:p>
          </table:table-cell>
          <table:table-cell office:value-type="float" office:value="0.0179879" calcext:value-type="float">
            <text:p>0.0179879</text:p>
          </table:table-cell>
          <table:table-cell office:value-type="float" office:value="0.0108191" calcext:value-type="float">
            <text:p>0.0108191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177715" calcext:value-type="float">
            <text:p>0.177715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.016716" calcext:value-type="float">
            <text:p>0.016716</text:p>
          </table:table-cell>
          <table:table-cell office:value-type="float" office:value="0.0109206" calcext:value-type="float">
            <text:p>0.0109206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17707" calcext:value-type="float">
            <text:p>0.17707</text:p>
          </table:table-cell>
          <table:table-cell office:value-type="float" office:value="0.00133231" calcext:value-type="float">
            <text:p>0.00133231</text:p>
          </table:table-cell>
          <table:table-cell office:value-type="float" office:value="0.0155874" calcext:value-type="float">
            <text:p>0.0155874</text:p>
          </table:table-cell>
          <table:table-cell office:value-type="float" office:value="0.0115854" calcext:value-type="float">
            <text:p>0.011585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176611" calcext:value-type="float">
            <text:p>0.176611</text:p>
          </table:table-cell>
          <table:table-cell office:value-type="float" office:value="0.00139113" calcext:value-type="float">
            <text:p>0.00139113</text:p>
          </table:table-cell>
          <table:table-cell office:value-type="float" office:value="0.0152586" calcext:value-type="float">
            <text:p>0.0152586</text:p>
          </table:table-cell>
          <table:table-cell office:value-type="float" office:value="0.013496" calcext:value-type="float">
            <text:p>0.013496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174456" calcext:value-type="float">
            <text:p>0.174456</text:p>
          </table:table-cell>
          <table:table-cell office:value-type="float" office:value="0.00132678" calcext:value-type="float">
            <text:p>0.00132678</text:p>
          </table:table-cell>
          <table:table-cell office:value-type="float" office:value="0.0151879" calcext:value-type="float">
            <text:p>0.0151879</text:p>
          </table:table-cell>
          <table:table-cell office:value-type="float" office:value="0.0134052" calcext:value-type="float">
            <text:p>0.0134052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176684" calcext:value-type="float">
            <text:p>0.176684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152317" calcext:value-type="float">
            <text:p>0.0152317</text:p>
          </table:table-cell>
          <table:table-cell office:value-type="float" office:value="0.0117733" calcext:value-type="float">
            <text:p>0.0117733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176499" calcext:value-type="float">
            <text:p>0.176499</text:p>
          </table:table-cell>
          <table:table-cell office:value-type="float" office:value="0.0014006" calcext:value-type="float">
            <text:p>0.0014006</text:p>
          </table:table-cell>
          <table:table-cell office:value-type="float" office:value="0.015546" calcext:value-type="float">
            <text:p>0.015546</text:p>
          </table:table-cell>
          <table:table-cell office:value-type="float" office:value="0.0112877" calcext:value-type="float">
            <text:p>0.0112877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177059" calcext:value-type="float">
            <text:p>0.177059</text:p>
          </table:table-cell>
          <table:table-cell office:value-type="float" office:value="0.0013331" calcext:value-type="float">
            <text:p>0.0013331</text:p>
          </table:table-cell>
          <table:table-cell office:value-type="float" office:value="0.0163856" calcext:value-type="float">
            <text:p>0.0163856</text:p>
          </table:table-cell>
          <table:table-cell office:value-type="float" office:value="0.0112321" calcext:value-type="float">
            <text:p>0.0112321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76819" calcext:value-type="float">
            <text:p>0.176819</text:p>
          </table:table-cell>
          <table:table-cell office:value-type="float" office:value="0.00138718" calcext:value-type="float">
            <text:p>0.00138718</text:p>
          </table:table-cell>
          <table:table-cell office:value-type="float" office:value="0.0155704" calcext:value-type="float">
            <text:p>0.0155704</text:p>
          </table:table-cell>
          <table:table-cell office:value-type="float" office:value="0.011345" calcext:value-type="float">
            <text:p>0.011345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181554" calcext:value-type="float">
            <text:p>0.181554</text:p>
          </table:table-cell>
          <table:table-cell office:value-type="float" office:value="0.00134652" calcext:value-type="float">
            <text:p>0.00134652</text:p>
          </table:table-cell>
          <table:table-cell office:value-type="float" office:value="0.0158732" calcext:value-type="float">
            <text:p>0.0158732</text:p>
          </table:table-cell>
          <table:table-cell office:value-type="float" office:value="0.0111977" calcext:value-type="float">
            <text:p>0.0111977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77432" calcext:value-type="float">
            <text:p>0.177432</text:p>
          </table:table-cell>
          <table:table-cell office:value-type="float" office:value="0.00142152" calcext:value-type="float">
            <text:p>0.00142152</text:p>
          </table:table-cell>
          <table:table-cell office:value-type="float" office:value="0.0154631" calcext:value-type="float">
            <text:p>0.0154631</text:p>
          </table:table-cell>
          <table:table-cell office:value-type="float" office:value="0.0109388" calcext:value-type="float">
            <text:p>0.0109388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178058" calcext:value-type="float">
            <text:p>0.178058</text:p>
          </table:table-cell>
          <table:table-cell office:value-type="float" office:value="0.00133191" calcext:value-type="float">
            <text:p>0.00133191</text:p>
          </table:table-cell>
          <table:table-cell office:value-type="float" office:value="0.015336" calcext:value-type="float">
            <text:p>0.015336</text:p>
          </table:table-cell>
          <table:table-cell office:value-type="float" office:value="0.0111342" calcext:value-type="float">
            <text:p>0.0111342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181501" calcext:value-type="float">
            <text:p>0.181501</text:p>
          </table:table-cell>
          <table:table-cell office:value-type="float" office:value="0.00139705" calcext:value-type="float">
            <text:p>0.00139705</text:p>
          </table:table-cell>
          <table:table-cell office:value-type="float" office:value="0.0164413" calcext:value-type="float">
            <text:p>0.0164413</text:p>
          </table:table-cell>
          <table:table-cell office:value-type="float" office:value="0.0128454" calcext:value-type="float">
            <text:p>0.0128454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179435" calcext:value-type="float">
            <text:p>0.179435</text:p>
          </table:table-cell>
          <table:table-cell office:value-type="float" office:value="0.0013181" calcext:value-type="float">
            <text:p>0.0013181</text:p>
          </table:table-cell>
          <table:table-cell office:value-type="float" office:value="0.0178825" calcext:value-type="float">
            <text:p>0.0178825</text:p>
          </table:table-cell>
          <table:table-cell office:value-type="float" office:value="0.0118206" calcext:value-type="float">
            <text:p>0.0118206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78305" calcext:value-type="float">
            <text:p>0.178305</text:p>
          </table:table-cell>
          <table:table-cell office:value-type="float" office:value="0.00139231" calcext:value-type="float">
            <text:p>0.00139231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09991" calcext:value-type="float">
            <text:p>0.0109991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79415" calcext:value-type="float">
            <text:p>0.179415</text:p>
          </table:table-cell>
          <table:table-cell office:value-type="float" office:value="0.00133112" calcext:value-type="float">
            <text:p>0.00133112</text:p>
          </table:table-cell>
          <table:table-cell office:value-type="float" office:value="0.0168416" calcext:value-type="float">
            <text:p>0.0168416</text:p>
          </table:table-cell>
          <table:table-cell office:value-type="float" office:value="0.0116967" calcext:value-type="float">
            <text:p>0.0116967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179338" calcext:value-type="float">
            <text:p>0.179338</text:p>
          </table:table-cell>
          <table:table-cell office:value-type="float" office:value="0.00142429" calcext:value-type="float">
            <text:p>0.00142429</text:p>
          </table:table-cell>
          <table:table-cell office:value-type="float" office:value="0.0156202" calcext:value-type="float">
            <text:p>0.0156202</text:p>
          </table:table-cell>
          <table:table-cell office:value-type="float" office:value="0.0126611" calcext:value-type="float">
            <text:p>0.0126611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177302" calcext:value-type="float">
            <text:p>0.177302</text:p>
          </table:table-cell>
          <table:table-cell office:value-type="float" office:value="0.00133586" calcext:value-type="float">
            <text:p>0.00133586</text:p>
          </table:table-cell>
          <table:table-cell office:value-type="float" office:value="0.0154149" calcext:value-type="float">
            <text:p>0.0154149</text:p>
          </table:table-cell>
          <table:table-cell office:value-type="float" office:value="0.0134186" calcext:value-type="float">
            <text:p>0.0134186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81787" calcext:value-type="float">
            <text:p>0.181787</text:p>
          </table:table-cell>
          <table:table-cell office:value-type="float" office:value="0.00139271" calcext:value-type="float">
            <text:p>0.00139271</text:p>
          </table:table-cell>
          <table:table-cell office:value-type="float" office:value="0.0156226" calcext:value-type="float">
            <text:p>0.0156226</text:p>
          </table:table-cell>
          <table:table-cell office:value-type="float" office:value="0.0136101" calcext:value-type="float">
            <text:p>0.0136101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80594" calcext:value-type="float">
            <text:p>0.180594</text:p>
          </table:table-cell>
          <table:table-cell office:value-type="float" office:value="0.00135323" calcext:value-type="float">
            <text:p>0.00135323</text:p>
          </table:table-cell>
          <table:table-cell office:value-type="float" office:value="0.0160236" calcext:value-type="float">
            <text:p>0.0160236</text:p>
          </table:table-cell>
          <table:table-cell office:value-type="float" office:value="0.0127767" calcext:value-type="float">
            <text:p>0.0127767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206039" calcext:value-type="float">
            <text:p>0.206039</text:p>
          </table:table-cell>
          <table:table-cell office:value-type="float" office:value="0.00140218" calcext:value-type="float">
            <text:p>0.00140218</text:p>
          </table:table-cell>
          <table:table-cell office:value-type="float" office:value="0.0157185" calcext:value-type="float">
            <text:p>0.0157185</text:p>
          </table:table-cell>
          <table:table-cell office:value-type="float" office:value="0.0138205" calcext:value-type="float">
            <text:p>0.0138205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180977" calcext:value-type="float">
            <text:p>0.180977</text:p>
          </table:table-cell>
          <table:table-cell office:value-type="float" office:value="0.00133034" calcext:value-type="float">
            <text:p>0.00133034</text:p>
          </table:table-cell>
          <table:table-cell office:value-type="float" office:value="0.0157197" calcext:value-type="float">
            <text:p>0.0157197</text:p>
          </table:table-cell>
          <table:table-cell office:value-type="float" office:value="0.0142543" calcext:value-type="float">
            <text:p>0.0142543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181517" calcext:value-type="float">
            <text:p>0.181517</text:p>
          </table:table-cell>
          <table:table-cell office:value-type="float" office:value="0.00141363" calcext:value-type="float">
            <text:p>0.00141363</text:p>
          </table:table-cell>
          <table:table-cell office:value-type="float" office:value="0.0161954" calcext:value-type="float">
            <text:p>0.0161954</text:p>
          </table:table-cell>
          <table:table-cell office:value-type="float" office:value="0.0127752" calcext:value-type="float">
            <text:p>0.012775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182968" calcext:value-type="float">
            <text:p>0.182968</text:p>
          </table:table-cell>
          <table:table-cell office:value-type="float" office:value="0.00133507" calcext:value-type="float">
            <text:p>0.00133507</text:p>
          </table:table-cell>
          <table:table-cell office:value-type="float" office:value="0.0158491" calcext:value-type="float">
            <text:p>0.0158491</text:p>
          </table:table-cell>
          <table:table-cell office:value-type="float" office:value="0.0117002" calcext:value-type="float">
            <text:p>0.0117002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180976" calcext:value-type="float">
            <text:p>0.180976</text:p>
          </table:table-cell>
          <table:table-cell office:value-type="float" office:value="0.00146929" calcext:value-type="float">
            <text:p>0.00146929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116331" calcext:value-type="float">
            <text:p>0.0116331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180301" calcext:value-type="float">
            <text:p>0.180301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163134" calcext:value-type="float">
            <text:p>0.0163134</text:p>
          </table:table-cell>
          <table:table-cell office:value-type="float" office:value="0.0113588" calcext:value-type="float">
            <text:p>0.0113588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184011" calcext:value-type="float">
            <text:p>0.184011</text:p>
          </table:table-cell>
          <table:table-cell office:value-type="float" office:value="0.00134336" calcext:value-type="float">
            <text:p>0.00134336</text:p>
          </table:table-cell>
          <table:table-cell office:value-type="float" office:value="0.0185055" calcext:value-type="float">
            <text:p>0.0185055</text:p>
          </table:table-cell>
          <table:table-cell office:value-type="float" office:value="0.0113078" calcext:value-type="float">
            <text:p>0.0113078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183759" calcext:value-type="float">
            <text:p>0.183759</text:p>
          </table:table-cell>
          <table:table-cell office:value-type="float" office:value="0.00144245" calcext:value-type="float">
            <text:p>0.00144245</text:p>
          </table:table-cell>
          <table:table-cell office:value-type="float" office:value="0.0180728" calcext:value-type="float">
            <text:p>0.0180728</text:p>
          </table:table-cell>
          <table:table-cell office:value-type="float" office:value="0.0113157" calcext:value-type="float">
            <text:p>0.0113157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18429" calcext:value-type="float">
            <text:p>0.18429</text:p>
          </table:table-cell>
          <table:table-cell office:value-type="float" office:value="0.00135836" calcext:value-type="float">
            <text:p>0.00135836</text:p>
          </table:table-cell>
          <table:table-cell office:value-type="float" office:value="0.0165558" calcext:value-type="float">
            <text:p>0.0165558</text:p>
          </table:table-cell>
          <table:table-cell office:value-type="float" office:value="0.0113805" calcext:value-type="float">
            <text:p>0.0113805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182032" calcext:value-type="float">
            <text:p>0.182032</text:p>
          </table:table-cell>
          <table:table-cell office:value-type="float" office:value="0.00138679" calcext:value-type="float">
            <text:p>0.00138679</text:p>
          </table:table-cell>
          <table:table-cell office:value-type="float" office:value="0.0162277" calcext:value-type="float">
            <text:p>0.0162277</text:p>
          </table:table-cell>
          <table:table-cell office:value-type="float" office:value="0.0113785" calcext:value-type="float">
            <text:p>0.0113785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182364" calcext:value-type="float">
            <text:p>0.182364</text:p>
          </table:table-cell>
          <table:table-cell office:value-type="float" office:value="0.00135323" calcext:value-type="float">
            <text:p>0.00135323</text:p>
          </table:table-cell>
          <table:table-cell office:value-type="float" office:value="0.0166248" calcext:value-type="float">
            <text:p>0.0166248</text:p>
          </table:table-cell>
          <table:table-cell office:value-type="float" office:value="0.0115629" calcext:value-type="float">
            <text:p>0.0115629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182704" calcext:value-type="float">
            <text:p>0.182704</text:p>
          </table:table-cell>
          <table:table-cell office:value-type="float" office:value="0.00139823" calcext:value-type="float">
            <text:p>0.00139823</text:p>
          </table:table-cell>
          <table:table-cell office:value-type="float" office:value="0.0159956" calcext:value-type="float">
            <text:p>0.0159956</text:p>
          </table:table-cell>
          <table:table-cell office:value-type="float" office:value="0.0134155" calcext:value-type="float">
            <text:p>0.0134155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181043" calcext:value-type="float">
            <text:p>0.181043</text:p>
          </table:table-cell>
          <table:table-cell office:value-type="float" office:value="0.00133784" calcext:value-type="float">
            <text:p>0.00133784</text:p>
          </table:table-cell>
          <table:table-cell office:value-type="float" office:value="0.0156905" calcext:value-type="float">
            <text:p>0.0156905</text:p>
          </table:table-cell>
          <table:table-cell office:value-type="float" office:value="0.012995" calcext:value-type="float">
            <text:p>0.01299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184247" calcext:value-type="float">
            <text:p>0.184247</text:p>
          </table:table-cell>
          <table:table-cell office:value-type="float" office:value="0.00141323" calcext:value-type="float">
            <text:p>0.00141323</text:p>
          </table:table-cell>
          <table:table-cell office:value-type="float" office:value="0.0158476" calcext:value-type="float">
            <text:p>0.0158476</text:p>
          </table:table-cell>
          <table:table-cell office:value-type="float" office:value="0.0132102" calcext:value-type="float">
            <text:p>0.0132102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183557" calcext:value-type="float">
            <text:p>0.183557</text:p>
          </table:table-cell>
          <table:table-cell office:value-type="float" office:value="0.00133586" calcext:value-type="float">
            <text:p>0.00133586</text:p>
          </table:table-cell>
          <table:table-cell office:value-type="float" office:value="0.0159881" calcext:value-type="float">
            <text:p>0.0159881</text:p>
          </table:table-cell>
          <table:table-cell office:value-type="float" office:value="0.011431" calcext:value-type="float">
            <text:p>0.011431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184205" calcext:value-type="float">
            <text:p>0.184205</text:p>
          </table:table-cell>
          <table:table-cell office:value-type="float" office:value="0.00138363" calcext:value-type="float">
            <text:p>0.00138363</text:p>
          </table:table-cell>
          <table:table-cell office:value-type="float" office:value="0.0158665" calcext:value-type="float">
            <text:p>0.0158665</text:p>
          </table:table-cell>
          <table:table-cell office:value-type="float" office:value="0.0113169" calcext:value-type="float">
            <text:p>0.0113169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184869" calcext:value-type="float">
            <text:p>0.184869</text:p>
          </table:table-cell>
          <table:table-cell office:value-type="float" office:value="0.0013556" calcext:value-type="float">
            <text:p>0.0013556</text:p>
          </table:table-cell>
          <table:table-cell office:value-type="float" office:value="0.0156755" calcext:value-type="float">
            <text:p>0.0156755</text:p>
          </table:table-cell>
          <table:table-cell office:value-type="float" office:value="0.0113998" calcext:value-type="float">
            <text:p>0.0113998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184681" calcext:value-type="float">
            <text:p>0.184681</text:p>
          </table:table-cell>
          <table:table-cell office:value-type="float" office:value="0.00182931" calcext:value-type="float">
            <text:p>0.00182931</text:p>
          </table:table-cell>
          <table:table-cell office:value-type="float" office:value="0.0159498" calcext:value-type="float">
            <text:p>0.0159498</text:p>
          </table:table-cell>
          <table:table-cell office:value-type="float" office:value="0.0130677" calcext:value-type="float">
            <text:p>0.0130677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186562" calcext:value-type="float">
            <text:p>0.186562</text:p>
          </table:table-cell>
          <table:table-cell office:value-type="float" office:value="0.00159996" calcext:value-type="float">
            <text:p>0.00159996</text:p>
          </table:table-cell>
          <table:table-cell office:value-type="float" office:value="0.0175221" calcext:value-type="float">
            <text:p>0.0175221</text:p>
          </table:table-cell>
          <table:table-cell office:value-type="float" office:value="0.0149459" calcext:value-type="float">
            <text:p>0.0149459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19126" calcext:value-type="float">
            <text:p>0.19126</text:p>
          </table:table-cell>
          <table:table-cell office:value-type="float" office:value="0.00166114" calcext:value-type="float">
            <text:p>0.00166114</text:p>
          </table:table-cell>
          <table:table-cell office:value-type="float" office:value="0.0189192" calcext:value-type="float">
            <text:p>0.0189192</text:p>
          </table:table-cell>
          <table:table-cell office:value-type="float" office:value="0.0163256" calcext:value-type="float">
            <text:p>0.0163256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186312" calcext:value-type="float">
            <text:p>0.186312</text:p>
          </table:table-cell>
          <table:table-cell office:value-type="float" office:value="0.00155969" calcext:value-type="float">
            <text:p>0.00155969</text:p>
          </table:table-cell>
          <table:table-cell office:value-type="float" office:value="0.0174894" calcext:value-type="float">
            <text:p>0.0174894</text:p>
          </table:table-cell>
          <table:table-cell office:value-type="float" office:value="0.0121901" calcext:value-type="float">
            <text:p>0.0121901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184894" calcext:value-type="float">
            <text:p>0.184894</text:p>
          </table:table-cell>
          <table:table-cell office:value-type="float" office:value="0.00158693" calcext:value-type="float">
            <text:p>0.00158693</text:p>
          </table:table-cell>
          <table:table-cell office:value-type="float" office:value="0.0162514" calcext:value-type="float">
            <text:p>0.0162514</text:p>
          </table:table-cell>
          <table:table-cell office:value-type="float" office:value="0.0114646" calcext:value-type="float">
            <text:p>0.0114646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187654" calcext:value-type="float">
            <text:p>0.187654</text:p>
          </table:table-cell>
          <table:table-cell office:value-type="float" office:value="0.00142192" calcext:value-type="float">
            <text:p>0.00142192</text:p>
          </table:table-cell>
          <table:table-cell office:value-type="float" office:value="0.0159723" calcext:value-type="float">
            <text:p>0.0159723</text:p>
          </table:table-cell>
          <table:table-cell office:value-type="float" office:value="0.0122592" calcext:value-type="float">
            <text:p>0.0122592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186887" calcext:value-type="float">
            <text:p>0.186887</text:p>
          </table:table-cell>
          <table:table-cell office:value-type="float" office:value="0.00145903" calcext:value-type="float">
            <text:p>0.00145903</text:p>
          </table:table-cell>
          <table:table-cell office:value-type="float" office:value="0.0160276" calcext:value-type="float">
            <text:p>0.0160276</text:p>
          </table:table-cell>
          <table:table-cell office:value-type="float" office:value="0.0118874" calcext:value-type="float">
            <text:p>0.0118874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186506" calcext:value-type="float">
            <text:p>0.186506</text:p>
          </table:table-cell>
          <table:table-cell office:value-type="float" office:value="0.00138718" calcext:value-type="float">
            <text:p>0.00138718</text:p>
          </table:table-cell>
          <table:table-cell office:value-type="float" office:value="0.0162561" calcext:value-type="float">
            <text:p>0.0162561</text:p>
          </table:table-cell>
          <table:table-cell office:value-type="float" office:value="0.0118064" calcext:value-type="float">
            <text:p>0.0118064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18782" calcext:value-type="float">
            <text:p>0.18782</text:p>
          </table:table-cell>
          <table:table-cell office:value-type="float" office:value="0.00136665" calcext:value-type="float">
            <text:p>0.00136665</text:p>
          </table:table-cell>
          <table:table-cell office:value-type="float" office:value="0.0160726" calcext:value-type="float">
            <text:p>0.0160726</text:p>
          </table:table-cell>
          <table:table-cell office:value-type="float" office:value="0.0116201" calcext:value-type="float">
            <text:p>0.0116201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187788" calcext:value-type="float">
            <text:p>0.187788</text:p>
          </table:table-cell>
          <table:table-cell office:value-type="float" office:value="0.00140258" calcext:value-type="float">
            <text:p>0.00140258</text:p>
          </table:table-cell>
          <table:table-cell office:value-type="float" office:value="0.0164164" calcext:value-type="float">
            <text:p>0.0164164</text:p>
          </table:table-cell>
          <table:table-cell office:value-type="float" office:value="0.0115408" calcext:value-type="float">
            <text:p>0.0115408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191122" calcext:value-type="float">
            <text:p>0.191122</text:p>
          </table:table-cell>
          <table:table-cell office:value-type="float" office:value="0.00139429" calcext:value-type="float">
            <text:p>0.00139429</text:p>
          </table:table-cell>
          <table:table-cell office:value-type="float" office:value="0.0162838" calcext:value-type="float">
            <text:p>0.0162838</text:p>
          </table:table-cell>
          <table:table-cell office:value-type="float" office:value="0.0117673" calcext:value-type="float">
            <text:p>0.0117673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186624" calcext:value-type="float">
            <text:p>0.186624</text:p>
          </table:table-cell>
          <table:table-cell office:value-type="float" office:value="0.00170062" calcext:value-type="float">
            <text:p>0.00170062</text:p>
          </table:table-cell>
          <table:table-cell office:value-type="float" office:value="0.0179347" calcext:value-type="float">
            <text:p>0.0179347</text:p>
          </table:table-cell>
          <table:table-cell office:value-type="float" office:value="0.0123086" calcext:value-type="float">
            <text:p>0.0123086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186808" calcext:value-type="float">
            <text:p>0.186808</text:p>
          </table:table-cell>
          <table:table-cell office:value-type="float" office:value="0.00172509" calcext:value-type="float">
            <text:p>0.00172509</text:p>
          </table:table-cell>
          <table:table-cell office:value-type="float" office:value="0.0172178" calcext:value-type="float">
            <text:p>0.0172178</text:p>
          </table:table-cell>
          <table:table-cell office:value-type="float" office:value="0.0118337" calcext:value-type="float">
            <text:p>0.0118337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185543" calcext:value-type="float">
            <text:p>0.185543</text:p>
          </table:table-cell>
          <table:table-cell office:value-type="float" office:value="0.00172115" calcext:value-type="float">
            <text:p>0.00172115</text:p>
          </table:table-cell>
          <table:table-cell office:value-type="float" office:value="0.0165131" calcext:value-type="float">
            <text:p>0.0165131</text:p>
          </table:table-cell>
          <table:table-cell office:value-type="float" office:value="0.0118329" calcext:value-type="float">
            <text:p>0.0118329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186829" calcext:value-type="float">
            <text:p>0.186829</text:p>
          </table:table-cell>
          <table:table-cell office:value-type="float" office:value="0.00153995" calcext:value-type="float">
            <text:p>0.00153995</text:p>
          </table:table-cell>
          <table:table-cell office:value-type="float" office:value="0.0178597" calcext:value-type="float">
            <text:p>0.0178597</text:p>
          </table:table-cell>
          <table:table-cell office:value-type="float" office:value="0.0117034" calcext:value-type="float">
            <text:p>0.0117034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189449" calcext:value-type="float">
            <text:p>0.189449</text:p>
          </table:table-cell>
          <table:table-cell office:value-type="float" office:value="0.00163193" calcext:value-type="float">
            <text:p>0.00163193</text:p>
          </table:table-cell>
          <table:table-cell office:value-type="float" office:value="0.0188687" calcext:value-type="float">
            <text:p>0.0188687</text:p>
          </table:table-cell>
          <table:table-cell office:value-type="float" office:value="0.0117468" calcext:value-type="float">
            <text:p>0.011746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194443" calcext:value-type="float">
            <text:p>0.194443</text:p>
          </table:table-cell>
          <table:table-cell office:value-type="float" office:value="0.00151548" calcext:value-type="float">
            <text:p>0.00151548</text:p>
          </table:table-cell>
          <table:table-cell office:value-type="float" office:value="0.0178589" calcext:value-type="float">
            <text:p>0.0178589</text:p>
          </table:table-cell>
          <table:table-cell office:value-type="float" office:value="0.0134865" calcext:value-type="float">
            <text:p>0.0134865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193257" calcext:value-type="float">
            <text:p>0.193257</text:p>
          </table:table-cell>
          <table:table-cell office:value-type="float" office:value="0.00149219" calcext:value-type="float">
            <text:p>0.00149219</text:p>
          </table:table-cell>
          <table:table-cell office:value-type="float" office:value="0.0169691" calcext:value-type="float">
            <text:p>0.0169691</text:p>
          </table:table-cell>
          <table:table-cell office:value-type="float" office:value="0.0139713" calcext:value-type="float">
            <text:p>0.0139713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190206" calcext:value-type="float">
            <text:p>0.190206</text:p>
          </table:table-cell>
          <table:table-cell office:value-type="float" office:value="0.00140692" calcext:value-type="float">
            <text:p>0.00140692</text:p>
          </table:table-cell>
          <table:table-cell office:value-type="float" office:value="0.0166797" calcext:value-type="float">
            <text:p>0.0166797</text:p>
          </table:table-cell>
          <table:table-cell office:value-type="float" office:value="0.0142251" calcext:value-type="float">
            <text:p>0.0142251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1903" calcext:value-type="float">
            <text:p>0.1903</text:p>
          </table:table-cell>
          <table:table-cell office:value-type="float" office:value="0.0014614" calcext:value-type="float">
            <text:p>0.0014614</text:p>
          </table:table-cell>
          <table:table-cell office:value-type="float" office:value="0.0164409" calcext:value-type="float">
            <text:p>0.0164409</text:p>
          </table:table-cell>
          <table:table-cell office:value-type="float" office:value="0.013237" calcext:value-type="float">
            <text:p>0.013237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188925" calcext:value-type="float">
            <text:p>0.188925</text:p>
          </table:table-cell>
          <table:table-cell office:value-type="float" office:value="0.00141323" calcext:value-type="float">
            <text:p>0.00141323</text:p>
          </table:table-cell>
          <table:table-cell office:value-type="float" office:value="0.0164121" calcext:value-type="float">
            <text:p>0.0164121</text:p>
          </table:table-cell>
          <table:table-cell office:value-type="float" office:value="0.0118897" calcext:value-type="float">
            <text:p>0.0118897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189222" calcext:value-type="float">
            <text:p>0.189222</text:p>
          </table:table-cell>
          <table:table-cell office:value-type="float" office:value="0.00162285" calcext:value-type="float">
            <text:p>0.00162285</text:p>
          </table:table-cell>
          <table:table-cell office:value-type="float" office:value="0.0166935" calcext:value-type="float">
            <text:p>0.0166935</text:p>
          </table:table-cell>
          <table:table-cell office:value-type="float" office:value="0.0118274" calcext:value-type="float">
            <text:p>0.0118274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189551" calcext:value-type="float">
            <text:p>0.189551</text:p>
          </table:table-cell>
          <table:table-cell office:value-type="float" office:value="0.0016793" calcext:value-type="float">
            <text:p>0.0016793</text:p>
          </table:table-cell>
          <table:table-cell office:value-type="float" office:value="0.0162273" calcext:value-type="float">
            <text:p>0.0162273</text:p>
          </table:table-cell>
          <table:table-cell office:value-type="float" office:value="0.011703" calcext:value-type="float">
            <text:p>0.011703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186992" calcext:value-type="float">
            <text:p>0.186992</text:p>
          </table:table-cell>
          <table:table-cell office:value-type="float" office:value="0.0015439" calcext:value-type="float">
            <text:p>0.0015439</text:p>
          </table:table-cell>
          <table:table-cell office:value-type="float" office:value="0.017684" calcext:value-type="float">
            <text:p>0.017684</text:p>
          </table:table-cell>
          <table:table-cell office:value-type="float" office:value="0.0120129" calcext:value-type="float">
            <text:p>0.0120129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192555" calcext:value-type="float">
            <text:p>0.192555</text:p>
          </table:table-cell>
          <table:table-cell office:value-type="float" office:value="0.00145903" calcext:value-type="float">
            <text:p>0.00145903</text:p>
          </table:table-cell>
          <table:table-cell office:value-type="float" office:value="0.017234" calcext:value-type="float">
            <text:p>0.017234</text:p>
          </table:table-cell>
          <table:table-cell office:value-type="float" office:value="0.0120003" calcext:value-type="float">
            <text:p>0.0120003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19093" calcext:value-type="float">
            <text:p>0.19093</text:p>
          </table:table-cell>
          <table:table-cell office:value-type="float" office:value="0.00147876" calcext:value-type="float">
            <text:p>0.00147876</text:p>
          </table:table-cell>
          <table:table-cell office:value-type="float" office:value="0.0173413" calcext:value-type="float">
            <text:p>0.0173413</text:p>
          </table:table-cell>
          <table:table-cell office:value-type="float" office:value="0.0122304" calcext:value-type="float">
            <text:p>0.012230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190411" calcext:value-type="float">
            <text:p>0.190411</text:p>
          </table:table-cell>
          <table:table-cell office:value-type="float" office:value="0.00141126" calcext:value-type="float">
            <text:p>0.00141126</text:p>
          </table:table-cell>
          <table:table-cell office:value-type="float" office:value="0.0185998" calcext:value-type="float">
            <text:p>0.0185998</text:p>
          </table:table-cell>
          <table:table-cell office:value-type="float" office:value="0.0130898" calcext:value-type="float">
            <text:p>0.0130898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191727" calcext:value-type="float">
            <text:p>0.191727</text:p>
          </table:table-cell>
          <table:table-cell office:value-type="float" office:value="0.00139231" calcext:value-type="float">
            <text:p>0.00139231</text:p>
          </table:table-cell>
          <table:table-cell office:value-type="float" office:value="0.0189741" calcext:value-type="float">
            <text:p>0.0189741</text:p>
          </table:table-cell>
          <table:table-cell office:value-type="float" office:value="0.0127578" calcext:value-type="float">
            <text:p>0.0127578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191875" calcext:value-type="float">
            <text:p>0.191875</text:p>
          </table:table-cell>
          <table:table-cell office:value-type="float" office:value="0.00142745" calcext:value-type="float">
            <text:p>0.00142745</text:p>
          </table:table-cell>
          <table:table-cell office:value-type="float" office:value="0.0172596" calcext:value-type="float">
            <text:p>0.0172596</text:p>
          </table:table-cell>
          <table:table-cell office:value-type="float" office:value="0.0119363" calcext:value-type="float">
            <text:p>0.0119363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194374" calcext:value-type="float">
            <text:p>0.194374</text:p>
          </table:table-cell>
          <table:table-cell office:value-type="float" office:value="0.00136863" calcext:value-type="float">
            <text:p>0.00136863</text:p>
          </table:table-cell>
          <table:table-cell office:value-type="float" office:value="0.0168471" calcext:value-type="float">
            <text:p>0.0168471</text:p>
          </table:table-cell>
          <table:table-cell office:value-type="float" office:value="0.0118443" calcext:value-type="float">
            <text:p>0.0118443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192783" calcext:value-type="float">
            <text:p>0.192783</text:p>
          </table:table-cell>
          <table:table-cell office:value-type="float" office:value="0.00145034" calcext:value-type="float">
            <text:p>0.00145034</text:p>
          </table:table-cell>
          <table:table-cell office:value-type="float" office:value="0.0174799" calcext:value-type="float">
            <text:p>0.0174799</text:p>
          </table:table-cell>
          <table:table-cell office:value-type="float" office:value="0.0117381" calcext:value-type="float">
            <text:p>0.0117381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194528" calcext:value-type="float">
            <text:p>0.194528</text:p>
          </table:table-cell>
          <table:table-cell office:value-type="float" office:value="0.00135639" calcext:value-type="float">
            <text:p>0.00135639</text:p>
          </table:table-cell>
          <table:table-cell office:value-type="float" office:value="0.0169983" calcext:value-type="float">
            <text:p>0.0169983</text:p>
          </table:table-cell>
          <table:table-cell office:value-type="float" office:value="0.0118609" calcext:value-type="float">
            <text:p>0.0118609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192913" calcext:value-type="float">
            <text:p>0.192913</text:p>
          </table:table-cell>
          <table:table-cell office:value-type="float" office:value="0.00140652" calcext:value-type="float">
            <text:p>0.00140652</text:p>
          </table:table-cell>
          <table:table-cell office:value-type="float" office:value="0.0168021" calcext:value-type="float">
            <text:p>0.0168021</text:p>
          </table:table-cell>
          <table:table-cell office:value-type="float" office:value="0.0119908" calcext:value-type="float">
            <text:p>0.0119908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191247" calcext:value-type="float">
            <text:p>0.191247</text:p>
          </table:table-cell>
          <table:table-cell office:value-type="float" office:value="0.00134731" calcext:value-type="float">
            <text:p>0.00134731</text:p>
          </table:table-cell>
          <table:table-cell office:value-type="float" office:value="0.0164666" calcext:value-type="float">
            <text:p>0.0164666</text:p>
          </table:table-cell>
          <table:table-cell office:value-type="float" office:value="0.0140459" calcext:value-type="float">
            <text:p>0.0140459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193257" calcext:value-type="float">
            <text:p>0.193257</text:p>
          </table:table-cell>
          <table:table-cell office:value-type="float" office:value="0.00141126" calcext:value-type="float">
            <text:p>0.00141126</text:p>
          </table:table-cell>
          <table:table-cell office:value-type="float" office:value="0.0165337" calcext:value-type="float">
            <text:p>0.0165337</text:p>
          </table:table-cell>
          <table:table-cell office:value-type="float" office:value="0.0146305" calcext:value-type="float">
            <text:p>0.0146305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193218" calcext:value-type="float">
            <text:p>0.193218</text:p>
          </table:table-cell>
          <table:table-cell office:value-type="float" office:value="0.0013481" calcext:value-type="float">
            <text:p>0.0013481</text:p>
          </table:table-cell>
          <table:table-cell office:value-type="float" office:value="0.0164306" calcext:value-type="float">
            <text:p>0.0164306</text:p>
          </table:table-cell>
          <table:table-cell office:value-type="float" office:value="0.0144324" calcext:value-type="float">
            <text:p>0.014432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195649" calcext:value-type="float">
            <text:p>0.195649</text:p>
          </table:table-cell>
          <table:table-cell office:value-type="float" office:value="0.00143534" calcext:value-type="float">
            <text:p>0.00143534</text:p>
          </table:table-cell>
          <table:table-cell office:value-type="float" office:value="0.0166687" calcext:value-type="float">
            <text:p>0.0166687</text:p>
          </table:table-cell>
          <table:table-cell office:value-type="float" office:value="0.0133555" calcext:value-type="float">
            <text:p>0.0133555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194871" calcext:value-type="float">
            <text:p>0.194871</text:p>
          </table:table-cell>
          <table:table-cell office:value-type="float" office:value="0.0013781" calcext:value-type="float">
            <text:p>0.0013781</text:p>
          </table:table-cell>
          <table:table-cell office:value-type="float" office:value="0.0165566" calcext:value-type="float">
            <text:p>0.0165566</text:p>
          </table:table-cell>
          <table:table-cell office:value-type="float" office:value="0.0126362" calcext:value-type="float">
            <text:p>0.0126362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198785" calcext:value-type="float">
            <text:p>0.198785</text:p>
          </table:table-cell>
          <table:table-cell office:value-type="float" office:value="0.00141402" calcext:value-type="float">
            <text:p>0.00141402</text:p>
          </table:table-cell>
          <table:table-cell office:value-type="float" office:value="0.0171175" calcext:value-type="float">
            <text:p>0.0171175</text:p>
          </table:table-cell>
          <table:table-cell office:value-type="float" office:value="0.0126137" calcext:value-type="float">
            <text:p>0.0126137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195267" calcext:value-type="float">
            <text:p>0.195267</text:p>
          </table:table-cell>
          <table:table-cell office:value-type="float" office:value="0.00135323" calcext:value-type="float">
            <text:p>0.00135323</text:p>
          </table:table-cell>
          <table:table-cell office:value-type="float" office:value="0.0216659" calcext:value-type="float">
            <text:p>0.0216659</text:p>
          </table:table-cell>
          <table:table-cell office:value-type="float" office:value="0.0127835" calcext:value-type="float">
            <text:p>0.012783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194492" calcext:value-type="float">
            <text:p>0.194492</text:p>
          </table:table-cell>
          <table:table-cell office:value-type="float" office:value="0.00142034" calcext:value-type="float">
            <text:p>0.00142034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12444" calcext:value-type="float">
            <text:p>0.012444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197775" calcext:value-type="float">
            <text:p>0.197775</text:p>
          </table:table-cell>
          <table:table-cell office:value-type="float" office:value="0.00135086" calcext:value-type="float">
            <text:p>0.00135086</text:p>
          </table:table-cell>
          <table:table-cell office:value-type="float" office:value="0.0187704" calcext:value-type="float">
            <text:p>0.0187704</text:p>
          </table:table-cell>
          <table:table-cell office:value-type="float" office:value="0.0128336" calcext:value-type="float">
            <text:p>0.0128336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196418" calcext:value-type="float">
            <text:p>0.196418</text:p>
          </table:table-cell>
          <table:table-cell office:value-type="float" office:value="0.00144718" calcext:value-type="float">
            <text:p>0.00144718</text:p>
          </table:table-cell>
          <table:table-cell office:value-type="float" office:value="0.0194505" calcext:value-type="float">
            <text:p>0.0194505</text:p>
          </table:table-cell>
          <table:table-cell office:value-type="float" office:value="0.0128083" calcext:value-type="float">
            <text:p>0.0128083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195609" calcext:value-type="float">
            <text:p>0.195609</text:p>
          </table:table-cell>
          <table:table-cell office:value-type="float" office:value="0.0013635" calcext:value-type="float">
            <text:p>0.0013635</text:p>
          </table:table-cell>
          <table:table-cell office:value-type="float" office:value="0.018997" calcext:value-type="float">
            <text:p>0.018997</text:p>
          </table:table-cell>
          <table:table-cell office:value-type="float" office:value="0.0126942" calcext:value-type="float">
            <text:p>0.0126942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199281" calcext:value-type="float">
            <text:p>0.199281</text:p>
          </table:table-cell>
          <table:table-cell office:value-type="float" office:value="0.00143021" calcext:value-type="float">
            <text:p>0.00143021</text:p>
          </table:table-cell>
          <table:table-cell office:value-type="float" office:value="0.0171815" calcext:value-type="float">
            <text:p>0.0171815</text:p>
          </table:table-cell>
          <table:table-cell office:value-type="float" office:value="0.0121246" calcext:value-type="float">
            <text:p>0.0121246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197859" calcext:value-type="float">
            <text:p>0.197859</text:p>
          </table:table-cell>
          <table:table-cell office:value-type="float" office:value="0.00136192" calcext:value-type="float">
            <text:p>0.00136192</text:p>
          </table:table-cell>
          <table:table-cell office:value-type="float" office:value="0.0178518" calcext:value-type="float">
            <text:p>0.0178518</text:p>
          </table:table-cell>
          <table:table-cell office:value-type="float" office:value="0.0122793" calcext:value-type="float">
            <text:p>0.012279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197537" calcext:value-type="float">
            <text:p>0.197537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182418" calcext:value-type="float">
            <text:p>0.0182418</text:p>
          </table:table-cell>
          <table:table-cell office:value-type="float" office:value="0.0124965" calcext:value-type="float">
            <text:p>0.0124965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196819" calcext:value-type="float">
            <text:p>0.196819</text:p>
          </table:table-cell>
          <table:table-cell office:value-type="float" office:value="0.00136349" calcext:value-type="float">
            <text:p>0.00136349</text:p>
          </table:table-cell>
          <table:table-cell office:value-type="float" office:value="0.0196562" calcext:value-type="float">
            <text:p>0.0196562</text:p>
          </table:table-cell>
          <table:table-cell office:value-type="float" office:value="0.0120843" calcext:value-type="float">
            <text:p>0.0120843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195061" calcext:value-type="float">
            <text:p>0.195061</text:p>
          </table:table-cell>
          <table:table-cell office:value-type="float" office:value="0.00137415" calcext:value-type="float">
            <text:p>0.00137415</text:p>
          </table:table-cell>
          <table:table-cell office:value-type="float" office:value="0.0184589" calcext:value-type="float">
            <text:p>0.0184589</text:p>
          </table:table-cell>
          <table:table-cell office:value-type="float" office:value="0.0122959" calcext:value-type="float">
            <text:p>0.0122959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196366" calcext:value-type="float">
            <text:p>0.196366</text:p>
          </table:table-cell>
          <table:table-cell office:value-type="float" office:value="0.00141521" calcext:value-type="float">
            <text:p>0.00141521</text:p>
          </table:table-cell>
          <table:table-cell office:value-type="float" office:value="0.0193664" calcext:value-type="float">
            <text:p>0.0193664</text:p>
          </table:table-cell>
          <table:table-cell office:value-type="float" office:value="0.0121984" calcext:value-type="float">
            <text:p>0.0121984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198449" calcext:value-type="float">
            <text:p>0.198449</text:p>
          </table:table-cell>
          <table:table-cell office:value-type="float" office:value="0.00134613" calcext:value-type="float">
            <text:p>0.00134613</text:p>
          </table:table-cell>
          <table:table-cell office:value-type="float" office:value="0.0241446" calcext:value-type="float">
            <text:p>0.0241446</text:p>
          </table:table-cell>
          <table:table-cell office:value-type="float" office:value="0.0143854" calcext:value-type="float">
            <text:p>0.0143854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197572" calcext:value-type="float">
            <text:p>0.197572</text:p>
          </table:table-cell>
          <table:table-cell office:value-type="float" office:value="0.00143574" calcext:value-type="float">
            <text:p>0.00143574</text:p>
          </table:table-cell>
          <table:table-cell office:value-type="float" office:value="0.0213229" calcext:value-type="float">
            <text:p>0.0213229</text:p>
          </table:table-cell>
          <table:table-cell office:value-type="float" office:value="0.0149353" calcext:value-type="float">
            <text:p>0.0149353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199807" calcext:value-type="float">
            <text:p>0.199807</text:p>
          </table:table-cell>
          <table:table-cell office:value-type="float" office:value="0.00135678" calcext:value-type="float">
            <text:p>0.00135678</text:p>
          </table:table-cell>
          <table:table-cell office:value-type="float" office:value="0.0205397" calcext:value-type="float">
            <text:p>0.0205397</text:p>
          </table:table-cell>
          <table:table-cell office:value-type="float" office:value="0.0138272" calcext:value-type="float">
            <text:p>0.0138272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198925" calcext:value-type="float">
            <text:p>0.198925</text:p>
          </table:table-cell>
          <table:table-cell office:value-type="float" office:value="0.00148705" calcext:value-type="float">
            <text:p>0.00148705</text:p>
          </table:table-cell>
          <table:table-cell office:value-type="float" office:value="0.0219415" calcext:value-type="float">
            <text:p>0.0219415</text:p>
          </table:table-cell>
          <table:table-cell office:value-type="float" office:value="0.012637" calcext:value-type="float">
            <text:p>0.012637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200656" calcext:value-type="float">
            <text:p>0.200656</text:p>
          </table:table-cell>
          <table:table-cell office:value-type="float" office:value="0.00134139" calcext:value-type="float">
            <text:p>0.00134139</text:p>
          </table:table-cell>
          <table:table-cell office:value-type="float" office:value="0.018813" calcext:value-type="float">
            <text:p>0.018813</text:p>
          </table:table-cell>
          <table:table-cell office:value-type="float" office:value="0.0124744" calcext:value-type="float">
            <text:p>0.0124744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198506" calcext:value-type="float">
            <text:p>0.198506</text:p>
          </table:table-cell>
          <table:table-cell office:value-type="float" office:value="0.00145942" calcext:value-type="float">
            <text:p>0.00145942</text:p>
          </table:table-cell>
          <table:table-cell office:value-type="float" office:value="0.017787" calcext:value-type="float">
            <text:p>0.017787</text:p>
          </table:table-cell>
          <table:table-cell office:value-type="float" office:value="0.0126279" calcext:value-type="float">
            <text:p>0.012627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200579" calcext:value-type="float">
            <text:p>0.200579</text:p>
          </table:table-cell>
          <table:table-cell office:value-type="float" office:value="0.00137257" calcext:value-type="float">
            <text:p>0.00137257</text:p>
          </table:table-cell>
          <table:table-cell office:value-type="float" office:value="0.017665" calcext:value-type="float">
            <text:p>0.017665</text:p>
          </table:table-cell>
          <table:table-cell office:value-type="float" office:value="0.0125604" calcext:value-type="float">
            <text:p>0.0125604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199429" calcext:value-type="float">
            <text:p>0.199429</text:p>
          </table:table-cell>
          <table:table-cell office:value-type="float" office:value="0.00142389" calcext:value-type="float">
            <text:p>0.00142389</text:p>
          </table:table-cell>
          <table:table-cell office:value-type="float" office:value="0.018076" calcext:value-type="float">
            <text:p>0.018076</text:p>
          </table:table-cell>
          <table:table-cell office:value-type="float" office:value="0.0123666" calcext:value-type="float">
            <text:p>0.0123666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198539" calcext:value-type="float">
            <text:p>0.198539</text:p>
          </table:table-cell>
          <table:table-cell office:value-type="float" office:value="0.00135086" calcext:value-type="float">
            <text:p>0.00135086</text:p>
          </table:table-cell>
          <table:table-cell office:value-type="float" office:value="0.0180361" calcext:value-type="float">
            <text:p>0.0180361</text:p>
          </table:table-cell>
          <table:table-cell office:value-type="float" office:value="0.0137857" calcext:value-type="float">
            <text:p>0.0137857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205635" calcext:value-type="float">
            <text:p>0.205635</text:p>
          </table:table-cell>
          <table:table-cell office:value-type="float" office:value="0.00140021" calcext:value-type="float">
            <text:p>0.00140021</text:p>
          </table:table-cell>
          <table:table-cell office:value-type="float" office:value="0.0179864" calcext:value-type="float">
            <text:p>0.0179864</text:p>
          </table:table-cell>
          <table:table-cell office:value-type="float" office:value="0.0147391" calcext:value-type="float">
            <text:p>0.0147391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201791" calcext:value-type="float">
            <text:p>0.201791</text:p>
          </table:table-cell>
          <table:table-cell office:value-type="float" office:value="0.00137573" calcext:value-type="float">
            <text:p>0.00137573</text:p>
          </table:table-cell>
          <table:table-cell office:value-type="float" office:value="0.0205183" calcext:value-type="float">
            <text:p>0.0205183</text:p>
          </table:table-cell>
          <table:table-cell office:value-type="float" office:value="0.0127862" calcext:value-type="float">
            <text:p>0.0127862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202418" calcext:value-type="float">
            <text:p>0.202418</text:p>
          </table:table-cell>
          <table:table-cell office:value-type="float" office:value="0.00147797" calcext:value-type="float">
            <text:p>0.00147797</text:p>
          </table:table-cell>
          <table:table-cell office:value-type="float" office:value="0.0235761" calcext:value-type="float">
            <text:p>0.0235761</text:p>
          </table:table-cell>
          <table:table-cell office:value-type="float" office:value="0.0139342" calcext:value-type="float">
            <text:p>0.0139342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202852" calcext:value-type="float">
            <text:p>0.202852</text:p>
          </table:table-cell>
          <table:table-cell office:value-type="float" office:value="0.00138876" calcext:value-type="float">
            <text:p>0.00138876</text:p>
          </table:table-cell>
          <table:table-cell office:value-type="float" office:value="0.0218167" calcext:value-type="float">
            <text:p>0.0218167</text:p>
          </table:table-cell>
          <table:table-cell office:value-type="float" office:value="0.014713" calcext:value-type="float">
            <text:p>0.014713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202262" calcext:value-type="float">
            <text:p>0.202262</text:p>
          </table:table-cell>
          <table:table-cell office:value-type="float" office:value="0.00144245" calcext:value-type="float">
            <text:p>0.00144245</text:p>
          </table:table-cell>
          <table:table-cell office:value-type="float" office:value="0.0188817" calcext:value-type="float">
            <text:p>0.0188817</text:p>
          </table:table-cell>
          <table:table-cell office:value-type="float" office:value="0.013935" calcext:value-type="float">
            <text:p>0.013935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202595" calcext:value-type="float">
            <text:p>0.202595</text:p>
          </table:table-cell>
          <table:table-cell office:value-type="float" office:value="0.00137376" calcext:value-type="float">
            <text:p>0.00137376</text:p>
          </table:table-cell>
          <table:table-cell office:value-type="float" office:value="0.0177475" calcext:value-type="float">
            <text:p>0.0177475</text:p>
          </table:table-cell>
          <table:table-cell office:value-type="float" office:value="0.0123078" calcext:value-type="float">
            <text:p>0.0123078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21118" calcext:value-type="float">
            <text:p>0.21118</text:p>
          </table:table-cell>
          <table:table-cell office:value-type="float" office:value="0.00142863" calcext:value-type="float">
            <text:p>0.00142863</text:p>
          </table:table-cell>
          <table:table-cell office:value-type="float" office:value="0.0196992" calcext:value-type="float">
            <text:p>0.0196992</text:p>
          </table:table-cell>
          <table:table-cell office:value-type="float" office:value="0.0140877" calcext:value-type="float">
            <text:p>0.0140877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202037" calcext:value-type="float">
            <text:p>0.202037</text:p>
          </table:table-cell>
          <table:table-cell office:value-type="float" office:value="0.00136231" calcext:value-type="float">
            <text:p>0.00136231</text:p>
          </table:table-cell>
          <table:table-cell office:value-type="float" office:value="0.0220121" calcext:value-type="float">
            <text:p>0.0220121</text:p>
          </table:table-cell>
          <table:table-cell office:value-type="float" office:value="0.0155116" calcext:value-type="float">
            <text:p>0.0155116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203369" calcext:value-type="float">
            <text:p>0.203369</text:p>
          </table:table-cell>
          <table:table-cell office:value-type="float" office:value="0.00136231" calcext:value-type="float">
            <text:p>0.00136231</text:p>
          </table:table-cell>
          <table:table-cell office:value-type="float" office:value="0.021707" calcext:value-type="float">
            <text:p>0.021707</text:p>
          </table:table-cell>
          <table:table-cell office:value-type="float" office:value="0.0145468" calcext:value-type="float">
            <text:p>0.0145468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201967" calcext:value-type="float">
            <text:p>0.201967</text:p>
          </table:table-cell>
          <table:table-cell office:value-type="float" office:value="0.00145587" calcext:value-type="float">
            <text:p>0.00145587</text:p>
          </table:table-cell>
          <table:table-cell office:value-type="float" office:value="0.0216896" calcext:value-type="float">
            <text:p>0.0216896</text:p>
          </table:table-cell>
          <table:table-cell office:value-type="float" office:value="0.0129698" calcext:value-type="float">
            <text:p>0.0129698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203176" calcext:value-type="float">
            <text:p>0.203176</text:p>
          </table:table-cell>
          <table:table-cell office:value-type="float" office:value="0.00136152" calcext:value-type="float">
            <text:p>0.00136152</text:p>
          </table:table-cell>
          <table:table-cell office:value-type="float" office:value="0.0188394" calcext:value-type="float">
            <text:p>0.0188394</text:p>
          </table:table-cell>
          <table:table-cell office:value-type="float" office:value="0.0125419" calcext:value-type="float">
            <text:p>0.0125419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199383" calcext:value-type="float">
            <text:p>0.199383</text:p>
          </table:table-cell>
          <table:table-cell office:value-type="float" office:value="0.00148903" calcext:value-type="float">
            <text:p>0.00148903</text:p>
          </table:table-cell>
          <table:table-cell office:value-type="float" office:value="0.0191091" calcext:value-type="float">
            <text:p>0.0191091</text:p>
          </table:table-cell>
          <table:table-cell office:value-type="float" office:value="0.0125434" calcext:value-type="float">
            <text:p>0.0125434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206481" calcext:value-type="float">
            <text:p>0.206481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241707" calcext:value-type="float">
            <text:p>0.0241707</text:p>
          </table:table-cell>
          <table:table-cell office:value-type="float" office:value="0.0137676" calcext:value-type="float">
            <text:p>0.0137676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206517" calcext:value-type="float">
            <text:p>0.206517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227353" calcext:value-type="float">
            <text:p>0.0227353</text:p>
          </table:table-cell>
          <table:table-cell office:value-type="float" office:value="0.0145192" calcext:value-type="float">
            <text:p>0.0145192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206366" calcext:value-type="float">
            <text:p>0.206366</text:p>
          </table:table-cell>
          <table:table-cell office:value-type="float" office:value="0.00139981" calcext:value-type="float">
            <text:p>0.00139981</text:p>
          </table:table-cell>
          <table:table-cell office:value-type="float" office:value="0.0209364" calcext:value-type="float">
            <text:p>0.0209364</text:p>
          </table:table-cell>
          <table:table-cell office:value-type="float" office:value="0.0136788" calcext:value-type="float">
            <text:p>0.0136788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199791" calcext:value-type="float">
            <text:p>0.199791</text:p>
          </table:table-cell>
          <table:table-cell office:value-type="float" office:value="0.00142271" calcext:value-type="float">
            <text:p>0.00142271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0130578" calcext:value-type="float">
            <text:p>0.0130578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204574" calcext:value-type="float">
            <text:p>0.204574</text:p>
          </table:table-cell>
          <table:table-cell office:value-type="float" office:value="0.00137455" calcext:value-type="float">
            <text:p>0.00137455</text:p>
          </table:table-cell>
          <table:table-cell office:value-type="float" office:value="0.0184249" calcext:value-type="float">
            <text:p>0.0184249</text:p>
          </table:table-cell>
          <table:table-cell office:value-type="float" office:value="0.0133081" calcext:value-type="float">
            <text:p>0.013308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204849" calcext:value-type="float">
            <text:p>0.204849</text:p>
          </table:table-cell>
          <table:table-cell office:value-type="float" office:value="0.00142981" calcext:value-type="float">
            <text:p>0.00142981</text:p>
          </table:table-cell>
          <table:table-cell office:value-type="float" office:value="0.0178857" calcext:value-type="float">
            <text:p>0.0178857</text:p>
          </table:table-cell>
          <table:table-cell office:value-type="float" office:value="0.0144935" calcext:value-type="float">
            <text:p>0.0144935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204631" calcext:value-type="float">
            <text:p>0.204631</text:p>
          </table:table-cell>
          <table:table-cell office:value-type="float" office:value="0.00139152" calcext:value-type="float">
            <text:p>0.00139152</text:p>
          </table:table-cell>
          <table:table-cell office:value-type="float" office:value="0.0198042" calcext:value-type="float">
            <text:p>0.0198042</text:p>
          </table:table-cell>
          <table:table-cell office:value-type="float" office:value="0.0145851" calcext:value-type="float">
            <text:p>0.0145851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206864" calcext:value-type="float">
            <text:p>0.206864</text:p>
          </table:table-cell>
          <table:table-cell office:value-type="float" office:value="0.00146534" calcext:value-type="float">
            <text:p>0.00146534</text:p>
          </table:table-cell>
          <table:table-cell office:value-type="float" office:value="0.0191616" calcext:value-type="float">
            <text:p>0.0191616</text:p>
          </table:table-cell>
          <table:table-cell office:value-type="float" office:value="0.0129418" calcext:value-type="float">
            <text:p>0.0129418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213607" calcext:value-type="float">
            <text:p>0.213607</text:p>
          </table:table-cell>
          <table:table-cell office:value-type="float" office:value="0.00136349" calcext:value-type="float">
            <text:p>0.00136349</text:p>
          </table:table-cell>
          <table:table-cell office:value-type="float" office:value="0.0181198" calcext:value-type="float">
            <text:p>0.0181198</text:p>
          </table:table-cell>
          <table:table-cell office:value-type="float" office:value="0.0129118" calcext:value-type="float">
            <text:p>0.0129118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204223" calcext:value-type="float">
            <text:p>0.204223</text:p>
          </table:table-cell>
          <table:table-cell office:value-type="float" office:value="0.00143258" calcext:value-type="float">
            <text:p>0.00143258</text:p>
          </table:table-cell>
          <table:table-cell office:value-type="float" office:value="0.0179576" calcext:value-type="float">
            <text:p>0.0179576</text:p>
          </table:table-cell>
          <table:table-cell office:value-type="float" office:value="0.0128565" calcext:value-type="float">
            <text:p>0.0128565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209022" calcext:value-type="float">
            <text:p>0.209022</text:p>
          </table:table-cell>
          <table:table-cell office:value-type="float" office:value="0.00135639" calcext:value-type="float">
            <text:p>0.00135639</text:p>
          </table:table-cell>
          <table:table-cell office:value-type="float" office:value="0.0231099" calcext:value-type="float">
            <text:p>0.0231099</text:p>
          </table:table-cell>
          <table:table-cell office:value-type="float" office:value="0.0149041" calcext:value-type="float">
            <text:p>0.0149041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206196" calcext:value-type="float">
            <text:p>0.206196</text:p>
          </table:table-cell>
          <table:table-cell office:value-type="float" office:value="0.00141126" calcext:value-type="float">
            <text:p>0.00141126</text:p>
          </table:table-cell>
          <table:table-cell office:value-type="float" office:value="0.0250687" calcext:value-type="float">
            <text:p>0.0250687</text:p>
          </table:table-cell>
          <table:table-cell office:value-type="float" office:value="0.0158018" calcext:value-type="float">
            <text:p>0.0158018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206895" calcext:value-type="float">
            <text:p>0.206895</text:p>
          </table:table-cell>
          <table:table-cell office:value-type="float" office:value="0.00135876" calcext:value-type="float">
            <text:p>0.00135876</text:p>
          </table:table-cell>
          <table:table-cell office:value-type="float" office:value="0.021913" calcext:value-type="float">
            <text:p>0.021913</text:p>
          </table:table-cell>
          <table:table-cell office:value-type="float" office:value="0.0147987" calcext:value-type="float">
            <text:p>0.0147987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205394" calcext:value-type="float">
            <text:p>0.205394</text:p>
          </table:table-cell>
          <table:table-cell office:value-type="float" office:value="0.00144166" calcext:value-type="float">
            <text:p>0.00144166</text:p>
          </table:table-cell>
          <table:table-cell office:value-type="float" office:value="0.0203024" calcext:value-type="float">
            <text:p>0.0203024</text:p>
          </table:table-cell>
          <table:table-cell office:value-type="float" office:value="0.0135935" calcext:value-type="float">
            <text:p>0.0135935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207424" calcext:value-type="float">
            <text:p>0.207424</text:p>
          </table:table-cell>
          <table:table-cell office:value-type="float" office:value="0.00135718" calcext:value-type="float">
            <text:p>0.00135718</text:p>
          </table:table-cell>
          <table:table-cell office:value-type="float" office:value="0.0184218" calcext:value-type="float">
            <text:p>0.0184218</text:p>
          </table:table-cell>
          <table:table-cell office:value-type="float" office:value="0.0131462" calcext:value-type="float">
            <text:p>0.0131462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219133" calcext:value-type="float">
            <text:p>0.219133</text:p>
          </table:table-cell>
          <table:table-cell office:value-type="float" office:value="0.00135442" calcext:value-type="float">
            <text:p>0.00135442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31691" calcext:value-type="float">
            <text:p>0.0131691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206897" calcext:value-type="float">
            <text:p>0.206897</text:p>
          </table:table-cell>
          <table:table-cell office:value-type="float" office:value="0.00140613" calcext:value-type="float">
            <text:p>0.00140613</text:p>
          </table:table-cell>
          <table:table-cell office:value-type="float" office:value="0.0188517" calcext:value-type="float">
            <text:p>0.0188517</text:p>
          </table:table-cell>
          <table:table-cell office:value-type="float" office:value="0.0134692" calcext:value-type="float">
            <text:p>0.0134692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206961" calcext:value-type="float">
            <text:p>0.206961</text:p>
          </table:table-cell>
          <table:table-cell office:value-type="float" office:value="0.00135442" calcext:value-type="float">
            <text:p>0.00135442</text:p>
          </table:table-cell>
          <table:table-cell office:value-type="float" office:value="0.0183689" calcext:value-type="float">
            <text:p>0.0183689</text:p>
          </table:table-cell>
          <table:table-cell office:value-type="float" office:value="0.0134005" calcext:value-type="float">
            <text:p>0.0134005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210477" calcext:value-type="float">
            <text:p>0.210477</text:p>
          </table:table-cell>
          <table:table-cell office:value-type="float" office:value="0.00142705" calcext:value-type="float">
            <text:p>0.00142705</text:p>
          </table:table-cell>
          <table:table-cell office:value-type="float" office:value="0.0181585" calcext:value-type="float">
            <text:p>0.0181585</text:p>
          </table:table-cell>
          <table:table-cell office:value-type="float" office:value="0.0133397" calcext:value-type="float">
            <text:p>0.0133397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209726" calcext:value-type="float">
            <text:p>0.209726</text:p>
          </table:table-cell>
          <table:table-cell office:value-type="float" office:value="0.00137613" calcext:value-type="float">
            <text:p>0.00137613</text:p>
          </table:table-cell>
          <table:table-cell office:value-type="float" office:value="0.0184119" calcext:value-type="float">
            <text:p>0.0184119</text:p>
          </table:table-cell>
          <table:table-cell office:value-type="float" office:value="0.0135232" calcext:value-type="float">
            <text:p>0.0135232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209784" calcext:value-type="float">
            <text:p>0.209784</text:p>
          </table:table-cell>
          <table:table-cell office:value-type="float" office:value="0.00142192" calcext:value-type="float">
            <text:p>0.00142192</text:p>
          </table:table-cell>
          <table:table-cell office:value-type="float" office:value="0.01874" calcext:value-type="float">
            <text:p>0.01874</text:p>
          </table:table-cell>
          <table:table-cell office:value-type="float" office:value="0.0132477" calcext:value-type="float">
            <text:p>0.0132477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212089" calcext:value-type="float">
            <text:p>0.212089</text:p>
          </table:table-cell>
          <table:table-cell office:value-type="float" office:value="0.00139902" calcext:value-type="float">
            <text:p>0.00139902</text:p>
          </table:table-cell>
          <table:table-cell office:value-type="float" office:value="0.0254481" calcext:value-type="float">
            <text:p>0.0254481</text:p>
          </table:table-cell>
          <table:table-cell office:value-type="float" office:value="0.0130081" calcext:value-type="float">
            <text:p>0.0130081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209043" calcext:value-type="float">
            <text:p>0.209043</text:p>
          </table:table-cell>
          <table:table-cell office:value-type="float" office:value="0.00143889" calcext:value-type="float">
            <text:p>0.00143889</text:p>
          </table:table-cell>
          <table:table-cell office:value-type="float" office:value="0.0241008" calcext:value-type="float">
            <text:p>0.0241008</text:p>
          </table:table-cell>
          <table:table-cell office:value-type="float" office:value="0.0131683" calcext:value-type="float">
            <text:p>0.0131683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208591" calcext:value-type="float">
            <text:p>0.208591</text:p>
          </table:table-cell>
          <table:table-cell office:value-type="float" office:value="0.00139508" calcext:value-type="float">
            <text:p>0.00139508</text:p>
          </table:table-cell>
          <table:table-cell office:value-type="float" office:value="0.0206569" calcext:value-type="float">
            <text:p>0.0206569</text:p>
          </table:table-cell>
          <table:table-cell office:value-type="float" office:value="0.0135493" calcext:value-type="float">
            <text:p>0.0135493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207617" calcext:value-type="float">
            <text:p>0.207617</text:p>
          </table:table-cell>
          <table:table-cell office:value-type="float" office:value="0.00142705" calcext:value-type="float">
            <text:p>0.00142705</text:p>
          </table:table-cell>
          <table:table-cell office:value-type="float" office:value="0.0224444" calcext:value-type="float">
            <text:p>0.0224444</text:p>
          </table:table-cell>
          <table:table-cell office:value-type="float" office:value="0.0151788" calcext:value-type="float">
            <text:p>0.015178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211773" calcext:value-type="float">
            <text:p>0.211773</text:p>
          </table:table-cell>
          <table:table-cell office:value-type="float" office:value="0.00136349" calcext:value-type="float">
            <text:p>0.00136349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135449" calcext:value-type="float">
            <text:p>0.0135449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210055" calcext:value-type="float">
            <text:p>0.210055</text:p>
          </table:table-cell>
          <table:table-cell office:value-type="float" office:value="0.00142468" calcext:value-type="float">
            <text:p>0.00142468</text:p>
          </table:table-cell>
          <table:table-cell office:value-type="float" office:value="0.020317" calcext:value-type="float">
            <text:p>0.020317</text:p>
          </table:table-cell>
          <table:table-cell office:value-type="float" office:value="0.0157509" calcext:value-type="float">
            <text:p>0.0157509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214587" calcext:value-type="float">
            <text:p>0.214587</text:p>
          </table:table-cell>
          <table:table-cell office:value-type="float" office:value="0.00139705" calcext:value-type="float">
            <text:p>0.00139705</text:p>
          </table:table-cell>
          <table:table-cell office:value-type="float" office:value="0.0196649" calcext:value-type="float">
            <text:p>0.0196649</text:p>
          </table:table-cell>
          <table:table-cell office:value-type="float" office:value="0.0164318" calcext:value-type="float">
            <text:p>0.0164318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211232" calcext:value-type="float">
            <text:p>0.211232</text:p>
          </table:table-cell>
          <table:table-cell office:value-type="float" office:value="0.0014835" calcext:value-type="float">
            <text:p>0.0014835</text:p>
          </table:table-cell>
          <table:table-cell office:value-type="float" office:value="0.0197829" calcext:value-type="float">
            <text:p>0.0197829</text:p>
          </table:table-cell>
          <table:table-cell office:value-type="float" office:value="0.0147332" calcext:value-type="float">
            <text:p>0.0147332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21074" calcext:value-type="float">
            <text:p>0.21074</text:p>
          </table:table-cell>
          <table:table-cell office:value-type="float" office:value="0.00138758" calcext:value-type="float">
            <text:p>0.00138758</text:p>
          </table:table-cell>
          <table:table-cell office:value-type="float" office:value="0.0195591" calcext:value-type="float">
            <text:p>0.0195591</text:p>
          </table:table-cell>
          <table:table-cell office:value-type="float" office:value="0.0149373" calcext:value-type="float">
            <text:p>0.0149373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214289" calcext:value-type="float">
            <text:p>0.214289</text:p>
          </table:table-cell>
          <table:table-cell office:value-type="float" office:value="0.00145784" calcext:value-type="float">
            <text:p>0.00145784</text:p>
          </table:table-cell>
          <table:table-cell office:value-type="float" office:value="0.0191292" calcext:value-type="float">
            <text:p>0.0191292</text:p>
          </table:table-cell>
          <table:table-cell office:value-type="float" office:value="0.0153561" calcext:value-type="float">
            <text:p>0.0153561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211081" calcext:value-type="float">
            <text:p>0.211081</text:p>
          </table:table-cell>
          <table:table-cell office:value-type="float" office:value="0.00137929" calcext:value-type="float">
            <text:p>0.00137929</text:p>
          </table:table-cell>
          <table:table-cell office:value-type="float" office:value="0.0236606" calcext:value-type="float">
            <text:p>0.0236606</text:p>
          </table:table-cell>
          <table:table-cell office:value-type="float" office:value="0.0150636" calcext:value-type="float">
            <text:p>0.0150636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214849" calcext:value-type="float">
            <text:p>0.214849</text:p>
          </table:table-cell>
          <table:table-cell office:value-type="float" office:value="0.00142073" calcext:value-type="float">
            <text:p>0.00142073</text:p>
          </table:table-cell>
          <table:table-cell office:value-type="float" office:value="0.025304" calcext:value-type="float">
            <text:p>0.025304</text:p>
          </table:table-cell>
          <table:table-cell office:value-type="float" office:value="0.0135706" calcext:value-type="float">
            <text:p>0.0135706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212157" calcext:value-type="float">
            <text:p>0.212157</text:p>
          </table:table-cell>
          <table:table-cell office:value-type="float" office:value="0.00136389" calcext:value-type="float">
            <text:p>0.00136389</text:p>
          </table:table-cell>
          <table:table-cell office:value-type="float" office:value="0.0254284" calcext:value-type="float">
            <text:p>0.0254284</text:p>
          </table:table-cell>
          <table:table-cell office:value-type="float" office:value="0.0133685" calcext:value-type="float">
            <text:p>0.0133685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217617" calcext:value-type="float">
            <text:p>0.217617</text:p>
          </table:table-cell>
          <table:table-cell office:value-type="float" office:value="0.00140692" calcext:value-type="float">
            <text:p>0.00140692</text:p>
          </table:table-cell>
          <table:table-cell office:value-type="float" office:value="0.0227227" calcext:value-type="float">
            <text:p>0.0227227</text:p>
          </table:table-cell>
          <table:table-cell office:value-type="float" office:value="0.0134336" calcext:value-type="float">
            <text:p>0.01343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212999" calcext:value-type="float">
            <text:p>0.212999</text:p>
          </table:table-cell>
          <table:table-cell office:value-type="float" office:value="0.00137139" calcext:value-type="float">
            <text:p>0.00137139</text:p>
          </table:table-cell>
          <table:table-cell office:value-type="float" office:value="0.0214377" calcext:value-type="float">
            <text:p>0.0214377</text:p>
          </table:table-cell>
          <table:table-cell office:value-type="float" office:value="0.0130981" calcext:value-type="float">
            <text:p>0.0130981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214127" calcext:value-type="float">
            <text:p>0.214127</text:p>
          </table:table-cell>
          <table:table-cell office:value-type="float" office:value="0.00137534" calcext:value-type="float">
            <text:p>0.00137534</text:p>
          </table:table-cell>
          <table:table-cell office:value-type="float" office:value="0.0204765" calcext:value-type="float">
            <text:p>0.0204765</text:p>
          </table:table-cell>
          <table:table-cell office:value-type="float" office:value="0.0134324" calcext:value-type="float">
            <text:p>0.0134324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21234" calcext:value-type="float">
            <text:p>0.21234</text:p>
          </table:table-cell>
          <table:table-cell office:value-type="float" office:value="0.00142981" calcext:value-type="float">
            <text:p>0.00142981</text:p>
          </table:table-cell>
          <table:table-cell office:value-type="float" office:value="0.019458" calcext:value-type="float">
            <text:p>0.019458</text:p>
          </table:table-cell>
          <table:table-cell office:value-type="float" office:value="0.0133168" calcext:value-type="float">
            <text:p>0.0133168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216863" calcext:value-type="float">
            <text:p>0.216863</text:p>
          </table:table-cell>
          <table:table-cell office:value-type="float" office:value="0.00138955" calcext:value-type="float">
            <text:p>0.00138955</text:p>
          </table:table-cell>
          <table:table-cell office:value-type="float" office:value="0.0190423" calcext:value-type="float">
            <text:p>0.0190423</text:p>
          </table:table-cell>
          <table:table-cell office:value-type="float" office:value="0.013331" calcext:value-type="float">
            <text:p>0.013331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214488" calcext:value-type="float">
            <text:p>0.214488</text:p>
          </table:table-cell>
          <table:table-cell office:value-type="float" office:value="0.00144679" calcext:value-type="float">
            <text:p>0.00144679</text:p>
          </table:table-cell>
          <table:table-cell office:value-type="float" office:value="0.0186196" calcext:value-type="float">
            <text:p>0.0186196</text:p>
          </table:table-cell>
          <table:table-cell office:value-type="float" office:value="0.0135738" calcext:value-type="float">
            <text:p>0.0135738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216454" calcext:value-type="float">
            <text:p>0.216454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203103" calcext:value-type="float">
            <text:p>0.0203103</text:p>
          </table:table-cell>
          <table:table-cell office:value-type="float" office:value="0.0149878" calcext:value-type="float">
            <text:p>0.0149878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225026" calcext:value-type="float">
            <text:p>0.225026</text:p>
          </table:table-cell>
          <table:table-cell office:value-type="float" office:value="0.00141639" calcext:value-type="float">
            <text:p>0.00141639</text:p>
          </table:table-cell>
          <table:table-cell office:value-type="float" office:value="0.0248066" calcext:value-type="float">
            <text:p>0.0248066</text:p>
          </table:table-cell>
          <table:table-cell office:value-type="float" office:value="0.0165656" calcext:value-type="float">
            <text:p>0.0165656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216645" calcext:value-type="float">
            <text:p>0.216645</text:p>
          </table:table-cell>
          <table:table-cell office:value-type="float" office:value="0.00137494" calcext:value-type="float">
            <text:p>0.00137494</text:p>
          </table:table-cell>
          <table:table-cell office:value-type="float" office:value="0.0206731" calcext:value-type="float">
            <text:p>0.0206731</text:p>
          </table:table-cell>
          <table:table-cell office:value-type="float" office:value="0.0157461" calcext:value-type="float">
            <text:p>0.0157461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213005" calcext:value-type="float">
            <text:p>0.213005</text:p>
          </table:table-cell>
          <table:table-cell office:value-type="float" office:value="0.00140771" calcext:value-type="float">
            <text:p>0.00140771</text:p>
          </table:table-cell>
          <table:table-cell office:value-type="float" office:value="0.0205172" calcext:value-type="float">
            <text:p>0.0205172</text:p>
          </table:table-cell>
          <table:table-cell office:value-type="float" office:value="0.0146104" calcext:value-type="float">
            <text:p>0.0146104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220656" calcext:value-type="float">
            <text:p>0.220656</text:p>
          </table:table-cell>
          <table:table-cell office:value-type="float" office:value="0.00137376" calcext:value-type="float">
            <text:p>0.00137376</text:p>
          </table:table-cell>
          <table:table-cell office:value-type="float" office:value="0.0198409" calcext:value-type="float">
            <text:p>0.0198409</text:p>
          </table:table-cell>
          <table:table-cell office:value-type="float" office:value="0.0148662" calcext:value-type="float">
            <text:p>0.014866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217013" calcext:value-type="float">
            <text:p>0.217013</text:p>
          </table:table-cell>
          <table:table-cell office:value-type="float" office:value="0.00146218" calcext:value-type="float">
            <text:p>0.00146218</text:p>
          </table:table-cell>
          <table:table-cell office:value-type="float" office:value="0.0192453" calcext:value-type="float">
            <text:p>0.0192453</text:p>
          </table:table-cell>
          <table:table-cell office:value-type="float" office:value="0.0145417" calcext:value-type="float">
            <text:p>0.0145417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22009" calcext:value-type="float">
            <text:p>0.22009</text:p>
          </table:table-cell>
          <table:table-cell office:value-type="float" office:value="0.00136744" calcext:value-type="float">
            <text:p>0.00136744</text:p>
          </table:table-cell>
          <table:table-cell office:value-type="float" office:value="0.0187258" calcext:value-type="float">
            <text:p>0.0187258</text:p>
          </table:table-cell>
          <table:table-cell office:value-type="float" office:value="0.0140187" calcext:value-type="float">
            <text:p>0.0140187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215061" calcext:value-type="float">
            <text:p>0.215061</text:p>
          </table:table-cell>
          <table:table-cell office:value-type="float" office:value="0.00142508" calcext:value-type="float">
            <text:p>0.00142508</text:p>
          </table:table-cell>
          <table:table-cell office:value-type="float" office:value="0.0189567" calcext:value-type="float">
            <text:p>0.0189567</text:p>
          </table:table-cell>
          <table:table-cell office:value-type="float" office:value="0.0149001" calcext:value-type="float">
            <text:p>0.0149001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229321" calcext:value-type="float">
            <text:p>0.229321</text:p>
          </table:table-cell>
          <table:table-cell office:value-type="float" office:value="0.00137376" calcext:value-type="float">
            <text:p>0.00137376</text:p>
          </table:table-cell>
          <table:table-cell office:value-type="float" office:value="0.0199298" calcext:value-type="float">
            <text:p>0.0199298</text:p>
          </table:table-cell>
          <table:table-cell office:value-type="float" office:value="0.0149862" calcext:value-type="float">
            <text:p>0.0149862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220393" calcext:value-type="float">
            <text:p>0.220393</text:p>
          </table:table-cell>
          <table:table-cell office:value-type="float" office:value="0.00144679" calcext:value-type="float">
            <text:p>0.00144679</text:p>
          </table:table-cell>
          <table:table-cell office:value-type="float" office:value="0.0189784" calcext:value-type="float">
            <text:p>0.0189784</text:p>
          </table:table-cell>
          <table:table-cell office:value-type="float" office:value="0.0141454" calcext:value-type="float">
            <text:p>0.0141454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217558" calcext:value-type="float">
            <text:p>0.217558</text:p>
          </table:table-cell>
          <table:table-cell office:value-type="float" office:value="0.00138679" calcext:value-type="float">
            <text:p>0.00138679</text:p>
          </table:table-cell>
          <table:table-cell office:value-type="float" office:value="0.0185473" calcext:value-type="float">
            <text:p>0.0185473</text:p>
          </table:table-cell>
          <table:table-cell office:value-type="float" office:value="0.0159044" calcext:value-type="float">
            <text:p>0.0159044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220368" calcext:value-type="float">
            <text:p>0.220368</text:p>
          </table:table-cell>
          <table:table-cell office:value-type="float" office:value="0.00143968" calcext:value-type="float">
            <text:p>0.00143968</text:p>
          </table:table-cell>
          <table:table-cell office:value-type="float" office:value="0.0199965" calcext:value-type="float">
            <text:p>0.0199965</text:p>
          </table:table-cell>
          <table:table-cell office:value-type="float" office:value="0.0156095" calcext:value-type="float">
            <text:p>0.0156095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217676" calcext:value-type="float">
            <text:p>0.217676</text:p>
          </table:table-cell>
          <table:table-cell office:value-type="float" office:value="0.00138126" calcext:value-type="float">
            <text:p>0.00138126</text:p>
          </table:table-cell>
          <table:table-cell office:value-type="float" office:value="0.0210296" calcext:value-type="float">
            <text:p>0.0210296</text:p>
          </table:table-cell>
          <table:table-cell office:value-type="float" office:value="0.0154647" calcext:value-type="float">
            <text:p>0.0154647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216468" calcext:value-type="float">
            <text:p>0.216468</text:p>
          </table:table-cell>
          <table:table-cell office:value-type="float" office:value="0.00144837" calcext:value-type="float">
            <text:p>0.00144837</text:p>
          </table:table-cell>
          <table:table-cell office:value-type="float" office:value="0.0196696" calcext:value-type="float">
            <text:p>0.0196696</text:p>
          </table:table-cell>
          <table:table-cell office:value-type="float" office:value="0.0143064" calcext:value-type="float">
            <text:p>0.0143064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217658" calcext:value-type="float">
            <text:p>0.217658</text:p>
          </table:table-cell>
          <table:table-cell office:value-type="float" office:value="0.00137415" calcext:value-type="float">
            <text:p>0.00137415</text:p>
          </table:table-cell>
          <table:table-cell office:value-type="float" office:value="0.0191683" calcext:value-type="float">
            <text:p>0.0191683</text:p>
          </table:table-cell>
          <table:table-cell office:value-type="float" office:value="0.0141537" calcext:value-type="float">
            <text:p>0.0141537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219436" calcext:value-type="float">
            <text:p>0.219436</text:p>
          </table:table-cell>
          <table:table-cell office:value-type="float" office:value="0.00139429" calcext:value-type="float">
            <text:p>0.00139429</text:p>
          </table:table-cell>
          <table:table-cell office:value-type="float" office:value="0.0189729" calcext:value-type="float">
            <text:p>0.0189729</text:p>
          </table:table-cell>
          <table:table-cell office:value-type="float" office:value="0.0160821" calcext:value-type="float">
            <text:p>0.0160821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220591" calcext:value-type="float">
            <text:p>0.220591</text:p>
          </table:table-cell>
          <table:table-cell office:value-type="float" office:value="0.00148113" calcext:value-type="float">
            <text:p>0.00148113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163919" calcext:value-type="float">
            <text:p>0.0163919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218436" calcext:value-type="float">
            <text:p>0.218436</text:p>
          </table:table-cell>
          <table:table-cell office:value-type="float" office:value="0.00137257" calcext:value-type="float">
            <text:p>0.00137257</text:p>
          </table:table-cell>
          <table:table-cell office:value-type="float" office:value="0.0184853" calcext:value-type="float">
            <text:p>0.0184853</text:p>
          </table:table-cell>
          <table:table-cell office:value-type="float" office:value="0.015441" calcext:value-type="float">
            <text:p>0.015441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222517" calcext:value-type="float">
            <text:p>0.222517</text:p>
          </table:table-cell>
          <table:table-cell office:value-type="float" office:value="0.00145982" calcext:value-type="float">
            <text:p>0.00145982</text:p>
          </table:table-cell>
          <table:table-cell office:value-type="float" office:value="0.0182643" calcext:value-type="float">
            <text:p>0.0182643</text:p>
          </table:table-cell>
          <table:table-cell office:value-type="float" office:value="0.0156143" calcext:value-type="float">
            <text:p>0.0156143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220439" calcext:value-type="float">
            <text:p>0.220439</text:p>
          </table:table-cell>
          <table:table-cell office:value-type="float" office:value="0.00139389" calcext:value-type="float">
            <text:p>0.00139389</text:p>
          </table:table-cell>
          <table:table-cell office:value-type="float" office:value="0.0194111" calcext:value-type="float">
            <text:p>0.0194111</text:p>
          </table:table-cell>
          <table:table-cell office:value-type="float" office:value="0.015184" calcext:value-type="float">
            <text:p>0.015184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220597" calcext:value-type="float">
            <text:p>0.220597</text:p>
          </table:table-cell>
          <table:table-cell office:value-type="float" office:value="0.00147126" calcext:value-type="float">
            <text:p>0.00147126</text:p>
          </table:table-cell>
          <table:table-cell office:value-type="float" office:value="0.0227756" calcext:value-type="float">
            <text:p>0.0227756</text:p>
          </table:table-cell>
          <table:table-cell office:value-type="float" office:value="0.0151536" calcext:value-type="float">
            <text:p>0.0151536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22239" calcext:value-type="float">
            <text:p>0.22239</text:p>
          </table:table-cell>
          <table:table-cell office:value-type="float" office:value="0.00141679" calcext:value-type="float">
            <text:p>0.00141679</text:p>
          </table:table-cell>
          <table:table-cell office:value-type="float" office:value="0.0253352" calcext:value-type="float">
            <text:p>0.0253352</text:p>
          </table:table-cell>
          <table:table-cell office:value-type="float" office:value="0.0154587" calcext:value-type="float">
            <text:p>0.0154587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225316" calcext:value-type="float">
            <text:p>0.225316</text:p>
          </table:table-cell>
          <table:table-cell office:value-type="float" office:value="0.00146337" calcext:value-type="float">
            <text:p>0.00146337</text:p>
          </table:table-cell>
          <table:table-cell office:value-type="float" office:value="0.0227393" calcext:value-type="float">
            <text:p>0.0227393</text:p>
          </table:table-cell>
          <table:table-cell office:value-type="float" office:value="0.0158444" calcext:value-type="float">
            <text:p>0.0158444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223769" calcext:value-type="float">
            <text:p>0.223769</text:p>
          </table:table-cell>
          <table:table-cell office:value-type="float" office:value="0.00138876" calcext:value-type="float">
            <text:p>0.00138876</text:p>
          </table:table-cell>
          <table:table-cell office:value-type="float" office:value="0.0199069" calcext:value-type="float">
            <text:p>0.0199069</text:p>
          </table:table-cell>
          <table:table-cell office:value-type="float" office:value="0.0143866" calcext:value-type="float">
            <text:p>0.0143866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22573" calcext:value-type="float">
            <text:p>0.22573</text:p>
          </table:table-cell>
          <table:table-cell office:value-type="float" office:value="0.00147995" calcext:value-type="float">
            <text:p>0.00147995</text:p>
          </table:table-cell>
          <table:table-cell office:value-type="float" office:value="0.0191237" calcext:value-type="float">
            <text:p>0.0191237</text:p>
          </table:table-cell>
          <table:table-cell office:value-type="float" office:value="0.0140033" calcext:value-type="float">
            <text:p>0.01400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228273" calcext:value-type="float">
            <text:p>0.228273</text:p>
          </table:table-cell>
          <table:table-cell office:value-type="float" office:value="0.0013856" calcext:value-type="float">
            <text:p>0.0013856</text:p>
          </table:table-cell>
          <table:table-cell office:value-type="float" office:value="0.0188817" calcext:value-type="float">
            <text:p>0.0188817</text:p>
          </table:table-cell>
          <table:table-cell office:value-type="float" office:value="0.0170974" calcext:value-type="float">
            <text:p>0.0170974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229948" calcext:value-type="float">
            <text:p>0.229948</text:p>
          </table:table-cell>
          <table:table-cell office:value-type="float" office:value="0.00148824" calcext:value-type="float">
            <text:p>0.00148824</text:p>
          </table:table-cell>
          <table:table-cell office:value-type="float" office:value="0.0187242" calcext:value-type="float">
            <text:p>0.0187242</text:p>
          </table:table-cell>
          <table:table-cell office:value-type="float" office:value="0.0161373" calcext:value-type="float">
            <text:p>0.0161373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221762" calcext:value-type="float">
            <text:p>0.221762</text:p>
          </table:table-cell>
          <table:table-cell office:value-type="float" office:value="0.00138876" calcext:value-type="float">
            <text:p>0.00138876</text:p>
          </table:table-cell>
          <table:table-cell office:value-type="float" office:value="0.0185525" calcext:value-type="float">
            <text:p>0.0185525</text:p>
          </table:table-cell>
          <table:table-cell office:value-type="float" office:value="0.0157122" calcext:value-type="float">
            <text:p>0.0157122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222142" calcext:value-type="float">
            <text:p>0.222142</text:p>
          </table:table-cell>
          <table:table-cell office:value-type="float" office:value="0.00144047" calcext:value-type="float">
            <text:p>0.00144047</text:p>
          </table:table-cell>
          <table:table-cell office:value-type="float" office:value="0.0185975" calcext:value-type="float">
            <text:p>0.0185975</text:p>
          </table:table-cell>
          <table:table-cell office:value-type="float" office:value="0.0161863" calcext:value-type="float">
            <text:p>0.0161863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22215" calcext:value-type="float">
            <text:p>0.22215</text:p>
          </table:table-cell>
          <table:table-cell office:value-type="float" office:value="0.00138876" calcext:value-type="float">
            <text:p>0.00138876</text:p>
          </table:table-cell>
          <table:table-cell office:value-type="float" office:value="0.0189212" calcext:value-type="float">
            <text:p>0.0189212</text:p>
          </table:table-cell>
          <table:table-cell office:value-type="float" office:value="0.0169347" calcext:value-type="float">
            <text:p>0.0169347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226389" calcext:value-type="float">
            <text:p>0.226389</text:p>
          </table:table-cell>
          <table:table-cell office:value-type="float" office:value="0.00145587" calcext:value-type="float">
            <text:p>0.00145587</text:p>
          </table:table-cell>
          <table:table-cell office:value-type="float" office:value="0.0187364" calcext:value-type="float">
            <text:p>0.0187364</text:p>
          </table:table-cell>
          <table:table-cell office:value-type="float" office:value="0.0157343" calcext:value-type="float">
            <text:p>0.0157343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227408" calcext:value-type="float">
            <text:p>0.227408</text:p>
          </table:table-cell>
          <table:table-cell office:value-type="float" office:value="0.0013935" calcext:value-type="float">
            <text:p>0.0013935</text:p>
          </table:table-cell>
          <table:table-cell office:value-type="float" office:value="0.0192721" calcext:value-type="float">
            <text:p>0.0192721</text:p>
          </table:table-cell>
          <table:table-cell office:value-type="float" office:value="0.0149602" calcext:value-type="float">
            <text:p>0.0149602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221514" calcext:value-type="float">
            <text:p>0.221514</text:p>
          </table:table-cell>
          <table:table-cell office:value-type="float" office:value="0.00154114" calcext:value-type="float">
            <text:p>0.00154114</text:p>
          </table:table-cell>
          <table:table-cell office:value-type="float" office:value="0.0198753" calcext:value-type="float">
            <text:p>0.0198753</text:p>
          </table:table-cell>
          <table:table-cell office:value-type="float" office:value="0.0143143" calcext:value-type="float">
            <text:p>0.0143143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223318" calcext:value-type="float">
            <text:p>0.223318</text:p>
          </table:table-cell>
          <table:table-cell office:value-type="float" office:value="0.00145547" calcext:value-type="float">
            <text:p>0.00145547</text:p>
          </table:table-cell>
          <table:table-cell office:value-type="float" office:value="0.0220394" calcext:value-type="float">
            <text:p>0.0220394</text:p>
          </table:table-cell>
          <table:table-cell office:value-type="float" office:value="0.0138157" calcext:value-type="float">
            <text:p>0.0138157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223355" calcext:value-type="float">
            <text:p>0.223355</text:p>
          </table:table-cell>
          <table:table-cell office:value-type="float" office:value="0.00143297" calcext:value-type="float">
            <text:p>0.00143297</text:p>
          </table:table-cell>
          <table:table-cell office:value-type="float" office:value="0.0206688" calcext:value-type="float">
            <text:p>0.0206688</text:p>
          </table:table-cell>
          <table:table-cell office:value-type="float" office:value="0.0140708" calcext:value-type="float">
            <text:p>0.0140708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223897" calcext:value-type="float">
            <text:p>0.223897</text:p>
          </table:table-cell>
          <table:table-cell office:value-type="float" office:value="0.00150403" calcext:value-type="float">
            <text:p>0.00150403</text:p>
          </table:table-cell>
          <table:table-cell office:value-type="float" office:value="0.0194588" calcext:value-type="float">
            <text:p>0.0194588</text:p>
          </table:table-cell>
          <table:table-cell office:value-type="float" office:value="0.013888" calcext:value-type="float">
            <text:p>0.013888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227258" calcext:value-type="float">
            <text:p>0.227258</text:p>
          </table:table-cell>
          <table:table-cell office:value-type="float" office:value="0.00144363" calcext:value-type="float">
            <text:p>0.00144363</text:p>
          </table:table-cell>
          <table:table-cell office:value-type="float" office:value="0.0201631" calcext:value-type="float">
            <text:p>0.0201631</text:p>
          </table:table-cell>
          <table:table-cell office:value-type="float" office:value="0.014177" calcext:value-type="float">
            <text:p>0.014177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229544" calcext:value-type="float">
            <text:p>0.229544</text:p>
          </table:table-cell>
          <table:table-cell office:value-type="float" office:value="0.00149337" calcext:value-type="float">
            <text:p>0.00149337</text:p>
          </table:table-cell>
          <table:table-cell office:value-type="float" office:value="0.0196471" calcext:value-type="float">
            <text:p>0.0196471</text:p>
          </table:table-cell>
          <table:table-cell office:value-type="float" office:value="0.0153936" calcext:value-type="float">
            <text:p>0.0153936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227239" calcext:value-type="float">
            <text:p>0.227239</text:p>
          </table:table-cell>
          <table:table-cell office:value-type="float" office:value="0.00143337" calcext:value-type="float">
            <text:p>0.00143337</text:p>
          </table:table-cell>
          <table:table-cell office:value-type="float" office:value="0.0190226" calcext:value-type="float">
            <text:p>0.0190226</text:p>
          </table:table-cell>
          <table:table-cell office:value-type="float" office:value="0.0157651" calcext:value-type="float">
            <text:p>0.0157651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225715" calcext:value-type="float">
            <text:p>0.225715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0188327" calcext:value-type="float">
            <text:p>0.0188327</text:p>
          </table:table-cell>
          <table:table-cell office:value-type="float" office:value="0.0143581" calcext:value-type="float">
            <text:p>0.0143581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227849" calcext:value-type="float">
            <text:p>0.227849</text:p>
          </table:table-cell>
          <table:table-cell office:value-type="float" office:value="0.00142981" calcext:value-type="float">
            <text:p>0.00142981</text:p>
          </table:table-cell>
          <table:table-cell office:value-type="float" office:value="0.0190325" calcext:value-type="float">
            <text:p>0.0190325</text:p>
          </table:table-cell>
          <table:table-cell office:value-type="float" office:value="0.0141087" calcext:value-type="float">
            <text:p>0.0141087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230159" calcext:value-type="float">
            <text:p>0.230159</text:p>
          </table:table-cell>
          <table:table-cell office:value-type="float" office:value="0.00151153" calcext:value-type="float">
            <text:p>0.00151153</text:p>
          </table:table-cell>
          <table:table-cell office:value-type="float" office:value="0.0201804" calcext:value-type="float">
            <text:p>0.0201804</text:p>
          </table:table-cell>
          <table:table-cell office:value-type="float" office:value="0.0137952" calcext:value-type="float">
            <text:p>0.0137952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22611" calcext:value-type="float">
            <text:p>0.22611</text:p>
          </table:table-cell>
          <table:table-cell office:value-type="float" office:value="0.00147008" calcext:value-type="float">
            <text:p>0.00147008</text:p>
          </table:table-cell>
          <table:table-cell office:value-type="float" office:value="0.0199357" calcext:value-type="float">
            <text:p>0.0199357</text:p>
          </table:table-cell>
          <table:table-cell office:value-type="float" office:value="0.014353" calcext:value-type="float">
            <text:p>0.014353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23427" calcext:value-type="float">
            <text:p>0.23427</text:p>
          </table:table-cell>
          <table:table-cell office:value-type="float" office:value="0.00196076" calcext:value-type="float">
            <text:p>0.00196076</text:p>
          </table:table-cell>
          <table:table-cell office:value-type="float" office:value="0.0223208" calcext:value-type="float">
            <text:p>0.0223208</text:p>
          </table:table-cell>
          <table:table-cell office:value-type="float" office:value="0.0166418" calcext:value-type="float">
            <text:p>0.0166418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229111" calcext:value-type="float">
            <text:p>0.229111</text:p>
          </table:table-cell>
          <table:table-cell office:value-type="float" office:value="0.0018076" calcext:value-type="float">
            <text:p>0.0018076</text:p>
          </table:table-cell>
          <table:table-cell office:value-type="float" office:value="0.0211117" calcext:value-type="float">
            <text:p>0.0211117</text:p>
          </table:table-cell>
          <table:table-cell office:value-type="float" office:value="0.0161239" calcext:value-type="float">
            <text:p>0.016123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227967" calcext:value-type="float">
            <text:p>0.227967</text:p>
          </table:table-cell>
          <table:table-cell office:value-type="float" office:value="0.00187905" calcext:value-type="float">
            <text:p>0.00187905</text:p>
          </table:table-cell>
          <table:table-cell office:value-type="float" office:value="0.0208263" calcext:value-type="float">
            <text:p>0.0208263</text:p>
          </table:table-cell>
          <table:table-cell office:value-type="float" office:value="0.0153774" calcext:value-type="float">
            <text:p>0.0153774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225054" calcext:value-type="float">
            <text:p>0.225054</text:p>
          </table:table-cell>
          <table:table-cell office:value-type="float" office:value="0.00172944" calcext:value-type="float">
            <text:p>0.00172944</text:p>
          </table:table-cell>
          <table:table-cell office:value-type="float" office:value="0.0202369" calcext:value-type="float">
            <text:p>0.0202369</text:p>
          </table:table-cell>
          <table:table-cell office:value-type="float" office:value="0.0149242" calcext:value-type="float">
            <text:p>0.0149242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226229" calcext:value-type="float">
            <text:p>0.226229</text:p>
          </table:table-cell>
          <table:table-cell office:value-type="float" office:value="0.00173733" calcext:value-type="float">
            <text:p>0.00173733</text:p>
          </table:table-cell>
          <table:table-cell office:value-type="float" office:value="0.0189677" calcext:value-type="float">
            <text:p>0.0189677</text:p>
          </table:table-cell>
          <table:table-cell office:value-type="float" office:value="0.0141833" calcext:value-type="float">
            <text:p>0.0141833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228519" calcext:value-type="float">
            <text:p>0.228519</text:p>
          </table:table-cell>
          <table:table-cell office:value-type="float" office:value="0.00166706" calcext:value-type="float">
            <text:p>0.00166706</text:p>
          </table:table-cell>
          <table:table-cell office:value-type="float" office:value="0.0189294" calcext:value-type="float">
            <text:p>0.0189294</text:p>
          </table:table-cell>
          <table:table-cell office:value-type="float" office:value="0.0143041" calcext:value-type="float">
            <text:p>0.0143041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229407" calcext:value-type="float">
            <text:p>0.229407</text:p>
          </table:table-cell>
          <table:table-cell office:value-type="float" office:value="0.00172825" calcext:value-type="float">
            <text:p>0.00172825</text:p>
          </table:table-cell>
          <table:table-cell office:value-type="float" office:value="0.0191497" calcext:value-type="float">
            <text:p>0.0191497</text:p>
          </table:table-cell>
          <table:table-cell office:value-type="float" office:value="0.0141016" calcext:value-type="float">
            <text:p>0.0141016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234498" calcext:value-type="float">
            <text:p>0.234498</text:p>
          </table:table-cell>
          <table:table-cell office:value-type="float" office:value="0.00168128" calcext:value-type="float">
            <text:p>0.00168128</text:p>
          </table:table-cell>
          <table:table-cell office:value-type="float" office:value="0.0187577" calcext:value-type="float">
            <text:p>0.0187577</text:p>
          </table:table-cell>
          <table:table-cell office:value-type="float" office:value="0.0139583" calcext:value-type="float">
            <text:p>0.0139583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227209" calcext:value-type="float">
            <text:p>0.227209</text:p>
          </table:table-cell>
          <table:table-cell office:value-type="float" office:value="0.00203853" calcext:value-type="float">
            <text:p>0.00203853</text:p>
          </table:table-cell>
          <table:table-cell office:value-type="float" office:value="0.0191564" calcext:value-type="float">
            <text:p>0.0191564</text:p>
          </table:table-cell>
          <table:table-cell office:value-type="float" office:value="0.0140826" calcext:value-type="float">
            <text:p>0.0140826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22925" calcext:value-type="float">
            <text:p>0.22925</text:p>
          </table:table-cell>
          <table:table-cell office:value-type="float" office:value="0.00251698" calcext:value-type="float">
            <text:p>0.00251698</text:p>
          </table:table-cell>
          <table:table-cell office:value-type="float" office:value="0.0200285" calcext:value-type="float">
            <text:p>0.0200285</text:p>
          </table:table-cell>
          <table:table-cell office:value-type="float" office:value="0.0145713" calcext:value-type="float">
            <text:p>0.0145713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232211" calcext:value-type="float">
            <text:p>0.232211</text:p>
          </table:table-cell>
          <table:table-cell office:value-type="float" office:value="0.00188418" calcext:value-type="float">
            <text:p>0.00188418</text:p>
          </table:table-cell>
          <table:table-cell office:value-type="float" office:value="0.0209024" calcext:value-type="float">
            <text:p>0.0209024</text:p>
          </table:table-cell>
          <table:table-cell office:value-type="float" office:value="0.0143491" calcext:value-type="float">
            <text:p>0.0143491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235148" calcext:value-type="float">
            <text:p>0.235148</text:p>
          </table:table-cell>
          <table:table-cell office:value-type="float" office:value="0.00161732" calcext:value-type="float">
            <text:p>0.00161732</text:p>
          </table:table-cell>
          <table:table-cell office:value-type="float" office:value="0.0225766" calcext:value-type="float">
            <text:p>0.0225766</text:p>
          </table:table-cell>
          <table:table-cell office:value-type="float" office:value="0.0149345" calcext:value-type="float">
            <text:p>0.0149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7:22:14.731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7:23:03.292000000</dc:date>
    <meta:editing-duration>PT3M51S</meta:editing-duration>
    <meta:editing-cycles>2</meta:editing-cycles>
    <meta:generator>LibreOffice/4.4.3.2$Windows_x86 LibreOffice_project/88805f81e9fe61362df02b9941de8e38a9b5fd16</meta:generator>
    <meta:document-statistic meta:table-count="1" meta:cell-count="5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735cm" svg:height="16.98cm" xlink:href=".." xlink:type="simple" chart:class="chart:scatter" chart:style-name="ch1">
        <chart:legend chart:legend-position="end" svg:x="29.401cm" svg:y="7.195cm" style:legend-expansion="high" chart:style-name="ch2"/>
        <chart:plot-area chart:style-name="ch3" table:cell-range-address="insertion.A2:insertion.F1001 insertion.B1:insertion.F1" chart:data-source-has-labels="row" svg:x="1.685cm" svg:y="0.339cm" svg:width="27.042cm" svg:height="15.321cm">
          <chartooo:coordinate-region svg:x="2.783cm" svg:y="0.539cm" svg:width="25.295cm" svg:height="14.474cm"/>
          <chart:axis chart:dimension="x" chart:name="primary-x" chart:style-name="ch4">
            <chart:title svg:x="13.244cm" svg:y="15.999cm" chart:style-name="ch5">
              <text:p>Elements in data structure</text:p>
            </chart:title>
          </chart:axis>
          <chart:axis chart:dimension="y" chart:name="primary-y" chart:style-name="ch6">
            <chart:title svg:x="0.451cm" svg:y="10.702cm" chart:style-name="ch7">
              <text:p>Time (s) for inserting 1000 elements</text:p>
            </chart:title>
            <chart:grid chart:style-name="ch8" chart:class="major"/>
          </chart:axis>
          <chart:series chart:style-name="ch9" chart:values-cell-range-address="insertion.B2:insertion.B1001" chart:label-cell-address="insertion.B1:insertion.B1" chart:class="chart:scatter">
            <chart:domain table:cell-range-address="insertion.A2:insertion.A1001"/>
            <chart:data-point chart:repeated="1000"/>
          </chart:series>
          <chart:series chart:style-name="ch10" chart:values-cell-range-address="insertion.C2:insertion.C1001" chart:label-cell-address="insertion.C1:insertion.C1" chart:class="chart:scatter">
            <chart:data-point chart:repeated="1000"/>
          </chart:series>
          <chart:series chart:style-name="ch11" chart:values-cell-range-address="insertion.D2:insertion.D1001" chart:label-cell-address="insertion.D1:insertion.D1" chart:class="chart:scatter">
            <chart:data-point chart:repeated="1000"/>
          </chart:series>
          <chart:series chart:style-name="ch12" chart:values-cell-range-address="insertion.E2:insertion.E1001" chart:label-cell-address="insertion.E1:insertion.E1" chart:class="chart:scatter">
            <chart:data-point chart:repeated="1000"/>
          </chart:series>
          <chart:series chart:style-name="ch13" chart:values-cell-range-address="insertion.F2:insertion.F1001" chart:label-cell-address="insertion.F1:insertion.F1" chart:class="chart:scatter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insertion.B1:insertion.B1</svg:desc>
                </draw:g>
              </table:table-cell>
              <table:table-cell office:value-type="string">
                <text:p>vector</text:p>
                <draw:g>
                  <svg:desc>insertion.C1:insertion.C1</svg:desc>
                </draw:g>
              </table:table-cell>
              <table:table-cell office:value-type="string">
                <text:p>bst</text:p>
                <draw:g>
                  <svg:desc>insertion.D1:insertion.D1</svg:desc>
                </draw:g>
              </table:table-cell>
              <table:table-cell office:value-type="string">
                <text:p>tiered vector</text:p>
                <draw:g>
                  <svg:desc>insertion.E1:insertion.E1</svg:desc>
                </draw:g>
              </table:table-cell>
              <table:table-cell office:value-type="string">
                <text:p>bittrick tiered vector</text:p>
                <draw:g>
                  <svg:desc>insertion.F1:inser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.A2:insertion.A1001</svg:desc>
                </draw:g>
              </table:table-cell>
              <table:table-cell office:value-type="float" office:value="0.00103466">
                <text:p>0.00103466</text:p>
                <draw:g>
                  <svg:desc>insertion.B2:insertion.B1001</svg:desc>
                </draw:g>
              </table:table-cell>
              <table:table-cell office:value-type="float" office:value="0.000888601">
                <text:p>0.000888601</text:p>
                <draw:g>
                  <svg:desc>insertion.C2:insertion.C1001</svg:desc>
                </draw:g>
              </table:table-cell>
              <table:table-cell office:value-type="float" office:value="0.000664378">
                <text:p>0.000664378</text:p>
                <draw:g>
                  <svg:desc>insertion.D2:insertion.D1001</svg:desc>
                </draw:g>
              </table:table-cell>
              <table:table-cell office:value-type="float" office:value="0.00136942">
                <text:p>0.00136942</text:p>
                <draw:g>
                  <svg:desc>insertion.E2:insertion.E1001</svg:desc>
                </draw:g>
              </table:table-cell>
              <table:table-cell office:value-type="float" office:value="0.00129323">
                <text:p>0.00129323</text:p>
                <draw:g>
                  <svg:desc>insertion.F2:insertion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68088">
                <text:p>0.00168088</text:p>
              </table:table-cell>
              <table:table-cell office:value-type="float" office:value="0.000915444">
                <text:p>0.000915444</text:p>
              </table:table-cell>
              <table:table-cell office:value-type="float" office:value="0.000654509">
                <text:p>0.000654509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00135007">
                <text:p>0.00135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237802">
                <text:p>0.00237802</text:p>
              </table:table-cell>
              <table:table-cell office:value-type="float" office:value="0.00103269">
                <text:p>0.00103269</text:p>
              </table:table-cell>
              <table:table-cell office:value-type="float" office:value="0.000669905">
                <text:p>0.000669905</text:p>
              </table:table-cell>
              <table:table-cell office:value-type="float" office:value="0.00154745">
                <text:p>0.00154745</text:p>
              </table:table-cell>
              <table:table-cell office:value-type="float" office:value="0.001371">
                <text:p>0.00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325873">
                <text:p>0.00325873</text:p>
              </table:table-cell>
              <table:table-cell office:value-type="float" office:value="0.00104019">
                <text:p>0.00104019</text:p>
              </table:table-cell>
              <table:table-cell office:value-type="float" office:value="0.000718855">
                <text:p>0.000718855</text:p>
              </table:table-cell>
              <table:table-cell office:value-type="float" office:value="0.00166785">
                <text:p>0.00166785</text:p>
              </table:table-cell>
              <table:table-cell office:value-type="float" office:value="0.00142508">
                <text:p>0.00142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427602">
                <text:p>0.00427602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0670694">
                <text:p>0.000670694</text:p>
              </table:table-cell>
              <table:table-cell office:value-type="float" office:value="0.00180562">
                <text:p>0.00180562</text:p>
              </table:table-cell>
              <table:table-cell office:value-type="float" office:value="0.00156443">
                <text:p>0.00156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627863">
                <text:p>0.00627863</text:p>
              </table:table-cell>
              <table:table-cell office:value-type="float" office:value="0.00114954">
                <text:p>0.00114954</text:p>
              </table:table-cell>
              <table:table-cell office:value-type="float" office:value="0.00069438">
                <text:p>0.00069438</text:p>
              </table:table-cell>
              <table:table-cell office:value-type="float" office:value="0.00168325">
                <text:p>0.00168325</text:p>
              </table:table-cell>
              <table:table-cell office:value-type="float" office:value="0.00139547">
                <text:p>0.00139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598493">
                <text:p>0.00598493</text:p>
              </table:table-cell>
              <table:table-cell office:value-type="float" office:value="0.00120401">
                <text:p>0.00120401</text:p>
              </table:table-cell>
              <table:table-cell office:value-type="float" office:value="0.000707012">
                <text:p>0.000707012</text:p>
              </table:table-cell>
              <table:table-cell office:value-type="float" office:value="0.00174602">
                <text:p>0.00174602</text:p>
              </table:table-cell>
              <table:table-cell office:value-type="float" office:value="0.00144205">
                <text:p>0.00144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0673221">
                <text:p>0.00673221</text:p>
              </table:table-cell>
              <table:table-cell office:value-type="float" office:value="0.0012727">
                <text:p>0.0012727</text:p>
              </table:table-cell>
              <table:table-cell office:value-type="float" office:value="0.000714512">
                <text:p>0.000714512</text:p>
              </table:table-cell>
              <table:table-cell office:value-type="float" office:value="0.00181155">
                <text:p>0.00181155</text:p>
              </table:table-cell>
              <table:table-cell office:value-type="float" office:value="0.00148903">
                <text:p>0.00148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0778424">
                <text:p>0.00778424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00742935">
                <text:p>0.000742935</text:p>
              </table:table-cell>
              <table:table-cell office:value-type="float" office:value="0.00185023">
                <text:p>0.00185023</text:p>
              </table:table-cell>
              <table:table-cell office:value-type="float" office:value="0.00151863">
                <text:p>0.0015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0840914">
                <text:p>0.00840914</text:p>
              </table:table-cell>
              <table:table-cell office:value-type="float" office:value="0.00144758">
                <text:p>0.00144758</text:p>
              </table:table-cell>
              <table:table-cell office:value-type="float" office:value="0.000711749">
                <text:p>0.000711749</text:p>
              </table:table-cell>
              <table:table-cell office:value-type="float" office:value="0.00194497">
                <text:p>0.00194497</text:p>
              </table:table-cell>
              <table:table-cell office:value-type="float" office:value="0.00157666">
                <text:p>0.00157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0941419">
                <text:p>0.00941419</text:p>
              </table:table-cell>
              <table:table-cell office:value-type="float" office:value="0.00153285">
                <text:p>0.00153285</text:p>
              </table:table-cell>
              <table:table-cell office:value-type="float" office:value="0.000746883">
                <text:p>0.000746883</text:p>
              </table:table-cell>
              <table:table-cell office:value-type="float" office:value="0.00197142">
                <text:p>0.00197142</text:p>
              </table:table-cell>
              <table:table-cell office:value-type="float" office:value="0.00160074">
                <text:p>0.00160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126291">
                <text:p>0.0126291</text:p>
              </table:table-cell>
              <table:table-cell office:value-type="float" office:value="0.00163667">
                <text:p>0.00163667</text:p>
              </table:table-cell>
              <table:table-cell office:value-type="float" office:value="0.00071767">
                <text:p>0.00071767</text:p>
              </table:table-cell>
              <table:table-cell office:value-type="float" office:value="0.00207051">
                <text:p>0.00207051</text:p>
              </table:table-cell>
              <table:table-cell office:value-type="float" office:value="0.00164772">
                <text:p>0.00164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167804">
                <text:p>0.0167804</text:p>
              </table:table-cell>
              <table:table-cell office:value-type="float" office:value="0.00186721">
                <text:p>0.00186721</text:p>
              </table:table-cell>
              <table:table-cell office:value-type="float" office:value="0.000763857">
                <text:p>0.000763857</text:p>
              </table:table-cell>
              <table:table-cell office:value-type="float" office:value="0.00218104">
                <text:p>0.00218104</text:p>
              </table:table-cell>
              <table:table-cell office:value-type="float" office:value="0.00172628">
                <text:p>0.00172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134684">
                <text:p>0.0134684</text:p>
              </table:table-cell>
              <table:table-cell office:value-type="float" office:value="0.00192405">
                <text:p>0.00192405</text:p>
              </table:table-cell>
              <table:table-cell office:value-type="float" office:value="0.000729908">
                <text:p>0.000729908</text:p>
              </table:table-cell>
              <table:table-cell office:value-type="float" office:value="0.00231013">
                <text:p>0.00231013</text:p>
              </table:table-cell>
              <table:table-cell office:value-type="float" office:value="0.00179299">
                <text:p>0.00179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129524">
                <text:p>0.0129524</text:p>
              </table:table-cell>
              <table:table-cell office:value-type="float" office:value="0.00200537">
                <text:p>0.00200537</text:p>
              </table:table-cell>
              <table:table-cell office:value-type="float" office:value="0.000729118">
                <text:p>0.000729118</text:p>
              </table:table-cell>
              <table:table-cell office:value-type="float" office:value="0.00230855">
                <text:p>0.00230855</text:p>
              </table:table-cell>
              <table:table-cell office:value-type="float" office:value="0.00180168">
                <text:p>0.00180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155089">
                <text:p>0.0155089</text:p>
              </table:table-cell>
              <table:table-cell office:value-type="float" office:value="0.00208038">
                <text:p>0.00208038</text:p>
              </table:table-cell>
              <table:table-cell office:value-type="float" office:value="0.000787148">
                <text:p>0.000787148</text:p>
              </table:table-cell>
              <table:table-cell office:value-type="float" office:value="0.0023346">
                <text:p>0.0023346</text:p>
              </table:table-cell>
              <table:table-cell office:value-type="float" office:value="0.00183326">
                <text:p>0.00183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149744">
                <text:p>0.0149744</text:p>
              </table:table-cell>
              <table:table-cell office:value-type="float" office:value="0.00209182">
                <text:p>0.00209182</text:p>
              </table:table-cell>
              <table:table-cell office:value-type="float" office:value="0.000744909">
                <text:p>0.000744909</text:p>
              </table:table-cell>
              <table:table-cell office:value-type="float" office:value="0.00278305">
                <text:p>0.00278305</text:p>
              </table:table-cell>
              <table:table-cell office:value-type="float" office:value="0.00212577">
                <text:p>0.00212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167741">
                <text:p>0.0167741</text:p>
              </table:table-cell>
              <table:table-cell office:value-type="float" office:value="0.00216091">
                <text:p>0.00216091</text:p>
              </table:table-cell>
              <table:table-cell office:value-type="float" office:value="0.00080886">
                <text:p>0.00080886</text:p>
              </table:table-cell>
              <table:table-cell office:value-type="float" office:value="0.00208867">
                <text:p>0.00208867</text:p>
              </table:table-cell>
              <table:table-cell office:value-type="float" office:value="0.00157311">
                <text:p>0.00157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210718">
                <text:p>0.0210718</text:p>
              </table:table-cell>
              <table:table-cell office:value-type="float" office:value="0.00250316">
                <text:p>0.00250316</text:p>
              </table:table-cell>
              <table:table-cell office:value-type="float" office:value="0.000806491">
                <text:p>0.000806491</text:p>
              </table:table-cell>
              <table:table-cell office:value-type="float" office:value="0.00222328">
                <text:p>0.00222328</text:p>
              </table:table-cell>
              <table:table-cell office:value-type="float" office:value="0.00163667">
                <text:p>0.0016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169892">
                <text:p>0.0169892</text:p>
              </table:table-cell>
              <table:table-cell office:value-type="float" office:value="0.00255724">
                <text:p>0.00255724</text:p>
              </table:table-cell>
              <table:table-cell office:value-type="float" office:value="0.000926892">
                <text:p>0.000926892</text:p>
              </table:table-cell>
              <table:table-cell office:value-type="float" office:value="0.00225762">
                <text:p>0.00225762</text:p>
              </table:table-cell>
              <table:table-cell office:value-type="float" office:value="0.00165562">
                <text:p>0.0016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199752">
                <text:p>0.0199752</text:p>
              </table:table-cell>
              <table:table-cell office:value-type="float" office:value="0.00262909">
                <text:p>0.00262909</text:p>
              </table:table-cell>
              <table:table-cell office:value-type="float" office:value="0.000862941">
                <text:p>0.000862941</text:p>
              </table:table-cell>
              <table:table-cell office:value-type="float" office:value="0.00235315">
                <text:p>0.00235315</text:p>
              </table:table-cell>
              <table:table-cell office:value-type="float" office:value="0.00167141">
                <text:p>0.00167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218171">
                <text:p>0.0218171</text:p>
              </table:table-cell>
              <table:table-cell office:value-type="float" office:value="0.0028395">
                <text:p>0.0028395</text:p>
              </table:table-cell>
              <table:table-cell office:value-type="float" office:value="0.000861362">
                <text:p>0.000861362</text:p>
              </table:table-cell>
              <table:table-cell office:value-type="float" office:value="0.00233618">
                <text:p>0.00233618</text:p>
              </table:table-cell>
              <table:table-cell office:value-type="float" office:value="0.0017322">
                <text:p>0.0017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222182">
                <text:p>0.0222182</text:p>
              </table:table-cell>
              <table:table-cell office:value-type="float" office:value="0.00291963">
                <text:p>0.00291963</text:p>
              </table:table-cell>
              <table:table-cell office:value-type="float" office:value="0.000793859">
                <text:p>0.000793859</text:p>
              </table:table-cell>
              <table:table-cell office:value-type="float" office:value="0.0023496">
                <text:p>0.0023496</text:p>
              </table:table-cell>
              <table:table-cell office:value-type="float" office:value="0.00175707">
                <text:p>0.00175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198267">
                <text:p>0.0198267</text:p>
              </table:table-cell>
              <table:table-cell office:value-type="float" office:value="0.00305819">
                <text:p>0.00305819</text:p>
              </table:table-cell>
              <table:table-cell office:value-type="float" office:value="0.000847941">
                <text:p>0.000847941</text:p>
              </table:table-cell>
              <table:table-cell office:value-type="float" office:value="0.00237921">
                <text:p>0.00237921</text:p>
              </table:table-cell>
              <table:table-cell office:value-type="float" office:value="0.0017772">
                <text:p>0.0017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258882">
                <text:p>0.0258882</text:p>
              </table:table-cell>
              <table:table-cell office:value-type="float" office:value="0.00312885">
                <text:p>0.00312885</text:p>
              </table:table-cell>
              <table:table-cell office:value-type="float" office:value="0.000793464">
                <text:p>0.000793464</text:p>
              </table:table-cell>
              <table:table-cell office:value-type="float" office:value="0.00242658">
                <text:p>0.00242658</text:p>
              </table:table-cell>
              <table:table-cell office:value-type="float" office:value="0.00180444">
                <text:p>0.00180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331159">
                <text:p>0.0331159</text:p>
              </table:table-cell>
              <table:table-cell office:value-type="float" office:value="0.00325478">
                <text:p>0.00325478</text:p>
              </table:table-cell>
              <table:table-cell office:value-type="float" office:value="0.000831361">
                <text:p>0.000831361</text:p>
              </table:table-cell>
              <table:table-cell office:value-type="float" office:value="0.0024929">
                <text:p>0.0024929</text:p>
              </table:table-cell>
              <table:table-cell office:value-type="float" office:value="0.00182655">
                <text:p>0.00182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242259">
                <text:p>0.0242259</text:p>
              </table:table-cell>
              <table:table-cell office:value-type="float" office:value="0.00325004">
                <text:p>0.00325004</text:p>
              </table:table-cell>
              <table:table-cell office:value-type="float" office:value="0.000779647">
                <text:p>0.000779647</text:p>
              </table:table-cell>
              <table:table-cell office:value-type="float" office:value="0.00243882">
                <text:p>0.00243882</text:p>
              </table:table-cell>
              <table:table-cell office:value-type="float" office:value="0.00181549">
                <text:p>0.00181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287676">
                <text:p>0.0287676</text:p>
              </table:table-cell>
              <table:table-cell office:value-type="float" office:value="0.00337479">
                <text:p>0.00337479</text:p>
              </table:table-cell>
              <table:table-cell office:value-type="float" office:value="0.000820702">
                <text:p>0.000820702</text:p>
              </table:table-cell>
              <table:table-cell office:value-type="float" office:value="0.00250158">
                <text:p>0.00250158</text:p>
              </table:table-cell>
              <table:table-cell office:value-type="float" office:value="0.00185734">
                <text:p>0.00185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2934">
                <text:p>0.02934</text:p>
              </table:table-cell>
              <table:table-cell office:value-type="float" office:value="0.00333808">
                <text:p>0.00333808</text:p>
              </table:table-cell>
              <table:table-cell office:value-type="float" office:value="0.000780437">
                <text:p>0.000780437</text:p>
              </table:table-cell>
              <table:table-cell office:value-type="float" office:value="0.00247632">
                <text:p>0.00247632</text:p>
              </table:table-cell>
              <table:table-cell office:value-type="float" office:value="0.00184668">
                <text:p>0.00184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296921">
                <text:p>0.0296921</text:p>
              </table:table-cell>
              <table:table-cell office:value-type="float" office:value="0.00344979">
                <text:p>0.00344979</text:p>
              </table:table-cell>
              <table:table-cell office:value-type="float" office:value="0.000821492">
                <text:p>0.000821492</text:p>
              </table:table-cell>
              <table:table-cell office:value-type="float" office:value="0.00253237">
                <text:p>0.00253237</text:p>
              </table:table-cell>
              <table:table-cell office:value-type="float" office:value="0.00187905">
                <text:p>0.0018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309009">
                <text:p>0.0309009</text:p>
              </table:table-cell>
              <table:table-cell office:value-type="float" office:value="0.00342769">
                <text:p>0.00342769</text:p>
              </table:table-cell>
              <table:table-cell office:value-type="float" office:value="0.000771752">
                <text:p>0.000771752</text:p>
              </table:table-cell>
              <table:table-cell office:value-type="float" office:value="0.00252014">
                <text:p>0.00252014</text:p>
              </table:table-cell>
              <table:table-cell office:value-type="float" office:value="0.00186444">
                <text:p>0.00186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383334">
                <text:p>0.0383334</text:p>
              </table:table-cell>
              <table:table-cell office:value-type="float" office:value="0.00347861">
                <text:p>0.00347861</text:p>
              </table:table-cell>
              <table:table-cell office:value-type="float" office:value="0.000813202">
                <text:p>0.000813202</text:p>
              </table:table-cell>
              <table:table-cell office:value-type="float" office:value="0.00255566">
                <text:p>0.00255566</text:p>
              </table:table-cell>
              <table:table-cell office:value-type="float" office:value="0.00187905">
                <text:p>0.0018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362376">
                <text:p>0.0362376</text:p>
              </table:table-cell>
              <table:table-cell office:value-type="float" office:value="0.0033886">
                <text:p>0.0033886</text:p>
              </table:table-cell>
              <table:table-cell office:value-type="float" office:value="0.000773331">
                <text:p>0.000773331</text:p>
              </table:table-cell>
              <table:table-cell office:value-type="float" office:value="0.00252014">
                <text:p>0.00252014</text:p>
              </table:table-cell>
              <table:table-cell office:value-type="float" office:value="0.00186089">
                <text:p>0.00186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371929">
                <text:p>0.0371929</text:p>
              </table:table-cell>
              <table:table-cell office:value-type="float" office:value="0.00364322">
                <text:p>0.00364322</text:p>
              </table:table-cell>
              <table:table-cell office:value-type="float" office:value="0.000773726">
                <text:p>0.000773726</text:p>
              </table:table-cell>
              <table:table-cell office:value-type="float" office:value="0.00259593">
                <text:p>0.00259593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418748">
                <text:p>0.0418748</text:p>
              </table:table-cell>
              <table:table-cell office:value-type="float" office:value="0.00374389">
                <text:p>0.00374389</text:p>
              </table:table-cell>
              <table:table-cell office:value-type="float" office:value="0.000827019">
                <text:p>0.000827019</text:p>
              </table:table-cell>
              <table:table-cell office:value-type="float" office:value="0.00264014">
                <text:p>0.00264014</text:p>
              </table:table-cell>
              <table:table-cell office:value-type="float" office:value="0.00194142">
                <text:p>0.00194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321783">
                <text:p>0.0321783</text:p>
              </table:table-cell>
              <table:table-cell office:value-type="float" office:value="0.00392311">
                <text:p>0.00392311</text:p>
              </table:table-cell>
              <table:table-cell office:value-type="float" office:value="0.000777674">
                <text:p>0.000777674</text:p>
              </table:table-cell>
              <table:table-cell office:value-type="float" office:value="0.00270725">
                <text:p>0.00270725</text:p>
              </table:table-cell>
              <table:table-cell office:value-type="float" office:value="0.00198248">
                <text:p>0.00198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455705">
                <text:p>0.0455705</text:p>
              </table:table-cell>
              <table:table-cell office:value-type="float" office:value="0.00403246">
                <text:p>0.00403246</text:p>
              </table:table-cell>
              <table:table-cell office:value-type="float" office:value="0.000826229">
                <text:p>0.000826229</text:p>
              </table:table-cell>
              <table:table-cell office:value-type="float" office:value="0.00275699">
                <text:p>0.00275699</text:p>
              </table:table-cell>
              <table:table-cell office:value-type="float" office:value="0.00200892">
                <text:p>0.00200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389737">
                <text:p>0.0389737</text:p>
              </table:table-cell>
              <table:table-cell office:value-type="float" office:value="0.00417457">
                <text:p>0.00417457</text:p>
              </table:table-cell>
              <table:table-cell office:value-type="float" office:value="0.000776095">
                <text:p>0.000776095</text:p>
              </table:table-cell>
              <table:table-cell office:value-type="float" office:value="0.00277476">
                <text:p>0.00277476</text:p>
              </table:table-cell>
              <table:table-cell office:value-type="float" office:value="0.00204485">
                <text:p>0.00204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348887">
                <text:p>0.0348887</text:p>
              </table:table-cell>
              <table:table-cell office:value-type="float" office:value="0.00463604">
                <text:p>0.00463604</text:p>
              </table:table-cell>
              <table:table-cell office:value-type="float" office:value="0.000826624">
                <text:p>0.000826624</text:p>
              </table:table-cell>
              <table:table-cell office:value-type="float" office:value="0.00288845">
                <text:p>0.00288845</text:p>
              </table:table-cell>
              <table:table-cell office:value-type="float" office:value="0.00211196">
                <text:p>0.00211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357568">
                <text:p>0.0357568</text:p>
              </table:table-cell>
              <table:table-cell office:value-type="float" office:value="0.00468736">
                <text:p>0.00468736</text:p>
              </table:table-cell>
              <table:table-cell office:value-type="float" office:value="0.000777279">
                <text:p>0.000777279</text:p>
              </table:table-cell>
              <table:table-cell office:value-type="float" office:value="0.00292674">
                <text:p>0.00292674</text:p>
              </table:table-cell>
              <table:table-cell office:value-type="float" office:value="0.00213485">
                <text:p>0.002134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362787">
                <text:p>0.0362787</text:p>
              </table:table-cell>
              <table:table-cell office:value-type="float" office:value="0.0048725">
                <text:p>0.0048725</text:p>
              </table:table-cell>
              <table:table-cell office:value-type="float" office:value="0.00083215">
                <text:p>0.00083215</text:p>
              </table:table-cell>
              <table:table-cell office:value-type="float" office:value="0.00299582">
                <text:p>0.00299582</text:p>
              </table:table-cell>
              <table:table-cell office:value-type="float" office:value="0.00218341">
                <text:p>0.00218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372344">
                <text:p>0.0372344</text:p>
              </table:table-cell>
              <table:table-cell office:value-type="float" office:value="0.00508212">
                <text:p>0.00508212</text:p>
              </table:table-cell>
              <table:table-cell office:value-type="float" office:value="0.000785174">
                <text:p>0.000785174</text:p>
              </table:table-cell>
              <table:table-cell office:value-type="float" office:value="0.00304595">
                <text:p>0.00304595</text:p>
              </table:table-cell>
              <table:table-cell office:value-type="float" office:value="0.00223117">
                <text:p>0.00223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387435">
                <text:p>0.0387435</text:p>
              </table:table-cell>
              <table:table-cell office:value-type="float" office:value="0.00513857">
                <text:p>0.00513857</text:p>
              </table:table-cell>
              <table:table-cell office:value-type="float" office:value="0.000834124">
                <text:p>0.000834124</text:p>
              </table:table-cell>
              <table:table-cell office:value-type="float" office:value="0.00312609">
                <text:p>0.00312609</text:p>
              </table:table-cell>
              <table:table-cell office:value-type="float" office:value="0.00226947">
                <text:p>0.00226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403269">
                <text:p>0.0403269</text:p>
              </table:table-cell>
              <table:table-cell office:value-type="float" office:value="0.00531858">
                <text:p>0.00531858</text:p>
              </table:table-cell>
              <table:table-cell office:value-type="float" office:value="0.000794254">
                <text:p>0.000794254</text:p>
              </table:table-cell>
              <table:table-cell office:value-type="float" office:value="0.00319557">
                <text:p>0.00319557</text:p>
              </table:table-cell>
              <table:table-cell office:value-type="float" office:value="0.00234684">
                <text:p>0.00234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410872">
                <text:p>0.0410872</text:p>
              </table:table-cell>
              <table:table-cell office:value-type="float" office:value="0.00548517">
                <text:p>0.00548517</text:p>
              </table:table-cell>
              <table:table-cell office:value-type="float" office:value="0.000842019">
                <text:p>0.000842019</text:p>
              </table:table-cell>
              <table:table-cell office:value-type="float" office:value="0.00324412">
                <text:p>0.00324412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412739">
                <text:p>0.0412739</text:p>
              </table:table-cell>
              <table:table-cell office:value-type="float" office:value="0.00560873">
                <text:p>0.00560873</text:p>
              </table:table-cell>
              <table:table-cell office:value-type="float" office:value="0.000790306">
                <text:p>0.000790306</text:p>
              </table:table-cell>
              <table:table-cell office:value-type="float" office:value="0.00331044">
                <text:p>0.00331044</text:p>
              </table:table-cell>
              <table:table-cell office:value-type="float" office:value="0.00241789">
                <text:p>0.00241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413411">
                <text:p>0.0413411</text:p>
              </table:table-cell>
              <table:table-cell office:value-type="float" office:value="0.00574768">
                <text:p>0.00574768</text:p>
              </table:table-cell>
              <table:table-cell office:value-type="float" office:value="0.000836493">
                <text:p>0.000836493</text:p>
              </table:table-cell>
              <table:table-cell office:value-type="float" office:value="0.00336571">
                <text:p>0.00336571</text:p>
              </table:table-cell>
              <table:table-cell office:value-type="float" office:value="0.00244987">
                <text:p>0.00244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422162">
                <text:p>0.0422162</text:p>
              </table:table-cell>
              <table:table-cell office:value-type="float" office:value="0.00593282">
                <text:p>0.00593282</text:p>
              </table:table-cell>
              <table:table-cell office:value-type="float" office:value="0.00079228">
                <text:p>0.00079228</text:p>
              </table:table-cell>
              <table:table-cell office:value-type="float" office:value="0.00342492">
                <text:p>0.00342492</text:p>
              </table:table-cell>
              <table:table-cell office:value-type="float" office:value="0.00250316">
                <text:p>0.00250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43119">
                <text:p>0.043119</text:p>
              </table:table-cell>
              <table:table-cell office:value-type="float" office:value="0.00603506">
                <text:p>0.00603506</text:p>
              </table:table-cell>
              <table:table-cell office:value-type="float" office:value="0.00084123">
                <text:p>0.00084123</text:p>
              </table:table-cell>
              <table:table-cell office:value-type="float" office:value="0.00344229">
                <text:p>0.00344229</text:p>
              </table:table-cell>
              <table:table-cell office:value-type="float" office:value="0.00252172">
                <text:p>0.00252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442299">
                <text:p>0.0442299</text:p>
              </table:table-cell>
              <table:table-cell office:value-type="float" office:value="0.0062281">
                <text:p>0.0062281</text:p>
              </table:table-cell>
              <table:table-cell office:value-type="float" office:value="0.000792675">
                <text:p>0.000792675</text:p>
              </table:table-cell>
              <table:table-cell office:value-type="float" office:value="0.00353032">
                <text:p>0.00353032</text:p>
              </table:table-cell>
              <table:table-cell office:value-type="float" office:value="0.00257224">
                <text:p>0.00257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462905">
                <text:p>0.0462905</text:p>
              </table:table-cell>
              <table:table-cell office:value-type="float" office:value="0.00632679">
                <text:p>0.00632679</text:p>
              </table:table-cell>
              <table:table-cell office:value-type="float" office:value="0.000845967">
                <text:p>0.000845967</text:p>
              </table:table-cell>
              <table:table-cell office:value-type="float" office:value="0.00357296">
                <text:p>0.00357296</text:p>
              </table:table-cell>
              <table:table-cell office:value-type="float" office:value="0.00261646">
                <text:p>0.00261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460391">
                <text:p>0.0460391</text:p>
              </table:table-cell>
              <table:table-cell office:value-type="float" office:value="0.00658694">
                <text:p>0.00658694</text:p>
              </table:table-cell>
              <table:table-cell office:value-type="float" office:value="0.000800964">
                <text:p>0.000800964</text:p>
              </table:table-cell>
              <table:table-cell office:value-type="float" office:value="0.00364757">
                <text:p>0.00364757</text:p>
              </table:table-cell>
              <table:table-cell office:value-type="float" office:value="0.00265751">
                <text:p>0.00265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474203">
                <text:p>0.0474203</text:p>
              </table:table-cell>
              <table:table-cell office:value-type="float" office:value="0.00673142">
                <text:p>0.00673142</text:p>
              </table:table-cell>
              <table:table-cell office:value-type="float" office:value="0.000851099">
                <text:p>0.000851099</text:p>
              </table:table-cell>
              <table:table-cell office:value-type="float" office:value="0.00374033">
                <text:p>0.00374033</text:p>
              </table:table-cell>
              <table:table-cell office:value-type="float" office:value="0.00269896">
                <text:p>0.00269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481984">
                <text:p>0.0481984</text:p>
              </table:table-cell>
              <table:table-cell office:value-type="float" office:value="0.00702551">
                <text:p>0.00702551</text:p>
              </table:table-cell>
              <table:table-cell office:value-type="float" office:value="0.000802543">
                <text:p>0.000802543</text:p>
              </table:table-cell>
              <table:table-cell office:value-type="float" office:value="0.003826">
                <text:p>0.003826</text:p>
              </table:table-cell>
              <table:table-cell office:value-type="float" office:value="0.00277555">
                <text:p>0.00277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50711">
                <text:p>0.050711</text:p>
              </table:table-cell>
              <table:table-cell office:value-type="float" office:value="0.00702235">
                <text:p>0.00702235</text:p>
              </table:table-cell>
              <table:table-cell office:value-type="float" office:value="0.00080807">
                <text:p>0.00080807</text:p>
              </table:table-cell>
              <table:table-cell office:value-type="float" office:value="0.00383942">
                <text:p>0.00383942</text:p>
              </table:table-cell>
              <table:table-cell office:value-type="float" office:value="0.00278344">
                <text:p>0.00278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514342">
                <text:p>0.0514342</text:p>
              </table:table-cell>
              <table:table-cell office:value-type="float" office:value="0.00722408">
                <text:p>0.00722408</text:p>
              </table:table-cell>
              <table:table-cell office:value-type="float" office:value="0.000864126">
                <text:p>0.000864126</text:p>
              </table:table-cell>
              <table:table-cell office:value-type="float" office:value="0.00387889">
                <text:p>0.00387889</text:p>
              </table:table-cell>
              <table:table-cell office:value-type="float" office:value="0.00283713">
                <text:p>0.002837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498418">
                <text:p>0.0498418</text:p>
              </table:table-cell>
              <table:table-cell office:value-type="float" office:value="0.00748935">
                <text:p>0.00748935</text:p>
              </table:table-cell>
              <table:table-cell office:value-type="float" office:value="0.000813991">
                <text:p>0.000813991</text:p>
              </table:table-cell>
              <table:table-cell office:value-type="float" office:value="0.00398035">
                <text:p>0.00398035</text:p>
              </table:table-cell>
              <table:table-cell office:value-type="float" office:value="0.00289516">
                <text:p>0.00289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509293">
                <text:p>0.0509293</text:p>
              </table:table-cell>
              <table:table-cell office:value-type="float" office:value="0.00752409">
                <text:p>0.00752409</text:p>
              </table:table-cell>
              <table:table-cell office:value-type="float" office:value="0.000883469">
                <text:p>0.000883469</text:p>
              </table:table-cell>
              <table:table-cell office:value-type="float" office:value="0.00400916">
                <text:p>0.00400916</text:p>
              </table:table-cell>
              <table:table-cell office:value-type="float" office:value="0.00290424">
                <text:p>0.00290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524555">
                <text:p>0.0524555</text:p>
              </table:table-cell>
              <table:table-cell office:value-type="float" office:value="0.00782016">
                <text:p>0.00782016</text:p>
              </table:table-cell>
              <table:table-cell office:value-type="float" office:value="0.000810439">
                <text:p>0.000810439</text:p>
              </table:table-cell>
              <table:table-cell office:value-type="float" office:value="0.00409285">
                <text:p>0.00409285</text:p>
              </table:table-cell>
              <table:table-cell office:value-type="float" office:value="0.00298793">
                <text:p>0.00298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525123">
                <text:p>0.0525123</text:p>
              </table:table-cell>
              <table:table-cell office:value-type="float" office:value="0.00800767">
                <text:p>0.00800767</text:p>
              </table:table-cell>
              <table:table-cell office:value-type="float" office:value="0.000858599">
                <text:p>0.000858599</text:p>
              </table:table-cell>
              <table:table-cell office:value-type="float" office:value="0.00416825">
                <text:p>0.00416825</text:p>
              </table:table-cell>
              <table:table-cell office:value-type="float" office:value="0.00302227">
                <text:p>0.00302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530942">
                <text:p>0.0530942</text:p>
              </table:table-cell>
              <table:table-cell office:value-type="float" office:value="0.00802622">
                <text:p>0.00802622</text:p>
              </table:table-cell>
              <table:table-cell office:value-type="float" office:value="0.000814781">
                <text:p>0.000814781</text:p>
              </table:table-cell>
              <table:table-cell office:value-type="float" office:value="0.00419075">
                <text:p>0.00419075</text:p>
              </table:table-cell>
              <table:table-cell office:value-type="float" office:value="0.00304793">
                <text:p>0.003047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539635">
                <text:p>0.0539635</text:p>
              </table:table-cell>
              <table:table-cell office:value-type="float" office:value="0.00845335">
                <text:p>0.00845335</text:p>
              </table:table-cell>
              <table:table-cell office:value-type="float" office:value="0.000867679">
                <text:p>0.000867679</text:p>
              </table:table-cell>
              <table:table-cell office:value-type="float" office:value="0.00428115">
                <text:p>0.00428115</text:p>
              </table:table-cell>
              <table:table-cell office:value-type="float" office:value="0.00310122">
                <text:p>0.00310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559266">
                <text:p>0.0559266</text:p>
              </table:table-cell>
              <table:table-cell office:value-type="float" office:value="0.0083673">
                <text:p>0.0083673</text:p>
              </table:table-cell>
              <table:table-cell office:value-type="float" office:value="0.000820702">
                <text:p>0.000820702</text:p>
              </table:table-cell>
              <table:table-cell office:value-type="float" office:value="0.0043376">
                <text:p>0.0043376</text:p>
              </table:table-cell>
              <table:table-cell office:value-type="float" office:value="0.00311622">
                <text:p>0.003116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556641">
                <text:p>0.0556641</text:p>
              </table:table-cell>
              <table:table-cell office:value-type="float" office:value="0.00855481">
                <text:p>0.00855481</text:p>
              </table:table-cell>
              <table:table-cell office:value-type="float" office:value="0.000894917">
                <text:p>0.000894917</text:p>
              </table:table-cell>
              <table:table-cell office:value-type="float" office:value="0.00435616">
                <text:p>0.00435616</text:p>
              </table:table-cell>
              <table:table-cell office:value-type="float" office:value="0.00315846">
                <text:p>0.00315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566277">
                <text:p>0.0566277</text:p>
              </table:table-cell>
              <table:table-cell office:value-type="float" office:value="0.00888956">
                <text:p>0.00888956</text:p>
              </table:table-cell>
              <table:table-cell office:value-type="float" office:value="0.000822281">
                <text:p>0.000822281</text:p>
              </table:table-cell>
              <table:table-cell office:value-type="float" office:value="0.00448682">
                <text:p>0.00448682</text:p>
              </table:table-cell>
              <table:table-cell office:value-type="float" office:value="0.00324175">
                <text:p>0.00324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573671">
                <text:p>0.0573671</text:p>
              </table:table-cell>
              <table:table-cell office:value-type="float" office:value="0.00890417">
                <text:p>0.00890417</text:p>
              </table:table-cell>
              <table:table-cell office:value-type="float" office:value="0.000903207">
                <text:p>0.000903207</text:p>
              </table:table-cell>
              <table:table-cell office:value-type="float" office:value="0.00582071">
                <text:p>0.00582071</text:p>
              </table:table-cell>
              <table:table-cell office:value-type="float" office:value="0.00433208">
                <text:p>0.00433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667591">
                <text:p>0.0667591</text:p>
              </table:table-cell>
              <table:table-cell office:value-type="float" office:value="0.0091655">
                <text:p>0.0091655</text:p>
              </table:table-cell>
              <table:table-cell office:value-type="float" office:value="0.000825439">
                <text:p>0.000825439</text:p>
              </table:table-cell>
              <table:table-cell office:value-type="float" office:value="0.00352243">
                <text:p>0.00352243</text:p>
              </table:table-cell>
              <table:table-cell office:value-type="float" office:value="0.00234802">
                <text:p>0.002348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589875">
                <text:p>0.0589875</text:p>
              </table:table-cell>
              <table:table-cell office:value-type="float" office:value="0.00957012">
                <text:p>0.00957012</text:p>
              </table:table-cell>
              <table:table-cell office:value-type="float" office:value="0.000911102">
                <text:p>0.000911102</text:p>
              </table:table-cell>
              <table:table-cell office:value-type="float" office:value="0.00356032">
                <text:p>0.00356032</text:p>
              </table:table-cell>
              <table:table-cell office:value-type="float" office:value="0.00236223">
                <text:p>0.00236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598935">
                <text:p>0.0598935</text:p>
              </table:table-cell>
              <table:table-cell office:value-type="float" office:value="0.00957802">
                <text:p>0.00957802</text:p>
              </table:table-cell>
              <table:table-cell office:value-type="float" office:value="0.000834124">
                <text:p>0.000834124</text:p>
              </table:table-cell>
              <table:table-cell office:value-type="float" office:value="0.00359269">
                <text:p>0.00359269</text:p>
              </table:table-cell>
              <table:table-cell office:value-type="float" office:value="0.00241355">
                <text:p>0.00241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617098">
                <text:p>0.0617098</text:p>
              </table:table-cell>
              <table:table-cell office:value-type="float" office:value="0.00990685">
                <text:p>0.00990685</text:p>
              </table:table-cell>
              <table:table-cell office:value-type="float" office:value="0.000900838">
                <text:p>0.000900838</text:p>
              </table:table-cell>
              <table:table-cell office:value-type="float" office:value="0.00355282">
                <text:p>0.00355282</text:p>
              </table:table-cell>
              <table:table-cell office:value-type="float" office:value="0.00238473">
                <text:p>0.00238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61435">
                <text:p>0.061435</text:p>
              </table:table-cell>
              <table:table-cell office:value-type="float" office:value="0.0100154">
                <text:p>0.0100154</text:p>
              </table:table-cell>
              <table:table-cell office:value-type="float" office:value="0.000843993">
                <text:p>0.000843993</text:p>
              </table:table-cell>
              <table:table-cell office:value-type="float" office:value="0.0036227">
                <text:p>0.0036227</text:p>
              </table:table-cell>
              <table:table-cell office:value-type="float" office:value="0.00242658">
                <text:p>0.00242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629758">
                <text:p>0.0629758</text:p>
              </table:table-cell>
              <table:table-cell office:value-type="float" office:value="0.010259">
                <text:p>0.010259</text:p>
              </table:table-cell>
              <table:table-cell office:value-type="float" office:value="0.000907154">
                <text:p>0.000907154</text:p>
              </table:table-cell>
              <table:table-cell office:value-type="float" office:value="0.00367125">
                <text:p>0.00367125</text:p>
              </table:table-cell>
              <table:table-cell office:value-type="float" office:value="0.00247119">
                <text:p>0.00247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668638">
                <text:p>0.0668638</text:p>
              </table:table-cell>
              <table:table-cell office:value-type="float" office:value="0.0106218">
                <text:p>0.0106218</text:p>
              </table:table-cell>
              <table:table-cell office:value-type="float" office:value="0.000865705">
                <text:p>0.000865705</text:p>
              </table:table-cell>
              <table:table-cell office:value-type="float" office:value="0.00367638">
                <text:p>0.00367638</text:p>
              </table:table-cell>
              <table:table-cell office:value-type="float" office:value="0.00247829">
                <text:p>0.00247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760798">
                <text:p>0.0760798</text:p>
              </table:table-cell>
              <table:table-cell office:value-type="float" office:value="0.0106604">
                <text:p>0.0106604</text:p>
              </table:table-cell>
              <table:table-cell office:value-type="float" office:value="0.000863336">
                <text:p>0.000863336</text:p>
              </table:table-cell>
              <table:table-cell office:value-type="float" office:value="0.00374665">
                <text:p>0.00374665</text:p>
              </table:table-cell>
              <table:table-cell office:value-type="float" office:value="0.00247987">
                <text:p>0.00247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651067">
                <text:p>0.0651067</text:p>
              </table:table-cell>
              <table:table-cell office:value-type="float" office:value="0.0109822">
                <text:p>0.0109822</text:p>
              </table:table-cell>
              <table:table-cell office:value-type="float" office:value="0.000945051">
                <text:p>0.000945051</text:p>
              </table:table-cell>
              <table:table-cell office:value-type="float" office:value="0.00383626">
                <text:p>0.00383626</text:p>
              </table:table-cell>
              <table:table-cell office:value-type="float" office:value="0.00251619">
                <text:p>0.00251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662116">
                <text:p>0.0662116</text:p>
              </table:table-cell>
              <table:table-cell office:value-type="float" office:value="0.011354">
                <text:p>0.011354</text:p>
              </table:table-cell>
              <table:table-cell office:value-type="float" office:value="0.000865705">
                <text:p>0.000865705</text:p>
              </table:table-cell>
              <table:table-cell office:value-type="float" office:value="0.00379797">
                <text:p>0.00379797</text:p>
              </table:table-cell>
              <table:table-cell office:value-type="float" office:value="0.00254145">
                <text:p>0.00254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672518">
                <text:p>0.0672518</text:p>
              </table:table-cell>
              <table:table-cell office:value-type="float" office:value="0.0113963">
                <text:p>0.0113963</text:p>
              </table:table-cell>
              <table:table-cell office:value-type="float" office:value="0.000947025">
                <text:p>0.000947025</text:p>
              </table:table-cell>
              <table:table-cell office:value-type="float" office:value="0.00398587">
                <text:p>0.00398587</text:p>
              </table:table-cell>
              <table:table-cell office:value-type="float" office:value="0.00255251">
                <text:p>0.00255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677981">
                <text:p>0.0677981</text:p>
              </table:table-cell>
              <table:table-cell office:value-type="float" office:value="0.0117287">
                <text:p>0.0117287</text:p>
              </table:table-cell>
              <table:table-cell office:value-type="float" office:value="0.000867679">
                <text:p>0.000867679</text:p>
              </table:table-cell>
              <table:table-cell office:value-type="float" office:value="0.00390416">
                <text:p>0.00390416</text:p>
              </table:table-cell>
              <table:table-cell office:value-type="float" office:value="0.00257303">
                <text:p>0.00257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686212">
                <text:p>0.0686212</text:p>
              </table:table-cell>
              <table:table-cell office:value-type="float" office:value="0.0119643">
                <text:p>0.0119643</text:p>
              </table:table-cell>
              <table:table-cell office:value-type="float" office:value="0.000939919">
                <text:p>0.000939919</text:p>
              </table:table-cell>
              <table:table-cell office:value-type="float" office:value="0.00386508">
                <text:p>0.00386508</text:p>
              </table:table-cell>
              <table:table-cell office:value-type="float" office:value="0.00259514">
                <text:p>0.00259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765823">
                <text:p>0.0765823</text:p>
              </table:table-cell>
              <table:table-cell office:value-type="float" office:value="0.0123469">
                <text:p>0.0123469</text:p>
              </table:table-cell>
              <table:table-cell office:value-type="float" office:value="0.000871231">
                <text:p>0.000871231</text:p>
              </table:table-cell>
              <table:table-cell office:value-type="float" office:value="0.00388995">
                <text:p>0.00388995</text:p>
              </table:table-cell>
              <table:table-cell office:value-type="float" office:value="0.00262277">
                <text:p>0.00262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702674">
                <text:p>0.0702674</text:p>
              </table:table-cell>
              <table:table-cell office:value-type="float" office:value="0.0126275">
                <text:p>0.0126275</text:p>
              </table:table-cell>
              <table:table-cell office:value-type="float" office:value="0.000934393">
                <text:p>0.000934393</text:p>
              </table:table-cell>
              <table:table-cell office:value-type="float" office:value="0.00419391">
                <text:p>0.00419391</text:p>
              </table:table-cell>
              <table:table-cell office:value-type="float" office:value="0.0026512">
                <text:p>0.0026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713016">
                <text:p>0.0713016</text:p>
              </table:table-cell>
              <table:table-cell office:value-type="float" office:value="0.0128352">
                <text:p>0.0128352</text:p>
              </table:table-cell>
              <table:table-cell office:value-type="float" office:value="0.000876758">
                <text:p>0.000876758</text:p>
              </table:table-cell>
              <table:table-cell office:value-type="float" office:value="0.00421325">
                <text:p>0.00421325</text:p>
              </table:table-cell>
              <table:table-cell office:value-type="float" office:value="0.00266975">
                <text:p>0.002669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723876">
                <text:p>0.0723876</text:p>
              </table:table-cell>
              <table:table-cell office:value-type="float" office:value="0.0131344">
                <text:p>0.0131344</text:p>
              </table:table-cell>
              <table:table-cell office:value-type="float" office:value="0.000937551">
                <text:p>0.000937551</text:p>
              </table:table-cell>
              <table:table-cell office:value-type="float" office:value="0.00399495">
                <text:p>0.00399495</text:p>
              </table:table-cell>
              <table:table-cell office:value-type="float" office:value="0.00269778">
                <text:p>0.00269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72855">
                <text:p>0.072855</text:p>
              </table:table-cell>
              <table:table-cell office:value-type="float" office:value="0.0132931">
                <text:p>0.0132931</text:p>
              </table:table-cell>
              <table:table-cell office:value-type="float" office:value="0.000882679">
                <text:p>0.000882679</text:p>
              </table:table-cell>
              <table:table-cell office:value-type="float" office:value="0.00398508">
                <text:p>0.00398508</text:p>
              </table:table-cell>
              <table:table-cell office:value-type="float" office:value="0.00269738">
                <text:p>0.00269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738648">
                <text:p>0.0738648</text:p>
              </table:table-cell>
              <table:table-cell office:value-type="float" office:value="0.0134853">
                <text:p>0.0134853</text:p>
              </table:table-cell>
              <table:table-cell office:value-type="float" office:value="0.000928866">
                <text:p>0.000928866</text:p>
              </table:table-cell>
              <table:table-cell office:value-type="float" office:value="0.00405851">
                <text:p>0.00405851</text:p>
              </table:table-cell>
              <table:table-cell office:value-type="float" office:value="0.00271988">
                <text:p>0.00271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748043">
                <text:p>0.0748043</text:p>
              </table:table-cell>
              <table:table-cell office:value-type="float" office:value="0.0139879">
                <text:p>0.0139879</text:p>
              </table:table-cell>
              <table:table-cell office:value-type="float" office:value="0.000876363">
                <text:p>0.000876363</text:p>
              </table:table-cell>
              <table:table-cell office:value-type="float" office:value="0.00408219">
                <text:p>0.00408219</text:p>
              </table:table-cell>
              <table:table-cell office:value-type="float" office:value="0.00275107">
                <text:p>0.00275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754904">
                <text:p>0.0754904</text:p>
              </table:table-cell>
              <table:table-cell office:value-type="float" office:value="0.0142796">
                <text:p>0.0142796</text:p>
              </table:table-cell>
              <table:table-cell office:value-type="float" office:value="0.000933603">
                <text:p>0.000933603</text:p>
              </table:table-cell>
              <table:table-cell office:value-type="float" office:value="0.00409246">
                <text:p>0.00409246</text:p>
              </table:table-cell>
              <table:table-cell office:value-type="float" office:value="0.00290976">
                <text:p>0.00290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767169">
                <text:p>0.0767169</text:p>
              </table:table-cell>
              <table:table-cell office:value-type="float" office:value="0.0149838">
                <text:p>0.0149838</text:p>
              </table:table-cell>
              <table:table-cell office:value-type="float" office:value="0.000882679">
                <text:p>0.000882679</text:p>
              </table:table-cell>
              <table:table-cell office:value-type="float" office:value="0.00412957">
                <text:p>0.00412957</text:p>
              </table:table-cell>
              <table:table-cell office:value-type="float" office:value="0.00300095">
                <text:p>0.003000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774022">
                <text:p>0.0774022</text:p>
              </table:table-cell>
              <table:table-cell office:value-type="float" office:value="0.0147884">
                <text:p>0.0147884</text:p>
              </table:table-cell>
              <table:table-cell office:value-type="float" office:value="0.000948999">
                <text:p>0.000948999</text:p>
              </table:table-cell>
              <table:table-cell office:value-type="float" office:value="0.00415207">
                <text:p>0.00415207</text:p>
              </table:table-cell>
              <table:table-cell office:value-type="float" office:value="0.00281226">
                <text:p>0.00281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783883">
                <text:p>0.0783883</text:p>
              </table:table-cell>
              <table:table-cell office:value-type="float" office:value="0.0151769">
                <text:p>0.0151769</text:p>
              </table:table-cell>
              <table:table-cell office:value-type="float" office:value="0.00089847">
                <text:p>0.00089847</text:p>
              </table:table-cell>
              <table:table-cell office:value-type="float" office:value="0.00421089">
                <text:p>0.00421089</text:p>
              </table:table-cell>
              <table:table-cell office:value-type="float" office:value="0.00284029">
                <text:p>0.00284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860857">
                <text:p>0.0860857</text:p>
              </table:table-cell>
              <table:table-cell office:value-type="float" office:value="0.0154157">
                <text:p>0.0154157</text:p>
              </table:table-cell>
              <table:table-cell office:value-type="float" office:value="0.000940314">
                <text:p>0.000940314</text:p>
              </table:table-cell>
              <table:table-cell office:value-type="float" office:value="0.00419865">
                <text:p>0.00419865</text:p>
              </table:table-cell>
              <table:table-cell office:value-type="float" office:value="0.00285608">
                <text:p>0.00285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797577">
                <text:p>0.0797577</text:p>
              </table:table-cell>
              <table:table-cell office:value-type="float" office:value="0.0158811">
                <text:p>0.0158811</text:p>
              </table:table-cell>
              <table:table-cell office:value-type="float" office:value="0.000914655">
                <text:p>0.000914655</text:p>
              </table:table-cell>
              <table:table-cell office:value-type="float" office:value="0.00427128">
                <text:p>0.00427128</text:p>
              </table:table-cell>
              <table:table-cell office:value-type="float" office:value="0.00289476">
                <text:p>0.00289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816948">
                <text:p>0.0816948</text:p>
              </table:table-cell>
              <table:table-cell office:value-type="float" office:value="0.0164089">
                <text:p>0.0164089</text:p>
              </table:table-cell>
              <table:table-cell office:value-type="float" office:value="0.000940314">
                <text:p>0.000940314</text:p>
              </table:table-cell>
              <table:table-cell office:value-type="float" office:value="0.00427602">
                <text:p>0.00427602</text:p>
              </table:table-cell>
              <table:table-cell office:value-type="float" office:value="0.00290226">
                <text:p>0.002902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86064">
                <text:p>0.086064</text:p>
              </table:table-cell>
              <table:table-cell office:value-type="float" office:value="0.0167026">
                <text:p>0.0167026</text:p>
              </table:table-cell>
              <table:table-cell office:value-type="float" office:value="0.000907549">
                <text:p>0.000907549</text:p>
              </table:table-cell>
              <table:table-cell office:value-type="float" office:value="0.00434392">
                <text:p>0.00434392</text:p>
              </table:table-cell>
              <table:table-cell office:value-type="float" office:value="0.00297845">
                <text:p>0.00297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827551">
                <text:p>0.0827551</text:p>
              </table:table-cell>
              <table:table-cell office:value-type="float" office:value="0.0165672">
                <text:p>0.0165672</text:p>
              </table:table-cell>
              <table:table-cell office:value-type="float" office:value="0.000900838">
                <text:p>0.000900838</text:p>
              </table:table-cell>
              <table:table-cell office:value-type="float" office:value="0.00434629">
                <text:p>0.00434629</text:p>
              </table:table-cell>
              <table:table-cell office:value-type="float" office:value="0.00343242">
                <text:p>0.003432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839564">
                <text:p>0.0839564</text:p>
              </table:table-cell>
              <table:table-cell office:value-type="float" office:value="0.017063">
                <text:p>0.017063</text:p>
              </table:table-cell>
              <table:table-cell office:value-type="float" office:value="0.000952157">
                <text:p>0.000952157</text:p>
              </table:table-cell>
              <table:table-cell office:value-type="float" office:value="0.00439563">
                <text:p>0.00439563</text:p>
              </table:table-cell>
              <table:table-cell office:value-type="float" office:value="0.00421325">
                <text:p>0.00421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841814">
                <text:p>0.0841814</text:p>
              </table:table-cell>
              <table:table-cell office:value-type="float" office:value="0.0174223">
                <text:p>0.0174223</text:p>
              </table:table-cell>
              <table:table-cell office:value-type="float" office:value="0.000896101">
                <text:p>0.000896101</text:p>
              </table:table-cell>
              <table:table-cell office:value-type="float" office:value="0.00444379">
                <text:p>0.00444379</text:p>
              </table:table-cell>
              <table:table-cell office:value-type="float" office:value="0.00301793">
                <text:p>0.0030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856925">
                <text:p>0.0856925</text:p>
              </table:table-cell>
              <table:table-cell office:value-type="float" office:value="0.0177104">
                <text:p>0.0177104</text:p>
              </table:table-cell>
              <table:table-cell office:value-type="float" office:value="0.000952157">
                <text:p>0.000952157</text:p>
              </table:table-cell>
              <table:table-cell office:value-type="float" office:value="0.00446866">
                <text:p>0.00446866</text:p>
              </table:table-cell>
              <table:table-cell office:value-type="float" office:value="0.00302424">
                <text:p>0.00302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863526">
                <text:p>0.0863526</text:p>
              </table:table-cell>
              <table:table-cell office:value-type="float" office:value="0.0182422">
                <text:p>0.0182422</text:p>
              </table:table-cell>
              <table:table-cell office:value-type="float" office:value="0.000913865">
                <text:p>0.000913865</text:p>
              </table:table-cell>
              <table:table-cell office:value-type="float" office:value="0.00450774">
                <text:p>0.00450774</text:p>
              </table:table-cell>
              <table:table-cell office:value-type="float" office:value="0.00304872">
                <text:p>0.00304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871808">
                <text:p>0.0871808</text:p>
              </table:table-cell>
              <table:table-cell office:value-type="float" office:value="0.0193534">
                <text:p>0.0193534</text:p>
              </table:table-cell>
              <table:table-cell office:value-type="float" office:value="0.000958473">
                <text:p>0.000958473</text:p>
              </table:table-cell>
              <table:table-cell office:value-type="float" office:value="0.00452827">
                <text:p>0.00452827</text:p>
              </table:table-cell>
              <table:table-cell office:value-type="float" office:value="0.00307003">
                <text:p>0.00307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881081">
                <text:p>0.0881081</text:p>
              </table:table-cell>
              <table:table-cell office:value-type="float" office:value="0.0190913">
                <text:p>0.0190913</text:p>
              </table:table-cell>
              <table:table-cell office:value-type="float" office:value="0.000904391">
                <text:p>0.000904391</text:p>
              </table:table-cell>
              <table:table-cell office:value-type="float" office:value="0.00456025">
                <text:p>0.00456025</text:p>
              </table:table-cell>
              <table:table-cell office:value-type="float" office:value="0.00308661">
                <text:p>0.003086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886461">
                <text:p>0.0886461</text:p>
              </table:table-cell>
              <table:table-cell office:value-type="float" office:value="0.0189338">
                <text:p>0.0189338</text:p>
              </table:table-cell>
              <table:table-cell office:value-type="float" office:value="0.000948999">
                <text:p>0.000948999</text:p>
              </table:table-cell>
              <table:table-cell office:value-type="float" office:value="0.00457643">
                <text:p>0.00457643</text:p>
              </table:table-cell>
              <table:table-cell office:value-type="float" office:value="0.00309727">
                <text:p>0.003097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903333">
                <text:p>0.0903333</text:p>
              </table:table-cell>
              <table:table-cell office:value-type="float" office:value="0.0191249">
                <text:p>0.0191249</text:p>
              </table:table-cell>
              <table:table-cell office:value-type="float" office:value="0.000903207">
                <text:p>0.000903207</text:p>
              </table:table-cell>
              <table:table-cell office:value-type="float" office:value="0.00459222">
                <text:p>0.00459222</text:p>
              </table:table-cell>
              <table:table-cell office:value-type="float" office:value="0.00313556">
                <text:p>0.00313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905058">
                <text:p>0.0905058</text:p>
              </table:table-cell>
              <table:table-cell office:value-type="float" office:value="0.0195318">
                <text:p>0.0195318</text:p>
              </table:table-cell>
              <table:table-cell office:value-type="float" office:value="0.000952552">
                <text:p>0.000952552</text:p>
              </table:table-cell>
              <table:table-cell office:value-type="float" office:value="0.00465775">
                <text:p>0.00465775</text:p>
              </table:table-cell>
              <table:table-cell office:value-type="float" office:value="0.00315767">
                <text:p>0.00315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918062">
                <text:p>0.0918062</text:p>
              </table:table-cell>
              <table:table-cell office:value-type="float" office:value="0.01988">
                <text:p>0.01988</text:p>
              </table:table-cell>
              <table:table-cell office:value-type="float" office:value="0.000908734">
                <text:p>0.000908734</text:p>
              </table:table-cell>
              <table:table-cell office:value-type="float" office:value="0.00466802">
                <text:p>0.00466802</text:p>
              </table:table-cell>
              <table:table-cell office:value-type="float" office:value="0.00317899">
                <text:p>0.003178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925665">
                <text:p>0.0925665</text:p>
              </table:table-cell>
              <table:table-cell office:value-type="float" office:value="0.0199933">
                <text:p>0.0199933</text:p>
              </table:table-cell>
              <table:table-cell office:value-type="float" office:value="0.000965579">
                <text:p>0.000965579</text:p>
              </table:table-cell>
              <table:table-cell office:value-type="float" office:value="0.00470749">
                <text:p>0.00470749</text:p>
              </table:table-cell>
              <table:table-cell office:value-type="float" office:value="0.00319241">
                <text:p>0.00319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933524">
                <text:p>0.0933524</text:p>
              </table:table-cell>
              <table:table-cell office:value-type="float" office:value="0.0201891">
                <text:p>0.0201891</text:p>
              </table:table-cell>
              <table:table-cell office:value-type="float" office:value="0.000978606">
                <text:p>0.000978606</text:p>
              </table:table-cell>
              <table:table-cell office:value-type="float" office:value="0.00473078">
                <text:p>0.00473078</text:p>
              </table:table-cell>
              <table:table-cell office:value-type="float" office:value="0.00320899">
                <text:p>0.00320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97585">
                <text:p>0.097585</text:p>
              </table:table-cell>
              <table:table-cell office:value-type="float" office:value="0.0204437">
                <text:p>0.0204437</text:p>
              </table:table-cell>
              <table:table-cell office:value-type="float" office:value="0.00102637">
                <text:p>0.00102637</text:p>
              </table:table-cell>
              <table:table-cell office:value-type="float" office:value="0.00474855">
                <text:p>0.00474855</text:p>
              </table:table-cell>
              <table:table-cell office:value-type="float" office:value="0.00322675">
                <text:p>0.00322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998174">
                <text:p>0.0998174</text:p>
              </table:table-cell>
              <table:table-cell office:value-type="float" office:value="0.0206735">
                <text:p>0.0206735</text:p>
              </table:table-cell>
              <table:table-cell office:value-type="float" office:value="0.000967552">
                <text:p>0.000967552</text:p>
              </table:table-cell>
              <table:table-cell office:value-type="float" office:value="0.00480184">
                <text:p>0.00480184</text:p>
              </table:table-cell>
              <table:table-cell office:value-type="float" office:value="0.00324649">
                <text:p>0.00324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102116">
                <text:p>0.102116</text:p>
              </table:table-cell>
              <table:table-cell office:value-type="float" office:value="0.0214563">
                <text:p>0.0214563</text:p>
              </table:table-cell>
              <table:table-cell office:value-type="float" office:value="0.00101492">
                <text:p>0.00101492</text:p>
              </table:table-cell>
              <table:table-cell office:value-type="float" office:value="0.0048729">
                <text:p>0.0048729</text:p>
              </table:table-cell>
              <table:table-cell office:value-type="float" office:value="0.00328676">
                <text:p>0.00328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102671">
                <text:p>0.102671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00977421">
                <text:p>0.000977421</text:p>
              </table:table-cell>
              <table:table-cell office:value-type="float" office:value="0.0048725">
                <text:p>0.0048725</text:p>
              </table:table-cell>
              <table:table-cell office:value-type="float" office:value="0.00331321">
                <text:p>0.00331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104027">
                <text:p>0.104027</text:p>
              </table:table-cell>
              <table:table-cell office:value-type="float" office:value="0.021994">
                <text:p>0.021994</text:p>
              </table:table-cell>
              <table:table-cell office:value-type="float" office:value="0.00109901">
                <text:p>0.00109901</text:p>
              </table:table-cell>
              <table:table-cell office:value-type="float" office:value="0.00488908">
                <text:p>0.00488908</text:p>
              </table:table-cell>
              <table:table-cell office:value-type="float" office:value="0.00333492">
                <text:p>0.003334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104791">
                <text:p>0.104791</text:p>
              </table:table-cell>
              <table:table-cell office:value-type="float" office:value="0.0219959">
                <text:p>0.0219959</text:p>
              </table:table-cell>
              <table:table-cell office:value-type="float" office:value="0.00104216">
                <text:p>0.00104216</text:p>
              </table:table-cell>
              <table:table-cell office:value-type="float" office:value="0.0048954">
                <text:p>0.0048954</text:p>
              </table:table-cell>
              <table:table-cell office:value-type="float" office:value="0.00334281">
                <text:p>0.00334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106777">
                <text:p>0.106777</text:p>
              </table:table-cell>
              <table:table-cell office:value-type="float" office:value="0.0222869">
                <text:p>0.0222869</text:p>
              </table:table-cell>
              <table:table-cell office:value-type="float" office:value="0.00107414">
                <text:p>0.00107414</text:p>
              </table:table-cell>
              <table:table-cell office:value-type="float" office:value="0.00495579">
                <text:p>0.00495579</text:p>
              </table:table-cell>
              <table:table-cell office:value-type="float" office:value="0.00336176">
                <text:p>0.00336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107236">
                <text:p>0.107236</text:p>
              </table:table-cell>
              <table:table-cell office:value-type="float" office:value="0.0224554">
                <text:p>0.0224554</text:p>
              </table:table-cell>
              <table:table-cell office:value-type="float" office:value="0.00111519">
                <text:p>0.00111519</text:p>
              </table:table-cell>
              <table:table-cell office:value-type="float" office:value="0.00495935">
                <text:p>0.00495935</text:p>
              </table:table-cell>
              <table:table-cell office:value-type="float" office:value="0.00337637">
                <text:p>0.003376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109377">
                <text:p>0.109377</text:p>
              </table:table-cell>
              <table:table-cell office:value-type="float" office:value="0.0226907">
                <text:p>0.0226907</text:p>
              </table:table-cell>
              <table:table-cell office:value-type="float" office:value="0.00103308">
                <text:p>0.00103308</text:p>
              </table:table-cell>
              <table:table-cell office:value-type="float" office:value="0.0050008">
                <text:p>0.0050008</text:p>
              </table:table-cell>
              <table:table-cell office:value-type="float" office:value="0.00340203">
                <text:p>0.003402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108199">
                <text:p>0.108199</text:p>
              </table:table-cell>
              <table:table-cell office:value-type="float" office:value="0.0229532">
                <text:p>0.0229532</text:p>
              </table:table-cell>
              <table:table-cell office:value-type="float" office:value="0.00107887">
                <text:p>0.00107887</text:p>
              </table:table-cell>
              <table:table-cell office:value-type="float" office:value="0.00501225">
                <text:p>0.00501225</text:p>
              </table:table-cell>
              <table:table-cell office:value-type="float" office:value="0.00341584">
                <text:p>0.003415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109872">
                <text:p>0.109872</text:p>
              </table:table-cell>
              <table:table-cell office:value-type="float" office:value="0.0232615">
                <text:p>0.0232615</text:p>
              </table:table-cell>
              <table:table-cell office:value-type="float" office:value="0.00100111">
                <text:p>0.00100111</text:p>
              </table:table-cell>
              <table:table-cell office:value-type="float" office:value="0.00510422">
                <text:p>0.00510422</text:p>
              </table:table-cell>
              <table:table-cell office:value-type="float" office:value="0.00345492">
                <text:p>0.00345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111006">
                <text:p>0.111006</text:p>
              </table:table-cell>
              <table:table-cell office:value-type="float" office:value="0.0235465">
                <text:p>0.0235465</text:p>
              </table:table-cell>
              <table:table-cell office:value-type="float" office:value="0.00105637">
                <text:p>0.00105637</text:p>
              </table:table-cell>
              <table:table-cell office:value-type="float" office:value="0.00510659">
                <text:p>0.00510659</text:p>
              </table:table-cell>
              <table:table-cell office:value-type="float" office:value="0.00347032">
                <text:p>0.00347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111173">
                <text:p>0.111173</text:p>
              </table:table-cell>
              <table:table-cell office:value-type="float" office:value="0.0236472">
                <text:p>0.0236472</text:p>
              </table:table-cell>
              <table:table-cell office:value-type="float" office:value="0.000983738">
                <text:p>0.000983738</text:p>
              </table:table-cell>
              <table:table-cell office:value-type="float" office:value="0.00512988">
                <text:p>0.00512988</text:p>
              </table:table-cell>
              <table:table-cell office:value-type="float" office:value="0.00348256">
                <text:p>0.00348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112289">
                <text:p>0.112289</text:p>
              </table:table-cell>
              <table:table-cell office:value-type="float" office:value="0.023725">
                <text:p>0.023725</text:p>
              </table:table-cell>
              <table:table-cell office:value-type="float" office:value="0.00103071">
                <text:p>0.00103071</text:p>
              </table:table-cell>
              <table:table-cell office:value-type="float" office:value="0.00513028">
                <text:p>0.00513028</text:p>
              </table:table-cell>
              <table:table-cell office:value-type="float" office:value="0.00350348">
                <text:p>0.00350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113096">
                <text:p>0.113096</text:p>
              </table:table-cell>
              <table:table-cell office:value-type="float" office:value="0.0240929">
                <text:p>0.0240929</text:p>
              </table:table-cell>
              <table:table-cell office:value-type="float" office:value="0.00097979">
                <text:p>0.00097979</text:p>
              </table:table-cell>
              <table:table-cell office:value-type="float" office:value="0.00552859">
                <text:p>0.00552859</text:p>
              </table:table-cell>
              <table:table-cell office:value-type="float" office:value="0.00353703">
                <text:p>0.00353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114142">
                <text:p>0.114142</text:p>
              </table:table-cell>
              <table:table-cell office:value-type="float" office:value="0.0244415">
                <text:p>0.0244415</text:p>
              </table:table-cell>
              <table:table-cell office:value-type="float" office:value="0.00105006">
                <text:p>0.00105006</text:p>
              </table:table-cell>
              <table:table-cell office:value-type="float" office:value="0.00558583">
                <text:p>0.00558583</text:p>
              </table:table-cell>
              <table:table-cell office:value-type="float" office:value="0.00358559">
                <text:p>0.003585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114589">
                <text:p>0.114589</text:p>
              </table:table-cell>
              <table:table-cell office:value-type="float" office:value="0.0245871">
                <text:p>0.0245871</text:p>
              </table:table-cell>
              <table:table-cell office:value-type="float" office:value="0.00097229">
                <text:p>0.00097229</text:p>
              </table:table-cell>
              <table:table-cell office:value-type="float" office:value="0.00529766">
                <text:p>0.00529766</text:p>
              </table:table-cell>
              <table:table-cell office:value-type="float" office:value="0.0035848">
                <text:p>0.00358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115888">
                <text:p>0.115888</text:p>
              </table:table-cell>
              <table:table-cell office:value-type="float" office:value="0.0247509">
                <text:p>0.0247509</text:p>
              </table:table-cell>
              <table:table-cell office:value-type="float" office:value="0.0010319">
                <text:p>0.0010319</text:p>
              </table:table-cell>
              <table:table-cell office:value-type="float" office:value="0.00569952">
                <text:p>0.00569952</text:p>
              </table:table-cell>
              <table:table-cell office:value-type="float" office:value="0.00359783">
                <text:p>0.00359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116446">
                <text:p>0.116446</text:p>
              </table:table-cell>
              <table:table-cell office:value-type="float" office:value="0.0248366">
                <text:p>0.0248366</text:p>
              </table:table-cell>
              <table:table-cell office:value-type="float" office:value="0.000973079">
                <text:p>0.000973079</text:p>
              </table:table-cell>
              <table:table-cell office:value-type="float" office:value="0.00561465">
                <text:p>0.00561465</text:p>
              </table:table-cell>
              <table:table-cell office:value-type="float" office:value="0.00361046">
                <text:p>0.00361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118472">
                <text:p>0.118472</text:p>
              </table:table-cell>
              <table:table-cell office:value-type="float" office:value="0.0252973">
                <text:p>0.0252973</text:p>
              </table:table-cell>
              <table:table-cell office:value-type="float" office:value="0.0010165">
                <text:p>0.0010165</text:p>
              </table:table-cell>
              <table:table-cell office:value-type="float" office:value="0.00551517">
                <text:p>0.00551517</text:p>
              </table:table-cell>
              <table:table-cell office:value-type="float" office:value="0.00364559">
                <text:p>0.003645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118354">
                <text:p>0.118354</text:p>
              </table:table-cell>
              <table:table-cell office:value-type="float" office:value="0.0258184">
                <text:p>0.0258184</text:p>
              </table:table-cell>
              <table:table-cell office:value-type="float" office:value="0.00097229">
                <text:p>0.00097229</text:p>
              </table:table-cell>
              <table:table-cell office:value-type="float" office:value="0.00540503">
                <text:p>0.00540503</text:p>
              </table:table-cell>
              <table:table-cell office:value-type="float" office:value="0.00366651">
                <text:p>0.00366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119669">
                <text:p>0.119669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0102519">
                <text:p>0.00102519</text:p>
              </table:table-cell>
              <table:table-cell office:value-type="float" office:value="0.00538569">
                <text:p>0.00538569</text:p>
              </table:table-cell>
              <table:table-cell office:value-type="float" office:value="0.00368625">
                <text:p>0.00368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119468">
                <text:p>0.119468</text:p>
              </table:table-cell>
              <table:table-cell office:value-type="float" office:value="0.0257892">
                <text:p>0.0257892</text:p>
              </table:table-cell>
              <table:table-cell office:value-type="float" office:value="0.00097979">
                <text:p>0.00097979</text:p>
              </table:table-cell>
              <table:table-cell office:value-type="float" office:value="0.00544174">
                <text:p>0.00544174</text:p>
              </table:table-cell>
              <table:table-cell office:value-type="float" office:value="0.00371428">
                <text:p>0.003714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28786">
                <text:p>0.28786</text:p>
              </table:table-cell>
              <table:table-cell office:value-type="float" office:value="0.0259427">
                <text:p>0.0259427</text:p>
              </table:table-cell>
              <table:table-cell office:value-type="float" office:value="0.00102124">
                <text:p>0.00102124</text:p>
              </table:table-cell>
              <table:table-cell office:value-type="float" office:value="0.0054674">
                <text:p>0.0054674</text:p>
              </table:table-cell>
              <table:table-cell office:value-type="float" office:value="0.00373125">
                <text:p>0.0037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289795">
                <text:p>0.289795</text:p>
              </table:table-cell>
              <table:table-cell office:value-type="float" office:value="0.0261287">
                <text:p>0.0261287</text:p>
              </table:table-cell>
              <table:table-cell office:value-type="float" office:value="0.000966368">
                <text:p>0.000966368</text:p>
              </table:table-cell>
              <table:table-cell office:value-type="float" office:value="0.00546977">
                <text:p>0.00546977</text:p>
              </table:table-cell>
              <table:table-cell office:value-type="float" office:value="0.00374389">
                <text:p>0.003743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291967">
                <text:p>0.291967</text:p>
              </table:table-cell>
              <table:table-cell office:value-type="float" office:value="0.0264974">
                <text:p>0.0264974</text:p>
              </table:table-cell>
              <table:table-cell office:value-type="float" office:value="0.000967947">
                <text:p>0.000967947</text:p>
              </table:table-cell>
              <table:table-cell office:value-type="float" office:value="0.00551004">
                <text:p>0.00551004</text:p>
              </table:table-cell>
              <table:table-cell office:value-type="float" office:value="0.00377428">
                <text:p>0.00377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295224">
                <text:p>0.295224</text:p>
              </table:table-cell>
              <table:table-cell office:value-type="float" office:value="0.0265645">
                <text:p>0.0265645</text:p>
              </table:table-cell>
              <table:table-cell office:value-type="float" office:value="0.00102321">
                <text:p>0.00102321</text:p>
              </table:table-cell>
              <table:table-cell office:value-type="float" office:value="0.0055582">
                <text:p>0.0055582</text:p>
              </table:table-cell>
              <table:table-cell office:value-type="float" office:value="0.0038035">
                <text:p>0.0038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300081">
                <text:p>0.300081</text:p>
              </table:table-cell>
              <table:table-cell office:value-type="float" office:value="0.0269276">
                <text:p>0.0269276</text:p>
              </table:table-cell>
              <table:table-cell office:value-type="float" office:value="0.000967552">
                <text:p>0.000967552</text:p>
              </table:table-cell>
              <table:table-cell office:value-type="float" office:value="0.00558741">
                <text:p>0.00558741</text:p>
              </table:table-cell>
              <table:table-cell office:value-type="float" office:value="0.00383389">
                <text:p>0.003833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30237">
                <text:p>0.30237</text:p>
              </table:table-cell>
              <table:table-cell office:value-type="float" office:value="0.0279098">
                <text:p>0.0279098</text:p>
              </table:table-cell>
              <table:table-cell office:value-type="float" office:value="0.00102006">
                <text:p>0.00102006</text:p>
              </table:table-cell>
              <table:table-cell office:value-type="float" office:value="0.00561899">
                <text:p>0.00561899</text:p>
              </table:table-cell>
              <table:table-cell office:value-type="float" office:value="0.0038406">
                <text:p>0.00384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303722">
                <text:p>0.303722</text:p>
              </table:table-cell>
              <table:table-cell office:value-type="float" office:value="0.0273532">
                <text:p>0.0273532</text:p>
              </table:table-cell>
              <table:table-cell office:value-type="float" office:value="0.000962026">
                <text:p>0.000962026</text:p>
              </table:table-cell>
              <table:table-cell office:value-type="float" office:value="0.00562688">
                <text:p>0.00562688</text:p>
              </table:table-cell>
              <table:table-cell office:value-type="float" office:value="0.00387179">
                <text:p>0.00387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303635">
                <text:p>0.303635</text:p>
              </table:table-cell>
              <table:table-cell office:value-type="float" office:value="0.0274175">
                <text:p>0.0274175</text:p>
              </table:table-cell>
              <table:table-cell office:value-type="float" office:value="0.00101413">
                <text:p>0.00101413</text:p>
              </table:table-cell>
              <table:table-cell office:value-type="float" office:value="0.00565373">
                <text:p>0.00565373</text:p>
              </table:table-cell>
              <table:table-cell office:value-type="float" office:value="0.00386468">
                <text:p>0.00386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306924">
                <text:p>0.306924</text:p>
              </table:table-cell>
              <table:table-cell office:value-type="float" office:value="0.0281624">
                <text:p>0.0281624</text:p>
              </table:table-cell>
              <table:table-cell office:value-type="float" office:value="0.00097229">
                <text:p>0.00097229</text:p>
              </table:table-cell>
              <table:table-cell office:value-type="float" office:value="0.00570228">
                <text:p>0.00570228</text:p>
              </table:table-cell>
              <table:table-cell office:value-type="float" office:value="0.00389942">
                <text:p>0.003899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311401">
                <text:p>0.311401</text:p>
              </table:table-cell>
              <table:table-cell office:value-type="float" office:value="0.027969">
                <text:p>0.027969</text:p>
              </table:table-cell>
              <table:table-cell office:value-type="float" office:value="0.0010244">
                <text:p>0.0010244</text:p>
              </table:table-cell>
              <table:table-cell office:value-type="float" office:value="0.00574097">
                <text:p>0.00574097</text:p>
              </table:table-cell>
              <table:table-cell office:value-type="float" office:value="0.00391916">
                <text:p>0.003919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310269">
                <text:p>0.310269</text:p>
              </table:table-cell>
              <table:table-cell office:value-type="float" office:value="0.0282343">
                <text:p>0.0282343</text:p>
              </table:table-cell>
              <table:table-cell office:value-type="float" office:value="0.000977421">
                <text:p>0.000977421</text:p>
              </table:table-cell>
              <table:table-cell office:value-type="float" office:value="0.00575755">
                <text:p>0.00575755</text:p>
              </table:table-cell>
              <table:table-cell office:value-type="float" office:value="0.00394324">
                <text:p>0.003943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313036">
                <text:p>0.313036</text:p>
              </table:table-cell>
              <table:table-cell office:value-type="float" office:value="0.0284984">
                <text:p>0.0284984</text:p>
              </table:table-cell>
              <table:table-cell office:value-type="float" office:value="0.00103111">
                <text:p>0.00103111</text:p>
              </table:table-cell>
              <table:table-cell office:value-type="float" office:value="0.00582229">
                <text:p>0.00582229</text:p>
              </table:table-cell>
              <table:table-cell office:value-type="float" office:value="0.00397403">
                <text:p>0.00397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312918">
                <text:p>0.312918</text:p>
              </table:table-cell>
              <table:table-cell office:value-type="float" office:value="0.0289346">
                <text:p>0.0289346</text:p>
              </table:table-cell>
              <table:table-cell office:value-type="float" office:value="0.00098729">
                <text:p>0.00098729</text:p>
              </table:table-cell>
              <table:table-cell office:value-type="float" office:value="0.00582939">
                <text:p>0.00582939</text:p>
              </table:table-cell>
              <table:table-cell office:value-type="float" office:value="0.00398469">
                <text:p>0.003984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316656">
                <text:p>0.316656</text:p>
              </table:table-cell>
              <table:table-cell office:value-type="float" office:value="0.030094">
                <text:p>0.030094</text:p>
              </table:table-cell>
              <table:table-cell office:value-type="float" office:value="0.00103466">
                <text:p>0.00103466</text:p>
              </table:table-cell>
              <table:table-cell office:value-type="float" office:value="0.00599519">
                <text:p>0.00599519</text:p>
              </table:table-cell>
              <table:table-cell office:value-type="float" office:value="0.00400285">
                <text:p>0.004002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319252">
                <text:p>0.319252</text:p>
              </table:table-cell>
              <table:table-cell office:value-type="float" office:value="0.0291276">
                <text:p>0.0291276</text:p>
              </table:table-cell>
              <table:table-cell office:value-type="float" office:value="0.000990448">
                <text:p>0.000990448</text:p>
              </table:table-cell>
              <table:table-cell office:value-type="float" office:value="0.00631574">
                <text:p>0.00631574</text:p>
              </table:table-cell>
              <table:table-cell office:value-type="float" office:value="0.00404627">
                <text:p>0.00404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325779">
                <text:p>0.325779</text:p>
              </table:table-cell>
              <table:table-cell office:value-type="float" office:value="0.0291367">
                <text:p>0.0291367</text:p>
              </table:table-cell>
              <table:table-cell office:value-type="float" office:value="0.00103466">
                <text:p>0.00103466</text:p>
              </table:table-cell>
              <table:table-cell office:value-type="float" office:value="0.00589019">
                <text:p>0.00589019</text:p>
              </table:table-cell>
              <table:table-cell office:value-type="float" office:value="0.00403403">
                <text:p>0.004034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322186">
                <text:p>0.322186</text:p>
              </table:table-cell>
              <table:table-cell office:value-type="float" office:value="0.0294328">
                <text:p>0.0294328</text:p>
              </table:table-cell>
              <table:table-cell office:value-type="float" office:value="0.000982159">
                <text:p>0.000982159</text:p>
              </table:table-cell>
              <table:table-cell office:value-type="float" office:value="0.00592532">
                <text:p>0.00592532</text:p>
              </table:table-cell>
              <table:table-cell office:value-type="float" office:value="0.0040593">
                <text:p>0.00405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328962">
                <text:p>0.328962</text:p>
              </table:table-cell>
              <table:table-cell office:value-type="float" office:value="0.0297245">
                <text:p>0.0297245</text:p>
              </table:table-cell>
              <table:table-cell office:value-type="float" office:value="0.00104927">
                <text:p>0.00104927</text:p>
              </table:table-cell>
              <table:table-cell office:value-type="float" office:value="0.00598256">
                <text:p>0.00598256</text:p>
              </table:table-cell>
              <table:table-cell office:value-type="float" office:value="0.00409246">
                <text:p>0.00409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326683">
                <text:p>0.326683</text:p>
              </table:table-cell>
              <table:table-cell office:value-type="float" office:value="0.0299535">
                <text:p>0.0299535</text:p>
              </table:table-cell>
              <table:table-cell office:value-type="float" office:value="0.00098729">
                <text:p>0.00098729</text:p>
              </table:table-cell>
              <table:table-cell office:value-type="float" office:value="0.00602954">
                <text:p>0.00602954</text:p>
              </table:table-cell>
              <table:table-cell office:value-type="float" office:value="0.00414338">
                <text:p>0.004143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327917">
                <text:p>0.327917</text:p>
              </table:table-cell>
              <table:table-cell office:value-type="float" office:value="0.030015">
                <text:p>0.030015</text:p>
              </table:table-cell>
              <table:table-cell office:value-type="float" office:value="0.00103742">
                <text:p>0.00103742</text:p>
              </table:table-cell>
              <table:table-cell office:value-type="float" office:value="0.00604375">
                <text:p>0.00604375</text:p>
              </table:table-cell>
              <table:table-cell office:value-type="float" office:value="0.00461117">
                <text:p>0.00461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330963">
                <text:p>0.330963</text:p>
              </table:table-cell>
              <table:table-cell office:value-type="float" office:value="0.0306123">
                <text:p>0.0306123</text:p>
              </table:table-cell>
              <table:table-cell office:value-type="float" office:value="0.000996765">
                <text:p>0.000996765</text:p>
              </table:table-cell>
              <table:table-cell office:value-type="float" office:value="0.00606546">
                <text:p>0.00606546</text:p>
              </table:table-cell>
              <table:table-cell office:value-type="float" office:value="0.00417694">
                <text:p>0.004176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332362">
                <text:p>0.332362</text:p>
              </table:table-cell>
              <table:table-cell office:value-type="float" office:value="0.030739">
                <text:p>0.030739</text:p>
              </table:table-cell>
              <table:table-cell office:value-type="float" office:value="0.00105519">
                <text:p>0.00105519</text:p>
              </table:table-cell>
              <table:table-cell office:value-type="float" office:value="0.00610415">
                <text:p>0.00610415</text:p>
              </table:table-cell>
              <table:table-cell office:value-type="float" office:value="0.00420023">
                <text:p>0.00420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33346">
                <text:p>0.33346</text:p>
              </table:table-cell>
              <table:table-cell office:value-type="float" office:value="0.0309183">
                <text:p>0.0309183</text:p>
              </table:table-cell>
              <table:table-cell office:value-type="float" office:value="0.00101098">
                <text:p>0.00101098</text:p>
              </table:table-cell>
              <table:table-cell office:value-type="float" office:value="0.00614402">
                <text:p>0.00614402</text:p>
              </table:table-cell>
              <table:table-cell office:value-type="float" office:value="0.00421286">
                <text:p>0.00421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33661">
                <text:p>0.33661</text:p>
              </table:table-cell>
              <table:table-cell office:value-type="float" office:value="0.0310663">
                <text:p>0.0310663</text:p>
              </table:table-cell>
              <table:table-cell office:value-type="float" office:value="0.00100663">
                <text:p>0.00100663</text:p>
              </table:table-cell>
              <table:table-cell office:value-type="float" office:value="0.00618507">
                <text:p>0.00618507</text:p>
              </table:table-cell>
              <table:table-cell office:value-type="float" office:value="0.00432142">
                <text:p>0.00432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337">
                <text:p>0.337</text:p>
              </table:table-cell>
              <table:table-cell office:value-type="float" office:value="0.0312901">
                <text:p>0.0312901</text:p>
              </table:table-cell>
              <table:table-cell office:value-type="float" office:value="0.00104887">
                <text:p>0.00104887</text:p>
              </table:table-cell>
              <table:table-cell office:value-type="float" office:value="0.00617876">
                <text:p>0.00617876</text:p>
              </table:table-cell>
              <table:table-cell office:value-type="float" office:value="0.00526055">
                <text:p>0.00526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339621">
                <text:p>0.339621</text:p>
              </table:table-cell>
              <table:table-cell office:value-type="float" office:value="0.0313714">
                <text:p>0.0313714</text:p>
              </table:table-cell>
              <table:table-cell office:value-type="float" office:value="0.00100348">
                <text:p>0.00100348</text:p>
              </table:table-cell>
              <table:table-cell office:value-type="float" office:value="0.00624152">
                <text:p>0.00624152</text:p>
              </table:table-cell>
              <table:table-cell office:value-type="float" office:value="0.0042855">
                <text:p>0.00428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341261">
                <text:p>0.341261</text:p>
              </table:table-cell>
              <table:table-cell office:value-type="float" office:value="0.031647">
                <text:p>0.031647</text:p>
              </table:table-cell>
              <table:table-cell office:value-type="float" office:value="0.00104295">
                <text:p>0.00104295</text:p>
              </table:table-cell>
              <table:table-cell office:value-type="float" office:value="0.00641166">
                <text:p>0.00641166</text:p>
              </table:table-cell>
              <table:table-cell office:value-type="float" office:value="0.0042851">
                <text:p>0.00428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344988">
                <text:p>0.344988</text:p>
              </table:table-cell>
              <table:table-cell office:value-type="float" office:value="0.0320749">
                <text:p>0.0320749</text:p>
              </table:table-cell>
              <table:table-cell office:value-type="float" office:value="0.000996765">
                <text:p>0.000996765</text:p>
              </table:table-cell>
              <table:table-cell office:value-type="float" office:value="0.00720473">
                <text:p>0.00720473</text:p>
              </table:table-cell>
              <table:table-cell office:value-type="float" office:value="0.00431589">
                <text:p>0.004315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343236">
                <text:p>0.343236</text:p>
              </table:table-cell>
              <table:table-cell office:value-type="float" office:value="0.0321061">
                <text:p>0.0321061</text:p>
              </table:table-cell>
              <table:table-cell office:value-type="float" office:value="0.00105716">
                <text:p>0.00105716</text:p>
              </table:table-cell>
              <table:table-cell office:value-type="float" office:value="0.00672115">
                <text:p>0.00672115</text:p>
              </table:table-cell>
              <table:table-cell office:value-type="float" office:value="0.00435024">
                <text:p>0.00435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348665">
                <text:p>0.348665</text:p>
              </table:table-cell>
              <table:table-cell office:value-type="float" office:value="0.0322352">
                <text:p>0.0322352</text:p>
              </table:table-cell>
              <table:table-cell office:value-type="float" office:value="0.00100426">
                <text:p>0.00100426</text:p>
              </table:table-cell>
              <table:table-cell office:value-type="float" office:value="0.00715578">
                <text:p>0.00715578</text:p>
              </table:table-cell>
              <table:table-cell office:value-type="float" office:value="0.00434392">
                <text:p>0.004343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349699">
                <text:p>0.349699</text:p>
              </table:table-cell>
              <table:table-cell office:value-type="float" office:value="0.0325158">
                <text:p>0.0325158</text:p>
              </table:table-cell>
              <table:table-cell office:value-type="float" office:value="0.00105322">
                <text:p>0.00105322</text:p>
              </table:table-cell>
              <table:table-cell office:value-type="float" office:value="0.00640732">
                <text:p>0.00640732</text:p>
              </table:table-cell>
              <table:table-cell office:value-type="float" office:value="0.00437945">
                <text:p>0.004379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352582">
                <text:p>0.352582</text:p>
              </table:table-cell>
              <table:table-cell office:value-type="float" office:value="0.0329007">
                <text:p>0.0329007</text:p>
              </table:table-cell>
              <table:table-cell office:value-type="float" office:value="0.00100466">
                <text:p>0.00100466</text:p>
              </table:table-cell>
              <table:table-cell office:value-type="float" office:value="0.00773687">
                <text:p>0.00773687</text:p>
              </table:table-cell>
              <table:table-cell office:value-type="float" office:value="0.00440945">
                <text:p>0.004409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357924">
                <text:p>0.357924</text:p>
              </table:table-cell>
              <table:table-cell office:value-type="float" office:value="0.0330097">
                <text:p>0.0330097</text:p>
              </table:table-cell>
              <table:table-cell office:value-type="float" office:value="0.0010465">
                <text:p>0.0010465</text:p>
              </table:table-cell>
              <table:table-cell office:value-type="float" office:value="0.00643851">
                <text:p>0.00643851</text:p>
              </table:table-cell>
              <table:table-cell office:value-type="float" office:value="0.00442406">
                <text:p>0.00442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362681">
                <text:p>0.362681</text:p>
              </table:table-cell>
              <table:table-cell office:value-type="float" office:value="0.0334076">
                <text:p>0.0334076</text:p>
              </table:table-cell>
              <table:table-cell office:value-type="float" office:value="0.00100663">
                <text:p>0.00100663</text:p>
              </table:table-cell>
              <table:table-cell office:value-type="float" office:value="0.0064614">
                <text:p>0.0064614</text:p>
              </table:table-cell>
              <table:table-cell office:value-type="float" office:value="0.00443274">
                <text:p>0.004432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35848">
                <text:p>0.35848</text:p>
              </table:table-cell>
              <table:table-cell office:value-type="float" office:value="0.0333034">
                <text:p>0.0333034</text:p>
              </table:table-cell>
              <table:table-cell office:value-type="float" office:value="0.00106743">
                <text:p>0.00106743</text:p>
              </table:table-cell>
              <table:table-cell office:value-type="float" office:value="0.00651154">
                <text:p>0.00651154</text:p>
              </table:table-cell>
              <table:table-cell office:value-type="float" office:value="0.00447419">
                <text:p>0.004474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362594">
                <text:p>0.362594</text:p>
              </table:table-cell>
              <table:table-cell office:value-type="float" office:value="0.033245">
                <text:p>0.033245</text:p>
              </table:table-cell>
              <table:table-cell office:value-type="float" office:value="0.00101177">
                <text:p>0.00101177</text:p>
              </table:table-cell>
              <table:table-cell office:value-type="float" office:value="0.0072525">
                <text:p>0.0072525</text:p>
              </table:table-cell>
              <table:table-cell office:value-type="float" office:value="0.00450024">
                <text:p>0.00450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362534">
                <text:p>0.362534</text:p>
              </table:table-cell>
              <table:table-cell office:value-type="float" office:value="0.0336358">
                <text:p>0.0336358</text:p>
              </table:table-cell>
              <table:table-cell office:value-type="float" office:value="0.00106427">
                <text:p>0.00106427</text:p>
              </table:table-cell>
              <table:table-cell office:value-type="float" office:value="0.00677524">
                <text:p>0.00677524</text:p>
              </table:table-cell>
              <table:table-cell office:value-type="float" office:value="0.00451722">
                <text:p>0.00451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366621">
                <text:p>0.366621</text:p>
              </table:table-cell>
              <table:table-cell office:value-type="float" office:value="0.0339757">
                <text:p>0.0339757</text:p>
              </table:table-cell>
              <table:table-cell office:value-type="float" office:value="0.00101769">
                <text:p>0.00101769</text:p>
              </table:table-cell>
              <table:table-cell office:value-type="float" office:value="0.0065597">
                <text:p>0.0065597</text:p>
              </table:table-cell>
              <table:table-cell office:value-type="float" office:value="0.00450774">
                <text:p>0.004507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36636">
                <text:p>0.36636</text:p>
              </table:table-cell>
              <table:table-cell office:value-type="float" office:value="0.0343827">
                <text:p>0.0343827</text:p>
              </table:table-cell>
              <table:table-cell office:value-type="float" office:value="0.00106624">
                <text:p>0.00106624</text:p>
              </table:table-cell>
              <table:table-cell office:value-type="float" office:value="0.00703143">
                <text:p>0.00703143</text:p>
              </table:table-cell>
              <table:table-cell office:value-type="float" office:value="0.0045488">
                <text:p>0.0045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373289">
                <text:p>0.373289</text:p>
              </table:table-cell>
              <table:table-cell office:value-type="float" office:value="0.0349416">
                <text:p>0.0349416</text:p>
              </table:table-cell>
              <table:table-cell office:value-type="float" office:value="0.00100861">
                <text:p>0.00100861</text:p>
              </table:table-cell>
              <table:table-cell office:value-type="float" office:value="0.00697696">
                <text:p>0.00697696</text:p>
              </table:table-cell>
              <table:table-cell office:value-type="float" office:value="0.00458235">
                <text:p>0.00458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370872">
                <text:p>0.370872</text:p>
              </table:table-cell>
              <table:table-cell office:value-type="float" office:value="0.0348177">
                <text:p>0.0348177</text:p>
              </table:table-cell>
              <table:table-cell office:value-type="float" office:value="0.00107414">
                <text:p>0.00107414</text:p>
              </table:table-cell>
              <table:table-cell office:value-type="float" office:value="0.00668326">
                <text:p>0.00668326</text:p>
              </table:table-cell>
              <table:table-cell office:value-type="float" office:value="0.00459499">
                <text:p>0.004594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377593">
                <text:p>0.377593</text:p>
              </table:table-cell>
              <table:table-cell office:value-type="float" office:value="0.0350506">
                <text:p>0.0350506</text:p>
              </table:table-cell>
              <table:table-cell office:value-type="float" office:value="0.00106743">
                <text:p>0.00106743</text:p>
              </table:table-cell>
              <table:table-cell office:value-type="float" office:value="0.0067476">
                <text:p>0.0067476</text:p>
              </table:table-cell>
              <table:table-cell office:value-type="float" office:value="0.0046392">
                <text:p>0.00463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376056">
                <text:p>0.376056</text:p>
              </table:table-cell>
              <table:table-cell office:value-type="float" office:value="0.0352251">
                <text:p>0.0352251</text:p>
              </table:table-cell>
              <table:table-cell office:value-type="float" office:value="0.00104808">
                <text:p>0.00104808</text:p>
              </table:table-cell>
              <table:table-cell office:value-type="float" office:value="0.00675945">
                <text:p>0.00675945</text:p>
              </table:table-cell>
              <table:table-cell office:value-type="float" office:value="0.00465499">
                <text:p>0.004654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377225">
                <text:p>0.377225</text:p>
              </table:table-cell>
              <table:table-cell office:value-type="float" office:value="0.0353569">
                <text:p>0.0353569</text:p>
              </table:table-cell>
              <table:table-cell office:value-type="float" office:value="0.00109585">
                <text:p>0.00109585</text:p>
              </table:table-cell>
              <table:table-cell office:value-type="float" office:value="0.00676931">
                <text:p>0.00676931</text:p>
              </table:table-cell>
              <table:table-cell office:value-type="float" office:value="0.00465223">
                <text:p>0.00465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37952">
                <text:p>0.37952</text:p>
              </table:table-cell>
              <table:table-cell office:value-type="float" office:value="0.035634">
                <text:p>0.035634</text:p>
              </table:table-cell>
              <table:table-cell office:value-type="float" office:value="0.00107216">
                <text:p>0.00107216</text:p>
              </table:table-cell>
              <table:table-cell office:value-type="float" office:value="0.00679221">
                <text:p>0.00679221</text:p>
              </table:table-cell>
              <table:table-cell office:value-type="float" office:value="0.0046842">
                <text:p>0.00468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382315">
                <text:p>0.382315</text:p>
              </table:table-cell>
              <table:table-cell office:value-type="float" office:value="0.0360391">
                <text:p>0.0360391</text:p>
              </table:table-cell>
              <table:table-cell office:value-type="float" office:value="0.00112467">
                <text:p>0.00112467</text:p>
              </table:table-cell>
              <table:table-cell office:value-type="float" office:value="0.00683761">
                <text:p>0.00683761</text:p>
              </table:table-cell>
              <table:table-cell office:value-type="float" office:value="0.00470828">
                <text:p>0.00470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385646">
                <text:p>0.385646</text:p>
              </table:table-cell>
              <table:table-cell office:value-type="float" office:value="0.0364895">
                <text:p>0.0364895</text:p>
              </table:table-cell>
              <table:table-cell office:value-type="float" office:value="0.00105756">
                <text:p>0.00105756</text:p>
              </table:table-cell>
              <table:table-cell office:value-type="float" office:value="0.00691182">
                <text:p>0.00691182</text:p>
              </table:table-cell>
              <table:table-cell office:value-type="float" office:value="0.00473986">
                <text:p>0.00473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388604">
                <text:p>0.388604</text:p>
              </table:table-cell>
              <table:table-cell office:value-type="float" office:value="0.0363553">
                <text:p>0.0363553</text:p>
              </table:table-cell>
              <table:table-cell office:value-type="float" office:value="0.00113375">
                <text:p>0.00113375</text:p>
              </table:table-cell>
              <table:table-cell office:value-type="float" office:value="0.00689169">
                <text:p>0.00689169</text:p>
              </table:table-cell>
              <table:table-cell office:value-type="float" office:value="0.00475605">
                <text:p>0.00475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393456">
                <text:p>0.393456</text:p>
              </table:table-cell>
              <table:table-cell office:value-type="float" office:value="0.0364776">
                <text:p>0.0364776</text:p>
              </table:table-cell>
              <table:table-cell office:value-type="float" office:value="0.00105164">
                <text:p>0.00105164</text:p>
              </table:table-cell>
              <table:table-cell office:value-type="float" office:value="0.00688064">
                <text:p>0.00688064</text:p>
              </table:table-cell>
              <table:table-cell office:value-type="float" office:value="0.00476434">
                <text:p>0.00476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394386">
                <text:p>0.394386</text:p>
              </table:table-cell>
              <table:table-cell office:value-type="float" office:value="0.036675">
                <text:p>0.036675</text:p>
              </table:table-cell>
              <table:table-cell office:value-type="float" office:value="0.00112269">
                <text:p>0.00112269</text:p>
              </table:table-cell>
              <table:table-cell office:value-type="float" office:value="0.0069509">
                <text:p>0.0069509</text:p>
              </table:table-cell>
              <table:table-cell office:value-type="float" office:value="0.0047896">
                <text:p>0.00478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396638">
                <text:p>0.396638</text:p>
              </table:table-cell>
              <table:table-cell office:value-type="float" office:value="0.0369671">
                <text:p>0.0369671</text:p>
              </table:table-cell>
              <table:table-cell office:value-type="float" office:value="0.00105874">
                <text:p>0.00105874</text:p>
              </table:table-cell>
              <table:table-cell office:value-type="float" office:value="0.00699748">
                <text:p>0.00699748</text:p>
              </table:table-cell>
              <table:table-cell office:value-type="float" office:value="0.00482237">
                <text:p>0.00482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39831">
                <text:p>0.39831</text:p>
              </table:table-cell>
              <table:table-cell office:value-type="float" office:value="0.037442">
                <text:p>0.037442</text:p>
              </table:table-cell>
              <table:table-cell office:value-type="float" office:value="0.00111677">
                <text:p>0.00111677</text:p>
              </table:table-cell>
              <table:table-cell office:value-type="float" office:value="0.00700143">
                <text:p>0.00700143</text:p>
              </table:table-cell>
              <table:table-cell office:value-type="float" office:value="0.00483224">
                <text:p>0.00483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402741">
                <text:p>0.402741</text:p>
              </table:table-cell>
              <table:table-cell office:value-type="float" office:value="0.0381617">
                <text:p>0.0381617</text:p>
              </table:table-cell>
              <table:table-cell office:value-type="float" office:value="0.00111638">
                <text:p>0.00111638</text:p>
              </table:table-cell>
              <table:table-cell office:value-type="float" office:value="0.00702433">
                <text:p>0.00702433</text:p>
              </table:table-cell>
              <table:table-cell office:value-type="float" office:value="0.00486421">
                <text:p>0.004864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401641">
                <text:p>0.401641</text:p>
              </table:table-cell>
              <table:table-cell office:value-type="float" office:value="0.037954">
                <text:p>0.037954</text:p>
              </table:table-cell>
              <table:table-cell office:value-type="float" office:value="0.00145824">
                <text:p>0.00145824</text:p>
              </table:table-cell>
              <table:table-cell office:value-type="float" office:value="0.00708591">
                <text:p>0.00708591</text:p>
              </table:table-cell>
              <table:table-cell office:value-type="float" office:value="0.00502014">
                <text:p>0.005020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403429">
                <text:p>0.403429</text:p>
              </table:table-cell>
              <table:table-cell office:value-type="float" office:value="0.0381455">
                <text:p>0.0381455</text:p>
              </table:table-cell>
              <table:table-cell office:value-type="float" office:value="0.00137652">
                <text:p>0.00137652</text:p>
              </table:table-cell>
              <table:table-cell office:value-type="float" office:value="0.00715657">
                <text:p>0.00715657</text:p>
              </table:table-cell>
              <table:table-cell office:value-type="float" office:value="0.00493645">
                <text:p>0.004936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409354">
                <text:p>0.409354</text:p>
              </table:table-cell>
              <table:table-cell office:value-type="float" office:value="0.0382383">
                <text:p>0.0382383</text:p>
              </table:table-cell>
              <table:table-cell office:value-type="float" office:value="0.0015593">
                <text:p>0.0015593</text:p>
              </table:table-cell>
              <table:table-cell office:value-type="float" office:value="0.00714433">
                <text:p>0.00714433</text:p>
              </table:table-cell>
              <table:table-cell office:value-type="float" office:value="0.00491908">
                <text:p>0.004919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417299">
                <text:p>0.417299</text:p>
              </table:table-cell>
              <table:table-cell office:value-type="float" office:value="0.0385545">
                <text:p>0.0385545</text:p>
              </table:table-cell>
              <table:table-cell office:value-type="float" office:value="0.00127586">
                <text:p>0.00127586</text:p>
              </table:table-cell>
              <table:table-cell office:value-type="float" office:value="0.00716684">
                <text:p>0.00716684</text:p>
              </table:table-cell>
              <table:table-cell office:value-type="float" office:value="0.00494435">
                <text:p>0.004944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411691">
                <text:p>0.411691</text:p>
              </table:table-cell>
              <table:table-cell office:value-type="float" office:value="0.0389409">
                <text:p>0.0389409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0721421">
                <text:p>0.00721421</text:p>
              </table:table-cell>
              <table:table-cell office:value-type="float" office:value="0.00496961">
                <text:p>0.004969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412933">
                <text:p>0.412933</text:p>
              </table:table-cell>
              <table:table-cell office:value-type="float" office:value="0.0389007">
                <text:p>0.0389007</text:p>
              </table:table-cell>
              <table:table-cell office:value-type="float" office:value="0.00116138">
                <text:p>0.00116138</text:p>
              </table:table-cell>
              <table:table-cell office:value-type="float" office:value="0.00881021">
                <text:p>0.00881021</text:p>
              </table:table-cell>
              <table:table-cell office:value-type="float" office:value="0.00497711">
                <text:p>0.004977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415285">
                <text:p>0.415285</text:p>
              </table:table-cell>
              <table:table-cell office:value-type="float" office:value="0.0390823">
                <text:p>0.0390823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00877271">
                <text:p>0.00877271</text:p>
              </table:table-cell>
              <table:table-cell office:value-type="float" office:value="0.00502843">
                <text:p>0.005028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418651">
                <text:p>0.418651</text:p>
              </table:table-cell>
              <table:table-cell office:value-type="float" office:value="0.0392792">
                <text:p>0.0392792</text:p>
              </table:table-cell>
              <table:table-cell office:value-type="float" office:value="0.00110572">
                <text:p>0.00110572</text:p>
              </table:table-cell>
              <table:table-cell office:value-type="float" office:value="0.00869337">
                <text:p>0.00869337</text:p>
              </table:table-cell>
              <table:table-cell office:value-type="float" office:value="0.00503119">
                <text:p>0.005031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421619">
                <text:p>0.421619</text:p>
              </table:table-cell>
              <table:table-cell office:value-type="float" office:value="0.0395915">
                <text:p>0.0395915</text:p>
              </table:table-cell>
              <table:table-cell office:value-type="float" office:value="0.00109624">
                <text:p>0.00109624</text:p>
              </table:table-cell>
              <table:table-cell office:value-type="float" office:value="0.00824768">
                <text:p>0.00824768</text:p>
              </table:table-cell>
              <table:table-cell office:value-type="float" office:value="0.00504698">
                <text:p>0.005046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425216">
                <text:p>0.425216</text:p>
              </table:table-cell>
              <table:table-cell office:value-type="float" office:value="0.0401382">
                <text:p>0.0401382</text:p>
              </table:table-cell>
              <table:table-cell office:value-type="float" office:value="0.00112822">
                <text:p>0.00112822</text:p>
              </table:table-cell>
              <table:table-cell office:value-type="float" office:value="0.00737882">
                <text:p>0.00737882</text:p>
              </table:table-cell>
              <table:table-cell office:value-type="float" office:value="0.00509159">
                <text:p>0.00509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426897">
                <text:p>0.426897</text:p>
              </table:table-cell>
              <table:table-cell office:value-type="float" office:value="0.0400984">
                <text:p>0.0400984</text:p>
              </table:table-cell>
              <table:table-cell office:value-type="float" office:value="0.0011294">
                <text:p>0.0011294</text:p>
              </table:table-cell>
              <table:table-cell office:value-type="float" office:value="0.00753199">
                <text:p>0.00753199</text:p>
              </table:table-cell>
              <table:table-cell office:value-type="float" office:value="0.0059269">
                <text:p>0.00592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431211">
                <text:p>0.431211</text:p>
              </table:table-cell>
              <table:table-cell office:value-type="float" office:value="0.0402902">
                <text:p>0.0402902</text:p>
              </table:table-cell>
              <table:table-cell office:value-type="float" office:value="0.00127704">
                <text:p>0.00127704</text:p>
              </table:table-cell>
              <table:table-cell office:value-type="float" office:value="0.00866376">
                <text:p>0.00866376</text:p>
              </table:table-cell>
              <table:table-cell office:value-type="float" office:value="0.00512475">
                <text:p>0.005124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432565">
                <text:p>0.432565</text:p>
              </table:table-cell>
              <table:table-cell office:value-type="float" office:value="0.0405468">
                <text:p>0.0405468</text:p>
              </table:table-cell>
              <table:table-cell office:value-type="float" office:value="0.00155969">
                <text:p>0.00155969</text:p>
              </table:table-cell>
              <table:table-cell office:value-type="float" office:value="0.00747948">
                <text:p>0.00747948</text:p>
              </table:table-cell>
              <table:table-cell office:value-type="float" office:value="0.00545951">
                <text:p>0.005459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436973">
                <text:p>0.436973</text:p>
              </table:table-cell>
              <table:table-cell office:value-type="float" office:value="0.0407489">
                <text:p>0.0407489</text:p>
              </table:table-cell>
              <table:table-cell office:value-type="float" office:value="0.00149495">
                <text:p>0.00149495</text:p>
              </table:table-cell>
              <table:table-cell office:value-type="float" office:value="0.00753278">
                <text:p>0.00753278</text:p>
              </table:table-cell>
              <table:table-cell office:value-type="float" office:value="0.00635995">
                <text:p>0.00635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436121">
                <text:p>0.436121</text:p>
              </table:table-cell>
              <table:table-cell office:value-type="float" office:value="0.0424026">
                <text:p>0.0424026</text:p>
              </table:table-cell>
              <table:table-cell office:value-type="float" office:value="0.00129441">
                <text:p>0.00129441</text:p>
              </table:table-cell>
              <table:table-cell office:value-type="float" office:value="0.00753396">
                <text:p>0.00753396</text:p>
              </table:table-cell>
              <table:table-cell office:value-type="float" office:value="0.00518673">
                <text:p>0.005186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436921">
                <text:p>0.436921</text:p>
              </table:table-cell>
              <table:table-cell office:value-type="float" office:value="0.041017">
                <text:p>0.041017</text:p>
              </table:table-cell>
              <table:table-cell office:value-type="float" office:value="0.00131415">
                <text:p>0.00131415</text:p>
              </table:table-cell>
              <table:table-cell office:value-type="float" office:value="0.00755804">
                <text:p>0.00755804</text:p>
              </table:table-cell>
              <table:table-cell office:value-type="float" office:value="0.00521318">
                <text:p>0.00521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441788">
                <text:p>0.441788</text:p>
              </table:table-cell>
              <table:table-cell office:value-type="float" office:value="0.0411018">
                <text:p>0.0411018</text:p>
              </table:table-cell>
              <table:table-cell office:value-type="float" office:value="0.00123204">
                <text:p>0.00123204</text:p>
              </table:table-cell>
              <table:table-cell office:value-type="float" office:value="0.00759752">
                <text:p>0.00759752</text:p>
              </table:table-cell>
              <table:table-cell office:value-type="float" office:value="0.00521357">
                <text:p>0.00521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0.0416079">
                <text:p>0.0416079</text:p>
              </table:table-cell>
              <table:table-cell office:value-type="float" office:value="0.00129836">
                <text:p>0.00129836</text:p>
              </table:table-cell>
              <table:table-cell office:value-type="float" office:value="0.00762752">
                <text:p>0.00762752</text:p>
              </table:table-cell>
              <table:table-cell office:value-type="float" office:value="0.00525107">
                <text:p>0.005251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415629">
                <text:p>0.0415629</text:p>
              </table:table-cell>
              <table:table-cell office:value-type="float" office:value="0.00118072">
                <text:p>0.00118072</text:p>
              </table:table-cell>
              <table:table-cell office:value-type="float" office:value="0.00773845">
                <text:p>0.00773845</text:p>
              </table:table-cell>
              <table:table-cell office:value-type="float" office:value="0.00528463">
                <text:p>0.005284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419861">
                <text:p>0.0419861</text:p>
              </table:table-cell>
              <table:table-cell office:value-type="float" office:value="0.00121191">
                <text:p>0.00121191</text:p>
              </table:table-cell>
              <table:table-cell office:value-type="float" office:value="0.00808741">
                <text:p>0.00808741</text:p>
              </table:table-cell>
              <table:table-cell office:value-type="float" office:value="0.00528779">
                <text:p>0.005287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421341">
                <text:p>0.0421341</text:p>
              </table:table-cell>
              <table:table-cell office:value-type="float" office:value="0.00113848">
                <text:p>0.00113848</text:p>
              </table:table-cell>
              <table:table-cell office:value-type="float" office:value="0.00769186">
                <text:p>0.00769186</text:p>
              </table:table-cell>
              <table:table-cell office:value-type="float" office:value="0.00530437">
                <text:p>0.00530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422139">
                <text:p>0.0422139</text:p>
              </table:table-cell>
              <table:table-cell office:value-type="float" office:value="0.00118941">
                <text:p>0.00118941</text:p>
              </table:table-cell>
              <table:table-cell office:value-type="float" office:value="0.00777555">
                <text:p>0.00777555</text:p>
              </table:table-cell>
              <table:table-cell office:value-type="float" office:value="0.00538055">
                <text:p>0.00538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426122">
                <text:p>0.0426122</text:p>
              </table:table-cell>
              <table:table-cell office:value-type="float" office:value="0.0011069">
                <text:p>0.0011069</text:p>
              </table:table-cell>
              <table:table-cell office:value-type="float" office:value="0.00779134">
                <text:p>0.00779134</text:p>
              </table:table-cell>
              <table:table-cell office:value-type="float" office:value="0.00535884">
                <text:p>0.005358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426651">
                <text:p>0.0426651</text:p>
              </table:table-cell>
              <table:table-cell office:value-type="float" office:value="0.00119533">
                <text:p>0.00119533</text:p>
              </table:table-cell>
              <table:table-cell office:value-type="float" office:value="0.00780437">
                <text:p>0.00780437</text:p>
              </table:table-cell>
              <table:table-cell office:value-type="float" office:value="0.00538134">
                <text:p>0.005381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438494">
                <text:p>0.0438494</text:p>
              </table:table-cell>
              <table:table-cell office:value-type="float" office:value="0.00113572">
                <text:p>0.00113572</text:p>
              </table:table-cell>
              <table:table-cell office:value-type="float" office:value="0.00784503">
                <text:p>0.00784503</text:p>
              </table:table-cell>
              <table:table-cell office:value-type="float" office:value="0.00541016">
                <text:p>0.005410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436701">
                <text:p>0.0436701</text:p>
              </table:table-cell>
              <table:table-cell office:value-type="float" office:value="0.00119967">
                <text:p>0.00119967</text:p>
              </table:table-cell>
              <table:table-cell office:value-type="float" office:value="0.00791569">
                <text:p>0.00791569</text:p>
              </table:table-cell>
              <table:table-cell office:value-type="float" office:value="0.00543385">
                <text:p>0.005433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434349">
                <text:p>0.0434349</text:p>
              </table:table-cell>
              <table:table-cell office:value-type="float" office:value="0.00112585">
                <text:p>0.00112585</text:p>
              </table:table-cell>
              <table:table-cell office:value-type="float" office:value="0.00793188">
                <text:p>0.00793188</text:p>
              </table:table-cell>
              <table:table-cell office:value-type="float" office:value="0.00546188">
                <text:p>0.00546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436721">
                <text:p>0.0436721</text:p>
              </table:table-cell>
              <table:table-cell office:value-type="float" office:value="0.00116927">
                <text:p>0.00116927</text:p>
              </table:table-cell>
              <table:table-cell office:value-type="float" office:value="0.0079524">
                <text:p>0.0079524</text:p>
              </table:table-cell>
              <table:table-cell office:value-type="float" office:value="0.00548122">
                <text:p>0.00548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437562">
                <text:p>0.0437562</text:p>
              </table:table-cell>
              <table:table-cell office:value-type="float" office:value="0.00111874">
                <text:p>0.00111874</text:p>
              </table:table-cell>
              <table:table-cell office:value-type="float" office:value="0.0079224">
                <text:p>0.0079224</text:p>
              </table:table-cell>
              <table:table-cell office:value-type="float" office:value="0.00547964">
                <text:p>0.005479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4443">
                <text:p>0.04443</text:p>
              </table:table-cell>
              <table:table-cell office:value-type="float" office:value="0.00110967">
                <text:p>0.00110967</text:p>
              </table:table-cell>
              <table:table-cell office:value-type="float" office:value="0.0079828">
                <text:p>0.0079828</text:p>
              </table:table-cell>
              <table:table-cell office:value-type="float" office:value="0.00552148">
                <text:p>0.005521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443175">
                <text:p>0.0443175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0829663">
                <text:p>0.00829663</text:p>
              </table:table-cell>
              <table:table-cell office:value-type="float" office:value="0.00553648">
                <text:p>0.005536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444245">
                <text:p>0.0444245</text:p>
              </table:table-cell>
              <table:table-cell office:value-type="float" office:value="0.00108716">
                <text:p>0.00108716</text:p>
              </table:table-cell>
              <table:table-cell office:value-type="float" office:value="0.00885127">
                <text:p>0.00885127</text:p>
              </table:table-cell>
              <table:table-cell office:value-type="float" office:value="0.00555464">
                <text:p>0.005554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448055">
                <text:p>0.0448055</text:p>
              </table:table-cell>
              <table:table-cell office:value-type="float" office:value="0.00114164">
                <text:p>0.00114164</text:p>
              </table:table-cell>
              <table:table-cell office:value-type="float" office:value="0.00899733">
                <text:p>0.00899733</text:p>
              </table:table-cell>
              <table:table-cell office:value-type="float" office:value="0.0055803">
                <text:p>0.00558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449657">
                <text:p>0.0449657</text:p>
              </table:table-cell>
              <table:table-cell office:value-type="float" office:value="0.00108322">
                <text:p>0.00108322</text:p>
              </table:table-cell>
              <table:table-cell office:value-type="float" office:value="0.00843598">
                <text:p>0.00843598</text:p>
              </table:table-cell>
              <table:table-cell office:value-type="float" office:value="0.0056032">
                <text:p>0.0056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4555">
                <text:p>0.04555</text:p>
              </table:table-cell>
              <table:table-cell office:value-type="float" office:value="0.00113532">
                <text:p>0.00113532</text:p>
              </table:table-cell>
              <table:table-cell office:value-type="float" office:value="0.00814544">
                <text:p>0.00814544</text:p>
              </table:table-cell>
              <table:table-cell office:value-type="float" office:value="0.00563162">
                <text:p>0.005631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453305">
                <text:p>0.0453305</text:p>
              </table:table-cell>
              <table:table-cell office:value-type="float" office:value="0.0010769">
                <text:p>0.0010769</text:p>
              </table:table-cell>
              <table:table-cell office:value-type="float" office:value="0.00819676">
                <text:p>0.00819676</text:p>
              </table:table-cell>
              <table:table-cell office:value-type="float" office:value="0.00567386">
                <text:p>0.005673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454852">
                <text:p>0.0454852</text:p>
              </table:table-cell>
              <table:table-cell office:value-type="float" office:value="0.0011223">
                <text:p>0.0011223</text:p>
              </table:table-cell>
              <table:table-cell office:value-type="float" office:value="0.00824689">
                <text:p>0.00824689</text:p>
              </table:table-cell>
              <table:table-cell office:value-type="float" office:value="0.00566636">
                <text:p>0.00566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457588">
                <text:p>0.0457588</text:p>
              </table:table-cell>
              <table:table-cell office:value-type="float" office:value="0.00106664">
                <text:p>0.00106664</text:p>
              </table:table-cell>
              <table:table-cell office:value-type="float" office:value="0.00819044">
                <text:p>0.00819044</text:p>
              </table:table-cell>
              <table:table-cell office:value-type="float" office:value="0.0056857">
                <text:p>0.00568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46268">
                <text:p>0.046268</text:p>
              </table:table-cell>
              <table:table-cell office:value-type="float" office:value="0.00117125">
                <text:p>0.00117125</text:p>
              </table:table-cell>
              <table:table-cell office:value-type="float" office:value="0.00827808">
                <text:p>0.00827808</text:p>
              </table:table-cell>
              <table:table-cell office:value-type="float" office:value="0.00572439">
                <text:p>0.00572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464161">
                <text:p>0.0464161</text:p>
              </table:table-cell>
              <table:table-cell office:value-type="float" office:value="0.00109743">
                <text:p>0.00109743</text:p>
              </table:table-cell>
              <table:table-cell office:value-type="float" office:value="0.00829782">
                <text:p>0.00829782</text:p>
              </table:table-cell>
              <table:table-cell office:value-type="float" office:value="0.00574176">
                <text:p>0.00574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46407">
                <text:p>0.046407</text:p>
              </table:table-cell>
              <table:table-cell office:value-type="float" office:value="0.00116177">
                <text:p>0.00116177</text:p>
              </table:table-cell>
              <table:table-cell office:value-type="float" office:value="0.008299">
                <text:p>0.008299</text:p>
              </table:table-cell>
              <table:table-cell office:value-type="float" office:value="0.00578597">
                <text:p>0.005785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466241">
                <text:p>0.0466241</text:p>
              </table:table-cell>
              <table:table-cell office:value-type="float" office:value="0.00110295">
                <text:p>0.00110295</text:p>
              </table:table-cell>
              <table:table-cell office:value-type="float" office:value="0.00833335">
                <text:p>0.00833335</text:p>
              </table:table-cell>
              <table:table-cell office:value-type="float" office:value="0.00584558">
                <text:p>0.005845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468491">
                <text:p>0.0468491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0835664">
                <text:p>0.00835664</text:p>
              </table:table-cell>
              <table:table-cell office:value-type="float" office:value="0.00580571">
                <text:p>0.005805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474819">
                <text:p>0.0474819</text:p>
              </table:table-cell>
              <table:table-cell office:value-type="float" office:value="0.00109269">
                <text:p>0.00109269</text:p>
              </table:table-cell>
              <table:table-cell office:value-type="float" office:value="0.00842493">
                <text:p>0.00842493</text:p>
              </table:table-cell>
              <table:table-cell office:value-type="float" office:value="0.00584676">
                <text:p>0.00584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466162">
                <text:p>0.0466162</text:p>
              </table:table-cell>
              <table:table-cell office:value-type="float" office:value="0.00116217">
                <text:p>0.00116217</text:p>
              </table:table-cell>
              <table:table-cell office:value-type="float" office:value="0.00838427">
                <text:p>0.00838427</text:p>
              </table:table-cell>
              <table:table-cell office:value-type="float" office:value="0.00585071">
                <text:p>0.005850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470607">
                <text:p>0.0470607</text:p>
              </table:table-cell>
              <table:table-cell office:value-type="float" office:value="0.00109545">
                <text:p>0.00109545</text:p>
              </table:table-cell>
              <table:table-cell office:value-type="float" office:value="0.00847546">
                <text:p>0.00847546</text:p>
              </table:table-cell>
              <table:table-cell office:value-type="float" office:value="0.00589414">
                <text:p>0.005894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477346">
                <text:p>0.0477346</text:p>
              </table:table-cell>
              <table:table-cell office:value-type="float" office:value="0.00114559">
                <text:p>0.00114559</text:p>
              </table:table-cell>
              <table:table-cell office:value-type="float" office:value="0.00850309">
                <text:p>0.00850309</text:p>
              </table:table-cell>
              <table:table-cell office:value-type="float" office:value="0.00590045">
                <text:p>0.005900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483176">
                <text:p>0.0483176</text:p>
              </table:table-cell>
              <table:table-cell office:value-type="float" office:value="0.00111914">
                <text:p>0.00111914</text:p>
              </table:table-cell>
              <table:table-cell office:value-type="float" office:value="0.00891996">
                <text:p>0.00891996</text:p>
              </table:table-cell>
              <table:table-cell office:value-type="float" office:value="0.00592848">
                <text:p>0.00592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486236">
                <text:p>0.0486236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00854533">
                <text:p>0.00854533</text:p>
              </table:table-cell>
              <table:table-cell office:value-type="float" office:value="0.00641877">
                <text:p>0.006418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486374">
                <text:p>0.0486374</text:p>
              </table:table-cell>
              <table:table-cell office:value-type="float" office:value="0.00113572">
                <text:p>0.00113572</text:p>
              </table:table-cell>
              <table:table-cell office:value-type="float" office:value="0.00856665">
                <text:p>0.00856665</text:p>
              </table:table-cell>
              <table:table-cell office:value-type="float" office:value="0.0065822">
                <text:p>0.00658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488075">
                <text:p>0.0488075</text:p>
              </table:table-cell>
              <table:table-cell office:value-type="float" office:value="0.00110927">
                <text:p>0.00110927</text:p>
              </table:table-cell>
              <table:table-cell office:value-type="float" office:value="0.0086006">
                <text:p>0.0086006</text:p>
              </table:table-cell>
              <table:table-cell office:value-type="float" office:value="0.0059948">
                <text:p>0.00599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49074">
                <text:p>0.049074</text:p>
              </table:table-cell>
              <table:table-cell office:value-type="float" office:value="0.00114519">
                <text:p>0.00114519</text:p>
              </table:table-cell>
              <table:table-cell office:value-type="float" office:value="0.00863455">
                <text:p>0.00863455</text:p>
              </table:table-cell>
              <table:table-cell office:value-type="float" office:value="0.00738237">
                <text:p>0.00738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498126">
                <text:p>0.0498126</text:p>
              </table:table-cell>
              <table:table-cell office:value-type="float" office:value="0.00115862">
                <text:p>0.00115862</text:p>
              </table:table-cell>
              <table:table-cell office:value-type="float" office:value="0.00867758">
                <text:p>0.00867758</text:p>
              </table:table-cell>
              <table:table-cell office:value-type="float" office:value="0.00662523">
                <text:p>0.006625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496724">
                <text:p>0.0496724</text:p>
              </table:table-cell>
              <table:table-cell office:value-type="float" office:value="0.00123717">
                <text:p>0.00123717</text:p>
              </table:table-cell>
              <table:table-cell office:value-type="float" office:value="0.00868942">
                <text:p>0.00868942</text:p>
              </table:table-cell>
              <table:table-cell office:value-type="float" office:value="0.00607454">
                <text:p>0.006074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49869">
                <text:p>0.049869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00885482">
                <text:p>0.00885482</text:p>
              </table:table-cell>
              <table:table-cell office:value-type="float" office:value="0.00610296">
                <text:p>0.006102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500332">
                <text:p>0.0500332</text:p>
              </table:table-cell>
              <table:table-cell office:value-type="float" office:value="0.00122296">
                <text:p>0.00122296</text:p>
              </table:table-cell>
              <table:table-cell office:value-type="float" office:value="0.00936919">
                <text:p>0.00936919</text:p>
              </table:table-cell>
              <table:table-cell office:value-type="float" office:value="0.00613138">
                <text:p>0.006131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509822">
                <text:p>0.0509822</text:p>
              </table:table-cell>
              <table:table-cell office:value-type="float" office:value="0.00114085">
                <text:p>0.00114085</text:p>
              </table:table-cell>
              <table:table-cell office:value-type="float" office:value="0.00970237">
                <text:p>0.00970237</text:p>
              </table:table-cell>
              <table:table-cell office:value-type="float" office:value="0.00614481">
                <text:p>0.006144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503388">
                <text:p>0.0503388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00944972">
                <text:p>0.00944972</text:p>
              </table:table-cell>
              <table:table-cell office:value-type="float" office:value="0.00616257">
                <text:p>0.006162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507252">
                <text:p>0.0507252</text:p>
              </table:table-cell>
              <table:table-cell office:value-type="float" office:value="0.00113967">
                <text:p>0.00113967</text:p>
              </table:table-cell>
              <table:table-cell office:value-type="float" office:value="0.00993251">
                <text:p>0.00993251</text:p>
              </table:table-cell>
              <table:table-cell office:value-type="float" office:value="0.00617639">
                <text:p>0.006176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508685">
                <text:p>0.0508685</text:p>
              </table:table-cell>
              <table:table-cell office:value-type="float" office:value="0.0011673">
                <text:p>0.0011673</text:p>
              </table:table-cell>
              <table:table-cell office:value-type="float" office:value="0.00891285">
                <text:p>0.00891285</text:p>
              </table:table-cell>
              <table:table-cell office:value-type="float" office:value="0.00625218">
                <text:p>0.00625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514244">
                <text:p>0.0514244</text:p>
              </table:table-cell>
              <table:table-cell office:value-type="float" office:value="0.00111638">
                <text:p>0.00111638</text:p>
              </table:table-cell>
              <table:table-cell office:value-type="float" office:value="0.00893141">
                <text:p>0.00893141</text:p>
              </table:table-cell>
              <table:table-cell office:value-type="float" office:value="0.00621744">
                <text:p>0.006217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515732">
                <text:p>0.0515732</text:p>
              </table:table-cell>
              <table:table-cell office:value-type="float" office:value="0.0011598">
                <text:p>0.0011598</text:p>
              </table:table-cell>
              <table:table-cell office:value-type="float" office:value="0.00896338">
                <text:p>0.00896338</text:p>
              </table:table-cell>
              <table:table-cell office:value-type="float" office:value="0.0062356">
                <text:p>0.0062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514003">
                <text:p>0.0514003</text:p>
              </table:table-cell>
              <table:table-cell office:value-type="float" office:value="0.0011069">
                <text:p>0.0011069</text:p>
              </table:table-cell>
              <table:table-cell office:value-type="float" office:value="0.00899733">
                <text:p>0.00899733</text:p>
              </table:table-cell>
              <table:table-cell office:value-type="float" office:value="0.006266">
                <text:p>0.0062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518393">
                <text:p>0.0518393</text:p>
              </table:table-cell>
              <table:table-cell office:value-type="float" office:value="0.00115546">
                <text:p>0.00115546</text:p>
              </table:table-cell>
              <table:table-cell office:value-type="float" office:value="0.00899536">
                <text:p>0.00899536</text:p>
              </table:table-cell>
              <table:table-cell office:value-type="float" office:value="0.00626481">
                <text:p>0.00626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520161">
                <text:p>0.0520161</text:p>
              </table:table-cell>
              <table:table-cell office:value-type="float" office:value="0.00113375">
                <text:p>0.00113375</text:p>
              </table:table-cell>
              <table:table-cell office:value-type="float" office:value="0.00903088">
                <text:p>0.00903088</text:p>
              </table:table-cell>
              <table:table-cell office:value-type="float" office:value="0.00631771">
                <text:p>0.00631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519747">
                <text:p>0.0519747</text:p>
              </table:table-cell>
              <table:table-cell office:value-type="float" office:value="0.00116533">
                <text:p>0.00116533</text:p>
              </table:table-cell>
              <table:table-cell office:value-type="float" office:value="0.00909523">
                <text:p>0.00909523</text:p>
              </table:table-cell>
              <table:table-cell office:value-type="float" office:value="0.00632876">
                <text:p>0.006328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521511">
                <text:p>0.0521511</text:p>
              </table:table-cell>
              <table:table-cell office:value-type="float" office:value="0.00112348">
                <text:p>0.00112348</text:p>
              </table:table-cell>
              <table:table-cell office:value-type="float" office:value="0.00915879">
                <text:p>0.00915879</text:p>
              </table:table-cell>
              <table:table-cell office:value-type="float" office:value="0.00635205">
                <text:p>0.006352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523663">
                <text:p>0.0523663</text:p>
              </table:table-cell>
              <table:table-cell office:value-type="float" office:value="0.00113256">
                <text:p>0.00113256</text:p>
              </table:table-cell>
              <table:table-cell office:value-type="float" office:value="0.00942722">
                <text:p>0.00942722</text:p>
              </table:table-cell>
              <table:table-cell office:value-type="float" office:value="0.00637969">
                <text:p>0.006379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527563">
                <text:p>0.0527563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0091951">
                <text:p>0.0091951</text:p>
              </table:table-cell>
              <table:table-cell office:value-type="float" office:value="0.0064314">
                <text:p>0.00643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529651">
                <text:p>0.0529651</text:p>
              </table:table-cell>
              <table:table-cell office:value-type="float" office:value="0.0011148">
                <text:p>0.0011148</text:p>
              </table:table-cell>
              <table:table-cell office:value-type="float" office:value="0.00920142">
                <text:p>0.00920142</text:p>
              </table:table-cell>
              <table:table-cell office:value-type="float" office:value="0.0064764">
                <text:p>0.00647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534175">
                <text:p>0.0534175</text:p>
              </table:table-cell>
              <table:table-cell office:value-type="float" office:value="0.00117046">
                <text:p>0.00117046</text:p>
              </table:table-cell>
              <table:table-cell office:value-type="float" office:value="0.00924208">
                <text:p>0.00924208</text:p>
              </table:table-cell>
              <table:table-cell office:value-type="float" office:value="0.0064314">
                <text:p>0.00643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535426">
                <text:p>0.0535426</text:p>
              </table:table-cell>
              <table:table-cell office:value-type="float" office:value="0.00111085">
                <text:p>0.00111085</text:p>
              </table:table-cell>
              <table:table-cell office:value-type="float" office:value="0.00929221">
                <text:p>0.00929221</text:p>
              </table:table-cell>
              <table:table-cell office:value-type="float" office:value="0.00644719">
                <text:p>0.006447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538644">
                <text:p>0.0538644</text:p>
              </table:table-cell>
              <table:table-cell office:value-type="float" office:value="0.00115783">
                <text:p>0.00115783</text:p>
              </table:table-cell>
              <table:table-cell office:value-type="float" office:value="0.00930682">
                <text:p>0.00930682</text:p>
              </table:table-cell>
              <table:table-cell office:value-type="float" office:value="0.00647009">
                <text:p>0.00647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539054">
                <text:p>0.0539054</text:p>
              </table:table-cell>
              <table:table-cell office:value-type="float" office:value="0.00113138">
                <text:p>0.00113138</text:p>
              </table:table-cell>
              <table:table-cell office:value-type="float" office:value="0.00936959">
                <text:p>0.00936959</text:p>
              </table:table-cell>
              <table:table-cell office:value-type="float" office:value="0.00650483">
                <text:p>0.006504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537984">
                <text:p>0.0537984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00935261">
                <text:p>0.00935261</text:p>
              </table:table-cell>
              <table:table-cell office:value-type="float" office:value="0.00650404">
                <text:p>0.006504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54507">
                <text:p>0.054507</text:p>
              </table:table-cell>
              <table:table-cell office:value-type="float" office:value="0.00111835">
                <text:p>0.00111835</text:p>
              </table:table-cell>
              <table:table-cell office:value-type="float" office:value="0.00939604">
                <text:p>0.00939604</text:p>
              </table:table-cell>
              <table:table-cell office:value-type="float" office:value="0.0065372">
                <text:p>0.00653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551288">
                <text:p>0.0551288</text:p>
              </table:table-cell>
              <table:table-cell office:value-type="float" office:value="0.00118941">
                <text:p>0.00118941</text:p>
              </table:table-cell>
              <table:table-cell office:value-type="float" office:value="0.00942643">
                <text:p>0.00942643</text:p>
              </table:table-cell>
              <table:table-cell office:value-type="float" office:value="0.00659483">
                <text:p>0.006594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548611">
                <text:p>0.0548611</text:p>
              </table:table-cell>
              <table:table-cell office:value-type="float" office:value="0.0011223">
                <text:p>0.0011223</text:p>
              </table:table-cell>
              <table:table-cell office:value-type="float" office:value="0.00946907">
                <text:p>0.00946907</text:p>
              </table:table-cell>
              <table:table-cell office:value-type="float" office:value="0.0065672">
                <text:p>0.00656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550901">
                <text:p>0.0550901</text:p>
              </table:table-cell>
              <table:table-cell office:value-type="float" office:value="0.00118033">
                <text:p>0.00118033</text:p>
              </table:table-cell>
              <table:table-cell office:value-type="float" office:value="0.00947222">
                <text:p>0.00947222</text:p>
              </table:table-cell>
              <table:table-cell office:value-type="float" office:value="0.00660391">
                <text:p>0.006603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553609">
                <text:p>0.0553609</text:p>
              </table:table-cell>
              <table:table-cell office:value-type="float" office:value="0.00112822">
                <text:p>0.00112822</text:p>
              </table:table-cell>
              <table:table-cell office:value-type="float" office:value="0.0145682">
                <text:p>0.0145682</text:p>
              </table:table-cell>
              <table:table-cell office:value-type="float" office:value="0.00957091">
                <text:p>0.009570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5573">
                <text:p>0.05573</text:p>
              </table:table-cell>
              <table:table-cell office:value-type="float" office:value="0.00117993">
                <text:p>0.00117993</text:p>
              </table:table-cell>
              <table:table-cell office:value-type="float" office:value="0.00695959">
                <text:p>0.00695959</text:p>
              </table:table-cell>
              <table:table-cell office:value-type="float" office:value="0.0050683">
                <text:p>0.00506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558757">
                <text:p>0.0558757</text:p>
              </table:table-cell>
              <table:table-cell office:value-type="float" office:value="0.00113138">
                <text:p>0.00113138</text:p>
              </table:table-cell>
              <table:table-cell office:value-type="float" office:value="0.00670536">
                <text:p>0.00670536</text:p>
              </table:table-cell>
              <table:table-cell office:value-type="float" office:value="0.00471539">
                <text:p>0.004715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559775">
                <text:p>0.0559775</text:p>
              </table:table-cell>
              <table:table-cell office:value-type="float" office:value="0.0012577">
                <text:p>0.0012577</text:p>
              </table:table-cell>
              <table:table-cell office:value-type="float" office:value="0.00819479">
                <text:p>0.00819479</text:p>
              </table:table-cell>
              <table:table-cell office:value-type="float" office:value="0.00418878">
                <text:p>0.004188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567789">
                <text:p>0.0567789</text:p>
              </table:table-cell>
              <table:table-cell office:value-type="float" office:value="0.00135797">
                <text:p>0.00135797</text:p>
              </table:table-cell>
              <table:table-cell office:value-type="float" office:value="0.00707723">
                <text:p>0.00707723</text:p>
              </table:table-cell>
              <table:table-cell office:value-type="float" office:value="0.00430642">
                <text:p>0.00430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579379">
                <text:p>0.0579379</text:p>
              </table:table-cell>
              <table:table-cell office:value-type="float" office:value="0.0014156">
                <text:p>0.0014156</text:p>
              </table:table-cell>
              <table:table-cell office:value-type="float" office:value="0.00665286">
                <text:p>0.00665286</text:p>
              </table:table-cell>
              <table:table-cell office:value-type="float" office:value="0.00545319">
                <text:p>0.005453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565661">
                <text:p>0.0565661</text:p>
              </table:table-cell>
              <table:table-cell office:value-type="float" office:value="0.00123046">
                <text:p>0.00123046</text:p>
              </table:table-cell>
              <table:table-cell office:value-type="float" office:value="0.0067105">
                <text:p>0.0067105</text:p>
              </table:table-cell>
              <table:table-cell office:value-type="float" office:value="0.00468025">
                <text:p>0.004680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568353">
                <text:p>0.0568353</text:p>
              </table:table-cell>
              <table:table-cell office:value-type="float" office:value="0.00125494">
                <text:p>0.00125494</text:p>
              </table:table-cell>
              <table:table-cell office:value-type="float" office:value="0.00662404">
                <text:p>0.00662404</text:p>
              </table:table-cell>
              <table:table-cell office:value-type="float" office:value="0.00427207">
                <text:p>0.004272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571488">
                <text:p>0.0571488</text:p>
              </table:table-cell>
              <table:table-cell office:value-type="float" office:value="0.00118704">
                <text:p>0.00118704</text:p>
              </table:table-cell>
              <table:table-cell office:value-type="float" office:value="0.0067326">
                <text:p>0.0067326</text:p>
              </table:table-cell>
              <table:table-cell office:value-type="float" office:value="0.0045713">
                <text:p>0.00457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574207">
                <text:p>0.0574207</text:p>
              </table:table-cell>
              <table:table-cell office:value-type="float" office:value="0.0011752">
                <text:p>0.0011752</text:p>
              </table:table-cell>
              <table:table-cell office:value-type="float" office:value="0.00668247">
                <text:p>0.00668247</text:p>
              </table:table-cell>
              <table:table-cell office:value-type="float" office:value="0.00431194">
                <text:p>0.004311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576829">
                <text:p>0.0576829</text:p>
              </table:table-cell>
              <table:table-cell office:value-type="float" office:value="0.00120283">
                <text:p>0.00120283</text:p>
              </table:table-cell>
              <table:table-cell office:value-type="float" office:value="0.00672313">
                <text:p>0.00672313</text:p>
              </table:table-cell>
              <table:table-cell office:value-type="float" office:value="0.00431471">
                <text:p>0.004314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577444">
                <text:p>0.0577444</text:p>
              </table:table-cell>
              <table:table-cell office:value-type="float" office:value="0.00115625">
                <text:p>0.00115625</text:p>
              </table:table-cell>
              <table:table-cell office:value-type="float" office:value="0.00674405">
                <text:p>0.00674405</text:p>
              </table:table-cell>
              <table:table-cell office:value-type="float" office:value="0.00436287">
                <text:p>0.004362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583804">
                <text:p>0.0583804</text:p>
              </table:table-cell>
              <table:table-cell office:value-type="float" office:value="0.00119454">
                <text:p>0.00119454</text:p>
              </table:table-cell>
              <table:table-cell office:value-type="float" office:value="0.00677681">
                <text:p>0.00677681</text:p>
              </table:table-cell>
              <table:table-cell office:value-type="float" office:value="0.00433958">
                <text:p>0.00433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581064">
                <text:p>0.0581064</text:p>
              </table:table-cell>
              <table:table-cell office:value-type="float" office:value="0.00113927">
                <text:p>0.00113927</text:p>
              </table:table-cell>
              <table:table-cell office:value-type="float" office:value="0.0068305">
                <text:p>0.0068305</text:p>
              </table:table-cell>
              <table:table-cell office:value-type="float" office:value="0.00434155">
                <text:p>0.004341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585648">
                <text:p>0.0585648</text:p>
              </table:table-cell>
              <table:table-cell office:value-type="float" office:value="0.00119414">
                <text:p>0.00119414</text:p>
              </table:table-cell>
              <table:table-cell office:value-type="float" office:value="0.0070567">
                <text:p>0.0070567</text:p>
              </table:table-cell>
              <table:table-cell office:value-type="float" office:value="0.00437432">
                <text:p>0.004374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586453">
                <text:p>0.0586453</text:p>
              </table:table-cell>
              <table:table-cell office:value-type="float" office:value="0.00112861">
                <text:p>0.00112861</text:p>
              </table:table-cell>
              <table:table-cell office:value-type="float" office:value="0.00677484">
                <text:p>0.00677484</text:p>
              </table:table-cell>
              <table:table-cell office:value-type="float" office:value="0.00437353">
                <text:p>0.004373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592015">
                <text:p>0.0592015</text:p>
              </table:table-cell>
              <table:table-cell office:value-type="float" office:value="0.00120125">
                <text:p>0.00120125</text:p>
              </table:table-cell>
              <table:table-cell office:value-type="float" office:value="0.00682419">
                <text:p>0.00682419</text:p>
              </table:table-cell>
              <table:table-cell office:value-type="float" office:value="0.00439445">
                <text:p>0.004394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591545">
                <text:p>0.0591545</text:p>
              </table:table-cell>
              <table:table-cell office:value-type="float" office:value="0.00113454">
                <text:p>0.00113454</text:p>
              </table:table-cell>
              <table:table-cell office:value-type="float" office:value="0.00686327">
                <text:p>0.00686327</text:p>
              </table:table-cell>
              <table:table-cell office:value-type="float" office:value="0.00441261">
                <text:p>0.004412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592824">
                <text:p>0.0592824</text:p>
              </table:table-cell>
              <table:table-cell office:value-type="float" office:value="0.00118625">
                <text:p>0.00118625</text:p>
              </table:table-cell>
              <table:table-cell office:value-type="float" office:value="0.00683721">
                <text:p>0.00683721</text:p>
              </table:table-cell>
              <table:table-cell office:value-type="float" office:value="0.00446116">
                <text:p>0.004461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597767">
                <text:p>0.0597767</text:p>
              </table:table-cell>
              <table:table-cell office:value-type="float" office:value="0.00112467">
                <text:p>0.00112467</text:p>
              </table:table-cell>
              <table:table-cell office:value-type="float" office:value="0.00684866">
                <text:p>0.00684866</text:p>
              </table:table-cell>
              <table:table-cell office:value-type="float" office:value="0.00444971">
                <text:p>0.004449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597407">
                <text:p>0.0597407</text:p>
              </table:table-cell>
              <table:table-cell office:value-type="float" office:value="0.00122691">
                <text:p>0.00122691</text:p>
              </table:table-cell>
              <table:table-cell office:value-type="float" office:value="0.0068759">
                <text:p>0.0068759</text:p>
              </table:table-cell>
              <table:table-cell office:value-type="float" office:value="0.00445129">
                <text:p>0.004451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599132">
                <text:p>0.0599132</text:p>
              </table:table-cell>
              <table:table-cell office:value-type="float" office:value="0.00113414">
                <text:p>0.00113414</text:p>
              </table:table-cell>
              <table:table-cell office:value-type="float" office:value="0.00680563">
                <text:p>0.00680563</text:p>
              </table:table-cell>
              <table:table-cell office:value-type="float" office:value="0.00443866">
                <text:p>0.004438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603712">
                <text:p>0.0603712</text:p>
              </table:table-cell>
              <table:table-cell office:value-type="float" office:value="0.00119533">
                <text:p>0.00119533</text:p>
              </table:table-cell>
              <table:table-cell office:value-type="float" office:value="0.00695643">
                <text:p>0.00695643</text:p>
              </table:table-cell>
              <table:table-cell office:value-type="float" office:value="0.00448722">
                <text:p>0.004487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60833">
                <text:p>0.060833</text:p>
              </table:table-cell>
              <table:table-cell office:value-type="float" office:value="0.00112822">
                <text:p>0.00112822</text:p>
              </table:table-cell>
              <table:table-cell office:value-type="float" office:value="0.00686642">
                <text:p>0.00686642</text:p>
              </table:table-cell>
              <table:table-cell office:value-type="float" office:value="0.00448643">
                <text:p>0.004486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606708">
                <text:p>0.0606708</text:p>
              </table:table-cell>
              <table:table-cell office:value-type="float" office:value="0.00119928">
                <text:p>0.00119928</text:p>
              </table:table-cell>
              <table:table-cell office:value-type="float" office:value="0.00695643">
                <text:p>0.00695643</text:p>
              </table:table-cell>
              <table:table-cell office:value-type="float" office:value="0.00452472">
                <text:p>0.004524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609049">
                <text:p>0.0609049</text:p>
              </table:table-cell>
              <table:table-cell office:value-type="float" office:value="0.0011373">
                <text:p>0.0011373</text:p>
              </table:table-cell>
              <table:table-cell office:value-type="float" office:value="0.00693117">
                <text:p>0.00693117</text:p>
              </table:table-cell>
              <table:table-cell office:value-type="float" office:value="0.00452511">
                <text:p>0.004525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612941">
                <text:p>0.0612941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00694577">
                <text:p>0.00694577</text:p>
              </table:table-cell>
              <table:table-cell office:value-type="float" office:value="0.00518949">
                <text:p>0.005189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614248">
                <text:p>0.0614248</text:p>
              </table:table-cell>
              <table:table-cell office:value-type="float" office:value="0.00113019">
                <text:p>0.00113019</text:p>
              </table:table-cell>
              <table:table-cell office:value-type="float" office:value="0.00701564">
                <text:p>0.00701564</text:p>
              </table:table-cell>
              <table:table-cell office:value-type="float" office:value="0.00474302">
                <text:p>0.004743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614824">
                <text:p>0.0614824</text:p>
              </table:table-cell>
              <table:table-cell office:value-type="float" office:value="0.0011298">
                <text:p>0.0011298</text:p>
              </table:table-cell>
              <table:table-cell office:value-type="float" office:value="0.00697854">
                <text:p>0.00697854</text:p>
              </table:table-cell>
              <table:table-cell office:value-type="float" office:value="0.00459893">
                <text:p>0.00459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616751">
                <text:p>0.0616751</text:p>
              </table:table-cell>
              <table:table-cell office:value-type="float" office:value="0.00119572">
                <text:p>0.00119572</text:p>
              </table:table-cell>
              <table:table-cell office:value-type="float" office:value="0.00709183">
                <text:p>0.00709183</text:p>
              </table:table-cell>
              <table:table-cell office:value-type="float" office:value="0.00458038">
                <text:p>0.00458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623998">
                <text:p>0.0623998</text:p>
              </table:table-cell>
              <table:table-cell office:value-type="float" office:value="0.00114638">
                <text:p>0.00114638</text:p>
              </table:table-cell>
              <table:table-cell office:value-type="float" office:value="0.00796109">
                <text:p>0.00796109</text:p>
              </table:table-cell>
              <table:table-cell office:value-type="float" office:value="0.00459025">
                <text:p>0.00459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619328">
                <text:p>0.0619328</text:p>
              </table:table-cell>
              <table:table-cell office:value-type="float" office:value="0.00122493">
                <text:p>0.00122493</text:p>
              </table:table-cell>
              <table:table-cell office:value-type="float" office:value="0.007712">
                <text:p>0.007712</text:p>
              </table:table-cell>
              <table:table-cell office:value-type="float" office:value="0.00463288">
                <text:p>0.004632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619597">
                <text:p>0.0619597</text:p>
              </table:table-cell>
              <table:table-cell office:value-type="float" office:value="0.00114401">
                <text:p>0.00114401</text:p>
              </table:table-cell>
              <table:table-cell office:value-type="float" office:value="0.00795675">
                <text:p>0.00795675</text:p>
              </table:table-cell>
              <table:table-cell office:value-type="float" office:value="0.00460722">
                <text:p>0.004607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626706">
                <text:p>0.0626706</text:p>
              </table:table-cell>
              <table:table-cell office:value-type="float" office:value="0.00123401">
                <text:p>0.00123401</text:p>
              </table:table-cell>
              <table:table-cell office:value-type="float" office:value="0.00735514">
                <text:p>0.00735514</text:p>
              </table:table-cell>
              <table:table-cell office:value-type="float" office:value="0.00463328">
                <text:p>0.004633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625984">
                <text:p>0.0625984</text:p>
              </table:table-cell>
              <table:table-cell office:value-type="float" office:value="0.00116848">
                <text:p>0.00116848</text:p>
              </table:table-cell>
              <table:table-cell office:value-type="float" office:value="0.00708512">
                <text:p>0.00708512</text:p>
              </table:table-cell>
              <table:table-cell office:value-type="float" office:value="0.00464828">
                <text:p>0.004648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627342">
                <text:p>0.0627342</text:p>
              </table:table-cell>
              <table:table-cell office:value-type="float" office:value="0.00123678">
                <text:p>0.00123678</text:p>
              </table:table-cell>
              <table:table-cell office:value-type="float" office:value="0.00707959">
                <text:p>0.00707959</text:p>
              </table:table-cell>
              <table:table-cell office:value-type="float" office:value="0.00464433">
                <text:p>0.00464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637294">
                <text:p>0.0637294</text:p>
              </table:table-cell>
              <table:table-cell office:value-type="float" office:value="0.00116098">
                <text:p>0.00116098</text:p>
              </table:table-cell>
              <table:table-cell office:value-type="float" office:value="0.00713368">
                <text:p>0.00713368</text:p>
              </table:table-cell>
              <table:table-cell office:value-type="float" office:value="0.00467196">
                <text:p>0.004671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638016">
                <text:p>0.0638016</text:p>
              </table:table-cell>
              <table:table-cell office:value-type="float" office:value="0.00122691">
                <text:p>0.00122691</text:p>
              </table:table-cell>
              <table:table-cell office:value-type="float" office:value="0.00735671">
                <text:p>0.00735671</text:p>
              </table:table-cell>
              <table:table-cell office:value-type="float" office:value="0.00471855">
                <text:p>0.004718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633974">
                <text:p>0.0633974</text:p>
              </table:table-cell>
              <table:table-cell office:value-type="float" office:value="0.00116296">
                <text:p>0.00116296</text:p>
              </table:table-cell>
              <table:table-cell office:value-type="float" office:value="0.00739343">
                <text:p>0.00739343</text:p>
              </table:table-cell>
              <table:table-cell office:value-type="float" office:value="0.0047296">
                <text:p>0.0047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635371">
                <text:p>0.0635371</text:p>
              </table:table-cell>
              <table:table-cell office:value-type="float" office:value="0.00121546">
                <text:p>0.00121546</text:p>
              </table:table-cell>
              <table:table-cell office:value-type="float" office:value="0.008269">
                <text:p>0.008269</text:p>
              </table:table-cell>
              <table:table-cell office:value-type="float" office:value="0.00474065">
                <text:p>0.004740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638127">
                <text:p>0.0638127</text:p>
              </table:table-cell>
              <table:table-cell office:value-type="float" office:value="0.00114717">
                <text:p>0.00114717</text:p>
              </table:table-cell>
              <table:table-cell office:value-type="float" office:value="0.00742264">
                <text:p>0.00742264</text:p>
              </table:table-cell>
              <table:table-cell office:value-type="float" office:value="0.0047446">
                <text:p>0.00474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639473">
                <text:p>0.0639473</text:p>
              </table:table-cell>
              <table:table-cell office:value-type="float" office:value="0.00120875">
                <text:p>0.00120875</text:p>
              </table:table-cell>
              <table:table-cell office:value-type="float" office:value="0.00737527">
                <text:p>0.00737527</text:p>
              </table:table-cell>
              <table:table-cell office:value-type="float" office:value="0.00476157">
                <text:p>0.004761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64333">
                <text:p>0.064333</text:p>
              </table:table-cell>
              <table:table-cell office:value-type="float" office:value="0.00115348">
                <text:p>0.00115348</text:p>
              </table:table-cell>
              <table:table-cell office:value-type="float" office:value="0.00738711">
                <text:p>0.00738711</text:p>
              </table:table-cell>
              <table:table-cell office:value-type="float" office:value="0.00475407">
                <text:p>0.004754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652527">
                <text:p>0.0652527</text:p>
              </table:table-cell>
              <table:table-cell office:value-type="float" office:value="0.00120125">
                <text:p>0.00120125</text:p>
              </table:table-cell>
              <table:table-cell office:value-type="float" office:value="0.00729276">
                <text:p>0.00729276</text:p>
              </table:table-cell>
              <table:table-cell office:value-type="float" office:value="0.00478921">
                <text:p>0.004789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649942">
                <text:p>0.0649942</text:p>
              </table:table-cell>
              <table:table-cell office:value-type="float" office:value="0.00114993">
                <text:p>0.00114993</text:p>
              </table:table-cell>
              <table:table-cell office:value-type="float" office:value="0.00724737">
                <text:p>0.00724737</text:p>
              </table:table-cell>
              <table:table-cell office:value-type="float" office:value="0.00479631">
                <text:p>0.004796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652591">
                <text:p>0.0652591</text:p>
              </table:table-cell>
              <table:table-cell office:value-type="float" office:value="0.00120599">
                <text:p>0.00120599</text:p>
              </table:table-cell>
              <table:table-cell office:value-type="float" office:value="0.0072221">
                <text:p>0.0072221</text:p>
              </table:table-cell>
              <table:table-cell office:value-type="float" office:value="0.00535529">
                <text:p>0.005355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658011">
                <text:p>0.0658011</text:p>
              </table:table-cell>
              <table:table-cell office:value-type="float" office:value="0.00114835">
                <text:p>0.00114835</text:p>
              </table:table-cell>
              <table:table-cell office:value-type="float" office:value="0.00723513">
                <text:p>0.00723513</text:p>
              </table:table-cell>
              <table:table-cell office:value-type="float" office:value="0.00579781">
                <text:p>0.005797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66004">
                <text:p>0.066004</text:p>
              </table:table-cell>
              <table:table-cell office:value-type="float" office:value="0.00115388">
                <text:p>0.00115388</text:p>
              </table:table-cell>
              <table:table-cell office:value-type="float" office:value="0.0072975">
                <text:p>0.0072975</text:p>
              </table:table-cell>
              <table:table-cell office:value-type="float" office:value="0.00492027">
                <text:p>0.004920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66848">
                <text:p>0.066848</text:p>
              </table:table-cell>
              <table:table-cell office:value-type="float" office:value="0.00122849">
                <text:p>0.00122849</text:p>
              </table:table-cell>
              <table:table-cell office:value-type="float" office:value="0.00731211">
                <text:p>0.00731211</text:p>
              </table:table-cell>
              <table:table-cell office:value-type="float" office:value="0.00577137">
                <text:p>0.005771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669814">
                <text:p>0.0669814</text:p>
              </table:table-cell>
              <table:table-cell office:value-type="float" office:value="0.00114283">
                <text:p>0.00114283</text:p>
              </table:table-cell>
              <table:table-cell office:value-type="float" office:value="0.00725487">
                <text:p>0.00725487</text:p>
              </table:table-cell>
              <table:table-cell office:value-type="float" office:value="0.00549898">
                <text:p>0.005498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667327">
                <text:p>0.0667327</text:p>
              </table:table-cell>
              <table:table-cell office:value-type="float" office:value="0.00119691">
                <text:p>0.00119691</text:p>
              </table:table-cell>
              <table:table-cell office:value-type="float" office:value="0.00732198">
                <text:p>0.00732198</text:p>
              </table:table-cell>
              <table:table-cell office:value-type="float" office:value="0.004835">
                <text:p>0.0048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663332">
                <text:p>0.0663332</text:p>
              </table:table-cell>
              <table:table-cell office:value-type="float" office:value="0.00116059">
                <text:p>0.00116059</text:p>
              </table:table-cell>
              <table:table-cell office:value-type="float" office:value="0.00738514">
                <text:p>0.00738514</text:p>
              </table:table-cell>
              <table:table-cell office:value-type="float" office:value="0.00485789">
                <text:p>0.004857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664591">
                <text:p>0.0664591</text:p>
              </table:table-cell>
              <table:table-cell office:value-type="float" office:value="0.00122493">
                <text:p>0.00122493</text:p>
              </table:table-cell>
              <table:table-cell office:value-type="float" office:value="0.00736145">
                <text:p>0.00736145</text:p>
              </table:table-cell>
              <table:table-cell office:value-type="float" office:value="0.00484724">
                <text:p>0.004847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674417">
                <text:p>0.0674417</text:p>
              </table:table-cell>
              <table:table-cell office:value-type="float" office:value="0.00116454">
                <text:p>0.00116454</text:p>
              </table:table-cell>
              <table:table-cell office:value-type="float" office:value="0.00729197">
                <text:p>0.00729197</text:p>
              </table:table-cell>
              <table:table-cell office:value-type="float" office:value="0.00483658">
                <text:p>0.004836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669368">
                <text:p>0.0669368</text:p>
              </table:table-cell>
              <table:table-cell office:value-type="float" office:value="0.0012198">
                <text:p>0.0012198</text:p>
              </table:table-cell>
              <table:table-cell office:value-type="float" office:value="0.00740724">
                <text:p>0.00740724</text:p>
              </table:table-cell>
              <table:table-cell office:value-type="float" office:value="0.00497632">
                <text:p>0.004976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671626">
                <text:p>0.0671626</text:p>
              </table:table-cell>
              <table:table-cell office:value-type="float" office:value="0.00117954">
                <text:p>0.00117954</text:p>
              </table:table-cell>
              <table:table-cell office:value-type="float" office:value="0.00742974">
                <text:p>0.00742974</text:p>
              </table:table-cell>
              <table:table-cell office:value-type="float" office:value="0.00491237">
                <text:p>0.004912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682351">
                <text:p>0.0682351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00738593">
                <text:p>0.00738593</text:p>
              </table:table-cell>
              <table:table-cell office:value-type="float" office:value="0.00488513">
                <text:p>0.004885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67557">
                <text:p>0.067557</text:p>
              </table:table-cell>
              <table:table-cell office:value-type="float" office:value="0.00116296">
                <text:p>0.00116296</text:p>
              </table:table-cell>
              <table:table-cell office:value-type="float" office:value="0.00998383">
                <text:p>0.00998383</text:p>
              </table:table-cell>
              <table:table-cell office:value-type="float" office:value="0.0049029">
                <text:p>0.00490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677366">
                <text:p>0.0677366</text:p>
              </table:table-cell>
              <table:table-cell office:value-type="float" office:value="0.00120599">
                <text:p>0.00120599</text:p>
              </table:table-cell>
              <table:table-cell office:value-type="float" office:value="0.0137854">
                <text:p>0.0137854</text:p>
              </table:table-cell>
              <table:table-cell office:value-type="float" office:value="0.00491277">
                <text:p>0.004912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689445">
                <text:p>0.0689445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010439">
                <text:p>0.010439</text:p>
              </table:table-cell>
              <table:table-cell office:value-type="float" office:value="0.00517173">
                <text:p>0.005171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688202">
                <text:p>0.0688202</text:p>
              </table:table-cell>
              <table:table-cell office:value-type="float" office:value="0.00121862">
                <text:p>0.00121862</text:p>
              </table:table-cell>
              <table:table-cell office:value-type="float" office:value="0.00825005">
                <text:p>0.00825005</text:p>
              </table:table-cell>
              <table:table-cell office:value-type="float" office:value="0.00557122">
                <text:p>0.00557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686425">
                <text:p>0.0686425</text:p>
              </table:table-cell>
              <table:table-cell office:value-type="float" office:value="0.00116059">
                <text:p>0.00116059</text:p>
              </table:table-cell>
              <table:table-cell office:value-type="float" office:value="0.00772976">
                <text:p>0.00772976</text:p>
              </table:table-cell>
              <table:table-cell office:value-type="float" office:value="0.00504896">
                <text:p>0.005048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70533">
                <text:p>0.070533</text:p>
              </table:table-cell>
              <table:table-cell office:value-type="float" office:value="0.00120875">
                <text:p>0.00120875</text:p>
              </table:table-cell>
              <table:table-cell office:value-type="float" office:value="0.00768555">
                <text:p>0.00768555</text:p>
              </table:table-cell>
              <table:table-cell office:value-type="float" office:value="0.00495579">
                <text:p>0.004955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695248">
                <text:p>0.0695248</text:p>
              </table:table-cell>
              <table:table-cell office:value-type="float" office:value="0.00115151">
                <text:p>0.00115151</text:p>
              </table:table-cell>
              <table:table-cell office:value-type="float" office:value="0.00755133">
                <text:p>0.00755133</text:p>
              </table:table-cell>
              <table:table-cell office:value-type="float" office:value="0.00495698">
                <text:p>0.004956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701264">
                <text:p>0.0701264</text:p>
              </table:table-cell>
              <table:table-cell office:value-type="float" office:value="0.00120243">
                <text:p>0.00120243</text:p>
              </table:table-cell>
              <table:table-cell office:value-type="float" office:value="0.00751817">
                <text:p>0.00751817</text:p>
              </table:table-cell>
              <table:table-cell office:value-type="float" office:value="0.00499961">
                <text:p>0.004999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698848">
                <text:p>0.0698848</text:p>
              </table:table-cell>
              <table:table-cell office:value-type="float" office:value="0.00116493">
                <text:p>0.00116493</text:p>
              </table:table-cell>
              <table:table-cell office:value-type="float" office:value="0.00755844">
                <text:p>0.00755844</text:p>
              </table:table-cell>
              <table:table-cell office:value-type="float" office:value="0.0049858">
                <text:p>0.00498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695884">
                <text:p>0.0695884</text:p>
              </table:table-cell>
              <table:table-cell office:value-type="float" office:value="0.00120046">
                <text:p>0.00120046</text:p>
              </table:table-cell>
              <table:table-cell office:value-type="float" office:value="0.00760344">
                <text:p>0.00760344</text:p>
              </table:table-cell>
              <table:table-cell office:value-type="float" office:value="0.00501698">
                <text:p>0.005016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697956">
                <text:p>0.0697956</text:p>
              </table:table-cell>
              <table:table-cell office:value-type="float" office:value="0.00117362">
                <text:p>0.00117362</text:p>
              </table:table-cell>
              <table:table-cell office:value-type="float" office:value="0.00752843">
                <text:p>0.00752843</text:p>
              </table:table-cell>
              <table:table-cell office:value-type="float" office:value="0.00507935">
                <text:p>0.005079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701778">
                <text:p>0.0701778</text:p>
              </table:table-cell>
              <table:table-cell office:value-type="float" office:value="0.00116809">
                <text:p>0.00116809</text:p>
              </table:table-cell>
              <table:table-cell office:value-type="float" office:value="0.00765397">
                <text:p>0.00765397</text:p>
              </table:table-cell>
              <table:table-cell office:value-type="float" office:value="0.0050158">
                <text:p>0.00501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700735">
                <text:p>0.0700735</text:p>
              </table:table-cell>
              <table:table-cell office:value-type="float" office:value="0.00121822">
                <text:p>0.00121822</text:p>
              </table:table-cell>
              <table:table-cell office:value-type="float" office:value="0.00775582">
                <text:p>0.00775582</text:p>
              </table:table-cell>
              <table:table-cell office:value-type="float" office:value="0.00501896">
                <text:p>0.005018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705903">
                <text:p>0.0705903</text:p>
              </table:table-cell>
              <table:table-cell office:value-type="float" office:value="0.00118151">
                <text:p>0.00118151</text:p>
              </table:table-cell>
              <table:table-cell office:value-type="float" office:value="0.00827334">
                <text:p>0.00827334</text:p>
              </table:table-cell>
              <table:table-cell office:value-type="float" office:value="0.00505488">
                <text:p>0.005054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711121">
                <text:p>0.0711121</text:p>
              </table:table-cell>
              <table:table-cell office:value-type="float" office:value="0.00121586">
                <text:p>0.00121586</text:p>
              </table:table-cell>
              <table:table-cell office:value-type="float" office:value="0.00773292">
                <text:p>0.00773292</text:p>
              </table:table-cell>
              <table:table-cell office:value-type="float" office:value="0.00504383">
                <text:p>0.00504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708121">
                <text:p>0.0708121</text:p>
              </table:table-cell>
              <table:table-cell office:value-type="float" office:value="0.00118625">
                <text:p>0.00118625</text:p>
              </table:table-cell>
              <table:table-cell office:value-type="float" office:value="0.00764765">
                <text:p>0.00764765</text:p>
              </table:table-cell>
              <table:table-cell office:value-type="float" office:value="0.00504225">
                <text:p>0.005042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710549">
                <text:p>0.0710549</text:p>
              </table:table-cell>
              <table:table-cell office:value-type="float" office:value="0.00122099">
                <text:p>0.00122099</text:p>
              </table:table-cell>
              <table:table-cell office:value-type="float" office:value="0.00770094">
                <text:p>0.00770094</text:p>
              </table:table-cell>
              <table:table-cell office:value-type="float" office:value="0.00509475">
                <text:p>0.00509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716356">
                <text:p>0.0716356</text:p>
              </table:table-cell>
              <table:table-cell office:value-type="float" office:value="0.00117085">
                <text:p>0.00117085</text:p>
              </table:table-cell>
              <table:table-cell office:value-type="float" office:value="0.00768673">
                <text:p>0.00768673</text:p>
              </table:table-cell>
              <table:table-cell office:value-type="float" office:value="0.00508962">
                <text:p>0.005089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714647">
                <text:p>0.0714647</text:p>
              </table:table-cell>
              <table:table-cell office:value-type="float" office:value="0.00120914">
                <text:p>0.00120914</text:p>
              </table:table-cell>
              <table:table-cell office:value-type="float" office:value="0.00768634">
                <text:p>0.00768634</text:p>
              </table:table-cell>
              <table:table-cell office:value-type="float" office:value="0.00510541">
                <text:p>0.005105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718124">
                <text:p>0.0718124</text:p>
              </table:table-cell>
              <table:table-cell office:value-type="float" office:value="0.00117401">
                <text:p>0.00117401</text:p>
              </table:table-cell>
              <table:table-cell office:value-type="float" office:value="0.00775897">
                <text:p>0.00775897</text:p>
              </table:table-cell>
              <table:table-cell office:value-type="float" office:value="0.00589492">
                <text:p>0.005894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724559">
                <text:p>0.0724559</text:p>
              </table:table-cell>
              <table:table-cell office:value-type="float" office:value="0.00122178">
                <text:p>0.00122178</text:p>
              </table:table-cell>
              <table:table-cell office:value-type="float" office:value="0.0077345">
                <text:p>0.0077345</text:p>
              </table:table-cell>
              <table:table-cell office:value-type="float" office:value="0.00529134">
                <text:p>0.0052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722013">
                <text:p>0.0722013</text:p>
              </table:table-cell>
              <table:table-cell office:value-type="float" office:value="0.00116296">
                <text:p>0.00116296</text:p>
              </table:table-cell>
              <table:table-cell office:value-type="float" office:value="0.00771476">
                <text:p>0.00771476</text:p>
              </table:table-cell>
              <table:table-cell office:value-type="float" office:value="0.00512515">
                <text:p>0.005125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723576">
                <text:p>0.0723576</text:p>
              </table:table-cell>
              <table:table-cell office:value-type="float" office:value="0.00124902">
                <text:p>0.00124902</text:p>
              </table:table-cell>
              <table:table-cell office:value-type="float" office:value="0.00774437">
                <text:p>0.00774437</text:p>
              </table:table-cell>
              <table:table-cell office:value-type="float" office:value="0.00515831">
                <text:p>0.005158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739797">
                <text:p>0.0739797</text:p>
              </table:table-cell>
              <table:table-cell office:value-type="float" office:value="0.00119967">
                <text:p>0.00119967</text:p>
              </table:table-cell>
              <table:table-cell office:value-type="float" office:value="0.00771081">
                <text:p>0.00771081</text:p>
              </table:table-cell>
              <table:table-cell office:value-type="float" office:value="0.00513659">
                <text:p>0.005136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733863">
                <text:p>0.0733863</text:p>
              </table:table-cell>
              <table:table-cell office:value-type="float" office:value="0.00133389">
                <text:p>0.00133389</text:p>
              </table:table-cell>
              <table:table-cell office:value-type="float" office:value="0.00776647">
                <text:p>0.00776647</text:p>
              </table:table-cell>
              <table:table-cell office:value-type="float" office:value="0.00516778">
                <text:p>0.00516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735494">
                <text:p>0.0735494</text:p>
              </table:table-cell>
              <table:table-cell office:value-type="float" office:value="0.00119099">
                <text:p>0.00119099</text:p>
              </table:table-cell>
              <table:table-cell office:value-type="float" office:value="0.00779253">
                <text:p>0.00779253</text:p>
              </table:table-cell>
              <table:table-cell office:value-type="float" office:value="0.00517489">
                <text:p>0.00517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740559">
                <text:p>0.0740559</text:p>
              </table:table-cell>
              <table:table-cell office:value-type="float" office:value="0.00126086">
                <text:p>0.00126086</text:p>
              </table:table-cell>
              <table:table-cell office:value-type="float" office:value="0.00944775">
                <text:p>0.00944775</text:p>
              </table:table-cell>
              <table:table-cell office:value-type="float" office:value="0.0051962">
                <text:p>0.00519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740341">
                <text:p>0.0740341</text:p>
              </table:table-cell>
              <table:table-cell office:value-type="float" office:value="0.00121072">
                <text:p>0.00121072</text:p>
              </table:table-cell>
              <table:table-cell office:value-type="float" office:value="0.0126054">
                <text:p>0.0126054</text:p>
              </table:table-cell>
              <table:table-cell office:value-type="float" office:value="0.00520094">
                <text:p>0.005200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740413">
                <text:p>0.0740413</text:p>
              </table:table-cell>
              <table:table-cell office:value-type="float" office:value="0.00123796">
                <text:p>0.00123796</text:p>
              </table:table-cell>
              <table:table-cell office:value-type="float" office:value="0.0134755">
                <text:p>0.0134755</text:p>
              </table:table-cell>
              <table:table-cell office:value-type="float" office:value="0.00602322">
                <text:p>0.006023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745659">
                <text:p>0.0745659</text:p>
              </table:table-cell>
              <table:table-cell office:value-type="float" office:value="0.00119888">
                <text:p>0.00119888</text:p>
              </table:table-cell>
              <table:table-cell office:value-type="float" office:value="0.0118431">
                <text:p>0.0118431</text:p>
              </table:table-cell>
              <table:table-cell office:value-type="float" office:value="0.00649733">
                <text:p>0.006497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744336">
                <text:p>0.0744336</text:p>
              </table:table-cell>
              <table:table-cell office:value-type="float" office:value="0.00119691">
                <text:p>0.00119691</text:p>
              </table:table-cell>
              <table:table-cell office:value-type="float" office:value="0.00912405">
                <text:p>0.00912405</text:p>
              </table:table-cell>
              <table:table-cell office:value-type="float" office:value="0.00656088">
                <text:p>0.006560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75087">
                <text:p>0.075087</text:p>
              </table:table-cell>
              <table:table-cell office:value-type="float" office:value="0.00128731">
                <text:p>0.00128731</text:p>
              </table:table-cell>
              <table:table-cell office:value-type="float" office:value="0.00816834">
                <text:p>0.00816834</text:p>
              </table:table-cell>
              <table:table-cell office:value-type="float" office:value="0.00769542">
                <text:p>0.007695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750526">
                <text:p>0.0750526</text:p>
              </table:table-cell>
              <table:table-cell office:value-type="float" office:value="0.00118585">
                <text:p>0.00118585</text:p>
              </table:table-cell>
              <table:table-cell office:value-type="float" office:value="0.00795912">
                <text:p>0.00795912</text:p>
              </table:table-cell>
              <table:table-cell office:value-type="float" office:value="0.00638087">
                <text:p>0.006380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75372">
                <text:p>0.075372</text:p>
              </table:table-cell>
              <table:table-cell office:value-type="float" office:value="0.00126915">
                <text:p>0.00126915</text:p>
              </table:table-cell>
              <table:table-cell office:value-type="float" office:value="0.00796543">
                <text:p>0.00796543</text:p>
              </table:table-cell>
              <table:table-cell office:value-type="float" office:value="0.00541371">
                <text:p>0.005413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756337">
                <text:p>0.0756337</text:p>
              </table:table-cell>
              <table:table-cell office:value-type="float" office:value="0.00117796">
                <text:p>0.00117796</text:p>
              </table:table-cell>
              <table:table-cell office:value-type="float" office:value="0.00856704">
                <text:p>0.00856704</text:p>
              </table:table-cell>
              <table:table-cell office:value-type="float" office:value="0.00537108">
                <text:p>0.005371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756838">
                <text:p>0.0756838</text:p>
              </table:table-cell>
              <table:table-cell office:value-type="float" office:value="0.00125454">
                <text:p>0.00125454</text:p>
              </table:table-cell>
              <table:table-cell office:value-type="float" office:value="0.00833927">
                <text:p>0.00833927</text:p>
              </table:table-cell>
              <table:table-cell office:value-type="float" office:value="0.00539319">
                <text:p>0.005393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759183">
                <text:p>0.0759183</text:p>
              </table:table-cell>
              <table:table-cell office:value-type="float" office:value="0.00118901">
                <text:p>0.00118901</text:p>
              </table:table-cell>
              <table:table-cell office:value-type="float" office:value="0.00798122">
                <text:p>0.00798122</text:p>
              </table:table-cell>
              <table:table-cell office:value-type="float" office:value="0.00535569">
                <text:p>0.00535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767781">
                <text:p>0.0767781</text:p>
              </table:table-cell>
              <table:table-cell office:value-type="float" office:value="0.00126007">
                <text:p>0.00126007</text:p>
              </table:table-cell>
              <table:table-cell office:value-type="float" office:value="0.00798043">
                <text:p>0.00798043</text:p>
              </table:table-cell>
              <table:table-cell office:value-type="float" office:value="0.00535963">
                <text:p>0.00535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762835">
                <text:p>0.0762835</text:p>
              </table:table-cell>
              <table:table-cell office:value-type="float" office:value="0.00120599">
                <text:p>0.00120599</text:p>
              </table:table-cell>
              <table:table-cell office:value-type="float" office:value="0.00794096">
                <text:p>0.00794096</text:p>
              </table:table-cell>
              <table:table-cell office:value-type="float" office:value="0.00537384">
                <text:p>0.005373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767517">
                <text:p>0.0767517</text:p>
              </table:table-cell>
              <table:table-cell office:value-type="float" office:value="0.00122572">
                <text:p>0.00122572</text:p>
              </table:table-cell>
              <table:table-cell office:value-type="float" office:value="0.00800096">
                <text:p>0.00800096</text:p>
              </table:table-cell>
              <table:table-cell office:value-type="float" office:value="0.00536871">
                <text:p>0.00536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774764">
                <text:p>0.0774764</text:p>
              </table:table-cell>
              <table:table-cell office:value-type="float" office:value="0.0011902">
                <text:p>0.0011902</text:p>
              </table:table-cell>
              <table:table-cell office:value-type="float" office:value="0.00801162">
                <text:p>0.00801162</text:p>
              </table:table-cell>
              <table:table-cell office:value-type="float" office:value="0.0053845">
                <text:p>0.00538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770829">
                <text:p>0.0770829</text:p>
              </table:table-cell>
              <table:table-cell office:value-type="float" office:value="0.00127981">
                <text:p>0.00127981</text:p>
              </table:table-cell>
              <table:table-cell office:value-type="float" office:value="0.00807557">
                <text:p>0.00807557</text:p>
              </table:table-cell>
              <table:table-cell office:value-type="float" office:value="0.00540503">
                <text:p>0.005405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77225">
                <text:p>0.077225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00803728">
                <text:p>0.00803728</text:p>
              </table:table-cell>
              <table:table-cell office:value-type="float" office:value="0.00539871">
                <text:p>0.00539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776095">
                <text:p>0.0776095</text:p>
              </table:table-cell>
              <table:table-cell office:value-type="float" office:value="0.00123796">
                <text:p>0.00123796</text:p>
              </table:table-cell>
              <table:table-cell office:value-type="float" office:value="0.00805938">
                <text:p>0.00805938</text:p>
              </table:table-cell>
              <table:table-cell office:value-type="float" office:value="0.00540898">
                <text:p>0.005408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772688">
                <text:p>0.0772688</text:p>
              </table:table-cell>
              <table:table-cell office:value-type="float" office:value="0.00117638">
                <text:p>0.00117638</text:p>
              </table:table-cell>
              <table:table-cell office:value-type="float" office:value="0.00806096">
                <text:p>0.00806096</text:p>
              </table:table-cell>
              <table:table-cell office:value-type="float" office:value="0.00545437">
                <text:p>0.005454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777705">
                <text:p>0.0777705</text:p>
              </table:table-cell>
              <table:table-cell office:value-type="float" office:value="0.00123204">
                <text:p>0.00123204</text:p>
              </table:table-cell>
              <table:table-cell office:value-type="float" office:value="0.00815255">
                <text:p>0.00815255</text:p>
              </table:table-cell>
              <table:table-cell office:value-type="float" office:value="0.00545201">
                <text:p>0.00545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776979">
                <text:p>0.0776979</text:p>
              </table:table-cell>
              <table:table-cell office:value-type="float" office:value="0.00117085">
                <text:p>0.00117085</text:p>
              </table:table-cell>
              <table:table-cell office:value-type="float" office:value="0.00814663">
                <text:p>0.00814663</text:p>
              </table:table-cell>
              <table:table-cell office:value-type="float" office:value="0.00550767">
                <text:p>0.005507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780662">
                <text:p>0.0780662</text:p>
              </table:table-cell>
              <table:table-cell office:value-type="float" office:value="0.00131257">
                <text:p>0.00131257</text:p>
              </table:table-cell>
              <table:table-cell office:value-type="float" office:value="0.00811662">
                <text:p>0.00811662</text:p>
              </table:table-cell>
              <table:table-cell office:value-type="float" office:value="0.00604375">
                <text:p>0.00604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784696">
                <text:p>0.0784696</text:p>
              </table:table-cell>
              <table:table-cell office:value-type="float" office:value="0.00159088">
                <text:p>0.00159088</text:p>
              </table:table-cell>
              <table:table-cell office:value-type="float" office:value="0.0082161">
                <text:p>0.0082161</text:p>
              </table:table-cell>
              <table:table-cell office:value-type="float" office:value="0.00583808">
                <text:p>0.005838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788423">
                <text:p>0.0788423</text:p>
              </table:table-cell>
              <table:table-cell office:value-type="float" office:value="0.00148548">
                <text:p>0.00148548</text:p>
              </table:table-cell>
              <table:table-cell office:value-type="float" office:value="0.00887417">
                <text:p>0.00887417</text:p>
              </table:table-cell>
              <table:table-cell office:value-type="float" office:value="0.00565412">
                <text:p>0.005654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793373">
                <text:p>0.0793373</text:p>
              </table:table-cell>
              <table:table-cell office:value-type="float" office:value="0.00156758">
                <text:p>0.00156758</text:p>
              </table:table-cell>
              <table:table-cell office:value-type="float" office:value="0.00953933">
                <text:p>0.00953933</text:p>
              </table:table-cell>
              <table:table-cell office:value-type="float" office:value="0.00586611">
                <text:p>0.005866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802224">
                <text:p>0.0802224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0952433">
                <text:p>0.00952433</text:p>
              </table:table-cell>
              <table:table-cell office:value-type="float" office:value="0.00552109">
                <text:p>0.005521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790302">
                <text:p>0.0790302</text:p>
              </table:table-cell>
              <table:table-cell office:value-type="float" office:value="0.00134415">
                <text:p>0.00134415</text:p>
              </table:table-cell>
              <table:table-cell office:value-type="float" office:value="0.00931314">
                <text:p>0.00931314</text:p>
              </table:table-cell>
              <table:table-cell office:value-type="float" office:value="0.00551872">
                <text:p>0.005518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794447">
                <text:p>0.0794447</text:p>
              </table:table-cell>
              <table:table-cell office:value-type="float" office:value="0.00125217">
                <text:p>0.00125217</text:p>
              </table:table-cell>
              <table:table-cell office:value-type="float" office:value="0.00840124">
                <text:p>0.00840124</text:p>
              </table:table-cell>
              <table:table-cell office:value-type="float" office:value="0.00552306">
                <text:p>0.005523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795031">
                <text:p>0.0795031</text:p>
              </table:table-cell>
              <table:table-cell office:value-type="float" office:value="0.0013031">
                <text:p>0.0013031</text:p>
              </table:table-cell>
              <table:table-cell office:value-type="float" office:value="0.00828479">
                <text:p>0.00828479</text:p>
              </table:table-cell>
              <table:table-cell office:value-type="float" office:value="0.00553727">
                <text:p>0.005537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797123">
                <text:p>0.0797123</text:p>
              </table:table-cell>
              <table:table-cell office:value-type="float" office:value="0.00124073">
                <text:p>0.00124073</text:p>
              </table:table-cell>
              <table:table-cell office:value-type="float" office:value="0.0083215">
                <text:p>0.0083215</text:p>
              </table:table-cell>
              <table:table-cell office:value-type="float" office:value="0.00555464">
                <text:p>0.005554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808654">
                <text:p>0.0808654</text:p>
              </table:table-cell>
              <table:table-cell office:value-type="float" office:value="0.00132165">
                <text:p>0.00132165</text:p>
              </table:table-cell>
              <table:table-cell office:value-type="float" office:value="0.00826308">
                <text:p>0.00826308</text:p>
              </table:table-cell>
              <table:table-cell office:value-type="float" office:value="0.00556056">
                <text:p>0.00556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801963">
                <text:p>0.0801963</text:p>
              </table:table-cell>
              <table:table-cell office:value-type="float" office:value="0.00121586">
                <text:p>0.00121586</text:p>
              </table:table-cell>
              <table:table-cell office:value-type="float" office:value="0.00827926">
                <text:p>0.00827926</text:p>
              </table:table-cell>
              <table:table-cell office:value-type="float" office:value="0.00555899">
                <text:p>0.005558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804782">
                <text:p>0.0804782</text:p>
              </table:table-cell>
              <table:table-cell office:value-type="float" office:value="0.00132047">
                <text:p>0.00132047</text:p>
              </table:table-cell>
              <table:table-cell office:value-type="float" office:value="0.008284">
                <text:p>0.008284</text:p>
              </table:table-cell>
              <table:table-cell office:value-type="float" office:value="0.00558425">
                <text:p>0.005584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810253">
                <text:p>0.0810253</text:p>
              </table:table-cell>
              <table:table-cell office:value-type="float" office:value="0.00120757">
                <text:p>0.00120757</text:p>
              </table:table-cell>
              <table:table-cell office:value-type="float" office:value="0.00833611">
                <text:p>0.00833611</text:p>
              </table:table-cell>
              <table:table-cell office:value-type="float" office:value="0.00559649">
                <text:p>0.005596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81906">
                <text:p>0.081906</text:p>
              </table:table-cell>
              <table:table-cell office:value-type="float" office:value="0.0013252">
                <text:p>0.0013252</text:p>
              </table:table-cell>
              <table:table-cell office:value-type="float" office:value="0.00833532">
                <text:p>0.00833532</text:p>
              </table:table-cell>
              <table:table-cell office:value-type="float" office:value="0.00560162">
                <text:p>0.005601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820012">
                <text:p>0.0820012</text:p>
              </table:table-cell>
              <table:table-cell office:value-type="float" office:value="0.00148034">
                <text:p>0.00148034</text:p>
              </table:table-cell>
              <table:table-cell office:value-type="float" office:value="0.00830887">
                <text:p>0.00830887</text:p>
              </table:table-cell>
              <table:table-cell office:value-type="float" office:value="0.00560044">
                <text:p>0.005600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816932">
                <text:p>0.0816932</text:p>
              </table:table-cell>
              <table:table-cell office:value-type="float" office:value="0.00163075">
                <text:p>0.00163075</text:p>
              </table:table-cell>
              <table:table-cell office:value-type="float" office:value="0.00835151">
                <text:p>0.00835151</text:p>
              </table:table-cell>
              <table:table-cell office:value-type="float" office:value="0.00564781">
                <text:p>0.005647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820485">
                <text:p>0.0820485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0084273">
                <text:p>0.0084273</text:p>
              </table:table-cell>
              <table:table-cell office:value-type="float" office:value="0.00565768">
                <text:p>0.005657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815961">
                <text:p>0.0815961</text:p>
              </table:table-cell>
              <table:table-cell office:value-type="float" office:value="0.00161614">
                <text:p>0.00161614</text:p>
              </table:table-cell>
              <table:table-cell office:value-type="float" office:value="0.00840085">
                <text:p>0.00840085</text:p>
              </table:table-cell>
              <table:table-cell office:value-type="float" office:value="0.00726987">
                <text:p>0.007269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824133">
                <text:p>0.0824133</text:p>
              </table:table-cell>
              <table:table-cell office:value-type="float" office:value="0.0014535">
                <text:p>0.0014535</text:p>
              </table:table-cell>
              <table:table-cell office:value-type="float" office:value="0.00840717">
                <text:p>0.00840717</text:p>
              </table:table-cell>
              <table:table-cell office:value-type="float" office:value="0.00727855">
                <text:p>0.007278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831179">
                <text:p>0.0831179</text:p>
              </table:table-cell>
              <table:table-cell office:value-type="float" office:value="0.00145508">
                <text:p>0.00145508</text:p>
              </table:table-cell>
              <table:table-cell office:value-type="float" office:value="0.00842414">
                <text:p>0.00842414</text:p>
              </table:table-cell>
              <table:table-cell office:value-type="float" office:value="0.00724539">
                <text:p>0.00724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829442">
                <text:p>0.0829442</text:p>
              </table:table-cell>
              <table:table-cell office:value-type="float" office:value="0.00140218">
                <text:p>0.00140218</text:p>
              </table:table-cell>
              <table:table-cell office:value-type="float" office:value="0.00844427">
                <text:p>0.00844427</text:p>
              </table:table-cell>
              <table:table-cell office:value-type="float" office:value="0.00625494">
                <text:p>0.006254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831207">
                <text:p>0.0831207</text:p>
              </table:table-cell>
              <table:table-cell office:value-type="float" office:value="0.0014385">
                <text:p>0.0014385</text:p>
              </table:table-cell>
              <table:table-cell office:value-type="float" office:value="0.00845138">
                <text:p>0.00845138</text:p>
              </table:table-cell>
              <table:table-cell office:value-type="float" office:value="0.00564031">
                <text:p>0.005640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839615">
                <text:p>0.0839615</text:p>
              </table:table-cell>
              <table:table-cell office:value-type="float" office:value="0.00137415">
                <text:p>0.00137415</text:p>
              </table:table-cell>
              <table:table-cell office:value-type="float" office:value="0.00849362">
                <text:p>0.00849362</text:p>
              </table:table-cell>
              <table:table-cell office:value-type="float" office:value="0.00568333">
                <text:p>0.00568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836884">
                <text:p>0.0836884</text:p>
              </table:table-cell>
              <table:table-cell office:value-type="float" office:value="0.00133507">
                <text:p>0.00133507</text:p>
              </table:table-cell>
              <table:table-cell office:value-type="float" office:value="0.00849164">
                <text:p>0.00849164</text:p>
              </table:table-cell>
              <table:table-cell office:value-type="float" office:value="0.00587084">
                <text:p>0.005870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847806">
                <text:p>0.0847806</text:p>
              </table:table-cell>
              <table:table-cell office:value-type="float" office:value="0.00139073">
                <text:p>0.00139073</text:p>
              </table:table-cell>
              <table:table-cell office:value-type="float" office:value="0.00848138">
                <text:p>0.00848138</text:p>
              </table:table-cell>
              <table:table-cell office:value-type="float" office:value="0.00575755">
                <text:p>0.005757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839682">
                <text:p>0.0839682</text:p>
              </table:table-cell>
              <table:table-cell office:value-type="float" office:value="0.00132757">
                <text:p>0.00132757</text:p>
              </table:table-cell>
              <table:table-cell office:value-type="float" office:value="0.00859744">
                <text:p>0.00859744</text:p>
              </table:table-cell>
              <table:table-cell office:value-type="float" office:value="0.00570702">
                <text:p>0.005707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846484">
                <text:p>0.0846484</text:p>
              </table:table-cell>
              <table:table-cell office:value-type="float" office:value="0.00142547">
                <text:p>0.00142547</text:p>
              </table:table-cell>
              <table:table-cell office:value-type="float" office:value="0.00854928">
                <text:p>0.00854928</text:p>
              </table:table-cell>
              <table:table-cell office:value-type="float" office:value="0.00570544">
                <text:p>0.005705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84935">
                <text:p>0.084935</text:p>
              </table:table-cell>
              <table:table-cell office:value-type="float" office:value="0.00130507">
                <text:p>0.00130507</text:p>
              </table:table-cell>
              <table:table-cell office:value-type="float" office:value="0.00855757">
                <text:p>0.00855757</text:p>
              </table:table-cell>
              <table:table-cell office:value-type="float" office:value="0.00573663">
                <text:p>0.005736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84637">
                <text:p>0.084637</text:p>
              </table:table-cell>
              <table:table-cell office:value-type="float" office:value="0.00136507">
                <text:p>0.00136507</text:p>
              </table:table-cell>
              <table:table-cell office:value-type="float" office:value="0.00945012">
                <text:p>0.00945012</text:p>
              </table:table-cell>
              <table:table-cell office:value-type="float" office:value="0.00574215">
                <text:p>0.005742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853388">
                <text:p>0.0853388</text:p>
              </table:table-cell>
              <table:table-cell office:value-type="float" office:value="0.00129836">
                <text:p>0.00129836</text:p>
              </table:table-cell>
              <table:table-cell office:value-type="float" office:value="0.00953775">
                <text:p>0.00953775</text:p>
              </table:table-cell>
              <table:table-cell office:value-type="float" office:value="0.00572952">
                <text:p>0.005729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849583">
                <text:p>0.0849583</text:p>
              </table:table-cell>
              <table:table-cell office:value-type="float" office:value="0.00134652">
                <text:p>0.00134652</text:p>
              </table:table-cell>
              <table:table-cell office:value-type="float" office:value="0.00958986">
                <text:p>0.00958986</text:p>
              </table:table-cell>
              <table:table-cell office:value-type="float" office:value="0.00577452">
                <text:p>0.005774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855228">
                <text:p>0.0855228</text:p>
              </table:table-cell>
              <table:table-cell office:value-type="float" office:value="0.00127704">
                <text:p>0.00127704</text:p>
              </table:table-cell>
              <table:table-cell office:value-type="float" office:value="0.0101859">
                <text:p>0.0101859</text:p>
              </table:table-cell>
              <table:table-cell office:value-type="float" office:value="0.00574255">
                <text:p>0.005742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854944">
                <text:p>0.0854944</text:p>
              </table:table-cell>
              <table:table-cell office:value-type="float" office:value="0.00138363">
                <text:p>0.00138363</text:p>
              </table:table-cell>
              <table:table-cell office:value-type="float" office:value="0.00925116">
                <text:p>0.00925116</text:p>
              </table:table-cell>
              <table:table-cell office:value-type="float" office:value="0.00583255">
                <text:p>0.005832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854628">
                <text:p>0.0854628</text:p>
              </table:table-cell>
              <table:table-cell office:value-type="float" office:value="0.00128889">
                <text:p>0.00128889</text:p>
              </table:table-cell>
              <table:table-cell office:value-type="float" office:value="0.00883272">
                <text:p>0.00883272</text:p>
              </table:table-cell>
              <table:table-cell office:value-type="float" office:value="0.00579979">
                <text:p>0.005799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865097">
                <text:p>0.0865097</text:p>
              </table:table-cell>
              <table:table-cell office:value-type="float" office:value="0.00135481">
                <text:p>0.00135481</text:p>
              </table:table-cell>
              <table:table-cell office:value-type="float" office:value="0.00878653">
                <text:p>0.00878653</text:p>
              </table:table-cell>
              <table:table-cell office:value-type="float" office:value="0.00582821">
                <text:p>0.005828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85734">
                <text:p>0.085734</text:p>
              </table:table-cell>
              <table:table-cell office:value-type="float" office:value="0.00127823">
                <text:p>0.00127823</text:p>
              </table:table-cell>
              <table:table-cell office:value-type="float" office:value="0.00869139">
                <text:p>0.00869139</text:p>
              </table:table-cell>
              <table:table-cell office:value-type="float" office:value="0.00582782">
                <text:p>0.005827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860478">
                <text:p>0.0860478</text:p>
              </table:table-cell>
              <table:table-cell office:value-type="float" office:value="0.00139113">
                <text:p>0.00139113</text:p>
              </table:table-cell>
              <table:table-cell office:value-type="float" office:value="0.00865271">
                <text:p>0.00865271</text:p>
              </table:table-cell>
              <table:table-cell office:value-type="float" office:value="0.00581597">
                <text:p>0.005815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861706">
                <text:p>0.0861706</text:p>
              </table:table-cell>
              <table:table-cell office:value-type="float" office:value="0.00126481">
                <text:p>0.00126481</text:p>
              </table:table-cell>
              <table:table-cell office:value-type="float" office:value="0.00874192">
                <text:p>0.00874192</text:p>
              </table:table-cell>
              <table:table-cell office:value-type="float" office:value="0.00585624">
                <text:p>0.005856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864252">
                <text:p>0.0864252</text:p>
              </table:table-cell>
              <table:table-cell office:value-type="float" office:value="0.00132047">
                <text:p>0.00132047</text:p>
              </table:table-cell>
              <table:table-cell office:value-type="float" office:value="0.00871705">
                <text:p>0.00871705</text:p>
              </table:table-cell>
              <table:table-cell office:value-type="float" office:value="0.00584676">
                <text:p>0.005846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869968">
                <text:p>0.0869968</text:p>
              </table:table-cell>
              <table:table-cell office:value-type="float" office:value="0.00125888">
                <text:p>0.00125888</text:p>
              </table:table-cell>
              <table:table-cell office:value-type="float" office:value="0.00866968">
                <text:p>0.00866968</text:p>
              </table:table-cell>
              <table:table-cell office:value-type="float" office:value="0.00584558">
                <text:p>0.005845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86936">
                <text:p>0.086936</text:p>
              </table:table-cell>
              <table:table-cell office:value-type="float" office:value="0.00136626">
                <text:p>0.00136626</text:p>
              </table:table-cell>
              <table:table-cell office:value-type="float" office:value="0.00868902">
                <text:p>0.00868902</text:p>
              </table:table-cell>
              <table:table-cell office:value-type="float" office:value="0.00587163">
                <text:p>0.005871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874693">
                <text:p>0.0874693</text:p>
              </table:table-cell>
              <table:table-cell office:value-type="float" office:value="0.00126638">
                <text:p>0.00126638</text:p>
              </table:table-cell>
              <table:table-cell office:value-type="float" office:value="0.00871271">
                <text:p>0.00871271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865271">
                <text:p>0.0865271</text:p>
              </table:table-cell>
              <table:table-cell office:value-type="float" office:value="0.00126046">
                <text:p>0.00126046</text:p>
              </table:table-cell>
              <table:table-cell office:value-type="float" office:value="0.00878771">
                <text:p>0.00878771</text:p>
              </table:table-cell>
              <table:table-cell office:value-type="float" office:value="0.00597624">
                <text:p>0.005976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873087">
                <text:p>0.0873087</text:p>
              </table:table-cell>
              <table:table-cell office:value-type="float" office:value="0.00133073">
                <text:p>0.00133073</text:p>
              </table:table-cell>
              <table:table-cell office:value-type="float" office:value="0.00873718">
                <text:p>0.00873718</text:p>
              </table:table-cell>
              <table:table-cell office:value-type="float" office:value="0.00599204">
                <text:p>0.005992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870983">
                <text:p>0.0870983</text:p>
              </table:table-cell>
              <table:table-cell office:value-type="float" office:value="0.00126007">
                <text:p>0.00126007</text:p>
              </table:table-cell>
              <table:table-cell office:value-type="float" office:value="0.00880035">
                <text:p>0.00880035</text:p>
              </table:table-cell>
              <table:table-cell office:value-type="float" office:value="0.00590716">
                <text:p>0.005907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877374">
                <text:p>0.0877374</text:p>
              </table:table-cell>
              <table:table-cell office:value-type="float" office:value="0.00132915">
                <text:p>0.00132915</text:p>
              </table:table-cell>
              <table:table-cell office:value-type="float" office:value="0.00881653">
                <text:p>0.00881653</text:p>
              </table:table-cell>
              <table:table-cell office:value-type="float" office:value="0.00598532">
                <text:p>0.005985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885155">
                <text:p>0.0885155</text:p>
              </table:table-cell>
              <table:table-cell office:value-type="float" office:value="0.0012577">
                <text:p>0.0012577</text:p>
              </table:table-cell>
              <table:table-cell office:value-type="float" office:value="0.00881929">
                <text:p>0.00881929</text:p>
              </table:table-cell>
              <table:table-cell office:value-type="float" office:value="0.00597111">
                <text:p>0.005971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883003">
                <text:p>0.0883003</text:p>
              </table:table-cell>
              <table:table-cell office:value-type="float" office:value="0.00136507">
                <text:p>0.00136507</text:p>
              </table:table-cell>
              <table:table-cell office:value-type="float" office:value="0.00882166">
                <text:p>0.00882166</text:p>
              </table:table-cell>
              <table:table-cell office:value-type="float" office:value="0.00593874">
                <text:p>0.005938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887357">
                <text:p>0.0887357</text:p>
              </table:table-cell>
              <table:table-cell office:value-type="float" office:value="0.00124862">
                <text:p>0.00124862</text:p>
              </table:table-cell>
              <table:table-cell office:value-type="float" office:value="0.00880232">
                <text:p>0.00880232</text:p>
              </table:table-cell>
              <table:table-cell office:value-type="float" office:value="0.00604809">
                <text:p>0.006048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891234">
                <text:p>0.0891234</text:p>
              </table:table-cell>
              <table:table-cell office:value-type="float" office:value="0.00136034">
                <text:p>0.00136034</text:p>
              </table:table-cell>
              <table:table-cell office:value-type="float" office:value="0.00880706">
                <text:p>0.00880706</text:p>
              </table:table-cell>
              <table:table-cell office:value-type="float" office:value="0.00609665">
                <text:p>0.006096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890602">
                <text:p>0.0890602</text:p>
              </table:table-cell>
              <table:table-cell office:value-type="float" office:value="0.00124349">
                <text:p>0.00124349</text:p>
              </table:table-cell>
              <table:table-cell office:value-type="float" office:value="0.00891167">
                <text:p>0.00891167</text:p>
              </table:table-cell>
              <table:table-cell office:value-type="float" office:value="0.00599322">
                <text:p>0.005993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899113">
                <text:p>0.0899113</text:p>
              </table:table-cell>
              <table:table-cell office:value-type="float" office:value="0.00133507">
                <text:p>0.00133507</text:p>
              </table:table-cell>
              <table:table-cell office:value-type="float" office:value="0.0103221">
                <text:p>0.0103221</text:p>
              </table:table-cell>
              <table:table-cell office:value-type="float" office:value="0.0060019">
                <text:p>0.00600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898268">
                <text:p>0.0898268</text:p>
              </table:table-cell>
              <table:table-cell office:value-type="float" office:value="0.00123954">
                <text:p>0.00123954</text:p>
              </table:table-cell>
              <table:table-cell office:value-type="float" office:value="0.0107433">
                <text:p>0.0107433</text:p>
              </table:table-cell>
              <table:table-cell office:value-type="float" office:value="0.00603743">
                <text:p>0.006037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90421">
                <text:p>0.090421</text:p>
              </table:table-cell>
              <table:table-cell office:value-type="float" office:value="0.00131297">
                <text:p>0.00131297</text:p>
              </table:table-cell>
              <table:table-cell office:value-type="float" office:value="0.0102203">
                <text:p>0.0102203</text:p>
              </table:table-cell>
              <table:table-cell office:value-type="float" office:value="0.00620165">
                <text:p>0.006201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903112">
                <text:p>0.0903112</text:p>
              </table:table-cell>
              <table:table-cell office:value-type="float" office:value="0.00126125">
                <text:p>0.00126125</text:p>
              </table:table-cell>
              <table:table-cell office:value-type="float" office:value="0.00909168">
                <text:p>0.00909168</text:p>
              </table:table-cell>
              <table:table-cell office:value-type="float" office:value="0.00778621">
                <text:p>0.007786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906708">
                <text:p>0.0906708</text:p>
              </table:table-cell>
              <table:table-cell office:value-type="float" office:value="0.00129086">
                <text:p>0.00129086</text:p>
              </table:table-cell>
              <table:table-cell office:value-type="float" office:value="0.00911378">
                <text:p>0.00911378</text:p>
              </table:table-cell>
              <table:table-cell office:value-type="float" office:value="0.00645272">
                <text:p>0.006452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913628">
                <text:p>0.0913628</text:p>
              </table:table-cell>
              <table:table-cell office:value-type="float" office:value="0.00126125">
                <text:p>0.00126125</text:p>
              </table:table-cell>
              <table:table-cell office:value-type="float" office:value="0.00908299">
                <text:p>0.00908299</text:p>
              </table:table-cell>
              <table:table-cell office:value-type="float" office:value="0.00751422">
                <text:p>0.007514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90916">
                <text:p>0.090916</text:p>
              </table:table-cell>
              <table:table-cell office:value-type="float" office:value="0.0013031">
                <text:p>0.0013031</text:p>
              </table:table-cell>
              <table:table-cell office:value-type="float" office:value="0.00923616">
                <text:p>0.00923616</text:p>
              </table:table-cell>
              <table:table-cell office:value-type="float" office:value="0.00691853">
                <text:p>0.006918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92373">
                <text:p>0.092373</text:p>
              </table:table-cell>
              <table:table-cell office:value-type="float" office:value="0.00126481">
                <text:p>0.00126481</text:p>
              </table:table-cell>
              <table:table-cell office:value-type="float" office:value="0.00928077">
                <text:p>0.00928077</text:p>
              </table:table-cell>
              <table:table-cell office:value-type="float" office:value="0.00698169">
                <text:p>0.006981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914998">
                <text:p>0.0914998</text:p>
              </table:table-cell>
              <table:table-cell office:value-type="float" office:value="0.00138165">
                <text:p>0.00138165</text:p>
              </table:table-cell>
              <table:table-cell office:value-type="float" office:value="0.0091726">
                <text:p>0.0091726</text:p>
              </table:table-cell>
              <table:table-cell office:value-type="float" office:value="0.006778">
                <text:p>0.0067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920268">
                <text:p>0.0920268</text:p>
              </table:table-cell>
              <table:table-cell office:value-type="float" office:value="0.00126441">
                <text:p>0.00126441</text:p>
              </table:table-cell>
              <table:table-cell office:value-type="float" office:value="0.00912721">
                <text:p>0.00912721</text:p>
              </table:table-cell>
              <table:table-cell office:value-type="float" office:value="0.00610454">
                <text:p>0.006104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918689">
                <text:p>0.0918689</text:p>
              </table:table-cell>
              <table:table-cell office:value-type="float" office:value="0.00129678">
                <text:p>0.00129678</text:p>
              </table:table-cell>
              <table:table-cell office:value-type="float" office:value="0.00916076">
                <text:p>0.00916076</text:p>
              </table:table-cell>
              <table:table-cell office:value-type="float" office:value="0.00615981">
                <text:p>0.006159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925313">
                <text:p>0.0925313</text:p>
              </table:table-cell>
              <table:table-cell office:value-type="float" office:value="0.00126046">
                <text:p>0.00126046</text:p>
              </table:table-cell>
              <table:table-cell office:value-type="float" office:value="0.00921563">
                <text:p>0.00921563</text:p>
              </table:table-cell>
              <table:table-cell office:value-type="float" office:value="0.00613217">
                <text:p>0.006132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923876">
                <text:p>0.0923876</text:p>
              </table:table-cell>
              <table:table-cell office:value-type="float" office:value="0.00125533">
                <text:p>0.00125533</text:p>
              </table:table-cell>
              <table:table-cell office:value-type="float" office:value="0.00925471">
                <text:p>0.00925471</text:p>
              </table:table-cell>
              <table:table-cell office:value-type="float" office:value="0.00612823">
                <text:p>0.006128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928025">
                <text:p>0.0928025</text:p>
              </table:table-cell>
              <table:table-cell office:value-type="float" office:value="0.0013102">
                <text:p>0.0013102</text:p>
              </table:table-cell>
              <table:table-cell office:value-type="float" office:value="0.00919037">
                <text:p>0.00919037</text:p>
              </table:table-cell>
              <table:table-cell office:value-type="float" office:value="0.00614046">
                <text:p>0.006140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929928">
                <text:p>0.0929928</text:p>
              </table:table-cell>
              <table:table-cell office:value-type="float" office:value="0.00124862">
                <text:p>0.00124862</text:p>
              </table:table-cell>
              <table:table-cell office:value-type="float" office:value="0.00917023">
                <text:p>0.00917023</text:p>
              </table:table-cell>
              <table:table-cell office:value-type="float" office:value="0.00618705">
                <text:p>0.006187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931389">
                <text:p>0.0931389</text:p>
              </table:table-cell>
              <table:table-cell office:value-type="float" office:value="0.00136823">
                <text:p>0.00136823</text:p>
              </table:table-cell>
              <table:table-cell office:value-type="float" office:value="0.00916036">
                <text:p>0.00916036</text:p>
              </table:table-cell>
              <table:table-cell office:value-type="float" office:value="0.00621034">
                <text:p>0.006210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934878">
                <text:p>0.0934878</text:p>
              </table:table-cell>
              <table:table-cell office:value-type="float" office:value="0.00125336">
                <text:p>0.00125336</text:p>
              </table:table-cell>
              <table:table-cell office:value-type="float" office:value="0.00920497">
                <text:p>0.00920497</text:p>
              </table:table-cell>
              <table:table-cell office:value-type="float" office:value="0.00638679">
                <text:p>0.006386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935549">
                <text:p>0.0935549</text:p>
              </table:table-cell>
              <table:table-cell office:value-type="float" office:value="0.00133112">
                <text:p>0.00133112</text:p>
              </table:table-cell>
              <table:table-cell office:value-type="float" office:value="0.00930327">
                <text:p>0.00930327</text:p>
              </table:table-cell>
              <table:table-cell office:value-type="float" office:value="0.00648864">
                <text:p>0.006488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942714">
                <text:p>0.0942714</text:p>
              </table:table-cell>
              <table:table-cell office:value-type="float" office:value="0.00125888">
                <text:p>0.00125888</text:p>
              </table:table-cell>
              <table:table-cell office:value-type="float" office:value="0.00954565">
                <text:p>0.00954565</text:p>
              </table:table-cell>
              <table:table-cell office:value-type="float" office:value="0.0062506">
                <text:p>0.00625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938771">
                <text:p>0.0938771</text:p>
              </table:table-cell>
              <table:table-cell office:value-type="float" office:value="0.00130862">
                <text:p>0.00130862</text:p>
              </table:table-cell>
              <table:table-cell office:value-type="float" office:value="0.00926537">
                <text:p>0.00926537</text:p>
              </table:table-cell>
              <table:table-cell office:value-type="float" office:value="0.00623442">
                <text:p>0.006234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944763">
                <text:p>0.0944763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0929419">
                <text:p>0.00929419</text:p>
              </table:table-cell>
              <table:table-cell office:value-type="float" office:value="0.00622534">
                <text:p>0.00622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941933">
                <text:p>0.0941933</text:p>
              </table:table-cell>
              <table:table-cell office:value-type="float" office:value="0.00130665">
                <text:p>0.00130665</text:p>
              </table:table-cell>
              <table:table-cell office:value-type="float" office:value="0.00929893">
                <text:p>0.00929893</text:p>
              </table:table-cell>
              <table:table-cell office:value-type="float" office:value="0.00627152">
                <text:p>0.006271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95552">
                <text:p>0.095552</text:p>
              </table:table-cell>
              <table:table-cell office:value-type="float" office:value="0.00124744">
                <text:p>0.00124744</text:p>
              </table:table-cell>
              <table:table-cell office:value-type="float" office:value="0.00931353">
                <text:p>0.00931353</text:p>
              </table:table-cell>
              <table:table-cell office:value-type="float" office:value="0.00629916">
                <text:p>0.006299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948865">
                <text:p>0.0948865</text:p>
              </table:table-cell>
              <table:table-cell office:value-type="float" office:value="0.00132244">
                <text:p>0.00132244</text:p>
              </table:table-cell>
              <table:table-cell office:value-type="float" office:value="0.0101848">
                <text:p>0.0101848</text:p>
              </table:table-cell>
              <table:table-cell office:value-type="float" office:value="0.00626047">
                <text:p>0.006260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94905">
                <text:p>0.094905</text:p>
              </table:table-cell>
              <table:table-cell office:value-type="float" office:value="0.00124586">
                <text:p>0.00124586</text:p>
              </table:table-cell>
              <table:table-cell office:value-type="float" office:value="0.0105069">
                <text:p>0.0105069</text:p>
              </table:table-cell>
              <table:table-cell office:value-type="float" office:value="0.00626008">
                <text:p>0.006260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959357">
                <text:p>0.0959357</text:p>
              </table:table-cell>
              <table:table-cell office:value-type="float" office:value="0.00131533">
                <text:p>0.00131533</text:p>
              </table:table-cell>
              <table:table-cell office:value-type="float" office:value="0.0108306">
                <text:p>0.0108306</text:p>
              </table:table-cell>
              <table:table-cell office:value-type="float" office:value="0.00627981">
                <text:p>0.006279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953156">
                <text:p>0.0953156</text:p>
              </table:table-cell>
              <table:table-cell office:value-type="float" office:value="0.00126323">
                <text:p>0.00126323</text:p>
              </table:table-cell>
              <table:table-cell office:value-type="float" office:value="0.0099333">
                <text:p>0.0099333</text:p>
              </table:table-cell>
              <table:table-cell office:value-type="float" office:value="0.00628337">
                <text:p>0.006283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959164">
                <text:p>0.0959164</text:p>
              </table:table-cell>
              <table:table-cell office:value-type="float" office:value="0.00132876">
                <text:p>0.00132876</text:p>
              </table:table-cell>
              <table:table-cell office:value-type="float" office:value="0.00940117">
                <text:p>0.00940117</text:p>
              </table:table-cell>
              <table:table-cell office:value-type="float" office:value="0.00629916">
                <text:p>0.006299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961789">
                <text:p>0.0961789</text:p>
              </table:table-cell>
              <table:table-cell office:value-type="float" office:value="0.00125296">
                <text:p>0.00125296</text:p>
              </table:table-cell>
              <table:table-cell office:value-type="float" office:value="0.00943709">
                <text:p>0.00943709</text:p>
              </table:table-cell>
              <table:table-cell office:value-type="float" office:value="0.00632916">
                <text:p>0.006329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95897">
                <text:p>0.095897</text:p>
              </table:table-cell>
              <table:table-cell office:value-type="float" office:value="0.00132599">
                <text:p>0.00132599</text:p>
              </table:table-cell>
              <table:table-cell office:value-type="float" office:value="0.00942209">
                <text:p>0.00942209</text:p>
              </table:table-cell>
              <table:table-cell office:value-type="float" office:value="0.00634455">
                <text:p>0.006344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96261">
                <text:p>0.096261</text:p>
              </table:table-cell>
              <table:table-cell office:value-type="float" office:value="0.00124191">
                <text:p>0.00124191</text:p>
              </table:table-cell>
              <table:table-cell office:value-type="float" office:value="0.0094513">
                <text:p>0.0094513</text:p>
              </table:table-cell>
              <table:table-cell office:value-type="float" office:value="0.00638206">
                <text:p>0.006382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971283">
                <text:p>0.0971283</text:p>
              </table:table-cell>
              <table:table-cell office:value-type="float" office:value="0.00127073">
                <text:p>0.00127073</text:p>
              </table:table-cell>
              <table:table-cell office:value-type="float" office:value="0.0094663">
                <text:p>0.0094663</text:p>
              </table:table-cell>
              <table:table-cell office:value-type="float" office:value="0.00638916">
                <text:p>0.006389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966605">
                <text:p>0.0966605</text:p>
              </table:table-cell>
              <table:table-cell office:value-type="float" office:value="0.00133705">
                <text:p>0.00133705</text:p>
              </table:table-cell>
              <table:table-cell office:value-type="float" office:value="0.00950815">
                <text:p>0.00950815</text:p>
              </table:table-cell>
              <table:table-cell office:value-type="float" office:value="0.00637929">
                <text:p>0.006379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971978">
                <text:p>0.0971978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10184">
                <text:p>0.010184</text:p>
              </table:table-cell>
              <table:table-cell office:value-type="float" office:value="0.00638521">
                <text:p>0.006385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974299">
                <text:p>0.0974299</text:p>
              </table:table-cell>
              <table:table-cell office:value-type="float" office:value="0.00131849">
                <text:p>0.00131849</text:p>
              </table:table-cell>
              <table:table-cell office:value-type="float" office:value="0.0095717">
                <text:p>0.0095717</text:p>
              </table:table-cell>
              <table:table-cell office:value-type="float" office:value="0.00640219">
                <text:p>0.006402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978108">
                <text:p>0.0978108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0956933">
                <text:p>0.00956933</text:p>
              </table:table-cell>
              <table:table-cell office:value-type="float" office:value="0.00650562">
                <text:p>0.006505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99183">
                <text:p>0.099183</text:p>
              </table:table-cell>
              <table:table-cell office:value-type="float" office:value="0.00131139">
                <text:p>0.00131139</text:p>
              </table:table-cell>
              <table:table-cell office:value-type="float" office:value="0.00959736">
                <text:p>0.00959736</text:p>
              </table:table-cell>
              <table:table-cell office:value-type="float" office:value="0.00750593">
                <text:p>0.007505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97771">
                <text:p>0.097771</text:p>
              </table:table-cell>
              <table:table-cell office:value-type="float" office:value="0.00125809">
                <text:p>0.00125809</text:p>
              </table:table-cell>
              <table:table-cell office:value-type="float" office:value="0.00957723">
                <text:p>0.00957723</text:p>
              </table:table-cell>
              <table:table-cell office:value-type="float" office:value="0.00765081">
                <text:p>0.007650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97921">
                <text:p>0.097921</text:p>
              </table:table-cell>
              <table:table-cell office:value-type="float" office:value="0.00130033">
                <text:p>0.00130033</text:p>
              </table:table-cell>
              <table:table-cell office:value-type="float" office:value="0.011941">
                <text:p>0.011941</text:p>
              </table:table-cell>
              <table:table-cell office:value-type="float" office:value="0.00761094">
                <text:p>0.007610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977552">
                <text:p>0.0977552</text:p>
              </table:table-cell>
              <table:table-cell office:value-type="float" office:value="0.00124428">
                <text:p>0.00124428</text:p>
              </table:table-cell>
              <table:table-cell office:value-type="float" office:value="0.00975882">
                <text:p>0.00975882</text:p>
              </table:table-cell>
              <table:table-cell office:value-type="float" office:value="0.00776766">
                <text:p>0.007767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989118">
                <text:p>0.0989118</text:p>
              </table:table-cell>
              <table:table-cell office:value-type="float" office:value="0.00134731">
                <text:p>0.00134731</text:p>
              </table:table-cell>
              <table:table-cell office:value-type="float" office:value="0.00972961">
                <text:p>0.00972961</text:p>
              </table:table-cell>
              <table:table-cell office:value-type="float" office:value="0.00652654">
                <text:p>0.006526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989631">
                <text:p>0.0989631</text:p>
              </table:table-cell>
              <table:table-cell office:value-type="float" office:value="0.00124151">
                <text:p>0.00124151</text:p>
              </table:table-cell>
              <table:table-cell office:value-type="float" office:value="0.00984132">
                <text:p>0.00984132</text:p>
              </table:table-cell>
              <table:table-cell office:value-type="float" office:value="0.00654114">
                <text:p>0.006541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100109">
                <text:p>0.100109</text:p>
              </table:table-cell>
              <table:table-cell office:value-type="float" office:value="0.00128928">
                <text:p>0.00128928</text:p>
              </table:table-cell>
              <table:table-cell office:value-type="float" office:value="0.00957526">
                <text:p>0.00957526</text:p>
              </table:table-cell>
              <table:table-cell office:value-type="float" office:value="0.0064764">
                <text:p>0.00647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992533">
                <text:p>0.0992533</text:p>
              </table:table-cell>
              <table:table-cell office:value-type="float" office:value="0.00127744">
                <text:p>0.00127744</text:p>
              </table:table-cell>
              <table:table-cell office:value-type="float" office:value="0.00964987">
                <text:p>0.00964987</text:p>
              </table:table-cell>
              <table:table-cell office:value-type="float" office:value="0.00656443">
                <text:p>0.006564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997451">
                <text:p>0.0997451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00964118">
                <text:p>0.00964118</text:p>
              </table:table-cell>
              <table:table-cell office:value-type="float" office:value="0.00660825">
                <text:p>0.006608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996137">
                <text:p>0.0996137</text:p>
              </table:table-cell>
              <table:table-cell office:value-type="float" office:value="0.00154627">
                <text:p>0.00154627</text:p>
              </table:table-cell>
              <table:table-cell office:value-type="float" office:value="0.0106786">
                <text:p>0.0106786</text:p>
              </table:table-cell>
              <table:table-cell office:value-type="float" office:value="0.00655772">
                <text:p>0.006557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100111">
                <text:p>0.100111</text:p>
              </table:table-cell>
              <table:table-cell office:value-type="float" office:value="0.00145982">
                <text:p>0.00145982</text:p>
              </table:table-cell>
              <table:table-cell office:value-type="float" office:value="0.0146917">
                <text:p>0.0146917</text:p>
              </table:table-cell>
              <table:table-cell office:value-type="float" office:value="0.00655536">
                <text:p>0.006555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100351">
                <text:p>0.100351</text:p>
              </table:table-cell>
              <table:table-cell office:value-type="float" office:value="0.00138086">
                <text:p>0.00138086</text:p>
              </table:table-cell>
              <table:table-cell office:value-type="float" office:value="0.0150659">
                <text:p>0.0150659</text:p>
              </table:table-cell>
              <table:table-cell office:value-type="float" office:value="0.00658615">
                <text:p>0.006586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100293">
                <text:p>0.100293</text:p>
              </table:table-cell>
              <table:table-cell office:value-type="float" office:value="0.001401">
                <text:p>0.001401</text:p>
              </table:table-cell>
              <table:table-cell office:value-type="float" office:value="0.0122837">
                <text:p>0.0122837</text:p>
              </table:table-cell>
              <table:table-cell office:value-type="float" office:value="0.00654154">
                <text:p>0.006541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102154">
                <text:p>0.102154</text:p>
              </table:table-cell>
              <table:table-cell office:value-type="float" office:value="0.00136271">
                <text:p>0.00136271</text:p>
              </table:table-cell>
              <table:table-cell office:value-type="float" office:value="0.0103036">
                <text:p>0.0103036</text:p>
              </table:table-cell>
              <table:table-cell office:value-type="float" office:value="0.00654707">
                <text:p>0.006547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100469">
                <text:p>0.100469</text:p>
              </table:table-cell>
              <table:table-cell office:value-type="float" office:value="0.00134455">
                <text:p>0.00134455</text:p>
              </table:table-cell>
              <table:table-cell office:value-type="float" office:value="0.0100201">
                <text:p>0.0100201</text:p>
              </table:table-cell>
              <table:table-cell office:value-type="float" office:value="0.00658496">
                <text:p>0.006584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1004">
                <text:p>0.1004</text:p>
              </table:table-cell>
              <table:table-cell office:value-type="float" office:value="0.00138758">
                <text:p>0.00138758</text:p>
              </table:table-cell>
              <table:table-cell office:value-type="float" office:value="0.00985435">
                <text:p>0.00985435</text:p>
              </table:table-cell>
              <table:table-cell office:value-type="float" office:value="0.0065822">
                <text:p>0.00658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992963">
                <text:p>0.0992963</text:p>
              </table:table-cell>
              <table:table-cell office:value-type="float" office:value="0.00132994">
                <text:p>0.00132994</text:p>
              </table:table-cell>
              <table:table-cell office:value-type="float" office:value="0.00982237">
                <text:p>0.00982237</text:p>
              </table:table-cell>
              <table:table-cell office:value-type="float" office:value="0.0066501">
                <text:p>0.00665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101864">
                <text:p>0.101864</text:p>
              </table:table-cell>
              <table:table-cell office:value-type="float" office:value="0.0013931">
                <text:p>0.0013931</text:p>
              </table:table-cell>
              <table:table-cell office:value-type="float" office:value="0.00988909">
                <text:p>0.00988909</text:p>
              </table:table-cell>
              <table:table-cell office:value-type="float" office:value="0.00792754">
                <text:p>0.007927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101452">
                <text:p>0.101452</text:p>
              </table:table-cell>
              <table:table-cell office:value-type="float" office:value="0.00134257">
                <text:p>0.00134257</text:p>
              </table:table-cell>
              <table:table-cell office:value-type="float" office:value="0.00979672">
                <text:p>0.00979672</text:p>
              </table:table-cell>
              <table:table-cell office:value-type="float" office:value="0.00684116">
                <text:p>0.006841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101906">
                <text:p>0.101906</text:p>
              </table:table-cell>
              <table:table-cell office:value-type="float" office:value="0.001371">
                <text:p>0.001371</text:p>
              </table:table-cell>
              <table:table-cell office:value-type="float" office:value="0.0098204">
                <text:p>0.0098204</text:p>
              </table:table-cell>
              <table:table-cell office:value-type="float" office:value="0.00668997">
                <text:p>0.006689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101751">
                <text:p>0.101751</text:p>
              </table:table-cell>
              <table:table-cell office:value-type="float" office:value="0.00130389">
                <text:p>0.00130389</text:p>
              </table:table-cell>
              <table:table-cell office:value-type="float" office:value="0.00989738">
                <text:p>0.00989738</text:p>
              </table:table-cell>
              <table:table-cell office:value-type="float" office:value="0.00667891">
                <text:p>0.006678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102743">
                <text:p>0.102743</text:p>
              </table:table-cell>
              <table:table-cell office:value-type="float" office:value="0.00137534">
                <text:p>0.00137534</text:p>
              </table:table-cell>
              <table:table-cell office:value-type="float" office:value="0.00991396">
                <text:p>0.00991396</text:p>
              </table:table-cell>
              <table:table-cell office:value-type="float" office:value="0.00665957">
                <text:p>0.006659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101908">
                <text:p>0.101908</text:p>
              </table:table-cell>
              <table:table-cell office:value-type="float" office:value="0.0013031">
                <text:p>0.0013031</text:p>
              </table:table-cell>
              <table:table-cell office:value-type="float" office:value="0.00991672">
                <text:p>0.00991672</text:p>
              </table:table-cell>
              <table:table-cell office:value-type="float" office:value="0.00665483">
                <text:p>0.006654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102852">
                <text:p>0.102852</text:p>
              </table:table-cell>
              <table:table-cell office:value-type="float" office:value="0.00135363">
                <text:p>0.00135363</text:p>
              </table:table-cell>
              <table:table-cell office:value-type="float" office:value="0.0100205">
                <text:p>0.0100205</text:p>
              </table:table-cell>
              <table:table-cell office:value-type="float" office:value="0.00673181">
                <text:p>0.006731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102377">
                <text:p>0.102377</text:p>
              </table:table-cell>
              <table:table-cell office:value-type="float" office:value="0.00129283">
                <text:p>0.00129283</text:p>
              </table:table-cell>
              <table:table-cell office:value-type="float" office:value="0.0100284">
                <text:p>0.0100284</text:p>
              </table:table-cell>
              <table:table-cell office:value-type="float" office:value="0.00670655">
                <text:p>0.006706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103486">
                <text:p>0.103486</text:p>
              </table:table-cell>
              <table:table-cell office:value-type="float" office:value="0.0013406">
                <text:p>0.0013406</text:p>
              </table:table-cell>
              <table:table-cell office:value-type="float" office:value="0.00993883">
                <text:p>0.00993883</text:p>
              </table:table-cell>
              <table:table-cell office:value-type="float" office:value="0.00670536">
                <text:p>0.006705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103124">
                <text:p>0.103124</text:p>
              </table:table-cell>
              <table:table-cell office:value-type="float" office:value="0.0012881">
                <text:p>0.0012881</text:p>
              </table:table-cell>
              <table:table-cell office:value-type="float" office:value="0.0132323">
                <text:p>0.0132323</text:p>
              </table:table-cell>
              <table:table-cell office:value-type="float" office:value="0.00669549">
                <text:p>0.006695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104586">
                <text:p>0.104586</text:p>
              </table:table-cell>
              <table:table-cell office:value-type="float" office:value="0.00134297">
                <text:p>0.00134297</text:p>
              </table:table-cell>
              <table:table-cell office:value-type="float" office:value="0.0147801">
                <text:p>0.0147801</text:p>
              </table:table-cell>
              <table:table-cell office:value-type="float" office:value="0.00672076">
                <text:p>0.006720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109802">
                <text:p>0.109802</text:p>
              </table:table-cell>
              <table:table-cell office:value-type="float" office:value="0.00128217">
                <text:p>0.00128217</text:p>
              </table:table-cell>
              <table:table-cell office:value-type="float" office:value="0.0139247">
                <text:p>0.0139247</text:p>
              </table:table-cell>
              <table:table-cell office:value-type="float" office:value="0.00671405">
                <text:p>0.00671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1042">
                <text:p>0.1042</text:p>
              </table:table-cell>
              <table:table-cell office:value-type="float" office:value="0.00137257">
                <text:p>0.00137257</text:p>
              </table:table-cell>
              <table:table-cell office:value-type="float" office:value="0.0128328">
                <text:p>0.0128328</text:p>
              </table:table-cell>
              <table:table-cell office:value-type="float" office:value="0.00674563">
                <text:p>0.006745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103917">
                <text:p>0.103917</text:p>
              </table:table-cell>
              <table:table-cell office:value-type="float" office:value="0.00143021">
                <text:p>0.00143021</text:p>
              </table:table-cell>
              <table:table-cell office:value-type="float" office:value="0.0148737">
                <text:p>0.0148737</text:p>
              </table:table-cell>
              <table:table-cell office:value-type="float" office:value="0.0078699">
                <text:p>0.00786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104958">
                <text:p>0.104958</text:p>
              </table:table-cell>
              <table:table-cell office:value-type="float" office:value="0.00153443">
                <text:p>0.00153443</text:p>
              </table:table-cell>
              <table:table-cell office:value-type="float" office:value="0.0115119">
                <text:p>0.0115119</text:p>
              </table:table-cell>
              <table:table-cell office:value-type="float" office:value="0.0080732">
                <text:p>0.00807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104178">
                <text:p>0.104178</text:p>
              </table:table-cell>
              <table:table-cell office:value-type="float" office:value="0.00133389">
                <text:p>0.00133389</text:p>
              </table:table-cell>
              <table:table-cell office:value-type="float" office:value="0.011429">
                <text:p>0.011429</text:p>
              </table:table-cell>
              <table:table-cell office:value-type="float" office:value="0.00848809">
                <text:p>0.008488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105355">
                <text:p>0.105355</text:p>
              </table:table-cell>
              <table:table-cell office:value-type="float" office:value="0.00140139">
                <text:p>0.00140139</text:p>
              </table:table-cell>
              <table:table-cell office:value-type="float" office:value="0.0119035">
                <text:p>0.0119035</text:p>
              </table:table-cell>
              <table:table-cell office:value-type="float" office:value="0.008179">
                <text:p>0.0081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105451">
                <text:p>0.105451</text:p>
              </table:table-cell>
              <table:table-cell office:value-type="float" office:value="0.00129283">
                <text:p>0.00129283</text:p>
              </table:table-cell>
              <table:table-cell office:value-type="float" office:value="0.0108949">
                <text:p>0.0108949</text:p>
              </table:table-cell>
              <table:table-cell office:value-type="float" office:value="0.00782529">
                <text:p>0.007825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106858">
                <text:p>0.106858</text:p>
              </table:table-cell>
              <table:table-cell office:value-type="float" office:value="0.00126283">
                <text:p>0.00126283</text:p>
              </table:table-cell>
              <table:table-cell office:value-type="float" office:value="0.011118">
                <text:p>0.011118</text:p>
              </table:table-cell>
              <table:table-cell office:value-type="float" office:value="0.00685498">
                <text:p>0.006854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105695">
                <text:p>0.105695</text:p>
              </table:table-cell>
              <table:table-cell office:value-type="float" office:value="0.0013785">
                <text:p>0.0013785</text:p>
              </table:table-cell>
              <table:table-cell office:value-type="float" office:value="0.0106845">
                <text:p>0.0106845</text:p>
              </table:table-cell>
              <table:table-cell office:value-type="float" office:value="0.00690116">
                <text:p>0.006901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109391">
                <text:p>0.109391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107903">
                <text:p>0.0107903</text:p>
              </table:table-cell>
              <table:table-cell office:value-type="float" office:value="0.00691853">
                <text:p>0.006918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106757">
                <text:p>0.106757</text:p>
              </table:table-cell>
              <table:table-cell office:value-type="float" office:value="0.00130112">
                <text:p>0.00130112</text:p>
              </table:table-cell>
              <table:table-cell office:value-type="float" office:value="0.0111432">
                <text:p>0.0111432</text:p>
              </table:table-cell>
              <table:table-cell office:value-type="float" office:value="0.00694301">
                <text:p>0.006943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106513">
                <text:p>0.106513</text:p>
              </table:table-cell>
              <table:table-cell office:value-type="float" office:value="0.00124033">
                <text:p>0.00124033</text:p>
              </table:table-cell>
              <table:table-cell office:value-type="float" office:value="0.0115644">
                <text:p>0.0115644</text:p>
              </table:table-cell>
              <table:table-cell office:value-type="float" office:value="0.00694538">
                <text:p>0.006945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105905">
                <text:p>0.105905</text:p>
              </table:table-cell>
              <table:table-cell office:value-type="float" office:value="0.00130783">
                <text:p>0.00130783</text:p>
              </table:table-cell>
              <table:table-cell office:value-type="float" office:value="0.0116856">
                <text:p>0.0116856</text:p>
              </table:table-cell>
              <table:table-cell office:value-type="float" office:value="0.00690866">
                <text:p>0.006908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108226">
                <text:p>0.108226</text:p>
              </table:table-cell>
              <table:table-cell office:value-type="float" office:value="0.00126046">
                <text:p>0.00126046</text:p>
              </table:table-cell>
              <table:table-cell office:value-type="float" office:value="0.0116955">
                <text:p>0.0116955</text:p>
              </table:table-cell>
              <table:table-cell office:value-type="float" office:value="0.00719407">
                <text:p>0.007194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10624">
                <text:p>0.10624</text:p>
              </table:table-cell>
              <table:table-cell office:value-type="float" office:value="0.00135521">
                <text:p>0.00135521</text:p>
              </table:table-cell>
              <table:table-cell office:value-type="float" office:value="0.0116979">
                <text:p>0.0116979</text:p>
              </table:table-cell>
              <table:table-cell office:value-type="float" office:value="0.00706696">
                <text:p>0.007066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110652">
                <text:p>0.110652</text:p>
              </table:table-cell>
              <table:table-cell office:value-type="float" office:value="0.00126559">
                <text:p>0.00126559</text:p>
              </table:table-cell>
              <table:table-cell office:value-type="float" office:value="0.0116608">
                <text:p>0.0116608</text:p>
              </table:table-cell>
              <table:table-cell office:value-type="float" office:value="0.00694498">
                <text:p>0.006944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108104">
                <text:p>0.108104</text:p>
              </table:table-cell>
              <table:table-cell office:value-type="float" office:value="0.0013252">
                <text:p>0.0013252</text:p>
              </table:table-cell>
              <table:table-cell office:value-type="float" office:value="0.0117322">
                <text:p>0.0117322</text:p>
              </table:table-cell>
              <table:table-cell office:value-type="float" office:value="0.00696472">
                <text:p>0.006964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107811">
                <text:p>0.107811</text:p>
              </table:table-cell>
              <table:table-cell office:value-type="float" office:value="0.00127941">
                <text:p>0.00127941</text:p>
              </table:table-cell>
              <table:table-cell office:value-type="float" office:value="0.0120658">
                <text:p>0.0120658</text:p>
              </table:table-cell>
              <table:table-cell office:value-type="float" office:value="0.00694498">
                <text:p>0.006944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107155">
                <text:p>0.107155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129449">
                <text:p>0.0129449</text:p>
              </table:table-cell>
              <table:table-cell office:value-type="float" office:value="0.00697814">
                <text:p>0.006978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107484">
                <text:p>0.107484</text:p>
              </table:table-cell>
              <table:table-cell office:value-type="float" office:value="0.0012652">
                <text:p>0.0012652</text:p>
              </table:table-cell>
              <table:table-cell office:value-type="float" office:value="0.0129086">
                <text:p>0.0129086</text:p>
              </table:table-cell>
              <table:table-cell office:value-type="float" office:value="0.0069588">
                <text:p>0.00695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107664">
                <text:p>0.107664</text:p>
              </table:table-cell>
              <table:table-cell office:value-type="float" office:value="0.00134849">
                <text:p>0.00134849</text:p>
              </table:table-cell>
              <table:table-cell office:value-type="float" office:value="0.0135603">
                <text:p>0.0135603</text:p>
              </table:table-cell>
              <table:table-cell office:value-type="float" office:value="0.00695406">
                <text:p>0.006954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108954">
                <text:p>0.108954</text:p>
              </table:table-cell>
              <table:table-cell office:value-type="float" office:value="0.00126796">
                <text:p>0.00126796</text:p>
              </table:table-cell>
              <table:table-cell office:value-type="float" office:value="0.0111093">
                <text:p>0.0111093</text:p>
              </table:table-cell>
              <table:table-cell office:value-type="float" office:value="0.00697498">
                <text:p>0.006974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108543">
                <text:p>0.108543</text:p>
              </table:table-cell>
              <table:table-cell office:value-type="float" office:value="0.0013256">
                <text:p>0.0013256</text:p>
              </table:table-cell>
              <table:table-cell office:value-type="float" office:value="0.010919">
                <text:p>0.010919</text:p>
              </table:table-cell>
              <table:table-cell office:value-type="float" office:value="0.00702788">
                <text:p>0.007027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110038">
                <text:p>0.110038</text:p>
              </table:table-cell>
              <table:table-cell office:value-type="float" office:value="0.00125217">
                <text:p>0.00125217</text:p>
              </table:table-cell>
              <table:table-cell office:value-type="float" office:value="0.0110568">
                <text:p>0.0110568</text:p>
              </table:table-cell>
              <table:table-cell office:value-type="float" office:value="0.00730974">
                <text:p>0.007309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108947">
                <text:p>0.108947</text:p>
              </table:table-cell>
              <table:table-cell office:value-type="float" office:value="0.00131928">
                <text:p>0.00131928</text:p>
              </table:table-cell>
              <table:table-cell office:value-type="float" office:value="0.0110824">
                <text:p>0.0110824</text:p>
              </table:table-cell>
              <table:table-cell office:value-type="float" office:value="0.00838545">
                <text:p>0.008385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109779">
                <text:p>0.109779</text:p>
              </table:table-cell>
              <table:table-cell office:value-type="float" office:value="0.00125691">
                <text:p>0.00125691</text:p>
              </table:table-cell>
              <table:table-cell office:value-type="float" office:value="0.0116446">
                <text:p>0.0116446</text:p>
              </table:table-cell>
              <table:table-cell office:value-type="float" office:value="0.0070488">
                <text:p>0.00704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1102">
                <text:p>0.1102</text:p>
              </table:table-cell>
              <table:table-cell office:value-type="float" office:value="0.00125809">
                <text:p>0.00125809</text:p>
              </table:table-cell>
              <table:table-cell office:value-type="float" office:value="0.0115068">
                <text:p>0.0115068</text:p>
              </table:table-cell>
              <table:table-cell office:value-type="float" office:value="0.00704762">
                <text:p>0.007047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111966">
                <text:p>0.111966</text:p>
              </table:table-cell>
              <table:table-cell office:value-type="float" office:value="0.0013106">
                <text:p>0.0013106</text:p>
              </table:table-cell>
              <table:table-cell office:value-type="float" office:value="0.0109388">
                <text:p>0.0109388</text:p>
              </table:table-cell>
              <table:table-cell office:value-type="float" office:value="0.00703972">
                <text:p>0.007039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111472">
                <text:p>0.111472</text:p>
              </table:table-cell>
              <table:table-cell office:value-type="float" office:value="0.00124309">
                <text:p>0.00124309</text:p>
              </table:table-cell>
              <table:table-cell office:value-type="float" office:value="0.010606">
                <text:p>0.010606</text:p>
              </table:table-cell>
              <table:table-cell office:value-type="float" office:value="0.00706065">
                <text:p>0.007060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109704">
                <text:p>0.109704</text:p>
              </table:table-cell>
              <table:table-cell office:value-type="float" office:value="0.00134455">
                <text:p>0.00134455</text:p>
              </table:table-cell>
              <table:table-cell office:value-type="float" office:value="0.0109364">
                <text:p>0.0109364</text:p>
              </table:table-cell>
              <table:table-cell office:value-type="float" office:value="0.00705907">
                <text:p>0.00705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110595">
                <text:p>0.110595</text:p>
              </table:table-cell>
              <table:table-cell office:value-type="float" office:value="0.00124191">
                <text:p>0.00124191</text:p>
              </table:table-cell>
              <table:table-cell office:value-type="float" office:value="0.0118763">
                <text:p>0.0118763</text:p>
              </table:table-cell>
              <table:table-cell office:value-type="float" office:value="0.00820466">
                <text:p>0.008204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110178">
                <text:p>0.110178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118005">
                <text:p>0.0118005</text:p>
              </table:table-cell>
              <table:table-cell office:value-type="float" office:value="0.00900601">
                <text:p>0.009006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111113">
                <text:p>0.111113</text:p>
              </table:table-cell>
              <table:table-cell office:value-type="float" office:value="0.00124507">
                <text:p>0.00124507</text:p>
              </table:table-cell>
              <table:table-cell office:value-type="float" office:value="0.0114322">
                <text:p>0.0114322</text:p>
              </table:table-cell>
              <table:table-cell office:value-type="float" office:value="0.00912878">
                <text:p>0.009128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110409">
                <text:p>0.110409</text:p>
              </table:table-cell>
              <table:table-cell office:value-type="float" office:value="0.0013781">
                <text:p>0.0013781</text:p>
              </table:table-cell>
              <table:table-cell office:value-type="float" office:value="0.0115597">
                <text:p>0.0115597</text:p>
              </table:table-cell>
              <table:table-cell office:value-type="float" office:value="0.00955433">
                <text:p>0.009554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112318">
                <text:p>0.112318</text:p>
              </table:table-cell>
              <table:table-cell office:value-type="float" office:value="0.00125099">
                <text:p>0.00125099</text:p>
              </table:table-cell>
              <table:table-cell office:value-type="float" office:value="0.0115104">
                <text:p>0.0115104</text:p>
              </table:table-cell>
              <table:table-cell office:value-type="float" office:value="0.00876205">
                <text:p>0.008762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111684">
                <text:p>0.111684</text:p>
              </table:table-cell>
              <table:table-cell office:value-type="float" office:value="0.00134139">
                <text:p>0.00134139</text:p>
              </table:table-cell>
              <table:table-cell office:value-type="float" office:value="0.0115668">
                <text:p>0.0115668</text:p>
              </table:table-cell>
              <table:table-cell office:value-type="float" office:value="0.0074629">
                <text:p>0.00746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11273">
                <text:p>0.11273</text:p>
              </table:table-cell>
              <table:table-cell office:value-type="float" office:value="0.00124309">
                <text:p>0.00124309</text:p>
              </table:table-cell>
              <table:table-cell office:value-type="float" office:value="0.0125774">
                <text:p>0.0125774</text:p>
              </table:table-cell>
              <table:table-cell office:value-type="float" office:value="0.00719842">
                <text:p>0.00719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111996">
                <text:p>0.111996</text:p>
              </table:table-cell>
              <table:table-cell office:value-type="float" office:value="0.00132836">
                <text:p>0.00132836</text:p>
              </table:table-cell>
              <table:table-cell office:value-type="float" office:value="0.0183349">
                <text:p>0.0183349</text:p>
              </table:table-cell>
              <table:table-cell office:value-type="float" office:value="0.00723434">
                <text:p>0.007234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112734">
                <text:p>0.112734</text:p>
              </table:table-cell>
              <table:table-cell office:value-type="float" office:value="0.00125494">
                <text:p>0.00125494</text:p>
              </table:table-cell>
              <table:table-cell office:value-type="float" office:value="0.0159767">
                <text:p>0.0159767</text:p>
              </table:table-cell>
              <table:table-cell office:value-type="float" office:value="0.00729079">
                <text:p>0.007290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112548">
                <text:p>0.112548</text:p>
              </table:table-cell>
              <table:table-cell office:value-type="float" office:value="0.00130112">
                <text:p>0.00130112</text:p>
              </table:table-cell>
              <table:table-cell office:value-type="float" office:value="0.0156597">
                <text:p>0.0156597</text:p>
              </table:table-cell>
              <table:table-cell office:value-type="float" office:value="0.0075087">
                <text:p>0.00750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113728">
                <text:p>0.113728</text:p>
              </table:table-cell>
              <table:table-cell office:value-type="float" office:value="0.00125375">
                <text:p>0.00125375</text:p>
              </table:table-cell>
              <table:table-cell office:value-type="float" office:value="0.0155045">
                <text:p>0.0155045</text:p>
              </table:table-cell>
              <table:table-cell office:value-type="float" office:value="0.00800688">
                <text:p>0.008006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113633">
                <text:p>0.113633</text:p>
              </table:table-cell>
              <table:table-cell office:value-type="float" office:value="0.00133626">
                <text:p>0.00133626</text:p>
              </table:table-cell>
              <table:table-cell office:value-type="float" office:value="0.0138347">
                <text:p>0.0138347</text:p>
              </table:table-cell>
              <table:table-cell office:value-type="float" office:value="0.00723908">
                <text:p>0.007239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113721">
                <text:p>0.113721</text:p>
              </table:table-cell>
              <table:table-cell office:value-type="float" office:value="0.00125888">
                <text:p>0.00125888</text:p>
              </table:table-cell>
              <table:table-cell office:value-type="float" office:value="0.0117579">
                <text:p>0.0117579</text:p>
              </table:table-cell>
              <table:table-cell office:value-type="float" office:value="0.00725052">
                <text:p>0.007250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113826">
                <text:p>0.113826</text:p>
              </table:table-cell>
              <table:table-cell office:value-type="float" office:value="0.00132007">
                <text:p>0.00132007</text:p>
              </table:table-cell>
              <table:table-cell office:value-type="float" office:value="0.0129931">
                <text:p>0.0129931</text:p>
              </table:table-cell>
              <table:table-cell office:value-type="float" office:value="0.0072375">
                <text:p>0.00723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113424">
                <text:p>0.113424</text:p>
              </table:table-cell>
              <table:table-cell office:value-type="float" office:value="0.00125178">
                <text:p>0.00125178</text:p>
              </table:table-cell>
              <table:table-cell office:value-type="float" office:value="0.0116537">
                <text:p>0.0116537</text:p>
              </table:table-cell>
              <table:table-cell office:value-type="float" office:value="0.00733935">
                <text:p>0.007339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114087">
                <text:p>0.114087</text:p>
              </table:table-cell>
              <table:table-cell office:value-type="float" office:value="0.0012652">
                <text:p>0.0012652</text:p>
              </table:table-cell>
              <table:table-cell office:value-type="float" office:value="0.0109135">
                <text:p>0.0109135</text:p>
              </table:table-cell>
              <table:table-cell office:value-type="float" office:value="0.00726908">
                <text:p>0.007269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113319">
                <text:p>0.113319</text:p>
              </table:table-cell>
              <table:table-cell office:value-type="float" office:value="0.00134849">
                <text:p>0.00134849</text:p>
              </table:table-cell>
              <table:table-cell office:value-type="float" office:value="0.0108128">
                <text:p>0.0108128</text:p>
              </table:table-cell>
              <table:table-cell office:value-type="float" office:value="0.00726">
                <text:p>0.007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116053">
                <text:p>0.116053</text:p>
              </table:table-cell>
              <table:table-cell office:value-type="float" office:value="0.00125809">
                <text:p>0.00125809</text:p>
              </table:table-cell>
              <table:table-cell office:value-type="float" office:value="0.0106395">
                <text:p>0.0106395</text:p>
              </table:table-cell>
              <table:table-cell office:value-type="float" office:value="0.00726908">
                <text:p>0.007269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114498">
                <text:p>0.114498</text:p>
              </table:table-cell>
              <table:table-cell office:value-type="float" office:value="0.00137021">
                <text:p>0.00137021</text:p>
              </table:table-cell>
              <table:table-cell office:value-type="float" office:value="0.0107086">
                <text:p>0.0107086</text:p>
              </table:table-cell>
              <table:table-cell office:value-type="float" office:value="0.00735237">
                <text:p>0.007352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115959">
                <text:p>0.115959</text:p>
              </table:table-cell>
              <table:table-cell office:value-type="float" office:value="0.0012502">
                <text:p>0.0012502</text:p>
              </table:table-cell>
              <table:table-cell office:value-type="float" office:value="0.0107726">
                <text:p>0.0107726</text:p>
              </table:table-cell>
              <table:table-cell office:value-type="float" office:value="0.00733145">
                <text:p>0.007331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115628">
                <text:p>0.115628</text:p>
              </table:table-cell>
              <table:table-cell office:value-type="float" office:value="0.00153679">
                <text:p>0.00153679</text:p>
              </table:table-cell>
              <table:table-cell office:value-type="float" office:value="0.0107394">
                <text:p>0.0107394</text:p>
              </table:table-cell>
              <table:table-cell office:value-type="float" office:value="0.00740527">
                <text:p>0.007405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116951">
                <text:p>0.116951</text:p>
              </table:table-cell>
              <table:table-cell office:value-type="float" office:value="0.0016793">
                <text:p>0.0016793</text:p>
              </table:table-cell>
              <table:table-cell office:value-type="float" office:value="0.0107295">
                <text:p>0.0107295</text:p>
              </table:table-cell>
              <table:table-cell office:value-type="float" office:value="0.00744711">
                <text:p>0.007447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116044">
                <text:p>0.116044</text:p>
              </table:table-cell>
              <table:table-cell office:value-type="float" office:value="0.00157272">
                <text:p>0.00157272</text:p>
              </table:table-cell>
              <table:table-cell office:value-type="float" office:value="0.0106711">
                <text:p>0.0106711</text:p>
              </table:table-cell>
              <table:table-cell office:value-type="float" office:value="0.00737487">
                <text:p>0.007374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116783">
                <text:p>0.116783</text:p>
              </table:table-cell>
              <table:table-cell office:value-type="float" office:value="0.00147324">
                <text:p>0.00147324</text:p>
              </table:table-cell>
              <table:table-cell office:value-type="float" office:value="0.0146968">
                <text:p>0.0146968</text:p>
              </table:table-cell>
              <table:table-cell office:value-type="float" office:value="0.00738119">
                <text:p>0.007381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116228">
                <text:p>0.116228</text:p>
              </table:table-cell>
              <table:table-cell office:value-type="float" office:value="0.00143771">
                <text:p>0.00143771</text:p>
              </table:table-cell>
              <table:table-cell office:value-type="float" office:value="0.0164914">
                <text:p>0.0164914</text:p>
              </table:table-cell>
              <table:table-cell office:value-type="float" office:value="0.00740251">
                <text:p>0.007402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115897">
                <text:p>0.115897</text:p>
              </table:table-cell>
              <table:table-cell office:value-type="float" office:value="0.00134494">
                <text:p>0.00134494</text:p>
              </table:table-cell>
              <table:table-cell office:value-type="float" office:value="0.0157177">
                <text:p>0.0157177</text:p>
              </table:table-cell>
              <table:table-cell office:value-type="float" office:value="0.00748935">
                <text:p>0.007489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116246">
                <text:p>0.116246</text:p>
              </table:table-cell>
              <table:table-cell office:value-type="float" office:value="0.0013856">
                <text:p>0.0013856</text:p>
              </table:table-cell>
              <table:table-cell office:value-type="float" office:value="0.0128478">
                <text:p>0.0128478</text:p>
              </table:table-cell>
              <table:table-cell office:value-type="float" office:value="0.0082236">
                <text:p>0.00822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116076">
                <text:p>0.116076</text:p>
              </table:table-cell>
              <table:table-cell office:value-type="float" office:value="0.00135086">
                <text:p>0.00135086</text:p>
              </table:table-cell>
              <table:table-cell office:value-type="float" office:value="0.0114381">
                <text:p>0.0114381</text:p>
              </table:table-cell>
              <table:table-cell office:value-type="float" office:value="0.00832466">
                <text:p>0.008324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117083">
                <text:p>0.117083</text:p>
              </table:table-cell>
              <table:table-cell office:value-type="float" office:value="0.00140218">
                <text:p>0.00140218</text:p>
              </table:table-cell>
              <table:table-cell office:value-type="float" office:value="0.0109522">
                <text:p>0.0109522</text:p>
              </table:table-cell>
              <table:table-cell office:value-type="float" office:value="0.00769186">
                <text:p>0.007691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116346">
                <text:p>0.116346</text:p>
              </table:table-cell>
              <table:table-cell office:value-type="float" office:value="0.00131139">
                <text:p>0.00131139</text:p>
              </table:table-cell>
              <table:table-cell office:value-type="float" office:value="0.0127373">
                <text:p>0.0127373</text:p>
              </table:table-cell>
              <table:table-cell office:value-type="float" office:value="0.00938932">
                <text:p>0.009389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117861">
                <text:p>0.117861</text:p>
              </table:table-cell>
              <table:table-cell office:value-type="float" office:value="0.00140139">
                <text:p>0.00140139</text:p>
              </table:table-cell>
              <table:table-cell office:value-type="float" office:value="0.0162265">
                <text:p>0.0162265</text:p>
              </table:table-cell>
              <table:table-cell office:value-type="float" office:value="0.00989777">
                <text:p>0.009897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116871">
                <text:p>0.116871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166505">
                <text:p>0.0166505</text:p>
              </table:table-cell>
              <table:table-cell office:value-type="float" office:value="0.00951841">
                <text:p>0.009518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118922">
                <text:p>0.118922</text:p>
              </table:table-cell>
              <table:table-cell office:value-type="float" office:value="0.00141679">
                <text:p>0.00141679</text:p>
              </table:table-cell>
              <table:table-cell office:value-type="float" office:value="0.0152756">
                <text:p>0.0152756</text:p>
              </table:table-cell>
              <table:table-cell office:value-type="float" office:value="0.00858481">
                <text:p>0.008584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119363">
                <text:p>0.119363</text:p>
              </table:table-cell>
              <table:table-cell office:value-type="float" office:value="0.00153798">
                <text:p>0.00153798</text:p>
              </table:table-cell>
              <table:table-cell office:value-type="float" office:value="0.0129121">
                <text:p>0.0129121</text:p>
              </table:table-cell>
              <table:table-cell office:value-type="float" office:value="0.00779766">
                <text:p>0.007797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118957">
                <text:p>0.118957</text:p>
              </table:table-cell>
              <table:table-cell office:value-type="float" office:value="0.00165641">
                <text:p>0.00165641</text:p>
              </table:table-cell>
              <table:table-cell office:value-type="float" office:value="0.012037">
                <text:p>0.012037</text:p>
              </table:table-cell>
              <table:table-cell office:value-type="float" office:value="0.00778897">
                <text:p>0.007788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119288">
                <text:p>0.119288</text:p>
              </table:table-cell>
              <table:table-cell office:value-type="float" office:value="0.00151429">
                <text:p>0.00151429</text:p>
              </table:table-cell>
              <table:table-cell office:value-type="float" office:value="0.011988">
                <text:p>0.011988</text:p>
              </table:table-cell>
              <table:table-cell office:value-type="float" office:value="0.00756396">
                <text:p>0.0075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119174">
                <text:p>0.119174</text:p>
              </table:table-cell>
              <table:table-cell office:value-type="float" office:value="0.00146811">
                <text:p>0.00146811</text:p>
              </table:table-cell>
              <table:table-cell office:value-type="float" office:value="0.0132943">
                <text:p>0.0132943</text:p>
              </table:table-cell>
              <table:table-cell office:value-type="float" office:value="0.00756357">
                <text:p>0.007563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119126">
                <text:p>0.119126</text:p>
              </table:table-cell>
              <table:table-cell office:value-type="float" office:value="0.00149298">
                <text:p>0.00149298</text:p>
              </table:table-cell>
              <table:table-cell office:value-type="float" office:value="0.0113706">
                <text:p>0.0113706</text:p>
              </table:table-cell>
              <table:table-cell office:value-type="float" office:value="0.00760383">
                <text:p>0.007603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119532">
                <text:p>0.119532</text:p>
              </table:table-cell>
              <table:table-cell office:value-type="float" office:value="0.00148548">
                <text:p>0.00148548</text:p>
              </table:table-cell>
              <table:table-cell office:value-type="float" office:value="0.0152211">
                <text:p>0.0152211</text:p>
              </table:table-cell>
              <table:table-cell office:value-type="float" office:value="0.00762397">
                <text:p>0.007623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120053">
                <text:p>0.120053</text:p>
              </table:table-cell>
              <table:table-cell office:value-type="float" office:value="0.00147126">
                <text:p>0.00147126</text:p>
              </table:table-cell>
              <table:table-cell office:value-type="float" office:value="0.016761">
                <text:p>0.016761</text:p>
              </table:table-cell>
              <table:table-cell office:value-type="float" office:value="0.00769265">
                <text:p>0.007692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120553">
                <text:p>0.120553</text:p>
              </table:table-cell>
              <table:table-cell office:value-type="float" office:value="0.00134573">
                <text:p>0.00134573</text:p>
              </table:table-cell>
              <table:table-cell office:value-type="float" office:value="0.015171">
                <text:p>0.015171</text:p>
              </table:table-cell>
              <table:table-cell office:value-type="float" office:value="0.00762476">
                <text:p>0.007624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119569">
                <text:p>0.119569</text:p>
              </table:table-cell>
              <table:table-cell office:value-type="float" office:value="0.00137297">
                <text:p>0.00137297</text:p>
              </table:table-cell>
              <table:table-cell office:value-type="float" office:value="0.012108">
                <text:p>0.012108</text:p>
              </table:table-cell>
              <table:table-cell office:value-type="float" office:value="0.00762239">
                <text:p>0.007622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120089">
                <text:p>0.120089</text:p>
              </table:table-cell>
              <table:table-cell office:value-type="float" office:value="0.00129797">
                <text:p>0.00129797</text:p>
              </table:table-cell>
              <table:table-cell office:value-type="float" office:value="0.0116316">
                <text:p>0.0116316</text:p>
              </table:table-cell>
              <table:table-cell office:value-type="float" office:value="0.00769858">
                <text:p>0.007698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119396">
                <text:p>0.119396</text:p>
              </table:table-cell>
              <table:table-cell office:value-type="float" office:value="0.00135876">
                <text:p>0.00135876</text:p>
              </table:table-cell>
              <table:table-cell office:value-type="float" office:value="0.0112573">
                <text:p>0.0112573</text:p>
              </table:table-cell>
              <table:table-cell office:value-type="float" office:value="0.00761133">
                <text:p>0.007611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122194">
                <text:p>0.122194</text:p>
              </table:table-cell>
              <table:table-cell office:value-type="float" office:value="0.00128889">
                <text:p>0.00128889</text:p>
              </table:table-cell>
              <table:table-cell office:value-type="float" office:value="0.0112167">
                <text:p>0.0112167</text:p>
              </table:table-cell>
              <table:table-cell office:value-type="float" office:value="0.00763581">
                <text:p>0.007635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121029">
                <text:p>0.121029</text:p>
              </table:table-cell>
              <table:table-cell office:value-type="float" office:value="0.00136823">
                <text:p>0.00136823</text:p>
              </table:table-cell>
              <table:table-cell office:value-type="float" office:value="0.0111294">
                <text:p>0.0111294</text:p>
              </table:table-cell>
              <table:table-cell office:value-type="float" office:value="0.00766739">
                <text:p>0.007667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120877">
                <text:p>0.120877</text:p>
              </table:table-cell>
              <table:table-cell office:value-type="float" office:value="0.00128415">
                <text:p>0.00128415</text:p>
              </table:table-cell>
              <table:table-cell office:value-type="float" office:value="0.0111602">
                <text:p>0.0111602</text:p>
              </table:table-cell>
              <table:table-cell office:value-type="float" office:value="0.0077345">
                <text:p>0.0077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121134">
                <text:p>0.121134</text:p>
              </table:table-cell>
              <table:table-cell office:value-type="float" office:value="0.00135284">
                <text:p>0.00135284</text:p>
              </table:table-cell>
              <table:table-cell office:value-type="float" office:value="0.011238">
                <text:p>0.011238</text:p>
              </table:table-cell>
              <table:table-cell office:value-type="float" office:value="0.00764647">
                <text:p>0.007646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120674">
                <text:p>0.120674</text:p>
              </table:table-cell>
              <table:table-cell office:value-type="float" office:value="0.00126875">
                <text:p>0.00126875</text:p>
              </table:table-cell>
              <table:table-cell office:value-type="float" office:value="0.0112242">
                <text:p>0.0112242</text:p>
              </table:table-cell>
              <table:table-cell office:value-type="float" office:value="0.0076441">
                <text:p>0.00764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122856">
                <text:p>0.122856</text:p>
              </table:table-cell>
              <table:table-cell office:value-type="float" office:value="0.00135639">
                <text:p>0.00135639</text:p>
              </table:table-cell>
              <table:table-cell office:value-type="float" office:value="0.0110623">
                <text:p>0.0110623</text:p>
              </table:table-cell>
              <table:table-cell office:value-type="float" office:value="0.00764015">
                <text:p>0.007640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122122">
                <text:p>0.122122</text:p>
              </table:table-cell>
              <table:table-cell office:value-type="float" office:value="0.00129639">
                <text:p>0.00129639</text:p>
              </table:table-cell>
              <table:table-cell office:value-type="float" office:value="0.0114231">
                <text:p>0.0114231</text:p>
              </table:table-cell>
              <table:table-cell office:value-type="float" office:value="0.0077645">
                <text:p>0.00776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122711">
                <text:p>0.122711</text:p>
              </table:table-cell>
              <table:table-cell office:value-type="float" office:value="0.00139863">
                <text:p>0.00139863</text:p>
              </table:table-cell>
              <table:table-cell office:value-type="float" office:value="0.0114859">
                <text:p>0.0114859</text:p>
              </table:table-cell>
              <table:table-cell office:value-type="float" office:value="0.00769305">
                <text:p>0.007693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123349">
                <text:p>0.123349</text:p>
              </table:table-cell>
              <table:table-cell office:value-type="float" office:value="0.00128257">
                <text:p>0.00128257</text:p>
              </table:table-cell>
              <table:table-cell office:value-type="float" office:value="0.0123141">
                <text:p>0.0123141</text:p>
              </table:table-cell>
              <table:table-cell office:value-type="float" office:value="0.00777437">
                <text:p>0.007774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122493">
                <text:p>0.122493</text:p>
              </table:table-cell>
              <table:table-cell office:value-type="float" office:value="0.00138481">
                <text:p>0.00138481</text:p>
              </table:table-cell>
              <table:table-cell office:value-type="float" office:value="0.0125004">
                <text:p>0.0125004</text:p>
              </table:table-cell>
              <table:table-cell office:value-type="float" office:value="0.00796977">
                <text:p>0.007969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122826">
                <text:p>0.122826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115368">
                <text:p>0.0115368</text:p>
              </table:table-cell>
              <table:table-cell office:value-type="float" office:value="0.00779332">
                <text:p>0.007793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122262">
                <text:p>0.122262</text:p>
              </table:table-cell>
              <table:table-cell office:value-type="float" office:value="0.00127862">
                <text:p>0.00127862</text:p>
              </table:table-cell>
              <table:table-cell office:value-type="float" office:value="0.0118506">
                <text:p>0.0118506</text:p>
              </table:table-cell>
              <table:table-cell office:value-type="float" office:value="0.00778147">
                <text:p>0.007781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123399">
                <text:p>0.123399</text:p>
              </table:table-cell>
              <table:table-cell office:value-type="float" office:value="0.00135521">
                <text:p>0.00135521</text:p>
              </table:table-cell>
              <table:table-cell office:value-type="float" office:value="0.0168396">
                <text:p>0.0168396</text:p>
              </table:table-cell>
              <table:table-cell office:value-type="float" office:value="0.00990685">
                <text:p>0.009906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123588">
                <text:p>0.123588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173007">
                <text:p>0.0173007</text:p>
              </table:table-cell>
              <table:table-cell office:value-type="float" office:value="0.010094">
                <text:p>0.0100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125182">
                <text:p>0.125182</text:p>
              </table:table-cell>
              <table:table-cell office:value-type="float" office:value="0.0013256">
                <text:p>0.0013256</text:p>
              </table:table-cell>
              <table:table-cell office:value-type="float" office:value="0.0151031">
                <text:p>0.0151031</text:p>
              </table:table-cell>
              <table:table-cell office:value-type="float" office:value="0.00991988">
                <text:p>0.009919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123851">
                <text:p>0.123851</text:p>
              </table:table-cell>
              <table:table-cell office:value-type="float" office:value="0.00127388">
                <text:p>0.00127388</text:p>
              </table:table-cell>
              <table:table-cell office:value-type="float" office:value="0.0121029">
                <text:p>0.0121029</text:p>
              </table:table-cell>
              <table:table-cell office:value-type="float" office:value="0.0096021">
                <text:p>0.00960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123194">
                <text:p>0.123194</text:p>
              </table:table-cell>
              <table:table-cell office:value-type="float" office:value="0.00133823">
                <text:p>0.00133823</text:p>
              </table:table-cell>
              <table:table-cell office:value-type="float" office:value="0.0113726">
                <text:p>0.0113726</text:p>
              </table:table-cell>
              <table:table-cell office:value-type="float" office:value="0.00857257">
                <text:p>0.00857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126894">
                <text:p>0.126894</text:p>
              </table:table-cell>
              <table:table-cell office:value-type="float" office:value="0.00126954">
                <text:p>0.00126954</text:p>
              </table:table-cell>
              <table:table-cell office:value-type="float" office:value="0.0113256">
                <text:p>0.0113256</text:p>
              </table:table-cell>
              <table:table-cell office:value-type="float" office:value="0.00793582">
                <text:p>0.007935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124392">
                <text:p>0.124392</text:p>
              </table:table-cell>
              <table:table-cell office:value-type="float" office:value="0.00136271">
                <text:p>0.00136271</text:p>
              </table:table-cell>
              <table:table-cell office:value-type="float" office:value="0.0123962">
                <text:p>0.0123962</text:p>
              </table:table-cell>
              <table:table-cell office:value-type="float" office:value="0.00789043">
                <text:p>0.007890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126246">
                <text:p>0.126246</text:p>
              </table:table-cell>
              <table:table-cell office:value-type="float" office:value="0.00131494">
                <text:p>0.00131494</text:p>
              </table:table-cell>
              <table:table-cell office:value-type="float" office:value="0.0121546">
                <text:p>0.0121546</text:p>
              </table:table-cell>
              <table:table-cell office:value-type="float" office:value="0.00803096">
                <text:p>0.008030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125788">
                <text:p>0.125788</text:p>
              </table:table-cell>
              <table:table-cell office:value-type="float" office:value="0.00138086">
                <text:p>0.00138086</text:p>
              </table:table-cell>
              <table:table-cell office:value-type="float" office:value="0.0114543">
                <text:p>0.0114543</text:p>
              </table:table-cell>
              <table:table-cell office:value-type="float" office:value="0.00784424">
                <text:p>0.007844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124267">
                <text:p>0.124267</text:p>
              </table:table-cell>
              <table:table-cell office:value-type="float" office:value="0.00129915">
                <text:p>0.00129915</text:p>
              </table:table-cell>
              <table:table-cell office:value-type="float" office:value="0.0113789">
                <text:p>0.0113789</text:p>
              </table:table-cell>
              <table:table-cell office:value-type="float" office:value="0.00784503">
                <text:p>0.007845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125481">
                <text:p>0.125481</text:p>
              </table:table-cell>
              <table:table-cell office:value-type="float" office:value="0.001371">
                <text:p>0.001371</text:p>
              </table:table-cell>
              <table:table-cell office:value-type="float" office:value="0.0119699">
                <text:p>0.0119699</text:p>
              </table:table-cell>
              <table:table-cell office:value-type="float" office:value="0.00783042">
                <text:p>0.007830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124584">
                <text:p>0.124584</text:p>
              </table:table-cell>
              <table:table-cell office:value-type="float" office:value="0.0012952">
                <text:p>0.0012952</text:p>
              </table:table-cell>
              <table:table-cell office:value-type="float" office:value="0.0139606">
                <text:p>0.0139606</text:p>
              </table:table-cell>
              <table:table-cell office:value-type="float" office:value="0.00794214">
                <text:p>0.007942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127284">
                <text:p>0.127284</text:p>
              </table:table-cell>
              <table:table-cell office:value-type="float" office:value="0.00139665">
                <text:p>0.00139665</text:p>
              </table:table-cell>
              <table:table-cell office:value-type="float" office:value="0.0120595">
                <text:p>0.0120595</text:p>
              </table:table-cell>
              <table:table-cell office:value-type="float" office:value="0.00791253">
                <text:p>0.007912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127159">
                <text:p>0.127159</text:p>
              </table:table-cell>
              <table:table-cell office:value-type="float" office:value="0.00128296">
                <text:p>0.00128296</text:p>
              </table:table-cell>
              <table:table-cell office:value-type="float" office:value="0.0117942">
                <text:p>0.0117942</text:p>
              </table:table-cell>
              <table:table-cell office:value-type="float" office:value="0.00787819">
                <text:p>0.007878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124929">
                <text:p>0.124929</text:p>
              </table:table-cell>
              <table:table-cell office:value-type="float" office:value="0.00133547">
                <text:p>0.00133547</text:p>
              </table:table-cell>
              <table:table-cell office:value-type="float" office:value="0.0115455">
                <text:p>0.0115455</text:p>
              </table:table-cell>
              <table:table-cell office:value-type="float" office:value="0.00793385">
                <text:p>0.007933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12636">
                <text:p>0.12636</text:p>
              </table:table-cell>
              <table:table-cell office:value-type="float" office:value="0.00126599">
                <text:p>0.00126599</text:p>
              </table:table-cell>
              <table:table-cell office:value-type="float" office:value="0.0115858">
                <text:p>0.0115858</text:p>
              </table:table-cell>
              <table:table-cell office:value-type="float" office:value="0.00798635">
                <text:p>0.007986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125889">
                <text:p>0.125889</text:p>
              </table:table-cell>
              <table:table-cell office:value-type="float" office:value="0.00136073">
                <text:p>0.00136073</text:p>
              </table:table-cell>
              <table:table-cell office:value-type="float" office:value="0.0172115">
                <text:p>0.0172115</text:p>
              </table:table-cell>
              <table:table-cell office:value-type="float" office:value="0.00788766">
                <text:p>0.007887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129187">
                <text:p>0.129187</text:p>
              </table:table-cell>
              <table:table-cell office:value-type="float" office:value="0.0012806">
                <text:p>0.0012806</text:p>
              </table:table-cell>
              <table:table-cell office:value-type="float" office:value="0.0171554">
                <text:p>0.0171554</text:p>
              </table:table-cell>
              <table:table-cell office:value-type="float" office:value="0.00805346">
                <text:p>0.008053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127428">
                <text:p>0.127428</text:p>
              </table:table-cell>
              <table:table-cell office:value-type="float" office:value="0.00126757">
                <text:p>0.00126757</text:p>
              </table:table-cell>
              <table:table-cell office:value-type="float" office:value="0.0137952">
                <text:p>0.0137952</text:p>
              </table:table-cell>
              <table:table-cell office:value-type="float" office:value="0.00798635">
                <text:p>0.007986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127067">
                <text:p>0.127067</text:p>
              </table:table-cell>
              <table:table-cell office:value-type="float" office:value="0.00131573">
                <text:p>0.00131573</text:p>
              </table:table-cell>
              <table:table-cell office:value-type="float" office:value="0.0127416">
                <text:p>0.0127416</text:p>
              </table:table-cell>
              <table:table-cell office:value-type="float" office:value="0.00794293">
                <text:p>0.007942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12917">
                <text:p>0.12917</text:p>
              </table:table-cell>
              <table:table-cell office:value-type="float" office:value="0.00129007">
                <text:p>0.00129007</text:p>
              </table:table-cell>
              <table:table-cell office:value-type="float" office:value="0.0118017">
                <text:p>0.0118017</text:p>
              </table:table-cell>
              <table:table-cell office:value-type="float" office:value="0.0081332">
                <text:p>0.00813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126902">
                <text:p>0.126902</text:p>
              </table:table-cell>
              <table:table-cell office:value-type="float" office:value="0.0013402">
                <text:p>0.0013402</text:p>
              </table:table-cell>
              <table:table-cell office:value-type="float" office:value="0.0117425">
                <text:p>0.0117425</text:p>
              </table:table-cell>
              <table:table-cell office:value-type="float" office:value="0.00832111">
                <text:p>0.008321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128466">
                <text:p>0.128466</text:p>
              </table:table-cell>
              <table:table-cell office:value-type="float" office:value="0.00127665">
                <text:p>0.00127665</text:p>
              </table:table-cell>
              <table:table-cell office:value-type="float" office:value="0.0121834">
                <text:p>0.0121834</text:p>
              </table:table-cell>
              <table:table-cell office:value-type="float" office:value="0.00809807">
                <text:p>0.008098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12814">
                <text:p>0.12814</text:p>
              </table:table-cell>
              <table:table-cell office:value-type="float" office:value="0.00135915">
                <text:p>0.00135915</text:p>
              </table:table-cell>
              <table:table-cell office:value-type="float" office:value="0.0116848">
                <text:p>0.0116848</text:p>
              </table:table-cell>
              <table:table-cell office:value-type="float" office:value="0.00806175">
                <text:p>0.008061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127884">
                <text:p>0.127884</text:p>
              </table:table-cell>
              <table:table-cell office:value-type="float" office:value="0.00126007">
                <text:p>0.00126007</text:p>
              </table:table-cell>
              <table:table-cell office:value-type="float" office:value="0.0116852">
                <text:p>0.0116852</text:p>
              </table:table-cell>
              <table:table-cell office:value-type="float" office:value="0.0088789">
                <text:p>0.00887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128595">
                <text:p>0.128595</text:p>
              </table:table-cell>
              <table:table-cell office:value-type="float" office:value="0.00134139">
                <text:p>0.00134139</text:p>
              </table:table-cell>
              <table:table-cell office:value-type="float" office:value="0.0118791">
                <text:p>0.0118791</text:p>
              </table:table-cell>
              <table:table-cell office:value-type="float" office:value="0.00982395">
                <text:p>0.009823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129119">
                <text:p>0.129119</text:p>
              </table:table-cell>
              <table:table-cell office:value-type="float" office:value="0.00126362">
                <text:p>0.00126362</text:p>
              </table:table-cell>
              <table:table-cell office:value-type="float" office:value="0.0120326">
                <text:p>0.0120326</text:p>
              </table:table-cell>
              <table:table-cell office:value-type="float" office:value="0.00963644">
                <text:p>0.009636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129759">
                <text:p>0.129759</text:p>
              </table:table-cell>
              <table:table-cell office:value-type="float" office:value="0.00135915">
                <text:p>0.00135915</text:p>
              </table:table-cell>
              <table:table-cell office:value-type="float" office:value="0.0117168">
                <text:p>0.0117168</text:p>
              </table:table-cell>
              <table:table-cell office:value-type="float" office:value="0.00981251">
                <text:p>0.009812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129968">
                <text:p>0.129968</text:p>
              </table:table-cell>
              <table:table-cell office:value-type="float" office:value="0.0012731">
                <text:p>0.0012731</text:p>
              </table:table-cell>
              <table:table-cell office:value-type="float" office:value="0.0119663">
                <text:p>0.0119663</text:p>
              </table:table-cell>
              <table:table-cell office:value-type="float" office:value="0.00839888">
                <text:p>0.008398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128826">
                <text:p>0.128826</text:p>
              </table:table-cell>
              <table:table-cell office:value-type="float" office:value="0.0013556">
                <text:p>0.0013556</text:p>
              </table:table-cell>
              <table:table-cell office:value-type="float" office:value="0.0122095">
                <text:p>0.0122095</text:p>
              </table:table-cell>
              <table:table-cell office:value-type="float" office:value="0.00814978">
                <text:p>0.008149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130751">
                <text:p>0.130751</text:p>
              </table:table-cell>
              <table:table-cell office:value-type="float" office:value="0.00127546">
                <text:p>0.00127546</text:p>
              </table:table-cell>
              <table:table-cell office:value-type="float" office:value="0.0118045">
                <text:p>0.0118045</text:p>
              </table:table-cell>
              <table:table-cell office:value-type="float" office:value="0.00812334">
                <text:p>0.008123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130839">
                <text:p>0.130839</text:p>
              </table:table-cell>
              <table:table-cell office:value-type="float" office:value="0.00134849">
                <text:p>0.00134849</text:p>
              </table:table-cell>
              <table:table-cell office:value-type="float" office:value="0.011855">
                <text:p>0.011855</text:p>
              </table:table-cell>
              <table:table-cell office:value-type="float" office:value="0.00812334">
                <text:p>0.008123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130494">
                <text:p>0.130494</text:p>
              </table:table-cell>
              <table:table-cell office:value-type="float" office:value="0.00127823">
                <text:p>0.00127823</text:p>
              </table:table-cell>
              <table:table-cell office:value-type="float" office:value="0.0180483">
                <text:p>0.0180483</text:p>
              </table:table-cell>
              <table:table-cell office:value-type="float" office:value="0.00813439">
                <text:p>0.008134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131685">
                <text:p>0.131685</text:p>
              </table:table-cell>
              <table:table-cell office:value-type="float" office:value="0.00134692">
                <text:p>0.00134692</text:p>
              </table:table-cell>
              <table:table-cell office:value-type="float" office:value="0.0182181">
                <text:p>0.0182181</text:p>
              </table:table-cell>
              <table:table-cell office:value-type="float" office:value="0.0080961">
                <text:p>0.00809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129879">
                <text:p>0.129879</text:p>
              </table:table-cell>
              <table:table-cell office:value-type="float" office:value="0.00127349">
                <text:p>0.00127349</text:p>
              </table:table-cell>
              <table:table-cell office:value-type="float" office:value="0.0140384">
                <text:p>0.0140384</text:p>
              </table:table-cell>
              <table:table-cell office:value-type="float" office:value="0.00836966">
                <text:p>0.008369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13202">
                <text:p>0.13202</text:p>
              </table:table-cell>
              <table:table-cell office:value-type="float" office:value="0.00133073">
                <text:p>0.00133073</text:p>
              </table:table-cell>
              <table:table-cell office:value-type="float" office:value="0.0153979">
                <text:p>0.0153979</text:p>
              </table:table-cell>
              <table:table-cell office:value-type="float" office:value="0.00983145">
                <text:p>0.009831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132906">
                <text:p>0.132906</text:p>
              </table:table-cell>
              <table:table-cell office:value-type="float" office:value="0.00127862">
                <text:p>0.00127862</text:p>
              </table:table-cell>
              <table:table-cell office:value-type="float" office:value="0.0137052">
                <text:p>0.0137052</text:p>
              </table:table-cell>
              <table:table-cell office:value-type="float" office:value="0.00883785">
                <text:p>0.008837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130454">
                <text:p>0.130454</text:p>
              </table:table-cell>
              <table:table-cell office:value-type="float" office:value="0.00134415">
                <text:p>0.00134415</text:p>
              </table:table-cell>
              <table:table-cell office:value-type="float" office:value="0.0125703">
                <text:p>0.0125703</text:p>
              </table:table-cell>
              <table:table-cell office:value-type="float" office:value="0.00866929">
                <text:p>0.008669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132793">
                <text:p>0.132793</text:p>
              </table:table-cell>
              <table:table-cell office:value-type="float" office:value="0.00130073">
                <text:p>0.00130073</text:p>
              </table:table-cell>
              <table:table-cell office:value-type="float" office:value="0.0128289">
                <text:p>0.0128289</text:p>
              </table:table-cell>
              <table:table-cell office:value-type="float" office:value="0.00968579">
                <text:p>0.009685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13285">
                <text:p>0.13285</text:p>
              </table:table-cell>
              <table:table-cell office:value-type="float" office:value="0.00127665">
                <text:p>0.00127665</text:p>
              </table:table-cell>
              <table:table-cell office:value-type="float" office:value="0.016238">
                <text:p>0.016238</text:p>
              </table:table-cell>
              <table:table-cell office:value-type="float" office:value="0.00830137">
                <text:p>0.008301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132674">
                <text:p>0.132674</text:p>
              </table:table-cell>
              <table:table-cell office:value-type="float" office:value="0.00135442">
                <text:p>0.00135442</text:p>
              </table:table-cell>
              <table:table-cell office:value-type="float" office:value="0.013721">
                <text:p>0.013721</text:p>
              </table:table-cell>
              <table:table-cell office:value-type="float" office:value="0.00825558">
                <text:p>0.008255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132824">
                <text:p>0.132824</text:p>
              </table:table-cell>
              <table:table-cell office:value-type="float" office:value="0.00127625">
                <text:p>0.00127625</text:p>
              </table:table-cell>
              <table:table-cell office:value-type="float" office:value="0.0136334">
                <text:p>0.0136334</text:p>
              </table:table-cell>
              <table:table-cell office:value-type="float" office:value="0.00822045">
                <text:p>0.008220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132985">
                <text:p>0.132985</text:p>
              </table:table-cell>
              <table:table-cell office:value-type="float" office:value="0.00135047">
                <text:p>0.00135047</text:p>
              </table:table-cell>
              <table:table-cell office:value-type="float" office:value="0.0124155">
                <text:p>0.0124155</text:p>
              </table:table-cell>
              <table:table-cell office:value-type="float" office:value="0.00824926">
                <text:p>0.008249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133922">
                <text:p>0.133922</text:p>
              </table:table-cell>
              <table:table-cell office:value-type="float" office:value="0.00126994">
                <text:p>0.00126994</text:p>
              </table:table-cell>
              <table:table-cell office:value-type="float" office:value="0.0121246">
                <text:p>0.0121246</text:p>
              </table:table-cell>
              <table:table-cell office:value-type="float" office:value="0.0082086">
                <text:p>0.00820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134551">
                <text:p>0.134551</text:p>
              </table:table-cell>
              <table:table-cell office:value-type="float" office:value="0.00135639">
                <text:p>0.00135639</text:p>
              </table:table-cell>
              <table:table-cell office:value-type="float" office:value="0.0119209">
                <text:p>0.0119209</text:p>
              </table:table-cell>
              <table:table-cell office:value-type="float" office:value="0.00831637">
                <text:p>0.008316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133437">
                <text:p>0.133437</text:p>
              </table:table-cell>
              <table:table-cell office:value-type="float" office:value="0.00130191">
                <text:p>0.00130191</text:p>
              </table:table-cell>
              <table:table-cell office:value-type="float" office:value="0.0119075">
                <text:p>0.0119075</text:p>
              </table:table-cell>
              <table:table-cell office:value-type="float" office:value="0.00824216">
                <text:p>0.00824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133241">
                <text:p>0.133241</text:p>
              </table:table-cell>
              <table:table-cell office:value-type="float" office:value="0.00138047">
                <text:p>0.00138047</text:p>
              </table:table-cell>
              <table:table-cell office:value-type="float" office:value="0.0119947">
                <text:p>0.0119947</text:p>
              </table:table-cell>
              <table:table-cell office:value-type="float" office:value="0.00988514">
                <text:p>0.009885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134446">
                <text:p>0.134446</text:p>
              </table:table-cell>
              <table:table-cell office:value-type="float" office:value="0.0013031">
                <text:p>0.0013031</text:p>
              </table:table-cell>
              <table:table-cell office:value-type="float" office:value="0.0137688">
                <text:p>0.0137688</text:p>
              </table:table-cell>
              <table:table-cell office:value-type="float" office:value="0.0102136">
                <text:p>0.01021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132929">
                <text:p>0.132929</text:p>
              </table:table-cell>
              <table:table-cell office:value-type="float" office:value="0.00137889">
                <text:p>0.00137889</text:p>
              </table:table-cell>
              <table:table-cell office:value-type="float" office:value="0.0186279">
                <text:p>0.0186279</text:p>
              </table:table-cell>
              <table:table-cell office:value-type="float" office:value="0.0100644">
                <text:p>0.01006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134824">
                <text:p>0.134824</text:p>
              </table:table-cell>
              <table:table-cell office:value-type="float" office:value="0.00129678">
                <text:p>0.00129678</text:p>
              </table:table-cell>
              <table:table-cell office:value-type="float" office:value="0.017217">
                <text:p>0.017217</text:p>
              </table:table-cell>
              <table:table-cell office:value-type="float" office:value="0.011388">
                <text:p>0.0113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135425">
                <text:p>0.135425</text:p>
              </table:table-cell>
              <table:table-cell office:value-type="float" office:value="0.00134336">
                <text:p>0.00134336</text:p>
              </table:table-cell>
              <table:table-cell office:value-type="float" office:value="0.0139705">
                <text:p>0.0139705</text:p>
              </table:table-cell>
              <table:table-cell office:value-type="float" office:value="0.0104864">
                <text:p>0.01048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134216">
                <text:p>0.134216</text:p>
              </table:table-cell>
              <table:table-cell office:value-type="float" office:value="0.00129086">
                <text:p>0.00129086</text:p>
              </table:table-cell>
              <table:table-cell office:value-type="float" office:value="0.0125849">
                <text:p>0.0125849</text:p>
              </table:table-cell>
              <table:table-cell office:value-type="float" office:value="0.0102519">
                <text:p>0.01025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136038">
                <text:p>0.136038</text:p>
              </table:table-cell>
              <table:table-cell office:value-type="float" office:value="0.00135165">
                <text:p>0.00135165</text:p>
              </table:table-cell>
              <table:table-cell office:value-type="float" office:value="0.0124365">
                <text:p>0.0124365</text:p>
              </table:table-cell>
              <table:table-cell office:value-type="float" office:value="0.0088868">
                <text:p>0.00888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137953">
                <text:p>0.137953</text:p>
              </table:table-cell>
              <table:table-cell office:value-type="float" office:value="0.00127823">
                <text:p>0.00127823</text:p>
              </table:table-cell>
              <table:table-cell office:value-type="float" office:value="0.014518">
                <text:p>0.014518</text:p>
              </table:table-cell>
              <table:table-cell office:value-type="float" office:value="0.00846204">
                <text:p>0.008462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13472">
                <text:p>0.13472</text:p>
              </table:table-cell>
              <table:table-cell office:value-type="float" office:value="0.00135836">
                <text:p>0.00135836</text:p>
              </table:table-cell>
              <table:table-cell office:value-type="float" office:value="0.0128762">
                <text:p>0.0128762</text:p>
              </table:table-cell>
              <table:table-cell office:value-type="float" office:value="0.00838111">
                <text:p>0.008381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35778">
                <text:p>0.135778</text:p>
              </table:table-cell>
              <table:table-cell office:value-type="float" office:value="0.00130112">
                <text:p>0.00130112</text:p>
              </table:table-cell>
              <table:table-cell office:value-type="float" office:value="0.0123567">
                <text:p>0.0123567</text:p>
              </table:table-cell>
              <table:table-cell office:value-type="float" office:value="0.00845375">
                <text:p>0.00845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36979">
                <text:p>0.136979</text:p>
              </table:table-cell>
              <table:table-cell office:value-type="float" office:value="0.00136902">
                <text:p>0.00136902</text:p>
              </table:table-cell>
              <table:table-cell office:value-type="float" office:value="0.0150971">
                <text:p>0.0150971</text:p>
              </table:table-cell>
              <table:table-cell office:value-type="float" office:value="0.00851967">
                <text:p>0.008519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134881">
                <text:p>0.134881</text:p>
              </table:table-cell>
              <table:table-cell office:value-type="float" office:value="0.00129639">
                <text:p>0.00129639</text:p>
              </table:table-cell>
              <table:table-cell office:value-type="float" office:value="0.0142587">
                <text:p>0.0142587</text:p>
              </table:table-cell>
              <table:table-cell office:value-type="float" office:value="0.00845493">
                <text:p>0.0084549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135746">
                <text:p>0.135746</text:p>
              </table:table-cell>
              <table:table-cell office:value-type="float" office:value="0.00130349">
                <text:p>0.00130349</text:p>
              </table:table-cell>
              <table:table-cell office:value-type="float" office:value="0.0125158">
                <text:p>0.0125158</text:p>
              </table:table-cell>
              <table:table-cell office:value-type="float" office:value="0.00881377">
                <text:p>0.008813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136286">
                <text:p>0.136286</text:p>
              </table:table-cell>
              <table:table-cell office:value-type="float" office:value="0.00137968">
                <text:p>0.00137968</text:p>
              </table:table-cell>
              <table:table-cell office:value-type="float" office:value="0.0122718">
                <text:p>0.0122718</text:p>
              </table:table-cell>
              <table:table-cell office:value-type="float" office:value="0.00887456">
                <text:p>0.008874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135907">
                <text:p>0.135907</text:p>
              </table:table-cell>
              <table:table-cell office:value-type="float" office:value="0.00130231">
                <text:p>0.00130231</text:p>
              </table:table-cell>
              <table:table-cell office:value-type="float" office:value="0.0122782">
                <text:p>0.0122782</text:p>
              </table:table-cell>
              <table:table-cell office:value-type="float" office:value="0.00854849">
                <text:p>0.008548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13752">
                <text:p>0.13752</text:p>
              </table:table-cell>
              <table:table-cell office:value-type="float" office:value="0.00145113">
                <text:p>0.00145113</text:p>
              </table:table-cell>
              <table:table-cell office:value-type="float" office:value="0.0122533">
                <text:p>0.0122533</text:p>
              </table:table-cell>
              <table:table-cell office:value-type="float" office:value="0.00875258">
                <text:p>0.008752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37021">
                <text:p>0.137021</text:p>
              </table:table-cell>
              <table:table-cell office:value-type="float" office:value="0.00128415">
                <text:p>0.00128415</text:p>
              </table:table-cell>
              <table:table-cell office:value-type="float" office:value="0.0144821">
                <text:p>0.0144821</text:p>
              </table:table-cell>
              <table:table-cell office:value-type="float" office:value="0.00850467">
                <text:p>0.008504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13666">
                <text:p>0.13666</text:p>
              </table:table-cell>
              <table:table-cell office:value-type="float" office:value="0.0013631">
                <text:p>0.0013631</text:p>
              </table:table-cell>
              <table:table-cell office:value-type="float" office:value="0.0184628">
                <text:p>0.0184628</text:p>
              </table:table-cell>
              <table:table-cell office:value-type="float" office:value="0.00851849">
                <text:p>0.008518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38738">
                <text:p>0.138738</text:p>
              </table:table-cell>
              <table:table-cell office:value-type="float" office:value="0.00128178">
                <text:p>0.00128178</text:p>
              </table:table-cell>
              <table:table-cell office:value-type="float" office:value="0.0168025">
                <text:p>0.0168025</text:p>
              </table:table-cell>
              <table:table-cell office:value-type="float" office:value="0.00850822">
                <text:p>0.008508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39412">
                <text:p>0.139412</text:p>
              </table:table-cell>
              <table:table-cell office:value-type="float" office:value="0.00138955">
                <text:p>0.00138955</text:p>
              </table:table-cell>
              <table:table-cell office:value-type="float" office:value="0.0135209">
                <text:p>0.0135209</text:p>
              </table:table-cell>
              <table:table-cell office:value-type="float" office:value="0.00978014">
                <text:p>0.009780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402">
                <text:p>0.1402</text:p>
              </table:table-cell>
              <table:table-cell office:value-type="float" office:value="0.00128612">
                <text:p>0.00128612</text:p>
              </table:table-cell>
              <table:table-cell office:value-type="float" office:value="0.0126512">
                <text:p>0.0126512</text:p>
              </table:table-cell>
              <table:table-cell office:value-type="float" office:value="0.00923379">
                <text:p>0.009233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39407">
                <text:p>0.139407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126413">
                <text:p>0.0126413</text:p>
              </table:table-cell>
              <table:table-cell office:value-type="float" office:value="0.00856467">
                <text:p>0.008564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138464">
                <text:p>0.138464</text:p>
              </table:table-cell>
              <table:table-cell office:value-type="float" office:value="0.00131494">
                <text:p>0.00131494</text:p>
              </table:table-cell>
              <table:table-cell office:value-type="float" office:value="0.0124384">
                <text:p>0.0124384</text:p>
              </table:table-cell>
              <table:table-cell office:value-type="float" office:value="0.00854612">
                <text:p>0.008546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38825">
                <text:p>0.138825</text:p>
              </table:table-cell>
              <table:table-cell office:value-type="float" office:value="0.00141363">
                <text:p>0.00141363</text:p>
              </table:table-cell>
              <table:table-cell office:value-type="float" office:value="0.0122588">
                <text:p>0.0122588</text:p>
              </table:table-cell>
              <table:table-cell office:value-type="float" office:value="0.0085173">
                <text:p>0.00851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39895">
                <text:p>0.139895</text:p>
              </table:table-cell>
              <table:table-cell office:value-type="float" office:value="0.00133665">
                <text:p>0.00133665</text:p>
              </table:table-cell>
              <table:table-cell office:value-type="float" office:value="0.0125107">
                <text:p>0.0125107</text:p>
              </table:table-cell>
              <table:table-cell office:value-type="float" office:value="0.00859112">
                <text:p>0.008591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13872">
                <text:p>0.13872</text:p>
              </table:table-cell>
              <table:table-cell office:value-type="float" office:value="0.00137613">
                <text:p>0.00137613</text:p>
              </table:table-cell>
              <table:table-cell office:value-type="float" office:value="0.0126402">
                <text:p>0.0126402</text:p>
              </table:table-cell>
              <table:table-cell office:value-type="float" office:value="0.0085777">
                <text:p>0.00857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140196">
                <text:p>0.140196</text:p>
              </table:table-cell>
              <table:table-cell office:value-type="float" office:value="0.00129797">
                <text:p>0.00129797</text:p>
              </table:table-cell>
              <table:table-cell office:value-type="float" office:value="0.0125237">
                <text:p>0.0125237</text:p>
              </table:table-cell>
              <table:table-cell office:value-type="float" office:value="0.0102452">
                <text:p>0.01024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139871">
                <text:p>0.139871</text:p>
              </table:table-cell>
              <table:table-cell office:value-type="float" office:value="0.00140652">
                <text:p>0.00140652</text:p>
              </table:table-cell>
              <table:table-cell office:value-type="float" office:value="0.0124566">
                <text:p>0.0124566</text:p>
              </table:table-cell>
              <table:table-cell office:value-type="float" office:value="0.0107935">
                <text:p>0.01079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138705">
                <text:p>0.138705</text:p>
              </table:table-cell>
              <table:table-cell office:value-type="float" office:value="0.00130428">
                <text:p>0.00130428</text:p>
              </table:table-cell>
              <table:table-cell office:value-type="float" office:value="0.0124854">
                <text:p>0.0124854</text:p>
              </table:table-cell>
              <table:table-cell office:value-type="float" office:value="0.010769">
                <text:p>0.0107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40473">
                <text:p>0.140473</text:p>
              </table:table-cell>
              <table:table-cell office:value-type="float" office:value="0.00136942">
                <text:p>0.00136942</text:p>
              </table:table-cell>
              <table:table-cell office:value-type="float" office:value="0.0126109">
                <text:p>0.0126109</text:p>
              </table:table-cell>
              <table:table-cell office:value-type="float" office:value="0.00955631">
                <text:p>0.009556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42252">
                <text:p>0.142252</text:p>
              </table:table-cell>
              <table:table-cell office:value-type="float" office:value="0.00129204">
                <text:p>0.00129204</text:p>
              </table:table-cell>
              <table:table-cell office:value-type="float" office:value="0.0131853">
                <text:p>0.0131853</text:p>
              </table:table-cell>
              <table:table-cell office:value-type="float" office:value="0.00989027">
                <text:p>0.009890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39624">
                <text:p>0.139624</text:p>
              </table:table-cell>
              <table:table-cell office:value-type="float" office:value="0.00130389">
                <text:p>0.00130389</text:p>
              </table:table-cell>
              <table:table-cell office:value-type="float" office:value="0.0126054">
                <text:p>0.0126054</text:p>
              </table:table-cell>
              <table:table-cell office:value-type="float" office:value="0.0102574">
                <text:p>0.01025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14144">
                <text:p>0.14144</text:p>
              </table:table-cell>
              <table:table-cell office:value-type="float" office:value="0.00142942">
                <text:p>0.00142942</text:p>
              </table:table-cell>
              <table:table-cell office:value-type="float" office:value="0.0134999">
                <text:p>0.0134999</text:p>
              </table:table-cell>
              <table:table-cell office:value-type="float" office:value="0.00890535">
                <text:p>0.008905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41515">
                <text:p>0.141515</text:p>
              </table:table-cell>
              <table:table-cell office:value-type="float" office:value="0.00131336">
                <text:p>0.00131336</text:p>
              </table:table-cell>
              <table:table-cell office:value-type="float" office:value="0.0185793">
                <text:p>0.0185793</text:p>
              </table:table-cell>
              <table:table-cell office:value-type="float" office:value="0.00870955">
                <text:p>0.008709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40198">
                <text:p>0.140198</text:p>
              </table:table-cell>
              <table:table-cell office:value-type="float" office:value="0.00139942">
                <text:p>0.00139942</text:p>
              </table:table-cell>
              <table:table-cell office:value-type="float" office:value="0.0191888">
                <text:p>0.0191888</text:p>
              </table:table-cell>
              <table:table-cell office:value-type="float" office:value="0.00869179">
                <text:p>0.008691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14155">
                <text:p>0.14155</text:p>
              </table:table-cell>
              <table:table-cell office:value-type="float" office:value="0.00130902">
                <text:p>0.00130902</text:p>
              </table:table-cell>
              <table:table-cell office:value-type="float" office:value="0.0183807">
                <text:p>0.0183807</text:p>
              </table:table-cell>
              <table:table-cell office:value-type="float" office:value="0.00877863">
                <text:p>0.008778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41935">
                <text:p>0.141935</text:p>
              </table:table-cell>
              <table:table-cell office:value-type="float" office:value="0.00139942">
                <text:p>0.00139942</text:p>
              </table:table-cell>
              <table:table-cell office:value-type="float" office:value="0.0182548">
                <text:p>0.0182548</text:p>
              </table:table-cell>
              <table:table-cell office:value-type="float" office:value="0.00883232">
                <text:p>0.008832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141471">
                <text:p>0.141471</text:p>
              </table:table-cell>
              <table:table-cell office:value-type="float" office:value="0.0015668">
                <text:p>0.0015668</text:p>
              </table:table-cell>
              <table:table-cell office:value-type="float" office:value="0.0148176">
                <text:p>0.0148176</text:p>
              </table:table-cell>
              <table:table-cell office:value-type="float" office:value="0.00883193">
                <text:p>0.008831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42918">
                <text:p>0.142918</text:p>
              </table:table-cell>
              <table:table-cell office:value-type="float" office:value="0.00172509">
                <text:p>0.00172509</text:p>
              </table:table-cell>
              <table:table-cell office:value-type="float" office:value="0.0138323">
                <text:p>0.0138323</text:p>
              </table:table-cell>
              <table:table-cell office:value-type="float" office:value="0.00870837">
                <text:p>0.008708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45409">
                <text:p>0.145409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013556">
                <text:p>0.013556</text:p>
              </table:table-cell>
              <table:table-cell office:value-type="float" office:value="0.00876126">
                <text:p>0.008761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142278">
                <text:p>0.142278</text:p>
              </table:table-cell>
              <table:table-cell office:value-type="float" office:value="0.00149219">
                <text:p>0.00149219</text:p>
              </table:table-cell>
              <table:table-cell office:value-type="float" office:value="0.0146353">
                <text:p>0.0146353</text:p>
              </table:table-cell>
              <table:table-cell office:value-type="float" office:value="0.00874271">
                <text:p>0.008742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146537">
                <text:p>0.146537</text:p>
              </table:table-cell>
              <table:table-cell office:value-type="float" office:value="0.00152416">
                <text:p>0.00152416</text:p>
              </table:table-cell>
              <table:table-cell office:value-type="float" office:value="0.0132351">
                <text:p>0.0132351</text:p>
              </table:table-cell>
              <table:table-cell office:value-type="float" office:value="0.00882048">
                <text:p>0.008820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144751">
                <text:p>0.144751</text:p>
              </table:table-cell>
              <table:table-cell office:value-type="float" office:value="0.00171838">
                <text:p>0.00171838</text:p>
              </table:table-cell>
              <table:table-cell office:value-type="float" office:value="0.0127227">
                <text:p>0.0127227</text:p>
              </table:table-cell>
              <table:table-cell office:value-type="float" office:value="0.00871152">
                <text:p>0.008711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42821">
                <text:p>0.142821</text:p>
              </table:table-cell>
              <table:table-cell office:value-type="float" office:value="0.00144876">
                <text:p>0.00144876</text:p>
              </table:table-cell>
              <table:table-cell office:value-type="float" office:value="0.0127203">
                <text:p>0.0127203</text:p>
              </table:table-cell>
              <table:table-cell office:value-type="float" office:value="0.00879758">
                <text:p>0.008797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44776">
                <text:p>0.144776</text:p>
              </table:table-cell>
              <table:table-cell office:value-type="float" office:value="0.00151469">
                <text:p>0.00151469</text:p>
              </table:table-cell>
              <table:table-cell office:value-type="float" office:value="0.0126658">
                <text:p>0.0126658</text:p>
              </table:table-cell>
              <table:table-cell office:value-type="float" office:value="0.00881693">
                <text:p>0.008816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44444">
                <text:p>0.144444</text:p>
              </table:table-cell>
              <table:table-cell office:value-type="float" office:value="0.00159285">
                <text:p>0.00159285</text:p>
              </table:table-cell>
              <table:table-cell office:value-type="float" office:value="0.0127752">
                <text:p>0.0127752</text:p>
              </table:table-cell>
              <table:table-cell office:value-type="float" office:value="0.0087664">
                <text:p>0.00876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44375">
                <text:p>0.144375</text:p>
              </table:table-cell>
              <table:table-cell office:value-type="float" office:value="0.00159522">
                <text:p>0.00159522</text:p>
              </table:table-cell>
              <table:table-cell office:value-type="float" office:value="0.0146187">
                <text:p>0.0146187</text:p>
              </table:table-cell>
              <table:table-cell office:value-type="float" office:value="0.0099637">
                <text:p>0.00996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144652">
                <text:p>0.144652</text:p>
              </table:table-cell>
              <table:table-cell office:value-type="float" office:value="0.00142192">
                <text:p>0.00142192</text:p>
              </table:table-cell>
              <table:table-cell office:value-type="float" office:value="0.018033">
                <text:p>0.018033</text:p>
              </table:table-cell>
              <table:table-cell office:value-type="float" office:value="0.0097154">
                <text:p>0.00971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45397">
                <text:p>0.145397</text:p>
              </table:table-cell>
              <table:table-cell office:value-type="float" office:value="0.00153206">
                <text:p>0.00153206</text:p>
              </table:table-cell>
              <table:table-cell office:value-type="float" office:value="0.01711">
                <text:p>0.01711</text:p>
              </table:table-cell>
              <table:table-cell office:value-type="float" office:value="0.0090672">
                <text:p>0.00906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48036">
                <text:p>0.148036</text:p>
              </table:table-cell>
              <table:table-cell office:value-type="float" office:value="0.00166272">
                <text:p>0.00166272</text:p>
              </table:table-cell>
              <table:table-cell office:value-type="float" office:value="0.0158701">
                <text:p>0.0158701</text:p>
              </table:table-cell>
              <table:table-cell office:value-type="float" office:value="0.00958552">
                <text:p>0.009585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146005">
                <text:p>0.146005</text:p>
              </table:table-cell>
              <table:table-cell office:value-type="float" office:value="0.00150837">
                <text:p>0.00150837</text:p>
              </table:table-cell>
              <table:table-cell office:value-type="float" office:value="0.0138477">
                <text:p>0.0138477</text:p>
              </table:table-cell>
              <table:table-cell office:value-type="float" office:value="0.0109695">
                <text:p>0.01096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47242">
                <text:p>0.147242</text:p>
              </table:table-cell>
              <table:table-cell office:value-type="float" office:value="0.00142073">
                <text:p>0.00142073</text:p>
              </table:table-cell>
              <table:table-cell office:value-type="float" office:value="0.0128798">
                <text:p>0.0128798</text:p>
              </table:table-cell>
              <table:table-cell office:value-type="float" office:value="0.0114855">
                <text:p>0.01148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47107">
                <text:p>0.147107</text:p>
              </table:table-cell>
              <table:table-cell office:value-type="float" office:value="0.00153285">
                <text:p>0.00153285</text:p>
              </table:table-cell>
              <table:table-cell office:value-type="float" office:value="0.0127929">
                <text:p>0.0127929</text:p>
              </table:table-cell>
              <table:table-cell office:value-type="float" office:value="0.01009">
                <text:p>0.010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44206">
                <text:p>0.144206</text:p>
              </table:table-cell>
              <table:table-cell office:value-type="float" office:value="0.00163864">
                <text:p>0.00163864</text:p>
              </table:table-cell>
              <table:table-cell office:value-type="float" office:value="0.012875">
                <text:p>0.012875</text:p>
              </table:table-cell>
              <table:table-cell office:value-type="float" office:value="0.00910352">
                <text:p>0.009103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46252">
                <text:p>0.146252</text:p>
              </table:table-cell>
              <table:table-cell office:value-type="float" office:value="0.00147047">
                <text:p>0.00147047</text:p>
              </table:table-cell>
              <table:table-cell office:value-type="float" office:value="0.0127925">
                <text:p>0.0127925</text:p>
              </table:table-cell>
              <table:table-cell office:value-type="float" office:value="0.0106119">
                <text:p>0.01061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46173">
                <text:p>0.146173</text:p>
              </table:table-cell>
              <table:table-cell office:value-type="float" office:value="0.00155693">
                <text:p>0.00155693</text:p>
              </table:table-cell>
              <table:table-cell office:value-type="float" office:value="0.0128332">
                <text:p>0.0128332</text:p>
              </table:table-cell>
              <table:table-cell office:value-type="float" office:value="0.0108673">
                <text:p>0.01086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45168">
                <text:p>0.145168</text:p>
              </table:table-cell>
              <table:table-cell office:value-type="float" office:value="0.00175904">
                <text:p>0.00175904</text:p>
              </table:table-cell>
              <table:table-cell office:value-type="float" office:value="0.0127775">
                <text:p>0.0127775</text:p>
              </table:table-cell>
              <table:table-cell office:value-type="float" office:value="0.0100217">
                <text:p>0.01002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4706">
                <text:p>0.14706</text:p>
              </table:table-cell>
              <table:table-cell office:value-type="float" office:value="0.00171483">
                <text:p>0.00171483</text:p>
              </table:table-cell>
              <table:table-cell office:value-type="float" office:value="0.0128135">
                <text:p>0.0128135</text:p>
              </table:table-cell>
              <table:table-cell office:value-type="float" office:value="0.00912839">
                <text:p>0.009128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4744">
                <text:p>0.14744</text:p>
              </table:table-cell>
              <table:table-cell office:value-type="float" office:value="0.00148982">
                <text:p>0.00148982</text:p>
              </table:table-cell>
              <table:table-cell office:value-type="float" office:value="0.0129015">
                <text:p>0.0129015</text:p>
              </table:table-cell>
              <table:table-cell office:value-type="float" office:value="0.00925116">
                <text:p>0.00925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148201">
                <text:p>0.148201</text:p>
              </table:table-cell>
              <table:table-cell office:value-type="float" office:value="0.00156087">
                <text:p>0.00156087</text:p>
              </table:table-cell>
              <table:table-cell office:value-type="float" office:value="0.012875">
                <text:p>0.012875</text:p>
              </table:table-cell>
              <table:table-cell office:value-type="float" office:value="0.00903286">
                <text:p>0.009032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495">
                <text:p>0.1495</text:p>
              </table:table-cell>
              <table:table-cell office:value-type="float" office:value="0.00148508">
                <text:p>0.00148508</text:p>
              </table:table-cell>
              <table:table-cell office:value-type="float" office:value="0.0129425">
                <text:p>0.0129425</text:p>
              </table:table-cell>
              <table:table-cell office:value-type="float" office:value="0.00899496">
                <text:p>0.008994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48814">
                <text:p>0.148814</text:p>
              </table:table-cell>
              <table:table-cell office:value-type="float" office:value="0.00150363">
                <text:p>0.00150363</text:p>
              </table:table-cell>
              <table:table-cell office:value-type="float" office:value="0.0149988">
                <text:p>0.0149988</text:p>
              </table:table-cell>
              <table:table-cell office:value-type="float" office:value="0.00894562">
                <text:p>0.008945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47932">
                <text:p>0.147932</text:p>
              </table:table-cell>
              <table:table-cell office:value-type="float" office:value="0.00144245">
                <text:p>0.00144245</text:p>
              </table:table-cell>
              <table:table-cell office:value-type="float" office:value="0.0166568">
                <text:p>0.0166568</text:p>
              </table:table-cell>
              <table:table-cell office:value-type="float" office:value="0.00890811">
                <text:p>0.008908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47858">
                <text:p>0.147858</text:p>
              </table:table-cell>
              <table:table-cell office:value-type="float" office:value="0.00150521">
                <text:p>0.00150521</text:p>
              </table:table-cell>
              <table:table-cell office:value-type="float" office:value="0.0136756">
                <text:p>0.0136756</text:p>
              </table:table-cell>
              <table:table-cell office:value-type="float" office:value="0.00893733">
                <text:p>0.008937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49421">
                <text:p>0.149421</text:p>
              </table:table-cell>
              <table:table-cell office:value-type="float" office:value="0.00145745">
                <text:p>0.00145745</text:p>
              </table:table-cell>
              <table:table-cell office:value-type="float" office:value="0.0135923">
                <text:p>0.0135923</text:p>
              </table:table-cell>
              <table:table-cell office:value-type="float" office:value="0.00899615">
                <text:p>0.008996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150205">
                <text:p>0.150205</text:p>
              </table:table-cell>
              <table:table-cell office:value-type="float" office:value="0.00151745">
                <text:p>0.00151745</text:p>
              </table:table-cell>
              <table:table-cell office:value-type="float" office:value="0.0135572">
                <text:p>0.0135572</text:p>
              </table:table-cell>
              <table:table-cell office:value-type="float" office:value="0.0106427">
                <text:p>0.0106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48617">
                <text:p>0.148617</text:p>
              </table:table-cell>
              <table:table-cell office:value-type="float" office:value="0.00201643">
                <text:p>0.00201643</text:p>
              </table:table-cell>
              <table:table-cell office:value-type="float" office:value="0.0139733">
                <text:p>0.0139733</text:p>
              </table:table-cell>
              <table:table-cell office:value-type="float" office:value="0.0125454">
                <text:p>0.0125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55071">
                <text:p>0.155071</text:p>
              </table:table-cell>
              <table:table-cell office:value-type="float" office:value="0.00186839">
                <text:p>0.00186839</text:p>
              </table:table-cell>
              <table:table-cell office:value-type="float" office:value="0.0136294">
                <text:p>0.0136294</text:p>
              </table:table-cell>
              <table:table-cell office:value-type="float" office:value="0.00961473">
                <text:p>0.009614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56584">
                <text:p>0.156584</text:p>
              </table:table-cell>
              <table:table-cell office:value-type="float" office:value="0.00175115">
                <text:p>0.00175115</text:p>
              </table:table-cell>
              <table:table-cell office:value-type="float" office:value="0.0141766">
                <text:p>0.0141766</text:p>
              </table:table-cell>
              <table:table-cell office:value-type="float" office:value="0.00997238">
                <text:p>0.009972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49031">
                <text:p>0.149031</text:p>
              </table:table-cell>
              <table:table-cell office:value-type="float" office:value="0.00171522">
                <text:p>0.00171522</text:p>
              </table:table-cell>
              <table:table-cell office:value-type="float" office:value="0.0132619">
                <text:p>0.0132619</text:p>
              </table:table-cell>
              <table:table-cell office:value-type="float" office:value="0.0115348">
                <text:p>0.01153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49789">
                <text:p>0.149789</text:p>
              </table:table-cell>
              <table:table-cell office:value-type="float" office:value="0.00166193">
                <text:p>0.00166193</text:p>
              </table:table-cell>
              <table:table-cell office:value-type="float" office:value="0.0134238">
                <text:p>0.0134238</text:p>
              </table:table-cell>
              <table:table-cell office:value-type="float" office:value="0.0119805">
                <text:p>0.01198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150481">
                <text:p>0.150481</text:p>
              </table:table-cell>
              <table:table-cell office:value-type="float" office:value="0.00150956">
                <text:p>0.00150956</text:p>
              </table:table-cell>
              <table:table-cell office:value-type="float" office:value="0.0132801">
                <text:p>0.0132801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50101">
                <text:p>0.150101</text:p>
              </table:table-cell>
              <table:table-cell office:value-type="float" office:value="0.001521">
                <text:p>0.001521</text:p>
              </table:table-cell>
              <table:table-cell office:value-type="float" office:value="0.0134585">
                <text:p>0.0134585</text:p>
              </table:table-cell>
              <table:table-cell office:value-type="float" office:value="0.0110951">
                <text:p>0.01109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48758">
                <text:p>0.148758</text:p>
              </table:table-cell>
              <table:table-cell office:value-type="float" office:value="0.00144995">
                <text:p>0.00144995</text:p>
              </table:table-cell>
              <table:table-cell office:value-type="float" office:value="0.0133748">
                <text:p>0.0133748</text:p>
              </table:table-cell>
              <table:table-cell office:value-type="float" office:value="0.00935735">
                <text:p>0.009357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50932">
                <text:p>0.150932</text:p>
              </table:table-cell>
              <table:table-cell office:value-type="float" office:value="0.0015135">
                <text:p>0.0015135</text:p>
              </table:table-cell>
              <table:table-cell office:value-type="float" office:value="0.0132682">
                <text:p>0.0132682</text:p>
              </table:table-cell>
              <table:table-cell office:value-type="float" office:value="0.00935459">
                <text:p>0.009354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53767">
                <text:p>0.153767</text:p>
              </table:table-cell>
              <table:table-cell office:value-type="float" office:value="0.00145745">
                <text:p>0.00145745</text:p>
              </table:table-cell>
              <table:table-cell office:value-type="float" office:value="0.013541">
                <text:p>0.013541</text:p>
              </table:table-cell>
              <table:table-cell office:value-type="float" office:value="0.00917497">
                <text:p>0.009174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5025">
                <text:p>0.15025</text:p>
              </table:table-cell>
              <table:table-cell office:value-type="float" office:value="0.00150679">
                <text:p>0.00150679</text:p>
              </table:table-cell>
              <table:table-cell office:value-type="float" office:value="0.0157256">
                <text:p>0.0157256</text:p>
              </table:table-cell>
              <table:table-cell office:value-type="float" office:value="0.00913234">
                <text:p>0.009132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152818">
                <text:p>0.152818</text:p>
              </table:table-cell>
              <table:table-cell office:value-type="float" office:value="0.00161851">
                <text:p>0.00161851</text:p>
              </table:table-cell>
              <table:table-cell office:value-type="float" office:value="0.0152756">
                <text:p>0.0152756</text:p>
              </table:table-cell>
              <table:table-cell office:value-type="float" office:value="0.00925905">
                <text:p>0.009259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53309">
                <text:p>0.153309</text:p>
              </table:table-cell>
              <table:table-cell office:value-type="float" office:value="0.00196116">
                <text:p>0.00196116</text:p>
              </table:table-cell>
              <table:table-cell office:value-type="float" office:value="0.0136547">
                <text:p>0.0136547</text:p>
              </table:table-cell>
              <table:table-cell office:value-type="float" office:value="0.00971421">
                <text:p>0.009714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53779">
                <text:p>0.153779</text:p>
              </table:table-cell>
              <table:table-cell office:value-type="float" office:value="0.00188892">
                <text:p>0.00188892</text:p>
              </table:table-cell>
              <table:table-cell office:value-type="float" office:value="0.013507">
                <text:p>0.013507</text:p>
              </table:table-cell>
              <table:table-cell office:value-type="float" office:value="0.00948407">
                <text:p>0.009484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5216">
                <text:p>0.15216</text:p>
              </table:table-cell>
              <table:table-cell office:value-type="float" office:value="0.0016118">
                <text:p>0.0016118</text:p>
              </table:table-cell>
              <table:table-cell office:value-type="float" office:value="0.0131897">
                <text:p>0.0131897</text:p>
              </table:table-cell>
              <table:table-cell office:value-type="float" office:value="0.00927129">
                <text:p>0.009271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539">
                <text:p>0.1539</text:p>
              </table:table-cell>
              <table:table-cell office:value-type="float" office:value="0.00146376">
                <text:p>0.00146376</text:p>
              </table:table-cell>
              <table:table-cell office:value-type="float" office:value="0.0133689">
                <text:p>0.0133689</text:p>
              </table:table-cell>
              <table:table-cell office:value-type="float" office:value="0.00932103">
                <text:p>0.009321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53799">
                <text:p>0.153799</text:p>
              </table:table-cell>
              <table:table-cell office:value-type="float" office:value="0.00156482">
                <text:p>0.00156482</text:p>
              </table:table-cell>
              <table:table-cell office:value-type="float" office:value="0.0148682">
                <text:p>0.0148682</text:p>
              </table:table-cell>
              <table:table-cell office:value-type="float" office:value="0.0093009">
                <text:p>0.00930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152451">
                <text:p>0.152451</text:p>
              </table:table-cell>
              <table:table-cell office:value-type="float" office:value="0.00148784">
                <text:p>0.00148784</text:p>
              </table:table-cell>
              <table:table-cell office:value-type="float" office:value="0.0140893">
                <text:p>0.0140893</text:p>
              </table:table-cell>
              <table:table-cell office:value-type="float" office:value="0.0093234">
                <text:p>0.00932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56057">
                <text:p>0.156057</text:p>
              </table:table-cell>
              <table:table-cell office:value-type="float" office:value="0.001506">
                <text:p>0.001506</text:p>
              </table:table-cell>
              <table:table-cell office:value-type="float" office:value="0.015199">
                <text:p>0.015199</text:p>
              </table:table-cell>
              <table:table-cell office:value-type="float" office:value="0.0101461">
                <text:p>0.01014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55124">
                <text:p>0.155124</text:p>
              </table:table-cell>
              <table:table-cell office:value-type="float" office:value="0.00142981">
                <text:p>0.00142981</text:p>
              </table:table-cell>
              <table:table-cell office:value-type="float" office:value="0.0133997">
                <text:p>0.0133997</text:p>
              </table:table-cell>
              <table:table-cell office:value-type="float" office:value="0.00961197">
                <text:p>0.009611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58155">
                <text:p>0.158155</text:p>
              </table:table-cell>
              <table:table-cell office:value-type="float" office:value="0.00140534">
                <text:p>0.00140534</text:p>
              </table:table-cell>
              <table:table-cell office:value-type="float" office:value="0.0133349">
                <text:p>0.0133349</text:p>
              </table:table-cell>
              <table:table-cell office:value-type="float" office:value="0.00940117">
                <text:p>0.009401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52273">
                <text:p>0.152273</text:p>
              </table:table-cell>
              <table:table-cell office:value-type="float" office:value="0.00133191">
                <text:p>0.00133191</text:p>
              </table:table-cell>
              <table:table-cell office:value-type="float" office:value="0.0137084">
                <text:p>0.0137084</text:p>
              </table:table-cell>
              <table:table-cell office:value-type="float" office:value="0.0111815">
                <text:p>0.01118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155392">
                <text:p>0.155392</text:p>
              </table:table-cell>
              <table:table-cell office:value-type="float" office:value="0.00138165">
                <text:p>0.00138165</text:p>
              </table:table-cell>
              <table:table-cell office:value-type="float" office:value="0.0135292">
                <text:p>0.0135292</text:p>
              </table:table-cell>
              <table:table-cell office:value-type="float" office:value="0.010709">
                <text:p>0.0107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54152">
                <text:p>0.154152</text:p>
              </table:table-cell>
              <table:table-cell office:value-type="float" office:value="0.00132955">
                <text:p>0.00132955</text:p>
              </table:table-cell>
              <table:table-cell office:value-type="float" office:value="0.0134995">
                <text:p>0.0134995</text:p>
              </table:table-cell>
              <table:table-cell office:value-type="float" office:value="0.00985948">
                <text:p>0.009859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53336">
                <text:p>0.153336</text:p>
              </table:table-cell>
              <table:table-cell office:value-type="float" office:value="0.001461">
                <text:p>0.001461</text:p>
              </table:table-cell>
              <table:table-cell office:value-type="float" office:value="0.0133606">
                <text:p>0.0133606</text:p>
              </table:table-cell>
              <table:table-cell office:value-type="float" office:value="0.00944696">
                <text:p>0.009446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55331">
                <text:p>0.155331</text:p>
              </table:table-cell>
              <table:table-cell office:value-type="float" office:value="0.00135284">
                <text:p>0.00135284</text:p>
              </table:table-cell>
              <table:table-cell office:value-type="float" office:value="0.0154086">
                <text:p>0.0154086</text:p>
              </table:table-cell>
              <table:table-cell office:value-type="float" office:value="0.0101484">
                <text:p>0.01014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54868">
                <text:p>0.154868</text:p>
              </table:table-cell>
              <table:table-cell office:value-type="float" office:value="0.00134336">
                <text:p>0.00134336</text:p>
              </table:table-cell>
              <table:table-cell office:value-type="float" office:value="0.0164425">
                <text:p>0.0164425</text:p>
              </table:table-cell>
              <table:table-cell office:value-type="float" office:value="0.0116766">
                <text:p>0.01167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155786">
                <text:p>0.155786</text:p>
              </table:table-cell>
              <table:table-cell office:value-type="float" office:value="0.00140771">
                <text:p>0.00140771</text:p>
              </table:table-cell>
              <table:table-cell office:value-type="float" office:value="0.0156155">
                <text:p>0.0156155</text:p>
              </table:table-cell>
              <table:table-cell office:value-type="float" office:value="0.0118696">
                <text:p>0.01186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54324">
                <text:p>0.154324</text:p>
              </table:table-cell>
              <table:table-cell office:value-type="float" office:value="0.00132718">
                <text:p>0.00132718</text:p>
              </table:table-cell>
              <table:table-cell office:value-type="float" office:value="0.0140423">
                <text:p>0.0140423</text:p>
              </table:table-cell>
              <table:table-cell office:value-type="float" office:value="0.0106281">
                <text:p>0.01062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55323">
                <text:p>0.155323</text:p>
              </table:table-cell>
              <table:table-cell office:value-type="float" office:value="0.00141916">
                <text:p>0.00141916</text:p>
              </table:table-cell>
              <table:table-cell office:value-type="float" office:value="0.0134913">
                <text:p>0.0134913</text:p>
              </table:table-cell>
              <table:table-cell office:value-type="float" office:value="0.00964473">
                <text:p>0.009644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57595">
                <text:p>0.157595</text:p>
              </table:table-cell>
              <table:table-cell office:value-type="float" office:value="0.00130981">
                <text:p>0.00130981</text:p>
              </table:table-cell>
              <table:table-cell office:value-type="float" office:value="0.0136409">
                <text:p>0.0136409</text:p>
              </table:table-cell>
              <table:table-cell office:value-type="float" office:value="0.00986343">
                <text:p>0.009863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56979">
                <text:p>0.156979</text:p>
              </table:table-cell>
              <table:table-cell office:value-type="float" office:value="0.00142508">
                <text:p>0.00142508</text:p>
              </table:table-cell>
              <table:table-cell office:value-type="float" office:value="0.0137463">
                <text:p>0.0137463</text:p>
              </table:table-cell>
              <table:table-cell office:value-type="float" office:value="0.00982593">
                <text:p>0.009825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155265">
                <text:p>0.155265</text:p>
              </table:table-cell>
              <table:table-cell office:value-type="float" office:value="0.00131336">
                <text:p>0.00131336</text:p>
              </table:table-cell>
              <table:table-cell office:value-type="float" office:value="0.0135797">
                <text:p>0.0135797</text:p>
              </table:table-cell>
              <table:table-cell office:value-type="float" office:value="0.00981882">
                <text:p>0.009818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57014">
                <text:p>0.157014</text:p>
              </table:table-cell>
              <table:table-cell office:value-type="float" office:value="0.0013706">
                <text:p>0.0013706</text:p>
              </table:table-cell>
              <table:table-cell office:value-type="float" office:value="0.0135671">
                <text:p>0.0135671</text:p>
              </table:table-cell>
              <table:table-cell office:value-type="float" office:value="0.00953065">
                <text:p>0.009530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56636">
                <text:p>0.156636</text:p>
              </table:table-cell>
              <table:table-cell office:value-type="float" office:value="0.0013102">
                <text:p>0.0013102</text:p>
              </table:table-cell>
              <table:table-cell office:value-type="float" office:value="0.013753">
                <text:p>0.013753</text:p>
              </table:table-cell>
              <table:table-cell office:value-type="float" office:value="0.00947104">
                <text:p>0.009471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56919">
                <text:p>0.156919</text:p>
              </table:table-cell>
              <table:table-cell office:value-type="float" office:value="0.00138205">
                <text:p>0.00138205</text:p>
              </table:table-cell>
              <table:table-cell office:value-type="float" office:value="0.0136397">
                <text:p>0.0136397</text:p>
              </table:table-cell>
              <table:table-cell office:value-type="float" office:value="0.011174">
                <text:p>0.0111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56047">
                <text:p>0.156047</text:p>
              </table:table-cell>
              <table:table-cell office:value-type="float" office:value="0.00135165">
                <text:p>0.00135165</text:p>
              </table:table-cell>
              <table:table-cell office:value-type="float" office:value="0.0135757">
                <text:p>0.0135757</text:p>
              </table:table-cell>
              <table:table-cell office:value-type="float" office:value="0.0107043">
                <text:p>0.01070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156704">
                <text:p>0.156704</text:p>
              </table:table-cell>
              <table:table-cell office:value-type="float" office:value="0.00139271">
                <text:p>0.00139271</text:p>
              </table:table-cell>
              <table:table-cell office:value-type="float" office:value="0.0137723">
                <text:p>0.0137723</text:p>
              </table:table-cell>
              <table:table-cell office:value-type="float" office:value="0.00968855">
                <text:p>0.009688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58589">
                <text:p>0.158589</text:p>
              </table:table-cell>
              <table:table-cell office:value-type="float" office:value="0.00134415">
                <text:p>0.00134415</text:p>
              </table:table-cell>
              <table:table-cell office:value-type="float" office:value="0.0149598">
                <text:p>0.0149598</text:p>
              </table:table-cell>
              <table:table-cell office:value-type="float" office:value="0.0099483">
                <text:p>0.00994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57941">
                <text:p>0.157941</text:p>
              </table:table-cell>
              <table:table-cell office:value-type="float" office:value="0.00139429">
                <text:p>0.00139429</text:p>
              </table:table-cell>
              <table:table-cell office:value-type="float" office:value="0.0139985">
                <text:p>0.0139985</text:p>
              </table:table-cell>
              <table:table-cell office:value-type="float" office:value="0.00960999">
                <text:p>0.009609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57022">
                <text:p>0.157022</text:p>
              </table:table-cell>
              <table:table-cell office:value-type="float" office:value="0.00132126">
                <text:p>0.00132126</text:p>
              </table:table-cell>
              <table:table-cell office:value-type="float" office:value="0.0186468">
                <text:p>0.0186468</text:p>
              </table:table-cell>
              <table:table-cell office:value-type="float" office:value="0.00966763">
                <text:p>0.009667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58291">
                <text:p>0.158291</text:p>
              </table:table-cell>
              <table:table-cell office:value-type="float" office:value="0.00138758">
                <text:p>0.00138758</text:p>
              </table:table-cell>
              <table:table-cell office:value-type="float" office:value="0.0190029">
                <text:p>0.0190029</text:p>
              </table:table-cell>
              <table:table-cell office:value-type="float" office:value="0.0103592">
                <text:p>0.01035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59294">
                <text:p>0.159294</text:p>
              </table:table-cell>
              <table:table-cell office:value-type="float" office:value="0.00132283">
                <text:p>0.00132283</text:p>
              </table:table-cell>
              <table:table-cell office:value-type="float" office:value="0.0188683">
                <text:p>0.0188683</text:p>
              </table:table-cell>
              <table:table-cell office:value-type="float" office:value="0.0119051">
                <text:p>0.01190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58396">
                <text:p>0.158396</text:p>
              </table:table-cell>
              <table:table-cell office:value-type="float" office:value="0.0013931">
                <text:p>0.0013931</text:p>
              </table:table-cell>
              <table:table-cell office:value-type="float" office:value="0.0223417">
                <text:p>0.0223417</text:p>
              </table:table-cell>
              <table:table-cell office:value-type="float" office:value="0.0120989">
                <text:p>0.01209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57994">
                <text:p>0.157994</text:p>
              </table:table-cell>
              <table:table-cell office:value-type="float" office:value="0.00131139">
                <text:p>0.00131139</text:p>
              </table:table-cell>
              <table:table-cell office:value-type="float" office:value="0.0164393">
                <text:p>0.0164393</text:p>
              </table:table-cell>
              <table:table-cell office:value-type="float" office:value="0.0117397">
                <text:p>0.01173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1586">
                <text:p>0.1586</text:p>
              </table:table-cell>
              <table:table-cell office:value-type="float" office:value="0.00131218">
                <text:p>0.00131218</text:p>
              </table:table-cell>
              <table:table-cell office:value-type="float" office:value="0.0152037">
                <text:p>0.0152037</text:p>
              </table:table-cell>
              <table:table-cell office:value-type="float" office:value="0.0116083">
                <text:p>0.01160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5967">
                <text:p>0.15967</text:p>
              </table:table-cell>
              <table:table-cell office:value-type="float" office:value="0.00139271">
                <text:p>0.00139271</text:p>
              </table:table-cell>
              <table:table-cell office:value-type="float" office:value="0.0148283">
                <text:p>0.0148283</text:p>
              </table:table-cell>
              <table:table-cell office:value-type="float" office:value="0.0130977">
                <text:p>0.01309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16002">
                <text:p>0.16002</text:p>
              </table:table-cell>
              <table:table-cell office:value-type="float" office:value="0.0013027">
                <text:p>0.0013027</text:p>
              </table:table-cell>
              <table:table-cell office:value-type="float" office:value="0.0141876">
                <text:p>0.0141876</text:p>
              </table:table-cell>
              <table:table-cell office:value-type="float" office:value="0.0115494">
                <text:p>0.01154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158257">
                <text:p>0.158257</text:p>
              </table:table-cell>
              <table:table-cell office:value-type="float" office:value="0.00136705">
                <text:p>0.00136705</text:p>
              </table:table-cell>
              <table:table-cell office:value-type="float" office:value="0.0140889">
                <text:p>0.0140889</text:p>
              </table:table-cell>
              <table:table-cell office:value-type="float" office:value="0.010304">
                <text:p>0.0103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58623">
                <text:p>0.158623</text:p>
              </table:table-cell>
              <table:table-cell office:value-type="float" office:value="0.00132836">
                <text:p>0.00132836</text:p>
              </table:table-cell>
              <table:table-cell office:value-type="float" office:value="0.0145843">
                <text:p>0.0145843</text:p>
              </table:table-cell>
              <table:table-cell office:value-type="float" office:value="0.0100182">
                <text:p>0.01001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61293">
                <text:p>0.161293</text:p>
              </table:table-cell>
              <table:table-cell office:value-type="float" office:value="0.00136902">
                <text:p>0.00136902</text:p>
              </table:table-cell>
              <table:table-cell office:value-type="float" office:value="0.0152246">
                <text:p>0.0152246</text:p>
              </table:table-cell>
              <table:table-cell office:value-type="float" office:value="0.0100265">
                <text:p>0.01002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6029">
                <text:p>0.16029</text:p>
              </table:table-cell>
              <table:table-cell office:value-type="float" office:value="0.00133468">
                <text:p>0.00133468</text:p>
              </table:table-cell>
              <table:table-cell office:value-type="float" office:value="0.0143783">
                <text:p>0.0143783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59082">
                <text:p>0.159082</text:p>
              </table:table-cell>
              <table:table-cell office:value-type="float" office:value="0.00138442">
                <text:p>0.00138442</text:p>
              </table:table-cell>
              <table:table-cell office:value-type="float" office:value="0.0144343">
                <text:p>0.0144343</text:p>
              </table:table-cell>
              <table:table-cell office:value-type="float" office:value="0.0103845">
                <text:p>0.01038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159539">
                <text:p>0.159539</text:p>
              </table:table-cell>
              <table:table-cell office:value-type="float" office:value="0.00131691">
                <text:p>0.00131691</text:p>
              </table:table-cell>
              <table:table-cell office:value-type="float" office:value="0.0190842">
                <text:p>0.0190842</text:p>
              </table:table-cell>
              <table:table-cell office:value-type="float" office:value="0.0100825">
                <text:p>0.01008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5933">
                <text:p>0.15933</text:p>
              </table:table-cell>
              <table:table-cell office:value-type="float" office:value="0.00137494">
                <text:p>0.00137494</text:p>
              </table:table-cell>
              <table:table-cell office:value-type="float" office:value="0.0216406">
                <text:p>0.0216406</text:p>
              </table:table-cell>
              <table:table-cell office:value-type="float" office:value="0.0101429">
                <text:p>0.0101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62666">
                <text:p>0.162666</text:p>
              </table:table-cell>
              <table:table-cell office:value-type="float" office:value="0.00132007">
                <text:p>0.00132007</text:p>
              </table:table-cell>
              <table:table-cell office:value-type="float" office:value="0.0169892">
                <text:p>0.0169892</text:p>
              </table:table-cell>
              <table:table-cell office:value-type="float" office:value="0.0106285">
                <text:p>0.01062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6171">
                <text:p>0.16171</text:p>
              </table:table-cell>
              <table:table-cell office:value-type="float" office:value="0.00140297">
                <text:p>0.00140297</text:p>
              </table:table-cell>
              <table:table-cell office:value-type="float" office:value="0.0159988">
                <text:p>0.0159988</text:p>
              </table:table-cell>
              <table:table-cell office:value-type="float" office:value="0.00996725">
                <text:p>0.009967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60493">
                <text:p>0.160493</text:p>
              </table:table-cell>
              <table:table-cell office:value-type="float" office:value="0.00133349">
                <text:p>0.00133349</text:p>
              </table:table-cell>
              <table:table-cell office:value-type="float" office:value="0.0145733">
                <text:p>0.0145733</text:p>
              </table:table-cell>
              <table:table-cell office:value-type="float" office:value="0.0100375">
                <text:p>0.0100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64353">
                <text:p>0.164353</text:p>
              </table:table-cell>
              <table:table-cell office:value-type="float" office:value="0.00138126">
                <text:p>0.00138126</text:p>
              </table:table-cell>
              <table:table-cell office:value-type="float" office:value="0.0146968">
                <text:p>0.0146968</text:p>
              </table:table-cell>
              <table:table-cell office:value-type="float" office:value="0.0115826">
                <text:p>0.01158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163092">
                <text:p>0.163092</text:p>
              </table:table-cell>
              <table:table-cell office:value-type="float" office:value="0.00131691">
                <text:p>0.00131691</text:p>
              </table:table-cell>
              <table:table-cell office:value-type="float" office:value="0.0144928">
                <text:p>0.0144928</text:p>
              </table:table-cell>
              <table:table-cell office:value-type="float" office:value="0.0108468">
                <text:p>0.01084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63973">
                <text:p>0.163973</text:p>
              </table:table-cell>
              <table:table-cell office:value-type="float" office:value="0.00141166">
                <text:p>0.00141166</text:p>
              </table:table-cell>
              <table:table-cell office:value-type="float" office:value="0.0143412">
                <text:p>0.0143412</text:p>
              </table:table-cell>
              <table:table-cell office:value-type="float" office:value="0.0101931">
                <text:p>0.01019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63004">
                <text:p>0.163004</text:p>
              </table:table-cell>
              <table:table-cell office:value-type="float" office:value="0.0013327">
                <text:p>0.0013327</text:p>
              </table:table-cell>
              <table:table-cell office:value-type="float" office:value="0.0142843">
                <text:p>0.0142843</text:p>
              </table:table-cell>
              <table:table-cell office:value-type="float" office:value="0.0113094">
                <text:p>0.01130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63182">
                <text:p>0.163182</text:p>
              </table:table-cell>
              <table:table-cell office:value-type="float" office:value="0.00142784">
                <text:p>0.00142784</text:p>
              </table:table-cell>
              <table:table-cell office:value-type="float" office:value="0.0142685">
                <text:p>0.0142685</text:p>
              </table:table-cell>
              <table:table-cell office:value-type="float" office:value="0.0101654">
                <text:p>0.01016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65848">
                <text:p>0.165848</text:p>
              </table:table-cell>
              <table:table-cell office:value-type="float" office:value="0.00132481">
                <text:p>0.00132481</text:p>
              </table:table-cell>
              <table:table-cell office:value-type="float" office:value="0.0151299">
                <text:p>0.0151299</text:p>
              </table:table-cell>
              <table:table-cell office:value-type="float" office:value="0.0100446">
                <text:p>0.01004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66829">
                <text:p>0.166829</text:p>
              </table:table-cell>
              <table:table-cell office:value-type="float" office:value="0.00131494">
                <text:p>0.00131494</text:p>
              </table:table-cell>
              <table:table-cell office:value-type="float" office:value="0.0163718">
                <text:p>0.0163718</text:p>
              </table:table-cell>
              <table:table-cell office:value-type="float" office:value="0.0114342">
                <text:p>0.01143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163687">
                <text:p>0.163687</text:p>
              </table:table-cell>
              <table:table-cell office:value-type="float" office:value="0.00139863">
                <text:p>0.00139863</text:p>
              </table:table-cell>
              <table:table-cell office:value-type="float" office:value="0.0154347">
                <text:p>0.0154347</text:p>
              </table:table-cell>
              <table:table-cell office:value-type="float" office:value="0.0124605">
                <text:p>0.01246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162399">
                <text:p>0.162399</text:p>
              </table:table-cell>
              <table:table-cell office:value-type="float" office:value="0.00132047">
                <text:p>0.00132047</text:p>
              </table:table-cell>
              <table:table-cell office:value-type="float" office:value="0.0165759">
                <text:p>0.0165759</text:p>
              </table:table-cell>
              <table:table-cell office:value-type="float" office:value="0.0123595">
                <text:p>0.01235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164009">
                <text:p>0.164009</text:p>
              </table:table-cell>
              <table:table-cell office:value-type="float" office:value="0.00139665">
                <text:p>0.00139665</text:p>
              </table:table-cell>
              <table:table-cell office:value-type="float" office:value="0.0204876">
                <text:p>0.0204876</text:p>
              </table:table-cell>
              <table:table-cell office:value-type="float" office:value="0.0111819">
                <text:p>0.01118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164105">
                <text:p>0.164105</text:p>
              </table:table-cell>
              <table:table-cell office:value-type="float" office:value="0.00133823">
                <text:p>0.00133823</text:p>
              </table:table-cell>
              <table:table-cell office:value-type="float" office:value="0.0189705">
                <text:p>0.0189705</text:p>
              </table:table-cell>
              <table:table-cell office:value-type="float" office:value="0.0103664">
                <text:p>0.01036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65072">
                <text:p>0.165072</text:p>
              </table:table-cell>
              <table:table-cell office:value-type="float" office:value="0.00136428">
                <text:p>0.00136428</text:p>
              </table:table-cell>
              <table:table-cell office:value-type="float" office:value="0.0182813">
                <text:p>0.0182813</text:p>
              </table:table-cell>
              <table:table-cell office:value-type="float" office:value="0.0102862">
                <text:p>0.01028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63195">
                <text:p>0.163195</text:p>
              </table:table-cell>
              <table:table-cell office:value-type="float" office:value="0.00133665">
                <text:p>0.00133665</text:p>
              </table:table-cell>
              <table:table-cell office:value-type="float" office:value="0.0154678">
                <text:p>0.0154678</text:p>
              </table:table-cell>
              <table:table-cell office:value-type="float" office:value="0.0110145">
                <text:p>0.01101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166211">
                <text:p>0.166211</text:p>
              </table:table-cell>
              <table:table-cell office:value-type="float" office:value="0.00138244">
                <text:p>0.00138244</text:p>
              </table:table-cell>
              <table:table-cell office:value-type="float" office:value="0.0148915">
                <text:p>0.0148915</text:p>
              </table:table-cell>
              <table:table-cell office:value-type="float" office:value="0.0104319">
                <text:p>0.01043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167614">
                <text:p>0.167614</text:p>
              </table:table-cell>
              <table:table-cell office:value-type="float" office:value="0.00133744">
                <text:p>0.00133744</text:p>
              </table:table-cell>
              <table:table-cell office:value-type="float" office:value="0.0144478">
                <text:p>0.0144478</text:p>
              </table:table-cell>
              <table:table-cell office:value-type="float" office:value="0.0101682">
                <text:p>0.01016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165451">
                <text:p>0.165451</text:p>
              </table:table-cell>
              <table:table-cell office:value-type="float" office:value="0.00139508">
                <text:p>0.00139508</text:p>
              </table:table-cell>
              <table:table-cell office:value-type="float" office:value="0.0147525">
                <text:p>0.0147525</text:p>
              </table:table-cell>
              <table:table-cell office:value-type="float" office:value="0.0101638">
                <text:p>0.01016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164747">
                <text:p>0.164747</text:p>
              </table:table-cell>
              <table:table-cell office:value-type="float" office:value="0.00134218">
                <text:p>0.00134218</text:p>
              </table:table-cell>
              <table:table-cell office:value-type="float" office:value="0.0149132">
                <text:p>0.0149132</text:p>
              </table:table-cell>
              <table:table-cell office:value-type="float" office:value="0.01036">
                <text:p>0.010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165817">
                <text:p>0.165817</text:p>
              </table:table-cell>
              <table:table-cell office:value-type="float" office:value="0.00138402">
                <text:p>0.00138402</text:p>
              </table:table-cell>
              <table:table-cell office:value-type="float" office:value="0.0165921">
                <text:p>0.0165921</text:p>
              </table:table-cell>
              <table:table-cell office:value-type="float" office:value="0.0102736">
                <text:p>0.01027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165644">
                <text:p>0.165644</text:p>
              </table:table-cell>
              <table:table-cell office:value-type="float" office:value="0.00131731">
                <text:p>0.00131731</text:p>
              </table:table-cell>
              <table:table-cell office:value-type="float" office:value="0.0161523">
                <text:p>0.0161523</text:p>
              </table:table-cell>
              <table:table-cell office:value-type="float" office:value="0.0101927">
                <text:p>0.01019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165331">
                <text:p>0.165331</text:p>
              </table:table-cell>
              <table:table-cell office:value-type="float" office:value="0.00141995">
                <text:p>0.00141995</text:p>
              </table:table-cell>
              <table:table-cell office:value-type="float" office:value="0.0147257">
                <text:p>0.0147257</text:p>
              </table:table-cell>
              <table:table-cell office:value-type="float" office:value="0.0102084">
                <text:p>0.01020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16751">
                <text:p>0.16751</text:p>
              </table:table-cell>
              <table:table-cell office:value-type="float" office:value="0.00131494">
                <text:p>0.00131494</text:p>
              </table:table-cell>
              <table:table-cell office:value-type="float" office:value="0.0146337">
                <text:p>0.0146337</text:p>
              </table:table-cell>
              <table:table-cell office:value-type="float" office:value="0.0102187">
                <text:p>0.01021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16453">
                <text:p>0.16453</text:p>
              </table:table-cell>
              <table:table-cell office:value-type="float" office:value="0.00136468">
                <text:p>0.00136468</text:p>
              </table:table-cell>
              <table:table-cell office:value-type="float" office:value="0.0179118">
                <text:p>0.0179118</text:p>
              </table:table-cell>
              <table:table-cell office:value-type="float" office:value="0.0102163">
                <text:p>0.01021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166587">
                <text:p>0.166587</text:p>
              </table:table-cell>
              <table:table-cell office:value-type="float" office:value="0.0013177">
                <text:p>0.0013177</text:p>
              </table:table-cell>
              <table:table-cell office:value-type="float" office:value="0.0209703">
                <text:p>0.0209703</text:p>
              </table:table-cell>
              <table:table-cell office:value-type="float" office:value="0.0109277">
                <text:p>0.01092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167242">
                <text:p>0.167242</text:p>
              </table:table-cell>
              <table:table-cell office:value-type="float" office:value="0.00138284">
                <text:p>0.00138284</text:p>
              </table:table-cell>
              <table:table-cell office:value-type="float" office:value="0.0194249">
                <text:p>0.0194249</text:p>
              </table:table-cell>
              <table:table-cell office:value-type="float" office:value="0.010998">
                <text:p>0.0109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166852">
                <text:p>0.166852</text:p>
              </table:table-cell>
              <table:table-cell office:value-type="float" office:value="0.00132639">
                <text:p>0.00132639</text:p>
              </table:table-cell>
              <table:table-cell office:value-type="float" office:value="0.0161353">
                <text:p>0.0161353</text:p>
              </table:table-cell>
              <table:table-cell office:value-type="float" office:value="0.0120472">
                <text:p>0.01204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167191">
                <text:p>0.167191</text:p>
              </table:table-cell>
              <table:table-cell office:value-type="float" office:value="0.00138679">
                <text:p>0.00138679</text:p>
              </table:table-cell>
              <table:table-cell office:value-type="float" office:value="0.015141">
                <text:p>0.015141</text:p>
              </table:table-cell>
              <table:table-cell office:value-type="float" office:value="0.0105069">
                <text:p>0.01050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16562">
                <text:p>0.16562</text:p>
              </table:table-cell>
              <table:table-cell office:value-type="float" office:value="0.00132481">
                <text:p>0.00132481</text:p>
              </table:table-cell>
              <table:table-cell office:value-type="float" office:value="0.0163552">
                <text:p>0.0163552</text:p>
              </table:table-cell>
              <table:table-cell office:value-type="float" office:value="0.0119553">
                <text:p>0.01195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168214">
                <text:p>0.168214</text:p>
              </table:table-cell>
              <table:table-cell office:value-type="float" office:value="0.00134218">
                <text:p>0.00134218</text:p>
              </table:table-cell>
              <table:table-cell office:value-type="float" office:value="0.0166955">
                <text:p>0.0166955</text:p>
              </table:table-cell>
              <table:table-cell office:value-type="float" office:value="0.0124661">
                <text:p>0.01246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167447">
                <text:p>0.167447</text:p>
              </table:table-cell>
              <table:table-cell office:value-type="float" office:value="0.00137692">
                <text:p>0.00137692</text:p>
              </table:table-cell>
              <table:table-cell office:value-type="float" office:value="0.0152546">
                <text:p>0.0152546</text:p>
              </table:table-cell>
              <table:table-cell office:value-type="float" office:value="0.0126745">
                <text:p>0.01267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170294">
                <text:p>0.170294</text:p>
              </table:table-cell>
              <table:table-cell office:value-type="float" office:value="0.00132678">
                <text:p>0.00132678</text:p>
              </table:table-cell>
              <table:table-cell office:value-type="float" office:value="0.0151571">
                <text:p>0.0151571</text:p>
              </table:table-cell>
              <table:table-cell office:value-type="float" office:value="0.0114034">
                <text:p>0.01140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169117">
                <text:p>0.169117</text:p>
              </table:table-cell>
              <table:table-cell office:value-type="float" office:value="0.00139271">
                <text:p>0.00139271</text:p>
              </table:table-cell>
              <table:table-cell office:value-type="float" office:value="0.0153371">
                <text:p>0.0153371</text:p>
              </table:table-cell>
              <table:table-cell office:value-type="float" office:value="0.0109162">
                <text:p>0.01091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16745">
                <text:p>0.16745</text:p>
              </table:table-cell>
              <table:table-cell office:value-type="float" office:value="0.00133112">
                <text:p>0.00133112</text:p>
              </table:table-cell>
              <table:table-cell office:value-type="float" office:value="0.0150427">
                <text:p>0.0150427</text:p>
              </table:table-cell>
              <table:table-cell office:value-type="float" office:value="0.010964">
                <text:p>0.0109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70161">
                <text:p>0.170161</text:p>
              </table:table-cell>
              <table:table-cell office:value-type="float" office:value="0.00139981">
                <text:p>0.00139981</text:p>
              </table:table-cell>
              <table:table-cell office:value-type="float" office:value="0.0153293">
                <text:p>0.0153293</text:p>
              </table:table-cell>
              <table:table-cell office:value-type="float" office:value="0.0106668">
                <text:p>0.01066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170534">
                <text:p>0.170534</text:p>
              </table:table-cell>
              <table:table-cell office:value-type="float" office:value="0.00132757">
                <text:p>0.00132757</text:p>
              </table:table-cell>
              <table:table-cell office:value-type="float" office:value="0.0150052">
                <text:p>0.0150052</text:p>
              </table:table-cell>
              <table:table-cell office:value-type="float" office:value="0.0104516">
                <text:p>0.01045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16895">
                <text:p>0.16895</text:p>
              </table:table-cell>
              <table:table-cell office:value-type="float" office:value="0.00141679">
                <text:p>0.00141679</text:p>
              </table:table-cell>
              <table:table-cell office:value-type="float" office:value="0.0181837">
                <text:p>0.0181837</text:p>
              </table:table-cell>
              <table:table-cell office:value-type="float" office:value="0.0104256">
                <text:p>0.01042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169601">
                <text:p>0.169601</text:p>
              </table:table-cell>
              <table:table-cell office:value-type="float" office:value="0.00133823">
                <text:p>0.00133823</text:p>
              </table:table-cell>
              <table:table-cell office:value-type="float" office:value="0.0214433">
                <text:p>0.0214433</text:p>
              </table:table-cell>
              <table:table-cell office:value-type="float" office:value="0.0104599">
                <text:p>0.01045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67769">
                <text:p>0.167769</text:p>
              </table:table-cell>
              <table:table-cell office:value-type="float" office:value="0.001431">
                <text:p>0.001431</text:p>
              </table:table-cell>
              <table:table-cell office:value-type="float" office:value="0.0189389">
                <text:p>0.0189389</text:p>
              </table:table-cell>
              <table:table-cell office:value-type="float" office:value="0.01048">
                <text:p>0.010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169962">
                <text:p>0.169962</text:p>
              </table:table-cell>
              <table:table-cell office:value-type="float" office:value="0.0013252">
                <text:p>0.0013252</text:p>
              </table:table-cell>
              <table:table-cell office:value-type="float" office:value="0.0166774">
                <text:p>0.0166774</text:p>
              </table:table-cell>
              <table:table-cell office:value-type="float" office:value="0.0105282">
                <text:p>0.01052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172818">
                <text:p>0.172818</text:p>
              </table:table-cell>
              <table:table-cell office:value-type="float" office:value="0.00143218">
                <text:p>0.00143218</text:p>
              </table:table-cell>
              <table:table-cell office:value-type="float" office:value="0.0156087">
                <text:p>0.0156087</text:p>
              </table:table-cell>
              <table:table-cell office:value-type="float" office:value="0.0107201">
                <text:p>0.01072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71305">
                <text:p>0.171305</text:p>
              </table:table-cell>
              <table:table-cell office:value-type="float" office:value="0.00132757">
                <text:p>0.00132757</text:p>
              </table:table-cell>
              <table:table-cell office:value-type="float" office:value="0.0153814">
                <text:p>0.0153814</text:p>
              </table:table-cell>
              <table:table-cell office:value-type="float" office:value="0.0115214">
                <text:p>0.01152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74068">
                <text:p>0.174068</text:p>
              </table:table-cell>
              <table:table-cell office:value-type="float" office:value="0.00137494">
                <text:p>0.00137494</text:p>
              </table:table-cell>
              <table:table-cell office:value-type="float" office:value="0.0152152">
                <text:p>0.0152152</text:p>
              </table:table-cell>
              <table:table-cell office:value-type="float" office:value="0.0114271">
                <text:p>0.01142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169627">
                <text:p>0.169627</text:p>
              </table:table-cell>
              <table:table-cell office:value-type="float" office:value="0.00135284">
                <text:p>0.00135284</text:p>
              </table:table-cell>
              <table:table-cell office:value-type="float" office:value="0.015334">
                <text:p>0.015334</text:p>
              </table:table-cell>
              <table:table-cell office:value-type="float" office:value="0.0105993">
                <text:p>0.01059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71744">
                <text:p>0.171744</text:p>
              </table:table-cell>
              <table:table-cell office:value-type="float" office:value="0.00139863">
                <text:p>0.00139863</text:p>
              </table:table-cell>
              <table:table-cell office:value-type="float" office:value="0.0158882">
                <text:p>0.0158882</text:p>
              </table:table-cell>
              <table:table-cell office:value-type="float" office:value="0.0108112">
                <text:p>0.01081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7264">
                <text:p>0.17264</text:p>
              </table:table-cell>
              <table:table-cell office:value-type="float" office:value="0.0013481">
                <text:p>0.0013481</text:p>
              </table:table-cell>
              <table:table-cell office:value-type="float" office:value="0.0154268">
                <text:p>0.0154268</text:p>
              </table:table-cell>
              <table:table-cell office:value-type="float" office:value="0.0107145">
                <text:p>0.01071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72511">
                <text:p>0.172511</text:p>
              </table:table-cell>
              <table:table-cell office:value-type="float" office:value="0.00141047">
                <text:p>0.00141047</text:p>
              </table:table-cell>
              <table:table-cell office:value-type="float" office:value="0.0179125">
                <text:p>0.0179125</text:p>
              </table:table-cell>
              <table:table-cell office:value-type="float" office:value="0.0112171">
                <text:p>0.01121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73705">
                <text:p>0.173705</text:p>
              </table:table-cell>
              <table:table-cell office:value-type="float" office:value="0.00133152">
                <text:p>0.00133152</text:p>
              </table:table-cell>
              <table:table-cell office:value-type="float" office:value="0.0160446">
                <text:p>0.0160446</text:p>
              </table:table-cell>
              <table:table-cell office:value-type="float" office:value="0.0129477">
                <text:p>0.01294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171037">
                <text:p>0.171037</text:p>
              </table:table-cell>
              <table:table-cell office:value-type="float" office:value="0.00133389">
                <text:p>0.00133389</text:p>
              </table:table-cell>
              <table:table-cell office:value-type="float" office:value="0.0213122">
                <text:p>0.0213122</text:p>
              </table:table-cell>
              <table:table-cell office:value-type="float" office:value="0.0138651">
                <text:p>0.01386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172866">
                <text:p>0.172866</text:p>
              </table:table-cell>
              <table:table-cell office:value-type="float" office:value="0.00141323">
                <text:p>0.00141323</text:p>
              </table:table-cell>
              <table:table-cell office:value-type="float" office:value="0.0189512">
                <text:p>0.0189512</text:p>
              </table:table-cell>
              <table:table-cell office:value-type="float" office:value="0.0120133">
                <text:p>0.01201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172254">
                <text:p>0.172254</text:p>
              </table:table-cell>
              <table:table-cell office:value-type="float" office:value="0.0013481">
                <text:p>0.0013481</text:p>
              </table:table-cell>
              <table:table-cell office:value-type="float" office:value="0.0173208">
                <text:p>0.0173208</text:p>
              </table:table-cell>
              <table:table-cell office:value-type="float" office:value="0.0111732">
                <text:p>0.01117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7502">
                <text:p>0.17502</text:p>
              </table:table-cell>
              <table:table-cell office:value-type="float" office:value="0.0013931">
                <text:p>0.0013931</text:p>
              </table:table-cell>
              <table:table-cell office:value-type="float" office:value="0.0158022">
                <text:p>0.0158022</text:p>
              </table:table-cell>
              <table:table-cell office:value-type="float" office:value="0.0113098">
                <text:p>0.01130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173869">
                <text:p>0.173869</text:p>
              </table:table-cell>
              <table:table-cell office:value-type="float" office:value="0.00132994">
                <text:p>0.00132994</text:p>
              </table:table-cell>
              <table:table-cell office:value-type="float" office:value="0.0160552">
                <text:p>0.0160552</text:p>
              </table:table-cell>
              <table:table-cell office:value-type="float" office:value="0.0108957">
                <text:p>0.01089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1744">
                <text:p>0.1744</text:p>
              </table:table-cell>
              <table:table-cell office:value-type="float" office:value="0.0014231">
                <text:p>0.0014231</text:p>
              </table:table-cell>
              <table:table-cell office:value-type="float" office:value="0.015497">
                <text:p>0.015497</text:p>
              </table:table-cell>
              <table:table-cell office:value-type="float" office:value="0.010992">
                <text:p>0.01099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73057">
                <text:p>0.173057</text:p>
              </table:table-cell>
              <table:table-cell office:value-type="float" office:value="0.00133665">
                <text:p>0.00133665</text:p>
              </table:table-cell>
              <table:table-cell office:value-type="float" office:value="0.0150545">
                <text:p>0.0150545</text:p>
              </table:table-cell>
              <table:table-cell office:value-type="float" office:value="0.0106747">
                <text:p>0.01067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73523">
                <text:p>0.173523</text:p>
              </table:table-cell>
              <table:table-cell office:value-type="float" office:value="0.00142429">
                <text:p>0.00142429</text:p>
              </table:table-cell>
              <table:table-cell office:value-type="float" office:value="0.0152775">
                <text:p>0.0152775</text:p>
              </table:table-cell>
              <table:table-cell office:value-type="float" office:value="0.0106814">
                <text:p>0.01068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75507">
                <text:p>0.175507</text:p>
              </table:table-cell>
              <table:table-cell office:value-type="float" office:value="0.00134455">
                <text:p>0.00134455</text:p>
              </table:table-cell>
              <table:table-cell office:value-type="float" office:value="0.0154686">
                <text:p>0.0154686</text:p>
              </table:table-cell>
              <table:table-cell office:value-type="float" office:value="0.0109249">
                <text:p>0.01092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75605">
                <text:p>0.175605</text:p>
              </table:table-cell>
              <table:table-cell office:value-type="float" office:value="0.00139705">
                <text:p>0.00139705</text:p>
              </table:table-cell>
              <table:table-cell office:value-type="float" office:value="0.0151883">
                <text:p>0.0151883</text:p>
              </table:table-cell>
              <table:table-cell office:value-type="float" office:value="0.011585">
                <text:p>0.0115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175111">
                <text:p>0.175111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157974">
                <text:p>0.0157974</text:p>
              </table:table-cell>
              <table:table-cell office:value-type="float" office:value="0.0110588">
                <text:p>0.01105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172843">
                <text:p>0.172843</text:p>
              </table:table-cell>
              <table:table-cell office:value-type="float" office:value="0.00140692">
                <text:p>0.00140692</text:p>
              </table:table-cell>
              <table:table-cell office:value-type="float" office:value="0.0154591">
                <text:p>0.0154591</text:p>
              </table:table-cell>
              <table:table-cell office:value-type="float" office:value="0.010861">
                <text:p>0.0108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74114">
                <text:p>0.174114</text:p>
              </table:table-cell>
              <table:table-cell office:value-type="float" office:value="0.00133823">
                <text:p>0.00133823</text:p>
              </table:table-cell>
              <table:table-cell office:value-type="float" office:value="0.0152712">
                <text:p>0.0152712</text:p>
              </table:table-cell>
              <table:table-cell office:value-type="float" office:value="0.0111077">
                <text:p>0.01110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17566">
                <text:p>0.17566</text:p>
              </table:table-cell>
              <table:table-cell office:value-type="float" office:value="0.00138284">
                <text:p>0.00138284</text:p>
              </table:table-cell>
              <table:table-cell office:value-type="float" office:value="0.0180555">
                <text:p>0.0180555</text:p>
              </table:table-cell>
              <table:table-cell office:value-type="float" office:value="0.0109786">
                <text:p>0.01097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177162">
                <text:p>0.177162</text:p>
              </table:table-cell>
              <table:table-cell office:value-type="float" office:value="0.00133349">
                <text:p>0.00133349</text:p>
              </table:table-cell>
              <table:table-cell office:value-type="float" office:value="0.0179879">
                <text:p>0.0179879</text:p>
              </table:table-cell>
              <table:table-cell office:value-type="float" office:value="0.0108191">
                <text:p>0.01081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177715">
                <text:p>0.177715</text:p>
              </table:table-cell>
              <table:table-cell office:value-type="float" office:value="0.001416">
                <text:p>0.001416</text:p>
              </table:table-cell>
              <table:table-cell office:value-type="float" office:value="0.016716">
                <text:p>0.016716</text:p>
              </table:table-cell>
              <table:table-cell office:value-type="float" office:value="0.0109206">
                <text:p>0.01092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17707">
                <text:p>0.17707</text:p>
              </table:table-cell>
              <table:table-cell office:value-type="float" office:value="0.00133231">
                <text:p>0.00133231</text:p>
              </table:table-cell>
              <table:table-cell office:value-type="float" office:value="0.0155874">
                <text:p>0.0155874</text:p>
              </table:table-cell>
              <table:table-cell office:value-type="float" office:value="0.0115854">
                <text:p>0.011585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176611">
                <text:p>0.176611</text:p>
              </table:table-cell>
              <table:table-cell office:value-type="float" office:value="0.00139113">
                <text:p>0.00139113</text:p>
              </table:table-cell>
              <table:table-cell office:value-type="float" office:value="0.0152586">
                <text:p>0.0152586</text:p>
              </table:table-cell>
              <table:table-cell office:value-type="float" office:value="0.013496">
                <text:p>0.0134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174456">
                <text:p>0.174456</text:p>
              </table:table-cell>
              <table:table-cell office:value-type="float" office:value="0.00132678">
                <text:p>0.00132678</text:p>
              </table:table-cell>
              <table:table-cell office:value-type="float" office:value="0.0151879">
                <text:p>0.0151879</text:p>
              </table:table-cell>
              <table:table-cell office:value-type="float" office:value="0.0134052">
                <text:p>0.01340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176684">
                <text:p>0.176684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152317">
                <text:p>0.0152317</text:p>
              </table:table-cell>
              <table:table-cell office:value-type="float" office:value="0.0117733">
                <text:p>0.01177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176499">
                <text:p>0.176499</text:p>
              </table:table-cell>
              <table:table-cell office:value-type="float" office:value="0.0014006">
                <text:p>0.0014006</text:p>
              </table:table-cell>
              <table:table-cell office:value-type="float" office:value="0.015546">
                <text:p>0.015546</text:p>
              </table:table-cell>
              <table:table-cell office:value-type="float" office:value="0.0112877">
                <text:p>0.01128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177059">
                <text:p>0.177059</text:p>
              </table:table-cell>
              <table:table-cell office:value-type="float" office:value="0.0013331">
                <text:p>0.0013331</text:p>
              </table:table-cell>
              <table:table-cell office:value-type="float" office:value="0.0163856">
                <text:p>0.0163856</text:p>
              </table:table-cell>
              <table:table-cell office:value-type="float" office:value="0.0112321">
                <text:p>0.01123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76819">
                <text:p>0.176819</text:p>
              </table:table-cell>
              <table:table-cell office:value-type="float" office:value="0.00138718">
                <text:p>0.00138718</text:p>
              </table:table-cell>
              <table:table-cell office:value-type="float" office:value="0.0155704">
                <text:p>0.0155704</text:p>
              </table:table-cell>
              <table:table-cell office:value-type="float" office:value="0.011345">
                <text:p>0.0113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181554">
                <text:p>0.181554</text:p>
              </table:table-cell>
              <table:table-cell office:value-type="float" office:value="0.00134652">
                <text:p>0.00134652</text:p>
              </table:table-cell>
              <table:table-cell office:value-type="float" office:value="0.0158732">
                <text:p>0.0158732</text:p>
              </table:table-cell>
              <table:table-cell office:value-type="float" office:value="0.0111977">
                <text:p>0.01119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77432">
                <text:p>0.177432</text:p>
              </table:table-cell>
              <table:table-cell office:value-type="float" office:value="0.00142152">
                <text:p>0.00142152</text:p>
              </table:table-cell>
              <table:table-cell office:value-type="float" office:value="0.0154631">
                <text:p>0.0154631</text:p>
              </table:table-cell>
              <table:table-cell office:value-type="float" office:value="0.0109388">
                <text:p>0.01093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178058">
                <text:p>0.178058</text:p>
              </table:table-cell>
              <table:table-cell office:value-type="float" office:value="0.00133191">
                <text:p>0.00133191</text:p>
              </table:table-cell>
              <table:table-cell office:value-type="float" office:value="0.015336">
                <text:p>0.015336</text:p>
              </table:table-cell>
              <table:table-cell office:value-type="float" office:value="0.0111342">
                <text:p>0.01113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181501">
                <text:p>0.181501</text:p>
              </table:table-cell>
              <table:table-cell office:value-type="float" office:value="0.00139705">
                <text:p>0.00139705</text:p>
              </table:table-cell>
              <table:table-cell office:value-type="float" office:value="0.0164413">
                <text:p>0.0164413</text:p>
              </table:table-cell>
              <table:table-cell office:value-type="float" office:value="0.0128454">
                <text:p>0.01284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179435">
                <text:p>0.179435</text:p>
              </table:table-cell>
              <table:table-cell office:value-type="float" office:value="0.0013181">
                <text:p>0.0013181</text:p>
              </table:table-cell>
              <table:table-cell office:value-type="float" office:value="0.0178825">
                <text:p>0.0178825</text:p>
              </table:table-cell>
              <table:table-cell office:value-type="float" office:value="0.0118206">
                <text:p>0.01182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78305">
                <text:p>0.178305</text:p>
              </table:table-cell>
              <table:table-cell office:value-type="float" office:value="0.00139231">
                <text:p>0.00139231</text:p>
              </table:table-cell>
              <table:table-cell office:value-type="float" office:value="0.0180377">
                <text:p>0.0180377</text:p>
              </table:table-cell>
              <table:table-cell office:value-type="float" office:value="0.0109991">
                <text:p>0.01099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79415">
                <text:p>0.179415</text:p>
              </table:table-cell>
              <table:table-cell office:value-type="float" office:value="0.00133112">
                <text:p>0.00133112</text:p>
              </table:table-cell>
              <table:table-cell office:value-type="float" office:value="0.0168416">
                <text:p>0.0168416</text:p>
              </table:table-cell>
              <table:table-cell office:value-type="float" office:value="0.0116967">
                <text:p>0.01169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179338">
                <text:p>0.179338</text:p>
              </table:table-cell>
              <table:table-cell office:value-type="float" office:value="0.00142429">
                <text:p>0.00142429</text:p>
              </table:table-cell>
              <table:table-cell office:value-type="float" office:value="0.0156202">
                <text:p>0.0156202</text:p>
              </table:table-cell>
              <table:table-cell office:value-type="float" office:value="0.0126611">
                <text:p>0.01266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177302">
                <text:p>0.177302</text:p>
              </table:table-cell>
              <table:table-cell office:value-type="float" office:value="0.00133586">
                <text:p>0.00133586</text:p>
              </table:table-cell>
              <table:table-cell office:value-type="float" office:value="0.0154149">
                <text:p>0.0154149</text:p>
              </table:table-cell>
              <table:table-cell office:value-type="float" office:value="0.0134186">
                <text:p>0.01341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81787">
                <text:p>0.181787</text:p>
              </table:table-cell>
              <table:table-cell office:value-type="float" office:value="0.00139271">
                <text:p>0.00139271</text:p>
              </table:table-cell>
              <table:table-cell office:value-type="float" office:value="0.0156226">
                <text:p>0.0156226</text:p>
              </table:table-cell>
              <table:table-cell office:value-type="float" office:value="0.0136101">
                <text:p>0.01361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80594">
                <text:p>0.180594</text:p>
              </table:table-cell>
              <table:table-cell office:value-type="float" office:value="0.00135323">
                <text:p>0.00135323</text:p>
              </table:table-cell>
              <table:table-cell office:value-type="float" office:value="0.0160236">
                <text:p>0.0160236</text:p>
              </table:table-cell>
              <table:table-cell office:value-type="float" office:value="0.0127767">
                <text:p>0.01277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206039">
                <text:p>0.206039</text:p>
              </table:table-cell>
              <table:table-cell office:value-type="float" office:value="0.00140218">
                <text:p>0.00140218</text:p>
              </table:table-cell>
              <table:table-cell office:value-type="float" office:value="0.0157185">
                <text:p>0.0157185</text:p>
              </table:table-cell>
              <table:table-cell office:value-type="float" office:value="0.0138205">
                <text:p>0.01382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180977">
                <text:p>0.180977</text:p>
              </table:table-cell>
              <table:table-cell office:value-type="float" office:value="0.00133034">
                <text:p>0.00133034</text:p>
              </table:table-cell>
              <table:table-cell office:value-type="float" office:value="0.0157197">
                <text:p>0.0157197</text:p>
              </table:table-cell>
              <table:table-cell office:value-type="float" office:value="0.0142543">
                <text:p>0.01425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181517">
                <text:p>0.181517</text:p>
              </table:table-cell>
              <table:table-cell office:value-type="float" office:value="0.00141363">
                <text:p>0.00141363</text:p>
              </table:table-cell>
              <table:table-cell office:value-type="float" office:value="0.0161954">
                <text:p>0.0161954</text:p>
              </table:table-cell>
              <table:table-cell office:value-type="float" office:value="0.0127752">
                <text:p>0.01277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182968">
                <text:p>0.182968</text:p>
              </table:table-cell>
              <table:table-cell office:value-type="float" office:value="0.00133507">
                <text:p>0.00133507</text:p>
              </table:table-cell>
              <table:table-cell office:value-type="float" office:value="0.0158491">
                <text:p>0.0158491</text:p>
              </table:table-cell>
              <table:table-cell office:value-type="float" office:value="0.0117002">
                <text:p>0.01170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180976">
                <text:p>0.180976</text:p>
              </table:table-cell>
              <table:table-cell office:value-type="float" office:value="0.00146929">
                <text:p>0.00146929</text:p>
              </table:table-cell>
              <table:table-cell office:value-type="float" office:value="0.0174606">
                <text:p>0.0174606</text:p>
              </table:table-cell>
              <table:table-cell office:value-type="float" office:value="0.0116331">
                <text:p>0.01163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180301">
                <text:p>0.180301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163134">
                <text:p>0.0163134</text:p>
              </table:table-cell>
              <table:table-cell office:value-type="float" office:value="0.0113588">
                <text:p>0.01135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184011">
                <text:p>0.184011</text:p>
              </table:table-cell>
              <table:table-cell office:value-type="float" office:value="0.00134336">
                <text:p>0.00134336</text:p>
              </table:table-cell>
              <table:table-cell office:value-type="float" office:value="0.0185055">
                <text:p>0.0185055</text:p>
              </table:table-cell>
              <table:table-cell office:value-type="float" office:value="0.0113078">
                <text:p>0.01130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183759">
                <text:p>0.183759</text:p>
              </table:table-cell>
              <table:table-cell office:value-type="float" office:value="0.00144245">
                <text:p>0.00144245</text:p>
              </table:table-cell>
              <table:table-cell office:value-type="float" office:value="0.0180728">
                <text:p>0.0180728</text:p>
              </table:table-cell>
              <table:table-cell office:value-type="float" office:value="0.0113157">
                <text:p>0.01131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18429">
                <text:p>0.18429</text:p>
              </table:table-cell>
              <table:table-cell office:value-type="float" office:value="0.00135836">
                <text:p>0.00135836</text:p>
              </table:table-cell>
              <table:table-cell office:value-type="float" office:value="0.0165558">
                <text:p>0.0165558</text:p>
              </table:table-cell>
              <table:table-cell office:value-type="float" office:value="0.0113805">
                <text:p>0.01138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182032">
                <text:p>0.182032</text:p>
              </table:table-cell>
              <table:table-cell office:value-type="float" office:value="0.00138679">
                <text:p>0.00138679</text:p>
              </table:table-cell>
              <table:table-cell office:value-type="float" office:value="0.0162277">
                <text:p>0.0162277</text:p>
              </table:table-cell>
              <table:table-cell office:value-type="float" office:value="0.0113785">
                <text:p>0.01137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182364">
                <text:p>0.182364</text:p>
              </table:table-cell>
              <table:table-cell office:value-type="float" office:value="0.00135323">
                <text:p>0.00135323</text:p>
              </table:table-cell>
              <table:table-cell office:value-type="float" office:value="0.0166248">
                <text:p>0.0166248</text:p>
              </table:table-cell>
              <table:table-cell office:value-type="float" office:value="0.0115629">
                <text:p>0.01156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182704">
                <text:p>0.182704</text:p>
              </table:table-cell>
              <table:table-cell office:value-type="float" office:value="0.00139823">
                <text:p>0.00139823</text:p>
              </table:table-cell>
              <table:table-cell office:value-type="float" office:value="0.0159956">
                <text:p>0.0159956</text:p>
              </table:table-cell>
              <table:table-cell office:value-type="float" office:value="0.0134155">
                <text:p>0.01341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181043">
                <text:p>0.181043</text:p>
              </table:table-cell>
              <table:table-cell office:value-type="float" office:value="0.00133784">
                <text:p>0.00133784</text:p>
              </table:table-cell>
              <table:table-cell office:value-type="float" office:value="0.0156905">
                <text:p>0.0156905</text:p>
              </table:table-cell>
              <table:table-cell office:value-type="float" office:value="0.012995">
                <text:p>0.0129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184247">
                <text:p>0.184247</text:p>
              </table:table-cell>
              <table:table-cell office:value-type="float" office:value="0.00141323">
                <text:p>0.00141323</text:p>
              </table:table-cell>
              <table:table-cell office:value-type="float" office:value="0.0158476">
                <text:p>0.0158476</text:p>
              </table:table-cell>
              <table:table-cell office:value-type="float" office:value="0.0132102">
                <text:p>0.01321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183557">
                <text:p>0.183557</text:p>
              </table:table-cell>
              <table:table-cell office:value-type="float" office:value="0.00133586">
                <text:p>0.00133586</text:p>
              </table:table-cell>
              <table:table-cell office:value-type="float" office:value="0.0159881">
                <text:p>0.0159881</text:p>
              </table:table-cell>
              <table:table-cell office:value-type="float" office:value="0.011431">
                <text:p>0.01143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184205">
                <text:p>0.184205</text:p>
              </table:table-cell>
              <table:table-cell office:value-type="float" office:value="0.00138363">
                <text:p>0.00138363</text:p>
              </table:table-cell>
              <table:table-cell office:value-type="float" office:value="0.0158665">
                <text:p>0.0158665</text:p>
              </table:table-cell>
              <table:table-cell office:value-type="float" office:value="0.0113169">
                <text:p>0.01131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184869">
                <text:p>0.184869</text:p>
              </table:table-cell>
              <table:table-cell office:value-type="float" office:value="0.0013556">
                <text:p>0.0013556</text:p>
              </table:table-cell>
              <table:table-cell office:value-type="float" office:value="0.0156755">
                <text:p>0.0156755</text:p>
              </table:table-cell>
              <table:table-cell office:value-type="float" office:value="0.0113998">
                <text:p>0.01139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184681">
                <text:p>0.184681</text:p>
              </table:table-cell>
              <table:table-cell office:value-type="float" office:value="0.00182931">
                <text:p>0.00182931</text:p>
              </table:table-cell>
              <table:table-cell office:value-type="float" office:value="0.0159498">
                <text:p>0.0159498</text:p>
              </table:table-cell>
              <table:table-cell office:value-type="float" office:value="0.0130677">
                <text:p>0.01306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186562">
                <text:p>0.186562</text:p>
              </table:table-cell>
              <table:table-cell office:value-type="float" office:value="0.00159996">
                <text:p>0.00159996</text:p>
              </table:table-cell>
              <table:table-cell office:value-type="float" office:value="0.0175221">
                <text:p>0.0175221</text:p>
              </table:table-cell>
              <table:table-cell office:value-type="float" office:value="0.0149459">
                <text:p>0.01494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19126">
                <text:p>0.19126</text:p>
              </table:table-cell>
              <table:table-cell office:value-type="float" office:value="0.00166114">
                <text:p>0.00166114</text:p>
              </table:table-cell>
              <table:table-cell office:value-type="float" office:value="0.0189192">
                <text:p>0.0189192</text:p>
              </table:table-cell>
              <table:table-cell office:value-type="float" office:value="0.0163256">
                <text:p>0.01632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186312">
                <text:p>0.186312</text:p>
              </table:table-cell>
              <table:table-cell office:value-type="float" office:value="0.00155969">
                <text:p>0.00155969</text:p>
              </table:table-cell>
              <table:table-cell office:value-type="float" office:value="0.0174894">
                <text:p>0.0174894</text:p>
              </table:table-cell>
              <table:table-cell office:value-type="float" office:value="0.0121901">
                <text:p>0.01219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184894">
                <text:p>0.184894</text:p>
              </table:table-cell>
              <table:table-cell office:value-type="float" office:value="0.00158693">
                <text:p>0.00158693</text:p>
              </table:table-cell>
              <table:table-cell office:value-type="float" office:value="0.0162514">
                <text:p>0.0162514</text:p>
              </table:table-cell>
              <table:table-cell office:value-type="float" office:value="0.0114646">
                <text:p>0.01146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187654">
                <text:p>0.187654</text:p>
              </table:table-cell>
              <table:table-cell office:value-type="float" office:value="0.00142192">
                <text:p>0.00142192</text:p>
              </table:table-cell>
              <table:table-cell office:value-type="float" office:value="0.0159723">
                <text:p>0.0159723</text:p>
              </table:table-cell>
              <table:table-cell office:value-type="float" office:value="0.0122592">
                <text:p>0.01225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186887">
                <text:p>0.186887</text:p>
              </table:table-cell>
              <table:table-cell office:value-type="float" office:value="0.00145903">
                <text:p>0.00145903</text:p>
              </table:table-cell>
              <table:table-cell office:value-type="float" office:value="0.0160276">
                <text:p>0.0160276</text:p>
              </table:table-cell>
              <table:table-cell office:value-type="float" office:value="0.0118874">
                <text:p>0.01188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186506">
                <text:p>0.186506</text:p>
              </table:table-cell>
              <table:table-cell office:value-type="float" office:value="0.00138718">
                <text:p>0.00138718</text:p>
              </table:table-cell>
              <table:table-cell office:value-type="float" office:value="0.0162561">
                <text:p>0.0162561</text:p>
              </table:table-cell>
              <table:table-cell office:value-type="float" office:value="0.0118064">
                <text:p>0.01180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18782">
                <text:p>0.18782</text:p>
              </table:table-cell>
              <table:table-cell office:value-type="float" office:value="0.00136665">
                <text:p>0.00136665</text:p>
              </table:table-cell>
              <table:table-cell office:value-type="float" office:value="0.0160726">
                <text:p>0.0160726</text:p>
              </table:table-cell>
              <table:table-cell office:value-type="float" office:value="0.0116201">
                <text:p>0.01162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187788">
                <text:p>0.187788</text:p>
              </table:table-cell>
              <table:table-cell office:value-type="float" office:value="0.00140258">
                <text:p>0.00140258</text:p>
              </table:table-cell>
              <table:table-cell office:value-type="float" office:value="0.0164164">
                <text:p>0.0164164</text:p>
              </table:table-cell>
              <table:table-cell office:value-type="float" office:value="0.0115408">
                <text:p>0.01154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191122">
                <text:p>0.191122</text:p>
              </table:table-cell>
              <table:table-cell office:value-type="float" office:value="0.00139429">
                <text:p>0.00139429</text:p>
              </table:table-cell>
              <table:table-cell office:value-type="float" office:value="0.0162838">
                <text:p>0.0162838</text:p>
              </table:table-cell>
              <table:table-cell office:value-type="float" office:value="0.0117673">
                <text:p>0.01176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186624">
                <text:p>0.186624</text:p>
              </table:table-cell>
              <table:table-cell office:value-type="float" office:value="0.00170062">
                <text:p>0.00170062</text:p>
              </table:table-cell>
              <table:table-cell office:value-type="float" office:value="0.0179347">
                <text:p>0.0179347</text:p>
              </table:table-cell>
              <table:table-cell office:value-type="float" office:value="0.0123086">
                <text:p>0.01230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186808">
                <text:p>0.186808</text:p>
              </table:table-cell>
              <table:table-cell office:value-type="float" office:value="0.00172509">
                <text:p>0.00172509</text:p>
              </table:table-cell>
              <table:table-cell office:value-type="float" office:value="0.0172178">
                <text:p>0.0172178</text:p>
              </table:table-cell>
              <table:table-cell office:value-type="float" office:value="0.0118337">
                <text:p>0.01183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185543">
                <text:p>0.185543</text:p>
              </table:table-cell>
              <table:table-cell office:value-type="float" office:value="0.00172115">
                <text:p>0.00172115</text:p>
              </table:table-cell>
              <table:table-cell office:value-type="float" office:value="0.0165131">
                <text:p>0.0165131</text:p>
              </table:table-cell>
              <table:table-cell office:value-type="float" office:value="0.0118329">
                <text:p>0.01183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186829">
                <text:p>0.186829</text:p>
              </table:table-cell>
              <table:table-cell office:value-type="float" office:value="0.00153995">
                <text:p>0.00153995</text:p>
              </table:table-cell>
              <table:table-cell office:value-type="float" office:value="0.0178597">
                <text:p>0.0178597</text:p>
              </table:table-cell>
              <table:table-cell office:value-type="float" office:value="0.0117034">
                <text:p>0.01170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189449">
                <text:p>0.189449</text:p>
              </table:table-cell>
              <table:table-cell office:value-type="float" office:value="0.00163193">
                <text:p>0.00163193</text:p>
              </table:table-cell>
              <table:table-cell office:value-type="float" office:value="0.0188687">
                <text:p>0.0188687</text:p>
              </table:table-cell>
              <table:table-cell office:value-type="float" office:value="0.0117468">
                <text:p>0.01174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194443">
                <text:p>0.194443</text:p>
              </table:table-cell>
              <table:table-cell office:value-type="float" office:value="0.00151548">
                <text:p>0.00151548</text:p>
              </table:table-cell>
              <table:table-cell office:value-type="float" office:value="0.0178589">
                <text:p>0.0178589</text:p>
              </table:table-cell>
              <table:table-cell office:value-type="float" office:value="0.0134865">
                <text:p>0.01348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193257">
                <text:p>0.193257</text:p>
              </table:table-cell>
              <table:table-cell office:value-type="float" office:value="0.00149219">
                <text:p>0.00149219</text:p>
              </table:table-cell>
              <table:table-cell office:value-type="float" office:value="0.0169691">
                <text:p>0.0169691</text:p>
              </table:table-cell>
              <table:table-cell office:value-type="float" office:value="0.0139713">
                <text:p>0.01397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190206">
                <text:p>0.190206</text:p>
              </table:table-cell>
              <table:table-cell office:value-type="float" office:value="0.00140692">
                <text:p>0.00140692</text:p>
              </table:table-cell>
              <table:table-cell office:value-type="float" office:value="0.0166797">
                <text:p>0.0166797</text:p>
              </table:table-cell>
              <table:table-cell office:value-type="float" office:value="0.0142251">
                <text:p>0.01422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  <table:table-cell office:value-type="float" office:value="0.0014614">
                <text:p>0.0014614</text:p>
              </table:table-cell>
              <table:table-cell office:value-type="float" office:value="0.0164409">
                <text:p>0.0164409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188925">
                <text:p>0.188925</text:p>
              </table:table-cell>
              <table:table-cell office:value-type="float" office:value="0.00141323">
                <text:p>0.00141323</text:p>
              </table:table-cell>
              <table:table-cell office:value-type="float" office:value="0.0164121">
                <text:p>0.0164121</text:p>
              </table:table-cell>
              <table:table-cell office:value-type="float" office:value="0.0118897">
                <text:p>0.01188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189222">
                <text:p>0.189222</text:p>
              </table:table-cell>
              <table:table-cell office:value-type="float" office:value="0.00162285">
                <text:p>0.00162285</text:p>
              </table:table-cell>
              <table:table-cell office:value-type="float" office:value="0.0166935">
                <text:p>0.0166935</text:p>
              </table:table-cell>
              <table:table-cell office:value-type="float" office:value="0.0118274">
                <text:p>0.01182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189551">
                <text:p>0.189551</text:p>
              </table:table-cell>
              <table:table-cell office:value-type="float" office:value="0.0016793">
                <text:p>0.0016793</text:p>
              </table:table-cell>
              <table:table-cell office:value-type="float" office:value="0.0162273">
                <text:p>0.0162273</text:p>
              </table:table-cell>
              <table:table-cell office:value-type="float" office:value="0.011703">
                <text:p>0.0117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186992">
                <text:p>0.186992</text:p>
              </table:table-cell>
              <table:table-cell office:value-type="float" office:value="0.0015439">
                <text:p>0.0015439</text:p>
              </table:table-cell>
              <table:table-cell office:value-type="float" office:value="0.017684">
                <text:p>0.017684</text:p>
              </table:table-cell>
              <table:table-cell office:value-type="float" office:value="0.0120129">
                <text:p>0.01201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192555">
                <text:p>0.192555</text:p>
              </table:table-cell>
              <table:table-cell office:value-type="float" office:value="0.00145903">
                <text:p>0.00145903</text:p>
              </table:table-cell>
              <table:table-cell office:value-type="float" office:value="0.017234">
                <text:p>0.017234</text:p>
              </table:table-cell>
              <table:table-cell office:value-type="float" office:value="0.0120003">
                <text:p>0.01200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19093">
                <text:p>0.19093</text:p>
              </table:table-cell>
              <table:table-cell office:value-type="float" office:value="0.00147876">
                <text:p>0.00147876</text:p>
              </table:table-cell>
              <table:table-cell office:value-type="float" office:value="0.0173413">
                <text:p>0.0173413</text:p>
              </table:table-cell>
              <table:table-cell office:value-type="float" office:value="0.0122304">
                <text:p>0.01223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190411">
                <text:p>0.190411</text:p>
              </table:table-cell>
              <table:table-cell office:value-type="float" office:value="0.00141126">
                <text:p>0.00141126</text:p>
              </table:table-cell>
              <table:table-cell office:value-type="float" office:value="0.0185998">
                <text:p>0.0185998</text:p>
              </table:table-cell>
              <table:table-cell office:value-type="float" office:value="0.0130898">
                <text:p>0.01308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191727">
                <text:p>0.191727</text:p>
              </table:table-cell>
              <table:table-cell office:value-type="float" office:value="0.00139231">
                <text:p>0.00139231</text:p>
              </table:table-cell>
              <table:table-cell office:value-type="float" office:value="0.0189741">
                <text:p>0.0189741</text:p>
              </table:table-cell>
              <table:table-cell office:value-type="float" office:value="0.0127578">
                <text:p>0.01275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191875">
                <text:p>0.191875</text:p>
              </table:table-cell>
              <table:table-cell office:value-type="float" office:value="0.00142745">
                <text:p>0.00142745</text:p>
              </table:table-cell>
              <table:table-cell office:value-type="float" office:value="0.0172596">
                <text:p>0.0172596</text:p>
              </table:table-cell>
              <table:table-cell office:value-type="float" office:value="0.0119363">
                <text:p>0.01193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194374">
                <text:p>0.194374</text:p>
              </table:table-cell>
              <table:table-cell office:value-type="float" office:value="0.00136863">
                <text:p>0.00136863</text:p>
              </table:table-cell>
              <table:table-cell office:value-type="float" office:value="0.0168471">
                <text:p>0.0168471</text:p>
              </table:table-cell>
              <table:table-cell office:value-type="float" office:value="0.0118443">
                <text:p>0.01184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192783">
                <text:p>0.192783</text:p>
              </table:table-cell>
              <table:table-cell office:value-type="float" office:value="0.00145034">
                <text:p>0.00145034</text:p>
              </table:table-cell>
              <table:table-cell office:value-type="float" office:value="0.0174799">
                <text:p>0.0174799</text:p>
              </table:table-cell>
              <table:table-cell office:value-type="float" office:value="0.0117381">
                <text:p>0.011738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194528">
                <text:p>0.194528</text:p>
              </table:table-cell>
              <table:table-cell office:value-type="float" office:value="0.00135639">
                <text:p>0.00135639</text:p>
              </table:table-cell>
              <table:table-cell office:value-type="float" office:value="0.0169983">
                <text:p>0.0169983</text:p>
              </table:table-cell>
              <table:table-cell office:value-type="float" office:value="0.0118609">
                <text:p>0.01186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192913">
                <text:p>0.192913</text:p>
              </table:table-cell>
              <table:table-cell office:value-type="float" office:value="0.00140652">
                <text:p>0.00140652</text:p>
              </table:table-cell>
              <table:table-cell office:value-type="float" office:value="0.0168021">
                <text:p>0.0168021</text:p>
              </table:table-cell>
              <table:table-cell office:value-type="float" office:value="0.0119908">
                <text:p>0.01199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191247">
                <text:p>0.191247</text:p>
              </table:table-cell>
              <table:table-cell office:value-type="float" office:value="0.00134731">
                <text:p>0.00134731</text:p>
              </table:table-cell>
              <table:table-cell office:value-type="float" office:value="0.0164666">
                <text:p>0.0164666</text:p>
              </table:table-cell>
              <table:table-cell office:value-type="float" office:value="0.0140459">
                <text:p>0.0140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193257">
                <text:p>0.193257</text:p>
              </table:table-cell>
              <table:table-cell office:value-type="float" office:value="0.00141126">
                <text:p>0.00141126</text:p>
              </table:table-cell>
              <table:table-cell office:value-type="float" office:value="0.0165337">
                <text:p>0.0165337</text:p>
              </table:table-cell>
              <table:table-cell office:value-type="float" office:value="0.0146305">
                <text:p>0.01463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193218">
                <text:p>0.193218</text:p>
              </table:table-cell>
              <table:table-cell office:value-type="float" office:value="0.0013481">
                <text:p>0.0013481</text:p>
              </table:table-cell>
              <table:table-cell office:value-type="float" office:value="0.0164306">
                <text:p>0.0164306</text:p>
              </table:table-cell>
              <table:table-cell office:value-type="float" office:value="0.0144324">
                <text:p>0.01443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195649">
                <text:p>0.195649</text:p>
              </table:table-cell>
              <table:table-cell office:value-type="float" office:value="0.00143534">
                <text:p>0.00143534</text:p>
              </table:table-cell>
              <table:table-cell office:value-type="float" office:value="0.0166687">
                <text:p>0.0166687</text:p>
              </table:table-cell>
              <table:table-cell office:value-type="float" office:value="0.0133555">
                <text:p>0.01335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194871">
                <text:p>0.194871</text:p>
              </table:table-cell>
              <table:table-cell office:value-type="float" office:value="0.0013781">
                <text:p>0.0013781</text:p>
              </table:table-cell>
              <table:table-cell office:value-type="float" office:value="0.0165566">
                <text:p>0.0165566</text:p>
              </table:table-cell>
              <table:table-cell office:value-type="float" office:value="0.0126362">
                <text:p>0.01263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198785">
                <text:p>0.198785</text:p>
              </table:table-cell>
              <table:table-cell office:value-type="float" office:value="0.00141402">
                <text:p>0.00141402</text:p>
              </table:table-cell>
              <table:table-cell office:value-type="float" office:value="0.0171175">
                <text:p>0.0171175</text:p>
              </table:table-cell>
              <table:table-cell office:value-type="float" office:value="0.0126137">
                <text:p>0.01261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195267">
                <text:p>0.195267</text:p>
              </table:table-cell>
              <table:table-cell office:value-type="float" office:value="0.00135323">
                <text:p>0.00135323</text:p>
              </table:table-cell>
              <table:table-cell office:value-type="float" office:value="0.0216659">
                <text:p>0.0216659</text:p>
              </table:table-cell>
              <table:table-cell office:value-type="float" office:value="0.0127835">
                <text:p>0.01278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194492">
                <text:p>0.194492</text:p>
              </table:table-cell>
              <table:table-cell office:value-type="float" office:value="0.00142034">
                <text:p>0.00142034</text:p>
              </table:table-cell>
              <table:table-cell office:value-type="float" office:value="0.01925">
                <text:p>0.01925</text:p>
              </table:table-cell>
              <table:table-cell office:value-type="float" office:value="0.012444">
                <text:p>0.0124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197775">
                <text:p>0.197775</text:p>
              </table:table-cell>
              <table:table-cell office:value-type="float" office:value="0.00135086">
                <text:p>0.00135086</text:p>
              </table:table-cell>
              <table:table-cell office:value-type="float" office:value="0.0187704">
                <text:p>0.0187704</text:p>
              </table:table-cell>
              <table:table-cell office:value-type="float" office:value="0.0128336">
                <text:p>0.01283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196418">
                <text:p>0.196418</text:p>
              </table:table-cell>
              <table:table-cell office:value-type="float" office:value="0.00144718">
                <text:p>0.00144718</text:p>
              </table:table-cell>
              <table:table-cell office:value-type="float" office:value="0.0194505">
                <text:p>0.0194505</text:p>
              </table:table-cell>
              <table:table-cell office:value-type="float" office:value="0.0128083">
                <text:p>0.01280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195609">
                <text:p>0.195609</text:p>
              </table:table-cell>
              <table:table-cell office:value-type="float" office:value="0.0013635">
                <text:p>0.0013635</text:p>
              </table:table-cell>
              <table:table-cell office:value-type="float" office:value="0.018997">
                <text:p>0.018997</text:p>
              </table:table-cell>
              <table:table-cell office:value-type="float" office:value="0.0126942">
                <text:p>0.01269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199281">
                <text:p>0.199281</text:p>
              </table:table-cell>
              <table:table-cell office:value-type="float" office:value="0.00143021">
                <text:p>0.00143021</text:p>
              </table:table-cell>
              <table:table-cell office:value-type="float" office:value="0.0171815">
                <text:p>0.0171815</text:p>
              </table:table-cell>
              <table:table-cell office:value-type="float" office:value="0.0121246">
                <text:p>0.01212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197859">
                <text:p>0.197859</text:p>
              </table:table-cell>
              <table:table-cell office:value-type="float" office:value="0.00136192">
                <text:p>0.00136192</text:p>
              </table:table-cell>
              <table:table-cell office:value-type="float" office:value="0.0178518">
                <text:p>0.0178518</text:p>
              </table:table-cell>
              <table:table-cell office:value-type="float" office:value="0.0122793">
                <text:p>0.01227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197537">
                <text:p>0.197537</text:p>
              </table:table-cell>
              <table:table-cell office:value-type="float" office:value="0.001446">
                <text:p>0.001446</text:p>
              </table:table-cell>
              <table:table-cell office:value-type="float" office:value="0.0182418">
                <text:p>0.0182418</text:p>
              </table:table-cell>
              <table:table-cell office:value-type="float" office:value="0.0124965">
                <text:p>0.01249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196819">
                <text:p>0.196819</text:p>
              </table:table-cell>
              <table:table-cell office:value-type="float" office:value="0.00136349">
                <text:p>0.00136349</text:p>
              </table:table-cell>
              <table:table-cell office:value-type="float" office:value="0.0196562">
                <text:p>0.0196562</text:p>
              </table:table-cell>
              <table:table-cell office:value-type="float" office:value="0.0120843">
                <text:p>0.01208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195061">
                <text:p>0.195061</text:p>
              </table:table-cell>
              <table:table-cell office:value-type="float" office:value="0.00137415">
                <text:p>0.00137415</text:p>
              </table:table-cell>
              <table:table-cell office:value-type="float" office:value="0.0184589">
                <text:p>0.0184589</text:p>
              </table:table-cell>
              <table:table-cell office:value-type="float" office:value="0.0122959">
                <text:p>0.01229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196366">
                <text:p>0.196366</text:p>
              </table:table-cell>
              <table:table-cell office:value-type="float" office:value="0.00141521">
                <text:p>0.00141521</text:p>
              </table:table-cell>
              <table:table-cell office:value-type="float" office:value="0.0193664">
                <text:p>0.0193664</text:p>
              </table:table-cell>
              <table:table-cell office:value-type="float" office:value="0.0121984">
                <text:p>0.01219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198449">
                <text:p>0.198449</text:p>
              </table:table-cell>
              <table:table-cell office:value-type="float" office:value="0.00134613">
                <text:p>0.00134613</text:p>
              </table:table-cell>
              <table:table-cell office:value-type="float" office:value="0.0241446">
                <text:p>0.0241446</text:p>
              </table:table-cell>
              <table:table-cell office:value-type="float" office:value="0.0143854">
                <text:p>0.01438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197572">
                <text:p>0.197572</text:p>
              </table:table-cell>
              <table:table-cell office:value-type="float" office:value="0.00143574">
                <text:p>0.00143574</text:p>
              </table:table-cell>
              <table:table-cell office:value-type="float" office:value="0.0213229">
                <text:p>0.0213229</text:p>
              </table:table-cell>
              <table:table-cell office:value-type="float" office:value="0.0149353">
                <text:p>0.01493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199807">
                <text:p>0.199807</text:p>
              </table:table-cell>
              <table:table-cell office:value-type="float" office:value="0.00135678">
                <text:p>0.00135678</text:p>
              </table:table-cell>
              <table:table-cell office:value-type="float" office:value="0.0205397">
                <text:p>0.0205397</text:p>
              </table:table-cell>
              <table:table-cell office:value-type="float" office:value="0.0138272">
                <text:p>0.01382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198925">
                <text:p>0.198925</text:p>
              </table:table-cell>
              <table:table-cell office:value-type="float" office:value="0.00148705">
                <text:p>0.00148705</text:p>
              </table:table-cell>
              <table:table-cell office:value-type="float" office:value="0.0219415">
                <text:p>0.0219415</text:p>
              </table:table-cell>
              <table:table-cell office:value-type="float" office:value="0.012637">
                <text:p>0.0126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200656">
                <text:p>0.200656</text:p>
              </table:table-cell>
              <table:table-cell office:value-type="float" office:value="0.00134139">
                <text:p>0.00134139</text:p>
              </table:table-cell>
              <table:table-cell office:value-type="float" office:value="0.018813">
                <text:p>0.018813</text:p>
              </table:table-cell>
              <table:table-cell office:value-type="float" office:value="0.0124744">
                <text:p>0.01247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198506">
                <text:p>0.198506</text:p>
              </table:table-cell>
              <table:table-cell office:value-type="float" office:value="0.00145942">
                <text:p>0.00145942</text:p>
              </table:table-cell>
              <table:table-cell office:value-type="float" office:value="0.017787">
                <text:p>0.017787</text:p>
              </table:table-cell>
              <table:table-cell office:value-type="float" office:value="0.0126279">
                <text:p>0.01262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200579">
                <text:p>0.200579</text:p>
              </table:table-cell>
              <table:table-cell office:value-type="float" office:value="0.00137257">
                <text:p>0.00137257</text:p>
              </table:table-cell>
              <table:table-cell office:value-type="float" office:value="0.017665">
                <text:p>0.017665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199429">
                <text:p>0.199429</text:p>
              </table:table-cell>
              <table:table-cell office:value-type="float" office:value="0.00142389">
                <text:p>0.00142389</text:p>
              </table:table-cell>
              <table:table-cell office:value-type="float" office:value="0.018076">
                <text:p>0.018076</text:p>
              </table:table-cell>
              <table:table-cell office:value-type="float" office:value="0.0123666">
                <text:p>0.01236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198539">
                <text:p>0.198539</text:p>
              </table:table-cell>
              <table:table-cell office:value-type="float" office:value="0.00135086">
                <text:p>0.00135086</text:p>
              </table:table-cell>
              <table:table-cell office:value-type="float" office:value="0.0180361">
                <text:p>0.0180361</text:p>
              </table:table-cell>
              <table:table-cell office:value-type="float" office:value="0.0137857">
                <text:p>0.01378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205635">
                <text:p>0.205635</text:p>
              </table:table-cell>
              <table:table-cell office:value-type="float" office:value="0.00140021">
                <text:p>0.00140021</text:p>
              </table:table-cell>
              <table:table-cell office:value-type="float" office:value="0.0179864">
                <text:p>0.0179864</text:p>
              </table:table-cell>
              <table:table-cell office:value-type="float" office:value="0.0147391">
                <text:p>0.01473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201791">
                <text:p>0.201791</text:p>
              </table:table-cell>
              <table:table-cell office:value-type="float" office:value="0.00137573">
                <text:p>0.00137573</text:p>
              </table:table-cell>
              <table:table-cell office:value-type="float" office:value="0.0205183">
                <text:p>0.0205183</text:p>
              </table:table-cell>
              <table:table-cell office:value-type="float" office:value="0.0127862">
                <text:p>0.01278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202418">
                <text:p>0.202418</text:p>
              </table:table-cell>
              <table:table-cell office:value-type="float" office:value="0.00147797">
                <text:p>0.00147797</text:p>
              </table:table-cell>
              <table:table-cell office:value-type="float" office:value="0.0235761">
                <text:p>0.0235761</text:p>
              </table:table-cell>
              <table:table-cell office:value-type="float" office:value="0.0139342">
                <text:p>0.01393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202852">
                <text:p>0.202852</text:p>
              </table:table-cell>
              <table:table-cell office:value-type="float" office:value="0.00138876">
                <text:p>0.00138876</text:p>
              </table:table-cell>
              <table:table-cell office:value-type="float" office:value="0.0218167">
                <text:p>0.0218167</text:p>
              </table:table-cell>
              <table:table-cell office:value-type="float" office:value="0.014713">
                <text:p>0.0147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202262">
                <text:p>0.202262</text:p>
              </table:table-cell>
              <table:table-cell office:value-type="float" office:value="0.00144245">
                <text:p>0.00144245</text:p>
              </table:table-cell>
              <table:table-cell office:value-type="float" office:value="0.0188817">
                <text:p>0.0188817</text:p>
              </table:table-cell>
              <table:table-cell office:value-type="float" office:value="0.013935">
                <text:p>0.0139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202595">
                <text:p>0.202595</text:p>
              </table:table-cell>
              <table:table-cell office:value-type="float" office:value="0.00137376">
                <text:p>0.00137376</text:p>
              </table:table-cell>
              <table:table-cell office:value-type="float" office:value="0.0177475">
                <text:p>0.0177475</text:p>
              </table:table-cell>
              <table:table-cell office:value-type="float" office:value="0.0123078">
                <text:p>0.01230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21118">
                <text:p>0.21118</text:p>
              </table:table-cell>
              <table:table-cell office:value-type="float" office:value="0.00142863">
                <text:p>0.00142863</text:p>
              </table:table-cell>
              <table:table-cell office:value-type="float" office:value="0.0196992">
                <text:p>0.0196992</text:p>
              </table:table-cell>
              <table:table-cell office:value-type="float" office:value="0.0140877">
                <text:p>0.01408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202037">
                <text:p>0.202037</text:p>
              </table:table-cell>
              <table:table-cell office:value-type="float" office:value="0.00136231">
                <text:p>0.00136231</text:p>
              </table:table-cell>
              <table:table-cell office:value-type="float" office:value="0.0220121">
                <text:p>0.0220121</text:p>
              </table:table-cell>
              <table:table-cell office:value-type="float" office:value="0.0155116">
                <text:p>0.0155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203369">
                <text:p>0.203369</text:p>
              </table:table-cell>
              <table:table-cell office:value-type="float" office:value="0.00136231">
                <text:p>0.00136231</text:p>
              </table:table-cell>
              <table:table-cell office:value-type="float" office:value="0.021707">
                <text:p>0.021707</text:p>
              </table:table-cell>
              <table:table-cell office:value-type="float" office:value="0.0145468">
                <text:p>0.01454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201967">
                <text:p>0.201967</text:p>
              </table:table-cell>
              <table:table-cell office:value-type="float" office:value="0.00145587">
                <text:p>0.00145587</text:p>
              </table:table-cell>
              <table:table-cell office:value-type="float" office:value="0.0216896">
                <text:p>0.0216896</text:p>
              </table:table-cell>
              <table:table-cell office:value-type="float" office:value="0.0129698">
                <text:p>0.01296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203176">
                <text:p>0.203176</text:p>
              </table:table-cell>
              <table:table-cell office:value-type="float" office:value="0.00136152">
                <text:p>0.00136152</text:p>
              </table:table-cell>
              <table:table-cell office:value-type="float" office:value="0.0188394">
                <text:p>0.0188394</text:p>
              </table:table-cell>
              <table:table-cell office:value-type="float" office:value="0.0125419">
                <text:p>0.01254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199383">
                <text:p>0.199383</text:p>
              </table:table-cell>
              <table:table-cell office:value-type="float" office:value="0.00148903">
                <text:p>0.00148903</text:p>
              </table:table-cell>
              <table:table-cell office:value-type="float" office:value="0.0191091">
                <text:p>0.0191091</text:p>
              </table:table-cell>
              <table:table-cell office:value-type="float" office:value="0.0125434">
                <text:p>0.01254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206481">
                <text:p>0.206481</text:p>
              </table:table-cell>
              <table:table-cell office:value-type="float" office:value="0.001371">
                <text:p>0.001371</text:p>
              </table:table-cell>
              <table:table-cell office:value-type="float" office:value="0.0241707">
                <text:p>0.0241707</text:p>
              </table:table-cell>
              <table:table-cell office:value-type="float" office:value="0.0137676">
                <text:p>0.01376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206517">
                <text:p>0.206517</text:p>
              </table:table-cell>
              <table:table-cell office:value-type="float" office:value="0.001476">
                <text:p>0.001476</text:p>
              </table:table-cell>
              <table:table-cell office:value-type="float" office:value="0.0227353">
                <text:p>0.0227353</text:p>
              </table:table-cell>
              <table:table-cell office:value-type="float" office:value="0.0145192">
                <text:p>0.01451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206366">
                <text:p>0.206366</text:p>
              </table:table-cell>
              <table:table-cell office:value-type="float" office:value="0.00139981">
                <text:p>0.00139981</text:p>
              </table:table-cell>
              <table:table-cell office:value-type="float" office:value="0.0209364">
                <text:p>0.0209364</text:p>
              </table:table-cell>
              <table:table-cell office:value-type="float" office:value="0.0136788">
                <text:p>0.01367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199791">
                <text:p>0.199791</text:p>
              </table:table-cell>
              <table:table-cell office:value-type="float" office:value="0.00142271">
                <text:p>0.00142271</text:p>
              </table:table-cell>
              <table:table-cell office:value-type="float" office:value="0.0194805">
                <text:p>0.0194805</text:p>
              </table:table-cell>
              <table:table-cell office:value-type="float" office:value="0.0130578">
                <text:p>0.013057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204574">
                <text:p>0.204574</text:p>
              </table:table-cell>
              <table:table-cell office:value-type="float" office:value="0.00137455">
                <text:p>0.00137455</text:p>
              </table:table-cell>
              <table:table-cell office:value-type="float" office:value="0.0184249">
                <text:p>0.0184249</text:p>
              </table:table-cell>
              <table:table-cell office:value-type="float" office:value="0.0133081">
                <text:p>0.01330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204849">
                <text:p>0.204849</text:p>
              </table:table-cell>
              <table:table-cell office:value-type="float" office:value="0.00142981">
                <text:p>0.00142981</text:p>
              </table:table-cell>
              <table:table-cell office:value-type="float" office:value="0.0178857">
                <text:p>0.0178857</text:p>
              </table:table-cell>
              <table:table-cell office:value-type="float" office:value="0.0144935">
                <text:p>0.01449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204631">
                <text:p>0.204631</text:p>
              </table:table-cell>
              <table:table-cell office:value-type="float" office:value="0.00139152">
                <text:p>0.00139152</text:p>
              </table:table-cell>
              <table:table-cell office:value-type="float" office:value="0.0198042">
                <text:p>0.0198042</text:p>
              </table:table-cell>
              <table:table-cell office:value-type="float" office:value="0.0145851">
                <text:p>0.01458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206864">
                <text:p>0.206864</text:p>
              </table:table-cell>
              <table:table-cell office:value-type="float" office:value="0.00146534">
                <text:p>0.00146534</text:p>
              </table:table-cell>
              <table:table-cell office:value-type="float" office:value="0.0191616">
                <text:p>0.0191616</text:p>
              </table:table-cell>
              <table:table-cell office:value-type="float" office:value="0.0129418">
                <text:p>0.01294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213607">
                <text:p>0.213607</text:p>
              </table:table-cell>
              <table:table-cell office:value-type="float" office:value="0.00136349">
                <text:p>0.00136349</text:p>
              </table:table-cell>
              <table:table-cell office:value-type="float" office:value="0.0181198">
                <text:p>0.0181198</text:p>
              </table:table-cell>
              <table:table-cell office:value-type="float" office:value="0.0129118">
                <text:p>0.01291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204223">
                <text:p>0.204223</text:p>
              </table:table-cell>
              <table:table-cell office:value-type="float" office:value="0.00143258">
                <text:p>0.00143258</text:p>
              </table:table-cell>
              <table:table-cell office:value-type="float" office:value="0.0179576">
                <text:p>0.0179576</text:p>
              </table:table-cell>
              <table:table-cell office:value-type="float" office:value="0.0128565">
                <text:p>0.012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209022">
                <text:p>0.209022</text:p>
              </table:table-cell>
              <table:table-cell office:value-type="float" office:value="0.00135639">
                <text:p>0.00135639</text:p>
              </table:table-cell>
              <table:table-cell office:value-type="float" office:value="0.0231099">
                <text:p>0.0231099</text:p>
              </table:table-cell>
              <table:table-cell office:value-type="float" office:value="0.0149041">
                <text:p>0.01490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206196">
                <text:p>0.206196</text:p>
              </table:table-cell>
              <table:table-cell office:value-type="float" office:value="0.00141126">
                <text:p>0.00141126</text:p>
              </table:table-cell>
              <table:table-cell office:value-type="float" office:value="0.0250687">
                <text:p>0.0250687</text:p>
              </table:table-cell>
              <table:table-cell office:value-type="float" office:value="0.0158018">
                <text:p>0.01580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206895">
                <text:p>0.206895</text:p>
              </table:table-cell>
              <table:table-cell office:value-type="float" office:value="0.00135876">
                <text:p>0.00135876</text:p>
              </table:table-cell>
              <table:table-cell office:value-type="float" office:value="0.021913">
                <text:p>0.021913</text:p>
              </table:table-cell>
              <table:table-cell office:value-type="float" office:value="0.0147987">
                <text:p>0.01479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205394">
                <text:p>0.205394</text:p>
              </table:table-cell>
              <table:table-cell office:value-type="float" office:value="0.00144166">
                <text:p>0.00144166</text:p>
              </table:table-cell>
              <table:table-cell office:value-type="float" office:value="0.0203024">
                <text:p>0.0203024</text:p>
              </table:table-cell>
              <table:table-cell office:value-type="float" office:value="0.0135935">
                <text:p>0.01359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207424">
                <text:p>0.207424</text:p>
              </table:table-cell>
              <table:table-cell office:value-type="float" office:value="0.00135718">
                <text:p>0.00135718</text:p>
              </table:table-cell>
              <table:table-cell office:value-type="float" office:value="0.0184218">
                <text:p>0.0184218</text:p>
              </table:table-cell>
              <table:table-cell office:value-type="float" office:value="0.0131462">
                <text:p>0.01314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219133">
                <text:p>0.219133</text:p>
              </table:table-cell>
              <table:table-cell office:value-type="float" office:value="0.00135442">
                <text:p>0.00135442</text:p>
              </table:table-cell>
              <table:table-cell office:value-type="float" office:value="0.01865">
                <text:p>0.01865</text:p>
              </table:table-cell>
              <table:table-cell office:value-type="float" office:value="0.0131691">
                <text:p>0.01316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206897">
                <text:p>0.206897</text:p>
              </table:table-cell>
              <table:table-cell office:value-type="float" office:value="0.00140613">
                <text:p>0.00140613</text:p>
              </table:table-cell>
              <table:table-cell office:value-type="float" office:value="0.0188517">
                <text:p>0.0188517</text:p>
              </table:table-cell>
              <table:table-cell office:value-type="float" office:value="0.0134692">
                <text:p>0.01346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206961">
                <text:p>0.206961</text:p>
              </table:table-cell>
              <table:table-cell office:value-type="float" office:value="0.00135442">
                <text:p>0.00135442</text:p>
              </table:table-cell>
              <table:table-cell office:value-type="float" office:value="0.0183689">
                <text:p>0.0183689</text:p>
              </table:table-cell>
              <table:table-cell office:value-type="float" office:value="0.0134005">
                <text:p>0.01340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210477">
                <text:p>0.210477</text:p>
              </table:table-cell>
              <table:table-cell office:value-type="float" office:value="0.00142705">
                <text:p>0.00142705</text:p>
              </table:table-cell>
              <table:table-cell office:value-type="float" office:value="0.0181585">
                <text:p>0.0181585</text:p>
              </table:table-cell>
              <table:table-cell office:value-type="float" office:value="0.0133397">
                <text:p>0.01333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209726">
                <text:p>0.209726</text:p>
              </table:table-cell>
              <table:table-cell office:value-type="float" office:value="0.00137613">
                <text:p>0.00137613</text:p>
              </table:table-cell>
              <table:table-cell office:value-type="float" office:value="0.0184119">
                <text:p>0.0184119</text:p>
              </table:table-cell>
              <table:table-cell office:value-type="float" office:value="0.0135232">
                <text:p>0.01352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209784">
                <text:p>0.209784</text:p>
              </table:table-cell>
              <table:table-cell office:value-type="float" office:value="0.00142192">
                <text:p>0.00142192</text:p>
              </table:table-cell>
              <table:table-cell office:value-type="float" office:value="0.01874">
                <text:p>0.01874</text:p>
              </table:table-cell>
              <table:table-cell office:value-type="float" office:value="0.0132477">
                <text:p>0.01324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212089">
                <text:p>0.212089</text:p>
              </table:table-cell>
              <table:table-cell office:value-type="float" office:value="0.00139902">
                <text:p>0.00139902</text:p>
              </table:table-cell>
              <table:table-cell office:value-type="float" office:value="0.0254481">
                <text:p>0.0254481</text:p>
              </table:table-cell>
              <table:table-cell office:value-type="float" office:value="0.0130081">
                <text:p>0.01300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209043">
                <text:p>0.209043</text:p>
              </table:table-cell>
              <table:table-cell office:value-type="float" office:value="0.00143889">
                <text:p>0.00143889</text:p>
              </table:table-cell>
              <table:table-cell office:value-type="float" office:value="0.0241008">
                <text:p>0.0241008</text:p>
              </table:table-cell>
              <table:table-cell office:value-type="float" office:value="0.0131683">
                <text:p>0.013168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208591">
                <text:p>0.208591</text:p>
              </table:table-cell>
              <table:table-cell office:value-type="float" office:value="0.00139508">
                <text:p>0.00139508</text:p>
              </table:table-cell>
              <table:table-cell office:value-type="float" office:value="0.0206569">
                <text:p>0.0206569</text:p>
              </table:table-cell>
              <table:table-cell office:value-type="float" office:value="0.0135493">
                <text:p>0.013549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207617">
                <text:p>0.207617</text:p>
              </table:table-cell>
              <table:table-cell office:value-type="float" office:value="0.00142705">
                <text:p>0.00142705</text:p>
              </table:table-cell>
              <table:table-cell office:value-type="float" office:value="0.0224444">
                <text:p>0.0224444</text:p>
              </table:table-cell>
              <table:table-cell office:value-type="float" office:value="0.0151788">
                <text:p>0.01517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211773">
                <text:p>0.211773</text:p>
              </table:table-cell>
              <table:table-cell office:value-type="float" office:value="0.00136349">
                <text:p>0.00136349</text:p>
              </table:table-cell>
              <table:table-cell office:value-type="float" office:value="0.02033">
                <text:p>0.02033</text:p>
              </table:table-cell>
              <table:table-cell office:value-type="float" office:value="0.0135449">
                <text:p>0.01354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210055">
                <text:p>0.210055</text:p>
              </table:table-cell>
              <table:table-cell office:value-type="float" office:value="0.00142468">
                <text:p>0.00142468</text:p>
              </table:table-cell>
              <table:table-cell office:value-type="float" office:value="0.020317">
                <text:p>0.020317</text:p>
              </table:table-cell>
              <table:table-cell office:value-type="float" office:value="0.0157509">
                <text:p>0.015750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214587">
                <text:p>0.214587</text:p>
              </table:table-cell>
              <table:table-cell office:value-type="float" office:value="0.00139705">
                <text:p>0.00139705</text:p>
              </table:table-cell>
              <table:table-cell office:value-type="float" office:value="0.0196649">
                <text:p>0.0196649</text:p>
              </table:table-cell>
              <table:table-cell office:value-type="float" office:value="0.0164318">
                <text:p>0.01643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211232">
                <text:p>0.211232</text:p>
              </table:table-cell>
              <table:table-cell office:value-type="float" office:value="0.0014835">
                <text:p>0.0014835</text:p>
              </table:table-cell>
              <table:table-cell office:value-type="float" office:value="0.0197829">
                <text:p>0.0197829</text:p>
              </table:table-cell>
              <table:table-cell office:value-type="float" office:value="0.0147332">
                <text:p>0.01473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21074">
                <text:p>0.21074</text:p>
              </table:table-cell>
              <table:table-cell office:value-type="float" office:value="0.00138758">
                <text:p>0.00138758</text:p>
              </table:table-cell>
              <table:table-cell office:value-type="float" office:value="0.0195591">
                <text:p>0.0195591</text:p>
              </table:table-cell>
              <table:table-cell office:value-type="float" office:value="0.0149373">
                <text:p>0.01493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214289">
                <text:p>0.214289</text:p>
              </table:table-cell>
              <table:table-cell office:value-type="float" office:value="0.00145784">
                <text:p>0.00145784</text:p>
              </table:table-cell>
              <table:table-cell office:value-type="float" office:value="0.0191292">
                <text:p>0.0191292</text:p>
              </table:table-cell>
              <table:table-cell office:value-type="float" office:value="0.0153561">
                <text:p>0.01535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211081">
                <text:p>0.211081</text:p>
              </table:table-cell>
              <table:table-cell office:value-type="float" office:value="0.00137929">
                <text:p>0.00137929</text:p>
              </table:table-cell>
              <table:table-cell office:value-type="float" office:value="0.0236606">
                <text:p>0.0236606</text:p>
              </table:table-cell>
              <table:table-cell office:value-type="float" office:value="0.0150636">
                <text:p>0.01506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214849">
                <text:p>0.214849</text:p>
              </table:table-cell>
              <table:table-cell office:value-type="float" office:value="0.00142073">
                <text:p>0.00142073</text:p>
              </table:table-cell>
              <table:table-cell office:value-type="float" office:value="0.025304">
                <text:p>0.025304</text:p>
              </table:table-cell>
              <table:table-cell office:value-type="float" office:value="0.0135706">
                <text:p>0.01357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212157">
                <text:p>0.212157</text:p>
              </table:table-cell>
              <table:table-cell office:value-type="float" office:value="0.00136389">
                <text:p>0.00136389</text:p>
              </table:table-cell>
              <table:table-cell office:value-type="float" office:value="0.0254284">
                <text:p>0.0254284</text:p>
              </table:table-cell>
              <table:table-cell office:value-type="float" office:value="0.0133685">
                <text:p>0.01336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217617">
                <text:p>0.217617</text:p>
              </table:table-cell>
              <table:table-cell office:value-type="float" office:value="0.00140692">
                <text:p>0.00140692</text:p>
              </table:table-cell>
              <table:table-cell office:value-type="float" office:value="0.0227227">
                <text:p>0.0227227</text:p>
              </table:table-cell>
              <table:table-cell office:value-type="float" office:value="0.0134336">
                <text:p>0.01343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212999">
                <text:p>0.212999</text:p>
              </table:table-cell>
              <table:table-cell office:value-type="float" office:value="0.00137139">
                <text:p>0.00137139</text:p>
              </table:table-cell>
              <table:table-cell office:value-type="float" office:value="0.0214377">
                <text:p>0.0214377</text:p>
              </table:table-cell>
              <table:table-cell office:value-type="float" office:value="0.0130981">
                <text:p>0.01309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214127">
                <text:p>0.214127</text:p>
              </table:table-cell>
              <table:table-cell office:value-type="float" office:value="0.00137534">
                <text:p>0.00137534</text:p>
              </table:table-cell>
              <table:table-cell office:value-type="float" office:value="0.0204765">
                <text:p>0.0204765</text:p>
              </table:table-cell>
              <table:table-cell office:value-type="float" office:value="0.0134324">
                <text:p>0.01343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21234">
                <text:p>0.21234</text:p>
              </table:table-cell>
              <table:table-cell office:value-type="float" office:value="0.00142981">
                <text:p>0.00142981</text:p>
              </table:table-cell>
              <table:table-cell office:value-type="float" office:value="0.019458">
                <text:p>0.019458</text:p>
              </table:table-cell>
              <table:table-cell office:value-type="float" office:value="0.0133168">
                <text:p>0.01331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216863">
                <text:p>0.216863</text:p>
              </table:table-cell>
              <table:table-cell office:value-type="float" office:value="0.00138955">
                <text:p>0.00138955</text:p>
              </table:table-cell>
              <table:table-cell office:value-type="float" office:value="0.0190423">
                <text:p>0.0190423</text:p>
              </table:table-cell>
              <table:table-cell office:value-type="float" office:value="0.013331">
                <text:p>0.0133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214488">
                <text:p>0.214488</text:p>
              </table:table-cell>
              <table:table-cell office:value-type="float" office:value="0.00144679">
                <text:p>0.00144679</text:p>
              </table:table-cell>
              <table:table-cell office:value-type="float" office:value="0.0186196">
                <text:p>0.0186196</text:p>
              </table:table-cell>
              <table:table-cell office:value-type="float" office:value="0.0135738">
                <text:p>0.01357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216454">
                <text:p>0.216454</text:p>
              </table:table-cell>
              <table:table-cell office:value-type="float" office:value="0.001401">
                <text:p>0.001401</text:p>
              </table:table-cell>
              <table:table-cell office:value-type="float" office:value="0.0203103">
                <text:p>0.0203103</text:p>
              </table:table-cell>
              <table:table-cell office:value-type="float" office:value="0.0149878">
                <text:p>0.01498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225026">
                <text:p>0.225026</text:p>
              </table:table-cell>
              <table:table-cell office:value-type="float" office:value="0.00141639">
                <text:p>0.00141639</text:p>
              </table:table-cell>
              <table:table-cell office:value-type="float" office:value="0.0248066">
                <text:p>0.0248066</text:p>
              </table:table-cell>
              <table:table-cell office:value-type="float" office:value="0.0165656">
                <text:p>0.016565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216645">
                <text:p>0.216645</text:p>
              </table:table-cell>
              <table:table-cell office:value-type="float" office:value="0.00137494">
                <text:p>0.00137494</text:p>
              </table:table-cell>
              <table:table-cell office:value-type="float" office:value="0.0206731">
                <text:p>0.0206731</text:p>
              </table:table-cell>
              <table:table-cell office:value-type="float" office:value="0.0157461">
                <text:p>0.01574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213005">
                <text:p>0.213005</text:p>
              </table:table-cell>
              <table:table-cell office:value-type="float" office:value="0.00140771">
                <text:p>0.00140771</text:p>
              </table:table-cell>
              <table:table-cell office:value-type="float" office:value="0.0205172">
                <text:p>0.0205172</text:p>
              </table:table-cell>
              <table:table-cell office:value-type="float" office:value="0.0146104">
                <text:p>0.01461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220656">
                <text:p>0.220656</text:p>
              </table:table-cell>
              <table:table-cell office:value-type="float" office:value="0.00137376">
                <text:p>0.00137376</text:p>
              </table:table-cell>
              <table:table-cell office:value-type="float" office:value="0.0198409">
                <text:p>0.0198409</text:p>
              </table:table-cell>
              <table:table-cell office:value-type="float" office:value="0.0148662">
                <text:p>0.01486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217013">
                <text:p>0.217013</text:p>
              </table:table-cell>
              <table:table-cell office:value-type="float" office:value="0.00146218">
                <text:p>0.00146218</text:p>
              </table:table-cell>
              <table:table-cell office:value-type="float" office:value="0.0192453">
                <text:p>0.0192453</text:p>
              </table:table-cell>
              <table:table-cell office:value-type="float" office:value="0.0145417">
                <text:p>0.01454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22009">
                <text:p>0.22009</text:p>
              </table:table-cell>
              <table:table-cell office:value-type="float" office:value="0.00136744">
                <text:p>0.00136744</text:p>
              </table:table-cell>
              <table:table-cell office:value-type="float" office:value="0.0187258">
                <text:p>0.0187258</text:p>
              </table:table-cell>
              <table:table-cell office:value-type="float" office:value="0.0140187">
                <text:p>0.01401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215061">
                <text:p>0.215061</text:p>
              </table:table-cell>
              <table:table-cell office:value-type="float" office:value="0.00142508">
                <text:p>0.00142508</text:p>
              </table:table-cell>
              <table:table-cell office:value-type="float" office:value="0.0189567">
                <text:p>0.0189567</text:p>
              </table:table-cell>
              <table:table-cell office:value-type="float" office:value="0.0149001">
                <text:p>0.01490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229321">
                <text:p>0.229321</text:p>
              </table:table-cell>
              <table:table-cell office:value-type="float" office:value="0.00137376">
                <text:p>0.00137376</text:p>
              </table:table-cell>
              <table:table-cell office:value-type="float" office:value="0.0199298">
                <text:p>0.0199298</text:p>
              </table:table-cell>
              <table:table-cell office:value-type="float" office:value="0.0149862">
                <text:p>0.01498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220393">
                <text:p>0.220393</text:p>
              </table:table-cell>
              <table:table-cell office:value-type="float" office:value="0.00144679">
                <text:p>0.00144679</text:p>
              </table:table-cell>
              <table:table-cell office:value-type="float" office:value="0.0189784">
                <text:p>0.0189784</text:p>
              </table:table-cell>
              <table:table-cell office:value-type="float" office:value="0.0141454">
                <text:p>0.01414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217558">
                <text:p>0.217558</text:p>
              </table:table-cell>
              <table:table-cell office:value-type="float" office:value="0.00138679">
                <text:p>0.00138679</text:p>
              </table:table-cell>
              <table:table-cell office:value-type="float" office:value="0.0185473">
                <text:p>0.0185473</text:p>
              </table:table-cell>
              <table:table-cell office:value-type="float" office:value="0.0159044">
                <text:p>0.01590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220368">
                <text:p>0.220368</text:p>
              </table:table-cell>
              <table:table-cell office:value-type="float" office:value="0.00143968">
                <text:p>0.00143968</text:p>
              </table:table-cell>
              <table:table-cell office:value-type="float" office:value="0.0199965">
                <text:p>0.0199965</text:p>
              </table:table-cell>
              <table:table-cell office:value-type="float" office:value="0.0156095">
                <text:p>0.01560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217676">
                <text:p>0.217676</text:p>
              </table:table-cell>
              <table:table-cell office:value-type="float" office:value="0.00138126">
                <text:p>0.00138126</text:p>
              </table:table-cell>
              <table:table-cell office:value-type="float" office:value="0.0210296">
                <text:p>0.0210296</text:p>
              </table:table-cell>
              <table:table-cell office:value-type="float" office:value="0.0154647">
                <text:p>0.01546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216468">
                <text:p>0.216468</text:p>
              </table:table-cell>
              <table:table-cell office:value-type="float" office:value="0.00144837">
                <text:p>0.00144837</text:p>
              </table:table-cell>
              <table:table-cell office:value-type="float" office:value="0.0196696">
                <text:p>0.0196696</text:p>
              </table:table-cell>
              <table:table-cell office:value-type="float" office:value="0.0143064">
                <text:p>0.01430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217658">
                <text:p>0.217658</text:p>
              </table:table-cell>
              <table:table-cell office:value-type="float" office:value="0.00137415">
                <text:p>0.00137415</text:p>
              </table:table-cell>
              <table:table-cell office:value-type="float" office:value="0.0191683">
                <text:p>0.0191683</text:p>
              </table:table-cell>
              <table:table-cell office:value-type="float" office:value="0.0141537">
                <text:p>0.014153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219436">
                <text:p>0.219436</text:p>
              </table:table-cell>
              <table:table-cell office:value-type="float" office:value="0.00139429">
                <text:p>0.00139429</text:p>
              </table:table-cell>
              <table:table-cell office:value-type="float" office:value="0.0189729">
                <text:p>0.0189729</text:p>
              </table:table-cell>
              <table:table-cell office:value-type="float" office:value="0.0160821">
                <text:p>0.0160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220591">
                <text:p>0.220591</text:p>
              </table:table-cell>
              <table:table-cell office:value-type="float" office:value="0.00148113">
                <text:p>0.00148113</text:p>
              </table:table-cell>
              <table:table-cell office:value-type="float" office:value="0.01877">
                <text:p>0.01877</text:p>
              </table:table-cell>
              <table:table-cell office:value-type="float" office:value="0.0163919">
                <text:p>0.01639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218436">
                <text:p>0.218436</text:p>
              </table:table-cell>
              <table:table-cell office:value-type="float" office:value="0.00137257">
                <text:p>0.00137257</text:p>
              </table:table-cell>
              <table:table-cell office:value-type="float" office:value="0.0184853">
                <text:p>0.0184853</text:p>
              </table:table-cell>
              <table:table-cell office:value-type="float" office:value="0.015441">
                <text:p>0.01544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222517">
                <text:p>0.222517</text:p>
              </table:table-cell>
              <table:table-cell office:value-type="float" office:value="0.00145982">
                <text:p>0.00145982</text:p>
              </table:table-cell>
              <table:table-cell office:value-type="float" office:value="0.0182643">
                <text:p>0.0182643</text:p>
              </table:table-cell>
              <table:table-cell office:value-type="float" office:value="0.0156143">
                <text:p>0.015614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220439">
                <text:p>0.220439</text:p>
              </table:table-cell>
              <table:table-cell office:value-type="float" office:value="0.00139389">
                <text:p>0.00139389</text:p>
              </table:table-cell>
              <table:table-cell office:value-type="float" office:value="0.0194111">
                <text:p>0.0194111</text:p>
              </table:table-cell>
              <table:table-cell office:value-type="float" office:value="0.015184">
                <text:p>0.0151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220597">
                <text:p>0.220597</text:p>
              </table:table-cell>
              <table:table-cell office:value-type="float" office:value="0.00147126">
                <text:p>0.00147126</text:p>
              </table:table-cell>
              <table:table-cell office:value-type="float" office:value="0.0227756">
                <text:p>0.0227756</text:p>
              </table:table-cell>
              <table:table-cell office:value-type="float" office:value="0.0151536">
                <text:p>0.01515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22239">
                <text:p>0.22239</text:p>
              </table:table-cell>
              <table:table-cell office:value-type="float" office:value="0.00141679">
                <text:p>0.00141679</text:p>
              </table:table-cell>
              <table:table-cell office:value-type="float" office:value="0.0253352">
                <text:p>0.0253352</text:p>
              </table:table-cell>
              <table:table-cell office:value-type="float" office:value="0.0154587">
                <text:p>0.01545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225316">
                <text:p>0.225316</text:p>
              </table:table-cell>
              <table:table-cell office:value-type="float" office:value="0.00146337">
                <text:p>0.00146337</text:p>
              </table:table-cell>
              <table:table-cell office:value-type="float" office:value="0.0227393">
                <text:p>0.0227393</text:p>
              </table:table-cell>
              <table:table-cell office:value-type="float" office:value="0.0158444">
                <text:p>0.0158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223769">
                <text:p>0.223769</text:p>
              </table:table-cell>
              <table:table-cell office:value-type="float" office:value="0.00138876">
                <text:p>0.00138876</text:p>
              </table:table-cell>
              <table:table-cell office:value-type="float" office:value="0.0199069">
                <text:p>0.0199069</text:p>
              </table:table-cell>
              <table:table-cell office:value-type="float" office:value="0.0143866">
                <text:p>0.01438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22573">
                <text:p>0.22573</text:p>
              </table:table-cell>
              <table:table-cell office:value-type="float" office:value="0.00147995">
                <text:p>0.00147995</text:p>
              </table:table-cell>
              <table:table-cell office:value-type="float" office:value="0.0191237">
                <text:p>0.0191237</text:p>
              </table:table-cell>
              <table:table-cell office:value-type="float" office:value="0.0140033">
                <text:p>0.01400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228273">
                <text:p>0.228273</text:p>
              </table:table-cell>
              <table:table-cell office:value-type="float" office:value="0.0013856">
                <text:p>0.0013856</text:p>
              </table:table-cell>
              <table:table-cell office:value-type="float" office:value="0.0188817">
                <text:p>0.0188817</text:p>
              </table:table-cell>
              <table:table-cell office:value-type="float" office:value="0.0170974">
                <text:p>0.01709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229948">
                <text:p>0.229948</text:p>
              </table:table-cell>
              <table:table-cell office:value-type="float" office:value="0.00148824">
                <text:p>0.00148824</text:p>
              </table:table-cell>
              <table:table-cell office:value-type="float" office:value="0.0187242">
                <text:p>0.0187242</text:p>
              </table:table-cell>
              <table:table-cell office:value-type="float" office:value="0.0161373">
                <text:p>0.01613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221762">
                <text:p>0.221762</text:p>
              </table:table-cell>
              <table:table-cell office:value-type="float" office:value="0.00138876">
                <text:p>0.00138876</text:p>
              </table:table-cell>
              <table:table-cell office:value-type="float" office:value="0.0185525">
                <text:p>0.0185525</text:p>
              </table:table-cell>
              <table:table-cell office:value-type="float" office:value="0.0157122">
                <text:p>0.015712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222142">
                <text:p>0.222142</text:p>
              </table:table-cell>
              <table:table-cell office:value-type="float" office:value="0.00144047">
                <text:p>0.00144047</text:p>
              </table:table-cell>
              <table:table-cell office:value-type="float" office:value="0.0185975">
                <text:p>0.0185975</text:p>
              </table:table-cell>
              <table:table-cell office:value-type="float" office:value="0.0161863">
                <text:p>0.01618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22215">
                <text:p>0.22215</text:p>
              </table:table-cell>
              <table:table-cell office:value-type="float" office:value="0.00138876">
                <text:p>0.00138876</text:p>
              </table:table-cell>
              <table:table-cell office:value-type="float" office:value="0.0189212">
                <text:p>0.0189212</text:p>
              </table:table-cell>
              <table:table-cell office:value-type="float" office:value="0.0169347">
                <text:p>0.01693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226389">
                <text:p>0.226389</text:p>
              </table:table-cell>
              <table:table-cell office:value-type="float" office:value="0.00145587">
                <text:p>0.00145587</text:p>
              </table:table-cell>
              <table:table-cell office:value-type="float" office:value="0.0187364">
                <text:p>0.0187364</text:p>
              </table:table-cell>
              <table:table-cell office:value-type="float" office:value="0.0157343">
                <text:p>0.01573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227408">
                <text:p>0.227408</text:p>
              </table:table-cell>
              <table:table-cell office:value-type="float" office:value="0.0013935">
                <text:p>0.0013935</text:p>
              </table:table-cell>
              <table:table-cell office:value-type="float" office:value="0.0192721">
                <text:p>0.0192721</text:p>
              </table:table-cell>
              <table:table-cell office:value-type="float" office:value="0.0149602">
                <text:p>0.01496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221514">
                <text:p>0.221514</text:p>
              </table:table-cell>
              <table:table-cell office:value-type="float" office:value="0.00154114">
                <text:p>0.00154114</text:p>
              </table:table-cell>
              <table:table-cell office:value-type="float" office:value="0.0198753">
                <text:p>0.0198753</text:p>
              </table:table-cell>
              <table:table-cell office:value-type="float" office:value="0.0143143">
                <text:p>0.014314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223318">
                <text:p>0.223318</text:p>
              </table:table-cell>
              <table:table-cell office:value-type="float" office:value="0.00145547">
                <text:p>0.00145547</text:p>
              </table:table-cell>
              <table:table-cell office:value-type="float" office:value="0.0220394">
                <text:p>0.0220394</text:p>
              </table:table-cell>
              <table:table-cell office:value-type="float" office:value="0.0138157">
                <text:p>0.01381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223355">
                <text:p>0.223355</text:p>
              </table:table-cell>
              <table:table-cell office:value-type="float" office:value="0.00143297">
                <text:p>0.00143297</text:p>
              </table:table-cell>
              <table:table-cell office:value-type="float" office:value="0.0206688">
                <text:p>0.0206688</text:p>
              </table:table-cell>
              <table:table-cell office:value-type="float" office:value="0.0140708">
                <text:p>0.01407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223897">
                <text:p>0.223897</text:p>
              </table:table-cell>
              <table:table-cell office:value-type="float" office:value="0.00150403">
                <text:p>0.00150403</text:p>
              </table:table-cell>
              <table:table-cell office:value-type="float" office:value="0.0194588">
                <text:p>0.0194588</text:p>
              </table:table-cell>
              <table:table-cell office:value-type="float" office:value="0.013888">
                <text:p>0.0138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227258">
                <text:p>0.227258</text:p>
              </table:table-cell>
              <table:table-cell office:value-type="float" office:value="0.00144363">
                <text:p>0.00144363</text:p>
              </table:table-cell>
              <table:table-cell office:value-type="float" office:value="0.0201631">
                <text:p>0.0201631</text:p>
              </table:table-cell>
              <table:table-cell office:value-type="float" office:value="0.014177">
                <text:p>0.01417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229544">
                <text:p>0.229544</text:p>
              </table:table-cell>
              <table:table-cell office:value-type="float" office:value="0.00149337">
                <text:p>0.00149337</text:p>
              </table:table-cell>
              <table:table-cell office:value-type="float" office:value="0.0196471">
                <text:p>0.0196471</text:p>
              </table:table-cell>
              <table:table-cell office:value-type="float" office:value="0.0153936">
                <text:p>0.01539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227239">
                <text:p>0.227239</text:p>
              </table:table-cell>
              <table:table-cell office:value-type="float" office:value="0.00143337">
                <text:p>0.00143337</text:p>
              </table:table-cell>
              <table:table-cell office:value-type="float" office:value="0.0190226">
                <text:p>0.0190226</text:p>
              </table:table-cell>
              <table:table-cell office:value-type="float" office:value="0.0157651">
                <text:p>0.01576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225715">
                <text:p>0.225715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0188327">
                <text:p>0.0188327</text:p>
              </table:table-cell>
              <table:table-cell office:value-type="float" office:value="0.0143581">
                <text:p>0.01435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227849">
                <text:p>0.227849</text:p>
              </table:table-cell>
              <table:table-cell office:value-type="float" office:value="0.00142981">
                <text:p>0.00142981</text:p>
              </table:table-cell>
              <table:table-cell office:value-type="float" office:value="0.0190325">
                <text:p>0.0190325</text:p>
              </table:table-cell>
              <table:table-cell office:value-type="float" office:value="0.0141087">
                <text:p>0.01410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230159">
                <text:p>0.230159</text:p>
              </table:table-cell>
              <table:table-cell office:value-type="float" office:value="0.00151153">
                <text:p>0.00151153</text:p>
              </table:table-cell>
              <table:table-cell office:value-type="float" office:value="0.0201804">
                <text:p>0.0201804</text:p>
              </table:table-cell>
              <table:table-cell office:value-type="float" office:value="0.0137952">
                <text:p>0.01379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22611">
                <text:p>0.22611</text:p>
              </table:table-cell>
              <table:table-cell office:value-type="float" office:value="0.00147008">
                <text:p>0.00147008</text:p>
              </table:table-cell>
              <table:table-cell office:value-type="float" office:value="0.0199357">
                <text:p>0.0199357</text:p>
              </table:table-cell>
              <table:table-cell office:value-type="float" office:value="0.014353">
                <text:p>0.0143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23427">
                <text:p>0.23427</text:p>
              </table:table-cell>
              <table:table-cell office:value-type="float" office:value="0.00196076">
                <text:p>0.00196076</text:p>
              </table:table-cell>
              <table:table-cell office:value-type="float" office:value="0.0223208">
                <text:p>0.0223208</text:p>
              </table:table-cell>
              <table:table-cell office:value-type="float" office:value="0.0166418">
                <text:p>0.01664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229111">
                <text:p>0.229111</text:p>
              </table:table-cell>
              <table:table-cell office:value-type="float" office:value="0.0018076">
                <text:p>0.0018076</text:p>
              </table:table-cell>
              <table:table-cell office:value-type="float" office:value="0.0211117">
                <text:p>0.0211117</text:p>
              </table:table-cell>
              <table:table-cell office:value-type="float" office:value="0.0161239">
                <text:p>0.01612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227967">
                <text:p>0.227967</text:p>
              </table:table-cell>
              <table:table-cell office:value-type="float" office:value="0.00187905">
                <text:p>0.00187905</text:p>
              </table:table-cell>
              <table:table-cell office:value-type="float" office:value="0.0208263">
                <text:p>0.0208263</text:p>
              </table:table-cell>
              <table:table-cell office:value-type="float" office:value="0.0153774">
                <text:p>0.01537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225054">
                <text:p>0.225054</text:p>
              </table:table-cell>
              <table:table-cell office:value-type="float" office:value="0.00172944">
                <text:p>0.00172944</text:p>
              </table:table-cell>
              <table:table-cell office:value-type="float" office:value="0.0202369">
                <text:p>0.0202369</text:p>
              </table:table-cell>
              <table:table-cell office:value-type="float" office:value="0.0149242">
                <text:p>0.01492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226229">
                <text:p>0.226229</text:p>
              </table:table-cell>
              <table:table-cell office:value-type="float" office:value="0.00173733">
                <text:p>0.00173733</text:p>
              </table:table-cell>
              <table:table-cell office:value-type="float" office:value="0.0189677">
                <text:p>0.0189677</text:p>
              </table:table-cell>
              <table:table-cell office:value-type="float" office:value="0.0141833">
                <text:p>0.01418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228519">
                <text:p>0.228519</text:p>
              </table:table-cell>
              <table:table-cell office:value-type="float" office:value="0.00166706">
                <text:p>0.00166706</text:p>
              </table:table-cell>
              <table:table-cell office:value-type="float" office:value="0.0189294">
                <text:p>0.0189294</text:p>
              </table:table-cell>
              <table:table-cell office:value-type="float" office:value="0.0143041">
                <text:p>0.01430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229407">
                <text:p>0.229407</text:p>
              </table:table-cell>
              <table:table-cell office:value-type="float" office:value="0.00172825">
                <text:p>0.00172825</text:p>
              </table:table-cell>
              <table:table-cell office:value-type="float" office:value="0.0191497">
                <text:p>0.0191497</text:p>
              </table:table-cell>
              <table:table-cell office:value-type="float" office:value="0.0141016">
                <text:p>0.01410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234498">
                <text:p>0.234498</text:p>
              </table:table-cell>
              <table:table-cell office:value-type="float" office:value="0.00168128">
                <text:p>0.00168128</text:p>
              </table:table-cell>
              <table:table-cell office:value-type="float" office:value="0.0187577">
                <text:p>0.0187577</text:p>
              </table:table-cell>
              <table:table-cell office:value-type="float" office:value="0.0139583">
                <text:p>0.01395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227209">
                <text:p>0.227209</text:p>
              </table:table-cell>
              <table:table-cell office:value-type="float" office:value="0.00203853">
                <text:p>0.00203853</text:p>
              </table:table-cell>
              <table:table-cell office:value-type="float" office:value="0.0191564">
                <text:p>0.0191564</text:p>
              </table:table-cell>
              <table:table-cell office:value-type="float" office:value="0.0140826">
                <text:p>0.01408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22925">
                <text:p>0.22925</text:p>
              </table:table-cell>
              <table:table-cell office:value-type="float" office:value="0.00251698">
                <text:p>0.00251698</text:p>
              </table:table-cell>
              <table:table-cell office:value-type="float" office:value="0.0200285">
                <text:p>0.0200285</text:p>
              </table:table-cell>
              <table:table-cell office:value-type="float" office:value="0.0145713">
                <text:p>0.01457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232211">
                <text:p>0.232211</text:p>
              </table:table-cell>
              <table:table-cell office:value-type="float" office:value="0.00188418">
                <text:p>0.00188418</text:p>
              </table:table-cell>
              <table:table-cell office:value-type="float" office:value="0.0209024">
                <text:p>0.0209024</text:p>
              </table:table-cell>
              <table:table-cell office:value-type="float" office:value="0.0143491">
                <text:p>0.01434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235148">
                <text:p>0.235148</text:p>
              </table:table-cell>
              <table:table-cell office:value-type="float" office:value="0.00161732">
                <text:p>0.00161732</text:p>
              </table:table-cell>
              <table:table-cell office:value-type="float" office:value="0.0225766">
                <text:p>0.0225766</text:p>
              </table:table-cell>
              <table:table-cell office:value-type="float" office:value="0.0149345">
                <text:p>0.0149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